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Pictures/2000000A000000DD000000DD245BE18F0D847CFC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Pictures/2000000A000000DD000000DD245BE18F0D847CFC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ision" table:style-name="ta1">
        <table:shapes>
          <draw:frame draw:z-index="0" draw:style-name="gr1" draw:text-style-name="P1" svg:width="453.51pt" svg:height="255.09pt" svg:x="628.41pt" svg:y="43.48pt">
            <loext:p draw:notify-on-update-of-ranges="vision.G1:vision.G1 vision.G2:vision.G761 vision.H1:vision.H1 vision.H2:vision.H7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8.48pt" svg:y="273.91pt">
            <loext:p draw:notify-on-update-of-ranges="vision.G1:vision.G1 vision.G2:vision.G761 vision.I1:vision.I1 vision.I2:vision.I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7.4pt" svg:height="302.63pt" svg:x="1124.67pt" svg:y="168.24pt">
            <loext:p draw:notify-on-update-of-ranges="vision.G1:vision.G1 vision.G2:vision.G761 vision.K1:vision.K1 vision.K2:vision.K7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00_1</text:p>
          </table:table-cell>
          <table:table-cell office:value-type="string" calcext:value-type="string">
            <text:p>M00_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rt Area</text:p>
          </table:table-cell>
          <table:table-cell office:value-type="string" calcext:value-type="string">
            <text:p>Sqrt Area Indivduals</text:p>
          </table:table-cell>
          <table:table-cell office:value-type="string" calcext:value-type="string">
            <text:p>Mag/Sqrt Area</text:p>
          </table:table-cell>
          <table:table-cell office:value-type="string" calcext:value-type="string">
            <text:p>Mag/Sqrt Area Individuals</text:p>
          </table:table-cell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449" calcext:value-type="float">
            <text:p>250.449</text:p>
          </table:table-cell>
          <table:table-cell office:value-type="float" office:value="302.863" calcext:value-type="float">
            <text:p>302.863</text:p>
          </table:table-cell>
          <table:table-cell office:value-type="float" office:value="228.334" calcext:value-type="float">
            <text:p>228.334</text:p>
          </table:table-cell>
          <table:table-cell office:value-type="float" office:value="1311" calcext:value-type="float">
            <text:p>1311</text:p>
          </table:table-cell>
          <table:table-cell office:value-type="float" office:value="1340" calcext:value-type="float">
            <text:p>1340</text:p>
          </table:table-cell>
          <table:table-cell table:formula="of:=(([.A2]-[.C2])^2 + ([.B2]-[.D2])^2)^0.5" office:value-type="float" office:value="123.310307541584" calcext:value-type="float">
            <text:p>123.3103075416</text:p>
          </table:table-cell>
          <table:table-cell table:formula="of:=[.E2]+[.F2]" office:value-type="float" office:value="2651" calcext:value-type="float">
            <text:p>2651</text:p>
          </table:table-cell>
          <table:table-cell table:formula="of:=SQRT([.H2])" office:value-type="float" office:value="51.487862647424" calcext:value-type="float">
            <text:p>51.4878626474</text:p>
          </table:table-cell>
          <table:table-cell/>
          <table:table-cell table:formula="of:=[.G2]/[.I2]" office:value-type="float" office:value="2.39493933523677" calcext:value-type="float">
            <text:p>2.3949393352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3]-[.C3])^2 + ([.B3]-[.D3])^2)^0.5" office:value-type="float" office:value="123.442581474141" calcext:value-type="float">
            <text:p>123.4425814741</text:p>
          </table:table-cell>
          <table:table-cell table:formula="of:=[.E3]+[.F3]" office:value-type="float" office:value="2447" calcext:value-type="float">
            <text:p>2447</text:p>
          </table:table-cell>
          <table:table-cell table:formula="of:=SQRT([.H3])" office:value-type="float" office:value="49.4671608241266" calcext:value-type="float">
            <text:p>49.4671608241</text:p>
          </table:table-cell>
          <table:table-cell/>
          <table:table-cell table:formula="of:=[.G3]/[.I3]" office:value-type="float" office:value="2.49544504712983" calcext:value-type="float">
            <text:p>2.4954450471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4]-[.C4])^2 + ([.B4]-[.D4])^2)^0.5" office:value-type="float" office:value="123.481335925718" calcext:value-type="float">
            <text:p>123.4813359257</text:p>
          </table:table-cell>
          <table:table-cell table:formula="of:=[.E4]+[.F4]" office:value-type="float" office:value="2444" calcext:value-type="float">
            <text:p>2444</text:p>
          </table:table-cell>
          <table:table-cell table:formula="of:=SQRT([.H4])" office:value-type="float" office:value="49.4368283772331" calcext:value-type="float">
            <text:p>49.4368283772</text:p>
          </table:table-cell>
          <table:table-cell/>
          <table:table-cell table:formula="of:=[.G4]/[.I4]" office:value-type="float" office:value="2.49776007035646" calcext:value-type="float">
            <text:p>2.4977600704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9" calcext:value-type="float">
            <text:p>1209</text:p>
          </table:table-cell>
          <table:table-cell office:value-type="float" office:value="1238" calcext:value-type="float">
            <text:p>1238</text:p>
          </table:table-cell>
          <table:table-cell table:formula="of:=(([.A5]-[.C5])^2 + ([.B5]-[.D5])^2)^0.5" office:value-type="float" office:value="123.518571530762" calcext:value-type="float">
            <text:p>123.5185715308</text:p>
          </table:table-cell>
          <table:table-cell table:formula="of:=[.E5]+[.F5]" office:value-type="float" office:value="2447" calcext:value-type="float">
            <text:p>2447</text:p>
          </table:table-cell>
          <table:table-cell table:formula="of:=SQRT([.H5])" office:value-type="float" office:value="49.4671608241266" calcext:value-type="float">
            <text:p>49.4671608241</text:p>
          </table:table-cell>
          <table:table-cell/>
          <table:table-cell table:formula="of:=[.G5]/[.I5]" office:value-type="float" office:value="2.49698121891238" calcext:value-type="float">
            <text:p>2.4969812189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4" calcext:value-type="float">
            <text:p>302.984</text:p>
          </table:table-cell>
          <table:table-cell office:value-type="float" office:value="228.203" calcext:value-type="float">
            <text:p>228.203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table:formula="of:=(([.A6]-[.C6])^2 + ([.B6]-[.D6])^2)^0.5" office:value-type="float" office:value="123.446435517596" calcext:value-type="float">
            <text:p>123.4464355176</text:p>
          </table:table-cell>
          <table:table-cell table:formula="of:=[.E6]+[.F6]" office:value-type="float" office:value="2445" calcext:value-type="float">
            <text:p>2445</text:p>
          </table:table-cell>
          <table:table-cell table:formula="of:=SQRT([.H6])" office:value-type="float" office:value="49.4469412603045" calcext:value-type="float">
            <text:p>49.4469412603</text:p>
          </table:table-cell>
          <table:table-cell/>
          <table:table-cell table:formula="of:=[.G6]/[.I6]" office:value-type="float" office:value="2.49654341342844" calcext:value-type="float">
            <text:p>2.4965434134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7]-[.C7])^2 + ([.B7]-[.D7])^2)^0.5" office:value-type="float" office:value="123.481335925718" calcext:value-type="float">
            <text:p>123.4813359257</text:p>
          </table:table-cell>
          <table:table-cell table:formula="of:=[.E7]+[.F7]" office:value-type="float" office:value="2444" calcext:value-type="float">
            <text:p>2444</text:p>
          </table:table-cell>
          <table:table-cell table:formula="of:=SQRT([.H7])" office:value-type="float" office:value="49.4368283772331" calcext:value-type="float">
            <text:p>49.4368283772</text:p>
          </table:table-cell>
          <table:table-cell/>
          <table:table-cell table:formula="of:=[.G7]/[.I7]" office:value-type="float" office:value="2.49776007035646" calcext:value-type="float">
            <text:p>2.4977600704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12" calcext:value-type="float">
            <text:p>303.012</text:p>
          </table:table-cell>
          <table:table-cell office:value-type="float" office:value="228.275" calcext:value-type="float">
            <text:p>228.275</text:p>
          </table:table-cell>
          <table:table-cell office:value-type="float" office:value="1209" calcext:value-type="float">
            <text:p>1209</text:p>
          </table:table-cell>
          <table:table-cell office:value-type="float" office:value="1239" calcext:value-type="float">
            <text:p>1239</text:p>
          </table:table-cell>
          <table:table-cell table:formula="of:=(([.A8]-[.C8])^2 + ([.B8]-[.D8])^2)^0.5" office:value-type="float" office:value="123.498177933927" calcext:value-type="float">
            <text:p>123.4981779339</text:p>
          </table:table-cell>
          <table:table-cell table:formula="of:=[.E8]+[.F8]" office:value-type="float" office:value="2448" calcext:value-type="float">
            <text:p>2448</text:p>
          </table:table-cell>
          <table:table-cell table:formula="of:=SQRT([.H8])" office:value-type="float" office:value="49.4772675074119" calcext:value-type="float">
            <text:p>49.4772675074</text:p>
          </table:table-cell>
          <table:table-cell/>
          <table:table-cell table:formula="of:=[.G8]/[.I8]" office:value-type="float" office:value="2.49605898133778" calcext:value-type="float">
            <text:p>2.4960589813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]-[.C9])^2 + ([.B9]-[.D9])^2)^0.5" office:value-type="float" office:value="123.485772917369" calcext:value-type="float">
            <text:p>123.4857729174</text:p>
          </table:table-cell>
          <table:table-cell table:formula="of:=[.E9]+[.F9]" office:value-type="float" office:value="2443" calcext:value-type="float">
            <text:p>2443</text:p>
          </table:table-cell>
          <table:table-cell table:formula="of:=SQRT([.H9])" office:value-type="float" office:value="49.4267134250296" calcext:value-type="float">
            <text:p>49.426713425</text:p>
          </table:table-cell>
          <table:table-cell/>
          <table:table-cell table:formula="of:=[.G9]/[.I9]" office:value-type="float" office:value="2.49836099470122" calcext:value-type="float">
            <text:p>2.4983609947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]-[.C10])^2 + ([.B10]-[.D10])^2)^0.5" office:value-type="float" office:value="123.490288435974" calcext:value-type="float">
            <text:p>123.490288436</text:p>
          </table:table-cell>
          <table:table-cell table:formula="of:=[.E10]+[.F10]" office:value-type="float" office:value="2443" calcext:value-type="float">
            <text:p>2443</text:p>
          </table:table-cell>
          <table:table-cell table:formula="of:=SQRT([.H10])" office:value-type="float" office:value="49.4267134250296" calcext:value-type="float">
            <text:p>49.426713425</text:p>
          </table:table-cell>
          <table:table-cell/>
          <table:table-cell table:formula="of:=[.G10]/[.I10]" office:value-type="float" office:value="2.49845235255797" calcext:value-type="float">
            <text:p>2.498452352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11]-[.C11])^2 + ([.B11]-[.D11])^2)^0.5" office:value-type="float" office:value="123.443613718977" calcext:value-type="float">
            <text:p>123.443613719</text:p>
          </table:table-cell>
          <table:table-cell table:formula="of:=[.E11]+[.F11]" office:value-type="float" office:value="2446" calcext:value-type="float">
            <text:p>2446</text:p>
          </table:table-cell>
          <table:table-cell table:formula="of:=SQRT([.H11])" office:value-type="float" office:value="49.457052075513" calcext:value-type="float">
            <text:p>49.4570520755</text:p>
          </table:table-cell>
          <table:table-cell/>
          <table:table-cell table:formula="of:=[.G11]/[.I11]" office:value-type="float" office:value="2.4959759738712" calcext:value-type="float">
            <text:p>2.4959759739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12]-[.C12])^2 + ([.B12]-[.D12])^2)^0.5" office:value-type="float" office:value="123.447996682814" calcext:value-type="float">
            <text:p>123.4479966828</text:p>
          </table:table-cell>
          <table:table-cell table:formula="of:=[.E12]+[.F12]" office:value-type="float" office:value="2446" calcext:value-type="float">
            <text:p>2446</text:p>
          </table:table-cell>
          <table:table-cell table:formula="of:=SQRT([.H12])" office:value-type="float" office:value="49.457052075513" calcext:value-type="float">
            <text:p>49.4570520755</text:p>
          </table:table-cell>
          <table:table-cell/>
          <table:table-cell table:formula="of:=[.G12]/[.I12]" office:value-type="float" office:value="2.49606459548637" calcext:value-type="float">
            <text:p>2.4960645955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9" calcext:value-type="float">
            <text:p>1209</text:p>
          </table:table-cell>
          <table:table-cell office:value-type="float" office:value="1241" calcext:value-type="float">
            <text:p>1241</text:p>
          </table:table-cell>
          <table:table-cell table:formula="of:=(([.A13]-[.C13])^2 + ([.B13]-[.D13])^2)^0.5" office:value-type="float" office:value="123.479820902041" calcext:value-type="float">
            <text:p>123.479820902</text:p>
          </table:table-cell>
          <table:table-cell table:formula="of:=[.E13]+[.F13]" office:value-type="float" office:value="2450" calcext:value-type="float">
            <text:p>2450</text:p>
          </table:table-cell>
          <table:table-cell table:formula="of:=SQRT([.H13])" office:value-type="float" office:value="49.4974746830583" calcext:value-type="float">
            <text:p>49.4974746831</text:p>
          </table:table-cell>
          <table:table-cell/>
          <table:table-cell table:formula="of:=[.G13]/[.I13]" office:value-type="float" office:value="2.49466910570095" calcext:value-type="float">
            <text:p>2.4946691057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14]-[.C14])^2 + ([.B14]-[.D14])^2)^0.5" office:value-type="float" office:value="123.447996682814" calcext:value-type="float">
            <text:p>123.4479966828</text:p>
          </table:table-cell>
          <table:table-cell table:formula="of:=[.E14]+[.F14]" office:value-type="float" office:value="2446" calcext:value-type="float">
            <text:p>2446</text:p>
          </table:table-cell>
          <table:table-cell table:formula="of:=SQRT([.H14])" office:value-type="float" office:value="49.457052075513" calcext:value-type="float">
            <text:p>49.4570520755</text:p>
          </table:table-cell>
          <table:table-cell/>
          <table:table-cell table:formula="of:=[.G14]/[.I14]" office:value-type="float" office:value="2.49606459548637" calcext:value-type="float">
            <text:p>2.4960645955</text:p>
          </table:table-cell>
          <table:table-cell/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8" calcext:value-type="float">
            <text:p>1208</text:p>
          </table:table-cell>
          <table:table-cell office:value-type="float" office:value="1240" calcext:value-type="float">
            <text:p>1240</text:p>
          </table:table-cell>
          <table:table-cell table:formula="of:=(([.A15]-[.C15])^2 + ([.B15]-[.D15])^2)^0.5" office:value-type="float" office:value="123.486264924485" calcext:value-type="float">
            <text:p>123.4862649245</text:p>
          </table:table-cell>
          <table:table-cell table:formula="of:=[.E15]+[.F15]" office:value-type="float" office:value="2448" calcext:value-type="float">
            <text:p>2448</text:p>
          </table:table-cell>
          <table:table-cell table:formula="of:=SQRT([.H15])" office:value-type="float" office:value="49.4772675074119" calcext:value-type="float">
            <text:p>49.4772675074</text:p>
          </table:table-cell>
          <table:table-cell/>
          <table:table-cell table:formula="of:=[.G15]/[.I15]" office:value-type="float" office:value="2.49581820390517" calcext:value-type="float">
            <text:p>2.4958182039</text:p>
          </table:table-cell>
          <table:table-cell/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8" calcext:value-type="float">
            <text:p>1208</text:p>
          </table:table-cell>
          <table:table-cell office:value-type="float" office:value="1238" calcext:value-type="float">
            <text:p>1238</text:p>
          </table:table-cell>
          <table:table-cell table:formula="of:=(([.A16]-[.C16])^2 + ([.B16]-[.D16])^2)^0.5" office:value-type="float" office:value="123.51960053368" calcext:value-type="float">
            <text:p>123.5196005337</text:p>
          </table:table-cell>
          <table:table-cell table:formula="of:=[.E16]+[.F16]" office:value-type="float" office:value="2446" calcext:value-type="float">
            <text:p>2446</text:p>
          </table:table-cell>
          <table:table-cell table:formula="of:=SQRT([.H16])" office:value-type="float" office:value="49.457052075513" calcext:value-type="float">
            <text:p>49.4570520755</text:p>
          </table:table-cell>
          <table:table-cell/>
          <table:table-cell table:formula="of:=[.G16]/[.I16]" office:value-type="float" office:value="2.49751239408863" calcext:value-type="float">
            <text:p>2.4975123941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7]-[.C17])^2 + ([.B17]-[.D17])^2)^0.5" office:value-type="float" office:value="123.490288435974" calcext:value-type="float">
            <text:p>123.490288436</text:p>
          </table:table-cell>
          <table:table-cell table:formula="of:=[.E17]+[.F17]" office:value-type="float" office:value="2443" calcext:value-type="float">
            <text:p>2443</text:p>
          </table:table-cell>
          <table:table-cell table:formula="of:=SQRT([.H17])" office:value-type="float" office:value="49.4267134250296" calcext:value-type="float">
            <text:p>49.426713425</text:p>
          </table:table-cell>
          <table:table-cell/>
          <table:table-cell table:formula="of:=[.G17]/[.I17]" office:value-type="float" office:value="2.49845235255797" calcext:value-type="float">
            <text:p>2.4984523526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8]-[.C18])^2 + ([.B18]-[.D18])^2)^0.5" office:value-type="float" office:value="123.474069909435" calcext:value-type="float">
            <text:p>123.4740699094</text:p>
          </table:table-cell>
          <table:table-cell table:formula="of:=[.E18]+[.F18]" office:value-type="float" office:value="2444" calcext:value-type="float">
            <text:p>2444</text:p>
          </table:table-cell>
          <table:table-cell table:formula="of:=SQRT([.H18])" office:value-type="float" office:value="49.4368283772331" calcext:value-type="float">
            <text:p>49.4368283772</text:p>
          </table:table-cell>
          <table:table-cell/>
          <table:table-cell table:formula="of:=[.G18]/[.I18]" office:value-type="float" office:value="2.49761309457906" calcext:value-type="float">
            <text:p>2.4976130946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19]-[.C19])^2 + ([.B19]-[.D19])^2)^0.5" office:value-type="float" office:value="123.442581474141" calcext:value-type="float">
            <text:p>123.4425814741</text:p>
          </table:table-cell>
          <table:table-cell table:formula="of:=[.E19]+[.F19]" office:value-type="float" office:value="2447" calcext:value-type="float">
            <text:p>2447</text:p>
          </table:table-cell>
          <table:table-cell table:formula="of:=SQRT([.H19])" office:value-type="float" office:value="49.4671608241266" calcext:value-type="float">
            <text:p>49.4671608241</text:p>
          </table:table-cell>
          <table:table-cell/>
          <table:table-cell table:formula="of:=[.G19]/[.I19]" office:value-type="float" office:value="2.49544504712983" calcext:value-type="float">
            <text:p>2.4954450471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20]-[.C20])^2 + ([.B20]-[.D20])^2)^0.5" office:value-type="float" office:value="123.443613718977" calcext:value-type="float">
            <text:p>123.443613719</text:p>
          </table:table-cell>
          <table:table-cell table:formula="of:=[.E20]+[.F20]" office:value-type="float" office:value="2446" calcext:value-type="float">
            <text:p>2446</text:p>
          </table:table-cell>
          <table:table-cell table:formula="of:=SQRT([.H20])" office:value-type="float" office:value="49.457052075513" calcext:value-type="float">
            <text:p>49.4570520755</text:p>
          </table:table-cell>
          <table:table-cell/>
          <table:table-cell table:formula="of:=[.G20]/[.I20]" office:value-type="float" office:value="2.4959759738712" calcext:value-type="float">
            <text:p>2.4959759739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table:formula="of:=(([.A21]-[.C21])^2 + ([.B21]-[.D21])^2)^0.5" office:value-type="float" office:value="123.447996682814" calcext:value-type="float">
            <text:p>123.4479966828</text:p>
          </table:table-cell>
          <table:table-cell table:formula="of:=[.E21]+[.F21]" office:value-type="float" office:value="2446" calcext:value-type="float">
            <text:p>2446</text:p>
          </table:table-cell>
          <table:table-cell table:formula="of:=SQRT([.H21])" office:value-type="float" office:value="49.457052075513" calcext:value-type="float">
            <text:p>49.4570520755</text:p>
          </table:table-cell>
          <table:table-cell/>
          <table:table-cell table:formula="of:=[.G21]/[.I21]" office:value-type="float" office:value="2.49606459548637" calcext:value-type="float">
            <text:p>2.4960645955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9" calcext:value-type="float">
            <text:p>1209</text:p>
          </table:table-cell>
          <table:table-cell office:value-type="float" office:value="1240" calcext:value-type="float">
            <text:p>1240</text:p>
          </table:table-cell>
          <table:table-cell table:formula="of:=(([.A22]-[.C22])^2 + ([.B22]-[.D22])^2)^0.5" office:value-type="float" office:value="123.485233724523" calcext:value-type="float">
            <text:p>123.4852337245</text:p>
          </table:table-cell>
          <table:table-cell table:formula="of:=[.E22]+[.F22]" office:value-type="float" office:value="2449" calcext:value-type="float">
            <text:p>2449</text:p>
          </table:table-cell>
          <table:table-cell table:formula="of:=SQRT([.H22])" office:value-type="float" office:value="49.4873721266345" calcext:value-type="float">
            <text:p>49.4873721266</text:p>
          </table:table-cell>
          <table:table-cell/>
          <table:table-cell table:formula="of:=[.G22]/[.I22]" office:value-type="float" office:value="2.49528775560224" calcext:value-type="float">
            <text:p>2.495287755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23]-[.C23])^2 + ([.B23]-[.D23])^2)^0.5" office:value-type="float" office:value="123.49418306139" calcext:value-type="float">
            <text:p>123.4941830614</text:p>
          </table:table-cell>
          <table:table-cell table:formula="of:=[.E23]+[.F23]" office:value-type="float" office:value="2441" calcext:value-type="float">
            <text:p>2441</text:p>
          </table:table-cell>
          <table:table-cell table:formula="of:=SQRT([.H23])" office:value-type="float" office:value="49.4064773081425" calcext:value-type="float">
            <text:p>49.4064773081</text:p>
          </table:table-cell>
          <table:table-cell/>
          <table:table-cell table:formula="of:=[.G23]/[.I23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24]-[.C24])^2 + ([.B24]-[.D24])^2)^0.5" office:value-type="float" office:value="123.443613718977" calcext:value-type="float">
            <text:p>123.443613719</text:p>
          </table:table-cell>
          <table:table-cell table:formula="of:=[.E24]+[.F24]" office:value-type="float" office:value="2446" calcext:value-type="float">
            <text:p>2446</text:p>
          </table:table-cell>
          <table:table-cell table:formula="of:=SQRT([.H24])" office:value-type="float" office:value="49.457052075513" calcext:value-type="float">
            <text:p>49.4570520755</text:p>
          </table:table-cell>
          <table:table-cell/>
          <table:table-cell table:formula="of:=[.G24]/[.I24]" office:value-type="float" office:value="2.4959759738712" calcext:value-type="float">
            <text:p>2.4959759739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6" calcext:value-type="float">
            <text:p>303.026</text:p>
          </table:table-cell>
          <table:table-cell office:value-type="float" office:value="228.258" calcext:value-type="float">
            <text:p>228.258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25]-[.C25])^2 + ([.B25]-[.D25])^2)^0.5" office:value-type="float" office:value="123.477784337912" calcext:value-type="float">
            <text:p>123.4777843379</text:p>
          </table:table-cell>
          <table:table-cell table:formula="of:=[.E25]+[.F25]" office:value-type="float" office:value="2444" calcext:value-type="float">
            <text:p>2444</text:p>
          </table:table-cell>
          <table:table-cell table:formula="of:=SQRT([.H25])" office:value-type="float" office:value="49.4368283772331" calcext:value-type="float">
            <text:p>49.4368283772</text:p>
          </table:table-cell>
          <table:table-cell/>
          <table:table-cell table:formula="of:=[.G25]/[.I25]" office:value-type="float" office:value="2.49768822942487" calcext:value-type="float">
            <text:p>2.4976882294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26]-[.C26])^2 + ([.B26]-[.D26])^2)^0.5" office:value-type="float" office:value="123.442581474141" calcext:value-type="float">
            <text:p>123.4425814741</text:p>
          </table:table-cell>
          <table:table-cell table:formula="of:=[.E26]+[.F26]" office:value-type="float" office:value="2447" calcext:value-type="float">
            <text:p>2447</text:p>
          </table:table-cell>
          <table:table-cell table:formula="of:=SQRT([.H26])" office:value-type="float" office:value="49.4671608241266" calcext:value-type="float">
            <text:p>49.4671608241</text:p>
          </table:table-cell>
          <table:table-cell/>
          <table:table-cell table:formula="of:=[.G26]/[.I26]" office:value-type="float" office:value="2.49544504712983" calcext:value-type="float">
            <text:p>2.4954450471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9" calcext:value-type="float">
            <text:p>303.059</text:p>
          </table:table-cell>
          <table:table-cell office:value-type="float" office:value="228.304" calcext:value-type="float">
            <text:p>228.304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27]-[.C27])^2 + ([.B27]-[.D27])^2)^0.5" office:value-type="float" office:value="123.502954333085" calcext:value-type="float">
            <text:p>123.5029543331</text:p>
          </table:table-cell>
          <table:table-cell table:formula="of:=[.E27]+[.F27]" office:value-type="float" office:value="2440" calcext:value-type="float">
            <text:p>2440</text:p>
          </table:table-cell>
          <table:table-cell table:formula="of:=SQRT([.H27])" office:value-type="float" office:value="49.3963561409139" calcext:value-type="float">
            <text:p>49.3963561409</text:p>
          </table:table-cell>
          <table:table-cell/>
          <table:table-cell table:formula="of:=[.G27]/[.I27]" office:value-type="float" office:value="2.50024422815249" calcext:value-type="float">
            <text:p>2.5002442282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28]-[.C28])^2 + ([.B28]-[.D28])^2)^0.5" office:value-type="float" office:value="123.442581474141" calcext:value-type="float">
            <text:p>123.4425814741</text:p>
          </table:table-cell>
          <table:table-cell table:formula="of:=[.E28]+[.F28]" office:value-type="float" office:value="2447" calcext:value-type="float">
            <text:p>2447</text:p>
          </table:table-cell>
          <table:table-cell table:formula="of:=SQRT([.H28])" office:value-type="float" office:value="49.4671608241266" calcext:value-type="float">
            <text:p>49.4671608241</text:p>
          </table:table-cell>
          <table:table-cell/>
          <table:table-cell table:formula="of:=[.G28]/[.I28]" office:value-type="float" office:value="2.49544504712983" calcext:value-type="float">
            <text:p>2.4954450471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07" calcext:value-type="float">
            <text:p>303.00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table:formula="of:=(([.A29]-[.C29])^2 + ([.B29]-[.D29])^2)^0.5" office:value-type="float" office:value="123.454398787569" calcext:value-type="float">
            <text:p>123.4543987876</text:p>
          </table:table-cell>
          <table:table-cell table:formula="of:=[.E29]+[.F29]" office:value-type="float" office:value="2445" calcext:value-type="float">
            <text:p>2445</text:p>
          </table:table-cell>
          <table:table-cell table:formula="of:=SQRT([.H29])" office:value-type="float" office:value="49.4469412603045" calcext:value-type="float">
            <text:p>49.4469412603</text:p>
          </table:table-cell>
          <table:table-cell/>
          <table:table-cell table:formula="of:=[.G29]/[.I29]" office:value-type="float" office:value="2.49670446019432" calcext:value-type="float">
            <text:p>2.4967044602</text:p>
          </table:table-cell>
          <table:table-cell/>
        </table:table-row>
        <table:table-row table:style-name="ro1">
          <table:table-cell office:value-type="float" office:value="181.64" calcext:value-type="float">
            <text:p>181.64</text:p>
          </table:table-cell>
          <table:table-cell office:value-type="float" office:value="250.524" calcext:value-type="float">
            <text:p>250.52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30]-[.C30])^2 + ([.B30]-[.D30])^2)^0.5" office:value-type="float" office:value="123.423754119699" calcext:value-type="float">
            <text:p>123.4237541197</text:p>
          </table:table-cell>
          <table:table-cell table:formula="of:=[.E30]+[.F30]" office:value-type="float" office:value="2446" calcext:value-type="float">
            <text:p>2446</text:p>
          </table:table-cell>
          <table:table-cell table:formula="of:=SQRT([.H30])" office:value-type="float" office:value="49.457052075513" calcext:value-type="float">
            <text:p>49.4570520755</text:p>
          </table:table-cell>
          <table:table-cell/>
          <table:table-cell table:formula="of:=[.G30]/[.I30]" office:value-type="float" office:value="2.49557442144451" calcext:value-type="float">
            <text:p>2.4955744214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31]-[.C31])^2 + ([.B31]-[.D31])^2)^0.5" office:value-type="float" office:value="123.486795698973" calcext:value-type="float">
            <text:p>123.486795699</text:p>
          </table:table-cell>
          <table:table-cell table:formula="of:=[.E31]+[.F31]" office:value-type="float" office:value="2442" calcext:value-type="float">
            <text:p>2442</text:p>
          </table:table-cell>
          <table:table-cell table:formula="of:=SQRT([.H31])" office:value-type="float" office:value="49.4165964024233" calcext:value-type="float">
            <text:p>49.4165964024</text:p>
          </table:table-cell>
          <table:table-cell/>
          <table:table-cell table:formula="of:=[.G31]/[.I31]" office:value-type="float" office:value="2.49889317939585" calcext:value-type="float">
            <text:p>2.4988931794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32]-[.C32])^2 + ([.B32]-[.D32])^2)^0.5" office:value-type="float" office:value="123.486795698973" calcext:value-type="float">
            <text:p>123.486795699</text:p>
          </table:table-cell>
          <table:table-cell table:formula="of:=[.E32]+[.F32]" office:value-type="float" office:value="2442" calcext:value-type="float">
            <text:p>2442</text:p>
          </table:table-cell>
          <table:table-cell table:formula="of:=SQRT([.H32])" office:value-type="float" office:value="49.4165964024233" calcext:value-type="float">
            <text:p>49.4165964024</text:p>
          </table:table-cell>
          <table:table-cell/>
          <table:table-cell table:formula="of:=[.G32]/[.I32]" office:value-type="float" office:value="2.49889317939585" calcext:value-type="float">
            <text:p>2.4988931794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table:formula="of:=(([.A33]-[.C33])^2 + ([.B33]-[.D33])^2)^0.5" office:value-type="float" office:value="123.493163992992" calcext:value-type="float">
            <text:p>123.493163993</text:p>
          </table:table-cell>
          <table:table-cell table:formula="of:=[.E33]+[.F33]" office:value-type="float" office:value="2442" calcext:value-type="float">
            <text:p>2442</text:p>
          </table:table-cell>
          <table:table-cell table:formula="of:=SQRT([.H33])" office:value-type="float" office:value="49.4165964024233" calcext:value-type="float">
            <text:p>49.4165964024</text:p>
          </table:table-cell>
          <table:table-cell/>
          <table:table-cell table:formula="of:=[.G33]/[.I33]" office:value-type="float" office:value="2.49902204893528" calcext:value-type="float">
            <text:p>2.4990220489</text:p>
          </table:table-cell>
          <table:table-cell/>
        </table:table-row>
        <table:table-row table:style-name="ro1">
          <table:table-cell office:value-type="float" office:value="181.637" calcext:value-type="float">
            <text:p>181.637</text:p>
          </table:table-cell>
          <table:table-cell office:value-type="float" office:value="250.502" calcext:value-type="float">
            <text:p>250.50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10" calcext:value-type="float">
            <text:p>1210</text:p>
          </table:table-cell>
          <table:table-cell office:value-type="float" office:value="1238" calcext:value-type="float">
            <text:p>1238</text:p>
          </table:table-cell>
          <table:table-cell table:formula="of:=(([.A34]-[.C34])^2 + ([.B34]-[.D34])^2)^0.5" office:value-type="float" office:value="123.413789286287" calcext:value-type="float">
            <text:p>123.4137892863</text:p>
          </table:table-cell>
          <table:table-cell table:formula="of:=[.E34]+[.F34]" office:value-type="float" office:value="2448" calcext:value-type="float">
            <text:p>2448</text:p>
          </table:table-cell>
          <table:table-cell table:formula="of:=SQRT([.H34])" office:value-type="float" office:value="49.4772675074119" calcext:value-type="float">
            <text:p>49.4772675074</text:p>
          </table:table-cell>
          <table:table-cell/>
          <table:table-cell table:formula="of:=[.G34]/[.I34]" office:value-type="float" office:value="2.49435337688766" calcext:value-type="float">
            <text:p>2.4943533769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35]-[.C35])^2 + ([.B35]-[.D35])^2)^0.5" office:value-type="float" office:value="123.449025277642" calcext:value-type="float">
            <text:p>123.4490252776</text:p>
          </table:table-cell>
          <table:table-cell table:formula="of:=[.E35]+[.F35]" office:value-type="float" office:value="2445" calcext:value-type="float">
            <text:p>2445</text:p>
          </table:table-cell>
          <table:table-cell table:formula="of:=SQRT([.H35])" office:value-type="float" office:value="49.4469412603045" calcext:value-type="float">
            <text:p>49.4469412603</text:p>
          </table:table-cell>
          <table:table-cell/>
          <table:table-cell table:formula="of:=[.G35]/[.I35]" office:value-type="float" office:value="2.49659578795314" calcext:value-type="float">
            <text:p>2.496595788</text:p>
          </table:table-cell>
          <table:table-cell/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298" calcext:value-type="float">
            <text:p>228.298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table:formula="of:=(([.A36]-[.C36])^2 + ([.B36]-[.D36])^2)^0.5" office:value-type="float" office:value="123.517667635039" calcext:value-type="float">
            <text:p>123.517667635</text:p>
          </table:table-cell>
          <table:table-cell table:formula="of:=[.E36]+[.F36]" office:value-type="float" office:value="2443" calcext:value-type="float">
            <text:p>2443</text:p>
          </table:table-cell>
          <table:table-cell table:formula="of:=SQRT([.H36])" office:value-type="float" office:value="49.4267134250296" calcext:value-type="float">
            <text:p>49.426713425</text:p>
          </table:table-cell>
          <table:table-cell/>
          <table:table-cell table:formula="of:=[.G36]/[.I36]" office:value-type="float" office:value="2.49900628781217" calcext:value-type="float">
            <text:p>2.4990062878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3" calcext:value-type="float">
            <text:p>303.053</text:p>
          </table:table-cell>
          <table:table-cell office:value-type="float" office:value="228.295" calcext:value-type="float">
            <text:p>228.295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37]-[.C37])^2 + ([.B37]-[.D37])^2)^0.5" office:value-type="float" office:value="123.498678413981" calcext:value-type="float">
            <text:p>123.498678414</text:p>
          </table:table-cell>
          <table:table-cell table:formula="of:=[.E37]+[.F37]" office:value-type="float" office:value="2441" calcext:value-type="float">
            <text:p>2441</text:p>
          </table:table-cell>
          <table:table-cell table:formula="of:=SQRT([.H37])" office:value-type="float" office:value="49.4064773081425" calcext:value-type="float">
            <text:p>49.4064773081</text:p>
          </table:table-cell>
          <table:table-cell/>
          <table:table-cell table:formula="of:=[.G37]/[.I37]" office:value-type="float" office:value="2.49964549473411" calcext:value-type="float">
            <text:p>2.4996454947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38]-[.C38])^2 + ([.B38]-[.D38])^2)^0.5" office:value-type="float" office:value="123.523006156748" calcext:value-type="float">
            <text:p>123.5230061567</text:p>
          </table:table-cell>
          <table:table-cell table:formula="of:=[.E38]+[.F38]" office:value-type="float" office:value="2446" calcext:value-type="float">
            <text:p>2446</text:p>
          </table:table-cell>
          <table:table-cell table:formula="of:=SQRT([.H38])" office:value-type="float" office:value="49.457052075513" calcext:value-type="float">
            <text:p>49.4570520755</text:p>
          </table:table-cell>
          <table:table-cell/>
          <table:table-cell table:formula="of:=[.G38]/[.I38]" office:value-type="float" office:value="2.49758125430016" calcext:value-type="float">
            <text:p>2.4975812543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39]-[.C39])^2 + ([.B39]-[.D39])^2)^0.5" office:value-type="float" office:value="123.474069909435" calcext:value-type="float">
            <text:p>123.4740699094</text:p>
          </table:table-cell>
          <table:table-cell table:formula="of:=[.E39]+[.F39]" office:value-type="float" office:value="2444" calcext:value-type="float">
            <text:p>2444</text:p>
          </table:table-cell>
          <table:table-cell table:formula="of:=SQRT([.H39])" office:value-type="float" office:value="49.4368283772331" calcext:value-type="float">
            <text:p>49.4368283772</text:p>
          </table:table-cell>
          <table:table-cell/>
          <table:table-cell table:formula="of:=[.G39]/[.I39]" office:value-type="float" office:value="2.49761309457906" calcext:value-type="float">
            <text:p>2.4976130946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40]-[.C40])^2 + ([.B40]-[.D40])^2)^0.5" office:value-type="float" office:value="123.490288435974" calcext:value-type="float">
            <text:p>123.490288436</text:p>
          </table:table-cell>
          <table:table-cell table:formula="of:=[.E40]+[.F40]" office:value-type="float" office:value="2443" calcext:value-type="float">
            <text:p>2443</text:p>
          </table:table-cell>
          <table:table-cell table:formula="of:=SQRT([.H40])" office:value-type="float" office:value="49.4267134250296" calcext:value-type="float">
            <text:p>49.426713425</text:p>
          </table:table-cell>
          <table:table-cell/>
          <table:table-cell table:formula="of:=[.G40]/[.I40]" office:value-type="float" office:value="2.49845235255797" calcext:value-type="float">
            <text:p>2.498452352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41]-[.C41])^2 + ([.B41]-[.D41])^2)^0.5" office:value-type="float" office:value="123.443613718977" calcext:value-type="float">
            <text:p>123.443613719</text:p>
          </table:table-cell>
          <table:table-cell table:formula="of:=[.E41]+[.F41]" office:value-type="float" office:value="2446" calcext:value-type="float">
            <text:p>2446</text:p>
          </table:table-cell>
          <table:table-cell table:formula="of:=SQRT([.H41])" office:value-type="float" office:value="49.457052075513" calcext:value-type="float">
            <text:p>49.4570520755</text:p>
          </table:table-cell>
          <table:table-cell/>
          <table:table-cell table:formula="of:=[.G41]/[.I41]" office:value-type="float" office:value="2.4959759738712" calcext:value-type="float">
            <text:p>2.4959759739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42]-[.C42])^2 + ([.B42]-[.D42])^2)^0.5" office:value-type="float" office:value="123.486795698973" calcext:value-type="float">
            <text:p>123.486795699</text:p>
          </table:table-cell>
          <table:table-cell table:formula="of:=[.E42]+[.F42]" office:value-type="float" office:value="2442" calcext:value-type="float">
            <text:p>2442</text:p>
          </table:table-cell>
          <table:table-cell table:formula="of:=SQRT([.H42])" office:value-type="float" office:value="49.4165964024233" calcext:value-type="float">
            <text:p>49.4165964024</text:p>
          </table:table-cell>
          <table:table-cell/>
          <table:table-cell table:formula="of:=[.G42]/[.I42]" office:value-type="float" office:value="2.49889317939585" calcext:value-type="float">
            <text:p>2.4988931794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24" calcext:value-type="float">
            <text:p>303.024</text:p>
          </table:table-cell>
          <table:table-cell office:value-type="float" office:value="228.323" calcext:value-type="float">
            <text:p>228.323</text:p>
          </table:table-cell>
          <table:table-cell office:value-type="float" office:value="1209" calcext:value-type="float">
            <text:p>1209</text:p>
          </table:table-cell>
          <table:table-cell office:value-type="float" office:value="1241" calcext:value-type="float">
            <text:p>1241</text:p>
          </table:table-cell>
          <table:table-cell table:formula="of:=(([.A43]-[.C43])^2 + ([.B43]-[.D43])^2)^0.5" office:value-type="float" office:value="123.501311835138" calcext:value-type="float">
            <text:p>123.5013118351</text:p>
          </table:table-cell>
          <table:table-cell table:formula="of:=[.E43]+[.F43]" office:value-type="float" office:value="2450" calcext:value-type="float">
            <text:p>2450</text:p>
          </table:table-cell>
          <table:table-cell table:formula="of:=SQRT([.H43])" office:value-type="float" office:value="49.4974746830583" calcext:value-type="float">
            <text:p>49.4974746831</text:p>
          </table:table-cell>
          <table:table-cell/>
          <table:table-cell table:formula="of:=[.G43]/[.I43]" office:value-type="float" office:value="2.49510328811601" calcext:value-type="float">
            <text:p>2.4951032881</text:p>
          </table:table-cell>
          <table:table-cell/>
        </table:table-row>
        <table:table-row table:style-name="ro1">
          <table:table-cell office:value-type="float" office:value="181.549" calcext:value-type="float">
            <text:p>181.549</text:p>
          </table:table-cell>
          <table:table-cell office:value-type="float" office:value="250.603" calcext:value-type="float">
            <text:p>250.603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9" calcext:value-type="float">
            <text:p>1209</text:p>
          </table:table-cell>
          <table:table-cell office:value-type="float" office:value="1236" calcext:value-type="float">
            <text:p>1236</text:p>
          </table:table-cell>
          <table:table-cell table:formula="of:=(([.A44]-[.C44])^2 + ([.B44]-[.D44])^2)^0.5" office:value-type="float" office:value="123.530394802251" calcext:value-type="float">
            <text:p>123.5303948023</text:p>
          </table:table-cell>
          <table:table-cell table:formula="of:=[.E44]+[.F44]" office:value-type="float" office:value="2445" calcext:value-type="float">
            <text:p>2445</text:p>
          </table:table-cell>
          <table:table-cell table:formula="of:=SQRT([.H44])" office:value-type="float" office:value="49.4469412603045" calcext:value-type="float">
            <text:p>49.4469412603</text:p>
          </table:table-cell>
          <table:table-cell/>
          <table:table-cell table:formula="of:=[.G44]/[.I44]" office:value-type="float" office:value="2.49824138063359" calcext:value-type="float">
            <text:p>2.4982413806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45]-[.C45])^2 + ([.B45]-[.D45])^2)^0.5" office:value-type="float" office:value="123.442581474141" calcext:value-type="float">
            <text:p>123.4425814741</text:p>
          </table:table-cell>
          <table:table-cell table:formula="of:=[.E45]+[.F45]" office:value-type="float" office:value="2447" calcext:value-type="float">
            <text:p>2447</text:p>
          </table:table-cell>
          <table:table-cell table:formula="of:=SQRT([.H45])" office:value-type="float" office:value="49.4671608241266" calcext:value-type="float">
            <text:p>49.4671608241</text:p>
          </table:table-cell>
          <table:table-cell/>
          <table:table-cell table:formula="of:=[.G45]/[.I45]" office:value-type="float" office:value="2.49544504712983" calcext:value-type="float">
            <text:p>2.4954450471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2.988" calcext:value-type="float">
            <text:p>302.988</text:p>
          </table:table-cell>
          <table:table-cell office:value-type="float" office:value="228.246" calcext:value-type="float">
            <text:p>228.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1" calcext:value-type="float">
            <text:p>1241</text:p>
          </table:table-cell>
          <table:table-cell table:formula="of:=(([.A46]-[.C46])^2 + ([.B46]-[.D46])^2)^0.5" office:value-type="float" office:value="123.442581474141" calcext:value-type="float">
            <text:p>123.4425814741</text:p>
          </table:table-cell>
          <table:table-cell table:formula="of:=[.E46]+[.F46]" office:value-type="float" office:value="2447" calcext:value-type="float">
            <text:p>2447</text:p>
          </table:table-cell>
          <table:table-cell table:formula="of:=SQRT([.H46])" office:value-type="float" office:value="49.4671608241266" calcext:value-type="float">
            <text:p>49.4671608241</text:p>
          </table:table-cell>
          <table:table-cell/>
          <table:table-cell table:formula="of:=[.G46]/[.I46]" office:value-type="float" office:value="2.49544504712983" calcext:value-type="float">
            <text:p>2.4954450471</text:p>
          </table:table-cell>
          <table:table-cell/>
        </table:table-row>
        <table:table-row table:style-name="ro1">
          <table:table-cell office:value-type="float" office:value="181.547" calcext:value-type="float">
            <text:p>181.547</text:p>
          </table:table-cell>
          <table:table-cell office:value-type="float" office:value="250.613" calcext:value-type="float">
            <text:p>250.613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table:formula="of:=(([.A47]-[.C47])^2 + ([.B47]-[.D47])^2)^0.5" office:value-type="float" office:value="123.526780003366" calcext:value-type="float">
            <text:p>123.5267800034</text:p>
          </table:table-cell>
          <table:table-cell table:formula="of:=[.E47]+[.F47]" office:value-type="float" office:value="2440" calcext:value-type="float">
            <text:p>2440</text:p>
          </table:table-cell>
          <table:table-cell table:formula="of:=SQRT([.H47])" office:value-type="float" office:value="49.3963561409139" calcext:value-type="float">
            <text:p>49.3963561409</text:p>
          </table:table-cell>
          <table:table-cell/>
          <table:table-cell table:formula="of:=[.G47]/[.I47]" office:value-type="float" office:value="2.5007265647486" calcext:value-type="float">
            <text:p>2.5007265647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48]-[.C48])^2 + ([.B48]-[.D48])^2)^0.5" office:value-type="float" office:value="123.449025277642" calcext:value-type="float">
            <text:p>123.4490252776</text:p>
          </table:table-cell>
          <table:table-cell table:formula="of:=[.E48]+[.F48]" office:value-type="float" office:value="2445" calcext:value-type="float">
            <text:p>2445</text:p>
          </table:table-cell>
          <table:table-cell table:formula="of:=SQRT([.H48])" office:value-type="float" office:value="49.4469412603045" calcext:value-type="float">
            <text:p>49.4469412603</text:p>
          </table:table-cell>
          <table:table-cell/>
          <table:table-cell table:formula="of:=[.G48]/[.I48]" office:value-type="float" office:value="2.49659578795314" calcext:value-type="float">
            <text:p>2.496595788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49]-[.C49])^2 + ([.B49]-[.D49])^2)^0.5" office:value-type="float" office:value="123.486795698973" calcext:value-type="float">
            <text:p>123.486795699</text:p>
          </table:table-cell>
          <table:table-cell table:formula="of:=[.E49]+[.F49]" office:value-type="float" office:value="2442" calcext:value-type="float">
            <text:p>2442</text:p>
          </table:table-cell>
          <table:table-cell table:formula="of:=SQRT([.H49])" office:value-type="float" office:value="49.4165964024233" calcext:value-type="float">
            <text:p>49.4165964024</text:p>
          </table:table-cell>
          <table:table-cell/>
          <table:table-cell table:formula="of:=[.G49]/[.I49]" office:value-type="float" office:value="2.49889317939585" calcext:value-type="float">
            <text:p>2.4988931794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27" calcext:value-type="float">
            <text:p>303.02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50]-[.C50])^2 + ([.B50]-[.D50])^2)^0.5" office:value-type="float" office:value="123.474069909435" calcext:value-type="float">
            <text:p>123.4740699094</text:p>
          </table:table-cell>
          <table:table-cell table:formula="of:=[.E50]+[.F50]" office:value-type="float" office:value="2444" calcext:value-type="float">
            <text:p>2444</text:p>
          </table:table-cell>
          <table:table-cell table:formula="of:=SQRT([.H50])" office:value-type="float" office:value="49.4368283772331" calcext:value-type="float">
            <text:p>49.4368283772</text:p>
          </table:table-cell>
          <table:table-cell/>
          <table:table-cell table:formula="of:=[.G50]/[.I50]" office:value-type="float" office:value="2.49761309457906" calcext:value-type="float">
            <text:p>2.497613094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51]-[.C51])^2 + ([.B51]-[.D51])^2)^0.5" office:value-type="float" office:value="123.486795698973" calcext:value-type="float">
            <text:p>123.486795699</text:p>
          </table:table-cell>
          <table:table-cell table:formula="of:=[.E51]+[.F51]" office:value-type="float" office:value="2442" calcext:value-type="float">
            <text:p>2442</text:p>
          </table:table-cell>
          <table:table-cell table:formula="of:=SQRT([.H51])" office:value-type="float" office:value="49.4165964024233" calcext:value-type="float">
            <text:p>49.4165964024</text:p>
          </table:table-cell>
          <table:table-cell/>
          <table:table-cell table:formula="of:=[.G51]/[.I51]" office:value-type="float" office:value="2.49889317939585" calcext:value-type="float">
            <text:p>2.4988931794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9" calcext:value-type="float">
            <text:p>303.049</text:p>
          </table:table-cell>
          <table:table-cell office:value-type="float" office:value="228.285" calcext:value-type="float">
            <text:p>228.285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table:formula="of:=(([.A52]-[.C52])^2 + ([.B52]-[.D52])^2)^0.5" office:value-type="float" office:value="123.495527712545" calcext:value-type="float">
            <text:p>123.4955277125</text:p>
          </table:table-cell>
          <table:table-cell table:formula="of:=[.E52]+[.F52]" office:value-type="float" office:value="2442" calcext:value-type="float">
            <text:p>2442</text:p>
          </table:table-cell>
          <table:table-cell table:formula="of:=SQRT([.H52])" office:value-type="float" office:value="49.4165964024233" calcext:value-type="float">
            <text:p>49.4165964024</text:p>
          </table:table-cell>
          <table:table-cell/>
          <table:table-cell table:formula="of:=[.G52]/[.I52]" office:value-type="float" office:value="2.49906988143945" calcext:value-type="float">
            <text:p>2.4990698814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53]-[.C53])^2 + ([.B53]-[.D53])^2)^0.5" office:value-type="float" office:value="123.49418306139" calcext:value-type="float">
            <text:p>123.4941830614</text:p>
          </table:table-cell>
          <table:table-cell table:formula="of:=[.E53]+[.F53]" office:value-type="float" office:value="2441" calcext:value-type="float">
            <text:p>2441</text:p>
          </table:table-cell>
          <table:table-cell table:formula="of:=SQRT([.H53])" office:value-type="float" office:value="49.4064773081425" calcext:value-type="float">
            <text:p>49.4064773081</text:p>
          </table:table-cell>
          <table:table-cell/>
          <table:table-cell table:formula="of:=[.G53]/[.I53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54]-[.C54])^2 + ([.B54]-[.D54])^2)^0.5" office:value-type="float" office:value="123.481335925718" calcext:value-type="float">
            <text:p>123.4813359257</text:p>
          </table:table-cell>
          <table:table-cell table:formula="of:=[.E54]+[.F54]" office:value-type="float" office:value="2444" calcext:value-type="float">
            <text:p>2444</text:p>
          </table:table-cell>
          <table:table-cell table:formula="of:=SQRT([.H54])" office:value-type="float" office:value="49.4368283772331" calcext:value-type="float">
            <text:p>49.4368283772</text:p>
          </table:table-cell>
          <table:table-cell/>
          <table:table-cell table:formula="of:=[.G54]/[.I54]" office:value-type="float" office:value="2.49776007035646" calcext:value-type="float">
            <text:p>2.4977600704</text:p>
          </table:table-cell>
          <table:table-cell/>
        </table:table-row>
        <table:table-row table:style-name="ro1">
          <table:table-cell office:value-type="float" office:value="181.552" calcext:value-type="float">
            <text:p>181.552</text:p>
          </table:table-cell>
          <table:table-cell office:value-type="float" office:value="250.625" calcext:value-type="float">
            <text:p>250.625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8" calcext:value-type="float">
            <text:p>1208</text:p>
          </table:table-cell>
          <table:table-cell office:value-type="float" office:value="1240" calcext:value-type="float">
            <text:p>1240</text:p>
          </table:table-cell>
          <table:table-cell table:formula="of:=(([.A55]-[.C55])^2 + ([.B55]-[.D55])^2)^0.5" office:value-type="float" office:value="123.486264924485" calcext:value-type="float">
            <text:p>123.4862649245</text:p>
          </table:table-cell>
          <table:table-cell table:formula="of:=[.E55]+[.F55]" office:value-type="float" office:value="2448" calcext:value-type="float">
            <text:p>2448</text:p>
          </table:table-cell>
          <table:table-cell table:formula="of:=SQRT([.H55])" office:value-type="float" office:value="49.4772675074119" calcext:value-type="float">
            <text:p>49.4772675074</text:p>
          </table:table-cell>
          <table:table-cell/>
          <table:table-cell table:formula="of:=[.G55]/[.I55]" office:value-type="float" office:value="2.49581820390517" calcext:value-type="float">
            <text:p>2.4958182039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56]-[.C56])^2 + ([.B56]-[.D56])^2)^0.5" office:value-type="float" office:value="123.49418306139" calcext:value-type="float">
            <text:p>123.4941830614</text:p>
          </table:table-cell>
          <table:table-cell table:formula="of:=[.E56]+[.F56]" office:value-type="float" office:value="2441" calcext:value-type="float">
            <text:p>2441</text:p>
          </table:table-cell>
          <table:table-cell table:formula="of:=SQRT([.H56])" office:value-type="float" office:value="49.4064773081425" calcext:value-type="float">
            <text:p>49.4064773081</text:p>
          </table:table-cell>
          <table:table-cell/>
          <table:table-cell table:formula="of:=[.G56]/[.I56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228.276" calcext:value-type="float">
            <text:p>228.276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57]-[.C57])^2 + ([.B57]-[.D57])^2)^0.5" office:value-type="float" office:value="123.492235209344" calcext:value-type="float">
            <text:p>123.4922352093</text:p>
          </table:table-cell>
          <table:table-cell table:formula="of:=[.E57]+[.F57]" office:value-type="float" office:value="2443" calcext:value-type="float">
            <text:p>2443</text:p>
          </table:table-cell>
          <table:table-cell table:formula="of:=SQRT([.H57])" office:value-type="float" office:value="49.4267134250296" calcext:value-type="float">
            <text:p>49.426713425</text:p>
          </table:table-cell>
          <table:table-cell/>
          <table:table-cell table:formula="of:=[.G57]/[.I57]" office:value-type="float" office:value="2.49849173962694" calcext:value-type="float">
            <text:p>2.498491739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24" calcext:value-type="float">
            <text:p>303.024</text:p>
          </table:table-cell>
          <table:table-cell office:value-type="float" office:value="228.323" calcext:value-type="float">
            <text:p>228.323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58]-[.C58])^2 + ([.B58]-[.D58])^2)^0.5" office:value-type="float" office:value="123.46509954234" calcext:value-type="float">
            <text:p>123.4650995423</text:p>
          </table:table-cell>
          <table:table-cell table:formula="of:=[.E58]+[.F58]" office:value-type="float" office:value="2446" calcext:value-type="float">
            <text:p>2446</text:p>
          </table:table-cell>
          <table:table-cell table:formula="of:=SQRT([.H58])" office:value-type="float" office:value="49.457052075513" calcext:value-type="float">
            <text:p>49.4570520755</text:p>
          </table:table-cell>
          <table:table-cell/>
          <table:table-cell table:formula="of:=[.G58]/[.I58]" office:value-type="float" office:value="2.49641040783889" calcext:value-type="float">
            <text:p>2.4964104078</text:p>
          </table:table-cell>
          <table:table-cell/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table:formula="of:=(([.A59]-[.C59])^2 + ([.B59]-[.D59])^2)^0.5" office:value-type="float" office:value="123.436360660058" calcext:value-type="float">
            <text:p>123.4363606601</text:p>
          </table:table-cell>
          <table:table-cell table:formula="of:=[.E59]+[.F59]" office:value-type="float" office:value="2445" calcext:value-type="float">
            <text:p>2445</text:p>
          </table:table-cell>
          <table:table-cell table:formula="of:=SQRT([.H59])" office:value-type="float" office:value="49.4469412603045" calcext:value-type="float">
            <text:p>49.4469412603</text:p>
          </table:table-cell>
          <table:table-cell/>
          <table:table-cell table:formula="of:=[.G59]/[.I59]" office:value-type="float" office:value="2.49633966255365" calcext:value-type="float">
            <text:p>2.496339662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60]-[.C60])^2 + ([.B60]-[.D60])^2)^0.5" office:value-type="float" office:value="123.486795698973" calcext:value-type="float">
            <text:p>123.486795699</text:p>
          </table:table-cell>
          <table:table-cell table:formula="of:=[.E60]+[.F60]" office:value-type="float" office:value="2442" calcext:value-type="float">
            <text:p>2442</text:p>
          </table:table-cell>
          <table:table-cell table:formula="of:=SQRT([.H60])" office:value-type="float" office:value="49.4165964024233" calcext:value-type="float">
            <text:p>49.4165964024</text:p>
          </table:table-cell>
          <table:table-cell/>
          <table:table-cell table:formula="of:=[.G60]/[.I60]" office:value-type="float" office:value="2.49889317939585" calcext:value-type="float">
            <text:p>2.4988931794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37" calcext:value-type="float">
            <text:p>303.037</text:p>
          </table:table-cell>
          <table:table-cell office:value-type="float" office:value="228.302" calcext:value-type="float">
            <text:p>228.302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formula="of:=(([.A61]-[.C61])^2 + ([.B61]-[.D61])^2)^0.5" office:value-type="float" office:value="123.481677203543" calcext:value-type="float">
            <text:p>123.4816772035</text:p>
          </table:table-cell>
          <table:table-cell table:formula="of:=[.E61]+[.F61]" office:value-type="float" office:value="2442" calcext:value-type="float">
            <text:p>2442</text:p>
          </table:table-cell>
          <table:table-cell table:formula="of:=SQRT([.H61])" office:value-type="float" office:value="49.4165964024233" calcext:value-type="float">
            <text:p>49.4165964024</text:p>
          </table:table-cell>
          <table:table-cell/>
          <table:table-cell table:formula="of:=[.G61]/[.I61]" office:value-type="float" office:value="2.49878960092621" calcext:value-type="float">
            <text:p>2.4987896009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2.997" calcext:value-type="float">
            <text:p>302.997</text:p>
          </table:table-cell>
          <table:table-cell office:value-type="float" office:value="228.265" calcext:value-type="float">
            <text:p>228.265</text:p>
          </table:table-cell>
          <table:table-cell office:value-type="float" office:value="1205" calcext:value-type="float">
            <text:p>1205</text:p>
          </table:table-cell>
          <table:table-cell office:value-type="float" office:value="1240" calcext:value-type="float">
            <text:p>1240</text:p>
          </table:table-cell>
          <table:table-cell table:formula="of:=(([.A62]-[.C62])^2 + ([.B62]-[.D62])^2)^0.5" office:value-type="float" office:value="123.449025277642" calcext:value-type="float">
            <text:p>123.4490252776</text:p>
          </table:table-cell>
          <table:table-cell table:formula="of:=[.E62]+[.F62]" office:value-type="float" office:value="2445" calcext:value-type="float">
            <text:p>2445</text:p>
          </table:table-cell>
          <table:table-cell table:formula="of:=SQRT([.H62])" office:value-type="float" office:value="49.4469412603045" calcext:value-type="float">
            <text:p>49.4469412603</text:p>
          </table:table-cell>
          <table:table-cell/>
          <table:table-cell table:formula="of:=[.G62]/[.I62]" office:value-type="float" office:value="2.49659578795314" calcext:value-type="float">
            <text:p>2.496595788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298" calcext:value-type="float">
            <text:p>228.298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63]-[.C63])^2 + ([.B63]-[.D63])^2)^0.5" office:value-type="float" office:value="123.479411077313" calcext:value-type="float">
            <text:p>123.4794110773</text:p>
          </table:table-cell>
          <table:table-cell table:formula="of:=[.E63]+[.F63]" office:value-type="float" office:value="2441" calcext:value-type="float">
            <text:p>2441</text:p>
          </table:table-cell>
          <table:table-cell table:formula="of:=SQRT([.H63])" office:value-type="float" office:value="49.4064773081425" calcext:value-type="float">
            <text:p>49.4064773081</text:p>
          </table:table-cell>
          <table:table-cell/>
          <table:table-cell table:formula="of:=[.G63]/[.I63]" office:value-type="float" office:value="2.49925551880953" calcext:value-type="float">
            <text:p>2.4992555188</text:p>
          </table:table-cell>
          <table:table-cell/>
        </table:table-row>
        <table:table-row table:style-name="ro1">
          <table:table-cell office:value-type="float" office:value="181.583" calcext:value-type="float">
            <text:p>181.583</text:p>
          </table:table-cell>
          <table:table-cell office:value-type="float" office:value="250.582" calcext:value-type="float">
            <text:p>250.582</text:p>
          </table:table-cell>
          <table:table-cell office:value-type="float" office:value="303.032" calcext:value-type="float">
            <text:p>303.032</text:p>
          </table:table-cell>
          <table:table-cell office:value-type="float" office:value="228.271" calcext:value-type="float">
            <text:p>228.271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64]-[.C64])^2 + ([.B64]-[.D64])^2)^0.5" office:value-type="float" office:value="123.481335925718" calcext:value-type="float">
            <text:p>123.4813359257</text:p>
          </table:table-cell>
          <table:table-cell table:formula="of:=[.E64]+[.F64]" office:value-type="float" office:value="2444" calcext:value-type="float">
            <text:p>2444</text:p>
          </table:table-cell>
          <table:table-cell table:formula="of:=SQRT([.H64])" office:value-type="float" office:value="49.4368283772331" calcext:value-type="float">
            <text:p>49.4368283772</text:p>
          </table:table-cell>
          <table:table-cell/>
          <table:table-cell table:formula="of:=[.G64]/[.I64]" office:value-type="float" office:value="2.49776007035646" calcext:value-type="float">
            <text:p>2.4977600704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64" calcext:value-type="float">
            <text:p>303.064</text:p>
          </table:table-cell>
          <table:table-cell office:value-type="float" office:value="228.314" calcext:value-type="float">
            <text:p>228.314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65]-[.C65])^2 + ([.B65]-[.D65])^2)^0.5" office:value-type="float" office:value="123.506066992679" calcext:value-type="float">
            <text:p>123.5060669927</text:p>
          </table:table-cell>
          <table:table-cell table:formula="of:=[.E65]+[.F65]" office:value-type="float" office:value="2440" calcext:value-type="float">
            <text:p>2440</text:p>
          </table:table-cell>
          <table:table-cell table:formula="of:=SQRT([.H65])" office:value-type="float" office:value="49.3963561409139" calcext:value-type="float">
            <text:p>49.3963561409</text:p>
          </table:table-cell>
          <table:table-cell/>
          <table:table-cell table:formula="of:=[.G65]/[.I65]" office:value-type="float" office:value="2.50030724210406" calcext:value-type="float">
            <text:p>2.5003072421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07" calcext:value-type="float">
            <text:p>303.007</text:p>
          </table:table-cell>
          <table:table-cell office:value-type="float" office:value="228.284" calcext:value-type="float">
            <text:p>228.284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table:formula="of:=(([.A66]-[.C66])^2 + ([.B66]-[.D66])^2)^0.5" office:value-type="float" office:value="123.455423700217" calcext:value-type="float">
            <text:p>123.4554237002</text:p>
          </table:table-cell>
          <table:table-cell table:formula="of:=[.E66]+[.F66]" office:value-type="float" office:value="2444" calcext:value-type="float">
            <text:p>2444</text:p>
          </table:table-cell>
          <table:table-cell table:formula="of:=SQRT([.H66])" office:value-type="float" office:value="49.4368283772331" calcext:value-type="float">
            <text:p>49.4368283772</text:p>
          </table:table-cell>
          <table:table-cell/>
          <table:table-cell table:formula="of:=[.G66]/[.I66]" office:value-type="float" office:value="2.49723592213838" calcext:value-type="float">
            <text:p>2.4972359221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67]-[.C67])^2 + ([.B67]-[.D67])^2)^0.5" office:value-type="float" office:value="123.49418306139" calcext:value-type="float">
            <text:p>123.4941830614</text:p>
          </table:table-cell>
          <table:table-cell table:formula="of:=[.E67]+[.F67]" office:value-type="float" office:value="2441" calcext:value-type="float">
            <text:p>2441</text:p>
          </table:table-cell>
          <table:table-cell table:formula="of:=SQRT([.H67])" office:value-type="float" office:value="49.4064773081425" calcext:value-type="float">
            <text:p>49.4064773081</text:p>
          </table:table-cell>
          <table:table-cell/>
          <table:table-cell table:formula="of:=[.G67]/[.I67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44" calcext:value-type="float">
            <text:p>303.044</text:p>
          </table:table-cell>
          <table:table-cell office:value-type="float" office:value="228.362" calcext:value-type="float">
            <text:p>228.362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table:formula="of:=(([.A68]-[.C68])^2 + ([.B68]-[.D68])^2)^0.5" office:value-type="float" office:value="123.477740212558" calcext:value-type="float">
            <text:p>123.4777402126</text:p>
          </table:table-cell>
          <table:table-cell table:formula="of:=[.E68]+[.F68]" office:value-type="float" office:value="2444" calcext:value-type="float">
            <text:p>2444</text:p>
          </table:table-cell>
          <table:table-cell table:formula="of:=SQRT([.H68])" office:value-type="float" office:value="49.4368283772331" calcext:value-type="float">
            <text:p>49.4368283772</text:p>
          </table:table-cell>
          <table:table-cell/>
          <table:table-cell table:formula="of:=[.G68]/[.I68]" office:value-type="float" office:value="2.49768733686449" calcext:value-type="float">
            <text:p>2.4976873369</text:p>
          </table:table-cell>
          <table:table-cell/>
        </table:table-row>
        <table:table-row table:style-name="ro1">
          <table:table-cell office:value-type="float" office:value="181.64" calcext:value-type="float">
            <text:p>181.64</text:p>
          </table:table-cell>
          <table:table-cell office:value-type="float" office:value="250.524" calcext:value-type="float">
            <text:p>250.524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9" calcext:value-type="float">
            <text:p>228.2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69]-[.C69])^2 + ([.B69]-[.D69])^2)^0.5" office:value-type="float" office:value="123.419247915388" calcext:value-type="float">
            <text:p>123.4192479154</text:p>
          </table:table-cell>
          <table:table-cell table:formula="of:=[.E69]+[.F69]" office:value-type="float" office:value="2446" calcext:value-type="float">
            <text:p>2446</text:p>
          </table:table-cell>
          <table:table-cell table:formula="of:=SQRT([.H69])" office:value-type="float" office:value="49.457052075513" calcext:value-type="float">
            <text:p>49.4570520755</text:p>
          </table:table-cell>
          <table:table-cell/>
          <table:table-cell table:formula="of:=[.G69]/[.I69]" office:value-type="float" office:value="2.49548330796075" calcext:value-type="float">
            <text:p>2.495483308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0]-[.C70])^2 + ([.B70]-[.D70])^2)^0.5" office:value-type="float" office:value="123.49418306139" calcext:value-type="float">
            <text:p>123.4941830614</text:p>
          </table:table-cell>
          <table:table-cell table:formula="of:=[.E70]+[.F70]" office:value-type="float" office:value="2441" calcext:value-type="float">
            <text:p>2441</text:p>
          </table:table-cell>
          <table:table-cell table:formula="of:=SQRT([.H70])" office:value-type="float" office:value="49.4064773081425" calcext:value-type="float">
            <text:p>49.4064773081</text:p>
          </table:table-cell>
          <table:table-cell/>
          <table:table-cell table:formula="of:=[.G70]/[.I70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1]-[.C71])^2 + ([.B71]-[.D71])^2)^0.5" office:value-type="float" office:value="123.49418306139" calcext:value-type="float">
            <text:p>123.4941830614</text:p>
          </table:table-cell>
          <table:table-cell table:formula="of:=[.E71]+[.F71]" office:value-type="float" office:value="2441" calcext:value-type="float">
            <text:p>2441</text:p>
          </table:table-cell>
          <table:table-cell table:formula="of:=SQRT([.H71])" office:value-type="float" office:value="49.4064773081425" calcext:value-type="float">
            <text:p>49.4064773081</text:p>
          </table:table-cell>
          <table:table-cell/>
          <table:table-cell table:formula="of:=[.G71]/[.I71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2]-[.C72])^2 + ([.B72]-[.D72])^2)^0.5" office:value-type="float" office:value="123.49418306139" calcext:value-type="float">
            <text:p>123.4941830614</text:p>
          </table:table-cell>
          <table:table-cell table:formula="of:=[.E72]+[.F72]" office:value-type="float" office:value="2441" calcext:value-type="float">
            <text:p>2441</text:p>
          </table:table-cell>
          <table:table-cell table:formula="of:=SQRT([.H72])" office:value-type="float" office:value="49.4064773081425" calcext:value-type="float">
            <text:p>49.4064773081</text:p>
          </table:table-cell>
          <table:table-cell/>
          <table:table-cell table:formula="of:=[.G72]/[.I72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3]-[.C73])^2 + ([.B73]-[.D73])^2)^0.5" office:value-type="float" office:value="123.49418306139" calcext:value-type="float">
            <text:p>123.4941830614</text:p>
          </table:table-cell>
          <table:table-cell table:formula="of:=[.E73]+[.F73]" office:value-type="float" office:value="2441" calcext:value-type="float">
            <text:p>2441</text:p>
          </table:table-cell>
          <table:table-cell table:formula="of:=SQRT([.H73])" office:value-type="float" office:value="49.4064773081425" calcext:value-type="float">
            <text:p>49.4064773081</text:p>
          </table:table-cell>
          <table:table-cell/>
          <table:table-cell table:formula="of:=[.G73]/[.I73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4]-[.C74])^2 + ([.B74]-[.D74])^2)^0.5" office:value-type="float" office:value="123.49418306139" calcext:value-type="float">
            <text:p>123.4941830614</text:p>
          </table:table-cell>
          <table:table-cell table:formula="of:=[.E74]+[.F74]" office:value-type="float" office:value="2441" calcext:value-type="float">
            <text:p>2441</text:p>
          </table:table-cell>
          <table:table-cell table:formula="of:=SQRT([.H74])" office:value-type="float" office:value="49.4064773081425" calcext:value-type="float">
            <text:p>49.4064773081</text:p>
          </table:table-cell>
          <table:table-cell/>
          <table:table-cell table:formula="of:=[.G74]/[.I74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5]-[.C75])^2 + ([.B75]-[.D75])^2)^0.5" office:value-type="float" office:value="123.49418306139" calcext:value-type="float">
            <text:p>123.4941830614</text:p>
          </table:table-cell>
          <table:table-cell table:formula="of:=[.E75]+[.F75]" office:value-type="float" office:value="2441" calcext:value-type="float">
            <text:p>2441</text:p>
          </table:table-cell>
          <table:table-cell table:formula="of:=SQRT([.H75])" office:value-type="float" office:value="49.4064773081425" calcext:value-type="float">
            <text:p>49.4064773081</text:p>
          </table:table-cell>
          <table:table-cell/>
          <table:table-cell table:formula="of:=[.G75]/[.I75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5" calcext:value-type="float">
            <text:p>1205</text:p>
          </table:table-cell>
          <table:table-cell office:value-type="float" office:value="1236" calcext:value-type="float">
            <text:p>1236</text:p>
          </table:table-cell>
          <table:table-cell table:formula="of:=(([.A76]-[.C76])^2 + ([.B76]-[.D76])^2)^0.5" office:value-type="float" office:value="123.49418306139" calcext:value-type="float">
            <text:p>123.4941830614</text:p>
          </table:table-cell>
          <table:table-cell table:formula="of:=[.E76]+[.F76]" office:value-type="float" office:value="2441" calcext:value-type="float">
            <text:p>2441</text:p>
          </table:table-cell>
          <table:table-cell table:formula="of:=SQRT([.H76])" office:value-type="float" office:value="49.4064773081425" calcext:value-type="float">
            <text:p>49.4064773081</text:p>
          </table:table-cell>
          <table:table-cell/>
          <table:table-cell table:formula="of:=[.G76]/[.I76]" office:value-type="float" office:value="2.49955450762398" calcext:value-type="float">
            <text:p>2.499554507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5" calcext:value-type="float">
            <text:p>1205</text:p>
          </table:table-cell>
          <table:table-cell office:value-type="float" office:value="1235" calcext:value-type="float">
            <text:p>1235</text:p>
          </table:table-cell>
          <table:table-cell table:formula="of:=(([.A77]-[.C77])^2 + ([.B77]-[.D77])^2)^0.5" office:value-type="float" office:value="123.546561413096" calcext:value-type="float">
            <text:p>123.5465614131</text:p>
          </table:table-cell>
          <table:table-cell table:formula="of:=[.E77]+[.F77]" office:value-type="float" office:value="2440" calcext:value-type="float">
            <text:p>2440</text:p>
          </table:table-cell>
          <table:table-cell table:formula="of:=SQRT([.H77])" office:value-type="float" office:value="49.3963561409139" calcext:value-type="float">
            <text:p>49.3963561409</text:p>
          </table:table-cell>
          <table:table-cell/>
          <table:table-cell table:formula="of:=[.G77]/[.I77]" office:value-type="float" office:value="2.50112702768303" calcext:value-type="float">
            <text:p>2.5011270277</text:p>
          </table:table-cell>
          <table:table-cell/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051" calcext:value-type="float">
            <text:p>303.051</text:p>
          </table:table-cell>
          <table:table-cell office:value-type="float" office:value="228.309" calcext:value-type="float">
            <text:p>228.309</text:p>
          </table:table-cell>
          <table:table-cell office:value-type="float" office:value="1208" calcext:value-type="float">
            <text:p>1208</text:p>
          </table:table-cell>
          <table:table-cell office:value-type="float" office:value="1236" calcext:value-type="float">
            <text:p>1236</text:p>
          </table:table-cell>
          <table:table-cell table:formula="of:=(([.A78]-[.C78])^2 + ([.B78]-[.D78])^2)^0.5" office:value-type="float" office:value="123.443756006531" calcext:value-type="float">
            <text:p>123.4437560065</text:p>
          </table:table-cell>
          <table:table-cell table:formula="of:=[.E78]+[.F78]" office:value-type="float" office:value="2444" calcext:value-type="float">
            <text:p>2444</text:p>
          </table:table-cell>
          <table:table-cell table:formula="of:=SQRT([.H78])" office:value-type="float" office:value="49.4368283772331" calcext:value-type="float">
            <text:p>49.4368283772</text:p>
          </table:table-cell>
          <table:table-cell/>
          <table:table-cell table:formula="of:=[.G78]/[.I78]" office:value-type="float" office:value="2.49699990995741" calcext:value-type="float">
            <text:p>2.49699991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35" calcext:value-type="float">
            <text:p>303.035</text:p>
          </table:table-cell>
          <table:table-cell office:value-type="float" office:value="228.318" calcext:value-type="float">
            <text:p>228.318</text:p>
          </table:table-cell>
          <table:table-cell office:value-type="float" office:value="1205" calcext:value-type="float">
            <text:p>1205</text:p>
          </table:table-cell>
          <table:table-cell office:value-type="float" office:value="1241" calcext:value-type="float">
            <text:p>1241</text:p>
          </table:table-cell>
          <table:table-cell table:formula="of:=(([.A79]-[.C79])^2 + ([.B79]-[.D79])^2)^0.5" office:value-type="float" office:value="123.476821294525" calcext:value-type="float">
            <text:p>123.4768212945</text:p>
          </table:table-cell>
          <table:table-cell table:formula="of:=[.E79]+[.F79]" office:value-type="float" office:value="2446" calcext:value-type="float">
            <text:p>2446</text:p>
          </table:table-cell>
          <table:table-cell table:formula="of:=SQRT([.H79])" office:value-type="float" office:value="49.457052075513" calcext:value-type="float">
            <text:p>49.4570520755</text:p>
          </table:table-cell>
          <table:table-cell/>
          <table:table-cell table:formula="of:=[.G79]/[.I79]" office:value-type="float" office:value="2.49664741655033" calcext:value-type="float">
            <text:p>2.4966474166</text:p>
          </table:table-cell>
          <table:table-cell/>
        </table:table-row>
        <table:table-row table:style-name="ro1">
          <table:table-cell office:value-type="float" office:value="181.586" calcext:value-type="float">
            <text:p>181.586</text:p>
          </table:table-cell>
          <table:table-cell office:value-type="float" office:value="250.604" calcext:value-type="float">
            <text:p>250.604</text:p>
          </table:table-cell>
          <table:table-cell office:value-type="float" office:value="303.092" calcext:value-type="float">
            <text:p>303.092</text:p>
          </table:table-cell>
          <table:table-cell office:value-type="float" office:value="228.361" calcext:value-type="float">
            <text:p>228.361</text:p>
          </table:table-cell>
          <table:table-cell office:value-type="float" office:value="1205" calcext:value-type="float">
            <text:p>1205</text:p>
          </table:table-cell>
          <table:table-cell office:value-type="float" office:value="1233" calcext:value-type="float">
            <text:p>1233</text:p>
          </table:table-cell>
          <table:table-cell table:formula="of:=(([.A80]-[.C80])^2 + ([.B80]-[.D80])^2)^0.5" office:value-type="float" office:value="123.525135438096" calcext:value-type="float">
            <text:p>123.5251354381</text:p>
          </table:table-cell>
          <table:table-cell table:formula="of:=[.E80]+[.F80]" office:value-type="float" office:value="2438" calcext:value-type="float">
            <text:p>2438</text:p>
          </table:table-cell>
          <table:table-cell table:formula="of:=SQRT([.H80])" office:value-type="float" office:value="49.376107582514" calcext:value-type="float">
            <text:p>49.3761075825</text:p>
          </table:table-cell>
          <table:table-cell/>
          <table:table-cell table:formula="of:=[.G80]/[.I80]" office:value-type="float" office:value="2.50171877626581" calcext:value-type="float">
            <text:p>2.5017187763</text:p>
          </table:table-cell>
          <table:table-cell/>
        </table:table-row>
        <table:table-row table:style-name="ro1">
          <table:table-cell office:value-type="float" office:value="181.627" calcext:value-type="float">
            <text:p>181.627</text:p>
          </table:table-cell>
          <table:table-cell office:value-type="float" office:value="250.548" calcext:value-type="float">
            <text:p>250.548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8" calcext:value-type="float">
            <text:p>1208</text:p>
          </table:table-cell>
          <table:table-cell office:value-type="float" office:value="1235" calcext:value-type="float">
            <text:p>1235</text:p>
          </table:table-cell>
          <table:table-cell table:formula="of:=(([.A81]-[.C81])^2 + ([.B81]-[.D81])^2)^0.5" office:value-type="float" office:value="123.496171835405" calcext:value-type="float">
            <text:p>123.4961718354</text:p>
          </table:table-cell>
          <table:table-cell table:formula="of:=[.E81]+[.F81]" office:value-type="float" office:value="2443" calcext:value-type="float">
            <text:p>2443</text:p>
          </table:table-cell>
          <table:table-cell table:formula="of:=SQRT([.H81])" office:value-type="float" office:value="49.4267134250296" calcext:value-type="float">
            <text:p>49.426713425</text:p>
          </table:table-cell>
          <table:table-cell/>
          <table:table-cell table:formula="of:=[.G81]/[.I81]" office:value-type="float" office:value="2.49857138534457" calcext:value-type="float">
            <text:p>2.4985713853</text:p>
          </table:table-cell>
          <table:table-cell/>
        </table:table-row>
        <table:table-row table:style-name="ro1">
          <table:table-cell office:value-type="float" office:value="181.616" calcext:value-type="float">
            <text:p>181.616</text:p>
          </table:table-cell>
          <table:table-cell office:value-type="float" office:value="250.57" calcext:value-type="float">
            <text:p>250.57</text:p>
          </table:table-cell>
          <table:table-cell office:value-type="float" office:value="303.12" calcext:value-type="float">
            <text:p>303.12</text:p>
          </table:table-cell>
          <table:table-cell office:value-type="float" office:value="228.395" calcext:value-type="float">
            <text:p>228.395</text:p>
          </table:table-cell>
          <table:table-cell office:value-type="float" office:value="1209" calcext:value-type="float">
            <text:p>1209</text:p>
          </table:table-cell>
          <table:table-cell office:value-type="float" office:value="1235" calcext:value-type="float">
            <text:p>1235</text:p>
          </table:table-cell>
          <table:table-cell table:formula="of:=(([.A82]-[.C82])^2 + ([.B82]-[.D82])^2)^0.5" office:value-type="float" office:value="123.510941381725" calcext:value-type="float">
            <text:p>123.5109413817</text:p>
          </table:table-cell>
          <table:table-cell table:formula="of:=[.E82]+[.F82]" office:value-type="float" office:value="2444" calcext:value-type="float">
            <text:p>2444</text:p>
          </table:table-cell>
          <table:table-cell table:formula="of:=SQRT([.H82])" office:value-type="float" office:value="49.4368283772331" calcext:value-type="float">
            <text:p>49.4368283772</text:p>
          </table:table-cell>
          <table:table-cell/>
          <table:table-cell table:formula="of:=[.G82]/[.I82]" office:value-type="float" office:value="2.49835892463128" calcext:value-type="float">
            <text:p>2.4983589246</text:p>
          </table:table-cell>
          <table:table-cell/>
        </table:table-row>
        <table:table-row table:style-name="ro1">
          <table:table-cell office:value-type="float" office:value="181.662" calcext:value-type="float">
            <text:p>181.662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303.126" calcext:value-type="float">
            <text:p>303.126</text:p>
          </table:table-cell>
          <table:table-cell office:value-type="float" office:value="228.416" calcext:value-type="float">
            <text:p>228.416</text:p>
          </table:table-cell>
          <table:table-cell office:value-type="float" office:value="1208" calcext:value-type="float">
            <text:p>1208</text:p>
          </table:table-cell>
          <table:table-cell office:value-type="float" office:value="1234" calcext:value-type="float">
            <text:p>1234</text:p>
          </table:table-cell>
          <table:table-cell table:formula="of:=(([.A83]-[.C83])^2 + ([.B83]-[.D83])^2)^0.5" office:value-type="float" office:value="123.466924708604" calcext:value-type="float">
            <text:p>123.4669247086</text:p>
          </table:table-cell>
          <table:table-cell table:formula="of:=[.E83]+[.F83]" office:value-type="float" office:value="2442" calcext:value-type="float">
            <text:p>2442</text:p>
          </table:table-cell>
          <table:table-cell table:formula="of:=SQRT([.H83])" office:value-type="float" office:value="49.4165964024233" calcext:value-type="float">
            <text:p>49.4165964024</text:p>
          </table:table-cell>
          <table:table-cell/>
          <table:table-cell table:formula="of:=[.G83]/[.I83]" office:value-type="float" office:value="2.4984910677205" calcext:value-type="float">
            <text:p>2.4984910677</text:p>
          </table:table-cell>
          <table:table-cell/>
        </table:table-row>
        <table:table-row table:style-name="ro1">
          <table:table-cell office:value-type="float" office:value="181.786" calcext:value-type="float">
            <text:p>181.78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303.128" calcext:value-type="float">
            <text:p>303.128</text:p>
          </table:table-cell>
          <table:table-cell office:value-type="float" office:value="228.39" calcext:value-type="float">
            <text:p>228.39</text:p>
          </table:table-cell>
          <table:table-cell office:value-type="float" office:value="1213" calcext:value-type="float">
            <text:p>1213</text:p>
          </table:table-cell>
          <table:table-cell office:value-type="float" office:value="1234" calcext:value-type="float">
            <text:p>1234</text:p>
          </table:table-cell>
          <table:table-cell table:formula="of:=(([.A84]-[.C84])^2 + ([.B84]-[.D84])^2)^0.5" office:value-type="float" office:value="123.363098554633" calcext:value-type="float">
            <text:p>123.3630985546</text:p>
          </table:table-cell>
          <table:table-cell table:formula="of:=[.E84]+[.F84]" office:value-type="float" office:value="2447" calcext:value-type="float">
            <text:p>2447</text:p>
          </table:table-cell>
          <table:table-cell table:formula="of:=SQRT([.H84])" office:value-type="float" office:value="49.4671608241266" calcext:value-type="float">
            <text:p>49.4671608241</text:p>
          </table:table-cell>
          <table:table-cell/>
          <table:table-cell table:formula="of:=[.G84]/[.I84]" office:value-type="float" office:value="2.49383826561691" calcext:value-type="float">
            <text:p>2.4938382656</text:p>
          </table:table-cell>
          <table:table-cell/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274" calcext:value-type="float">
            <text:p>303.274</text:p>
          </table:table-cell>
          <table:table-cell office:value-type="float" office:value="228.378" calcext:value-type="float">
            <text:p>228.378</text:p>
          </table:table-cell>
          <table:table-cell office:value-type="float" office:value="1209" calcext:value-type="float">
            <text:p>1209</text:p>
          </table:table-cell>
          <table:table-cell office:value-type="float" office:value="1251" calcext:value-type="float">
            <text:p>1251</text:p>
          </table:table-cell>
          <table:table-cell table:formula="of:=(([.A85]-[.C85])^2 + ([.B85]-[.D85])^2)^0.5" office:value-type="float" office:value="123.408968766456" calcext:value-type="float">
            <text:p>123.4089687665</text:p>
          </table:table-cell>
          <table:table-cell table:formula="of:=[.E85]+[.F85]" office:value-type="float" office:value="2460" calcext:value-type="float">
            <text:p>2460</text:p>
          </table:table-cell>
          <table:table-cell table:formula="of:=SQRT([.H85])" office:value-type="float" office:value="49.598387070549" calcext:value-type="float">
            <text:p>49.5983870705</text:p>
          </table:table-cell>
          <table:table-cell/>
          <table:table-cell table:formula="of:=[.G85]/[.I85]" office:value-type="float" office:value="2.48816495969754" calcext:value-type="float">
            <text:p>2.488164959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6]-[.C86])^2 + ([.B86]-[.D86])^2)^0.5" office:value-type="float" office:value="123.269261687576" calcext:value-type="float">
            <text:p>123.2692616876</text:p>
          </table:table-cell>
          <table:table-cell table:formula="of:=[.E86]+[.F86]" office:value-type="float" office:value="2443" calcext:value-type="float">
            <text:p>2443</text:p>
          </table:table-cell>
          <table:table-cell table:formula="of:=SQRT([.H86])" office:value-type="float" office:value="49.4267134250296" calcext:value-type="float">
            <text:p>49.426713425</text:p>
          </table:table-cell>
          <table:table-cell/>
          <table:table-cell table:formula="of:=[.G86]/[.I86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250.612" calcext:value-type="float">
            <text:p>250.612</text:p>
          </table:table-cell>
          <table:table-cell office:value-type="float" office:value="303.147" calcext:value-type="float">
            <text:p>303.147</text:p>
          </table:table-cell>
          <table:table-cell office:value-type="float" office:value="228.474" calcext:value-type="float">
            <text:p>228.474</text:p>
          </table:table-cell>
          <table:table-cell office:value-type="float" office:value="1214" calcext:value-type="float">
            <text:p>1214</text:p>
          </table:table-cell>
          <table:table-cell office:value-type="float" office:value="1234" calcext:value-type="float">
            <text:p>1234</text:p>
          </table:table-cell>
          <table:table-cell table:formula="of:=(([.A87]-[.C87])^2 + ([.B87]-[.D87])^2)^0.5" office:value-type="float" office:value="123.349849829661" calcext:value-type="float">
            <text:p>123.3498498297</text:p>
          </table:table-cell>
          <table:table-cell table:formula="of:=[.E87]+[.F87]" office:value-type="float" office:value="2448" calcext:value-type="float">
            <text:p>2448</text:p>
          </table:table-cell>
          <table:table-cell table:formula="of:=SQRT([.H87])" office:value-type="float" office:value="49.4772675074119" calcext:value-type="float">
            <text:p>49.4772675074</text:p>
          </table:table-cell>
          <table:table-cell/>
          <table:table-cell table:formula="of:=[.G87]/[.I87]" office:value-type="float" office:value="2.49306107721456" calcext:value-type="float">
            <text:p>2.493061077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8]-[.C88])^2 + ([.B88]-[.D88])^2)^0.5" office:value-type="float" office:value="123.269261687576" calcext:value-type="float">
            <text:p>123.2692616876</text:p>
          </table:table-cell>
          <table:table-cell table:formula="of:=[.E88]+[.F88]" office:value-type="float" office:value="2443" calcext:value-type="float">
            <text:p>2443</text:p>
          </table:table-cell>
          <table:table-cell table:formula="of:=SQRT([.H88])" office:value-type="float" office:value="49.4267134250296" calcext:value-type="float">
            <text:p>49.426713425</text:p>
          </table:table-cell>
          <table:table-cell/>
          <table:table-cell table:formula="of:=[.G88]/[.I88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89]-[.C89])^2 + ([.B89]-[.D89])^2)^0.5" office:value-type="float" office:value="123.269261687576" calcext:value-type="float">
            <text:p>123.2692616876</text:p>
          </table:table-cell>
          <table:table-cell table:formula="of:=[.E89]+[.F89]" office:value-type="float" office:value="2443" calcext:value-type="float">
            <text:p>2443</text:p>
          </table:table-cell>
          <table:table-cell table:formula="of:=SQRT([.H89])" office:value-type="float" office:value="49.4267134250296" calcext:value-type="float">
            <text:p>49.426713425</text:p>
          </table:table-cell>
          <table:table-cell/>
          <table:table-cell table:formula="of:=[.G89]/[.I89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90]-[.C90])^2 + ([.B90]-[.D90])^2)^0.5" office:value-type="float" office:value="123.30798129075" calcext:value-type="float">
            <text:p>123.3079812908</text:p>
          </table:table-cell>
          <table:table-cell table:formula="of:=[.E90]+[.F90]" office:value-type="float" office:value="2446" calcext:value-type="float">
            <text:p>2446</text:p>
          </table:table-cell>
          <table:table-cell table:formula="of:=SQRT([.H90])" office:value-type="float" office:value="49.457052075513" calcext:value-type="float">
            <text:p>49.4570520755</text:p>
          </table:table-cell>
          <table:table-cell/>
          <table:table-cell table:formula="of:=[.G90]/[.I90]" office:value-type="float" office:value="2.49323354538962" calcext:value-type="float">
            <text:p>2.4932335454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228.397" calcext:value-type="float">
            <text:p>228.397</text:p>
          </table:table-cell>
          <table:table-cell office:value-type="float" office:value="1206" calcext:value-type="float">
            <text:p>1206</text:p>
          </table:table-cell>
          <table:table-cell office:value-type="float" office:value="1247" calcext:value-type="float">
            <text:p>1247</text:p>
          </table:table-cell>
          <table:table-cell table:formula="of:=(([.A91]-[.C91])^2 + ([.B91]-[.D91])^2)^0.5" office:value-type="float" office:value="123.380599876966" calcext:value-type="float">
            <text:p>123.380599877</text:p>
          </table:table-cell>
          <table:table-cell table:formula="of:=[.E91]+[.F91]" office:value-type="float" office:value="2453" calcext:value-type="float">
            <text:p>2453</text:p>
          </table:table-cell>
          <table:table-cell table:formula="of:=SQRT([.H91])" office:value-type="float" office:value="49.5277699881592" calcext:value-type="float">
            <text:p>49.5277699882</text:p>
          </table:table-cell>
          <table:table-cell/>
          <table:table-cell table:formula="of:=[.G91]/[.I91]" office:value-type="float" office:value="2.49113981724724" calcext:value-type="float">
            <text:p>2.491139817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2]-[.C92])^2 + ([.B92]-[.D92])^2)^0.5" office:value-type="float" office:value="123.269261687576" calcext:value-type="float">
            <text:p>123.2692616876</text:p>
          </table:table-cell>
          <table:table-cell table:formula="of:=[.E92]+[.F92]" office:value-type="float" office:value="2443" calcext:value-type="float">
            <text:p>2443</text:p>
          </table:table-cell>
          <table:table-cell table:formula="of:=SQRT([.H92])" office:value-type="float" office:value="49.4267134250296" calcext:value-type="float">
            <text:p>49.426713425</text:p>
          </table:table-cell>
          <table:table-cell/>
          <table:table-cell table:formula="of:=[.G92]/[.I92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9" calcext:value-type="float">
            <text:p>1209</text:p>
          </table:table-cell>
          <table:table-cell office:value-type="float" office:value="1250" calcext:value-type="float">
            <text:p>1250</text:p>
          </table:table-cell>
          <table:table-cell table:formula="of:=(([.A93]-[.C93])^2 + ([.B93]-[.D93])^2)^0.5" office:value-type="float" office:value="123.409137542566" calcext:value-type="float">
            <text:p>123.4091375426</text:p>
          </table:table-cell>
          <table:table-cell table:formula="of:=[.E93]+[.F93]" office:value-type="float" office:value="2459" calcext:value-type="float">
            <text:p>2459</text:p>
          </table:table-cell>
          <table:table-cell table:formula="of:=SQRT([.H93])" office:value-type="float" office:value="49.5883050728698" calcext:value-type="float">
            <text:p>49.5883050729</text:p>
          </table:table-cell>
          <table:table-cell/>
          <table:table-cell table:formula="of:=[.G93]/[.I93]" office:value-type="float" office:value="2.48867424206609" calcext:value-type="float">
            <text:p>2.4886742421</text:p>
          </table:table-cell>
          <table:table-cell/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94]-[.C94])^2 + ([.B94]-[.D94])^2)^0.5" office:value-type="float" office:value="123.30798129075" calcext:value-type="float">
            <text:p>123.3079812908</text:p>
          </table:table-cell>
          <table:table-cell table:formula="of:=[.E94]+[.F94]" office:value-type="float" office:value="2446" calcext:value-type="float">
            <text:p>2446</text:p>
          </table:table-cell>
          <table:table-cell table:formula="of:=SQRT([.H94])" office:value-type="float" office:value="49.457052075513" calcext:value-type="float">
            <text:p>49.4570520755</text:p>
          </table:table-cell>
          <table:table-cell/>
          <table:table-cell table:formula="of:=[.G94]/[.I94]" office:value-type="float" office:value="2.49323354538962" calcext:value-type="float">
            <text:p>2.4932335454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8" calcext:value-type="float">
            <text:p>303.218</text:p>
          </table:table-cell>
          <table:table-cell office:value-type="float" office:value="228.354" calcext:value-type="float">
            <text:p>228.354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table:formula="of:=(([.A95]-[.C95])^2 + ([.B95]-[.D95])^2)^0.5" office:value-type="float" office:value="123.319446807874" calcext:value-type="float">
            <text:p>123.3194468079</text:p>
          </table:table-cell>
          <table:table-cell table:formula="of:=[.E95]+[.F95]" office:value-type="float" office:value="2452" calcext:value-type="float">
            <text:p>2452</text:p>
          </table:table-cell>
          <table:table-cell table:formula="of:=SQRT([.H95])" office:value-type="float" office:value="49.5176736125598" calcext:value-type="float">
            <text:p>49.5176736126</text:p>
          </table:table-cell>
          <table:table-cell/>
          <table:table-cell table:formula="of:=[.G95]/[.I95]" office:value-type="float" office:value="2.49041277206922" calcext:value-type="float">
            <text:p>2.4904127721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6]-[.C96])^2 + ([.B96]-[.D96])^2)^0.5" office:value-type="float" office:value="123.269261687576" calcext:value-type="float">
            <text:p>123.2692616876</text:p>
          </table:table-cell>
          <table:table-cell table:formula="of:=[.E96]+[.F96]" office:value-type="float" office:value="2443" calcext:value-type="float">
            <text:p>2443</text:p>
          </table:table-cell>
          <table:table-cell table:formula="of:=SQRT([.H96])" office:value-type="float" office:value="49.4267134250296" calcext:value-type="float">
            <text:p>49.426713425</text:p>
          </table:table-cell>
          <table:table-cell/>
          <table:table-cell table:formula="of:=[.G96]/[.I96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97]-[.C97])^2 + ([.B97]-[.D97])^2)^0.5" office:value-type="float" office:value="123.269261687576" calcext:value-type="float">
            <text:p>123.2692616876</text:p>
          </table:table-cell>
          <table:table-cell table:formula="of:=[.E97]+[.F97]" office:value-type="float" office:value="2443" calcext:value-type="float">
            <text:p>2443</text:p>
          </table:table-cell>
          <table:table-cell table:formula="of:=SQRT([.H97])" office:value-type="float" office:value="49.4267134250296" calcext:value-type="float">
            <text:p>49.426713425</text:p>
          </table:table-cell>
          <table:table-cell/>
          <table:table-cell table:formula="of:=[.G97]/[.I97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98]-[.C98])^2 + ([.B98]-[.D98])^2)^0.5" office:value-type="float" office:value="123.349563923023" calcext:value-type="float">
            <text:p>123.349563923</text:p>
          </table:table-cell>
          <table:table-cell table:formula="of:=[.E98]+[.F98]" office:value-type="float" office:value="2454" calcext:value-type="float">
            <text:p>2454</text:p>
          </table:table-cell>
          <table:table-cell table:formula="of:=SQRT([.H98])" office:value-type="float" office:value="49.5378643060033" calcext:value-type="float">
            <text:p>49.537864306</text:p>
          </table:table-cell>
          <table:table-cell/>
          <table:table-cell table:formula="of:=[.G98]/[.I98]" office:value-type="float" office:value="2.4900056885996" calcext:value-type="float">
            <text:p>2.4900056886</text:p>
          </table:table-cell>
          <table:table-cell/>
        </table:table-row>
        <table:table-row table:style-name="ro1">
          <table:table-cell office:value-type="float" office:value="181.842" calcext:value-type="float">
            <text:p>181.842</text:p>
          </table:table-cell>
          <table:table-cell office:value-type="float" office:value="250.563" calcext:value-type="float">
            <text:p>250.563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7" calcext:value-type="float">
            <text:p>1207</text:p>
          </table:table-cell>
          <table:table-cell office:value-type="float" office:value="1237" calcext:value-type="float">
            <text:p>1237</text:p>
          </table:table-cell>
          <table:table-cell table:formula="of:=(([.A99]-[.C99])^2 + ([.B99]-[.D99])^2)^0.5" office:value-type="float" office:value="123.340885196272" calcext:value-type="float">
            <text:p>123.3408851963</text:p>
          </table:table-cell>
          <table:table-cell table:formula="of:=[.E99]+[.F99]" office:value-type="float" office:value="2444" calcext:value-type="float">
            <text:p>2444</text:p>
          </table:table-cell>
          <table:table-cell table:formula="of:=SQRT([.H99])" office:value-type="float" office:value="49.4368283772331" calcext:value-type="float">
            <text:p>49.4368283772</text:p>
          </table:table-cell>
          <table:table-cell/>
          <table:table-cell table:formula="of:=[.G99]/[.I99]" office:value-type="float" office:value="2.49491905619645" calcext:value-type="float">
            <text:p>2.494919056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0]-[.C100])^2 + ([.B100]-[.D100])^2)^0.5" office:value-type="float" office:value="123.269261687576" calcext:value-type="float">
            <text:p>123.2692616876</text:p>
          </table:table-cell>
          <table:table-cell table:formula="of:=[.E100]+[.F100]" office:value-type="float" office:value="2443" calcext:value-type="float">
            <text:p>2443</text:p>
          </table:table-cell>
          <table:table-cell table:formula="of:=SQRT([.H100])" office:value-type="float" office:value="49.4267134250296" calcext:value-type="float">
            <text:p>49.426713425</text:p>
          </table:table-cell>
          <table:table-cell/>
          <table:table-cell table:formula="of:=[.G100]/[.I100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4" calcext:value-type="float">
            <text:p>1204</text:p>
          </table:table-cell>
          <table:table-cell office:value-type="float" office:value="1237" calcext:value-type="float">
            <text:p>1237</text:p>
          </table:table-cell>
          <table:table-cell table:formula="of:=(([.A101]-[.C101])^2 + ([.B101]-[.D101])^2)^0.5" office:value-type="float" office:value="123.303323077685" calcext:value-type="float">
            <text:p>123.3033230777</text:p>
          </table:table-cell>
          <table:table-cell table:formula="of:=[.E101]+[.F101]" office:value-type="float" office:value="2441" calcext:value-type="float">
            <text:p>2441</text:p>
          </table:table-cell>
          <table:table-cell table:formula="of:=SQRT([.H101])" office:value-type="float" office:value="49.4064773081425" calcext:value-type="float">
            <text:p>49.4064773081</text:p>
          </table:table-cell>
          <table:table-cell/>
          <table:table-cell table:formula="of:=[.G101]/[.I101]" office:value-type="float" office:value="2.49569145172315" calcext:value-type="float">
            <text:p>2.495691451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7" calcext:value-type="float">
            <text:p>303.217</text:p>
          </table:table-cell>
          <table:table-cell office:value-type="float" office:value="228.494" calcext:value-type="float">
            <text:p>228.494</text:p>
          </table:table-cell>
          <table:table-cell office:value-type="float" office:value="1206" calcext:value-type="float">
            <text:p>1206</text:p>
          </table:table-cell>
          <table:table-cell office:value-type="float" office:value="1234" calcext:value-type="float">
            <text:p>1234</text:p>
          </table:table-cell>
          <table:table-cell table:formula="of:=(([.A102]-[.C102])^2 + ([.B102]-[.D102])^2)^0.5" office:value-type="float" office:value="123.293400520871" calcext:value-type="float">
            <text:p>123.2934005209</text:p>
          </table:table-cell>
          <table:table-cell table:formula="of:=[.E102]+[.F102]" office:value-type="float" office:value="2440" calcext:value-type="float">
            <text:p>2440</text:p>
          </table:table-cell>
          <table:table-cell table:formula="of:=SQRT([.H102])" office:value-type="float" office:value="49.3963561409139" calcext:value-type="float">
            <text:p>49.3963561409</text:p>
          </table:table-cell>
          <table:table-cell/>
          <table:table-cell table:formula="of:=[.G102]/[.I102]" office:value-type="float" office:value="2.49600193522676" calcext:value-type="float">
            <text:p>2.496001935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3]-[.C103])^2 + ([.B103]-[.D103])^2)^0.5" office:value-type="float" office:value="123.269261687576" calcext:value-type="float">
            <text:p>123.2692616876</text:p>
          </table:table-cell>
          <table:table-cell table:formula="of:=[.E103]+[.F103]" office:value-type="float" office:value="2443" calcext:value-type="float">
            <text:p>2443</text:p>
          </table:table-cell>
          <table:table-cell table:formula="of:=SQRT([.H103])" office:value-type="float" office:value="49.4267134250296" calcext:value-type="float">
            <text:p>49.426713425</text:p>
          </table:table-cell>
          <table:table-cell/>
          <table:table-cell table:formula="of:=[.G103]/[.I103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4]-[.C104])^2 + ([.B104]-[.D104])^2)^0.5" office:value-type="float" office:value="123.269261687576" calcext:value-type="float">
            <text:p>123.2692616876</text:p>
          </table:table-cell>
          <table:table-cell table:formula="of:=[.E104]+[.F104]" office:value-type="float" office:value="2443" calcext:value-type="float">
            <text:p>2443</text:p>
          </table:table-cell>
          <table:table-cell table:formula="of:=SQRT([.H104])" office:value-type="float" office:value="49.4267134250296" calcext:value-type="float">
            <text:p>49.426713425</text:p>
          </table:table-cell>
          <table:table-cell/>
          <table:table-cell table:formula="of:=[.G104]/[.I104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5]-[.C105])^2 + ([.B105]-[.D105])^2)^0.5" office:value-type="float" office:value="123.269261687576" calcext:value-type="float">
            <text:p>123.2692616876</text:p>
          </table:table-cell>
          <table:table-cell table:formula="of:=[.E105]+[.F105]" office:value-type="float" office:value="2443" calcext:value-type="float">
            <text:p>2443</text:p>
          </table:table-cell>
          <table:table-cell table:formula="of:=SQRT([.H105])" office:value-type="float" office:value="49.4267134250296" calcext:value-type="float">
            <text:p>49.426713425</text:p>
          </table:table-cell>
          <table:table-cell/>
          <table:table-cell table:formula="of:=[.G105]/[.I105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06]-[.C106])^2 + ([.B106]-[.D106])^2)^0.5" office:value-type="float" office:value="123.269261687576" calcext:value-type="float">
            <text:p>123.2692616876</text:p>
          </table:table-cell>
          <table:table-cell table:formula="of:=[.E106]+[.F106]" office:value-type="float" office:value="2443" calcext:value-type="float">
            <text:p>2443</text:p>
          </table:table-cell>
          <table:table-cell table:formula="of:=SQRT([.H106])" office:value-type="float" office:value="49.4267134250296" calcext:value-type="float">
            <text:p>49.426713425</text:p>
          </table:table-cell>
          <table:table-cell/>
          <table:table-cell table:formula="of:=[.G106]/[.I106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3.39" calcext:value-type="float">
            <text:p>183.39</text:p>
          </table:table-cell>
          <table:table-cell office:value-type="float" office:value="247.941" calcext:value-type="float">
            <text:p>247.941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067" calcext:value-type="float">
            <text:p>1067</text:p>
          </table:table-cell>
          <table:table-cell office:value-type="float" office:value="1237" calcext:value-type="float">
            <text:p>1237</text:p>
          </table:table-cell>
          <table:table-cell table:formula="of:=(([.A107]-[.C107])^2 + ([.B107]-[.D107])^2)^0.5" office:value-type="float" office:value="121.371048166356" calcext:value-type="float">
            <text:p>121.3710481664</text:p>
          </table:table-cell>
          <table:table-cell table:formula="of:=[.E107]+[.F107]" office:value-type="float" office:value="2304" calcext:value-type="float">
            <text:p>2304</text:p>
          </table:table-cell>
          <table:table-cell table:formula="of:=SQRT([.H107])" office:value-type="float" office:value="48" calcext:value-type="float">
            <text:p>48</text:p>
          </table:table-cell>
          <table:table-cell/>
          <table:table-cell table:formula="of:=[.G107]/[.I107]" office:value-type="float" office:value="2.52856350346576" calcext:value-type="float">
            <text:p>2.528563503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10.866" calcext:value-type="float">
            <text:p>310.866</text:p>
          </table:table-cell>
          <table:table-cell office:value-type="float" office:value="234.249" calcext:value-type="float">
            <text:p>234.249</text:p>
          </table:table-cell>
          <table:table-cell office:value-type="float" office:value="1206" calcext:value-type="float">
            <text:p>1206</text:p>
          </table:table-cell>
          <table:table-cell office:value-type="float" office:value="575" calcext:value-type="float">
            <text:p>575</text:p>
          </table:table-cell>
          <table:table-cell table:formula="of:=(([.A108]-[.C108])^2 + ([.B108]-[.D108])^2)^0.5" office:value-type="float" office:value="129.982634878664" calcext:value-type="float">
            <text:p>129.9826348787</text:p>
          </table:table-cell>
          <table:table-cell table:formula="of:=[.E108]+[.F108]" office:value-type="float" office:value="1781" calcext:value-type="float">
            <text:p>1781</text:p>
          </table:table-cell>
          <table:table-cell table:formula="of:=SQRT([.H108])" office:value-type="float" office:value="42.2018956920184" calcext:value-type="float">
            <text:p>42.201895692</text:p>
          </table:table-cell>
          <table:table-cell/>
          <table:table-cell table:formula="of:=[.G108]/[.I108]" office:value-type="float" office:value="3.08001886520105" calcext:value-type="float">
            <text:p>3.080018865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1.477" calcext:value-type="float">
            <text:p>301.477</text:p>
          </table:table-cell>
          <table:table-cell office:value-type="float" office:value="227.243" calcext:value-type="float">
            <text:p>227.243</text:p>
          </table:table-cell>
          <table:table-cell office:value-type="float" office:value="1206" calcext:value-type="float">
            <text:p>1206</text:p>
          </table:table-cell>
          <table:table-cell office:value-type="float" office:value="1113" calcext:value-type="float">
            <text:p>1113</text:p>
          </table:table-cell>
          <table:table-cell table:formula="of:=(([.A109]-[.C109])^2 + ([.B109]-[.D109])^2)^0.5" office:value-type="float" office:value="121.814352606743" calcext:value-type="float">
            <text:p>121.8143526067</text:p>
          </table:table-cell>
          <table:table-cell table:formula="of:=[.E109]+[.F109]" office:value-type="float" office:value="2319" calcext:value-type="float">
            <text:p>2319</text:p>
          </table:table-cell>
          <table:table-cell table:formula="of:=SQRT([.H109])" office:value-type="float" office:value="48.155996511338" calcext:value-type="float">
            <text:p>48.1559965113</text:p>
          </table:table-cell>
          <table:table-cell/>
          <table:table-cell table:formula="of:=[.G109]/[.I109]" office:value-type="float" office:value="2.52957806777112" calcext:value-type="float">
            <text:p>2.5295780678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0]-[.C110])^2 + ([.B110]-[.D110])^2)^0.5" office:value-type="float" office:value="123.269261687576" calcext:value-type="float">
            <text:p>123.2692616876</text:p>
          </table:table-cell>
          <table:table-cell table:formula="of:=[.E110]+[.F110]" office:value-type="float" office:value="2443" calcext:value-type="float">
            <text:p>2443</text:p>
          </table:table-cell>
          <table:table-cell table:formula="of:=SQRT([.H110])" office:value-type="float" office:value="49.4267134250296" calcext:value-type="float">
            <text:p>49.426713425</text:p>
          </table:table-cell>
          <table:table-cell/>
          <table:table-cell table:formula="of:=[.G110]/[.I110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1]-[.C111])^2 + ([.B111]-[.D111])^2)^0.5" office:value-type="float" office:value="123.269261687576" calcext:value-type="float">
            <text:p>123.2692616876</text:p>
          </table:table-cell>
          <table:table-cell table:formula="of:=[.E111]+[.F111]" office:value-type="float" office:value="2443" calcext:value-type="float">
            <text:p>2443</text:p>
          </table:table-cell>
          <table:table-cell table:formula="of:=SQRT([.H111])" office:value-type="float" office:value="49.4267134250296" calcext:value-type="float">
            <text:p>49.426713425</text:p>
          </table:table-cell>
          <table:table-cell/>
          <table:table-cell table:formula="of:=[.G111]/[.I111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112]-[.C112])^2 + ([.B112]-[.D112])^2)^0.5" office:value-type="float" office:value="123.30798129075" calcext:value-type="float">
            <text:p>123.3079812908</text:p>
          </table:table-cell>
          <table:table-cell table:formula="of:=[.E112]+[.F112]" office:value-type="float" office:value="2446" calcext:value-type="float">
            <text:p>2446</text:p>
          </table:table-cell>
          <table:table-cell table:formula="of:=SQRT([.H112])" office:value-type="float" office:value="49.457052075513" calcext:value-type="float">
            <text:p>49.4570520755</text:p>
          </table:table-cell>
          <table:table-cell/>
          <table:table-cell table:formula="of:=[.G112]/[.I112]" office:value-type="float" office:value="2.49323354538962" calcext:value-type="float">
            <text:p>2.4932335454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13]-[.C113])^2 + ([.B113]-[.D113])^2)^0.5" office:value-type="float" office:value="123.349563923023" calcext:value-type="float">
            <text:p>123.349563923</text:p>
          </table:table-cell>
          <table:table-cell table:formula="of:=[.E113]+[.F113]" office:value-type="float" office:value="2454" calcext:value-type="float">
            <text:p>2454</text:p>
          </table:table-cell>
          <table:table-cell table:formula="of:=SQRT([.H113])" office:value-type="float" office:value="49.5378643060033" calcext:value-type="float">
            <text:p>49.537864306</text:p>
          </table:table-cell>
          <table:table-cell/>
          <table:table-cell table:formula="of:=[.G113]/[.I113]" office:value-type="float" office:value="2.4900056885996" calcext:value-type="float">
            <text:p>2.4900056886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14]-[.C114])^2 + ([.B114]-[.D114])^2)^0.5" office:value-type="float" office:value="123.349563923023" calcext:value-type="float">
            <text:p>123.349563923</text:p>
          </table:table-cell>
          <table:table-cell table:formula="of:=[.E114]+[.F114]" office:value-type="float" office:value="2454" calcext:value-type="float">
            <text:p>2454</text:p>
          </table:table-cell>
          <table:table-cell table:formula="of:=SQRT([.H114])" office:value-type="float" office:value="49.5378643060033" calcext:value-type="float">
            <text:p>49.537864306</text:p>
          </table:table-cell>
          <table:table-cell/>
          <table:table-cell table:formula="of:=[.G114]/[.I114]" office:value-type="float" office:value="2.4900056885996" calcext:value-type="float">
            <text:p>2.4900056886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5]-[.C115])^2 + ([.B115]-[.D115])^2)^0.5" office:value-type="float" office:value="123.269261687576" calcext:value-type="float">
            <text:p>123.2692616876</text:p>
          </table:table-cell>
          <table:table-cell table:formula="of:=[.E115]+[.F115]" office:value-type="float" office:value="2443" calcext:value-type="float">
            <text:p>2443</text:p>
          </table:table-cell>
          <table:table-cell table:formula="of:=SQRT([.H115])" office:value-type="float" office:value="49.4267134250296" calcext:value-type="float">
            <text:p>49.426713425</text:p>
          </table:table-cell>
          <table:table-cell/>
          <table:table-cell table:formula="of:=[.G115]/[.I115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6]-[.C116])^2 + ([.B116]-[.D116])^2)^0.5" office:value-type="float" office:value="123.269261687576" calcext:value-type="float">
            <text:p>123.2692616876</text:p>
          </table:table-cell>
          <table:table-cell table:formula="of:=[.E116]+[.F116]" office:value-type="float" office:value="2443" calcext:value-type="float">
            <text:p>2443</text:p>
          </table:table-cell>
          <table:table-cell table:formula="of:=SQRT([.H116])" office:value-type="float" office:value="49.4267134250296" calcext:value-type="float">
            <text:p>49.426713425</text:p>
          </table:table-cell>
          <table:table-cell/>
          <table:table-cell table:formula="of:=[.G116]/[.I116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17]-[.C117])^2 + ([.B117]-[.D117])^2)^0.5" office:value-type="float" office:value="123.370403363205" calcext:value-type="float">
            <text:p>123.3704033632</text:p>
          </table:table-cell>
          <table:table-cell table:formula="of:=[.E117]+[.F117]" office:value-type="float" office:value="2456" calcext:value-type="float">
            <text:p>2456</text:p>
          </table:table-cell>
          <table:table-cell table:formula="of:=SQRT([.H117])" office:value-type="float" office:value="49.5580467734555" calcext:value-type="float">
            <text:p>49.5580467735</text:p>
          </table:table-cell>
          <table:table-cell/>
          <table:table-cell table:formula="of:=[.G117]/[.I117]" office:value-type="float" office:value="2.48941214182972" calcext:value-type="float">
            <text:p>2.4894121418</text:p>
          </table:table-cell>
          <table:table-cell/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table:formula="of:=(([.A118]-[.C118])^2 + ([.B118]-[.D118])^2)^0.5" office:value-type="float" office:value="123.404495400289" calcext:value-type="float">
            <text:p>123.4044954003</text:p>
          </table:table-cell>
          <table:table-cell table:formula="of:=[.E118]+[.F118]" office:value-type="float" office:value="2454" calcext:value-type="float">
            <text:p>2454</text:p>
          </table:table-cell>
          <table:table-cell table:formula="of:=SQRT([.H118])" office:value-type="float" office:value="49.5378643060033" calcext:value-type="float">
            <text:p>49.537864306</text:p>
          </table:table-cell>
          <table:table-cell/>
          <table:table-cell table:formula="of:=[.G118]/[.I118]" office:value-type="float" office:value="2.49111456719248" calcext:value-type="float">
            <text:p>2.491114567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19]-[.C119])^2 + ([.B119]-[.D119])^2)^0.5" office:value-type="float" office:value="123.269261687576" calcext:value-type="float">
            <text:p>123.2692616876</text:p>
          </table:table-cell>
          <table:table-cell table:formula="of:=[.E119]+[.F119]" office:value-type="float" office:value="2443" calcext:value-type="float">
            <text:p>2443</text:p>
          </table:table-cell>
          <table:table-cell table:formula="of:=SQRT([.H119])" office:value-type="float" office:value="49.4267134250296" calcext:value-type="float">
            <text:p>49.426713425</text:p>
          </table:table-cell>
          <table:table-cell/>
          <table:table-cell table:formula="of:=[.G119]/[.I119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0]-[.C120])^2 + ([.B120]-[.D120])^2)^0.5" office:value-type="float" office:value="123.269261687576" calcext:value-type="float">
            <text:p>123.2692616876</text:p>
          </table:table-cell>
          <table:table-cell table:formula="of:=[.E120]+[.F120]" office:value-type="float" office:value="2443" calcext:value-type="float">
            <text:p>2443</text:p>
          </table:table-cell>
          <table:table-cell table:formula="of:=SQRT([.H120])" office:value-type="float" office:value="49.4267134250296" calcext:value-type="float">
            <text:p>49.426713425</text:p>
          </table:table-cell>
          <table:table-cell/>
          <table:table-cell table:formula="of:=[.G120]/[.I120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1]-[.C121])^2 + ([.B121]-[.D121])^2)^0.5" office:value-type="float" office:value="123.269261687576" calcext:value-type="float">
            <text:p>123.2692616876</text:p>
          </table:table-cell>
          <table:table-cell table:formula="of:=[.E121]+[.F121]" office:value-type="float" office:value="2443" calcext:value-type="float">
            <text:p>2443</text:p>
          </table:table-cell>
          <table:table-cell table:formula="of:=SQRT([.H121])" office:value-type="float" office:value="49.4267134250296" calcext:value-type="float">
            <text:p>49.426713425</text:p>
          </table:table-cell>
          <table:table-cell/>
          <table:table-cell table:formula="of:=[.G121]/[.I121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2]-[.C122])^2 + ([.B122]-[.D122])^2)^0.5" office:value-type="float" office:value="123.269261687576" calcext:value-type="float">
            <text:p>123.2692616876</text:p>
          </table:table-cell>
          <table:table-cell table:formula="of:=[.E122]+[.F122]" office:value-type="float" office:value="2443" calcext:value-type="float">
            <text:p>2443</text:p>
          </table:table-cell>
          <table:table-cell table:formula="of:=SQRT([.H122])" office:value-type="float" office:value="49.4267134250296" calcext:value-type="float">
            <text:p>49.426713425</text:p>
          </table:table-cell>
          <table:table-cell/>
          <table:table-cell table:formula="of:=[.G122]/[.I122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3]-[.C123])^2 + ([.B123]-[.D123])^2)^0.5" office:value-type="float" office:value="123.269261687576" calcext:value-type="float">
            <text:p>123.2692616876</text:p>
          </table:table-cell>
          <table:table-cell table:formula="of:=[.E123]+[.F123]" office:value-type="float" office:value="2443" calcext:value-type="float">
            <text:p>2443</text:p>
          </table:table-cell>
          <table:table-cell table:formula="of:=SQRT([.H123])" office:value-type="float" office:value="49.4267134250296" calcext:value-type="float">
            <text:p>49.426713425</text:p>
          </table:table-cell>
          <table:table-cell/>
          <table:table-cell table:formula="of:=[.G123]/[.I123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4]-[.C124])^2 + ([.B124]-[.D124])^2)^0.5" office:value-type="float" office:value="123.269261687576" calcext:value-type="float">
            <text:p>123.2692616876</text:p>
          </table:table-cell>
          <table:table-cell table:formula="of:=[.E124]+[.F124]" office:value-type="float" office:value="2443" calcext:value-type="float">
            <text:p>2443</text:p>
          </table:table-cell>
          <table:table-cell table:formula="of:=SQRT([.H124])" office:value-type="float" office:value="49.4267134250296" calcext:value-type="float">
            <text:p>49.426713425</text:p>
          </table:table-cell>
          <table:table-cell/>
          <table:table-cell table:formula="of:=[.G124]/[.I124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5]-[.C125])^2 + ([.B125]-[.D125])^2)^0.5" office:value-type="float" office:value="123.269261687576" calcext:value-type="float">
            <text:p>123.2692616876</text:p>
          </table:table-cell>
          <table:table-cell table:formula="of:=[.E125]+[.F125]" office:value-type="float" office:value="2443" calcext:value-type="float">
            <text:p>2443</text:p>
          </table:table-cell>
          <table:table-cell table:formula="of:=SQRT([.H125])" office:value-type="float" office:value="49.4267134250296" calcext:value-type="float">
            <text:p>49.426713425</text:p>
          </table:table-cell>
          <table:table-cell/>
          <table:table-cell table:formula="of:=[.G125]/[.I125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68" calcext:value-type="float">
            <text:p>181.868</text:p>
          </table:table-cell>
          <table:table-cell office:value-type="float" office:value="250.522" calcext:value-type="float">
            <text:p>250.522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table:formula="of:=(([.A126]-[.C126])^2 + ([.B126]-[.D126])^2)^0.5" office:value-type="float" office:value="123.30798129075" calcext:value-type="float">
            <text:p>123.3079812908</text:p>
          </table:table-cell>
          <table:table-cell table:formula="of:=[.E126]+[.F126]" office:value-type="float" office:value="2446" calcext:value-type="float">
            <text:p>2446</text:p>
          </table:table-cell>
          <table:table-cell table:formula="of:=SQRT([.H126])" office:value-type="float" office:value="49.457052075513" calcext:value-type="float">
            <text:p>49.4570520755</text:p>
          </table:table-cell>
          <table:table-cell/>
          <table:table-cell table:formula="of:=[.G126]/[.I126]" office:value-type="float" office:value="2.49323354538962" calcext:value-type="float">
            <text:p>2.4932335454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7]-[.C127])^2 + ([.B127]-[.D127])^2)^0.5" office:value-type="float" office:value="123.269261687576" calcext:value-type="float">
            <text:p>123.2692616876</text:p>
          </table:table-cell>
          <table:table-cell table:formula="of:=[.E127]+[.F127]" office:value-type="float" office:value="2443" calcext:value-type="float">
            <text:p>2443</text:p>
          </table:table-cell>
          <table:table-cell table:formula="of:=SQRT([.H127])" office:value-type="float" office:value="49.4267134250296" calcext:value-type="float">
            <text:p>49.426713425</text:p>
          </table:table-cell>
          <table:table-cell/>
          <table:table-cell table:formula="of:=[.G127]/[.I127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8]-[.C128])^2 + ([.B128]-[.D128])^2)^0.5" office:value-type="float" office:value="123.269261687576" calcext:value-type="float">
            <text:p>123.2692616876</text:p>
          </table:table-cell>
          <table:table-cell table:formula="of:=[.E128]+[.F128]" office:value-type="float" office:value="2443" calcext:value-type="float">
            <text:p>2443</text:p>
          </table:table-cell>
          <table:table-cell table:formula="of:=SQRT([.H128])" office:value-type="float" office:value="49.4267134250296" calcext:value-type="float">
            <text:p>49.426713425</text:p>
          </table:table-cell>
          <table:table-cell/>
          <table:table-cell table:formula="of:=[.G128]/[.I128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29]-[.C129])^2 + ([.B129]-[.D129])^2)^0.5" office:value-type="float" office:value="123.269261687576" calcext:value-type="float">
            <text:p>123.2692616876</text:p>
          </table:table-cell>
          <table:table-cell table:formula="of:=[.E129]+[.F129]" office:value-type="float" office:value="2443" calcext:value-type="float">
            <text:p>2443</text:p>
          </table:table-cell>
          <table:table-cell table:formula="of:=SQRT([.H129])" office:value-type="float" office:value="49.4267134250296" calcext:value-type="float">
            <text:p>49.426713425</text:p>
          </table:table-cell>
          <table:table-cell/>
          <table:table-cell table:formula="of:=[.G129]/[.I129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0]-[.C130])^2 + ([.B130]-[.D130])^2)^0.5" office:value-type="float" office:value="123.269261687576" calcext:value-type="float">
            <text:p>123.2692616876</text:p>
          </table:table-cell>
          <table:table-cell table:formula="of:=[.E130]+[.F130]" office:value-type="float" office:value="2443" calcext:value-type="float">
            <text:p>2443</text:p>
          </table:table-cell>
          <table:table-cell table:formula="of:=SQRT([.H130])" office:value-type="float" office:value="49.4267134250296" calcext:value-type="float">
            <text:p>49.426713425</text:p>
          </table:table-cell>
          <table:table-cell/>
          <table:table-cell table:formula="of:=[.G130]/[.I130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8" calcext:value-type="float">
            <text:p>303.218</text:p>
          </table:table-cell>
          <table:table-cell office:value-type="float" office:value="228.517" calcext:value-type="float">
            <text:p>228.517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131]-[.C131])^2 + ([.B131]-[.D131])^2)^0.5" office:value-type="float" office:value="123.290281798688" calcext:value-type="float">
            <text:p>123.2902817987</text:p>
          </table:table-cell>
          <table:table-cell table:formula="of:=[.E131]+[.F131]" office:value-type="float" office:value="2441" calcext:value-type="float">
            <text:p>2441</text:p>
          </table:table-cell>
          <table:table-cell table:formula="of:=SQRT([.H131])" office:value-type="float" office:value="49.4064773081425" calcext:value-type="float">
            <text:p>49.4064773081</text:p>
          </table:table-cell>
          <table:table-cell/>
          <table:table-cell table:formula="of:=[.G131]/[.I131]" office:value-type="float" office:value="2.49542749283138" calcext:value-type="float">
            <text:p>2.4954274928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32]-[.C132])^2 + ([.B132]-[.D132])^2)^0.5" office:value-type="float" office:value="123.370403363205" calcext:value-type="float">
            <text:p>123.3704033632</text:p>
          </table:table-cell>
          <table:table-cell table:formula="of:=[.E132]+[.F132]" office:value-type="float" office:value="2456" calcext:value-type="float">
            <text:p>2456</text:p>
          </table:table-cell>
          <table:table-cell table:formula="of:=SQRT([.H132])" office:value-type="float" office:value="49.5580467734555" calcext:value-type="float">
            <text:p>49.5580467735</text:p>
          </table:table-cell>
          <table:table-cell/>
          <table:table-cell table:formula="of:=[.G132]/[.I132]" office:value-type="float" office:value="2.48941214182972" calcext:value-type="float">
            <text:p>2.4894121418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3]-[.C133])^2 + ([.B133]-[.D133])^2)^0.5" office:value-type="float" office:value="123.269261687576" calcext:value-type="float">
            <text:p>123.2692616876</text:p>
          </table:table-cell>
          <table:table-cell table:formula="of:=[.E133]+[.F133]" office:value-type="float" office:value="2443" calcext:value-type="float">
            <text:p>2443</text:p>
          </table:table-cell>
          <table:table-cell table:formula="of:=SQRT([.H133])" office:value-type="float" office:value="49.4267134250296" calcext:value-type="float">
            <text:p>49.426713425</text:p>
          </table:table-cell>
          <table:table-cell/>
          <table:table-cell table:formula="of:=[.G133]/[.I133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4]-[.C134])^2 + ([.B134]-[.D134])^2)^0.5" office:value-type="float" office:value="123.269261687576" calcext:value-type="float">
            <text:p>123.2692616876</text:p>
          </table:table-cell>
          <table:table-cell table:formula="of:=[.E134]+[.F134]" office:value-type="float" office:value="2443" calcext:value-type="float">
            <text:p>2443</text:p>
          </table:table-cell>
          <table:table-cell table:formula="of:=SQRT([.H134])" office:value-type="float" office:value="49.4267134250296" calcext:value-type="float">
            <text:p>49.426713425</text:p>
          </table:table-cell>
          <table:table-cell/>
          <table:table-cell table:formula="of:=[.G134]/[.I134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5]-[.C135])^2 + ([.B135]-[.D135])^2)^0.5" office:value-type="float" office:value="123.269261687576" calcext:value-type="float">
            <text:p>123.2692616876</text:p>
          </table:table-cell>
          <table:table-cell table:formula="of:=[.E135]+[.F135]" office:value-type="float" office:value="2443" calcext:value-type="float">
            <text:p>2443</text:p>
          </table:table-cell>
          <table:table-cell table:formula="of:=SQRT([.H135])" office:value-type="float" office:value="49.4267134250296" calcext:value-type="float">
            <text:p>49.426713425</text:p>
          </table:table-cell>
          <table:table-cell/>
          <table:table-cell table:formula="of:=[.G135]/[.I135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6]-[.C136])^2 + ([.B136]-[.D136])^2)^0.5" office:value-type="float" office:value="123.269261687576" calcext:value-type="float">
            <text:p>123.2692616876</text:p>
          </table:table-cell>
          <table:table-cell table:formula="of:=[.E136]+[.F136]" office:value-type="float" office:value="2443" calcext:value-type="float">
            <text:p>2443</text:p>
          </table:table-cell>
          <table:table-cell table:formula="of:=SQRT([.H136])" office:value-type="float" office:value="49.4267134250296" calcext:value-type="float">
            <text:p>49.426713425</text:p>
          </table:table-cell>
          <table:table-cell/>
          <table:table-cell table:formula="of:=[.G136]/[.I136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7]-[.C137])^2 + ([.B137]-[.D137])^2)^0.5" office:value-type="float" office:value="123.269261687576" calcext:value-type="float">
            <text:p>123.2692616876</text:p>
          </table:table-cell>
          <table:table-cell table:formula="of:=[.E137]+[.F137]" office:value-type="float" office:value="2443" calcext:value-type="float">
            <text:p>2443</text:p>
          </table:table-cell>
          <table:table-cell table:formula="of:=SQRT([.H137])" office:value-type="float" office:value="49.4267134250296" calcext:value-type="float">
            <text:p>49.426713425</text:p>
          </table:table-cell>
          <table:table-cell/>
          <table:table-cell table:formula="of:=[.G137]/[.I137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38]-[.C138])^2 + ([.B138]-[.D138])^2)^0.5" office:value-type="float" office:value="123.269261687576" calcext:value-type="float">
            <text:p>123.2692616876</text:p>
          </table:table-cell>
          <table:table-cell table:formula="of:=[.E138]+[.F138]" office:value-type="float" office:value="2443" calcext:value-type="float">
            <text:p>2443</text:p>
          </table:table-cell>
          <table:table-cell table:formula="of:=SQRT([.H138])" office:value-type="float" office:value="49.4267134250296" calcext:value-type="float">
            <text:p>49.426713425</text:p>
          </table:table-cell>
          <table:table-cell/>
          <table:table-cell table:formula="of:=[.G138]/[.I138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228.397" calcext:value-type="float">
            <text:p>228.397</text:p>
          </table:table-cell>
          <table:table-cell office:value-type="float" office:value="1206" calcext:value-type="float">
            <text:p>1206</text:p>
          </table:table-cell>
          <table:table-cell office:value-type="float" office:value="1247" calcext:value-type="float">
            <text:p>1247</text:p>
          </table:table-cell>
          <table:table-cell table:formula="of:=(([.A139]-[.C139])^2 + ([.B139]-[.D139])^2)^0.5" office:value-type="float" office:value="123.380599876966" calcext:value-type="float">
            <text:p>123.380599877</text:p>
          </table:table-cell>
          <table:table-cell table:formula="of:=[.E139]+[.F139]" office:value-type="float" office:value="2453" calcext:value-type="float">
            <text:p>2453</text:p>
          </table:table-cell>
          <table:table-cell table:formula="of:=SQRT([.H139])" office:value-type="float" office:value="49.5277699881592" calcext:value-type="float">
            <text:p>49.5277699882</text:p>
          </table:table-cell>
          <table:table-cell/>
          <table:table-cell table:formula="of:=[.G139]/[.I139]" office:value-type="float" office:value="2.49113981724724" calcext:value-type="float">
            <text:p>2.491139817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0]-[.C140])^2 + ([.B140]-[.D140])^2)^0.5" office:value-type="float" office:value="123.269261687576" calcext:value-type="float">
            <text:p>123.2692616876</text:p>
          </table:table-cell>
          <table:table-cell table:formula="of:=[.E140]+[.F140]" office:value-type="float" office:value="2443" calcext:value-type="float">
            <text:p>2443</text:p>
          </table:table-cell>
          <table:table-cell table:formula="of:=SQRT([.H140])" office:value-type="float" office:value="49.4267134250296" calcext:value-type="float">
            <text:p>49.426713425</text:p>
          </table:table-cell>
          <table:table-cell/>
          <table:table-cell table:formula="of:=[.G140]/[.I140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1]-[.C141])^2 + ([.B141]-[.D141])^2)^0.5" office:value-type="float" office:value="123.269261687576" calcext:value-type="float">
            <text:p>123.2692616876</text:p>
          </table:table-cell>
          <table:table-cell table:formula="of:=[.E141]+[.F141]" office:value-type="float" office:value="2443" calcext:value-type="float">
            <text:p>2443</text:p>
          </table:table-cell>
          <table:table-cell table:formula="of:=SQRT([.H141])" office:value-type="float" office:value="49.4267134250296" calcext:value-type="float">
            <text:p>49.426713425</text:p>
          </table:table-cell>
          <table:table-cell/>
          <table:table-cell table:formula="of:=[.G141]/[.I141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4" calcext:value-type="float">
            <text:p>1204</text:p>
          </table:table-cell>
          <table:table-cell office:value-type="float" office:value="1237" calcext:value-type="float">
            <text:p>1237</text:p>
          </table:table-cell>
          <table:table-cell table:formula="of:=(([.A142]-[.C142])^2 + ([.B142]-[.D142])^2)^0.5" office:value-type="float" office:value="123.303323077685" calcext:value-type="float">
            <text:p>123.3033230777</text:p>
          </table:table-cell>
          <table:table-cell table:formula="of:=[.E142]+[.F142]" office:value-type="float" office:value="2441" calcext:value-type="float">
            <text:p>2441</text:p>
          </table:table-cell>
          <table:table-cell table:formula="of:=SQRT([.H142])" office:value-type="float" office:value="49.4064773081425" calcext:value-type="float">
            <text:p>49.4064773081</text:p>
          </table:table-cell>
          <table:table-cell/>
          <table:table-cell table:formula="of:=[.G142]/[.I142]" office:value-type="float" office:value="2.49569145172315" calcext:value-type="float">
            <text:p>2.495691451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37" calcext:value-type="float">
            <text:p>303.237</text:p>
          </table:table-cell>
          <table:table-cell office:value-type="float" office:value="228.513" calcext:value-type="float">
            <text:p>228.513</text:p>
          </table:table-cell>
          <table:table-cell office:value-type="float" office:value="1206" calcext:value-type="float">
            <text:p>1206</text:p>
          </table:table-cell>
          <table:table-cell office:value-type="float" office:value="1233" calcext:value-type="float">
            <text:p>1233</text:p>
          </table:table-cell>
          <table:table-cell table:formula="of:=(([.A143]-[.C143])^2 + ([.B143]-[.D143])^2)^0.5" office:value-type="float" office:value="123.309690539714" calcext:value-type="float">
            <text:p>123.3096905397</text:p>
          </table:table-cell>
          <table:table-cell table:formula="of:=[.E143]+[.F143]" office:value-type="float" office:value="2439" calcext:value-type="float">
            <text:p>2439</text:p>
          </table:table-cell>
          <table:table-cell table:formula="of:=SQRT([.H143])" office:value-type="float" office:value="49.386232899463" calcext:value-type="float">
            <text:p>49.3862328995</text:p>
          </table:table-cell>
          <table:table-cell/>
          <table:table-cell table:formula="of:=[.G143]/[.I143]" office:value-type="float" office:value="2.49684341769373" calcext:value-type="float">
            <text:p>2.496843417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4]-[.C144])^2 + ([.B144]-[.D144])^2)^0.5" office:value-type="float" office:value="123.370403363205" calcext:value-type="float">
            <text:p>123.3704033632</text:p>
          </table:table-cell>
          <table:table-cell table:formula="of:=[.E144]+[.F144]" office:value-type="float" office:value="2456" calcext:value-type="float">
            <text:p>2456</text:p>
          </table:table-cell>
          <table:table-cell table:formula="of:=SQRT([.H144])" office:value-type="float" office:value="49.5580467734555" calcext:value-type="float">
            <text:p>49.5580467735</text:p>
          </table:table-cell>
          <table:table-cell/>
          <table:table-cell table:formula="of:=[.G144]/[.I144]" office:value-type="float" office:value="2.48941214182972" calcext:value-type="float">
            <text:p>2.4894121418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5]-[.C145])^2 + ([.B145]-[.D145])^2)^0.5" office:value-type="float" office:value="123.269261687576" calcext:value-type="float">
            <text:p>123.2692616876</text:p>
          </table:table-cell>
          <table:table-cell table:formula="of:=[.E145]+[.F145]" office:value-type="float" office:value="2443" calcext:value-type="float">
            <text:p>2443</text:p>
          </table:table-cell>
          <table:table-cell table:formula="of:=SQRT([.H145])" office:value-type="float" office:value="49.4267134250296" calcext:value-type="float">
            <text:p>49.426713425</text:p>
          </table:table-cell>
          <table:table-cell/>
          <table:table-cell table:formula="of:=[.G145]/[.I145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46]-[.C146])^2 + ([.B146]-[.D146])^2)^0.5" office:value-type="float" office:value="123.27687758051" calcext:value-type="float">
            <text:p>123.2768775805</text:p>
          </table:table-cell>
          <table:table-cell table:formula="of:=[.E146]+[.F146]" office:value-type="float" office:value="2444" calcext:value-type="float">
            <text:p>2444</text:p>
          </table:table-cell>
          <table:table-cell table:formula="of:=SQRT([.H146])" office:value-type="float" office:value="49.4368283772331" calcext:value-type="float">
            <text:p>49.4368283772</text:p>
          </table:table-cell>
          <table:table-cell/>
          <table:table-cell table:formula="of:=[.G146]/[.I146]" office:value-type="float" office:value="2.49362432071556" calcext:value-type="float">
            <text:p>2.493624320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7]-[.C147])^2 + ([.B147]-[.D147])^2)^0.5" office:value-type="float" office:value="123.370403363205" calcext:value-type="float">
            <text:p>123.3704033632</text:p>
          </table:table-cell>
          <table:table-cell table:formula="of:=[.E147]+[.F147]" office:value-type="float" office:value="2456" calcext:value-type="float">
            <text:p>2456</text:p>
          </table:table-cell>
          <table:table-cell table:formula="of:=SQRT([.H147])" office:value-type="float" office:value="49.5580467734555" calcext:value-type="float">
            <text:p>49.5580467735</text:p>
          </table:table-cell>
          <table:table-cell/>
          <table:table-cell table:formula="of:=[.G147]/[.I147]" office:value-type="float" office:value="2.48941214182972" calcext:value-type="float">
            <text:p>2.4894121418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48]-[.C148])^2 + ([.B148]-[.D148])^2)^0.5" office:value-type="float" office:value="123.370403363205" calcext:value-type="float">
            <text:p>123.3704033632</text:p>
          </table:table-cell>
          <table:table-cell table:formula="of:=[.E148]+[.F148]" office:value-type="float" office:value="2456" calcext:value-type="float">
            <text:p>2456</text:p>
          </table:table-cell>
          <table:table-cell table:formula="of:=SQRT([.H148])" office:value-type="float" office:value="49.5580467734555" calcext:value-type="float">
            <text:p>49.5580467735</text:p>
          </table:table-cell>
          <table:table-cell/>
          <table:table-cell table:formula="of:=[.G148]/[.I148]" office:value-type="float" office:value="2.48941214182972" calcext:value-type="float">
            <text:p>2.4894121418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49]-[.C149])^2 + ([.B149]-[.D149])^2)^0.5" office:value-type="float" office:value="123.269261687576" calcext:value-type="float">
            <text:p>123.2692616876</text:p>
          </table:table-cell>
          <table:table-cell table:formula="of:=[.E149]+[.F149]" office:value-type="float" office:value="2443" calcext:value-type="float">
            <text:p>2443</text:p>
          </table:table-cell>
          <table:table-cell table:formula="of:=SQRT([.H149])" office:value-type="float" office:value="49.4267134250296" calcext:value-type="float">
            <text:p>49.426713425</text:p>
          </table:table-cell>
          <table:table-cell/>
          <table:table-cell table:formula="of:=[.G149]/[.I149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50]-[.C150])^2 + ([.B150]-[.D150])^2)^0.5" office:value-type="float" office:value="123.27687758051" calcext:value-type="float">
            <text:p>123.2768775805</text:p>
          </table:table-cell>
          <table:table-cell table:formula="of:=[.E150]+[.F150]" office:value-type="float" office:value="2444" calcext:value-type="float">
            <text:p>2444</text:p>
          </table:table-cell>
          <table:table-cell table:formula="of:=SQRT([.H150])" office:value-type="float" office:value="49.4368283772331" calcext:value-type="float">
            <text:p>49.4368283772</text:p>
          </table:table-cell>
          <table:table-cell/>
          <table:table-cell table:formula="of:=[.G150]/[.I150]" office:value-type="float" office:value="2.49362432071556" calcext:value-type="float">
            <text:p>2.493624320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1]-[.C151])^2 + ([.B151]-[.D151])^2)^0.5" office:value-type="float" office:value="123.269261687576" calcext:value-type="float">
            <text:p>123.2692616876</text:p>
          </table:table-cell>
          <table:table-cell table:formula="of:=[.E151]+[.F151]" office:value-type="float" office:value="2443" calcext:value-type="float">
            <text:p>2443</text:p>
          </table:table-cell>
          <table:table-cell table:formula="of:=SQRT([.H151])" office:value-type="float" office:value="49.4267134250296" calcext:value-type="float">
            <text:p>49.426713425</text:p>
          </table:table-cell>
          <table:table-cell/>
          <table:table-cell table:formula="of:=[.G151]/[.I151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2]-[.C152])^2 + ([.B152]-[.D152])^2)^0.5" office:value-type="float" office:value="123.269261687576" calcext:value-type="float">
            <text:p>123.2692616876</text:p>
          </table:table-cell>
          <table:table-cell table:formula="of:=[.E152]+[.F152]" office:value-type="float" office:value="2443" calcext:value-type="float">
            <text:p>2443</text:p>
          </table:table-cell>
          <table:table-cell table:formula="of:=SQRT([.H152])" office:value-type="float" office:value="49.4267134250296" calcext:value-type="float">
            <text:p>49.426713425</text:p>
          </table:table-cell>
          <table:table-cell/>
          <table:table-cell table:formula="of:=[.G152]/[.I152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3]-[.C153])^2 + ([.B153]-[.D153])^2)^0.5" office:value-type="float" office:value="123.269261687576" calcext:value-type="float">
            <text:p>123.2692616876</text:p>
          </table:table-cell>
          <table:table-cell table:formula="of:=[.E153]+[.F153]" office:value-type="float" office:value="2443" calcext:value-type="float">
            <text:p>2443</text:p>
          </table:table-cell>
          <table:table-cell table:formula="of:=SQRT([.H153])" office:value-type="float" office:value="49.4267134250296" calcext:value-type="float">
            <text:p>49.426713425</text:p>
          </table:table-cell>
          <table:table-cell/>
          <table:table-cell table:formula="of:=[.G153]/[.I153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318" calcext:value-type="float">
            <text:p>303.318</text:p>
          </table:table-cell>
          <table:table-cell office:value-type="float" office:value="228.41" calcext:value-type="float">
            <text:p>228.41</text:p>
          </table:table-cell>
          <table:table-cell office:value-type="float" office:value="1206" calcext:value-type="float">
            <text:p>1206</text:p>
          </table:table-cell>
          <table:table-cell office:value-type="float" office:value="1246" calcext:value-type="float">
            <text:p>1246</text:p>
          </table:table-cell>
          <table:table-cell table:formula="of:=(([.A154]-[.C154])^2 + ([.B154]-[.D154])^2)^0.5" office:value-type="float" office:value="123.407787311012" calcext:value-type="float">
            <text:p>123.407787311</text:p>
          </table:table-cell>
          <table:table-cell table:formula="of:=[.E154]+[.F154]" office:value-type="float" office:value="2452" calcext:value-type="float">
            <text:p>2452</text:p>
          </table:table-cell>
          <table:table-cell table:formula="of:=SQRT([.H154])" office:value-type="float" office:value="49.5176736125598" calcext:value-type="float">
            <text:p>49.5176736126</text:p>
          </table:table-cell>
          <table:table-cell/>
          <table:table-cell table:formula="of:=[.G154]/[.I154]" office:value-type="float" office:value="2.49219679172712" calcext:value-type="float">
            <text:p>2.492196791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307" calcext:value-type="float">
            <text:p>303.307</text:p>
          </table:table-cell>
          <table:table-cell office:value-type="float" office:value="228.392" calcext:value-type="float">
            <text:p>228.392</text:p>
          </table:table-cell>
          <table:table-cell office:value-type="float" office:value="1206" calcext:value-type="float">
            <text:p>1206</text:p>
          </table:table-cell>
          <table:table-cell office:value-type="float" office:value="1245" calcext:value-type="float">
            <text:p>1245</text:p>
          </table:table-cell>
          <table:table-cell table:formula="of:=(([.A155]-[.C155])^2 + ([.B155]-[.D155])^2)^0.5" office:value-type="float" office:value="123.400188217036" calcext:value-type="float">
            <text:p>123.400188217</text:p>
          </table:table-cell>
          <table:table-cell table:formula="of:=[.E155]+[.F155]" office:value-type="float" office:value="2451" calcext:value-type="float">
            <text:p>2451</text:p>
          </table:table-cell>
          <table:table-cell table:formula="of:=SQRT([.H155])" office:value-type="float" office:value="49.5075751779463" calcext:value-type="float">
            <text:p>49.5075751779</text:p>
          </table:table-cell>
          <table:table-cell/>
          <table:table-cell table:formula="of:=[.G155]/[.I155]" office:value-type="float" office:value="2.49255165039888" calcext:value-type="float">
            <text:p>2.4925516504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89" calcext:value-type="float">
            <text:p>303.289</text:p>
          </table:table-cell>
          <table:table-cell office:value-type="float" office:value="228.417" calcext:value-type="float">
            <text:p>228.417</text:p>
          </table:table-cell>
          <table:table-cell office:value-type="float" office:value="1206" calcext:value-type="float">
            <text:p>1206</text:p>
          </table:table-cell>
          <table:table-cell office:value-type="float" office:value="1251" calcext:value-type="float">
            <text:p>1251</text:p>
          </table:table-cell>
          <table:table-cell table:formula="of:=(([.A156]-[.C156])^2 + ([.B156]-[.D156])^2)^0.5" office:value-type="float" office:value="123.378002727391" calcext:value-type="float">
            <text:p>123.3780027274</text:p>
          </table:table-cell>
          <table:table-cell table:formula="of:=[.E156]+[.F156]" office:value-type="float" office:value="2457" calcext:value-type="float">
            <text:p>2457</text:p>
          </table:table-cell>
          <table:table-cell table:formula="of:=SQRT([.H156])" office:value-type="float" office:value="49.5681349255749" calcext:value-type="float">
            <text:p>49.5681349256</text:p>
          </table:table-cell>
          <table:table-cell/>
          <table:table-cell table:formula="of:=[.G156]/[.I156]" office:value-type="float" office:value="2.48905880587678" calcext:value-type="float">
            <text:p>2.4890588059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7]-[.C157])^2 + ([.B157]-[.D157])^2)^0.5" office:value-type="float" office:value="123.269261687576" calcext:value-type="float">
            <text:p>123.2692616876</text:p>
          </table:table-cell>
          <table:table-cell table:formula="of:=[.E157]+[.F157]" office:value-type="float" office:value="2443" calcext:value-type="float">
            <text:p>2443</text:p>
          </table:table-cell>
          <table:table-cell table:formula="of:=SQRT([.H157])" office:value-type="float" office:value="49.4267134250296" calcext:value-type="float">
            <text:p>49.426713425</text:p>
          </table:table-cell>
          <table:table-cell/>
          <table:table-cell table:formula="of:=[.G157]/[.I157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8]-[.C158])^2 + ([.B158]-[.D158])^2)^0.5" office:value-type="float" office:value="123.269261687576" calcext:value-type="float">
            <text:p>123.2692616876</text:p>
          </table:table-cell>
          <table:table-cell table:formula="of:=[.E158]+[.F158]" office:value-type="float" office:value="2443" calcext:value-type="float">
            <text:p>2443</text:p>
          </table:table-cell>
          <table:table-cell table:formula="of:=SQRT([.H158])" office:value-type="float" office:value="49.4267134250296" calcext:value-type="float">
            <text:p>49.426713425</text:p>
          </table:table-cell>
          <table:table-cell/>
          <table:table-cell table:formula="of:=[.G158]/[.I158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59]-[.C159])^2 + ([.B159]-[.D159])^2)^0.5" office:value-type="float" office:value="123.269261687576" calcext:value-type="float">
            <text:p>123.2692616876</text:p>
          </table:table-cell>
          <table:table-cell table:formula="of:=[.E159]+[.F159]" office:value-type="float" office:value="2443" calcext:value-type="float">
            <text:p>2443</text:p>
          </table:table-cell>
          <table:table-cell table:formula="of:=SQRT([.H159])" office:value-type="float" office:value="49.4267134250296" calcext:value-type="float">
            <text:p>49.426713425</text:p>
          </table:table-cell>
          <table:table-cell/>
          <table:table-cell table:formula="of:=[.G159]/[.I159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0]-[.C160])^2 + ([.B160]-[.D160])^2)^0.5" office:value-type="float" office:value="123.269261687576" calcext:value-type="float">
            <text:p>123.2692616876</text:p>
          </table:table-cell>
          <table:table-cell table:formula="of:=[.E160]+[.F160]" office:value-type="float" office:value="2443" calcext:value-type="float">
            <text:p>2443</text:p>
          </table:table-cell>
          <table:table-cell table:formula="of:=SQRT([.H160])" office:value-type="float" office:value="49.4267134250296" calcext:value-type="float">
            <text:p>49.426713425</text:p>
          </table:table-cell>
          <table:table-cell/>
          <table:table-cell table:formula="of:=[.G160]/[.I160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1]-[.C161])^2 + ([.B161]-[.D161])^2)^0.5" office:value-type="float" office:value="123.269261687576" calcext:value-type="float">
            <text:p>123.2692616876</text:p>
          </table:table-cell>
          <table:table-cell table:formula="of:=[.E161]+[.F161]" office:value-type="float" office:value="2443" calcext:value-type="float">
            <text:p>2443</text:p>
          </table:table-cell>
          <table:table-cell table:formula="of:=SQRT([.H161])" office:value-type="float" office:value="49.4267134250296" calcext:value-type="float">
            <text:p>49.426713425</text:p>
          </table:table-cell>
          <table:table-cell/>
          <table:table-cell table:formula="of:=[.G161]/[.I161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2]-[.C162])^2 + ([.B162]-[.D162])^2)^0.5" office:value-type="float" office:value="123.269261687576" calcext:value-type="float">
            <text:p>123.2692616876</text:p>
          </table:table-cell>
          <table:table-cell table:formula="of:=[.E162]+[.F162]" office:value-type="float" office:value="2443" calcext:value-type="float">
            <text:p>2443</text:p>
          </table:table-cell>
          <table:table-cell table:formula="of:=SQRT([.H162])" office:value-type="float" office:value="49.4267134250296" calcext:value-type="float">
            <text:p>49.426713425</text:p>
          </table:table-cell>
          <table:table-cell/>
          <table:table-cell table:formula="of:=[.G162]/[.I162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67" calcext:value-type="float">
            <text:p>303.267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49" calcext:value-type="float">
            <text:p>1249</text:p>
          </table:table-cell>
          <table:table-cell table:formula="of:=(([.A163]-[.C163])^2 + ([.B163]-[.D163])^2)^0.5" office:value-type="float" office:value="123.359581293874" calcext:value-type="float">
            <text:p>123.3595812939</text:p>
          </table:table-cell>
          <table:table-cell table:formula="of:=[.E163]+[.F163]" office:value-type="float" office:value="2455" calcext:value-type="float">
            <text:p>2455</text:p>
          </table:table-cell>
          <table:table-cell table:formula="of:=SQRT([.H163])" office:value-type="float" office:value="49.54795656735" calcext:value-type="float">
            <text:p>49.5479565674</text:p>
          </table:table-cell>
          <table:table-cell/>
          <table:table-cell table:formula="of:=[.G163]/[.I163]" office:value-type="float" office:value="2.48970068273538" calcext:value-type="float">
            <text:p>2.489700682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4]-[.C164])^2 + ([.B164]-[.D164])^2)^0.5" office:value-type="float" office:value="123.269261687576" calcext:value-type="float">
            <text:p>123.2692616876</text:p>
          </table:table-cell>
          <table:table-cell table:formula="of:=[.E164]+[.F164]" office:value-type="float" office:value="2443" calcext:value-type="float">
            <text:p>2443</text:p>
          </table:table-cell>
          <table:table-cell table:formula="of:=SQRT([.H164])" office:value-type="float" office:value="49.4267134250296" calcext:value-type="float">
            <text:p>49.426713425</text:p>
          </table:table-cell>
          <table:table-cell/>
          <table:table-cell table:formula="of:=[.G164]/[.I164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5]-[.C165])^2 + ([.B165]-[.D165])^2)^0.5" office:value-type="float" office:value="123.269261687576" calcext:value-type="float">
            <text:p>123.2692616876</text:p>
          </table:table-cell>
          <table:table-cell table:formula="of:=[.E165]+[.F165]" office:value-type="float" office:value="2443" calcext:value-type="float">
            <text:p>2443</text:p>
          </table:table-cell>
          <table:table-cell table:formula="of:=SQRT([.H165])" office:value-type="float" office:value="49.4267134250296" calcext:value-type="float">
            <text:p>49.426713425</text:p>
          </table:table-cell>
          <table:table-cell/>
          <table:table-cell table:formula="of:=[.G165]/[.I165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6]-[.C166])^2 + ([.B166]-[.D166])^2)^0.5" office:value-type="float" office:value="123.269261687576" calcext:value-type="float">
            <text:p>123.2692616876</text:p>
          </table:table-cell>
          <table:table-cell table:formula="of:=[.E166]+[.F166]" office:value-type="float" office:value="2443" calcext:value-type="float">
            <text:p>2443</text:p>
          </table:table-cell>
          <table:table-cell table:formula="of:=SQRT([.H166])" office:value-type="float" office:value="49.4267134250296" calcext:value-type="float">
            <text:p>49.426713425</text:p>
          </table:table-cell>
          <table:table-cell/>
          <table:table-cell table:formula="of:=[.G166]/[.I166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67]-[.C167])^2 + ([.B167]-[.D167])^2)^0.5" office:value-type="float" office:value="123.269261687576" calcext:value-type="float">
            <text:p>123.2692616876</text:p>
          </table:table-cell>
          <table:table-cell table:formula="of:=[.E167]+[.F167]" office:value-type="float" office:value="2443" calcext:value-type="float">
            <text:p>2443</text:p>
          </table:table-cell>
          <table:table-cell table:formula="of:=SQRT([.H167])" office:value-type="float" office:value="49.4267134250296" calcext:value-type="float">
            <text:p>49.426713425</text:p>
          </table:table-cell>
          <table:table-cell/>
          <table:table-cell table:formula="of:=[.G167]/[.I167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08" calcext:value-type="float">
            <text:p>303.208</text:p>
          </table:table-cell>
          <table:table-cell office:value-type="float" office:value="228.537" calcext:value-type="float">
            <text:p>228.537</text:p>
          </table:table-cell>
          <table:table-cell office:value-type="float" office:value="1206" calcext:value-type="float">
            <text:p>1206</text:p>
          </table:table-cell>
          <table:table-cell office:value-type="float" office:value="1238" calcext:value-type="float">
            <text:p>1238</text:p>
          </table:table-cell>
          <table:table-cell table:formula="of:=(([.A168]-[.C168])^2 + ([.B168]-[.D168])^2)^0.5" office:value-type="float" office:value="123.27687758051" calcext:value-type="float">
            <text:p>123.2768775805</text:p>
          </table:table-cell>
          <table:table-cell table:formula="of:=[.E168]+[.F168]" office:value-type="float" office:value="2444" calcext:value-type="float">
            <text:p>2444</text:p>
          </table:table-cell>
          <table:table-cell table:formula="of:=SQRT([.H168])" office:value-type="float" office:value="49.4368283772331" calcext:value-type="float">
            <text:p>49.4368283772</text:p>
          </table:table-cell>
          <table:table-cell/>
          <table:table-cell table:formula="of:=[.G168]/[.I168]" office:value-type="float" office:value="2.49362432071556" calcext:value-type="float">
            <text:p>2.4936243207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11" calcext:value-type="float">
            <text:p>303.211</text:p>
          </table:table-cell>
          <table:table-cell office:value-type="float" office:value="228.504" calcext:value-type="float">
            <text:p>228.504</text:p>
          </table:table-cell>
          <table:table-cell office:value-type="float" office:value="1206" calcext:value-type="float">
            <text:p>1206</text:p>
          </table:table-cell>
          <table:table-cell office:value-type="float" office:value="1235" calcext:value-type="float">
            <text:p>1235</text:p>
          </table:table-cell>
          <table:table-cell table:formula="of:=(([.A169]-[.C169])^2 + ([.B169]-[.D169])^2)^0.5" office:value-type="float" office:value="123.285712473101" calcext:value-type="float">
            <text:p>123.2857124731</text:p>
          </table:table-cell>
          <table:table-cell table:formula="of:=[.E169]+[.F169]" office:value-type="float" office:value="2441" calcext:value-type="float">
            <text:p>2441</text:p>
          </table:table-cell>
          <table:table-cell table:formula="of:=SQRT([.H169])" office:value-type="float" office:value="49.4064773081425" calcext:value-type="float">
            <text:p>49.4064773081</text:p>
          </table:table-cell>
          <table:table-cell/>
          <table:table-cell table:formula="of:=[.G169]/[.I169]" office:value-type="float" office:value="2.4953350084885" calcext:value-type="float">
            <text:p>2.4953350085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57" calcext:value-type="float">
            <text:p>303.257</text:p>
          </table:table-cell>
          <table:table-cell office:value-type="float" office:value="228.4" calcext:value-type="float">
            <text:p>228.4</text:p>
          </table:table-cell>
          <table:table-cell office:value-type="float" office:value="1206" calcext:value-type="float">
            <text:p>1206</text:p>
          </table:table-cell>
          <table:table-cell office:value-type="float" office:value="1248" calcext:value-type="float">
            <text:p>1248</text:p>
          </table:table-cell>
          <table:table-cell table:formula="of:=(([.A170]-[.C170])^2 + ([.B170]-[.D170])^2)^0.5" office:value-type="float" office:value="123.349563923023" calcext:value-type="float">
            <text:p>123.349563923</text:p>
          </table:table-cell>
          <table:table-cell table:formula="of:=[.E170]+[.F170]" office:value-type="float" office:value="2454" calcext:value-type="float">
            <text:p>2454</text:p>
          </table:table-cell>
          <table:table-cell table:formula="of:=SQRT([.H170])" office:value-type="float" office:value="49.5378643060033" calcext:value-type="float">
            <text:p>49.537864306</text:p>
          </table:table-cell>
          <table:table-cell/>
          <table:table-cell table:formula="of:=[.G170]/[.I170]" office:value-type="float" office:value="2.4900056885996" calcext:value-type="float">
            <text:p>2.4900056886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6" calcext:value-type="float">
            <text:p>1206</text:p>
          </table:table-cell>
          <table:table-cell office:value-type="float" office:value="1250" calcext:value-type="float">
            <text:p>1250</text:p>
          </table:table-cell>
          <table:table-cell table:formula="of:=(([.A171]-[.C171])^2 + ([.B171]-[.D171])^2)^0.5" office:value-type="float" office:value="123.370403363205" calcext:value-type="float">
            <text:p>123.3704033632</text:p>
          </table:table-cell>
          <table:table-cell table:formula="of:=[.E171]+[.F171]" office:value-type="float" office:value="2456" calcext:value-type="float">
            <text:p>2456</text:p>
          </table:table-cell>
          <table:table-cell table:formula="of:=SQRT([.H171])" office:value-type="float" office:value="49.5580467734555" calcext:value-type="float">
            <text:p>49.5580467735</text:p>
          </table:table-cell>
          <table:table-cell/>
          <table:table-cell table:formula="of:=[.G171]/[.I171]" office:value-type="float" office:value="2.48941214182972" calcext:value-type="float">
            <text:p>2.4894121418</text:p>
          </table:table-cell>
          <table:table-cell/>
        </table:table-row>
        <table:table-row table:style-name="ro1">
          <table:table-cell office:value-type="float" office:value="181.876" calcext:value-type="float">
            <text:p>181.876</text:p>
          </table:table-cell>
          <table:table-cell office:value-type="float" office:value="250.54" calcext:value-type="float">
            <text:p>250.54</text:p>
          </table:table-cell>
          <table:table-cell office:value-type="float" office:value="303.278" calcext:value-type="float">
            <text:p>303.278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204" calcext:value-type="float">
            <text:p>1204</text:p>
          </table:table-cell>
          <table:table-cell office:value-type="float" office:value="1250" calcext:value-type="float">
            <text:p>1250</text:p>
          </table:table-cell>
          <table:table-cell table:formula="of:=(([.A172]-[.C172])^2 + ([.B172]-[.D172])^2)^0.5" office:value-type="float" office:value="123.404495400289" calcext:value-type="float">
            <text:p>123.4044954003</text:p>
          </table:table-cell>
          <table:table-cell table:formula="of:=[.E172]+[.F172]" office:value-type="float" office:value="2454" calcext:value-type="float">
            <text:p>2454</text:p>
          </table:table-cell>
          <table:table-cell table:formula="of:=SQRT([.H172])" office:value-type="float" office:value="49.5378643060033" calcext:value-type="float">
            <text:p>49.537864306</text:p>
          </table:table-cell>
          <table:table-cell/>
          <table:table-cell table:formula="of:=[.G172]/[.I172]" office:value-type="float" office:value="2.49111456719248" calcext:value-type="float">
            <text:p>2.4911145672</text:p>
          </table:table-cell>
          <table:table-cell/>
        </table:table-row>
        <table:table-row table:style-name="ro1">
          <table:table-cell office:value-type="float" office:value="181.903" calcext:value-type="float">
            <text:p>181.903</text:p>
          </table:table-cell>
          <table:table-cell office:value-type="float" office:value="250.498" calcext:value-type="float">
            <text:p>250.498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table:formula="of:=(([.A173]-[.C173])^2 + ([.B173]-[.D173])^2)^0.5" office:value-type="float" office:value="123.269261687576" calcext:value-type="float">
            <text:p>123.2692616876</text:p>
          </table:table-cell>
          <table:table-cell table:formula="of:=[.E173]+[.F173]" office:value-type="float" office:value="2443" calcext:value-type="float">
            <text:p>2443</text:p>
          </table:table-cell>
          <table:table-cell table:formula="of:=SQRT([.H173])" office:value-type="float" office:value="49.4267134250296" calcext:value-type="float">
            <text:p>49.426713425</text:p>
          </table:table-cell>
          <table:table-cell/>
          <table:table-cell table:formula="of:=[.G173]/[.I173]" office:value-type="float" office:value="2.49398054504576" calcext:value-type="float">
            <text:p>2.493980545</text:p>
          </table:table-cell>
          <table:table-cell/>
        </table:table-row>
        <table:table-row table:style-name="ro1">
          <table:table-cell office:value-type="float" office:value="181.786" calcext:value-type="float">
            <text:p>181.786</text:p>
          </table:table-cell>
          <table:table-cell office:value-type="float" office:value="250.629" calcext:value-type="float">
            <text:p>250.629</text:p>
          </table:table-cell>
          <table:table-cell office:value-type="float" office:value="303.197" calcext:value-type="float">
            <text:p>303.197</text:p>
          </table:table-cell>
          <table:table-cell office:value-type="float" office:value="228.519" calcext:value-type="float">
            <text:p>228.519</text:p>
          </table:table-cell>
          <table:table-cell office:value-type="float" office:value="1213" calcext:value-type="float">
            <text:p>1213</text:p>
          </table:table-cell>
          <table:table-cell office:value-type="float" office:value="1237" calcext:value-type="float">
            <text:p>1237</text:p>
          </table:table-cell>
          <table:table-cell table:formula="of:=(([.A174]-[.C174])^2 + ([.B174]-[.D174])^2)^0.5" office:value-type="float" office:value="123.407791573304" calcext:value-type="float">
            <text:p>123.4077915733</text:p>
          </table:table-cell>
          <table:table-cell table:formula="of:=[.E174]+[.F174]" office:value-type="float" office:value="2450" calcext:value-type="float">
            <text:p>2450</text:p>
          </table:table-cell>
          <table:table-cell table:formula="of:=SQRT([.H174])" office:value-type="float" office:value="49.4974746830583" calcext:value-type="float">
            <text:p>49.4974746831</text:p>
          </table:table-cell>
          <table:table-cell/>
          <table:table-cell table:formula="of:=[.G174]/[.I174]" office:value-type="float" office:value="2.49321389350683" calcext:value-type="float">
            <text:p>2.4932138935</text:p>
          </table:table-cell>
          <table:table-cell/>
        </table:table-row>
        <table:table-row table:style-name="ro1">
          <table:table-cell office:value-type="float" office:value="181.721" calcext:value-type="float">
            <text:p>181.721</text:p>
          </table:table-cell>
          <table:table-cell office:value-type="float" office:value="250.565" calcext:value-type="float">
            <text:p>250.565</text:p>
          </table:table-cell>
          <table:table-cell office:value-type="float" office:value="303.178" calcext:value-type="float">
            <text:p>303.178</text:p>
          </table:table-cell>
          <table:table-cell office:value-type="float" office:value="228.435" calcext:value-type="float">
            <text:p>228.435</text:p>
          </table:table-cell>
          <table:table-cell office:value-type="float" office:value="1203" calcext:value-type="float">
            <text:p>1203</text:p>
          </table:table-cell>
          <table:table-cell office:value-type="float" office:value="1237" calcext:value-type="float">
            <text:p>1237</text:p>
          </table:table-cell>
          <table:table-cell table:formula="of:=(([.A175]-[.C175])^2 + ([.B175]-[.D175])^2)^0.5" office:value-type="float" office:value="123.456631045076" calcext:value-type="float">
            <text:p>123.4566310451</text:p>
          </table:table-cell>
          <table:table-cell table:formula="of:=[.E175]+[.F175]" office:value-type="float" office:value="2440" calcext:value-type="float">
            <text:p>2440</text:p>
          </table:table-cell>
          <table:table-cell table:formula="of:=SQRT([.H175])" office:value-type="float" office:value="49.3963561409139" calcext:value-type="float">
            <text:p>49.3963561409</text:p>
          </table:table-cell>
          <table:table-cell/>
          <table:table-cell table:formula="of:=[.G175]/[.I175]" office:value-type="float" office:value="2.49930644059835" calcext:value-type="float">
            <text:p>2.4993064406</text:p>
          </table:table-cell>
          <table:table-cell/>
        </table:table-row>
        <table:table-row table:style-name="ro1">
          <table:table-cell office:value-type="float" office:value="181.601" calcext:value-type="float">
            <text:p>181.601</text:p>
          </table:table-cell>
          <table:table-cell office:value-type="float" office:value="250.378" calcext:value-type="float">
            <text:p>250.378</text:p>
          </table:table-cell>
          <table:table-cell office:value-type="float" office:value="303.04" calcext:value-type="float">
            <text:p>303.04</text:p>
          </table:table-cell>
          <table:table-cell office:value-type="float" office:value="228.244" calcext:value-type="float">
            <text:p>228.244</text:p>
          </table:table-cell>
          <table:table-cell office:value-type="float" office:value="1215" calcext:value-type="float">
            <text:p>1215</text:p>
          </table:table-cell>
          <table:table-cell office:value-type="float" office:value="1238" calcext:value-type="float">
            <text:p>1238</text:p>
          </table:table-cell>
          <table:table-cell table:formula="of:=(([.A176]-[.C176])^2 + ([.B176]-[.D176])^2)^0.5" office:value-type="float" office:value="123.439639812339" calcext:value-type="float">
            <text:p>123.4396398123</text:p>
          </table:table-cell>
          <table:table-cell table:formula="of:=[.E176]+[.F176]" office:value-type="float" office:value="2453" calcext:value-type="float">
            <text:p>2453</text:p>
          </table:table-cell>
          <table:table-cell table:formula="of:=SQRT([.H176])" office:value-type="float" office:value="49.5277699881592" calcext:value-type="float">
            <text:p>49.5277699882</text:p>
          </table:table-cell>
          <table:table-cell/>
          <table:table-cell table:formula="of:=[.G176]/[.I176]" office:value-type="float" office:value="2.49233187445852" calcext:value-type="float">
            <text:p>2.4923318745</text:p>
          </table:table-cell>
          <table:table-cell/>
        </table:table-row>
        <table:table-row table:style-name="ro1">
          <table:table-cell office:value-type="float" office:value="181.435" calcext:value-type="float">
            <text:p>181.435</text:p>
          </table:table-cell>
          <table:table-cell office:value-type="float" office:value="250.097" calcext:value-type="float">
            <text:p>250.097</text:p>
          </table:table-cell>
          <table:table-cell office:value-type="float" office:value="302.99" calcext:value-type="float">
            <text:p>302.99</text:p>
          </table:table-cell>
          <table:table-cell office:value-type="float" office:value="227.869" calcext:value-type="float">
            <text:p>227.869</text:p>
          </table:table-cell>
          <table:table-cell office:value-type="float" office:value="1213" calcext:value-type="float">
            <text:p>1213</text:p>
          </table:table-cell>
          <table:table-cell office:value-type="float" office:value="1263" calcext:value-type="float">
            <text:p>1263</text:p>
          </table:table-cell>
          <table:table-cell table:formula="of:=(([.A177]-[.C177])^2 + ([.B177]-[.D177])^2)^0.5" office:value-type="float" office:value="123.57063570687" calcext:value-type="float">
            <text:p>123.5706357069</text:p>
          </table:table-cell>
          <table:table-cell table:formula="of:=[.E177]+[.F177]" office:value-type="float" office:value="2476" calcext:value-type="float">
            <text:p>2476</text:p>
          </table:table-cell>
          <table:table-cell table:formula="of:=SQRT([.H177])" office:value-type="float" office:value="49.7594212184989" calcext:value-type="float">
            <text:p>49.7594212185</text:p>
          </table:table-cell>
          <table:table-cell/>
          <table:table-cell table:formula="of:=[.G177]/[.I177]" office:value-type="float" office:value="2.48336159627457" calcext:value-type="float">
            <text:p>2.4833615963</text:p>
          </table:table-cell>
          <table:table-cell/>
        </table:table-row>
        <table:table-row table:style-name="ro1">
          <table:table-cell office:value-type="float" office:value="181.396" calcext:value-type="float">
            <text:p>181.396</text:p>
          </table:table-cell>
          <table:table-cell office:value-type="float" office:value="250.061" calcext:value-type="float">
            <text:p>250.061</text:p>
          </table:table-cell>
          <table:table-cell office:value-type="float" office:value="302.949" calcext:value-type="float">
            <text:p>302.949</text:p>
          </table:table-cell>
          <table:table-cell office:value-type="float" office:value="227.753" calcext:value-type="float">
            <text:p>227.753</text:p>
          </table:table-cell>
          <table:table-cell office:value-type="float" office:value="1220" calcext:value-type="float">
            <text:p>1220</text:p>
          </table:table-cell>
          <table:table-cell office:value-type="float" office:value="1272" calcext:value-type="float">
            <text:p>1272</text:p>
          </table:table-cell>
          <table:table-cell table:formula="of:=(([.A178]-[.C178])^2 + ([.B178]-[.D178])^2)^0.5" office:value-type="float" office:value="123.583084089207" calcext:value-type="float">
            <text:p>123.5830840892</text:p>
          </table:table-cell>
          <table:table-cell table:formula="of:=[.E178]+[.F178]" office:value-type="float" office:value="2492" calcext:value-type="float">
            <text:p>2492</text:p>
          </table:table-cell>
          <table:table-cell table:formula="of:=SQRT([.H178])" office:value-type="float" office:value="49.9199358973947" calcext:value-type="float">
            <text:p>49.9199358974</text:p>
          </table:table-cell>
          <table:table-cell/>
          <table:table-cell table:formula="of:=[.G178]/[.I178]" office:value-type="float" office:value="2.47562585703674" calcext:value-type="float">
            <text:p>2.475625857</text:p>
          </table:table-cell>
          <table:table-cell/>
        </table:table-row>
        <table:table-row table:style-name="ro1">
          <table:table-cell office:value-type="float" office:value="181.257" calcext:value-type="float">
            <text:p>181.257</text:p>
          </table:table-cell>
          <table:table-cell office:value-type="float" office:value="249.888" calcext:value-type="float">
            <text:p>249.888</text:p>
          </table:table-cell>
          <table:table-cell office:value-type="float" office:value="303.08" calcext:value-type="float">
            <text:p>303.08</text:p>
          </table:table-cell>
          <table:table-cell office:value-type="float" office:value="227.664" calcext:value-type="float">
            <text:p>227.664</text:p>
          </table:table-cell>
          <table:table-cell office:value-type="float" office:value="1219" calcext:value-type="float">
            <text:p>1219</text:p>
          </table:table-cell>
          <table:table-cell office:value-type="float" office:value="1255" calcext:value-type="float">
            <text:p>1255</text:p>
          </table:table-cell>
          <table:table-cell table:formula="of:=(([.A179]-[.C179])^2 + ([.B179]-[.D179])^2)^0.5" office:value-type="float" office:value="123.833555650316" calcext:value-type="float">
            <text:p>123.8335556503</text:p>
          </table:table-cell>
          <table:table-cell table:formula="of:=[.E179]+[.F179]" office:value-type="float" office:value="2474" calcext:value-type="float">
            <text:p>2474</text:p>
          </table:table-cell>
          <table:table-cell table:formula="of:=SQRT([.H179])" office:value-type="float" office:value="49.7393204617836" calcext:value-type="float">
            <text:p>49.7393204618</text:p>
          </table:table-cell>
          <table:table-cell/>
          <table:table-cell table:formula="of:=[.G179]/[.I179]" office:value-type="float" office:value="2.48965113517106" calcext:value-type="float">
            <text:p>2.4896511352</text:p>
          </table:table-cell>
          <table:table-cell/>
        </table:table-row>
        <table:table-row table:style-name="ro1">
          <table:table-cell office:value-type="float" office:value="181.079" calcext:value-type="float">
            <text:p>181.079</text:p>
          </table:table-cell>
          <table:table-cell office:value-type="float" office:value="249.508" calcext:value-type="float">
            <text:p>249.508</text:p>
          </table:table-cell>
          <table:table-cell office:value-type="float" office:value="302.892" calcext:value-type="float">
            <text:p>302.892</text:p>
          </table:table-cell>
          <table:table-cell office:value-type="float" office:value="227.422" calcext:value-type="float">
            <text:p>227.422</text:p>
          </table:table-cell>
          <table:table-cell office:value-type="float" office:value="1211" calcext:value-type="float">
            <text:p>1211</text:p>
          </table:table-cell>
          <table:table-cell office:value-type="float" office:value="1255" calcext:value-type="float">
            <text:p>1255</text:p>
          </table:table-cell>
          <table:table-cell table:formula="of:=(([.A180]-[.C180])^2 + ([.B180]-[.D180])^2)^0.5" office:value-type="float" office:value="123.79902408743" calcext:value-type="float">
            <text:p>123.7990240874</text:p>
          </table:table-cell>
          <table:table-cell table:formula="of:=[.E180]+[.F180]" office:value-type="float" office:value="2466" calcext:value-type="float">
            <text:p>2466</text:p>
          </table:table-cell>
          <table:table-cell table:formula="of:=SQRT([.H180])" office:value-type="float" office:value="49.6588360717406" calcext:value-type="float">
            <text:p>49.6588360717</text:p>
          </table:table-cell>
          <table:table-cell/>
          <table:table-cell table:formula="of:=[.G180]/[.I180]" office:value-type="float" office:value="2.4929908527977" calcext:value-type="float">
            <text:p>2.4929908528</text:p>
          </table:table-cell>
          <table:table-cell/>
        </table:table-row>
        <table:table-row table:style-name="ro1">
          <table:table-cell office:value-type="float" office:value="180.709" calcext:value-type="float">
            <text:p>180.709</text:p>
          </table:table-cell>
          <table:table-cell office:value-type="float" office:value="249.226" calcext:value-type="float">
            <text:p>249.226</text:p>
          </table:table-cell>
          <table:table-cell office:value-type="float" office:value="302.643" calcext:value-type="float">
            <text:p>302.643</text:p>
          </table:table-cell>
          <table:table-cell office:value-type="float" office:value="227.172" calcext:value-type="float">
            <text:p>227.172</text:p>
          </table:table-cell>
          <table:table-cell office:value-type="float" office:value="1222" calcext:value-type="float">
            <text:p>1222</text:p>
          </table:table-cell>
          <table:table-cell office:value-type="float" office:value="1262" calcext:value-type="float">
            <text:p>1262</text:p>
          </table:table-cell>
          <table:table-cell table:formula="of:=(([.A181]-[.C181])^2 + ([.B181]-[.D181])^2)^0.5" office:value-type="float" office:value="123.912385466506" calcext:value-type="float">
            <text:p>123.9123854665</text:p>
          </table:table-cell>
          <table:table-cell table:formula="of:=[.E181]+[.F181]" office:value-type="float" office:value="2484" calcext:value-type="float">
            <text:p>2484</text:p>
          </table:table-cell>
          <table:table-cell table:formula="of:=SQRT([.H181])" office:value-type="float" office:value="49.8397431775084" calcext:value-type="float">
            <text:p>49.8397431775</text:p>
          </table:table-cell>
          <table:table-cell/>
          <table:table-cell table:formula="of:=[.G181]/[.I181]" office:value-type="float" office:value="2.48621637204633" calcext:value-type="float">
            <text:p>2.486216372</text:p>
          </table:table-cell>
          <table:table-cell/>
        </table:table-row>
        <table:table-row table:style-name="ro1">
          <table:table-cell office:value-type="float" office:value="180.327" calcext:value-type="float">
            <text:p>180.327</text:p>
          </table:table-cell>
          <table:table-cell office:value-type="float" office:value="249.07" calcext:value-type="float">
            <text:p>249.07</text:p>
          </table:table-cell>
          <table:table-cell office:value-type="float" office:value="302.331" calcext:value-type="float">
            <text:p>302.331</text:p>
          </table:table-cell>
          <table:table-cell office:value-type="float" office:value="226.923" calcext:value-type="float">
            <text:p>226.923</text:p>
          </table:table-cell>
          <table:table-cell office:value-type="float" office:value="1216" calcext:value-type="float">
            <text:p>1216</text:p>
          </table:table-cell>
          <table:table-cell office:value-type="float" office:value="1252" calcext:value-type="float">
            <text:p>1252</text:p>
          </table:table-cell>
          <table:table-cell table:formula="of:=(([.A182]-[.C182])^2 + ([.B182]-[.D182])^2)^0.5" office:value-type="float" office:value="123.997845243375" calcext:value-type="float">
            <text:p>123.9978452434</text:p>
          </table:table-cell>
          <table:table-cell table:formula="of:=[.E182]+[.F182]" office:value-type="float" office:value="2468" calcext:value-type="float">
            <text:p>2468</text:p>
          </table:table-cell>
          <table:table-cell table:formula="of:=SQRT([.H182])" office:value-type="float" office:value="49.6789693934969" calcext:value-type="float">
            <text:p>49.6789693935</text:p>
          </table:table-cell>
          <table:table-cell/>
          <table:table-cell table:formula="of:=[.G182]/[.I182]" office:value-type="float" office:value="2.4959826412906" calcext:value-type="float">
            <text:p>2.4959826413</text:p>
          </table:table-cell>
          <table:table-cell/>
        </table:table-row>
        <table:table-row table:style-name="ro1">
          <table:table-cell office:value-type="float" office:value="179.895" calcext:value-type="float">
            <text:p>179.895</text:p>
          </table:table-cell>
          <table:table-cell office:value-type="float" office:value="248.893" calcext:value-type="float">
            <text:p>248.893</text:p>
          </table:table-cell>
          <table:table-cell office:value-type="float" office:value="302.051" calcext:value-type="float">
            <text:p>302.051</text:p>
          </table:table-cell>
          <table:table-cell office:value-type="float" office:value="226.667" calcext:value-type="float">
            <text:p>226.667</text:p>
          </table:table-cell>
          <table:table-cell office:value-type="float" office:value="1216" calcext:value-type="float">
            <text:p>1216</text:p>
          </table:table-cell>
          <table:table-cell office:value-type="float" office:value="1260" calcext:value-type="float">
            <text:p>1260</text:p>
          </table:table-cell>
          <table:table-cell table:formula="of:=(([.A183]-[.C183])^2 + ([.B183]-[.D183])^2)^0.5" office:value-type="float" office:value="124.161521462972" calcext:value-type="float">
            <text:p>124.161521463</text:p>
          </table:table-cell>
          <table:table-cell table:formula="of:=[.E183]+[.F183]" office:value-type="float" office:value="2476" calcext:value-type="float">
            <text:p>2476</text:p>
          </table:table-cell>
          <table:table-cell table:formula="of:=SQRT([.H183])" office:value-type="float" office:value="49.7594212184989" calcext:value-type="float">
            <text:p>49.7594212185</text:p>
          </table:table-cell>
          <table:table-cell/>
          <table:table-cell table:formula="of:=[.G183]/[.I183]" office:value-type="float" office:value="2.49523644814447" calcext:value-type="float">
            <text:p>2.4952364481</text:p>
          </table:table-cell>
          <table:table-cell/>
        </table:table-row>
        <table:table-row table:style-name="ro1">
          <table:table-cell office:value-type="float" office:value="179.258" calcext:value-type="float">
            <text:p>179.258</text:p>
          </table:table-cell>
          <table:table-cell office:value-type="float" office:value="248.391" calcext:value-type="float">
            <text:p>248.391</text:p>
          </table:table-cell>
          <table:table-cell office:value-type="float" office:value="301.384" calcext:value-type="float">
            <text:p>301.384</text:p>
          </table:table-cell>
          <table:table-cell office:value-type="float" office:value="226.236" calcext:value-type="float">
            <text:p>226.236</text:p>
          </table:table-cell>
          <table:table-cell office:value-type="float" office:value="1226" calcext:value-type="float">
            <text:p>1226</text:p>
          </table:table-cell>
          <table:table-cell office:value-type="float" office:value="1259" calcext:value-type="float">
            <text:p>1259</text:p>
          </table:table-cell>
          <table:table-cell table:formula="of:=(([.A184]-[.C184])^2 + ([.B184]-[.D184])^2)^0.5" office:value-type="float" office:value="124.119313166807" calcext:value-type="float">
            <text:p>124.1193131668</text:p>
          </table:table-cell>
          <table:table-cell table:formula="of:=[.E184]+[.F184]" office:value-type="float" office:value="2485" calcext:value-type="float">
            <text:p>2485</text:p>
          </table:table-cell>
          <table:table-cell table:formula="of:=SQRT([.H184])" office:value-type="float" office:value="49.8497743224581" calcext:value-type="float">
            <text:p>49.8497743225</text:p>
          </table:table-cell>
          <table:table-cell/>
          <table:table-cell table:formula="of:=[.G184]/[.I184]" office:value-type="float" office:value="2.48986710278626" calcext:value-type="float">
            <text:p>2.4898671028</text:p>
          </table:table-cell>
          <table:table-cell/>
        </table:table-row>
        <table:table-row table:style-name="ro1">
          <table:table-cell office:value-type="float" office:value="178.493" calcext:value-type="float">
            <text:p>178.493</text:p>
          </table:table-cell>
          <table:table-cell office:value-type="float" office:value="248.158" calcext:value-type="float">
            <text:p>248.158</text:p>
          </table:table-cell>
          <table:table-cell office:value-type="float" office:value="300.687" calcext:value-type="float">
            <text:p>300.687</text:p>
          </table:table-cell>
          <table:table-cell office:value-type="float" office:value="225.781" calcext:value-type="float">
            <text:p>225.781</text:p>
          </table:table-cell>
          <table:table-cell office:value-type="float" office:value="1225" calcext:value-type="float">
            <text:p>1225</text:p>
          </table:table-cell>
          <table:table-cell office:value-type="float" office:value="1257" calcext:value-type="float">
            <text:p>1257</text:p>
          </table:table-cell>
          <table:table-cell table:formula="of:=(([.A185]-[.C185])^2 + ([.B185]-[.D185])^2)^0.5" office:value-type="float" office:value="124.226018872859" calcext:value-type="float">
            <text:p>124.2260188729</text:p>
          </table:table-cell>
          <table:table-cell table:formula="of:=[.E185]+[.F185]" office:value-type="float" office:value="2482" calcext:value-type="float">
            <text:p>2482</text:p>
          </table:table-cell>
          <table:table-cell table:formula="of:=SQRT([.H185])" office:value-type="float" office:value="49.8196748283246" calcext:value-type="float">
            <text:p>49.8196748283</text:p>
          </table:table-cell>
          <table:table-cell/>
          <table:table-cell table:formula="of:=[.G185]/[.I185]" office:value-type="float" office:value="2.49351324152424" calcext:value-type="float">
            <text:p>2.4935132415</text:p>
          </table:table-cell>
          <table:table-cell/>
        </table:table-row>
        <table:table-row table:style-name="ro1">
          <table:table-cell office:value-type="float" office:value="177.577" calcext:value-type="float">
            <text:p>177.577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300.082" calcext:value-type="float">
            <text:p>300.082</text:p>
          </table:table-cell>
          <table:table-cell office:value-type="float" office:value="225.08" calcext:value-type="float">
            <text:p>225.08</text:p>
          </table:table-cell>
          <table:table-cell office:value-type="float" office:value="1228" calcext:value-type="float">
            <text:p>1228</text:p>
          </table:table-cell>
          <table:table-cell office:value-type="float" office:value="1259" calcext:value-type="float">
            <text:p>1259</text:p>
          </table:table-cell>
          <table:table-cell table:formula="of:=(([.A186]-[.C186])^2 + ([.B186]-[.D186])^2)^0.5" office:value-type="float" office:value="124.611026775322" calcext:value-type="float">
            <text:p>124.6110267753</text:p>
          </table:table-cell>
          <table:table-cell table:formula="of:=[.E186]+[.F186]" office:value-type="float" office:value="2487" calcext:value-type="float">
            <text:p>2487</text:p>
          </table:table-cell>
          <table:table-cell table:formula="of:=SQRT([.H186])" office:value-type="float" office:value="49.8698305591667" calcext:value-type="float">
            <text:p>49.8698305592</text:p>
          </table:table-cell>
          <table:table-cell/>
          <table:table-cell table:formula="of:=[.G186]/[.I186]" office:value-type="float" office:value="2.49872569002376" calcext:value-type="float">
            <text:p>2.49872569</text:p>
          </table:table-cell>
          <table:table-cell/>
        </table:table-row>
        <table:table-row table:style-name="ro1">
          <table:table-cell office:value-type="float" office:value="176.707" calcext:value-type="float">
            <text:p>176.707</text:p>
          </table:table-cell>
          <table:table-cell office:value-type="float" office:value="247.192" calcext:value-type="float">
            <text:p>247.192</text:p>
          </table:table-cell>
          <table:table-cell office:value-type="float" office:value="299.352" calcext:value-type="float">
            <text:p>299.352</text:p>
          </table:table-cell>
          <table:table-cell office:value-type="float" office:value="224.524" calcext:value-type="float">
            <text:p>224.524</text:p>
          </table:table-cell>
          <table:table-cell office:value-type="float" office:value="1226" calcext:value-type="float">
            <text:p>1226</text:p>
          </table:table-cell>
          <table:table-cell office:value-type="float" office:value="1276" calcext:value-type="float">
            <text:p>1276</text:p>
          </table:table-cell>
          <table:table-cell table:formula="of:=(([.A187]-[.C187])^2 + ([.B187]-[.D187])^2)^0.5" office:value-type="float" office:value="124.722228367681" calcext:value-type="float">
            <text:p>124.7222283677</text:p>
          </table:table-cell>
          <table:table-cell table:formula="of:=[.E187]+[.F187]" office:value-type="float" office:value="2502" calcext:value-type="float">
            <text:p>2502</text:p>
          </table:table-cell>
          <table:table-cell table:formula="of:=SQRT([.H187])" office:value-type="float" office:value="50.0199960015992" calcext:value-type="float">
            <text:p>50.0199960016</text:p>
          </table:table-cell>
          <table:table-cell/>
          <table:table-cell table:formula="of:=[.G187]/[.I187]" office:value-type="float" office:value="2.49344738779454" calcext:value-type="float">
            <text:p>2.4934473878</text:p>
          </table:table-cell>
          <table:table-cell/>
        </table:table-row>
        <table:table-row table:style-name="ro1">
          <table:table-cell office:value-type="float" office:value="175.738" calcext:value-type="float">
            <text:p>175.738</text:p>
          </table:table-cell>
          <table:table-cell office:value-type="float" office:value="246.921" calcext:value-type="float">
            <text:p>246.921</text:p>
          </table:table-cell>
          <table:table-cell office:value-type="float" office:value="298.502" calcext:value-type="float">
            <text:p>298.502</text:p>
          </table:table-cell>
          <table:table-cell office:value-type="float" office:value="223.79" calcext:value-type="float">
            <text:p>223.79</text:p>
          </table:table-cell>
          <table:table-cell office:value-type="float" office:value="1228" calcext:value-type="float">
            <text:p>1228</text:p>
          </table:table-cell>
          <table:table-cell office:value-type="float" office:value="1279" calcext:value-type="float">
            <text:p>1279</text:p>
          </table:table-cell>
          <table:table-cell table:formula="of:=(([.A188]-[.C188])^2 + ([.B188]-[.D188])^2)^0.5" office:value-type="float" office:value="124.924148414148" calcext:value-type="float">
            <text:p>124.9241484141</text:p>
          </table:table-cell>
          <table:table-cell table:formula="of:=[.E188]+[.F188]" office:value-type="float" office:value="2507" calcext:value-type="float">
            <text:p>2507</text:p>
          </table:table-cell>
          <table:table-cell table:formula="of:=SQRT([.H188])" office:value-type="float" office:value="50.0699510684802" calcext:value-type="float">
            <text:p>50.0699510685</text:p>
          </table:table-cell>
          <table:table-cell/>
          <table:table-cell table:formula="of:=[.G188]/[.I188]" office:value-type="float" office:value="2.49499242056958" calcext:value-type="float">
            <text:p>2.4949924206</text:p>
          </table:table-cell>
          <table:table-cell/>
        </table:table-row>
        <table:table-row table:style-name="ro1">
          <table:table-cell office:value-type="float" office:value="174.72" calcext:value-type="float">
            <text:p>174.72</text:p>
          </table:table-cell>
          <table:table-cell office:value-type="float" office:value="246.164" calcext:value-type="float">
            <text:p>246.164</text:p>
          </table:table-cell>
          <table:table-cell office:value-type="float" office:value="297.671" calcext:value-type="float">
            <text:p>297.671</text:p>
          </table:table-cell>
          <table:table-cell office:value-type="float" office:value="222.847" calcext:value-type="float">
            <text:p>222.847</text:p>
          </table:table-cell>
          <table:table-cell office:value-type="float" office:value="1229" calcext:value-type="float">
            <text:p>1229</text:p>
          </table:table-cell>
          <table:table-cell office:value-type="float" office:value="1284" calcext:value-type="float">
            <text:p>1284</text:p>
          </table:table-cell>
          <table:table-cell table:formula="of:=(([.A189]-[.C189])^2 + ([.B189]-[.D189])^2)^0.5" office:value-type="float" office:value="125.14244240065" calcext:value-type="float">
            <text:p>125.1424424007</text:p>
          </table:table-cell>
          <table:table-cell table:formula="of:=[.E189]+[.F189]" office:value-type="float" office:value="2513" calcext:value-type="float">
            <text:p>2513</text:p>
          </table:table-cell>
          <table:table-cell table:formula="of:=SQRT([.H189])" office:value-type="float" office:value="50.1298314379771" calcext:value-type="float">
            <text:p>50.129831438</text:p>
          </table:table-cell>
          <table:table-cell/>
          <table:table-cell table:formula="of:=[.G189]/[.I189]" office:value-type="float" office:value="2.49636671041836" calcext:value-type="float">
            <text:p>2.4963667104</text:p>
          </table:table-cell>
          <table:table-cell/>
        </table:table-row>
        <table:table-row table:style-name="ro1">
          <table:table-cell office:value-type="float" office:value="173.737" calcext:value-type="float">
            <text:p>173.737</text:p>
          </table:table-cell>
          <table:table-cell office:value-type="float" office:value="245.211" calcext:value-type="float">
            <text:p>245.211</text:p>
          </table:table-cell>
          <table:table-cell office:value-type="float" office:value="296.832" calcext:value-type="float">
            <text:p>296.832</text:p>
          </table:table-cell>
          <table:table-cell office:value-type="float" office:value="221.937" calcext:value-type="float">
            <text:p>221.937</text:p>
          </table:table-cell>
          <table:table-cell office:value-type="float" office:value="1229" calcext:value-type="float">
            <text:p>1229</text:p>
          </table:table-cell>
          <table:table-cell office:value-type="float" office:value="1288" calcext:value-type="float">
            <text:p>1288</text:p>
          </table:table-cell>
          <table:table-cell table:formula="of:=(([.A190]-[.C190])^2 + ([.B190]-[.D190])^2)^0.5" office:value-type="float" office:value="125.275927859266" calcext:value-type="float">
            <text:p>125.2759278593</text:p>
          </table:table-cell>
          <table:table-cell table:formula="of:=[.E190]+[.F190]" office:value-type="float" office:value="2517" calcext:value-type="float">
            <text:p>2517</text:p>
          </table:table-cell>
          <table:table-cell table:formula="of:=SQRT([.H190])" office:value-type="float" office:value="50.1697119784437" calcext:value-type="float">
            <text:p>50.1697119784</text:p>
          </table:table-cell>
          <table:table-cell/>
          <table:table-cell table:formula="of:=[.G190]/[.I190]" office:value-type="float" office:value="2.49704299504635" calcext:value-type="float">
            <text:p>2.497042995</text:p>
          </table:table-cell>
          <table:table-cell/>
        </table:table-row>
        <table:table-row table:style-name="ro1">
          <table:table-cell office:value-type="float" office:value="172.691" calcext:value-type="float">
            <text:p>172.691</text:p>
          </table:table-cell>
          <table:table-cell office:value-type="float" office:value="244.976" calcext:value-type="float">
            <text:p>244.976</text:p>
          </table:table-cell>
          <table:table-cell office:value-type="float" office:value="296.174" calcext:value-type="float">
            <text:p>296.174</text:p>
          </table:table-cell>
          <table:table-cell office:value-type="float" office:value="221.232" calcext:value-type="float">
            <text:p>221.232</text:p>
          </table:table-cell>
          <table:table-cell office:value-type="float" office:value="1237" calcext:value-type="float">
            <text:p>1237</text:p>
          </table:table-cell>
          <table:table-cell office:value-type="float" office:value="1290" calcext:value-type="float">
            <text:p>1290</text:p>
          </table:table-cell>
          <table:table-cell table:formula="of:=(([.A191]-[.C191])^2 + ([.B191]-[.D191])^2)^0.5" office:value-type="float" office:value="125.745094635934" calcext:value-type="float">
            <text:p>125.7450946359</text:p>
          </table:table-cell>
          <table:table-cell table:formula="of:=[.E191]+[.F191]" office:value-type="float" office:value="2527" calcext:value-type="float">
            <text:p>2527</text:p>
          </table:table-cell>
          <table:table-cell table:formula="of:=SQRT([.H191])" office:value-type="float" office:value="50.2692749102272" calcext:value-type="float">
            <text:p>50.2692749102</text:p>
          </table:table-cell>
          <table:table-cell/>
          <table:table-cell table:formula="of:=[.G191]/[.I191]" office:value-type="float" office:value="2.50143044355612" calcext:value-type="float">
            <text:p>2.5014304436</text:p>
          </table:table-cell>
          <table:table-cell/>
        </table:table-row>
        <table:table-row table:style-name="ro1">
          <table:table-cell office:value-type="float" office:value="171.732" calcext:value-type="float">
            <text:p>171.732</text:p>
          </table:table-cell>
          <table:table-cell office:value-type="float" office:value="244.019" calcext:value-type="float">
            <text:p>244.019</text:p>
          </table:table-cell>
          <table:table-cell office:value-type="float" office:value="295.382" calcext:value-type="float">
            <text:p>295.382</text:p>
          </table:table-cell>
          <table:table-cell office:value-type="float" office:value="220.202" calcext:value-type="float">
            <text:p>220.202</text:p>
          </table:table-cell>
          <table:table-cell office:value-type="float" office:value="1234" calcext:value-type="float">
            <text:p>1234</text:p>
          </table:table-cell>
          <table:table-cell office:value-type="float" office:value="1294" calcext:value-type="float">
            <text:p>1294</text:p>
          </table:table-cell>
          <table:table-cell table:formula="of:=(([.A192]-[.C192])^2 + ([.B192]-[.D192])^2)^0.5" office:value-type="float" office:value="125.92288111777" calcext:value-type="float">
            <text:p>125.9228811178</text:p>
          </table:table-cell>
          <table:table-cell table:formula="of:=[.E192]+[.F192]" office:value-type="float" office:value="2528" calcext:value-type="float">
            <text:p>2528</text:p>
          </table:table-cell>
          <table:table-cell table:formula="of:=SQRT([.H192])" office:value-type="float" office:value="50.2792203599061" calcext:value-type="float">
            <text:p>50.2792203599</text:p>
          </table:table-cell>
          <table:table-cell/>
          <table:table-cell table:formula="of:=[.G192]/[.I192]" office:value-type="float" office:value="2.50447163294091" calcext:value-type="float">
            <text:p>2.5044716329</text:p>
          </table:table-cell>
          <table:table-cell/>
        </table:table-row>
        <table:table-row table:style-name="ro1">
          <table:table-cell office:value-type="float" office:value="170.737" calcext:value-type="float">
            <text:p>170.737</text:p>
          </table:table-cell>
          <table:table-cell office:value-type="float" office:value="242.889" calcext:value-type="float">
            <text:p>242.889</text:p>
          </table:table-cell>
          <table:table-cell office:value-type="float" office:value="294.568" calcext:value-type="float">
            <text:p>294.568</text:p>
          </table:table-cell>
          <table:table-cell office:value-type="float" office:value="219.145" calcext:value-type="float">
            <text:p>219.145</text:p>
          </table:table-cell>
          <table:table-cell office:value-type="float" office:value="1248" calcext:value-type="float">
            <text:p>1248</text:p>
          </table:table-cell>
          <table:table-cell office:value-type="float" office:value="1293" calcext:value-type="float">
            <text:p>1293</text:p>
          </table:table-cell>
          <table:table-cell table:formula="of:=(([.A193]-[.C193])^2 + ([.B193]-[.D193])^2)^0.5" office:value-type="float" office:value="126.086851404102" calcext:value-type="float">
            <text:p>126.0868514041</text:p>
          </table:table-cell>
          <table:table-cell table:formula="of:=[.E193]+[.F193]" office:value-type="float" office:value="2541" calcext:value-type="float">
            <text:p>2541</text:p>
          </table:table-cell>
          <table:table-cell table:formula="of:=SQRT([.H193])" office:value-type="float" office:value="50.4083326445142" calcext:value-type="float">
            <text:p>50.4083326445</text:p>
          </table:table-cell>
          <table:table-cell/>
          <table:table-cell table:formula="of:=[.G193]/[.I193]" office:value-type="float" office:value="2.5013096999911" calcext:value-type="float">
            <text:p>2.5013097</text:p>
          </table:table-cell>
          <table:table-cell/>
        </table:table-row>
        <table:table-row table:style-name="ro1">
          <table:table-cell office:value-type="float" office:value="169.673" calcext:value-type="float">
            <text:p>169.673</text:p>
          </table:table-cell>
          <table:table-cell office:value-type="float" office:value="242.1" calcext:value-type="float">
            <text:p>242.1</text:p>
          </table:table-cell>
          <table:table-cell office:value-type="float" office:value="293.89" calcext:value-type="float">
            <text:p>293.89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1240" calcext:value-type="float">
            <text:p>1240</text:p>
          </table:table-cell>
          <table:table-cell office:value-type="float" office:value="1301" calcext:value-type="float">
            <text:p>1301</text:p>
          </table:table-cell>
          <table:table-cell table:formula="of:=(([.A194]-[.C194])^2 + ([.B194]-[.D194])^2)^0.5" office:value-type="float" office:value="126.514659597218" calcext:value-type="float">
            <text:p>126.5146595972</text:p>
          </table:table-cell>
          <table:table-cell table:formula="of:=[.E194]+[.F194]" office:value-type="float" office:value="2541" calcext:value-type="float">
            <text:p>2541</text:p>
          </table:table-cell>
          <table:table-cell table:formula="of:=SQRT([.H194])" office:value-type="float" office:value="50.4083326445142" calcext:value-type="float">
            <text:p>50.4083326445</text:p>
          </table:table-cell>
          <table:table-cell/>
          <table:table-cell table:formula="of:=[.G194]/[.I194]" office:value-type="float" office:value="2.50979655465725" calcext:value-type="float">
            <text:p>2.5097965547</text:p>
          </table:table-cell>
          <table:table-cell/>
        </table:table-row>
        <table:table-row table:style-name="ro1">
          <table:table-cell office:value-type="float" office:value="168.574" calcext:value-type="float">
            <text:p>168.574</text:p>
          </table:table-cell>
          <table:table-cell office:value-type="float" office:value="241.36" calcext:value-type="float">
            <text:p>241.36</text:p>
          </table:table-cell>
          <table:table-cell office:value-type="float" office:value="292.936" calcext:value-type="float">
            <text:p>292.936</text:p>
          </table:table-cell>
          <table:table-cell office:value-type="float" office:value="217.021" calcext:value-type="float">
            <text:p>217.021</text:p>
          </table:table-cell>
          <table:table-cell office:value-type="float" office:value="1261" calcext:value-type="float">
            <text:p>1261</text:p>
          </table:table-cell>
          <table:table-cell office:value-type="float" office:value="1303" calcext:value-type="float">
            <text:p>1303</text:p>
          </table:table-cell>
          <table:table-cell table:formula="of:=(([.A195]-[.C195])^2 + ([.B195]-[.D195])^2)^0.5" office:value-type="float" office:value="126.721324034276" calcext:value-type="float">
            <text:p>126.7213240343</text:p>
          </table:table-cell>
          <table:table-cell table:formula="of:=[.E195]+[.F195]" office:value-type="float" office:value="2564" calcext:value-type="float">
            <text:p>2564</text:p>
          </table:table-cell>
          <table:table-cell table:formula="of:=SQRT([.H195])" office:value-type="float" office:value="50.6359556046887" calcext:value-type="float">
            <text:p>50.6359556047</text:p>
          </table:table-cell>
          <table:table-cell/>
          <table:table-cell table:formula="of:=[.G195]/[.I195]" office:value-type="float" office:value="2.50259568563454" calcext:value-type="float">
            <text:p>2.5025956856</text:p>
          </table:table-cell>
          <table:table-cell/>
        </table:table-row>
        <table:table-row table:style-name="ro1">
          <table:table-cell office:value-type="float" office:value="167.52" calcext:value-type="float">
            <text:p>167.52</text:p>
          </table:table-cell>
          <table:table-cell office:value-type="float" office:value="239.913" calcext:value-type="float">
            <text:p>239.913</text:p>
          </table:table-cell>
          <table:table-cell office:value-type="float" office:value="292.235" calcext:value-type="float">
            <text:p>292.235</text:p>
          </table:table-cell>
          <table:table-cell office:value-type="float" office:value="215.703" calcext:value-type="float">
            <text:p>215.703</text:p>
          </table:table-cell>
          <table:table-cell office:value-type="float" office:value="1244" calcext:value-type="float">
            <text:p>1244</text:p>
          </table:table-cell>
          <table:table-cell office:value-type="float" office:value="1312" calcext:value-type="float">
            <text:p>1312</text:p>
          </table:table-cell>
          <table:table-cell table:formula="of:=(([.A196]-[.C196])^2 + ([.B196]-[.D196])^2)^0.5" office:value-type="float" office:value="127.043123879256" calcext:value-type="float">
            <text:p>127.0431238793</text:p>
          </table:table-cell>
          <table:table-cell table:formula="of:=[.E196]+[.F196]" office:value-type="float" office:value="2556" calcext:value-type="float">
            <text:p>2556</text:p>
          </table:table-cell>
          <table:table-cell table:formula="of:=SQRT([.H196])" office:value-type="float" office:value="50.5568986390582" calcext:value-type="float">
            <text:p>50.5568986391</text:p>
          </table:table-cell>
          <table:table-cell/>
          <table:table-cell table:formula="of:=[.G196]/[.I196]" office:value-type="float" office:value="2.51287415365918" calcext:value-type="float">
            <text:p>2.5128741537</text:p>
          </table:table-cell>
          <table:table-cell/>
        </table:table-row>
        <table:table-row table:style-name="ro1">
          <table:table-cell office:value-type="float" office:value="166.442" calcext:value-type="float">
            <text:p>166.442</text:p>
          </table:table-cell>
          <table:table-cell office:value-type="float" office:value="239.103" calcext:value-type="float">
            <text:p>239.103</text:p>
          </table:table-cell>
          <table:table-cell office:value-type="float" office:value="291.598" calcext:value-type="float">
            <text:p>291.598</text:p>
          </table:table-cell>
          <table:table-cell office:value-type="float" office:value="214.336" calcext:value-type="float">
            <text:p>214.336</text:p>
          </table:table-cell>
          <table:table-cell office:value-type="float" office:value="1241" calcext:value-type="float">
            <text:p>1241</text:p>
          </table:table-cell>
          <table:table-cell office:value-type="float" office:value="1326" calcext:value-type="float">
            <text:p>1326</text:p>
          </table:table-cell>
          <table:table-cell table:formula="of:=(([.A197]-[.C197])^2 + ([.B197]-[.D197])^2)^0.5" office:value-type="float" office:value="127.583026398499" calcext:value-type="float">
            <text:p>127.5830263985</text:p>
          </table:table-cell>
          <table:table-cell table:formula="of:=[.E197]+[.F197]" office:value-type="float" office:value="2567" calcext:value-type="float">
            <text:p>2567</text:p>
          </table:table-cell>
          <table:table-cell table:formula="of:=SQRT([.H197])" office:value-type="float" office:value="50.6655701635736" calcext:value-type="float">
            <text:p>50.6655701636</text:p>
          </table:table-cell>
          <table:table-cell/>
          <table:table-cell table:formula="of:=[.G197]/[.I197]" office:value-type="float" office:value="2.51814054369856" calcext:value-type="float">
            <text:p>2.5181405437</text:p>
          </table:table-cell>
          <table:table-cell/>
        </table:table-row>
        <table:table-row table:style-name="ro1">
          <table:table-cell office:value-type="float" office:value="165.387" calcext:value-type="float">
            <text:p>165.387</text:p>
          </table:table-cell>
          <table:table-cell office:value-type="float" office:value="237.78" calcext:value-type="float">
            <text:p>237.78</text:p>
          </table:table-cell>
          <table:table-cell office:value-type="float" office:value="290.9" calcext:value-type="float">
            <text:p>290.9</text:p>
          </table:table-cell>
          <table:table-cell office:value-type="float" office:value="212.885" calcext:value-type="float">
            <text:p>212.885</text:p>
          </table:table-cell>
          <table:table-cell office:value-type="float" office:value="1264" calcext:value-type="float">
            <text:p>1264</text:p>
          </table:table-cell>
          <table:table-cell office:value-type="float" office:value="1335" calcext:value-type="float">
            <text:p>1335</text:p>
          </table:table-cell>
          <table:table-cell table:formula="of:=(([.A198]-[.C198])^2 + ([.B198]-[.D198])^2)^0.5" office:value-type="float" office:value="127.958095460975" calcext:value-type="float">
            <text:p>127.958095461</text:p>
          </table:table-cell>
          <table:table-cell table:formula="of:=[.E198]+[.F198]" office:value-type="float" office:value="2599" calcext:value-type="float">
            <text:p>2599</text:p>
          </table:table-cell>
          <table:table-cell table:formula="of:=SQRT([.H198])" office:value-type="float" office:value="50.9803883861235" calcext:value-type="float">
            <text:p>50.9803883861</text:p>
          </table:table-cell>
          <table:table-cell/>
          <table:table-cell table:formula="of:=[.G198]/[.I198]" office:value-type="float" office:value="2.50994744276613" calcext:value-type="float">
            <text:p>2.5099474428</text:p>
          </table:table-cell>
          <table:table-cell/>
        </table:table-row>
        <table:table-row table:style-name="ro1">
          <table:table-cell office:value-type="float" office:value="164.418" calcext:value-type="float">
            <text:p>164.418</text:p>
          </table:table-cell>
          <table:table-cell office:value-type="float" office:value="236.641" calcext:value-type="float">
            <text:p>236.641</text:p>
          </table:table-cell>
          <table:table-cell office:value-type="float" office:value="290.259" calcext:value-type="float">
            <text:p>290.259</text:p>
          </table:table-cell>
          <table:table-cell office:value-type="float" office:value="211.479" calcext:value-type="float">
            <text:p>211.479</text:p>
          </table:table-cell>
          <table:table-cell office:value-type="float" office:value="1276" calcext:value-type="float">
            <text:p>1276</text:p>
          </table:table-cell>
          <table:table-cell office:value-type="float" office:value="1337" calcext:value-type="float">
            <text:p>1337</text:p>
          </table:table-cell>
          <table:table-cell table:formula="of:=(([.A199]-[.C199])^2 + ([.B199]-[.D199])^2)^0.5" office:value-type="float" office:value="128.331927145976" calcext:value-type="float">
            <text:p>128.331927146</text:p>
          </table:table-cell>
          <table:table-cell table:formula="of:=[.E199]+[.F199]" office:value-type="float" office:value="2613" calcext:value-type="float">
            <text:p>2613</text:p>
          </table:table-cell>
          <table:table-cell table:formula="of:=SQRT([.H199])" office:value-type="float" office:value="51.1175116765282" calcext:value-type="float">
            <text:p>51.1175116765</text:p>
          </table:table-cell>
          <table:table-cell/>
          <table:table-cell table:formula="of:=[.G199]/[.I199]" office:value-type="float" office:value="2.51052766335851" calcext:value-type="float">
            <text:p>2.5105276634</text:p>
          </table:table-cell>
          <table:table-cell/>
        </table:table-row>
        <table:table-row table:style-name="ro1">
          <table:table-cell office:value-type="float" office:value="163.228" calcext:value-type="float">
            <text:p>163.228</text:p>
          </table:table-cell>
          <table:table-cell office:value-type="float" office:value="235.274" calcext:value-type="float">
            <text:p>235.274</text:p>
          </table:table-cell>
          <table:table-cell office:value-type="float" office:value="289.584" calcext:value-type="float">
            <text:p>289.584</text:p>
          </table:table-cell>
          <table:table-cell office:value-type="float" office:value="209.965" calcext:value-type="float">
            <text:p>209.965</text:p>
          </table:table-cell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table:formula="of:=(([.A200]-[.C200])^2 + ([.B200]-[.D200])^2)^0.5" office:value-type="float" office:value="128.865760452496" calcext:value-type="float">
            <text:p>128.8657604525</text:p>
          </table:table-cell>
          <table:table-cell table:formula="of:=[.E200]+[.F200]" office:value-type="float" office:value="2645" calcext:value-type="float">
            <text:p>2645</text:p>
          </table:table-cell>
          <table:table-cell table:formula="of:=SQRT([.H200])" office:value-type="float" office:value="51.4295634824952" calcext:value-type="float">
            <text:p>51.4295634825</text:p>
          </table:table-cell>
          <table:table-cell/>
          <table:table-cell table:formula="of:=[.G200]/[.I200]" office:value-type="float" office:value="2.50567478559986" calcext:value-type="float">
            <text:p>2.5056747856</text:p>
          </table:table-cell>
          <table:table-cell/>
        </table:table-row>
        <table:table-row table:style-name="ro1">
          <table:table-cell office:value-type="float" office:value="162.238" calcext:value-type="float">
            <text:p>162.238</text:p>
          </table:table-cell>
          <table:table-cell office:value-type="float" office:value="233.615" calcext:value-type="float">
            <text:p>233.615</text:p>
          </table:table-cell>
          <table:table-cell office:value-type="float" office:value="288.964" calcext:value-type="float">
            <text:p>288.964</text:p>
          </table:table-cell>
          <table:table-cell office:value-type="float" office:value="208.325" calcext:value-type="float">
            <text:p>208.325</text:p>
          </table:table-cell>
          <table:table-cell office:value-type="float" office:value="1284" calcext:value-type="float">
            <text:p>1284</text:p>
          </table:table-cell>
          <table:table-cell office:value-type="float" office:value="1359" calcext:value-type="float">
            <text:p>1359</text:p>
          </table:table-cell>
          <table:table-cell table:formula="of:=(([.A201]-[.C201])^2 + ([.B201]-[.D201])^2)^0.5" office:value-type="float" office:value="129.224855101486" calcext:value-type="float">
            <text:p>129.2248551015</text:p>
          </table:table-cell>
          <table:table-cell table:formula="of:=[.E201]+[.F201]" office:value-type="float" office:value="2643" calcext:value-type="float">
            <text:p>2643</text:p>
          </table:table-cell>
          <table:table-cell table:formula="of:=SQRT([.H201])" office:value-type="float" office:value="51.4101157361078" calcext:value-type="float">
            <text:p>51.4101157361</text:p>
          </table:table-cell>
          <table:table-cell/>
          <table:table-cell table:formula="of:=[.G201]/[.I201]" office:value-type="float" office:value="2.51360755079423" calcext:value-type="float">
            <text:p>2.5136075508</text:p>
          </table:table-cell>
          <table:table-cell/>
        </table:table-row>
        <table:table-row table:style-name="ro1">
          <table:table-cell office:value-type="float" office:value="160.944" calcext:value-type="float">
            <text:p>160.944</text:p>
          </table:table-cell>
          <table:table-cell office:value-type="float" office:value="232.145" calcext:value-type="float">
            <text:p>232.145</text:p>
          </table:table-cell>
          <table:table-cell office:value-type="float" office:value="288.207" calcext:value-type="float">
            <text:p>288.207</text:p>
          </table:table-cell>
          <table:table-cell office:value-type="float" office:value="206.51" calcext:value-type="float">
            <text:p>206.51</text:p>
          </table:table-cell>
          <table:table-cell office:value-type="float" office:value="1301" calcext:value-type="float">
            <text:p>1301</text:p>
          </table:table-cell>
          <table:table-cell office:value-type="float" office:value="1369" calcext:value-type="float">
            <text:p>1369</text:p>
          </table:table-cell>
          <table:table-cell table:formula="of:=(([.A202]-[.C202])^2 + ([.B202]-[.D202])^2)^0.5" office:value-type="float" office:value="129.819198865191" calcext:value-type="float">
            <text:p>129.8191988652</text:p>
          </table:table-cell>
          <table:table-cell table:formula="of:=[.E202]+[.F202]" office:value-type="float" office:value="2670" calcext:value-type="float">
            <text:p>2670</text:p>
          </table:table-cell>
          <table:table-cell table:formula="of:=SQRT([.H202])" office:value-type="float" office:value="51.6720427310553" calcext:value-type="float">
            <text:p>51.6720427311</text:p>
          </table:table-cell>
          <table:table-cell/>
          <table:table-cell table:formula="of:=[.G202]/[.I202]" office:value-type="float" office:value="2.51236823635712" calcext:value-type="float">
            <text:p>2.5123682364</text:p>
          </table:table-cell>
          <table:table-cell/>
        </table:table-row>
        <table:table-row table:style-name="ro1">
          <table:table-cell office:value-type="float" office:value="159.975" calcext:value-type="float">
            <text:p>159.975</text:p>
          </table:table-cell>
          <table:table-cell office:value-type="float" office:value="230.27" calcext:value-type="float">
            <text:p>230.27</text:p>
          </table:table-cell>
          <table:table-cell office:value-type="float" office:value="287.7" calcext:value-type="float">
            <text:p>287.7</text:p>
          </table:table-cell>
          <table:table-cell office:value-type="float" office:value="204.681" calcext:value-type="float">
            <text:p>204.681</text:p>
          </table:table-cell>
          <table:table-cell office:value-type="float" office:value="1301" calcext:value-type="float">
            <text:p>1301</text:p>
          </table:table-cell>
          <table:table-cell office:value-type="float" office:value="1368" calcext:value-type="float">
            <text:p>1368</text:p>
          </table:table-cell>
          <table:table-cell table:formula="of:=(([.A203]-[.C203])^2 + ([.B203]-[.D203])^2)^0.5" office:value-type="float" office:value="130.263089729977" calcext:value-type="float">
            <text:p>130.26308973</text:p>
          </table:table-cell>
          <table:table-cell table:formula="of:=[.E203]+[.F203]" office:value-type="float" office:value="2669" calcext:value-type="float">
            <text:p>2669</text:p>
          </table:table-cell>
          <table:table-cell table:formula="of:=SQRT([.H203])" office:value-type="float" office:value="51.662365412358" calcext:value-type="float">
            <text:p>51.6623654124</text:p>
          </table:table-cell>
          <table:table-cell/>
          <table:table-cell table:formula="of:=[.G203]/[.I203]" office:value-type="float" office:value="2.52143100088904" calcext:value-type="float">
            <text:p>2.5214310009</text:p>
          </table:table-cell>
          <table:table-cell/>
        </table:table-row>
        <table:table-row table:style-name="ro1">
          <table:table-cell office:value-type="float" office:value="158.885" calcext:value-type="float">
            <text:p>158.885</text:p>
          </table:table-cell>
          <table:table-cell office:value-type="float" office:value="228.758" calcext:value-type="float">
            <text:p>228.758</text:p>
          </table:table-cell>
          <table:table-cell office:value-type="float" office:value="287.24" calcext:value-type="float">
            <text:p>287.24</text:p>
          </table:table-cell>
          <table:table-cell office:value-type="float" office:value="202.657" calcext:value-type="float">
            <text:p>202.657</text:p>
          </table:table-cell>
          <table:table-cell office:value-type="float" office:value="1325" calcext:value-type="float">
            <text:p>1325</text:p>
          </table:table-cell>
          <table:table-cell office:value-type="float" office:value="1375" calcext:value-type="float">
            <text:p>1375</text:p>
          </table:table-cell>
          <table:table-cell table:formula="of:=(([.A204]-[.C204])^2 + ([.B204]-[.D204])^2)^0.5" office:value-type="float" office:value="130.981938548794" calcext:value-type="float">
            <text:p>130.9819385488</text:p>
          </table:table-cell>
          <table:table-cell table:formula="of:=[.E204]+[.F204]" office:value-type="float" office:value="2700" calcext:value-type="float">
            <text:p>2700</text:p>
          </table:table-cell>
          <table:table-cell table:formula="of:=SQRT([.H204])" office:value-type="float" office:value="51.9615242270663" calcext:value-type="float">
            <text:p>51.9615242271</text:p>
          </table:table-cell>
          <table:table-cell/>
          <table:table-cell table:formula="of:=[.G204]/[.I204]" office:value-type="float" office:value="2.52074858267084" calcext:value-type="float">
            <text:p>2.5207485827</text:p>
          </table:table-cell>
          <table:table-cell/>
        </table:table-row>
        <table:table-row table:style-name="ro1">
          <table:table-cell office:value-type="float" office:value="157.786" calcext:value-type="float">
            <text:p>157.786</text:p>
          </table:table-cell>
          <table:table-cell office:value-type="float" office:value="227.001" calcext:value-type="float">
            <text:p>227.001</text:p>
          </table:table-cell>
          <table:table-cell office:value-type="float" office:value="286.822" calcext:value-type="float">
            <text:p>286.822</text:p>
          </table:table-cell>
          <table:table-cell office:value-type="float" office:value="200.877" calcext:value-type="float">
            <text:p>200.877</text:p>
          </table:table-cell>
          <table:table-cell office:value-type="float" office:value="1319" calcext:value-type="float">
            <text:p>1319</text:p>
          </table:table-cell>
          <table:table-cell office:value-type="float" office:value="1385" calcext:value-type="float">
            <text:p>1385</text:p>
          </table:table-cell>
          <table:table-cell table:formula="of:=(([.A205]-[.C205])^2 + ([.B205]-[.D205])^2)^0.5" office:value-type="float" office:value="131.653912482691" calcext:value-type="float">
            <text:p>131.6539124827</text:p>
          </table:table-cell>
          <table:table-cell table:formula="of:=[.E205]+[.F205]" office:value-type="float" office:value="2704" calcext:value-type="float">
            <text:p>2704</text:p>
          </table:table-cell>
          <table:table-cell table:formula="of:=SQRT([.H205])" office:value-type="float" office:value="52" calcext:value-type="float">
            <text:p>52</text:p>
          </table:table-cell>
          <table:table-cell/>
          <table:table-cell table:formula="of:=[.G205]/[.I205]" office:value-type="float" office:value="2.53180600928251" calcext:value-type="float">
            <text:p>2.5318060093</text:p>
          </table:table-cell>
          <table:table-cell/>
        </table:table-row>
        <table:table-row table:style-name="ro1">
          <table:table-cell office:value-type="float" office:value="156.803" calcext:value-type="float">
            <text:p>156.803</text:p>
          </table:table-cell>
          <table:table-cell office:value-type="float" office:value="225.021" calcext:value-type="float">
            <text:p>225.021</text:p>
          </table:table-cell>
          <table:table-cell office:value-type="float" office:value="286.272" calcext:value-type="float">
            <text:p>286.272</text:p>
          </table:table-cell>
          <table:table-cell office:value-type="float" office:value="198.772" calcext:value-type="float">
            <text:p>198.772</text:p>
          </table:table-cell>
          <table:table-cell office:value-type="float" office:value="1328" calcext:value-type="float">
            <text:p>1328</text:p>
          </table:table-cell>
          <table:table-cell office:value-type="float" office:value="1392" calcext:value-type="float">
            <text:p>1392</text:p>
          </table:table-cell>
          <table:table-cell table:formula="of:=(([.A206]-[.C206])^2 + ([.B206]-[.D206])^2)^0.5" office:value-type="float" office:value="132.103111098869" calcext:value-type="float">
            <text:p>132.1031110989</text:p>
          </table:table-cell>
          <table:table-cell table:formula="of:=[.E206]+[.F206]" office:value-type="float" office:value="2720" calcext:value-type="float">
            <text:p>2720</text:p>
          </table:table-cell>
          <table:table-cell table:formula="of:=SQRT([.H206])" office:value-type="float" office:value="52.1536192416212" calcext:value-type="float">
            <text:p>52.1536192416</text:p>
          </table:table-cell>
          <table:table-cell/>
          <table:table-cell table:formula="of:=[.G206]/[.I206]" office:value-type="float" office:value="2.53296152826617" calcext:value-type="float">
            <text:p>2.5329615283</text:p>
          </table:table-cell>
          <table:table-cell/>
        </table:table-row>
        <table:table-row table:style-name="ro1">
          <table:table-cell office:value-type="float" office:value="155.864" calcext:value-type="float">
            <text:p>155.864</text:p>
          </table:table-cell>
          <table:table-cell office:value-type="float" office:value="223.188" calcext:value-type="float">
            <text:p>223.188</text:p>
          </table:table-cell>
          <table:table-cell office:value-type="float" office:value="285.959" calcext:value-type="float">
            <text:p>285.959</text:p>
          </table:table-cell>
          <table:table-cell office:value-type="float" office:value="196.618" calcext:value-type="float">
            <text:p>196.618</text:p>
          </table:table-cell>
          <table:table-cell office:value-type="float" office:value="1341" calcext:value-type="float">
            <text:p>1341</text:p>
          </table:table-cell>
          <table:table-cell office:value-type="float" office:value="1412" calcext:value-type="float">
            <text:p>1412</text:p>
          </table:table-cell>
          <table:table-cell table:formula="of:=(([.A207]-[.C207])^2 + ([.B207]-[.D207])^2)^0.5" office:value-type="float" office:value="132.78054799179" calcext:value-type="float">
            <text:p>132.7805479918</text:p>
          </table:table-cell>
          <table:table-cell table:formula="of:=[.E207]+[.F207]" office:value-type="float" office:value="2753" calcext:value-type="float">
            <text:p>2753</text:p>
          </table:table-cell>
          <table:table-cell table:formula="of:=SQRT([.H207])" office:value-type="float" office:value="52.4690384893796" calcext:value-type="float">
            <text:p>52.4690384894</text:p>
          </table:table-cell>
          <table:table-cell/>
          <table:table-cell table:formula="of:=[.G207]/[.I207]" office:value-type="float" office:value="2.53064572583441" calcext:value-type="float">
            <text:p>2.5306457258</text:p>
          </table:table-cell>
          <table:table-cell/>
        </table:table-row>
        <table:table-row table:style-name="ro1">
          <table:table-cell office:value-type="float" office:value="154.948" calcext:value-type="float">
            <text:p>154.948</text:p>
          </table:table-cell>
          <table:table-cell office:value-type="float" office:value="221.464" calcext:value-type="float">
            <text:p>221.464</text:p>
          </table:table-cell>
          <table:table-cell office:value-type="float" office:value="285.558" calcext:value-type="float">
            <text:p>285.558</text:p>
          </table:table-cell>
          <table:table-cell office:value-type="float" office:value="194.711" calcext:value-type="float">
            <text:p>194.711</text:p>
          </table:table-cell>
          <table:table-cell office:value-type="float" office:value="1355" calcext:value-type="float">
            <text:p>1355</text:p>
          </table:table-cell>
          <table:table-cell office:value-type="float" office:value="1415" calcext:value-type="float">
            <text:p>1415</text:p>
          </table:table-cell>
          <table:table-cell table:formula="of:=(([.A208]-[.C208])^2 + ([.B208]-[.D208])^2)^0.5" office:value-type="float" office:value="133.321772824246" calcext:value-type="float">
            <text:p>133.3217728242</text:p>
          </table:table-cell>
          <table:table-cell table:formula="of:=[.E208]+[.F208]" office:value-type="float" office:value="2770" calcext:value-type="float">
            <text:p>2770</text:p>
          </table:table-cell>
          <table:table-cell table:formula="of:=SQRT([.H208])" office:value-type="float" office:value="52.6307894677631" calcext:value-type="float">
            <text:p>52.6307894678</text:p>
          </table:table-cell>
          <table:table-cell/>
          <table:table-cell table:formula="of:=[.G208]/[.I208]" office:value-type="float" office:value="2.53315168122089" calcext:value-type="float">
            <text:p>2.5331516812</text:p>
          </table:table-cell>
          <table:table-cell/>
        </table:table-row>
        <table:table-row table:style-name="ro1">
          <table:table-cell office:value-type="float" office:value="154.09" calcext:value-type="float">
            <text:p>154.09</text:p>
          </table:table-cell>
          <table:table-cell office:value-type="float" office:value="219.473" calcext:value-type="float">
            <text:p>219.473</text:p>
          </table:table-cell>
          <table:table-cell office:value-type="float" office:value="285.28" calcext:value-type="float">
            <text:p>285.28</text:p>
          </table:table-cell>
          <table:table-cell office:value-type="float" office:value="192.481" calcext:value-type="float">
            <text:p>192.481</text:p>
          </table:table-cell>
          <table:table-cell office:value-type="float" office:value="1365" calcext:value-type="float">
            <text:p>1365</text:p>
          </table:table-cell>
          <table:table-cell office:value-type="float" office:value="1445" calcext:value-type="float">
            <text:p>1445</text:p>
          </table:table-cell>
          <table:table-cell table:formula="of:=(([.A209]-[.C209])^2 + ([.B209]-[.D209])^2)^0.5" office:value-type="float" office:value="133.9379862623" calcext:value-type="float">
            <text:p>133.9379862623</text:p>
          </table:table-cell>
          <table:table-cell table:formula="of:=[.E209]+[.F209]" office:value-type="float" office:value="2810" calcext:value-type="float">
            <text:p>2810</text:p>
          </table:table-cell>
          <table:table-cell table:formula="of:=SQRT([.H209])" office:value-type="float" office:value="53.0094331227943" calcext:value-type="float">
            <text:p>53.0094331228</text:p>
          </table:table-cell>
          <table:table-cell/>
          <table:table-cell table:formula="of:=[.G209]/[.I209]" office:value-type="float" office:value="2.52668210867371" calcext:value-type="float">
            <text:p>2.5266821087</text:p>
          </table:table-cell>
          <table:table-cell/>
        </table:table-row>
        <table:table-row table:style-name="ro1">
          <table:table-cell office:value-type="float" office:value="153.384" calcext:value-type="float">
            <text:p>153.384</text:p>
          </table:table-cell>
          <table:table-cell office:value-type="float" office:value="217.624" calcext:value-type="float">
            <text:p>217.624</text:p>
          </table:table-cell>
          <table:table-cell office:value-type="float" office:value="285.223" calcext:value-type="float">
            <text:p>285.223</text:p>
          </table:table-cell>
          <table:table-cell office:value-type="float" office:value="190.233" calcext:value-type="float">
            <text:p>190.233</text:p>
          </table:table-cell>
          <table:table-cell office:value-type="float" office:value="1367" calcext:value-type="float">
            <text:p>1367</text:p>
          </table:table-cell>
          <table:table-cell office:value-type="float" office:value="1450" calcext:value-type="float">
            <text:p>1450</text:p>
          </table:table-cell>
          <table:table-cell table:formula="of:=(([.A210]-[.C210])^2 + ([.B210]-[.D210])^2)^0.5" office:value-type="float" office:value="134.65433079556" calcext:value-type="float">
            <text:p>134.6543307956</text:p>
          </table:table-cell>
          <table:table-cell table:formula="of:=[.E210]+[.F210]" office:value-type="float" office:value="2817" calcext:value-type="float">
            <text:p>2817</text:p>
          </table:table-cell>
          <table:table-cell table:formula="of:=SQRT([.H210])" office:value-type="float" office:value="53.0754180388624" calcext:value-type="float">
            <text:p>53.0754180389</text:p>
          </table:table-cell>
          <table:table-cell/>
          <table:table-cell table:formula="of:=[.G210]/[.I210]" office:value-type="float" office:value="2.53703759237401" calcext:value-type="float">
            <text:p>2.5370375924</text:p>
          </table:table-cell>
          <table:table-cell/>
        </table:table-row>
        <table:table-row table:style-name="ro1">
          <table:table-cell office:value-type="float" office:value="152.618" calcext:value-type="float">
            <text:p>152.618</text:p>
          </table:table-cell>
          <table:table-cell office:value-type="float" office:value="215.67" calcext:value-type="float">
            <text:p>215.67</text:p>
          </table:table-cell>
          <table:table-cell office:value-type="float" office:value="285.114" calcext:value-type="float">
            <text:p>285.114</text:p>
          </table:table-cell>
          <table:table-cell office:value-type="float" office:value="188.242" calcext:value-type="float">
            <text:p>188.242</text:p>
          </table:table-cell>
          <table:table-cell office:value-type="float" office:value="1383" calcext:value-type="float">
            <text:p>1383</text:p>
          </table:table-cell>
          <table:table-cell office:value-type="float" office:value="1452" calcext:value-type="float">
            <text:p>1452</text:p>
          </table:table-cell>
          <table:table-cell table:formula="of:=(([.A211]-[.C211])^2 + ([.B211]-[.D211])^2)^0.5" office:value-type="float" office:value="135.305155851505" calcext:value-type="float">
            <text:p>135.3051558515</text:p>
          </table:table-cell>
          <table:table-cell table:formula="of:=[.E211]+[.F211]" office:value-type="float" office:value="2835" calcext:value-type="float">
            <text:p>2835</text:p>
          </table:table-cell>
          <table:table-cell table:formula="of:=SQRT([.H211])" office:value-type="float" office:value="53.2447180478965" calcext:value-type="float">
            <text:p>53.2447180479</text:p>
          </table:table-cell>
          <table:table-cell/>
          <table:table-cell table:formula="of:=[.G211]/[.I211]" office:value-type="float" office:value="2.54119395899121" calcext:value-type="float">
            <text:p>2.541193959</text:p>
          </table:table-cell>
          <table:table-cell/>
        </table:table-row>
        <table:table-row table:style-name="ro1">
          <table:table-cell office:value-type="float" office:value="152.117" calcext:value-type="float">
            <text:p>152.117</text:p>
          </table:table-cell>
          <table:table-cell office:value-type="float" office:value="213.667" calcext:value-type="float">
            <text:p>213.667</text:p>
          </table:table-cell>
          <table:table-cell office:value-type="float" office:value="285.307" calcext:value-type="float">
            <text:p>285.307</text:p>
          </table:table-cell>
          <table:table-cell office:value-type="float" office:value="186.092" calcext:value-type="float">
            <text:p>186.092</text:p>
          </table:table-cell>
          <table:table-cell office:value-type="float" office:value="1389" calcext:value-type="float">
            <text:p>1389</text:p>
          </table:table-cell>
          <table:table-cell office:value-type="float" office:value="1483" calcext:value-type="float">
            <text:p>1483</text:p>
          </table:table-cell>
          <table:table-cell table:formula="of:=(([.A212]-[.C212])^2 + ([.B212]-[.D212])^2)^0.5" office:value-type="float" office:value="136.014546005198" calcext:value-type="float">
            <text:p>136.0145460052</text:p>
          </table:table-cell>
          <table:table-cell table:formula="of:=[.E212]+[.F212]" office:value-type="float" office:value="2872" calcext:value-type="float">
            <text:p>2872</text:p>
          </table:table-cell>
          <table:table-cell table:formula="of:=SQRT([.H212])" office:value-type="float" office:value="53.5910440278971" calcext:value-type="float">
            <text:p>53.5910440279</text:p>
          </table:table-cell>
          <table:table-cell/>
          <table:table-cell table:formula="of:=[.G212]/[.I212]" office:value-type="float" office:value="2.53800888697736" calcext:value-type="float">
            <text:p>2.538008887</text:p>
          </table:table-cell>
          <table:table-cell/>
        </table:table-row>
        <table:table-row table:style-name="ro1">
          <table:table-cell office:value-type="float" office:value="151.676" calcext:value-type="float">
            <text:p>151.676</text:p>
          </table:table-cell>
          <table:table-cell office:value-type="float" office:value="211.507" calcext:value-type="float">
            <text:p>211.507</text:p>
          </table:table-cell>
          <table:table-cell office:value-type="float" office:value="285.287" calcext:value-type="float">
            <text:p>285.287</text:p>
          </table:table-cell>
          <table:table-cell office:value-type="float" office:value="183.885" calcext:value-type="float">
            <text:p>183.885</text:p>
          </table:table-cell>
          <table:table-cell office:value-type="float" office:value="1383" calcext:value-type="float">
            <text:p>1383</text:p>
          </table:table-cell>
          <table:table-cell office:value-type="float" office:value="1484" calcext:value-type="float">
            <text:p>1484</text:p>
          </table:table-cell>
          <table:table-cell table:formula="of:=(([.A213]-[.C213])^2 + ([.B213]-[.D213])^2)^0.5" office:value-type="float" office:value="136.436337553454" calcext:value-type="float">
            <text:p>136.4363375535</text:p>
          </table:table-cell>
          <table:table-cell table:formula="of:=[.E213]+[.F213]" office:value-type="float" office:value="2867" calcext:value-type="float">
            <text:p>2867</text:p>
          </table:table-cell>
          <table:table-cell table:formula="of:=SQRT([.H213])" office:value-type="float" office:value="53.5443741209102" calcext:value-type="float">
            <text:p>53.5443741209</text:p>
          </table:table-cell>
          <table:table-cell/>
          <table:table-cell table:formula="of:=[.G213]/[.I213]" office:value-type="float" office:value="2.54809846586987" calcext:value-type="float">
            <text:p>2.5480984659</text:p>
          </table:table-cell>
          <table:table-cell/>
        </table:table-row>
        <table:table-row table:style-name="ro1">
          <table:table-cell office:value-type="float" office:value="151.028" calcext:value-type="float">
            <text:p>151.028</text:p>
          </table:table-cell>
          <table:table-cell office:value-type="float" office:value="209.974" calcext:value-type="float">
            <text:p>209.974</text:p>
          </table:table-cell>
          <table:table-cell office:value-type="float" office:value="285.494" calcext:value-type="float">
            <text:p>285.494</text:p>
          </table:table-cell>
          <table:table-cell office:value-type="float" office:value="181.791" calcext:value-type="float">
            <text:p>181.791</text:p>
          </table:table-cell>
          <table:table-cell office:value-type="float" office:value="1406" calcext:value-type="float">
            <text:p>1406</text:p>
          </table:table-cell>
          <table:table-cell office:value-type="float" office:value="1509" calcext:value-type="float">
            <text:p>1509</text:p>
          </table:table-cell>
          <table:table-cell table:formula="of:=(([.A214]-[.C214])^2 + ([.B214]-[.D214])^2)^0.5" office:value-type="float" office:value="137.387723778364" calcext:value-type="float">
            <text:p>137.3877237784</text:p>
          </table:table-cell>
          <table:table-cell table:formula="of:=[.E214]+[.F214]" office:value-type="float" office:value="2915" calcext:value-type="float">
            <text:p>2915</text:p>
          </table:table-cell>
          <table:table-cell table:formula="of:=SQRT([.H214])" office:value-type="float" office:value="53.9907399467724" calcext:value-type="float">
            <text:p>53.9907399468</text:p>
          </table:table-cell>
          <table:table-cell/>
          <table:table-cell table:formula="of:=[.G214]/[.I214]" office:value-type="float" office:value="2.54465347046197" calcext:value-type="float">
            <text:p>2.5446534705</text:p>
          </table:table-cell>
          <table:table-cell/>
        </table:table-row>
        <table:table-row table:style-name="ro1">
          <table:table-cell office:value-type="float" office:value="150.641" calcext:value-type="float">
            <text:p>150.641</text:p>
          </table:table-cell>
          <table:table-cell office:value-type="float" office:value="207.952" calcext:value-type="float">
            <text:p>207.952</text:p>
          </table:table-cell>
          <table:table-cell office:value-type="float" office:value="285.56" calcext:value-type="float">
            <text:p>285.56</text:p>
          </table:table-cell>
          <table:table-cell office:value-type="float" office:value="179.691" calcext:value-type="float">
            <text:p>179.691</text:p>
          </table:table-cell>
          <table:table-cell office:value-type="float" office:value="1418" calcext:value-type="float">
            <text:p>1418</text:p>
          </table:table-cell>
          <table:table-cell office:value-type="float" office:value="1503" calcext:value-type="float">
            <text:p>1503</text:p>
          </table:table-cell>
          <table:table-cell table:formula="of:=(([.A215]-[.C215])^2 + ([.B215]-[.D215])^2)^0.5" office:value-type="float" office:value="137.847091670445" calcext:value-type="float">
            <text:p>137.8470916704</text:p>
          </table:table-cell>
          <table:table-cell table:formula="of:=[.E215]+[.F215]" office:value-type="float" office:value="2921" calcext:value-type="float">
            <text:p>2921</text:p>
          </table:table-cell>
          <table:table-cell table:formula="of:=SQRT([.H215])" office:value-type="float" office:value="54.0462764674866" calcext:value-type="float">
            <text:p>54.0462764675</text:p>
          </table:table-cell>
          <table:table-cell/>
          <table:table-cell table:formula="of:=[.G215]/[.I215]" office:value-type="float" office:value="2.55053818098591" calcext:value-type="float">
            <text:p>2.550538181</text:p>
          </table:table-cell>
          <table:table-cell/>
        </table:table-row>
        <table:table-row table:style-name="ro1">
          <table:table-cell office:value-type="float" office:value="150.049" calcext:value-type="float">
            <text:p>150.049</text:p>
          </table:table-cell>
          <table:table-cell office:value-type="float" office:value="206.07" calcext:value-type="float">
            <text:p>206.07</text:p>
          </table:table-cell>
          <table:table-cell office:value-type="float" office:value="285.715" calcext:value-type="float">
            <text:p>285.715</text:p>
          </table:table-cell>
          <table:table-cell office:value-type="float" office:value="177.492" calcext:value-type="float">
            <text:p>177.492</text:p>
          </table:table-cell>
          <table:table-cell office:value-type="float" office:value="1426" calcext:value-type="float">
            <text:p>1426</text:p>
          </table:table-cell>
          <table:table-cell office:value-type="float" office:value="1528" calcext:value-type="float">
            <text:p>1528</text:p>
          </table:table-cell>
          <table:table-cell table:formula="of:=(([.A216]-[.C216])^2 + ([.B216]-[.D216])^2)^0.5" office:value-type="float" office:value="138.643303624805" calcext:value-type="float">
            <text:p>138.6433036248</text:p>
          </table:table-cell>
          <table:table-cell table:formula="of:=[.E216]+[.F216]" office:value-type="float" office:value="2954" calcext:value-type="float">
            <text:p>2954</text:p>
          </table:table-cell>
          <table:table-cell table:formula="of:=SQRT([.H216])" office:value-type="float" office:value="54.3507129668048" calcext:value-type="float">
            <text:p>54.3507129668</text:p>
          </table:table-cell>
          <table:table-cell/>
          <table:table-cell table:formula="of:=[.G216]/[.I216]" office:value-type="float" office:value="2.55090128641888" calcext:value-type="float">
            <text:p>2.5509012864</text:p>
          </table:table-cell>
          <table:table-cell/>
        </table:table-row>
        <table:table-row table:style-name="ro1">
          <table:table-cell office:value-type="float" office:value="149.521" calcext:value-type="float">
            <text:p>149.521</text:p>
          </table:table-cell>
          <table:table-cell office:value-type="float" office:value="204.165" calcext:value-type="float">
            <text:p>204.165</text:p>
          </table:table-cell>
          <table:table-cell office:value-type="float" office:value="285.598" calcext:value-type="float">
            <text:p>285.598</text:p>
          </table:table-cell>
          <table:table-cell office:value-type="float" office:value="175.228" calcext:value-type="float">
            <text:p>175.228</text:p>
          </table:table-cell>
          <table:table-cell office:value-type="float" office:value="1440" calcext:value-type="float">
            <text:p>1440</text:p>
          </table:table-cell>
          <table:table-cell office:value-type="float" office:value="1533" calcext:value-type="float">
            <text:p>1533</text:p>
          </table:table-cell>
          <table:table-cell table:formula="of:=(([.A217]-[.C217])^2 + ([.B217]-[.D217])^2)^0.5" office:value-type="float" office:value="139.119732238098" calcext:value-type="float">
            <text:p>139.1197322381</text:p>
          </table:table-cell>
          <table:table-cell table:formula="of:=[.E217]+[.F217]" office:value-type="float" office:value="2973" calcext:value-type="float">
            <text:p>2973</text:p>
          </table:table-cell>
          <table:table-cell table:formula="of:=SQRT([.H217])" office:value-type="float" office:value="54.5252235208623" calcext:value-type="float">
            <text:p>54.5252235209</text:p>
          </table:table-cell>
          <table:table-cell/>
          <table:table-cell table:formula="of:=[.G217]/[.I217]" office:value-type="float" office:value="2.55147477176078" calcext:value-type="float">
            <text:p>2.5514747718</text:p>
          </table:table-cell>
          <table:table-cell/>
        </table:table-row>
        <table:table-row table:style-name="ro1">
          <table:table-cell office:value-type="float" office:value="148.992" calcext:value-type="float">
            <text:p>148.992</text:p>
          </table:table-cell>
          <table:table-cell office:value-type="float" office:value="202.112" calcext:value-type="float">
            <text:p>202.112</text:p>
          </table:table-cell>
          <table:table-cell office:value-type="float" office:value="285.567" calcext:value-type="float">
            <text:p>285.567</text:p>
          </table:table-cell>
          <table:table-cell office:value-type="float" office:value="173.091" calcext:value-type="float">
            <text:p>173.091</text:p>
          </table:table-cell>
          <table:table-cell office:value-type="float" office:value="1438" calcext:value-type="float">
            <text:p>1438</text:p>
          </table:table-cell>
          <table:table-cell office:value-type="float" office:value="1531" calcext:value-type="float">
            <text:p>1531</text:p>
          </table:table-cell>
          <table:table-cell table:formula="of:=(([.A218]-[.C218])^2 + ([.B218]-[.D218])^2)^0.5" office:value-type="float" office:value="139.624314021592" calcext:value-type="float">
            <text:p>139.6243140216</text:p>
          </table:table-cell>
          <table:table-cell table:formula="of:=[.E218]+[.F218]" office:value-type="float" office:value="2969" calcext:value-type="float">
            <text:p>2969</text:p>
          </table:table-cell>
          <table:table-cell table:formula="of:=SQRT([.H218])" office:value-type="float" office:value="54.4885309033011" calcext:value-type="float">
            <text:p>54.4885309033</text:p>
          </table:table-cell>
          <table:table-cell/>
          <table:table-cell table:formula="of:=[.G218]/[.I218]" office:value-type="float" office:value="2.56245326689717" calcext:value-type="float">
            <text:p>2.5624532669</text:p>
          </table:table-cell>
          <table:table-cell/>
        </table:table-row>
        <table:table-row table:style-name="ro1">
          <table:table-cell office:value-type="float" office:value="148.487" calcext:value-type="float">
            <text:p>148.487</text:p>
          </table:table-cell>
          <table:table-cell office:value-type="float" office:value="200.11" calcext:value-type="float">
            <text:p>200.11</text:p>
          </table:table-cell>
          <table:table-cell office:value-type="float" office:value="285.569" calcext:value-type="float">
            <text:p>285.569</text:p>
          </table:table-cell>
          <table:table-cell office:value-type="float" office:value="170.995" calcext:value-type="float">
            <text:p>170.995</text:p>
          </table:table-cell>
          <table:table-cell office:value-type="float" office:value="1448" calcext:value-type="float">
            <text:p>1448</text:p>
          </table:table-cell>
          <table:table-cell office:value-type="float" office:value="1535" calcext:value-type="float">
            <text:p>1535</text:p>
          </table:table-cell>
          <table:table-cell table:formula="of:=(([.A219]-[.C219])^2 + ([.B219]-[.D219])^2)^0.5" office:value-type="float" office:value="140.139780037647" calcext:value-type="float">
            <text:p>140.1397800376</text:p>
          </table:table-cell>
          <table:table-cell table:formula="of:=[.E219]+[.F219]" office:value-type="float" office:value="2983" calcext:value-type="float">
            <text:p>2983</text:p>
          </table:table-cell>
          <table:table-cell table:formula="of:=SQRT([.H219])" office:value-type="float" office:value="54.6168472176855" calcext:value-type="float">
            <text:p>54.6168472177</text:p>
          </table:table-cell>
          <table:table-cell/>
          <table:table-cell table:formula="of:=[.G219]/[.I219]" office:value-type="float" office:value="2.56587092036078" calcext:value-type="float">
            <text:p>2.5658709204</text:p>
          </table:table-cell>
          <table:table-cell/>
        </table:table-row>
        <table:table-row table:style-name="ro1">
          <table:table-cell office:value-type="float" office:value="147.891" calcext:value-type="float">
            <text:p>147.891</text:p>
          </table:table-cell>
          <table:table-cell office:value-type="float" office:value="198.15" calcext:value-type="float">
            <text:p>198.15</text:p>
          </table:table-cell>
          <table:table-cell office:value-type="float" office:value="285.709" calcext:value-type="float">
            <text:p>285.709</text:p>
          </table:table-cell>
          <table:table-cell office:value-type="float" office:value="168.708" calcext:value-type="float">
            <text:p>168.708</text:p>
          </table:table-cell>
          <table:table-cell office:value-type="float" office:value="1455" calcext:value-type="float">
            <text:p>1455</text:p>
          </table:table-cell>
          <table:table-cell office:value-type="float" office:value="1556" calcext:value-type="float">
            <text:p>1556</text:p>
          </table:table-cell>
          <table:table-cell table:formula="of:=(([.A220]-[.C220])^2 + ([.B220]-[.D220])^2)^0.5" office:value-type="float" office:value="140.927756272496" calcext:value-type="float">
            <text:p>140.9277562725</text:p>
          </table:table-cell>
          <table:table-cell table:formula="of:=[.E220]+[.F220]" office:value-type="float" office:value="3011" calcext:value-type="float">
            <text:p>3011</text:p>
          </table:table-cell>
          <table:table-cell table:formula="of:=SQRT([.H220])" office:value-type="float" office:value="54.8725796732758" calcext:value-type="float">
            <text:p>54.8725796733</text:p>
          </table:table-cell>
          <table:table-cell/>
          <table:table-cell table:formula="of:=[.G220]/[.I220]" office:value-type="float" office:value="2.56827284431701" calcext:value-type="float">
            <text:p>2.5682728443</text:p>
          </table:table-cell>
          <table:table-cell/>
        </table:table-row>
        <table:table-row table:style-name="ro1">
          <table:table-cell office:value-type="float" office:value="147.287" calcext:value-type="float">
            <text:p>147.287</text:p>
          </table:table-cell>
          <table:table-cell office:value-type="float" office:value="196.119" calcext:value-type="float">
            <text:p>196.119</text:p>
          </table:table-cell>
          <table:table-cell office:value-type="float" office:value="285.659" calcext:value-type="float">
            <text:p>285.659</text:p>
          </table:table-cell>
          <table:table-cell office:value-type="float" office:value="166.568" calcext:value-type="float">
            <text:p>166.568</text:p>
          </table:table-cell>
          <table:table-cell office:value-type="float" office:value="1459" calcext:value-type="float">
            <text:p>1459</text:p>
          </table:table-cell>
          <table:table-cell office:value-type="float" office:value="1567" calcext:value-type="float">
            <text:p>1567</text:p>
          </table:table-cell>
          <table:table-cell table:formula="of:=(([.A221]-[.C221])^2 + ([.B221]-[.D221])^2)^0.5" office:value-type="float" office:value="141.492303624614" calcext:value-type="float">
            <text:p>141.4923036246</text:p>
          </table:table-cell>
          <table:table-cell table:formula="of:=[.E221]+[.F221]" office:value-type="float" office:value="3026" calcext:value-type="float">
            <text:p>3026</text:p>
          </table:table-cell>
          <table:table-cell table:formula="of:=SQRT([.H221])" office:value-type="float" office:value="55.0090901579003" calcext:value-type="float">
            <text:p>55.0090901579</text:p>
          </table:table-cell>
          <table:table-cell/>
          <table:table-cell table:formula="of:=[.G221]/[.I221]" office:value-type="float" office:value="2.57216222297931" calcext:value-type="float">
            <text:p>2.572162223</text:p>
          </table:table-cell>
          <table:table-cell/>
        </table:table-row>
        <table:table-row table:style-name="ro1">
          <table:table-cell office:value-type="float" office:value="146.844" calcext:value-type="float">
            <text:p>146.844</text:p>
          </table:table-cell>
          <table:table-cell office:value-type="float" office:value="194.069" calcext:value-type="float">
            <text:p>194.069</text:p>
          </table:table-cell>
          <table:table-cell office:value-type="float" office:value="286.023" calcext:value-type="float">
            <text:p>286.023</text:p>
          </table:table-cell>
          <table:table-cell office:value-type="float" office:value="164.328" calcext:value-type="float">
            <text:p>164.328</text:p>
          </table:table-cell>
          <table:table-cell office:value-type="float" office:value="1497" calcext:value-type="float">
            <text:p>1497</text:p>
          </table:table-cell>
          <table:table-cell office:value-type="float" office:value="1577" calcext:value-type="float">
            <text:p>1577</text:p>
          </table:table-cell>
          <table:table-cell table:formula="of:=(([.A222]-[.C222])^2 + ([.B222]-[.D222])^2)^0.5" office:value-type="float" office:value="142.32118999643" calcext:value-type="float">
            <text:p>142.3211899964</text:p>
          </table:table-cell>
          <table:table-cell table:formula="of:=[.E222]+[.F222]" office:value-type="float" office:value="3074" calcext:value-type="float">
            <text:p>3074</text:p>
          </table:table-cell>
          <table:table-cell table:formula="of:=SQRT([.H222])" office:value-type="float" office:value="55.4436651025164" calcext:value-type="float">
            <text:p>55.4436651025</text:p>
          </table:table-cell>
          <table:table-cell/>
          <table:table-cell table:formula="of:=[.G222]/[.I222]" office:value-type="float" office:value="2.56695133219053" calcext:value-type="float">
            <text:p>2.5669513322</text:p>
          </table:table-cell>
          <table:table-cell/>
        </table:table-row>
        <table:table-row table:style-name="ro1">
          <table:table-cell office:value-type="float" office:value="146.446" calcext:value-type="float">
            <text:p>146.446</text:p>
          </table:table-cell>
          <table:table-cell office:value-type="float" office:value="191.735" calcext:value-type="float">
            <text:p>191.735</text:p>
          </table:table-cell>
          <table:table-cell office:value-type="float" office:value="286.225" calcext:value-type="float">
            <text:p>286.225</text:p>
          </table:table-cell>
          <table:table-cell office:value-type="float" office:value="162.069" calcext:value-type="float">
            <text:p>162.069</text:p>
          </table:table-cell>
          <table:table-cell office:value-type="float" office:value="1497" calcext:value-type="float">
            <text:p>1497</text:p>
          </table:table-cell>
          <table:table-cell office:value-type="float" office:value="1593" calcext:value-type="float">
            <text:p>1593</text:p>
          </table:table-cell>
          <table:table-cell table:formula="of:=(([.A223]-[.C223])^2 + ([.B223]-[.D223])^2)^0.5" office:value-type="float" office:value="142.892408465251" calcext:value-type="float">
            <text:p>142.8924084653</text:p>
          </table:table-cell>
          <table:table-cell table:formula="of:=[.E223]+[.F223]" office:value-type="float" office:value="3090" calcext:value-type="float">
            <text:p>3090</text:p>
          </table:table-cell>
          <table:table-cell table:formula="of:=SQRT([.H223])" office:value-type="float" office:value="55.5877684387492" calcext:value-type="float">
            <text:p>55.5877684387</text:p>
          </table:table-cell>
          <table:table-cell/>
          <table:table-cell table:formula="of:=[.G223]/[.I223]" office:value-type="float" office:value="2.57057285223997" calcext:value-type="float">
            <text:p>2.5705728522</text:p>
          </table:table-cell>
          <table:table-cell/>
        </table:table-row>
        <table:table-row table:style-name="ro1">
          <table:table-cell office:value-type="float" office:value="146.046" calcext:value-type="float">
            <text:p>146.046</text:p>
          </table:table-cell>
          <table:table-cell office:value-type="float" office:value="189.745" calcext:value-type="float">
            <text:p>189.745</text:p>
          </table:table-cell>
          <table:table-cell office:value-type="float" office:value="286.743" calcext:value-type="float">
            <text:p>286.743</text:p>
          </table:table-cell>
          <table:table-cell office:value-type="float" office:value="159.83" calcext:value-type="float">
            <text:p>159.83</text:p>
          </table:table-cell>
          <table:table-cell office:value-type="float" office:value="1496" calcext:value-type="float">
            <text:p>1496</text:p>
          </table:table-cell>
          <table:table-cell office:value-type="float" office:value="1628" calcext:value-type="float">
            <text:p>1628</text:p>
          </table:table-cell>
          <table:table-cell table:formula="of:=(([.A224]-[.C224])^2 + ([.B224]-[.D224])^2)^0.5" office:value-type="float" office:value="143.842111476438" calcext:value-type="float">
            <text:p>143.8421114764</text:p>
          </table:table-cell>
          <table:table-cell table:formula="of:=[.E224]+[.F224]" office:value-type="float" office:value="3124" calcext:value-type="float">
            <text:p>3124</text:p>
          </table:table-cell>
          <table:table-cell table:formula="of:=SQRT([.H224])" office:value-type="float" office:value="55.8927544499285" calcext:value-type="float">
            <text:p>55.8927544499</text:p>
          </table:table-cell>
          <table:table-cell/>
          <table:table-cell table:formula="of:=[.G224]/[.I224]" office:value-type="float" office:value="2.57353771328802" calcext:value-type="float">
            <text:p>2.5735377133</text:p>
          </table:table-cell>
          <table:table-cell/>
        </table:table-row>
        <table:table-row table:style-name="ro1">
          <table:table-cell office:value-type="float" office:value="145.377" calcext:value-type="float">
            <text:p>145.377</text:p>
          </table:table-cell>
          <table:table-cell office:value-type="float" office:value="187.95" calcext:value-type="float">
            <text:p>187.95</text:p>
          </table:table-cell>
          <table:table-cell office:value-type="float" office:value="286.686" calcext:value-type="float">
            <text:p>286.686</text:p>
          </table:table-cell>
          <table:table-cell office:value-type="float" office:value="157.366" calcext:value-type="float">
            <text:p>157.366</text:p>
          </table:table-cell>
          <table:table-cell office:value-type="float" office:value="1518" calcext:value-type="float">
            <text:p>1518</text:p>
          </table:table-cell>
          <table:table-cell office:value-type="float" office:value="1620" calcext:value-type="float">
            <text:p>1620</text:p>
          </table:table-cell>
          <table:table-cell table:formula="of:=(([.A225]-[.C225])^2 + ([.B225]-[.D225])^2)^0.5" office:value-type="float" office:value="144.580823545171" calcext:value-type="float">
            <text:p>144.5808235452</text:p>
          </table:table-cell>
          <table:table-cell table:formula="of:=[.E225]+[.F225]" office:value-type="float" office:value="3138" calcext:value-type="float">
            <text:p>3138</text:p>
          </table:table-cell>
          <table:table-cell table:formula="of:=SQRT([.H225])" office:value-type="float" office:value="56.0178542966437" calcext:value-type="float">
            <text:p>56.0178542966</text:p>
          </table:table-cell>
          <table:table-cell/>
          <table:table-cell table:formula="of:=[.G225]/[.I225]" office:value-type="float" office:value="2.58097753583243" calcext:value-type="float">
            <text:p>2.5809775358</text:p>
          </table:table-cell>
          <table:table-cell/>
        </table:table-row>
        <table:table-row table:style-name="ro1">
          <table:table-cell office:value-type="float" office:value="145.217" calcext:value-type="float">
            <text:p>145.217</text:p>
          </table:table-cell>
          <table:table-cell office:value-type="float" office:value="185.527" calcext:value-type="float">
            <text:p>185.527</text:p>
          </table:table-cell>
          <table:table-cell office:value-type="float" office:value="287.078" calcext:value-type="float">
            <text:p>287.078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32" calcext:value-type="float">
            <text:p>1532</text:p>
          </table:table-cell>
          <table:table-cell office:value-type="float" office:value="1633" calcext:value-type="float">
            <text:p>1633</text:p>
          </table:table-cell>
          <table:table-cell table:formula="of:=(([.A226]-[.C226])^2 + ([.B226]-[.D226])^2)^0.5" office:value-type="float" office:value="145.05202475319" calcext:value-type="float">
            <text:p>145.0520247532</text:p>
          </table:table-cell>
          <table:table-cell table:formula="of:=[.E226]+[.F226]" office:value-type="float" office:value="3165" calcext:value-type="float">
            <text:p>3165</text:p>
          </table:table-cell>
          <table:table-cell table:formula="of:=SQRT([.H226])" office:value-type="float" office:value="56.2583327161408" calcext:value-type="float">
            <text:p>56.2583327161</text:p>
          </table:table-cell>
          <table:table-cell/>
          <table:table-cell table:formula="of:=[.G226]/[.I226]" office:value-type="float" office:value="2.57832071712949" calcext:value-type="float">
            <text:p>2.5783207171</text:p>
          </table:table-cell>
          <table:table-cell/>
        </table:table-row>
        <table:table-row table:style-name="ro1">
          <table:table-cell office:value-type="float" office:value="144.645" calcext:value-type="float">
            <text:p>144.645</text:p>
          </table:table-cell>
          <table:table-cell office:value-type="float" office:value="183.639" calcext:value-type="float">
            <text:p>183.639</text:p>
          </table:table-cell>
          <table:table-cell office:value-type="float" office:value="287.43" calcext:value-type="float">
            <text:p>287.43</text:p>
          </table:table-cell>
          <table:table-cell office:value-type="float" office:value="153.045" calcext:value-type="float">
            <text:p>153.045</text:p>
          </table:table-cell>
          <table:table-cell office:value-type="float" office:value="1522" calcext:value-type="float">
            <text:p>1522</text:p>
          </table:table-cell>
          <table:table-cell office:value-type="float" office:value="1642" calcext:value-type="float">
            <text:p>1642</text:p>
          </table:table-cell>
          <table:table-cell table:formula="of:=(([.A227]-[.C227])^2 + ([.B227]-[.D227])^2)^0.5" office:value-type="float" office:value="146.02585066008" calcext:value-type="float">
            <text:p>146.0258506601</text:p>
          </table:table-cell>
          <table:table-cell table:formula="of:=[.E227]+[.F227]" office:value-type="float" office:value="3164" calcext:value-type="float">
            <text:p>3164</text:p>
          </table:table-cell>
          <table:table-cell table:formula="of:=SQRT([.H227])" office:value-type="float" office:value="56.2494444417009" calcext:value-type="float">
            <text:p>56.2494444417</text:p>
          </table:table-cell>
          <table:table-cell/>
          <table:table-cell table:formula="of:=[.G227]/[.I227]" office:value-type="float" office:value="2.59604076288125" calcext:value-type="float">
            <text:p>2.5960407629</text:p>
          </table:table-cell>
          <table:table-cell/>
        </table:table-row>
        <table:table-row table:style-name="ro1">
          <table:table-cell office:value-type="float" office:value="144.402" calcext:value-type="float">
            <text:p>144.402</text:p>
          </table:table-cell>
          <table:table-cell office:value-type="float" office:value="181.277" calcext:value-type="float">
            <text:p>181.277</text:p>
          </table:table-cell>
          <table:table-cell office:value-type="float" office:value="287.759" calcext:value-type="float">
            <text:p>287.759</text:p>
          </table:table-cell>
          <table:table-cell office:value-type="float" office:value="150.903" calcext:value-type="float">
            <text:p>150.903</text:p>
          </table:table-cell>
          <table:table-cell office:value-type="float" office:value="1549" calcext:value-type="float">
            <text:p>1549</text:p>
          </table:table-cell>
          <table:table-cell office:value-type="float" office:value="1659" calcext:value-type="float">
            <text:p>1659</text:p>
          </table:table-cell>
          <table:table-cell table:formula="of:=(([.A228]-[.C228])^2 + ([.B228]-[.D228])^2)^0.5" office:value-type="float" office:value="146.539446310541" calcext:value-type="float">
            <text:p>146.5394463105</text:p>
          </table:table-cell>
          <table:table-cell table:formula="of:=[.E228]+[.F228]" office:value-type="float" office:value="3208" calcext:value-type="float">
            <text:p>3208</text:p>
          </table:table-cell>
          <table:table-cell table:formula="of:=SQRT([.H228])" office:value-type="float" office:value="56.6392090340252" calcext:value-type="float">
            <text:p>56.639209034</text:p>
          </table:table-cell>
          <table:table-cell/>
          <table:table-cell table:formula="of:=[.G228]/[.I228]" office:value-type="float" office:value="2.58724386886317" calcext:value-type="float">
            <text:p>2.5872438689</text:p>
          </table:table-cell>
          <table:table-cell/>
        </table:table-row>
        <table:table-row table:style-name="ro1">
          <table:table-cell office:value-type="float" office:value="143.833" calcext:value-type="float">
            <text:p>143.833</text:p>
          </table:table-cell>
          <table:table-cell office:value-type="float" office:value="179.151" calcext:value-type="float">
            <text:p>179.151</text:p>
          </table:table-cell>
          <table:table-cell office:value-type="float" office:value="288.172" calcext:value-type="float">
            <text:p>288.172</text:p>
          </table:table-cell>
          <table:table-cell office:value-type="float" office:value="148.585" calcext:value-type="float">
            <text:p>148.585</text:p>
          </table:table-cell>
          <table:table-cell office:value-type="float" office:value="1566" calcext:value-type="float">
            <text:p>1566</text:p>
          </table:table-cell>
          <table:table-cell office:value-type="float" office:value="1683" calcext:value-type="float">
            <text:p>1683</text:p>
          </table:table-cell>
          <table:table-cell table:formula="of:=(([.A229]-[.C229])^2 + ([.B229]-[.D229])^2)^0.5" office:value-type="float" office:value="147.539917571483" calcext:value-type="float">
            <text:p>147.5399175715</text:p>
          </table:table-cell>
          <table:table-cell table:formula="of:=[.E229]+[.F229]" office:value-type="float" office:value="3249" calcext:value-type="float">
            <text:p>3249</text:p>
          </table:table-cell>
          <table:table-cell table:formula="of:=SQRT([.H229])" office:value-type="float" office:value="57" calcext:value-type="float">
            <text:p>57</text:p>
          </table:table-cell>
          <table:table-cell/>
          <table:table-cell table:formula="of:=[.G229]/[.I229]" office:value-type="float" office:value="2.58841960651725" calcext:value-type="float">
            <text:p>2.5884196065</text:p>
          </table:table-cell>
          <table:table-cell/>
        </table:table-row>
        <table:table-row table:style-name="ro1">
          <table:table-cell office:value-type="float" office:value="143.466" calcext:value-type="float">
            <text:p>143.466</text:p>
          </table:table-cell>
          <table:table-cell office:value-type="float" office:value="176.878" calcext:value-type="float">
            <text:p>176.878</text:p>
          </table:table-cell>
          <table:table-cell office:value-type="float" office:value="288.567" calcext:value-type="float">
            <text:p>288.567</text:p>
          </table:table-cell>
          <table:table-cell office:value-type="float" office:value="146.283" calcext:value-type="float">
            <text:p>146.283</text:p>
          </table:table-cell>
          <table:table-cell office:value-type="float" office:value="1594" calcext:value-type="float">
            <text:p>1594</text:p>
          </table:table-cell>
          <table:table-cell office:value-type="float" office:value="1691" calcext:value-type="float">
            <text:p>1691</text:p>
          </table:table-cell>
          <table:table-cell table:formula="of:=(([.A230]-[.C230])^2 + ([.B230]-[.D230])^2)^0.5" office:value-type="float" office:value="148.291450279509" calcext:value-type="float">
            <text:p>148.2914502795</text:p>
          </table:table-cell>
          <table:table-cell table:formula="of:=[.E230]+[.F230]" office:value-type="float" office:value="3285" calcext:value-type="float">
            <text:p>3285</text:p>
          </table:table-cell>
          <table:table-cell table:formula="of:=SQRT([.H230])" office:value-type="float" office:value="57.3149195236284" calcext:value-type="float">
            <text:p>57.3149195236</text:p>
          </table:table-cell>
          <table:table-cell/>
          <table:table-cell table:formula="of:=[.G230]/[.I230]" office:value-type="float" office:value="2.58730975306307" calcext:value-type="float">
            <text:p>2.5873097531</text:p>
          </table:table-cell>
          <table:table-cell/>
        </table:table-row>
        <table:table-row table:style-name="ro1">
          <table:table-cell office:value-type="float" office:value="143.001" calcext:value-type="float">
            <text:p>143.001</text:p>
          </table:table-cell>
          <table:table-cell office:value-type="float" office:value="174.575" calcext:value-type="float">
            <text:p>174.575</text:p>
          </table:table-cell>
          <table:table-cell office:value-type="float" office:value="288.843" calcext:value-type="float">
            <text:p>288.843</text:p>
          </table:table-cell>
          <table:table-cell office:value-type="float" office:value="143.954" calcext:value-type="float">
            <text:p>143.954</text:p>
          </table:table-cell>
          <table:table-cell office:value-type="float" office:value="1605" calcext:value-type="float">
            <text:p>1605</text:p>
          </table:table-cell>
          <table:table-cell office:value-type="float" office:value="1697" calcext:value-type="float">
            <text:p>1697</text:p>
          </table:table-cell>
          <table:table-cell table:formula="of:=(([.A231]-[.C231])^2 + ([.B231]-[.D231])^2)^0.5" office:value-type="float" office:value="149.021926591358" calcext:value-type="float">
            <text:p>149.0219265914</text:p>
          </table:table-cell>
          <table:table-cell table:formula="of:=[.E231]+[.F231]" office:value-type="float" office:value="3302" calcext:value-type="float">
            <text:p>3302</text:p>
          </table:table-cell>
          <table:table-cell table:formula="of:=SQRT([.H231])" office:value-type="float" office:value="57.4630315942346" calcext:value-type="float">
            <text:p>57.4630315942</text:p>
          </table:table-cell>
          <table:table-cell/>
          <table:table-cell table:formula="of:=[.G231]/[.I231]" office:value-type="float" office:value="2.59335302118501" calcext:value-type="float">
            <text:p>2.5933530212</text:p>
          </table:table-cell>
          <table:table-cell/>
        </table:table-row>
        <table:table-row table:style-name="ro1">
          <table:table-cell office:value-type="float" office:value="142.338" calcext:value-type="float">
            <text:p>142.338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288.981" calcext:value-type="float">
            <text:p>288.981</text:p>
          </table:table-cell>
          <table:table-cell office:value-type="float" office:value="141.789" calcext:value-type="float">
            <text:p>141.789</text:p>
          </table:table-cell>
          <table:table-cell office:value-type="float" office:value="1608" calcext:value-type="float">
            <text:p>1608</text:p>
          </table:table-cell>
          <table:table-cell office:value-type="float" office:value="1731" calcext:value-type="float">
            <text:p>1731</text:p>
          </table:table-cell>
          <table:table-cell table:formula="of:=(([.A232]-[.C232])^2 + ([.B232]-[.D232])^2)^0.5" office:value-type="float" office:value="149.869390967602" calcext:value-type="float">
            <text:p>149.8693909676</text:p>
          </table:table-cell>
          <table:table-cell table:formula="of:=[.E232]+[.F232]" office:value-type="float" office:value="3339" calcext:value-type="float">
            <text:p>3339</text:p>
          </table:table-cell>
          <table:table-cell table:formula="of:=SQRT([.H232])" office:value-type="float" office:value="57.7840808527747" calcext:value-type="float">
            <text:p>57.7840808528</text:p>
          </table:table-cell>
          <table:table-cell/>
          <table:table-cell table:formula="of:=[.G232]/[.I232]" office:value-type="float" office:value="2.59361036388979" calcext:value-type="float">
            <text:p>2.5936103639</text:p>
          </table:table-cell>
          <table:table-cell/>
        </table:table-row>
        <table:table-row table:style-name="ro1">
          <table:table-cell office:value-type="float" office:value="141.991" calcext:value-type="float">
            <text:p>141.991</text:p>
          </table:table-cell>
          <table:table-cell office:value-type="float" office:value="170.611" calcext:value-type="float">
            <text:p>170.611</text:p>
          </table:table-cell>
          <table:table-cell office:value-type="float" office:value="289.003" calcext:value-type="float">
            <text:p>289.003</text:p>
          </table:table-cell>
          <table:table-cell office:value-type="float" office:value="139.638" calcext:value-type="float">
            <text:p>139.638</text:p>
          </table:table-cell>
          <table:table-cell office:value-type="float" office:value="1615" calcext:value-type="float">
            <text:p>1615</text:p>
          </table:table-cell>
          <table:table-cell office:value-type="float" office:value="1739" calcext:value-type="float">
            <text:p>1739</text:p>
          </table:table-cell>
          <table:table-cell table:formula="of:=(([.A233]-[.C233])^2 + ([.B233]-[.D233])^2)^0.5" office:value-type="float" office:value="150.239325321302" calcext:value-type="float">
            <text:p>150.2393253213</text:p>
          </table:table-cell>
          <table:table-cell table:formula="of:=[.E233]+[.F233]" office:value-type="float" office:value="3354" calcext:value-type="float">
            <text:p>3354</text:p>
          </table:table-cell>
          <table:table-cell table:formula="of:=SQRT([.H233])" office:value-type="float" office:value="57.913728942281" calcext:value-type="float">
            <text:p>57.9137289423</text:p>
          </table:table-cell>
          <table:table-cell/>
          <table:table-cell table:formula="of:=[.G233]/[.I233]" office:value-type="float" office:value="2.59419187928714" calcext:value-type="float">
            <text:p>2.5941918793</text:p>
          </table:table-cell>
          <table:table-cell/>
        </table:table-row>
        <table:table-row table:style-name="ro1">
          <table:table-cell office:value-type="float" office:value="141.585" calcext:value-type="float">
            <text:p>141.585</text:p>
          </table:table-cell>
          <table:table-cell office:value-type="float" office:value="169.552" calcext:value-type="float">
            <text:p>169.552</text:p>
          </table:table-cell>
          <table:table-cell office:value-type="float" office:value="289.139" calcext:value-type="float">
            <text:p>289.139</text:p>
          </table:table-cell>
          <table:table-cell office:value-type="float" office:value="137.684" calcext:value-type="float">
            <text:p>137.684</text:p>
          </table:table-cell>
          <table:table-cell office:value-type="float" office:value="1615" calcext:value-type="float">
            <text:p>1615</text:p>
          </table:table-cell>
          <table:table-cell office:value-type="float" office:value="1759" calcext:value-type="float">
            <text:p>1759</text:p>
          </table:table-cell>
          <table:table-cell table:formula="of:=(([.A234]-[.C234])^2 + ([.B234]-[.D234])^2)^0.5" office:value-type="float" office:value="150.956127202575" calcext:value-type="float">
            <text:p>150.9561272026</text:p>
          </table:table-cell>
          <table:table-cell table:formula="of:=[.E234]+[.F234]" office:value-type="float" office:value="3374" calcext:value-type="float">
            <text:p>3374</text:p>
          </table:table-cell>
          <table:table-cell table:formula="of:=SQRT([.H234])" office:value-type="float" office:value="58.0861429258304" calcext:value-type="float">
            <text:p>58.0861429258</text:p>
          </table:table-cell>
          <table:table-cell/>
          <table:table-cell table:formula="of:=[.G234]/[.I234]" office:value-type="float" office:value="2.5988320036214" calcext:value-type="float">
            <text:p>2.5988320036</text:p>
          </table:table-cell>
          <table:table-cell/>
        </table:table-row>
        <table:table-row table:style-name="ro1">
          <table:table-cell office:value-type="float" office:value="141.239" calcext:value-type="float">
            <text:p>141.239</text:p>
          </table:table-cell>
          <table:table-cell office:value-type="float" office:value="167.651" calcext:value-type="float">
            <text:p>167.651</text:p>
          </table:table-cell>
          <table:table-cell office:value-type="float" office:value="289.061" calcext:value-type="float">
            <text:p>289.061</text:p>
          </table:table-cell>
          <table:table-cell office:value-type="float" office:value="135.841" calcext:value-type="float">
            <text:p>135.841</text:p>
          </table:table-cell>
          <table:table-cell office:value-type="float" office:value="1617" calcext:value-type="float">
            <text:p>1617</text:p>
          </table:table-cell>
          <table:table-cell office:value-type="float" office:value="1744" calcext:value-type="float">
            <text:p>1744</text:p>
          </table:table-cell>
          <table:table-cell table:formula="of:=(([.A235]-[.C235])^2 + ([.B235]-[.D235])^2)^0.5" office:value-type="float" office:value="151.205885414557" calcext:value-type="float">
            <text:p>151.2058854146</text:p>
          </table:table-cell>
          <table:table-cell table:formula="of:=[.E235]+[.F235]" office:value-type="float" office:value="3361" calcext:value-type="float">
            <text:p>3361</text:p>
          </table:table-cell>
          <table:table-cell table:formula="of:=SQRT([.H235])" office:value-type="float" office:value="57.974132162543" calcext:value-type="float">
            <text:p>57.9741321625</text:p>
          </table:table-cell>
          <table:table-cell/>
          <table:table-cell table:formula="of:=[.G235]/[.I235]" office:value-type="float" office:value="2.60816125700025" calcext:value-type="float">
            <text:p>2.608161257</text:p>
          </table:table-cell>
          <table:table-cell/>
        </table:table-row>
        <table:table-row table:style-name="ro1">
          <table:table-cell office:value-type="float" office:value="140.642" calcext:value-type="float">
            <text:p>140.642</text:p>
          </table:table-cell>
          <table:table-cell office:value-type="float" office:value="166.656" calcext:value-type="float">
            <text:p>166.656</text:p>
          </table:table-cell>
          <table:table-cell office:value-type="float" office:value="288.637" calcext:value-type="float">
            <text:p>288.637</text:p>
          </table:table-cell>
          <table:table-cell office:value-type="float" office:value="134.236" calcext:value-type="float">
            <text:p>134.236</text:p>
          </table:table-cell>
          <table:table-cell office:value-type="float" office:value="1621" calcext:value-type="float">
            <text:p>1621</text:p>
          </table:table-cell>
          <table:table-cell office:value-type="float" office:value="1766" calcext:value-type="float">
            <text:p>1766</text:p>
          </table:table-cell>
          <table:table-cell table:formula="of:=(([.A236]-[.C236])^2 + ([.B236]-[.D236])^2)^0.5" office:value-type="float" office:value="151.504377577019" calcext:value-type="float">
            <text:p>151.504377577</text:p>
          </table:table-cell>
          <table:table-cell table:formula="of:=[.E236]+[.F236]" office:value-type="float" office:value="3387" calcext:value-type="float">
            <text:p>3387</text:p>
          </table:table-cell>
          <table:table-cell table:formula="of:=SQRT([.H236])" office:value-type="float" office:value="58.1979381078058" calcext:value-type="float">
            <text:p>58.1979381078</text:p>
          </table:table-cell>
          <table:table-cell/>
          <table:table-cell table:formula="of:=[.G236]/[.I236]" office:value-type="float" office:value="2.60326022712991" calcext:value-type="float">
            <text:p>2.6032602271</text:p>
          </table:table-cell>
          <table:table-cell/>
        </table:table-row>
        <table:table-row table:style-name="ro1">
          <table:table-cell office:value-type="float" office:value="139.897" calcext:value-type="float">
            <text:p>139.897</text:p>
          </table:table-cell>
          <table:table-cell office:value-type="float" office:value="166.056" calcext:value-type="float">
            <text:p>166.056</text:p>
          </table:table-cell>
          <table:table-cell office:value-type="float" office:value="288.154" calcext:value-type="float">
            <text:p>288.154</text:p>
          </table:table-cell>
          <table:table-cell office:value-type="float" office:value="132.543" calcext:value-type="float">
            <text:p>132.543</text:p>
          </table:table-cell>
          <table:table-cell office:value-type="float" office:value="1639" calcext:value-type="float">
            <text:p>1639</text:p>
          </table:table-cell>
          <table:table-cell office:value-type="float" office:value="1766" calcext:value-type="float">
            <text:p>1766</text:p>
          </table:table-cell>
          <table:table-cell table:formula="of:=(([.A237]-[.C237])^2 + ([.B237]-[.D237])^2)^0.5" office:value-type="float" office:value="151.997563197572" calcext:value-type="float">
            <text:p>151.9975631976</text:p>
          </table:table-cell>
          <table:table-cell table:formula="of:=[.E237]+[.F237]" office:value-type="float" office:value="3405" calcext:value-type="float">
            <text:p>3405</text:p>
          </table:table-cell>
          <table:table-cell table:formula="of:=SQRT([.H237])" office:value-type="float" office:value="58.3523778435806" calcext:value-type="float">
            <text:p>58.3523778436</text:p>
          </table:table-cell>
          <table:table-cell/>
          <table:table-cell table:formula="of:=[.G237]/[.I237]" office:value-type="float" office:value="2.60482209662504" calcext:value-type="float">
            <text:p>2.6048220966</text:p>
          </table:table-cell>
          <table:table-cell/>
        </table:table-row>
        <table:table-row table:style-name="ro1">
          <table:table-cell office:value-type="float" office:value="139.327" calcext:value-type="float">
            <text:p>139.327</text:p>
          </table:table-cell>
          <table:table-cell office:value-type="float" office:value="164.737" calcext:value-type="float">
            <text:p>164.737</text:p>
          </table:table-cell>
          <table:table-cell office:value-type="float" office:value="288.043" calcext:value-type="float">
            <text:p>288.043</text:p>
          </table:table-cell>
          <table:table-cell office:value-type="float" office:value="131.124" calcext:value-type="float">
            <text:p>131.124</text:p>
          </table:table-cell>
          <table:table-cell office:value-type="float" office:value="1611" calcext:value-type="float">
            <text:p>1611</text:p>
          </table:table-cell>
          <table:table-cell office:value-type="float" office:value="1779" calcext:value-type="float">
            <text:p>1779</text:p>
          </table:table-cell>
          <table:table-cell table:formula="of:=(([.A238]-[.C238])^2 + ([.B238]-[.D238])^2)^0.5" office:value-type="float" office:value="152.467315923774" calcext:value-type="float">
            <text:p>152.4673159238</text:p>
          </table:table-cell>
          <table:table-cell table:formula="of:=[.E238]+[.F238]" office:value-type="float" office:value="3390" calcext:value-type="float">
            <text:p>3390</text:p>
          </table:table-cell>
          <table:table-cell table:formula="of:=SQRT([.H238])" office:value-type="float" office:value="58.2237065120385" calcext:value-type="float">
            <text:p>58.223706512</text:p>
          </table:table-cell>
          <table:table-cell/>
          <table:table-cell table:formula="of:=[.G238]/[.I238]" office:value-type="float" office:value="2.61864668289796" calcext:value-type="float">
            <text:p>2.6186466829</text:p>
          </table:table-cell>
          <table:table-cell/>
        </table:table-row>
        <table:table-row table:style-name="ro1">
          <table:table-cell office:value-type="float" office:value="138.825" calcext:value-type="float">
            <text:p>138.825</text:p>
          </table:table-cell>
          <table:table-cell office:value-type="float" office:value="163.274" calcext:value-type="float">
            <text:p>163.274</text:p>
          </table:table-cell>
          <table:table-cell office:value-type="float" office:value="287.657" calcext:value-type="float">
            <text:p>287.657</text:p>
          </table:table-cell>
          <table:table-cell office:value-type="float" office:value="129.513" calcext:value-type="float">
            <text:p>129.513</text:p>
          </table:table-cell>
          <table:table-cell office:value-type="float" office:value="1641" calcext:value-type="float">
            <text:p>1641</text:p>
          </table:table-cell>
          <table:table-cell office:value-type="float" office:value="1775" calcext:value-type="float">
            <text:p>1775</text:p>
          </table:table-cell>
          <table:table-cell table:formula="of:=(([.A239]-[.C239])^2 + ([.B239]-[.D239])^2)^0.5" office:value-type="float" office:value="152.613136213761" calcext:value-type="float">
            <text:p>152.6131362138</text:p>
          </table:table-cell>
          <table:table-cell table:formula="of:=[.E239]+[.F239]" office:value-type="float" office:value="3416" calcext:value-type="float">
            <text:p>3416</text:p>
          </table:table-cell>
          <table:table-cell table:formula="of:=SQRT([.H239])" office:value-type="float" office:value="58.4465567848098" calcext:value-type="float">
            <text:p>58.4465567848</text:p>
          </table:table-cell>
          <table:table-cell/>
          <table:table-cell table:formula="of:=[.G239]/[.I239]" office:value-type="float" office:value="2.61115700580372" calcext:value-type="float">
            <text:p>2.6111570058</text:p>
          </table:table-cell>
          <table:table-cell/>
        </table:table-row>
        <table:table-row table:style-name="ro1">
          <table:table-cell office:value-type="float" office:value="138.498" calcext:value-type="float">
            <text:p>138.498</text:p>
          </table:table-cell>
          <table:table-cell office:value-type="float" office:value="162.247" calcext:value-type="float">
            <text:p>162.247</text:p>
          </table:table-cell>
          <table:table-cell office:value-type="float" office:value="287.857" calcext:value-type="float">
            <text:p>287.857</text:p>
          </table:table-cell>
          <table:table-cell office:value-type="float" office:value="128.162" calcext:value-type="float">
            <text:p>128.162</text:p>
          </table:table-cell>
          <table:table-cell office:value-type="float" office:value="1641" calcext:value-type="float">
            <text:p>1641</text:p>
          </table:table-cell>
          <table:table-cell office:value-type="float" office:value="1816" calcext:value-type="float">
            <text:p>1816</text:p>
          </table:table-cell>
          <table:table-cell table:formula="of:=(([.A240]-[.C240])^2 + ([.B240]-[.D240])^2)^0.5" office:value-type="float" office:value="153.1988841539" calcext:value-type="float">
            <text:p>153.1988841539</text:p>
          </table:table-cell>
          <table:table-cell table:formula="of:=[.E240]+[.F240]" office:value-type="float" office:value="3457" calcext:value-type="float">
            <text:p>3457</text:p>
          </table:table-cell>
          <table:table-cell table:formula="of:=SQRT([.H240])" office:value-type="float" office:value="58.7962583843564" calcext:value-type="float">
            <text:p>58.7962583844</text:p>
          </table:table-cell>
          <table:table-cell/>
          <table:table-cell table:formula="of:=[.G240]/[.I240]" office:value-type="float" office:value="2.60558900113039" calcext:value-type="float">
            <text:p>2.6055890011</text:p>
          </table:table-cell>
          <table:table-cell/>
        </table:table-row>
        <table:table-row table:style-name="ro1">
          <table:table-cell office:value-type="float" office:value="138.199" calcext:value-type="float">
            <text:p>138.199</text:p>
          </table:table-cell>
          <table:table-cell office:value-type="float" office:value="161.047" calcext:value-type="float">
            <text:p>161.047</text:p>
          </table:table-cell>
          <table:table-cell office:value-type="float" office:value="287.858" calcext:value-type="float">
            <text:p>287.858</text:p>
          </table:table-cell>
          <table:table-cell office:value-type="float" office:value="126.659" calcext:value-type="float">
            <text:p>126.659</text:p>
          </table:table-cell>
          <table:table-cell office:value-type="float" office:value="1646" calcext:value-type="float">
            <text:p>1646</text:p>
          </table:table-cell>
          <table:table-cell office:value-type="float" office:value="1804" calcext:value-type="float">
            <text:p>1804</text:p>
          </table:table-cell>
          <table:table-cell table:formula="of:=(([.A241]-[.C241])^2 + ([.B241]-[.D241])^2)^0.5" office:value-type="float" office:value="153.558949022843" calcext:value-type="float">
            <text:p>153.5589490228</text:p>
          </table:table-cell>
          <table:table-cell table:formula="of:=[.E241]+[.F241]" office:value-type="float" office:value="3450" calcext:value-type="float">
            <text:p>3450</text:p>
          </table:table-cell>
          <table:table-cell table:formula="of:=SQRT([.H241])" office:value-type="float" office:value="58.7367006223537" calcext:value-type="float">
            <text:p>58.7367006224</text:p>
          </table:table-cell>
          <table:table-cell/>
          <table:table-cell table:formula="of:=[.G241]/[.I241]" office:value-type="float" office:value="2.61436116424289" calcext:value-type="float">
            <text:p>2.6143611642</text:p>
          </table:table-cell>
          <table:table-cell/>
        </table:table-row>
        <table:table-row table:style-name="ro1">
          <table:table-cell office:value-type="float" office:value="138.007" calcext:value-type="float">
            <text:p>138.007</text:p>
          </table:table-cell>
          <table:table-cell office:value-type="float" office:value="159.792" calcext:value-type="float">
            <text:p>159.792</text:p>
          </table:table-cell>
          <table:table-cell office:value-type="float" office:value="288.009" calcext:value-type="float">
            <text:p>288.009</text:p>
          </table:table-cell>
          <table:table-cell office:value-type="float" office:value="125.53" calcext:value-type="float">
            <text:p>125.53</text:p>
          </table:table-cell>
          <table:table-cell office:value-type="float" office:value="1671" calcext:value-type="float">
            <text:p>1671</text:p>
          </table:table-cell>
          <table:table-cell office:value-type="float" office:value="1825" calcext:value-type="float">
            <text:p>1825</text:p>
          </table:table-cell>
          <table:table-cell table:formula="of:=(([.A242]-[.C242])^2 + ([.B242]-[.D242])^2)^0.5" office:value-type="float" office:value="153.865150856196" calcext:value-type="float">
            <text:p>153.8651508562</text:p>
          </table:table-cell>
          <table:table-cell table:formula="of:=[.E242]+[.F242]" office:value-type="float" office:value="3496" calcext:value-type="float">
            <text:p>3496</text:p>
          </table:table-cell>
          <table:table-cell table:formula="of:=SQRT([.H242])" office:value-type="float" office:value="59.1269819963779" calcext:value-type="float">
            <text:p>59.1269819964</text:p>
          </table:table-cell>
          <table:table-cell/>
          <table:table-cell table:formula="of:=[.G242]/[.I242]" office:value-type="float" office:value="2.60228318207789" calcext:value-type="float">
            <text:p>2.6022831821</text:p>
          </table:table-cell>
          <table:table-cell/>
        </table:table-row>
        <table:table-row table:style-name="ro1">
          <table:table-cell office:value-type="float" office:value="137.68" calcext:value-type="float">
            <text:p>137.68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287.821" calcext:value-type="float">
            <text:p>287.821</text:p>
          </table:table-cell>
          <table:table-cell office:value-type="float" office:value="124.097" calcext:value-type="float">
            <text:p>124.097</text:p>
          </table:table-cell>
          <table:table-cell office:value-type="float" office:value="1651" calcext:value-type="float">
            <text:p>1651</text:p>
          </table:table-cell>
          <table:table-cell office:value-type="float" office:value="1818" calcext:value-type="float">
            <text:p>1818</text:p>
          </table:table-cell>
          <table:table-cell table:formula="of:=(([.A243]-[.C243])^2 + ([.B243]-[.D243])^2)^0.5" office:value-type="float" office:value="154.159044398958" calcext:value-type="float">
            <text:p>154.159044399</text:p>
          </table:table-cell>
          <table:table-cell table:formula="of:=[.E243]+[.F243]" office:value-type="float" office:value="3469" calcext:value-type="float">
            <text:p>3469</text:p>
          </table:table-cell>
          <table:table-cell table:formula="of:=SQRT([.H243])" office:value-type="float" office:value="58.8982172905089" calcext:value-type="float">
            <text:p>58.8982172905</text:p>
          </table:table-cell>
          <table:table-cell/>
          <table:table-cell table:formula="of:=[.G243]/[.I243]" office:value-type="float" office:value="2.61738048264833" calcext:value-type="float">
            <text:p>2.6173804826</text:p>
          </table:table-cell>
          <table:table-cell/>
        </table:table-row>
        <table:table-row table:style-name="ro1">
          <table:table-cell office:value-type="float" office:value="137.61" calcext:value-type="float">
            <text:p>137.61</text:p>
          </table:table-cell>
          <table:table-cell office:value-type="float" office:value="157.764" calcext:value-type="float">
            <text:p>157.764</text:p>
          </table:table-cell>
          <table:table-cell office:value-type="float" office:value="287.944" calcext:value-type="float">
            <text:p>287.944</text:p>
          </table:table-cell>
          <table:table-cell office:value-type="float" office:value="122.745" calcext:value-type="float">
            <text:p>122.745</text:p>
          </table:table-cell>
          <table:table-cell office:value-type="float" office:value="1670" calcext:value-type="float">
            <text:p>1670</text:p>
          </table:table-cell>
          <table:table-cell office:value-type="float" office:value="1819" calcext:value-type="float">
            <text:p>1819</text:p>
          </table:table-cell>
          <table:table-cell table:formula="of:=(([.A244]-[.C244])^2 + ([.B244]-[.D244])^2)^0.5" office:value-type="float" office:value="154.358809003568" calcext:value-type="float">
            <text:p>154.3588090036</text:p>
          </table:table-cell>
          <table:table-cell table:formula="of:=[.E244]+[.F244]" office:value-type="float" office:value="3489" calcext:value-type="float">
            <text:p>3489</text:p>
          </table:table-cell>
          <table:table-cell table:formula="of:=SQRT([.H244])" office:value-type="float" office:value="59.0677577024894" calcext:value-type="float">
            <text:p>59.0677577025</text:p>
          </table:table-cell>
          <table:table-cell/>
          <table:table-cell table:formula="of:=[.G244]/[.I244]" office:value-type="float" office:value="2.61324985080757" calcext:value-type="float">
            <text:p>2.6132498508</text:p>
          </table:table-cell>
          <table:table-cell/>
        </table:table-row>
        <table:table-row table:style-name="ro1">
          <table:table-cell office:value-type="float" office:value="137.837" calcext:value-type="float">
            <text:p>137.837</text:p>
          </table:table-cell>
          <table:table-cell office:value-type="float" office:value="156.739" calcext:value-type="float">
            <text:p>156.739</text:p>
          </table:table-cell>
          <table:table-cell office:value-type="float" office:value="288.547" calcext:value-type="float">
            <text:p>288.547</text:p>
          </table:table-cell>
          <table:table-cell office:value-type="float" office:value="121.907" calcext:value-type="float">
            <text:p>121.907</text:p>
          </table:table-cell>
          <table:table-cell office:value-type="float" office:value="1682" calcext:value-type="float">
            <text:p>1682</text:p>
          </table:table-cell>
          <table:table-cell office:value-type="float" office:value="1823" calcext:value-type="float">
            <text:p>1823</text:p>
          </table:table-cell>
          <table:table-cell table:formula="of:=(([.A245]-[.C245])^2 + ([.B245]-[.D245])^2)^0.5" office:value-type="float" office:value="154.682811986335" calcext:value-type="float">
            <text:p>154.6828119863</text:p>
          </table:table-cell>
          <table:table-cell table:formula="of:=[.E245]+[.F245]" office:value-type="float" office:value="3505" calcext:value-type="float">
            <text:p>3505</text:p>
          </table:table-cell>
          <table:table-cell table:formula="of:=SQRT([.H245])" office:value-type="float" office:value="59.2030404624627" calcext:value-type="float">
            <text:p>59.2030404625</text:p>
          </table:table-cell>
          <table:table-cell/>
          <table:table-cell table:formula="of:=[.G245]/[.I245]" office:value-type="float" office:value="2.6127511488943" calcext:value-type="float">
            <text:p>2.6127511489</text:p>
          </table:table-cell>
          <table:table-cell/>
        </table:table-row>
        <table:table-row table:style-name="ro1">
          <table:table-cell office:value-type="float" office:value="138.098" calcext:value-type="float">
            <text:p>138.098</text:p>
          </table:table-cell>
          <table:table-cell office:value-type="float" office:value="155.944" calcext:value-type="float">
            <text:p>155.944</text:p>
          </table:table-cell>
          <table:table-cell office:value-type="float" office:value="289.262" calcext:value-type="float">
            <text:p>289.262</text:p>
          </table:table-cell>
          <table:table-cell office:value-type="float" office:value="121.303" calcext:value-type="float">
            <text:p>121.303</text:p>
          </table:table-cell>
          <table:table-cell office:value-type="float" office:value="1682" calcext:value-type="float">
            <text:p>1682</text:p>
          </table:table-cell>
          <table:table-cell office:value-type="float" office:value="1842" calcext:value-type="float">
            <text:p>1842</text:p>
          </table:table-cell>
          <table:table-cell table:formula="of:=(([.A246]-[.C246])^2 + ([.B246]-[.D246])^2)^0.5" office:value-type="float" office:value="155.082409631138" calcext:value-type="float">
            <text:p>155.0824096311</text:p>
          </table:table-cell>
          <table:table-cell table:formula="of:=[.E246]+[.F246]" office:value-type="float" office:value="3524" calcext:value-type="float">
            <text:p>3524</text:p>
          </table:table-cell>
          <table:table-cell table:formula="of:=SQRT([.H246])" office:value-type="float" office:value="59.3632883186233" calcext:value-type="float">
            <text:p>59.3632883186</text:p>
          </table:table-cell>
          <table:table-cell/>
          <table:table-cell table:formula="of:=[.G246]/[.I246]" office:value-type="float" office:value="2.61242956755961" calcext:value-type="float">
            <text:p>2.6124295676</text:p>
          </table:table-cell>
          <table:table-cell/>
        </table:table-row>
        <table:table-row table:style-name="ro1">
          <table:table-cell office:value-type="float" office:value="138.264" calcext:value-type="float">
            <text:p>138.264</text:p>
          </table:table-cell>
          <table:table-cell office:value-type="float" office:value="155.549" calcext:value-type="float">
            <text:p>155.549</text:p>
          </table:table-cell>
          <table:table-cell office:value-type="float" office:value="289.678" calcext:value-type="float">
            <text:p>289.678</text:p>
          </table:table-cell>
          <table:table-cell office:value-type="float" office:value="120.616" calcext:value-type="float">
            <text:p>120.616</text:p>
          </table:table-cell>
          <table:table-cell office:value-type="float" office:value="1682" calcext:value-type="float">
            <text:p>1682</text:p>
          </table:table-cell>
          <table:table-cell office:value-type="float" office:value="1863" calcext:value-type="float">
            <text:p>1863</text:p>
          </table:table-cell>
          <table:table-cell table:formula="of:=(([.A247]-[.C247])^2 + ([.B247]-[.D247])^2)^0.5" office:value-type="float" office:value="155.391485883236" calcext:value-type="float">
            <text:p>155.3914858832</text:p>
          </table:table-cell>
          <table:table-cell table:formula="of:=[.E247]+[.F247]" office:value-type="float" office:value="3545" calcext:value-type="float">
            <text:p>3545</text:p>
          </table:table-cell>
          <table:table-cell table:formula="of:=SQRT([.H247])" office:value-type="float" office:value="59.5399025864168" calcext:value-type="float">
            <text:p>59.5399025864</text:p>
          </table:table-cell>
          <table:table-cell/>
          <table:table-cell table:formula="of:=[.G247]/[.I247]" office:value-type="float" office:value="2.60987134901169" calcext:value-type="float">
            <text:p>2.609871349</text:p>
          </table:table-cell>
          <table:table-cell/>
        </table:table-row>
        <table:table-row table:style-name="ro1">
          <table:table-cell office:value-type="float" office:value="138.697" calcext:value-type="float">
            <text:p>138.697</text:p>
          </table:table-cell>
          <table:table-cell office:value-type="float" office:value="154.735" calcext:value-type="float">
            <text:p>154.735</text:p>
          </table:table-cell>
          <table:table-cell office:value-type="float" office:value="290.293" calcext:value-type="float">
            <text:p>290.293</text:p>
          </table:table-cell>
          <table:table-cell office:value-type="float" office:value="120.225" calcext:value-type="float">
            <text:p>120.225</text:p>
          </table:table-cell>
          <table:table-cell office:value-type="float" office:value="1692" calcext:value-type="float">
            <text:p>1692</text:p>
          </table:table-cell>
          <table:table-cell office:value-type="float" office:value="1856" calcext:value-type="float">
            <text:p>1856</text:p>
          </table:table-cell>
          <table:table-cell table:formula="of:=(([.A248]-[.C248])^2 + ([.B248]-[.D248])^2)^0.5" office:value-type="float" office:value="155.474394406282" calcext:value-type="float">
            <text:p>155.4743944063</text:p>
          </table:table-cell>
          <table:table-cell table:formula="of:=[.E248]+[.F248]" office:value-type="float" office:value="3548" calcext:value-type="float">
            <text:p>3548</text:p>
          </table:table-cell>
          <table:table-cell table:formula="of:=SQRT([.H248])" office:value-type="float" office:value="59.5650904473417" calcext:value-type="float">
            <text:p>59.5650904473</text:p>
          </table:table-cell>
          <table:table-cell/>
          <table:table-cell table:formula="of:=[.G248]/[.I248]" office:value-type="float" office:value="2.6101596293844" calcext:value-type="float">
            <text:p>2.6101596294</text:p>
          </table:table-cell>
          <table:table-cell/>
        </table:table-row>
        <table:table-row table:style-name="ro1">
          <table:table-cell office:value-type="float" office:value="138.988" calcext:value-type="float">
            <text:p>138.988</text:p>
          </table:table-cell>
          <table:table-cell office:value-type="float" office:value="154.669" calcext:value-type="float">
            <text:p>154.669</text:p>
          </table:table-cell>
          <table:table-cell office:value-type="float" office:value="290.871" calcext:value-type="float">
            <text:p>290.871</text:p>
          </table:table-cell>
          <table:table-cell office:value-type="float" office:value="120.096" calcext:value-type="float">
            <text:p>120.096</text:p>
          </table:table-cell>
          <table:table-cell office:value-type="float" office:value="1699" calcext:value-type="float">
            <text:p>1699</text:p>
          </table:table-cell>
          <table:table-cell office:value-type="float" office:value="1866" calcext:value-type="float">
            <text:p>1866</text:p>
          </table:table-cell>
          <table:table-cell table:formula="of:=(([.A249]-[.C249])^2 + ([.B249]-[.D249])^2)^0.5" office:value-type="float" office:value="155.768218895897" calcext:value-type="float">
            <text:p>155.7682188959</text:p>
          </table:table-cell>
          <table:table-cell table:formula="of:=[.E249]+[.F249]" office:value-type="float" office:value="3565" calcext:value-type="float">
            <text:p>3565</text:p>
          </table:table-cell>
          <table:table-cell table:formula="of:=SQRT([.H249])" office:value-type="float" office:value="59.7076209541127" calcext:value-type="float">
            <text:p>59.7076209541</text:p>
          </table:table-cell>
          <table:table-cell/>
          <table:table-cell table:formula="of:=[.G249]/[.I249]" office:value-type="float" office:value="2.60884986550728" calcext:value-type="float">
            <text:p>2.6088498655</text:p>
          </table:table-cell>
          <table:table-cell/>
        </table:table-row>
        <table:table-row table:style-name="ro1">
          <table:table-cell office:value-type="float" office:value="139.253" calcext:value-type="float">
            <text:p>139.253</text:p>
          </table:table-cell>
          <table:table-cell office:value-type="float" office:value="154.335" calcext:value-type="float">
            <text:p>154.335</text:p>
          </table:table-cell>
          <table:table-cell office:value-type="float" office:value="291.276" calcext:value-type="float">
            <text:p>291.276</text:p>
          </table:table-cell>
          <table:table-cell office:value-type="float" office:value="119.865" calcext:value-type="float">
            <text:p>119.865</text:p>
          </table:table-cell>
          <table:table-cell office:value-type="float" office:value="1714" calcext:value-type="float">
            <text:p>1714</text:p>
          </table:table-cell>
          <table:table-cell office:value-type="float" office:value="1864" calcext:value-type="float">
            <text:p>1864</text:p>
          </table:table-cell>
          <table:table-cell table:formula="of:=(([.A250]-[.C250])^2 + ([.B250]-[.D250])^2)^0.5" office:value-type="float" office:value="155.881921430934" calcext:value-type="float">
            <text:p>155.8819214309</text:p>
          </table:table-cell>
          <table:table-cell table:formula="of:=[.E250]+[.F250]" office:value-type="float" office:value="3578" calcext:value-type="float">
            <text:p>3578</text:p>
          </table:table-cell>
          <table:table-cell table:formula="of:=SQRT([.H250])" office:value-type="float" office:value="59.8163857149527" calcext:value-type="float">
            <text:p>59.816385715</text:p>
          </table:table-cell>
          <table:table-cell/>
          <table:table-cell table:formula="of:=[.G250]/[.I250]" office:value-type="float" office:value="2.60600702579674" calcext:value-type="float">
            <text:p>2.6060070258</text:p>
          </table:table-cell>
          <table:table-cell/>
        </table:table-row>
        <table:table-row table:style-name="ro1">
          <table:table-cell office:value-type="float" office:value="139.371" calcext:value-type="float">
            <text:p>139.371</text:p>
          </table:table-cell>
          <table:table-cell office:value-type="float" office:value="154.263" calcext:value-type="float">
            <text:p>154.263</text:p>
          </table:table-cell>
          <table:table-cell office:value-type="float" office:value="291.284" calcext:value-type="float">
            <text:p>291.284</text:p>
          </table:table-cell>
          <table:table-cell office:value-type="float" office:value="119.861" calcext:value-type="float">
            <text:p>119.861</text:p>
          </table:table-cell>
          <table:table-cell office:value-type="float" office:value="1718" calcext:value-type="float">
            <text:p>1718</text:p>
          </table:table-cell>
          <table:table-cell office:value-type="float" office:value="1865" calcext:value-type="float">
            <text:p>1865</text:p>
          </table:table-cell>
          <table:table-cell table:formula="of:=(([.A251]-[.C251])^2 + ([.B251]-[.D251])^2)^0.5" office:value-type="float" office:value="155.759613420809" calcext:value-type="float">
            <text:p>155.7596134208</text:p>
          </table:table-cell>
          <table:table-cell table:formula="of:=[.E251]+[.F251]" office:value-type="float" office:value="3583" calcext:value-type="float">
            <text:p>3583</text:p>
          </table:table-cell>
          <table:table-cell table:formula="of:=SQRT([.H251])" office:value-type="float" office:value="59.8581656919087" calcext:value-type="float">
            <text:p>59.8581656919</text:p>
          </table:table-cell>
          <table:table-cell/>
          <table:table-cell table:formula="of:=[.G251]/[.I251]" office:value-type="float" office:value="2.60214478042156" calcext:value-type="float">
            <text:p>2.6021447804</text:p>
          </table:table-cell>
          <table:table-cell/>
        </table:table-row>
        <table:table-row table:style-name="ro1">
          <table:table-cell office:value-type="float" office:value="139.267" calcext:value-type="float">
            <text:p>139.267</text:p>
          </table:table-cell>
          <table:table-cell office:value-type="float" office:value="154.171" calcext:value-type="float">
            <text:p>154.171</text:p>
          </table:table-cell>
          <table:table-cell office:value-type="float" office:value="291.221" calcext:value-type="float">
            <text:p>291.221</text:p>
          </table:table-cell>
          <table:table-cell office:value-type="float" office:value="119.727" calcext:value-type="float">
            <text:p>119.727</text:p>
          </table:table-cell>
          <table:table-cell office:value-type="float" office:value="1711" calcext:value-type="float">
            <text:p>1711</text:p>
          </table:table-cell>
          <table:table-cell office:value-type="float" office:value="1870" calcext:value-type="float">
            <text:p>1870</text:p>
          </table:table-cell>
          <table:table-cell table:formula="of:=(([.A252]-[.C252])^2 + ([.B252]-[.D252])^2)^0.5" office:value-type="float" office:value="155.808880529962" calcext:value-type="float">
            <text:p>155.80888053</text:p>
          </table:table-cell>
          <table:table-cell table:formula="of:=[.E252]+[.F252]" office:value-type="float" office:value="3581" calcext:value-type="float">
            <text:p>3581</text:p>
          </table:table-cell>
          <table:table-cell table:formula="of:=SQRT([.H252])" office:value-type="float" office:value="59.8414572015087" calcext:value-type="float">
            <text:p>59.8414572015</text:p>
          </table:table-cell>
          <table:table-cell/>
          <table:table-cell table:formula="of:=[.G252]/[.I252]" office:value-type="float" office:value="2.60369462603985" calcext:value-type="float">
            <text:p>2.603694626</text:p>
          </table:table-cell>
          <table:table-cell/>
        </table:table-row>
        <table:table-row table:style-name="ro1">
          <table:table-cell office:value-type="float" office:value="139.173" calcext:value-type="float">
            <text:p>139.173</text:p>
          </table:table-cell>
          <table:table-cell office:value-type="float" office:value="154.191" calcext:value-type="float">
            <text:p>154.191</text:p>
          </table:table-cell>
          <table:table-cell office:value-type="float" office:value="291.181" calcext:value-type="float">
            <text:p>291.181</text:p>
          </table:table-cell>
          <table:table-cell office:value-type="float" office:value="119.654" calcext:value-type="float">
            <text:p>119.654</text:p>
          </table:table-cell>
          <table:table-cell office:value-type="float" office:value="1716" calcext:value-type="float">
            <text:p>1716</text:p>
          </table:table-cell>
          <table:table-cell office:value-type="float" office:value="1866" calcext:value-type="float">
            <text:p>1866</text:p>
          </table:table-cell>
          <table:table-cell table:formula="of:=(([.A253]-[.C253])^2 + ([.B253]-[.D253])^2)^0.5" office:value-type="float" office:value="155.882123519665" calcext:value-type="float">
            <text:p>155.8821235197</text:p>
          </table:table-cell>
          <table:table-cell table:formula="of:=[.E253]+[.F253]" office:value-type="float" office:value="3582" calcext:value-type="float">
            <text:p>3582</text:p>
          </table:table-cell>
          <table:table-cell table:formula="of:=SQRT([.H253])" office:value-type="float" office:value="59.84981202978" calcext:value-type="float">
            <text:p>59.8498120298</text:p>
          </table:table-cell>
          <table:table-cell/>
          <table:table-cell table:formula="of:=[.G253]/[.I253]" office:value-type="float" office:value="2.60455493898796" calcext:value-type="float">
            <text:p>2.604554939</text:p>
          </table:table-cell>
          <table:table-cell/>
        </table:table-row>
        <table:table-row table:style-name="ro1">
          <table:table-cell office:value-type="float" office:value="139.254" calcext:value-type="float">
            <text:p>139.254</text:p>
          </table:table-cell>
          <table:table-cell office:value-type="float" office:value="154.112" calcext:value-type="float">
            <text:p>154.112</text:p>
          </table:table-cell>
          <table:table-cell office:value-type="float" office:value="291.201" calcext:value-type="float">
            <text:p>291.201</text:p>
          </table:table-cell>
          <table:table-cell office:value-type="float" office:value="119.682" calcext:value-type="float">
            <text:p>119.682</text:p>
          </table:table-cell>
          <table:table-cell office:value-type="float" office:value="1714" calcext:value-type="float">
            <text:p>1714</text:p>
          </table:table-cell>
          <table:table-cell office:value-type="float" office:value="1866" calcext:value-type="float">
            <text:p>1866</text:p>
          </table:table-cell>
          <table:table-cell table:formula="of:=(([.A254]-[.C254])^2 + ([.B254]-[.D254])^2)^0.5" office:value-type="float" office:value="155.798959268026" calcext:value-type="float">
            <text:p>155.798959268</text:p>
          </table:table-cell>
          <table:table-cell table:formula="of:=[.E254]+[.F254]" office:value-type="float" office:value="3580" calcext:value-type="float">
            <text:p>3580</text:p>
          </table:table-cell>
          <table:table-cell table:formula="of:=SQRT([.H254])" office:value-type="float" office:value="59.8331012066064" calcext:value-type="float">
            <text:p>59.8331012066</text:p>
          </table:table-cell>
          <table:table-cell/>
          <table:table-cell table:formula="of:=[.G254]/[.I254]" office:value-type="float" office:value="2.60389242954406" calcext:value-type="float">
            <text:p>2.6038924295</text:p>
          </table:table-cell>
          <table:table-cell/>
        </table:table-row>
        <table:table-row table:style-name="ro1">
          <table:table-cell office:value-type="float" office:value="139.316" calcext:value-type="float">
            <text:p>139.316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291.264" calcext:value-type="float">
            <text:p>291.264</text:p>
          </table:table-cell>
          <table:table-cell office:value-type="float" office:value="119.852" calcext:value-type="float">
            <text:p>119.852</text:p>
          </table:table-cell>
          <table:table-cell office:value-type="float" office:value="1718" calcext:value-type="float">
            <text:p>1718</text:p>
          </table:table-cell>
          <table:table-cell office:value-type="float" office:value="1863" calcext:value-type="float">
            <text:p>1863</text:p>
          </table:table-cell>
          <table:table-cell table:formula="of:=(([.A255]-[.C255])^2 + ([.B255]-[.D255])^2)^0.5" office:value-type="float" office:value="155.800818547272" calcext:value-type="float">
            <text:p>155.8008185473</text:p>
          </table:table-cell>
          <table:table-cell table:formula="of:=[.E255]+[.F255]" office:value-type="float" office:value="3581" calcext:value-type="float">
            <text:p>3581</text:p>
          </table:table-cell>
          <table:table-cell table:formula="of:=SQRT([.H255])" office:value-type="float" office:value="59.8414572015087" calcext:value-type="float">
            <text:p>59.8414572015</text:p>
          </table:table-cell>
          <table:table-cell/>
          <table:table-cell table:formula="of:=[.G255]/[.I255]" office:value-type="float" office:value="2.603559903674" calcext:value-type="float">
            <text:p>2.6035599037</text:p>
          </table:table-cell>
          <table:table-cell/>
        </table:table-row>
        <table:table-row table:style-name="ro1">
          <table:table-cell office:value-type="float" office:value="139.218" calcext:value-type="float">
            <text:p>139.218</text:p>
          </table:table-cell>
          <table:table-cell office:value-type="float" office:value="154.716" calcext:value-type="float">
            <text:p>154.716</text:p>
          </table:table-cell>
          <table:table-cell office:value-type="float" office:value="291.078" calcext:value-type="float">
            <text:p>291.078</text:p>
          </table:table-cell>
          <table:table-cell office:value-type="float" office:value="120.216" calcext:value-type="float">
            <text:p>120.216</text:p>
          </table:table-cell>
          <table:table-cell office:value-type="float" office:value="1702" calcext:value-type="float">
            <text:p>1702</text:p>
          </table:table-cell>
          <table:table-cell office:value-type="float" office:value="1868" calcext:value-type="float">
            <text:p>1868</text:p>
          </table:table-cell>
          <table:table-cell table:formula="of:=(([.A256]-[.C256])^2 + ([.B256]-[.D256])^2)^0.5" office:value-type="float" office:value="155.729604122017" calcext:value-type="float">
            <text:p>155.729604122</text:p>
          </table:table-cell>
          <table:table-cell table:formula="of:=[.E256]+[.F256]" office:value-type="float" office:value="3570" calcext:value-type="float">
            <text:p>3570</text:p>
          </table:table-cell>
          <table:table-cell table:formula="of:=SQRT([.H256])" office:value-type="float" office:value="59.7494769851586" calcext:value-type="float">
            <text:p>59.7494769852</text:p>
          </table:table-cell>
          <table:table-cell/>
          <table:table-cell table:formula="of:=[.G256]/[.I256]" office:value-type="float" office:value="2.60637602167963" calcext:value-type="float">
            <text:p>2.6063760217</text:p>
          </table:table-cell>
          <table:table-cell/>
        </table:table-row>
        <table:table-row table:style-name="ro1">
          <table:table-cell office:value-type="float" office:value="139.241" calcext:value-type="float">
            <text:p>139.241</text:p>
          </table:table-cell>
          <table:table-cell office:value-type="float" office:value="154.795" calcext:value-type="float">
            <text:p>154.795</text:p>
          </table:table-cell>
          <table:table-cell office:value-type="float" office:value="290.969" calcext:value-type="float">
            <text:p>290.969</text:p>
          </table:table-cell>
          <table:table-cell office:value-type="float" office:value="120.356" calcext:value-type="float">
            <text:p>120.356</text:p>
          </table:table-cell>
          <table:table-cell office:value-type="float" office:value="1702" calcext:value-type="float">
            <text:p>1702</text:p>
          </table:table-cell>
          <table:table-cell office:value-type="float" office:value="1865" calcext:value-type="float">
            <text:p>1865</text:p>
          </table:table-cell>
          <table:table-cell table:formula="of:=(([.A257]-[.C257])^2 + ([.B257]-[.D257])^2)^0.5" office:value-type="float" office:value="155.587373218395" calcext:value-type="float">
            <text:p>155.5873732184</text:p>
          </table:table-cell>
          <table:table-cell table:formula="of:=[.E257]+[.F257]" office:value-type="float" office:value="3567" calcext:value-type="float">
            <text:p>3567</text:p>
          </table:table-cell>
          <table:table-cell table:formula="of:=SQRT([.H257])" office:value-type="float" office:value="59.7243668865564" calcext:value-type="float">
            <text:p>59.7243668866</text:p>
          </table:table-cell>
          <table:table-cell/>
          <table:table-cell table:formula="of:=[.G257]/[.I257]" office:value-type="float" office:value="2.60509037314578" calcext:value-type="float">
            <text:p>2.6050903731</text:p>
          </table:table-cell>
          <table:table-cell/>
        </table:table-row>
        <table:table-row table:style-name="ro1">
          <table:table-cell office:value-type="float" office:value="139.11" calcext:value-type="float">
            <text:p>139.11</text:p>
          </table:table-cell>
          <table:table-cell office:value-type="float" office:value="155.248" calcext:value-type="float">
            <text:p>155.248</text:p>
          </table:table-cell>
          <table:table-cell office:value-type="float" office:value="290.679" calcext:value-type="float">
            <text:p>290.679</text:p>
          </table:table-cell>
          <table:table-cell office:value-type="float" office:value="120.542" calcext:value-type="float">
            <text:p>120.542</text:p>
          </table:table-cell>
          <table:table-cell office:value-type="float" office:value="1680" calcext:value-type="float">
            <text:p>1680</text:p>
          </table:table-cell>
          <table:table-cell office:value-type="float" office:value="1862" calcext:value-type="float">
            <text:p>1862</text:p>
          </table:table-cell>
          <table:table-cell table:formula="of:=(([.A258]-[.C258])^2 + ([.B258]-[.D258])^2)^0.5" office:value-type="float" office:value="155.491698161027" calcext:value-type="float">
            <text:p>155.491698161</text:p>
          </table:table-cell>
          <table:table-cell table:formula="of:=[.E258]+[.F258]" office:value-type="float" office:value="3542" calcext:value-type="float">
            <text:p>3542</text:p>
          </table:table-cell>
          <table:table-cell table:formula="of:=SQRT([.H258])" office:value-type="float" office:value="59.514704065466" calcext:value-type="float">
            <text:p>59.5147040655</text:p>
          </table:table-cell>
          <table:table-cell/>
          <table:table-cell table:formula="of:=[.G258]/[.I258]" office:value-type="float" office:value="2.61266019217682" calcext:value-type="float">
            <text:p>2.6126601922</text:p>
          </table:table-cell>
          <table:table-cell/>
        </table:table-row>
        <table:table-row table:style-name="ro1">
          <table:table-cell office:value-type="float" office:value="138.977" calcext:value-type="float">
            <text:p>138.977</text:p>
          </table:table-cell>
          <table:table-cell office:value-type="float" office:value="155.691" calcext:value-type="float">
            <text:p>155.691</text:p>
          </table:table-cell>
          <table:table-cell office:value-type="float" office:value="290.614" calcext:value-type="float">
            <text:p>290.614</text:p>
          </table:table-cell>
          <table:table-cell office:value-type="float" office:value="120.895" calcext:value-type="float">
            <text:p>120.895</text:p>
          </table:table-cell>
          <table:table-cell office:value-type="float" office:value="1698" calcext:value-type="float">
            <text:p>1698</text:p>
          </table:table-cell>
          <table:table-cell office:value-type="float" office:value="1838" calcext:value-type="float">
            <text:p>1838</text:p>
          </table:table-cell>
          <table:table-cell table:formula="of:=(([.A259]-[.C259])^2 + ([.B259]-[.D259])^2)^0.5" office:value-type="float" office:value="155.57808774053" calcext:value-type="float">
            <text:p>155.5780877405</text:p>
          </table:table-cell>
          <table:table-cell table:formula="of:=[.E259]+[.F259]" office:value-type="float" office:value="3536" calcext:value-type="float">
            <text:p>3536</text:p>
          </table:table-cell>
          <table:table-cell table:formula="of:=SQRT([.H259])" office:value-type="float" office:value="59.464274989274" calcext:value-type="float">
            <text:p>59.4642749893</text:p>
          </table:table-cell>
          <table:table-cell/>
          <table:table-cell table:formula="of:=[.G259]/[.I259]" office:value-type="float" office:value="2.61632867412564" calcext:value-type="float">
            <text:p>2.6163286741</text:p>
          </table:table-cell>
          <table:table-cell/>
        </table:table-row>
        <table:table-row table:style-name="ro1">
          <table:table-cell office:value-type="float" office:value="139.044" calcext:value-type="float">
            <text:p>139.044</text:p>
          </table:table-cell>
          <table:table-cell office:value-type="float" office:value="155.757" calcext:value-type="float">
            <text:p>155.757</text:p>
          </table:table-cell>
          <table:table-cell office:value-type="float" office:value="290.287" calcext:value-type="float">
            <text:p>290.287</text:p>
          </table:table-cell>
          <table:table-cell office:value-type="float" office:value="121.192" calcext:value-type="float">
            <text:p>121.192</text:p>
          </table:table-cell>
          <table:table-cell office:value-type="float" office:value="1689" calcext:value-type="float">
            <text:p>1689</text:p>
          </table:table-cell>
          <table:table-cell office:value-type="float" office:value="1836" calcext:value-type="float">
            <text:p>1836</text:p>
          </table:table-cell>
          <table:table-cell table:formula="of:=(([.A260]-[.C260])^2 + ([.B260]-[.D260])^2)^0.5" office:value-type="float" office:value="155.142464444781" calcext:value-type="float">
            <text:p>155.1424644448</text:p>
          </table:table-cell>
          <table:table-cell table:formula="of:=[.E260]+[.F260]" office:value-type="float" office:value="3525" calcext:value-type="float">
            <text:p>3525</text:p>
          </table:table-cell>
          <table:table-cell table:formula="of:=SQRT([.H260])" office:value-type="float" office:value="59.3717104351896" calcext:value-type="float">
            <text:p>59.3717104352</text:p>
          </table:table-cell>
          <table:table-cell/>
          <table:table-cell table:formula="of:=[.G260]/[.I260]" office:value-type="float" office:value="2.61307048942332" calcext:value-type="float">
            <text:p>2.6130704894</text:p>
          </table:table-cell>
          <table:table-cell/>
        </table:table-row>
        <table:table-row table:style-name="ro1">
          <table:table-cell office:value-type="float" office:value="138.789" calcext:value-type="float">
            <text:p>138.789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289.981" calcext:value-type="float">
            <text:p>289.981</text:p>
          </table:table-cell>
          <table:table-cell office:value-type="float" office:value="121.666" calcext:value-type="float">
            <text:p>121.666</text:p>
          </table:table-cell>
          <table:table-cell office:value-type="float" office:value="1690" calcext:value-type="float">
            <text:p>1690</text:p>
          </table:table-cell>
          <table:table-cell office:value-type="float" office:value="1834" calcext:value-type="float">
            <text:p>1834</text:p>
          </table:table-cell>
          <table:table-cell table:formula="of:=(([.A261]-[.C261])^2 + ([.B261]-[.D261])^2)^0.5" office:value-type="float" office:value="155.195236228436" calcext:value-type="float">
            <text:p>155.1952362284</text:p>
          </table:table-cell>
          <table:table-cell table:formula="of:=[.E261]+[.F261]" office:value-type="float" office:value="3524" calcext:value-type="float">
            <text:p>3524</text:p>
          </table:table-cell>
          <table:table-cell table:formula="of:=SQRT([.H261])" office:value-type="float" office:value="59.3632883186233" calcext:value-type="float">
            <text:p>59.3632883186</text:p>
          </table:table-cell>
          <table:table-cell/>
          <table:table-cell table:formula="of:=[.G261]/[.I261]" office:value-type="float" office:value="2.61433017988238" calcext:value-type="float">
            <text:p>2.6143301799</text:p>
          </table:table-cell>
          <table:table-cell/>
        </table:table-row>
        <table:table-row table:style-name="ro1">
          <table:table-cell office:value-type="float" office:value="138.881" calcext:value-type="float">
            <text:p>138.881</text:p>
          </table:table-cell>
          <table:table-cell office:value-type="float" office:value="156.75" calcext:value-type="float">
            <text:p>156.75</text:p>
          </table:table-cell>
          <table:table-cell office:value-type="float" office:value="289.85" calcext:value-type="float">
            <text:p>289.85</text:p>
          </table:table-cell>
          <table:table-cell office:value-type="float" office:value="122.235" calcext:value-type="float">
            <text:p>122.235</text:p>
          </table:table-cell>
          <table:table-cell office:value-type="float" office:value="1686" calcext:value-type="float">
            <text:p>1686</text:p>
          </table:table-cell>
          <table:table-cell office:value-type="float" office:value="1836" calcext:value-type="float">
            <text:p>1836</text:p>
          </table:table-cell>
          <table:table-cell table:formula="of:=(([.A262]-[.C262])^2 + ([.B262]-[.D262])^2)^0.5" office:value-type="float" office:value="154.864212089172" calcext:value-type="float">
            <text:p>154.8642120892</text:p>
          </table:table-cell>
          <table:table-cell table:formula="of:=[.E262]+[.F262]" office:value-type="float" office:value="3522" calcext:value-type="float">
            <text:p>3522</text:p>
          </table:table-cell>
          <table:table-cell table:formula="of:=SQRT([.H262])" office:value-type="float" office:value="59.3464404998312" calcext:value-type="float">
            <text:p>59.3464404998</text:p>
          </table:table-cell>
          <table:table-cell/>
          <table:table-cell table:formula="of:=[.G262]/[.I262]" office:value-type="float" office:value="2.60949453387373" calcext:value-type="float">
            <text:p>2.6094945339</text:p>
          </table:table-cell>
          <table:table-cell/>
        </table:table-row>
        <table:table-row table:style-name="ro1">
          <table:table-cell office:value-type="float" office:value="138.979" calcext:value-type="float">
            <text:p>138.979</text:p>
          </table:table-cell>
          <table:table-cell office:value-type="float" office:value="157.24" calcext:value-type="float">
            <text:p>157.24</text:p>
          </table:table-cell>
          <table:table-cell office:value-type="float" office:value="289.528" calcext:value-type="float">
            <text:p>289.528</text:p>
          </table:table-cell>
          <table:table-cell office:value-type="float" office:value="122.784" calcext:value-type="float">
            <text:p>122.784</text:p>
          </table:table-cell>
          <table:table-cell office:value-type="float" office:value="1661" calcext:value-type="float">
            <text:p>1661</text:p>
          </table:table-cell>
          <table:table-cell office:value-type="float" office:value="1820" calcext:value-type="float">
            <text:p>1820</text:p>
          </table:table-cell>
          <table:table-cell table:formula="of:=(([.A263]-[.C263])^2 + ([.B263]-[.D263])^2)^0.5" office:value-type="float" office:value="154.441630841558" calcext:value-type="float">
            <text:p>154.4416308416</text:p>
          </table:table-cell>
          <table:table-cell table:formula="of:=[.E263]+[.F263]" office:value-type="float" office:value="3481" calcext:value-type="float">
            <text:p>3481</text:p>
          </table:table-cell>
          <table:table-cell table:formula="of:=SQRT([.H263])" office:value-type="float" office:value="59" calcext:value-type="float">
            <text:p>59</text:p>
          </table:table-cell>
          <table:table-cell/>
          <table:table-cell table:formula="of:=[.G263]/[.I263]" office:value-type="float" office:value="2.6176547600264" calcext:value-type="float">
            <text:p>2.61765476</text:p>
          </table:table-cell>
          <table:table-cell/>
        </table:table-row>
        <table:table-row table:style-name="ro1">
          <table:table-cell office:value-type="float" office:value="139.221" calcext:value-type="float">
            <text:p>139.221</text:p>
          </table:table-cell>
          <table:table-cell office:value-type="float" office:value="158.061" calcext:value-type="float">
            <text:p>158.061</text:p>
          </table:table-cell>
          <table:table-cell office:value-type="float" office:value="289.842" calcext:value-type="float">
            <text:p>289.842</text:p>
          </table:table-cell>
          <table:table-cell office:value-type="float" office:value="123.421" calcext:value-type="float">
            <text:p>123.421</text:p>
          </table:table-cell>
          <table:table-cell office:value-type="float" office:value="1653" calcext:value-type="float">
            <text:p>1653</text:p>
          </table:table-cell>
          <table:table-cell office:value-type="float" office:value="1827" calcext:value-type="float">
            <text:p>1827</text:p>
          </table:table-cell>
          <table:table-cell table:formula="of:=(([.A264]-[.C264])^2 + ([.B264]-[.D264])^2)^0.5" office:value-type="float" office:value="154.552952870529" calcext:value-type="float">
            <text:p>154.5529528705</text:p>
          </table:table-cell>
          <table:table-cell table:formula="of:=[.E264]+[.F264]" office:value-type="float" office:value="3480" calcext:value-type="float">
            <text:p>3480</text:p>
          </table:table-cell>
          <table:table-cell table:formula="of:=SQRT([.H264])" office:value-type="float" office:value="58.9915248150105" calcext:value-type="float">
            <text:p>58.991524815</text:p>
          </table:table-cell>
          <table:table-cell/>
          <table:table-cell table:formula="of:=[.G264]/[.I264]" office:value-type="float" office:value="2.61991791795832" calcext:value-type="float">
            <text:p>2.619917918</text:p>
          </table:table-cell>
          <table:table-cell/>
        </table:table-row>
        <table:table-row table:style-name="ro1">
          <table:table-cell office:value-type="float" office:value="139.688" calcext:value-type="float">
            <text:p>139.688</text:p>
          </table:table-cell>
          <table:table-cell office:value-type="float" office:value="158.245" calcext:value-type="float">
            <text:p>158.245</text:p>
          </table:table-cell>
          <table:table-cell office:value-type="float" office:value="290.064" calcext:value-type="float">
            <text:p>290.064</text:p>
          </table:table-cell>
          <table:table-cell office:value-type="float" office:value="124.048" calcext:value-type="float">
            <text:p>124.048</text:p>
          </table:table-cell>
          <table:table-cell office:value-type="float" office:value="1645" calcext:value-type="float">
            <text:p>1645</text:p>
          </table:table-cell>
          <table:table-cell office:value-type="float" office:value="1805" calcext:value-type="float">
            <text:p>1805</text:p>
          </table:table-cell>
          <table:table-cell table:formula="of:=(([.A265]-[.C265])^2 + ([.B265]-[.D265])^2)^0.5" office:value-type="float" office:value="154.215356514843" calcext:value-type="float">
            <text:p>154.2153565148</text:p>
          </table:table-cell>
          <table:table-cell table:formula="of:=[.E265]+[.F265]" office:value-type="float" office:value="3450" calcext:value-type="float">
            <text:p>3450</text:p>
          </table:table-cell>
          <table:table-cell table:formula="of:=SQRT([.H265])" office:value-type="float" office:value="58.7367006223537" calcext:value-type="float">
            <text:p>58.7367006224</text:p>
          </table:table-cell>
          <table:table-cell/>
          <table:table-cell table:formula="of:=[.G265]/[.I265]" office:value-type="float" office:value="2.62553658753097" calcext:value-type="float">
            <text:p>2.6255365875</text:p>
          </table:table-cell>
          <table:table-cell/>
        </table:table-row>
        <table:table-row table:style-name="ro1">
          <table:table-cell office:value-type="float" office:value="139.762" calcext:value-type="float">
            <text:p>139.762</text:p>
          </table:table-cell>
          <table:table-cell office:value-type="float" office:value="159.166" calcext:value-type="float">
            <text:p>159.166</text:p>
          </table:table-cell>
          <table:table-cell office:value-type="float" office:value="290.075" calcext:value-type="float">
            <text:p>290.075</text:p>
          </table:table-cell>
          <table:table-cell office:value-type="float" office:value="124.539" calcext:value-type="float">
            <text:p>124.539</text:p>
          </table:table-cell>
          <table:table-cell office:value-type="float" office:value="1657" calcext:value-type="float">
            <text:p>1657</text:p>
          </table:table-cell>
          <table:table-cell office:value-type="float" office:value="1824" calcext:value-type="float">
            <text:p>1824</text:p>
          </table:table-cell>
          <table:table-cell table:formula="of:=(([.A266]-[.C266])^2 + ([.B266]-[.D266])^2)^0.5" office:value-type="float" office:value="154.24988524469" calcext:value-type="float">
            <text:p>154.2498852447</text:p>
          </table:table-cell>
          <table:table-cell table:formula="of:=[.E266]+[.F266]" office:value-type="float" office:value="3481" calcext:value-type="float">
            <text:p>3481</text:p>
          </table:table-cell>
          <table:table-cell table:formula="of:=SQRT([.H266])" office:value-type="float" office:value="59" calcext:value-type="float">
            <text:p>59</text:p>
          </table:table-cell>
          <table:table-cell/>
          <table:table-cell table:formula="of:=[.G266]/[.I266]" office:value-type="float" office:value="2.61440483465576" calcext:value-type="float">
            <text:p>2.6144048347</text:p>
          </table:table-cell>
          <table:table-cell/>
        </table:table-row>
        <table:table-row table:style-name="ro1">
          <table:table-cell office:value-type="float" office:value="140.286" calcext:value-type="float">
            <text:p>140.286</text:p>
          </table:table-cell>
          <table:table-cell office:value-type="float" office:value="159.525" calcext:value-type="float">
            <text:p>159.525</text:p>
          </table:table-cell>
          <table:table-cell office:value-type="float" office:value="290.238" calcext:value-type="float">
            <text:p>290.238</text:p>
          </table:table-cell>
          <table:table-cell office:value-type="float" office:value="125.336" calcext:value-type="float">
            <text:p>125.336</text:p>
          </table:table-cell>
          <table:table-cell office:value-type="float" office:value="1674" calcext:value-type="float">
            <text:p>1674</text:p>
          </table:table-cell>
          <table:table-cell office:value-type="float" office:value="1803" calcext:value-type="float">
            <text:p>1803</text:p>
          </table:table-cell>
          <table:table-cell table:formula="of:=(([.A267]-[.C267])^2 + ([.B267]-[.D267])^2)^0.5" office:value-type="float" office:value="153.800162629953" calcext:value-type="float">
            <text:p>153.80016263</text:p>
          </table:table-cell>
          <table:table-cell table:formula="of:=[.E267]+[.F267]" office:value-type="float" office:value="3477" calcext:value-type="float">
            <text:p>3477</text:p>
          </table:table-cell>
          <table:table-cell table:formula="of:=SQRT([.H267])" office:value-type="float" office:value="58.9660919512223" calcext:value-type="float">
            <text:p>58.9660919512</text:p>
          </table:table-cell>
          <table:table-cell/>
          <table:table-cell table:formula="of:=[.G267]/[.I267]" office:value-type="float" office:value="2.60828142989668" calcext:value-type="float">
            <text:p>2.6082814299</text:p>
          </table:table-cell>
          <table:table-cell/>
        </table:table-row>
        <table:table-row table:style-name="ro1">
          <table:table-cell office:value-type="float" office:value="140.813" calcext:value-type="float">
            <text:p>140.813</text:p>
          </table:table-cell>
          <table:table-cell office:value-type="float" office:value="160.204" calcext:value-type="float">
            <text:p>160.204</text:p>
          </table:table-cell>
          <table:table-cell office:value-type="float" office:value="290.535" calcext:value-type="float">
            <text:p>290.535</text:p>
          </table:table-cell>
          <table:table-cell office:value-type="float" office:value="126.329" calcext:value-type="float">
            <text:p>126.329</text:p>
          </table:table-cell>
          <table:table-cell office:value-type="float" office:value="1651" calcext:value-type="float">
            <text:p>1651</text:p>
          </table:table-cell>
          <table:table-cell office:value-type="float" office:value="1792" calcext:value-type="float">
            <text:p>1792</text:p>
          </table:table-cell>
          <table:table-cell table:formula="of:=(([.A268]-[.C268])^2 + ([.B268]-[.D268])^2)^0.5" office:value-type="float" office:value="153.506328563353" calcext:value-type="float">
            <text:p>153.5063285634</text:p>
          </table:table-cell>
          <table:table-cell table:formula="of:=[.E268]+[.F268]" office:value-type="float" office:value="3443" calcext:value-type="float">
            <text:p>3443</text:p>
          </table:table-cell>
          <table:table-cell table:formula="of:=SQRT([.H268])" office:value-type="float" office:value="58.6770824087224" calcext:value-type="float">
            <text:p>58.6770824087</text:p>
          </table:table-cell>
          <table:table-cell/>
          <table:table-cell table:formula="of:=[.G268]/[.I268]" office:value-type="float" office:value="2.61612067713397" calcext:value-type="float">
            <text:p>2.6161206771</text:p>
          </table:table-cell>
          <table:table-cell/>
        </table:table-row>
        <table:table-row table:style-name="ro1">
          <table:table-cell office:value-type="float" office:value="141.419" calcext:value-type="float">
            <text:p>141.419</text:p>
          </table:table-cell>
          <table:table-cell office:value-type="float" office:value="161.259" calcext:value-type="float">
            <text:p>161.259</text:p>
          </table:table-cell>
          <table:table-cell office:value-type="float" office:value="290.865" calcext:value-type="float">
            <text:p>290.865</text:p>
          </table:table-cell>
          <table:table-cell office:value-type="float" office:value="127.635" calcext:value-type="float">
            <text:p>127.635</text:p>
          </table:table-cell>
          <table:table-cell office:value-type="float" office:value="1651" calcext:value-type="float">
            <text:p>1651</text:p>
          </table:table-cell>
          <table:table-cell office:value-type="float" office:value="1797" calcext:value-type="float">
            <text:p>1797</text:p>
          </table:table-cell>
          <table:table-cell table:formula="of:=(([.A269]-[.C269])^2 + ([.B269]-[.D269])^2)^0.5" office:value-type="float" office:value="153.181853664199" calcext:value-type="float">
            <text:p>153.1818536642</text:p>
          </table:table-cell>
          <table:table-cell table:formula="of:=[.E269]+[.F269]" office:value-type="float" office:value="3448" calcext:value-type="float">
            <text:p>3448</text:p>
          </table:table-cell>
          <table:table-cell table:formula="of:=SQRT([.H269])" office:value-type="float" office:value="58.7196730236128" calcext:value-type="float">
            <text:p>58.7196730236</text:p>
          </table:table-cell>
          <table:table-cell/>
          <table:table-cell table:formula="of:=[.G269]/[.I269]" office:value-type="float" office:value="2.60869732027629" calcext:value-type="float">
            <text:p>2.6086973203</text:p>
          </table:table-cell>
          <table:table-cell/>
        </table:table-row>
        <table:table-row table:style-name="ro1">
          <table:table-cell office:value-type="float" office:value="142.184" calcext:value-type="float">
            <text:p>142.184</text:p>
          </table:table-cell>
          <table:table-cell office:value-type="float" office:value="162.246" calcext:value-type="float">
            <text:p>162.246</text:p>
          </table:table-cell>
          <table:table-cell office:value-type="float" office:value="291.177" calcext:value-type="float">
            <text:p>291.177</text:p>
          </table:table-cell>
          <table:table-cell office:value-type="float" office:value="129.169" calcext:value-type="float">
            <text:p>129.169</text:p>
          </table:table-cell>
          <table:table-cell office:value-type="float" office:value="1651" calcext:value-type="float">
            <text:p>1651</text:p>
          </table:table-cell>
          <table:table-cell office:value-type="float" office:value="1808" calcext:value-type="float">
            <text:p>1808</text:p>
          </table:table-cell>
          <table:table-cell table:formula="of:=(([.A270]-[.C270])^2 + ([.B270]-[.D270])^2)^0.5" office:value-type="float" office:value="152.620450720079" calcext:value-type="float">
            <text:p>152.6204507201</text:p>
          </table:table-cell>
          <table:table-cell table:formula="of:=[.E270]+[.F270]" office:value-type="float" office:value="3459" calcext:value-type="float">
            <text:p>3459</text:p>
          </table:table-cell>
          <table:table-cell table:formula="of:=SQRT([.H270])" office:value-type="float" office:value="58.8132638101305" calcext:value-type="float">
            <text:p>58.8132638101</text:p>
          </table:table-cell>
          <table:table-cell/>
          <table:table-cell table:formula="of:=[.G270]/[.I270]" office:value-type="float" office:value="2.59500052934981" calcext:value-type="float">
            <text:p>2.5950005293</text:p>
          </table:table-cell>
          <table:table-cell/>
        </table:table-row>
        <table:table-row table:style-name="ro1">
          <table:table-cell office:value-type="float" office:value="142.807" calcext:value-type="float">
            <text:p>142.807</text:p>
          </table:table-cell>
          <table:table-cell office:value-type="float" office:value="164.083" calcext:value-type="float">
            <text:p>164.083</text:p>
          </table:table-cell>
          <table:table-cell office:value-type="float" office:value="291.499" calcext:value-type="float">
            <text:p>291.499</text:p>
          </table:table-cell>
          <table:table-cell office:value-type="float" office:value="130.849" calcext:value-type="float">
            <text:p>130.849</text:p>
          </table:table-cell>
          <table:table-cell office:value-type="float" office:value="1641" calcext:value-type="float">
            <text:p>1641</text:p>
          </table:table-cell>
          <table:table-cell office:value-type="float" office:value="1796" calcext:value-type="float">
            <text:p>1796</text:p>
          </table:table-cell>
          <table:table-cell table:formula="of:=(([.A271]-[.C271])^2 + ([.B271]-[.D271])^2)^0.5" office:value-type="float" office:value="152.360787671894" calcext:value-type="float">
            <text:p>152.3607876719</text:p>
          </table:table-cell>
          <table:table-cell table:formula="of:=[.E271]+[.F271]" office:value-type="float" office:value="3437" calcext:value-type="float">
            <text:p>3437</text:p>
          </table:table-cell>
          <table:table-cell table:formula="of:=SQRT([.H271])" office:value-type="float" office:value="58.6259328283994" calcext:value-type="float">
            <text:p>58.6259328284</text:p>
          </table:table-cell>
          <table:table-cell/>
          <table:table-cell table:formula="of:=[.G271]/[.I271]" office:value-type="float" office:value="2.59886334120876" calcext:value-type="float">
            <text:p>2.5988633412</text:p>
          </table:table-cell>
          <table:table-cell/>
        </table:table-row>
        <table:table-row table:style-name="ro1">
          <table:table-cell office:value-type="float" office:value="143.613" calcext:value-type="float">
            <text:p>143.613</text:p>
          </table:table-cell>
          <table:table-cell office:value-type="float" office:value="165.207" calcext:value-type="float">
            <text:p>165.207</text:p>
          </table:table-cell>
          <table:table-cell office:value-type="float" office:value="291.781" calcext:value-type="float">
            <text:p>291.781</text:p>
          </table:table-cell>
          <table:table-cell office:value-type="float" office:value="132.694" calcext:value-type="float">
            <text:p>132.694</text:p>
          </table:table-cell>
          <table:table-cell office:value-type="float" office:value="1642" calcext:value-type="float">
            <text:p>1642</text:p>
          </table:table-cell>
          <table:table-cell office:value-type="float" office:value="1767" calcext:value-type="float">
            <text:p>1767</text:p>
          </table:table-cell>
          <table:table-cell table:formula="of:=(([.A272]-[.C272])^2 + ([.B272]-[.D272])^2)^0.5" office:value-type="float" office:value="151.693280645518" calcext:value-type="float">
            <text:p>151.6932806455</text:p>
          </table:table-cell>
          <table:table-cell table:formula="of:=[.E272]+[.F272]" office:value-type="float" office:value="3409" calcext:value-type="float">
            <text:p>3409</text:p>
          </table:table-cell>
          <table:table-cell table:formula="of:=SQRT([.H272])" office:value-type="float" office:value="58.38664230798" calcext:value-type="float">
            <text:p>58.386642308</text:p>
          </table:table-cell>
          <table:table-cell/>
          <table:table-cell table:formula="of:=[.G272]/[.I272]" office:value-type="float" office:value="2.59808193533995" calcext:value-type="float">
            <text:p>2.5980819353</text:p>
          </table:table-cell>
          <table:table-cell/>
        </table:table-row>
        <table:table-row table:style-name="ro1">
          <table:table-cell office:value-type="float" office:value="144.407" calcext:value-type="float">
            <text:p>144.407</text:p>
          </table:table-cell>
          <table:table-cell office:value-type="float" office:value="167.006" calcext:value-type="float">
            <text:p>167.006</text:p>
          </table:table-cell>
          <table:table-cell office:value-type="float" office:value="292.158" calcext:value-type="float">
            <text:p>292.158</text:p>
          </table:table-cell>
          <table:table-cell office:value-type="float" office:value="134.63" calcext:value-type="float">
            <text:p>134.63</text:p>
          </table:table-cell>
          <table:table-cell office:value-type="float" office:value="1640" calcext:value-type="float">
            <text:p>1640</text:p>
          </table:table-cell>
          <table:table-cell office:value-type="float" office:value="1764" calcext:value-type="float">
            <text:p>1764</text:p>
          </table:table-cell>
          <table:table-cell table:formula="of:=(([.A273]-[.C273])^2 + ([.B273]-[.D273])^2)^0.5" office:value-type="float" office:value="151.256614324796" calcext:value-type="float">
            <text:p>151.2566143248</text:p>
          </table:table-cell>
          <table:table-cell table:formula="of:=[.E273]+[.F273]" office:value-type="float" office:value="3404" calcext:value-type="float">
            <text:p>3404</text:p>
          </table:table-cell>
          <table:table-cell table:formula="of:=SQRT([.H273])" office:value-type="float" office:value="58.3438085832593" calcext:value-type="float">
            <text:p>58.3438085833</text:p>
          </table:table-cell>
          <table:table-cell/>
          <table:table-cell table:formula="of:=[.G273]/[.I273]" office:value-type="float" office:value="2.59250498035187" calcext:value-type="float">
            <text:p>2.5925049804</text:p>
          </table:table-cell>
          <table:table-cell/>
        </table:table-row>
        <table:table-row table:style-name="ro1">
          <table:table-cell office:value-type="float" office:value="145.41" calcext:value-type="float">
            <text:p>145.41</text:p>
          </table:table-cell>
          <table:table-cell office:value-type="float" office:value="168.992" calcext:value-type="float">
            <text:p>168.992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136.686" calcext:value-type="float">
            <text:p>136.686</text:p>
          </table:table-cell>
          <table:table-cell office:value-type="float" office:value="1618" calcext:value-type="float">
            <text:p>1618</text:p>
          </table:table-cell>
          <table:table-cell office:value-type="float" office:value="1764" calcext:value-type="float">
            <text:p>1764</text:p>
          </table:table-cell>
          <table:table-cell table:formula="of:=(([.A274]-[.C274])^2 + ([.B274]-[.D274])^2)^0.5" office:value-type="float" office:value="150.799132756127" calcext:value-type="float">
            <text:p>150.7991327561</text:p>
          </table:table-cell>
          <table:table-cell table:formula="of:=[.E274]+[.F274]" office:value-type="float" office:value="3382" calcext:value-type="float">
            <text:p>3382</text:p>
          </table:table-cell>
          <table:table-cell table:formula="of:=SQRT([.H274])" office:value-type="float" office:value="58.1549653941948" calcext:value-type="float">
            <text:p>58.1549653942</text:p>
          </table:table-cell>
          <table:table-cell/>
          <table:table-cell table:formula="of:=[.G274]/[.I274]" office:value-type="float" office:value="2.5930568737159" calcext:value-type="float">
            <text:p>2.5930568737</text:p>
          </table:table-cell>
          <table:table-cell/>
        </table:table-row>
        <table:table-row table:style-name="ro1">
          <table:table-cell office:value-type="float" office:value="146.918" calcext:value-type="float">
            <text:p>146.918</text:p>
          </table:table-cell>
          <table:table-cell office:value-type="float" office:value="170.612" calcext:value-type="float">
            <text:p>170.612</text:p>
          </table:table-cell>
          <table:table-cell office:value-type="float" office:value="293.468" calcext:value-type="float">
            <text:p>293.468</text:p>
          </table:table-cell>
          <table:table-cell office:value-type="float" office:value="138.688" calcext:value-type="float">
            <text:p>138.688</text:p>
          </table:table-cell>
          <table:table-cell office:value-type="float" office:value="1614" calcext:value-type="float">
            <text:p>1614</text:p>
          </table:table-cell>
          <table:table-cell office:value-type="float" office:value="1740" calcext:value-type="float">
            <text:p>1740</text:p>
          </table:table-cell>
          <table:table-cell table:formula="of:=(([.A275]-[.C275])^2 + ([.B275]-[.D275])^2)^0.5" office:value-type="float" office:value="149.986813673736" calcext:value-type="float">
            <text:p>149.9868136737</text:p>
          </table:table-cell>
          <table:table-cell table:formula="of:=[.E275]+[.F275]" office:value-type="float" office:value="3354" calcext:value-type="float">
            <text:p>3354</text:p>
          </table:table-cell>
          <table:table-cell table:formula="of:=SQRT([.H275])" office:value-type="float" office:value="57.913728942281" calcext:value-type="float">
            <text:p>57.9137289423</text:p>
          </table:table-cell>
          <table:table-cell/>
          <table:table-cell table:formula="of:=[.G275]/[.I275]" office:value-type="float" office:value="2.58983174478747" calcext:value-type="float">
            <text:p>2.5898317448</text:p>
          </table:table-cell>
          <table:table-cell/>
        </table:table-row>
        <table:table-row table:style-name="ro1">
          <table:table-cell office:value-type="float" office:value="148.206" calcext:value-type="float">
            <text:p>148.206</text:p>
          </table:table-cell>
          <table:table-cell office:value-type="float" office:value="172.735" calcext:value-type="float">
            <text:p>172.735</text:p>
          </table:table-cell>
          <table:table-cell office:value-type="float" office:value="294.13" calcext:value-type="float">
            <text:p>294.13</text:p>
          </table:table-cell>
          <table:table-cell office:value-type="float" office:value="140.983" calcext:value-type="float">
            <text:p>140.983</text:p>
          </table:table-cell>
          <table:table-cell office:value-type="float" office:value="1608" calcext:value-type="float">
            <text:p>1608</text:p>
          </table:table-cell>
          <table:table-cell office:value-type="float" office:value="1732" calcext:value-type="float">
            <text:p>1732</text:p>
          </table:table-cell>
          <table:table-cell table:formula="of:=(([.A276]-[.C276])^2 + ([.B276]-[.D276])^2)^0.5" office:value-type="float" office:value="149.338552557603" calcext:value-type="float">
            <text:p>149.3385525576</text:p>
          </table:table-cell>
          <table:table-cell table:formula="of:=[.E276]+[.F276]" office:value-type="float" office:value="3340" calcext:value-type="float">
            <text:p>3340</text:p>
          </table:table-cell>
          <table:table-cell table:formula="of:=SQRT([.H276])" office:value-type="float" office:value="57.7927331071996" calcext:value-type="float">
            <text:p>57.7927331072</text:p>
          </table:table-cell>
          <table:table-cell/>
          <table:table-cell table:formula="of:=[.G276]/[.I276]" office:value-type="float" office:value="2.58403685945421" calcext:value-type="float">
            <text:p>2.5840368595</text:p>
          </table:table-cell>
          <table:table-cell/>
        </table:table-row>
        <table:table-row table:style-name="ro1">
          <table:table-cell office:value-type="float" office:value="149.628" calcext:value-type="float">
            <text:p>149.628</text:p>
          </table:table-cell>
          <table:table-cell office:value-type="float" office:value="174.656" calcext:value-type="float">
            <text:p>174.656</text:p>
          </table:table-cell>
          <table:table-cell office:value-type="float" office:value="294.73" calcext:value-type="float">
            <text:p>294.73</text:p>
          </table:table-cell>
          <table:table-cell office:value-type="float" office:value="143.19" calcext:value-type="float">
            <text:p>143.19</text:p>
          </table:table-cell>
          <table:table-cell office:value-type="float" office:value="1595" calcext:value-type="float">
            <text:p>1595</text:p>
          </table:table-cell>
          <table:table-cell office:value-type="float" office:value="1729" calcext:value-type="float">
            <text:p>1729</text:p>
          </table:table-cell>
          <table:table-cell table:formula="of:=(([.A277]-[.C277])^2 + ([.B277]-[.D277])^2)^0.5" office:value-type="float" office:value="148.474575466644" calcext:value-type="float">
            <text:p>148.4745754666</text:p>
          </table:table-cell>
          <table:table-cell table:formula="of:=[.E277]+[.F277]" office:value-type="float" office:value="3324" calcext:value-type="float">
            <text:p>3324</text:p>
          </table:table-cell>
          <table:table-cell table:formula="of:=SQRT([.H277])" office:value-type="float" office:value="57.6541412215983" calcext:value-type="float">
            <text:p>57.6541412216</text:p>
          </table:table-cell>
          <table:table-cell/>
          <table:table-cell table:formula="of:=[.G277]/[.I277]" office:value-type="float" office:value="2.57526297887206" calcext:value-type="float">
            <text:p>2.5752629789</text:p>
          </table:table-cell>
          <table:table-cell/>
        </table:table-row>
        <table:table-row table:style-name="ro1">
          <table:table-cell office:value-type="float" office:value="150.909" calcext:value-type="float">
            <text:p>150.909</text:p>
          </table:table-cell>
          <table:table-cell office:value-type="float" office:value="176.946" calcext:value-type="float">
            <text:p>176.946</text:p>
          </table:table-cell>
          <table:table-cell office:value-type="float" office:value="295.267" calcext:value-type="float">
            <text:p>295.267</text:p>
          </table:table-cell>
          <table:table-cell office:value-type="float" office:value="145.586" calcext:value-type="float">
            <text:p>145.586</text:p>
          </table:table-cell>
          <table:table-cell office:value-type="float" office:value="1579" calcext:value-type="float">
            <text:p>1579</text:p>
          </table:table-cell>
          <table:table-cell office:value-type="float" office:value="1702" calcext:value-type="float">
            <text:p>1702</text:p>
          </table:table-cell>
          <table:table-cell table:formula="of:=(([.A278]-[.C278])^2 + ([.B278]-[.D278])^2)^0.5" office:value-type="float" office:value="147.725020778472" calcext:value-type="float">
            <text:p>147.7250207785</text:p>
          </table:table-cell>
          <table:table-cell table:formula="of:=[.E278]+[.F278]" office:value-type="float" office:value="3281" calcext:value-type="float">
            <text:p>3281</text:p>
          </table:table-cell>
          <table:table-cell table:formula="of:=SQRT([.H278])" office:value-type="float" office:value="57.2800139664787" calcext:value-type="float">
            <text:p>57.2800139665</text:p>
          </table:table-cell>
          <table:table-cell/>
          <table:table-cell table:formula="of:=[.G278]/[.I278]" office:value-type="float" office:value="2.57899763894826" calcext:value-type="float">
            <text:p>2.5789976389</text:p>
          </table:table-cell>
          <table:table-cell/>
        </table:table-row>
        <table:table-row table:style-name="ro1">
          <table:table-cell office:value-type="float" office:value="152.467" calcext:value-type="float">
            <text:p>152.467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296.076" calcext:value-type="float">
            <text:p>296.076</text:p>
          </table:table-cell>
          <table:table-cell office:value-type="float" office:value="147.832" calcext:value-type="float">
            <text:p>147.832</text:p>
          </table:table-cell>
          <table:table-cell office:value-type="float" office:value="1571" calcext:value-type="float">
            <text:p>1571</text:p>
          </table:table-cell>
          <table:table-cell office:value-type="float" office:value="1682" calcext:value-type="float">
            <text:p>1682</text:p>
          </table:table-cell>
          <table:table-cell table:formula="of:=(([.A279]-[.C279])^2 + ([.B279]-[.D279])^2)^0.5" office:value-type="float" office:value="147.037264790257" calcext:value-type="float">
            <text:p>147.0372647903</text:p>
          </table:table-cell>
          <table:table-cell table:formula="of:=[.E279]+[.F279]" office:value-type="float" office:value="3253" calcext:value-type="float">
            <text:p>3253</text:p>
          </table:table-cell>
          <table:table-cell table:formula="of:=SQRT([.H279])" office:value-type="float" office:value="57.0350769263968" calcext:value-type="float">
            <text:p>57.0350769264</text:p>
          </table:table-cell>
          <table:table-cell/>
          <table:table-cell table:formula="of:=[.G279]/[.I279]" office:value-type="float" office:value="2.57801466595735" calcext:value-type="float">
            <text:p>2.578014666</text:p>
          </table:table-cell>
          <table:table-cell/>
        </table:table-row>
        <table:table-row table:style-name="ro1">
          <table:table-cell office:value-type="float" office:value="154.031" calcext:value-type="float">
            <text:p>154.031</text:p>
          </table:table-cell>
          <table:table-cell office:value-type="float" office:value="181.699" calcext:value-type="float">
            <text:p>181.699</text:p>
          </table:table-cell>
          <table:table-cell office:value-type="float" office:value="297.008" calcext:value-type="float">
            <text:p>297.008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71" calcext:value-type="float">
            <text:p>1571</text:p>
          </table:table-cell>
          <table:table-cell office:value-type="float" office:value="1690" calcext:value-type="float">
            <text:p>1690</text:p>
          </table:table-cell>
          <table:table-cell table:formula="of:=(([.A280]-[.C280])^2 + ([.B280]-[.D280])^2)^0.5" office:value-type="float" office:value="146.401331858696" calcext:value-type="float">
            <text:p>146.4013318587</text:p>
          </table:table-cell>
          <table:table-cell table:formula="of:=[.E280]+[.F280]" office:value-type="float" office:value="3261" calcext:value-type="float">
            <text:p>3261</text:p>
          </table:table-cell>
          <table:table-cell table:formula="of:=SQRT([.H280])" office:value-type="float" office:value="57.1051661410769" calcext:value-type="float">
            <text:p>57.1051661411</text:p>
          </table:table-cell>
          <table:table-cell/>
          <table:table-cell table:formula="of:=[.G280]/[.I280]" office:value-type="float" office:value="2.56371431434093" calcext:value-type="float">
            <text:p>2.5637143143</text:p>
          </table:table-cell>
          <table:table-cell/>
        </table:table-row>
        <table:table-row table:style-name="ro1">
          <table:table-cell office:value-type="float" office:value="155.636" calcext:value-type="float">
            <text:p>155.636</text:p>
          </table:table-cell>
          <table:table-cell office:value-type="float" office:value="184.094" calcext:value-type="float">
            <text:p>184.094</text:p>
          </table:table-cell>
          <table:table-cell office:value-type="float" office:value="297.812" calcext:value-type="float">
            <text:p>297.812</text:p>
          </table:table-cell>
          <table:table-cell office:value-type="float" office:value="152.633" calcext:value-type="float">
            <text:p>152.633</text:p>
          </table:table-cell>
          <table:table-cell office:value-type="float" office:value="1546" calcext:value-type="float">
            <text:p>1546</text:p>
          </table:table-cell>
          <table:table-cell office:value-type="float" office:value="1642" calcext:value-type="float">
            <text:p>1642</text:p>
          </table:table-cell>
          <table:table-cell table:formula="of:=(([.A281]-[.C281])^2 + ([.B281]-[.D281])^2)^0.5" office:value-type="float" office:value="145.615279064389" calcext:value-type="float">
            <text:p>145.6152790644</text:p>
          </table:table-cell>
          <table:table-cell table:formula="of:=[.E281]+[.F281]" office:value-type="float" office:value="3188" calcext:value-type="float">
            <text:p>3188</text:p>
          </table:table-cell>
          <table:table-cell table:formula="of:=SQRT([.H281])" office:value-type="float" office:value="56.4623768539724" calcext:value-type="float">
            <text:p>56.462376854</text:p>
          </table:table-cell>
          <table:table-cell/>
          <table:table-cell table:formula="of:=[.G281]/[.I281]" office:value-type="float" office:value="2.578978909106" calcext:value-type="float">
            <text:p>2.5789789091</text:p>
          </table:table-cell>
          <table:table-cell/>
        </table:table-row>
        <table:table-row table:style-name="ro1">
          <table:table-cell office:value-type="float" office:value="157.449" calcext:value-type="float">
            <text:p>157.449</text:p>
          </table:table-cell>
          <table:table-cell office:value-type="float" office:value="186.227" calcext:value-type="float">
            <text:p>186.227</text:p>
          </table:table-cell>
          <table:table-cell office:value-type="float" office:value="298.75" calcext:value-type="float">
            <text:p>298.75</text:p>
          </table:table-cell>
          <table:table-cell office:value-type="float" office:value="155.183" calcext:value-type="float">
            <text:p>155.183</text:p>
          </table:table-cell>
          <table:table-cell office:value-type="float" office:value="1537" calcext:value-type="float">
            <text:p>1537</text:p>
          </table:table-cell>
          <table:table-cell office:value-type="float" office:value="1653" calcext:value-type="float">
            <text:p>1653</text:p>
          </table:table-cell>
          <table:table-cell table:formula="of:=(([.A282]-[.C282])^2 + ([.B282]-[.D282])^2)^0.5" office:value-type="float" office:value="144.671014847481" calcext:value-type="float">
            <text:p>144.6710148475</text:p>
          </table:table-cell>
          <table:table-cell table:formula="of:=[.E282]+[.F282]" office:value-type="float" office:value="3190" calcext:value-type="float">
            <text:p>3190</text:p>
          </table:table-cell>
          <table:table-cell table:formula="of:=SQRT([.H282])" office:value-type="float" office:value="56.4800849857718" calcext:value-type="float">
            <text:p>56.4800849858</text:p>
          </table:table-cell>
          <table:table-cell/>
          <table:table-cell table:formula="of:=[.G282]/[.I282]" office:value-type="float" office:value="2.56145179108576" calcext:value-type="float">
            <text:p>2.5614517911</text:p>
          </table:table-cell>
          <table:table-cell/>
        </table:table-row>
        <table:table-row table:style-name="ro1">
          <table:table-cell office:value-type="float" office:value="159.168" calcext:value-type="float">
            <text:p>159.168</text:p>
          </table:table-cell>
          <table:table-cell office:value-type="float" office:value="188.257" calcext:value-type="float">
            <text:p>188.257</text:p>
          </table:table-cell>
          <table:table-cell office:value-type="float" office:value="299.723" calcext:value-type="float">
            <text:p>299.723</text:p>
          </table:table-cell>
          <table:table-cell office:value-type="float" office:value="157.515" calcext:value-type="float">
            <text:p>157.515</text:p>
          </table:table-cell>
          <table:table-cell office:value-type="float" office:value="1520" calcext:value-type="float">
            <text:p>1520</text:p>
          </table:table-cell>
          <table:table-cell office:value-type="float" office:value="1630" calcext:value-type="float">
            <text:p>1630</text:p>
          </table:table-cell>
          <table:table-cell table:formula="of:=(([.A283]-[.C283])^2 + ([.B283]-[.D283])^2)^0.5" office:value-type="float" office:value="143.877651457758" calcext:value-type="float">
            <text:p>143.8776514578</text:p>
          </table:table-cell>
          <table:table-cell table:formula="of:=[.E283]+[.F283]" office:value-type="float" office:value="3150" calcext:value-type="float">
            <text:p>3150</text:p>
          </table:table-cell>
          <table:table-cell table:formula="of:=SQRT([.H283])" office:value-type="float" office:value="56.1248608016091" calcext:value-type="float">
            <text:p>56.1248608016</text:p>
          </table:table-cell>
          <table:table-cell/>
          <table:table-cell table:formula="of:=[.G283]/[.I283]" office:value-type="float" office:value="2.56352798746955" calcext:value-type="float">
            <text:p>2.5635279875</text:p>
          </table:table-cell>
          <table:table-cell/>
        </table:table-row>
        <table:table-row table:style-name="ro1">
          <table:table-cell office:value-type="float" office:value="161.033" calcext:value-type="float">
            <text:p>161.033</text:p>
          </table:table-cell>
          <table:table-cell office:value-type="float" office:value="190.695" calcext:value-type="float">
            <text:p>190.695</text:p>
          </table:table-cell>
          <table:table-cell office:value-type="float" office:value="300.994" calcext:value-type="float">
            <text:p>300.994</text:p>
          </table:table-cell>
          <table:table-cell office:value-type="float" office:value="160.167" calcext:value-type="float">
            <text:p>160.167</text:p>
          </table:table-cell>
          <table:table-cell office:value-type="float" office:value="1500" calcext:value-type="float">
            <text:p>1500</text:p>
          </table:table-cell>
          <table:table-cell office:value-type="float" office:value="1620" calcext:value-type="float">
            <text:p>1620</text:p>
          </table:table-cell>
          <table:table-cell table:formula="of:=(([.A284]-[.C284])^2 + ([.B284]-[.D284])^2)^0.5" office:value-type="float" office:value="143.251667721531" calcext:value-type="float">
            <text:p>143.2516677215</text:p>
          </table:table-cell>
          <table:table-cell table:formula="of:=[.E284]+[.F284]" office:value-type="float" office:value="3120" calcext:value-type="float">
            <text:p>3120</text:p>
          </table:table-cell>
          <table:table-cell table:formula="of:=SQRT([.H284])" office:value-type="float" office:value="55.8569601750758" calcext:value-type="float">
            <text:p>55.8569601751</text:p>
          </table:table-cell>
          <table:table-cell/>
          <table:table-cell table:formula="of:=[.G284]/[.I284]" office:value-type="float" office:value="2.56461624965858" calcext:value-type="float">
            <text:p>2.5646162497</text:p>
          </table:table-cell>
          <table:table-cell/>
        </table:table-row>
        <table:table-row table:style-name="ro1">
          <table:table-cell office:value-type="float" office:value="162.423" calcext:value-type="float">
            <text:p>162.423</text:p>
          </table:table-cell>
          <table:table-cell office:value-type="float" office:value="192.762" calcext:value-type="float">
            <text:p>192.762</text:p>
          </table:table-cell>
          <table:table-cell office:value-type="float" office:value="301.393" calcext:value-type="float">
            <text:p>301.393</text:p>
          </table:table-cell>
          <table:table-cell office:value-type="float" office:value="162.403" calcext:value-type="float">
            <text:p>162.403</text:p>
          </table:table-cell>
          <table:table-cell office:value-type="float" office:value="1487" calcext:value-type="float">
            <text:p>1487</text:p>
          </table:table-cell>
          <table:table-cell office:value-type="float" office:value="1602" calcext:value-type="float">
            <text:p>1602</text:p>
          </table:table-cell>
          <table:table-cell table:formula="of:=(([.A285]-[.C285])^2 + ([.B285]-[.D285])^2)^0.5" office:value-type="float" office:value="142.247424514471" calcext:value-type="float">
            <text:p>142.2474245145</text:p>
          </table:table-cell>
          <table:table-cell table:formula="of:=[.E285]+[.F285]" office:value-type="float" office:value="3089" calcext:value-type="float">
            <text:p>3089</text:p>
          </table:table-cell>
          <table:table-cell table:formula="of:=SQRT([.H285])" office:value-type="float" office:value="55.578772926361" calcext:value-type="float">
            <text:p>55.5787729264</text:p>
          </table:table-cell>
          <table:table-cell/>
          <table:table-cell table:formula="of:=[.G285]/[.I285]" office:value-type="float" office:value="2.55938404223031" calcext:value-type="float">
            <text:p>2.5593840422</text:p>
          </table:table-cell>
          <table:table-cell/>
        </table:table-row>
        <table:table-row table:style-name="ro1">
          <table:table-cell office:value-type="float" office:value="163.972" calcext:value-type="float">
            <text:p>163.972</text:p>
          </table:table-cell>
          <table:table-cell office:value-type="float" office:value="195.528" calcext:value-type="float">
            <text:p>195.528</text:p>
          </table:table-cell>
          <table:table-cell office:value-type="float" office:value="302.14" calcext:value-type="float">
            <text:p>302.14</text:p>
          </table:table-cell>
          <table:table-cell office:value-type="float" office:value="164.885" calcext:value-type="float">
            <text:p>164.885</text:p>
          </table:table-cell>
          <table:table-cell office:value-type="float" office:value="1478" calcext:value-type="float">
            <text:p>1478</text:p>
          </table:table-cell>
          <table:table-cell office:value-type="float" office:value="1589" calcext:value-type="float">
            <text:p>1589</text:p>
          </table:table-cell>
          <table:table-cell table:formula="of:=(([.A286]-[.C286])^2 + ([.B286]-[.D286])^2)^0.5" office:value-type="float" office:value="141.525226277862" calcext:value-type="float">
            <text:p>141.5252262779</text:p>
          </table:table-cell>
          <table:table-cell table:formula="of:=[.E286]+[.F286]" office:value-type="float" office:value="3067" calcext:value-type="float">
            <text:p>3067</text:p>
          </table:table-cell>
          <table:table-cell table:formula="of:=SQRT([.H286])" office:value-type="float" office:value="55.3805019840016" calcext:value-type="float">
            <text:p>55.380501984</text:p>
          </table:table-cell>
          <table:table-cell/>
          <table:table-cell table:formula="of:=[.G286]/[.I286]" office:value-type="float" office:value="2.55550638234998" calcext:value-type="float">
            <text:p>2.5555063823</text:p>
          </table:table-cell>
          <table:table-cell/>
        </table:table-row>
        <table:table-row table:style-name="ro1">
          <table:table-cell office:value-type="float" office:value="165.36" calcext:value-type="float">
            <text:p>165.36</text:p>
          </table:table-cell>
          <table:table-cell office:value-type="float" office:value="197.615" calcext:value-type="float">
            <text:p>197.615</text:p>
          </table:table-cell>
          <table:table-cell office:value-type="float" office:value="302.871" calcext:value-type="float">
            <text:p>302.871</text:p>
          </table:table-cell>
          <table:table-cell office:value-type="float" office:value="167.435" calcext:value-type="float">
            <text:p>167.435</text:p>
          </table:table-cell>
          <table:table-cell office:value-type="float" office:value="1469" calcext:value-type="float">
            <text:p>1469</text:p>
          </table:table-cell>
          <table:table-cell office:value-type="float" office:value="1581" calcext:value-type="float">
            <text:p>1581</text:p>
          </table:table-cell>
          <table:table-cell table:formula="of:=(([.A287]-[.C287])^2 + ([.B287]-[.D287])^2)^0.5" office:value-type="float" office:value="140.783903628931" calcext:value-type="float">
            <text:p>140.7839036289</text:p>
          </table:table-cell>
          <table:table-cell table:formula="of:=[.E287]+[.F287]" office:value-type="float" office:value="3050" calcext:value-type="float">
            <text:p>3050</text:p>
          </table:table-cell>
          <table:table-cell table:formula="of:=SQRT([.H287])" office:value-type="float" office:value="55.2268050859363" calcext:value-type="float">
            <text:p>55.2268050859</text:p>
          </table:table-cell>
          <table:table-cell/>
          <table:table-cell table:formula="of:=[.G287]/[.I287]" office:value-type="float" office:value="2.54919514916465" calcext:value-type="float">
            <text:p>2.5491951492</text:p>
          </table:table-cell>
          <table:table-cell/>
        </table:table-row>
        <table:table-row table:style-name="ro1">
          <table:table-cell office:value-type="float" office:value="166.924" calcext:value-type="float">
            <text:p>166.924</text:p>
          </table:table-cell>
          <table:table-cell office:value-type="float" office:value="199.754" calcext:value-type="float">
            <text:p>199.754</text:p>
          </table:table-cell>
          <table:table-cell office:value-type="float" office:value="303.417" calcext:value-type="float">
            <text:p>303.417</text:p>
          </table:table-cell>
          <table:table-cell office:value-type="float" office:value="169.895" calcext:value-type="float">
            <text:p>169.895</text:p>
          </table:table-cell>
          <table:table-cell office:value-type="float" office:value="1453" calcext:value-type="float">
            <text:p>1453</text:p>
          </table:table-cell>
          <table:table-cell office:value-type="float" office:value="1549" calcext:value-type="float">
            <text:p>1549</text:p>
          </table:table-cell>
          <table:table-cell table:formula="of:=(([.A288]-[.C288])^2 + ([.B288]-[.D288])^2)^0.5" office:value-type="float" office:value="139.720789183285" calcext:value-type="float">
            <text:p>139.7207891833</text:p>
          </table:table-cell>
          <table:table-cell table:formula="of:=[.E288]+[.F288]" office:value-type="float" office:value="3002" calcext:value-type="float">
            <text:p>3002</text:p>
          </table:table-cell>
          <table:table-cell table:formula="of:=SQRT([.H288])" office:value-type="float" office:value="54.7905101272109" calcext:value-type="float">
            <text:p>54.7905101272</text:p>
          </table:table-cell>
          <table:table-cell/>
          <table:table-cell table:formula="of:=[.G288]/[.I288]" office:value-type="float" office:value="2.55009104421342" calcext:value-type="float">
            <text:p>2.5500910442</text:p>
          </table:table-cell>
          <table:table-cell/>
        </table:table-row>
        <table:table-row table:style-name="ro1">
          <table:table-cell office:value-type="float" office:value="168.296" calcext:value-type="float">
            <text:p>168.296</text:p>
          </table:table-cell>
          <table:table-cell office:value-type="float" office:value="202.137" calcext:value-type="float">
            <text:p>202.137</text:p>
          </table:table-cell>
          <table:table-cell office:value-type="float" office:value="304.098" calcext:value-type="float">
            <text:p>304.098</text:p>
          </table:table-cell>
          <table:table-cell office:value-type="float" office:value="172.379" calcext:value-type="float">
            <text:p>172.379</text:p>
          </table:table-cell>
          <table:table-cell office:value-type="float" office:value="1438" calcext:value-type="float">
            <text:p>1438</text:p>
          </table:table-cell>
          <table:table-cell office:value-type="float" office:value="1553" calcext:value-type="float">
            <text:p>1553</text:p>
          </table:table-cell>
          <table:table-cell table:formula="of:=(([.A289]-[.C289])^2 + ([.B289]-[.D289])^2)^0.5" office:value-type="float" office:value="139.024176918981" calcext:value-type="float">
            <text:p>139.024176919</text:p>
          </table:table-cell>
          <table:table-cell table:formula="of:=[.E289]+[.F289]" office:value-type="float" office:value="2991" calcext:value-type="float">
            <text:p>2991</text:p>
          </table:table-cell>
          <table:table-cell table:formula="of:=SQRT([.H289])" office:value-type="float" office:value="54.6900356555013" calcext:value-type="float">
            <text:p>54.6900356555</text:p>
          </table:table-cell>
          <table:table-cell/>
          <table:table-cell table:formula="of:=[.G289]/[.I289]" office:value-type="float" office:value="2.54203851309788" calcext:value-type="float">
            <text:p>2.5420385131</text:p>
          </table:table-cell>
          <table:table-cell/>
        </table:table-row>
        <table:table-row table:style-name="ro1">
          <table:table-cell office:value-type="float" office:value="169.79" calcext:value-type="float">
            <text:p>169.79</text:p>
          </table:table-cell>
          <table:table-cell office:value-type="float" office:value="204.625" calcext:value-type="float">
            <text:p>204.625</text:p>
          </table:table-cell>
          <table:table-cell office:value-type="float" office:value="304.721" calcext:value-type="float">
            <text:p>304.721</text:p>
          </table:table-cell>
          <table:table-cell office:value-type="float" office:value="174.949" calcext:value-type="float">
            <text:p>174.949</text:p>
          </table:table-cell>
          <table:table-cell office:value-type="float" office:value="1423" calcext:value-type="float">
            <text:p>1423</text:p>
          </table:table-cell>
          <table:table-cell office:value-type="float" office:value="1517" calcext:value-type="float">
            <text:p>1517</text:p>
          </table:table-cell>
          <table:table-cell table:formula="of:=(([.A290]-[.C290])^2 + ([.B290]-[.D290])^2)^0.5" office:value-type="float" office:value="138.155853068193" calcext:value-type="float">
            <text:p>138.1558530682</text:p>
          </table:table-cell>
          <table:table-cell table:formula="of:=[.E290]+[.F290]" office:value-type="float" office:value="2940" calcext:value-type="float">
            <text:p>2940</text:p>
          </table:table-cell>
          <table:table-cell table:formula="of:=SQRT([.H290])" office:value-type="float" office:value="54.2217668469038" calcext:value-type="float">
            <text:p>54.2217668469</text:p>
          </table:table-cell>
          <table:table-cell/>
          <table:table-cell table:formula="of:=[.G290]/[.I290]" office:value-type="float" office:value="2.54797770530566" calcext:value-type="float">
            <text:p>2.5479777053</text:p>
          </table:table-cell>
          <table:table-cell/>
        </table:table-row>
        <table:table-row table:style-name="ro1">
          <table:table-cell office:value-type="float" office:value="171.188" calcext:value-type="float">
            <text:p>171.188</text:p>
          </table:table-cell>
          <table:table-cell office:value-type="float" office:value="207.094" calcext:value-type="float">
            <text:p>207.094</text:p>
          </table:table-cell>
          <table:table-cell office:value-type="float" office:value="305.36" calcext:value-type="float">
            <text:p>305.36</text:p>
          </table:table-cell>
          <table:table-cell office:value-type="float" office:value="177.419" calcext:value-type="float">
            <text:p>177.419</text:p>
          </table:table-cell>
          <table:table-cell office:value-type="float" office:value="1422" calcext:value-type="float">
            <text:p>1422</text:p>
          </table:table-cell>
          <table:table-cell office:value-type="float" office:value="1535" calcext:value-type="float">
            <text:p>1535</text:p>
          </table:table-cell>
          <table:table-cell table:formula="of:=(([.A291]-[.C291])^2 + ([.B291]-[.D291])^2)^0.5" office:value-type="float" office:value="137.414450510127" calcext:value-type="float">
            <text:p>137.4144505101</text:p>
          </table:table-cell>
          <table:table-cell table:formula="of:=[.E291]+[.F291]" office:value-type="float" office:value="2957" calcext:value-type="float">
            <text:p>2957</text:p>
          </table:table-cell>
          <table:table-cell table:formula="of:=SQRT([.H291])" office:value-type="float" office:value="54.3783044972901" calcext:value-type="float">
            <text:p>54.3783044973</text:p>
          </table:table-cell>
          <table:table-cell/>
          <table:table-cell table:formula="of:=[.G291]/[.I291]" office:value-type="float" office:value="2.52700873593759" calcext:value-type="float">
            <text:p>2.5270087359</text:p>
          </table:table-cell>
          <table:table-cell/>
        </table:table-row>
        <table:table-row table:style-name="ro1">
          <table:table-cell office:value-type="float" office:value="172.668" calcext:value-type="float">
            <text:p>172.668</text:p>
          </table:table-cell>
          <table:table-cell office:value-type="float" office:value="209.3" calcext:value-type="float">
            <text:p>209.3</text:p>
          </table:table-cell>
          <table:table-cell office:value-type="float" office:value="306.204" calcext:value-type="float">
            <text:p>306.204</text:p>
          </table:table-cell>
          <table:table-cell office:value-type="float" office:value="180.075" calcext:value-type="float">
            <text:p>180.075</text:p>
          </table:table-cell>
          <table:table-cell office:value-type="float" office:value="1405" calcext:value-type="float">
            <text:p>1405</text:p>
          </table:table-cell>
          <table:table-cell office:value-type="float" office:value="1504" calcext:value-type="float">
            <text:p>1504</text:p>
          </table:table-cell>
          <table:table-cell table:formula="of:=(([.A292]-[.C292])^2 + ([.B292]-[.D292])^2)^0.5" office:value-type="float" office:value="136.696612690293" calcext:value-type="float">
            <text:p>136.6966126903</text:p>
          </table:table-cell>
          <table:table-cell table:formula="of:=[.E292]+[.F292]" office:value-type="float" office:value="2909" calcext:value-type="float">
            <text:p>2909</text:p>
          </table:table-cell>
          <table:table-cell table:formula="of:=SQRT([.H292])" office:value-type="float" office:value="53.9351462406472" calcext:value-type="float">
            <text:p>53.9351462406</text:p>
          </table:table-cell>
          <table:table-cell/>
          <table:table-cell table:formula="of:=[.G292]/[.I292]" office:value-type="float" office:value="2.53446263185014" calcext:value-type="float">
            <text:p>2.5344626319</text:p>
          </table:table-cell>
          <table:table-cell/>
        </table:table-row>
        <table:table-row table:style-name="ro1">
          <table:table-cell office:value-type="float" office:value="173.881" calcext:value-type="float">
            <text:p>173.881</text:p>
          </table:table-cell>
          <table:table-cell office:value-type="float" office:value="211.626" calcext:value-type="float">
            <text:p>211.626</text:p>
          </table:table-cell>
          <table:table-cell office:value-type="float" office:value="306.407" calcext:value-type="float">
            <text:p>306.407</text:p>
          </table:table-cell>
          <table:table-cell office:value-type="float" office:value="182.353" calcext:value-type="float">
            <text:p>182.353</text:p>
          </table:table-cell>
          <table:table-cell office:value-type="float" office:value="1384" calcext:value-type="float">
            <text:p>1384</text:p>
          </table:table-cell>
          <table:table-cell office:value-type="float" office:value="1495" calcext:value-type="float">
            <text:p>1495</text:p>
          </table:table-cell>
          <table:table-cell table:formula="of:=(([.A293]-[.C293])^2 + ([.B293]-[.D293])^2)^0.5" office:value-type="float" office:value="135.720481892012" calcext:value-type="float">
            <text:p>135.720481892</text:p>
          </table:table-cell>
          <table:table-cell table:formula="of:=[.E293]+[.F293]" office:value-type="float" office:value="2879" calcext:value-type="float">
            <text:p>2879</text:p>
          </table:table-cell>
          <table:table-cell table:formula="of:=SQRT([.H293])" office:value-type="float" office:value="53.6563137011853" calcext:value-type="float">
            <text:p>53.6563137012</text:p>
          </table:table-cell>
          <table:table-cell/>
          <table:table-cell table:formula="of:=[.G293]/[.I293]" office:value-type="float" office:value="2.52944103927539" calcext:value-type="float">
            <text:p>2.5294410393</text:p>
          </table:table-cell>
          <table:table-cell/>
        </table:table-row>
        <table:table-row table:style-name="ro1">
          <table:table-cell office:value-type="float" office:value="175.479" calcext:value-type="float">
            <text:p>175.479</text:p>
          </table:table-cell>
          <table:table-cell office:value-type="float" office:value="213.69" calcext:value-type="float">
            <text:p>213.69</text:p>
          </table:table-cell>
          <table:table-cell office:value-type="float" office:value="306.913" calcext:value-type="float">
            <text:p>306.913</text:p>
          </table:table-cell>
          <table:table-cell office:value-type="float" office:value="184.831" calcext:value-type="float">
            <text:p>184.831</text:p>
          </table:table-cell>
          <table:table-cell office:value-type="float" office:value="1373" calcext:value-type="float">
            <text:p>1373</text:p>
          </table:table-cell>
          <table:table-cell office:value-type="float" office:value="1459" calcext:value-type="float">
            <text:p>1459</text:p>
          </table:table-cell>
          <table:table-cell table:formula="of:=(([.A294]-[.C294])^2 + ([.B294]-[.D294])^2)^0.5" office:value-type="float" office:value="134.564996328912" calcext:value-type="float">
            <text:p>134.5649963289</text:p>
          </table:table-cell>
          <table:table-cell table:formula="of:=[.E294]+[.F294]" office:value-type="float" office:value="2832" calcext:value-type="float">
            <text:p>2832</text:p>
          </table:table-cell>
          <table:table-cell table:formula="of:=SQRT([.H294])" office:value-type="float" office:value="53.2165387826003" calcext:value-type="float">
            <text:p>53.2165387826</text:p>
          </table:table-cell>
          <table:table-cell/>
          <table:table-cell table:formula="of:=[.G294]/[.I294]" office:value-type="float" office:value="2.52863112497104" calcext:value-type="float">
            <text:p>2.528631125</text:p>
          </table:table-cell>
          <table:table-cell/>
        </table:table-row>
        <table:table-row table:style-name="ro1">
          <table:table-cell office:value-type="float" office:value="176.491" calcext:value-type="float">
            <text:p>176.491</text:p>
          </table:table-cell>
          <table:table-cell office:value-type="float" office:value="216.511" calcext:value-type="float">
            <text:p>216.511</text:p>
          </table:table-cell>
          <table:table-cell office:value-type="float" office:value="307.574" calcext:value-type="float">
            <text:p>307.574</text:p>
          </table:table-cell>
          <table:table-cell office:value-type="float" office:value="187.135" calcext:value-type="float">
            <text:p>187.135</text:p>
          </table:table-cell>
          <table:table-cell office:value-type="float" office:value="1368" calcext:value-type="float">
            <text:p>1368</text:p>
          </table:table-cell>
          <table:table-cell office:value-type="float" office:value="1454" calcext:value-type="float">
            <text:p>1454</text:p>
          </table:table-cell>
          <table:table-cell table:formula="of:=(([.A295]-[.C295])^2 + ([.B295]-[.D295])^2)^0.5" office:value-type="float" office:value="134.334292959765" calcext:value-type="float">
            <text:p>134.3342929598</text:p>
          </table:table-cell>
          <table:table-cell table:formula="of:=[.E295]+[.F295]" office:value-type="float" office:value="2822" calcext:value-type="float">
            <text:p>2822</text:p>
          </table:table-cell>
          <table:table-cell table:formula="of:=SQRT([.H295])" office:value-type="float" office:value="53.1224999411737" calcext:value-type="float">
            <text:p>53.1224999412</text:p>
          </table:table-cell>
          <table:table-cell/>
          <table:table-cell table:formula="of:=[.G295]/[.I295]" office:value-type="float" office:value="2.5287645180201" calcext:value-type="float">
            <text:p>2.528764518</text:p>
          </table:table-cell>
          <table:table-cell/>
        </table:table-row>
        <table:table-row table:style-name="ro1">
          <table:table-cell office:value-type="float" office:value="177.994" calcext:value-type="float">
            <text:p>177.994</text:p>
          </table:table-cell>
          <table:table-cell office:value-type="float" office:value="218.501" calcext:value-type="float">
            <text:p>218.501</text:p>
          </table:table-cell>
          <table:table-cell office:value-type="float" office:value="308.24" calcext:value-type="float">
            <text:p>308.24</text:p>
          </table:table-cell>
          <table:table-cell office:value-type="float" office:value="189.685" calcext:value-type="float">
            <text:p>189.685</text:p>
          </table:table-cell>
          <table:table-cell office:value-type="float" office:value="1355" calcext:value-type="float">
            <text:p>1355</text:p>
          </table:table-cell>
          <table:table-cell office:value-type="float" office:value="1449" calcext:value-type="float">
            <text:p>1449</text:p>
          </table:table-cell>
          <table:table-cell table:formula="of:=(([.A296]-[.C296])^2 + ([.B296]-[.D296])^2)^0.5" office:value-type="float" office:value="133.395586028924" calcext:value-type="float">
            <text:p>133.3955860289</text:p>
          </table:table-cell>
          <table:table-cell table:formula="of:=[.E296]+[.F296]" office:value-type="float" office:value="2804" calcext:value-type="float">
            <text:p>2804</text:p>
          </table:table-cell>
          <table:table-cell table:formula="of:=SQRT([.H296])" office:value-type="float" office:value="52.9528091794949" calcext:value-type="float">
            <text:p>52.9528091795</text:p>
          </table:table-cell>
          <table:table-cell/>
          <table:table-cell table:formula="of:=[.G296]/[.I296]" office:value-type="float" office:value="2.51914087459932" calcext:value-type="float">
            <text:p>2.5191408746</text:p>
          </table:table-cell>
          <table:table-cell/>
        </table:table-row>
        <table:table-row table:style-name="ro1">
          <table:table-cell office:value-type="float" office:value="179.382" calcext:value-type="float">
            <text:p>179.382</text:p>
          </table:table-cell>
          <table:table-cell office:value-type="float" office:value="220.645" calcext:value-type="float">
            <text:p>220.645</text:p>
          </table:table-cell>
          <table:table-cell office:value-type="float" office:value="308.81" calcext:value-type="float">
            <text:p>308.81</text:p>
          </table:table-cell>
          <table:table-cell office:value-type="float" office:value="192.075" calcext:value-type="float">
            <text:p>192.075</text:p>
          </table:table-cell>
          <table:table-cell office:value-type="float" office:value="1353" calcext:value-type="float">
            <text:p>1353</text:p>
          </table:table-cell>
          <table:table-cell office:value-type="float" office:value="1424" calcext:value-type="float">
            <text:p>1424</text:p>
          </table:table-cell>
          <table:table-cell table:formula="of:=(([.A297]-[.C297])^2 + ([.B297]-[.D297])^2)^0.5" office:value-type="float" office:value="132.54377421818" calcext:value-type="float">
            <text:p>132.5437742182</text:p>
          </table:table-cell>
          <table:table-cell table:formula="of:=[.E297]+[.F297]" office:value-type="float" office:value="2777" calcext:value-type="float">
            <text:p>2777</text:p>
          </table:table-cell>
          <table:table-cell table:formula="of:=SQRT([.H297])" office:value-type="float" office:value="52.6972485050216" calcext:value-type="float">
            <text:p>52.697248505</text:p>
          </table:table-cell>
          <table:table-cell/>
          <table:table-cell table:formula="of:=[.G297]/[.I297]" office:value-type="float" office:value="2.51519344896252" calcext:value-type="float">
            <text:p>2.515193449</text:p>
          </table:table-cell>
          <table:table-cell/>
        </table:table-row>
        <table:table-row table:style-name="ro1">
          <table:table-cell office:value-type="float" office:value="180.746" calcext:value-type="float">
            <text:p>180.746</text:p>
          </table:table-cell>
          <table:table-cell office:value-type="float" office:value="222.724" calcext:value-type="float">
            <text:p>222.724</text:p>
          </table:table-cell>
          <table:table-cell office:value-type="float" office:value="309.539" calcext:value-type="float">
            <text:p>309.539</text:p>
          </table:table-cell>
          <table:table-cell office:value-type="float" office:value="194.584" calcext:value-type="float">
            <text:p>194.584</text:p>
          </table:table-cell>
          <table:table-cell office:value-type="float" office:value="1343" calcext:value-type="float">
            <text:p>1343</text:p>
          </table:table-cell>
          <table:table-cell office:value-type="float" office:value="1415" calcext:value-type="float">
            <text:p>1415</text:p>
          </table:table-cell>
          <table:table-cell table:formula="of:=(([.A298]-[.C298])^2 + ([.B298]-[.D298])^2)^0.5" office:value-type="float" office:value="131.831318164539" calcext:value-type="float">
            <text:p>131.8313181645</text:p>
          </table:table-cell>
          <table:table-cell table:formula="of:=[.E298]+[.F298]" office:value-type="float" office:value="2758" calcext:value-type="float">
            <text:p>2758</text:p>
          </table:table-cell>
          <table:table-cell table:formula="of:=SQRT([.H298])" office:value-type="float" office:value="52.5166640220035" calcext:value-type="float">
            <text:p>52.516664022</text:p>
          </table:table-cell>
          <table:table-cell/>
          <table:table-cell table:formula="of:=[.G298]/[.I298]" office:value-type="float" office:value="2.51027594040064" calcext:value-type="float">
            <text:p>2.5102759404</text:p>
          </table:table-cell>
          <table:table-cell/>
        </table:table-row>
        <table:table-row table:style-name="ro1">
          <table:table-cell office:value-type="float" office:value="182.249" calcext:value-type="float">
            <text:p>182.249</text:p>
          </table:table-cell>
          <table:table-cell office:value-type="float" office:value="224.98" calcext:value-type="float">
            <text:p>224.98</text:p>
          </table:table-cell>
          <table:table-cell office:value-type="float" office:value="310.196" calcext:value-type="float">
            <text:p>310.196</text:p>
          </table:table-cell>
          <table:table-cell office:value-type="float" office:value="196.92" calcext:value-type="float">
            <text:p>196.92</text:p>
          </table:table-cell>
          <table:table-cell office:value-type="float" office:value="1320" calcext:value-type="float">
            <text:p>1320</text:p>
          </table:table-cell>
          <table:table-cell office:value-type="float" office:value="1406" calcext:value-type="float">
            <text:p>1406</text:p>
          </table:table-cell>
          <table:table-cell table:formula="of:=(([.A299]-[.C299])^2 + ([.B299]-[.D299])^2)^0.5" office:value-type="float" office:value="130.987779617031" calcext:value-type="float">
            <text:p>130.987779617</text:p>
          </table:table-cell>
          <table:table-cell table:formula="of:=[.E299]+[.F299]" office:value-type="float" office:value="2726" calcext:value-type="float">
            <text:p>2726</text:p>
          </table:table-cell>
          <table:table-cell table:formula="of:=SQRT([.H299])" office:value-type="float" office:value="52.2111099288265" calcext:value-type="float">
            <text:p>52.2111099288</text:p>
          </table:table-cell>
          <table:table-cell/>
          <table:table-cell table:formula="of:=[.G299]/[.I299]" office:value-type="float" office:value="2.50881047722587" calcext:value-type="float">
            <text:p>2.5088104772</text:p>
          </table:table-cell>
          <table:table-cell/>
        </table:table-row>
        <table:table-row table:style-name="ro1">
          <table:table-cell office:value-type="float" office:value="183.666" calcext:value-type="float">
            <text:p>183.666</text:p>
          </table:table-cell>
          <table:table-cell office:value-type="float" office:value="226.979" calcext:value-type="float">
            <text:p>226.979</text:p>
          </table:table-cell>
          <table:table-cell office:value-type="float" office:value="311.104" calcext:value-type="float">
            <text:p>311.104</text:p>
          </table:table-cell>
          <table:table-cell office:value-type="float" office:value="199.211" calcext:value-type="float">
            <text:p>199.211</text:p>
          </table:table-cell>
          <table:table-cell office:value-type="float" office:value="1304" calcext:value-type="float">
            <text:p>1304</text:p>
          </table:table-cell>
          <table:table-cell office:value-type="float" office:value="1391" calcext:value-type="float">
            <text:p>1391</text:p>
          </table:table-cell>
          <table:table-cell table:formula="of:=(([.A300]-[.C300])^2 + ([.B300]-[.D300])^2)^0.5" office:value-type="float" office:value="130.428162863701" calcext:value-type="float">
            <text:p>130.4281628637</text:p>
          </table:table-cell>
          <table:table-cell table:formula="of:=[.E300]+[.F300]" office:value-type="float" office:value="2695" calcext:value-type="float">
            <text:p>2695</text:p>
          </table:table-cell>
          <table:table-cell table:formula="of:=SQRT([.H300])" office:value-type="float" office:value="51.9133894096696" calcext:value-type="float">
            <text:p>51.9133894097</text:p>
          </table:table-cell>
          <table:table-cell/>
          <table:table-cell table:formula="of:=[.G300]/[.I300]" office:value-type="float" office:value="2.51241855611544" calcext:value-type="float">
            <text:p>2.5124185561</text:p>
          </table:table-cell>
          <table:table-cell/>
        </table:table-row>
        <table:table-row table:style-name="ro1">
          <table:table-cell office:value-type="float" office:value="185.091" calcext:value-type="float">
            <text:p>185.091</text:p>
          </table:table-cell>
          <table:table-cell office:value-type="float" office:value="229.063" calcext:value-type="float">
            <text:p>229.063</text:p>
          </table:table-cell>
          <table:table-cell office:value-type="float" office:value="311.799" calcext:value-type="float">
            <text:p>311.799</text:p>
          </table:table-cell>
          <table:table-cell office:value-type="float" office:value="201.55" calcext:value-type="float">
            <text:p>201.55</text:p>
          </table:table-cell>
          <table:table-cell office:value-type="float" office:value="1312" calcext:value-type="float">
            <text:p>1312</text:p>
          </table:table-cell>
          <table:table-cell office:value-type="float" office:value="1380" calcext:value-type="float">
            <text:p>1380</text:p>
          </table:table-cell>
          <table:table-cell table:formula="of:=(([.A301]-[.C301])^2 + ([.B301]-[.D301])^2)^0.5" office:value-type="float" office:value="129.660643346391" calcext:value-type="float">
            <text:p>129.6606433464</text:p>
          </table:table-cell>
          <table:table-cell table:formula="of:=[.E301]+[.F301]" office:value-type="float" office:value="2692" calcext:value-type="float">
            <text:p>2692</text:p>
          </table:table-cell>
          <table:table-cell table:formula="of:=SQRT([.H301])" office:value-type="float" office:value="51.8844870842914" calcext:value-type="float">
            <text:p>51.8844870843</text:p>
          </table:table-cell>
          <table:table-cell/>
          <table:table-cell table:formula="of:=[.G301]/[.I301]" office:value-type="float" office:value="2.4990252507603" calcext:value-type="float">
            <text:p>2.4990252508</text:p>
          </table:table-cell>
          <table:table-cell/>
        </table:table-row>
        <table:table-row table:style-name="ro1">
          <table:table-cell office:value-type="float" office:value="186.656" calcext:value-type="float">
            <text:p>186.656</text:p>
          </table:table-cell>
          <table:table-cell office:value-type="float" office:value="230.555" calcext:value-type="float">
            <text:p>230.555</text:p>
          </table:table-cell>
          <table:table-cell office:value-type="float" office:value="312.96" calcext:value-type="float">
            <text:p>312.96</text:p>
          </table:table-cell>
          <table:table-cell office:value-type="float" office:value="203.91" calcext:value-type="float">
            <text:p>203.91</text:p>
          </table:table-cell>
          <table:table-cell office:value-type="float" office:value="1293" calcext:value-type="float">
            <text:p>1293</text:p>
          </table:table-cell>
          <table:table-cell office:value-type="float" office:value="1382" calcext:value-type="float">
            <text:p>1382</text:p>
          </table:table-cell>
          <table:table-cell table:formula="of:=(([.A302]-[.C302])^2 + ([.B302]-[.D302])^2)^0.5" office:value-type="float" office:value="129.083912401972" calcext:value-type="float">
            <text:p>129.083912402</text:p>
          </table:table-cell>
          <table:table-cell table:formula="of:=[.E302]+[.F302]" office:value-type="float" office:value="2675" calcext:value-type="float">
            <text:p>2675</text:p>
          </table:table-cell>
          <table:table-cell table:formula="of:=SQRT([.H302])" office:value-type="float" office:value="51.720402163943" calcext:value-type="float">
            <text:p>51.7204021639</text:p>
          </table:table-cell>
          <table:table-cell/>
          <table:table-cell table:formula="of:=[.G302]/[.I302]" office:value-type="float" office:value="2.49580256535521" calcext:value-type="float">
            <text:p>2.4958025654</text:p>
          </table:table-cell>
          <table:table-cell/>
        </table:table-row>
        <table:table-row table:style-name="ro1">
          <table:table-cell office:value-type="float" office:value="187.981" calcext:value-type="float">
            <text:p>187.981</text:p>
          </table:table-cell>
          <table:table-cell office:value-type="float" office:value="232.673" calcext:value-type="float">
            <text:p>232.673</text:p>
          </table:table-cell>
          <table:table-cell office:value-type="float" office:value="313.694" calcext:value-type="float">
            <text:p>313.694</text:p>
          </table:table-cell>
          <table:table-cell office:value-type="float" office:value="206.142" calcext:value-type="float">
            <text:p>206.142</text:p>
          </table:table-cell>
          <table:table-cell office:value-type="float" office:value="1284" calcext:value-type="float">
            <text:p>1284</text:p>
          </table:table-cell>
          <table:table-cell office:value-type="float" office:value="1358" calcext:value-type="float">
            <text:p>1358</text:p>
          </table:table-cell>
          <table:table-cell table:formula="of:=(([.A303]-[.C303])^2 + ([.B303]-[.D303])^2)^0.5" office:value-type="float" office:value="128.482108987983" calcext:value-type="float">
            <text:p>128.482108988</text:p>
          </table:table-cell>
          <table:table-cell table:formula="of:=[.E303]+[.F303]" office:value-type="float" office:value="2642" calcext:value-type="float">
            <text:p>2642</text:p>
          </table:table-cell>
          <table:table-cell table:formula="of:=SQRT([.H303])" office:value-type="float" office:value="51.4003891035856" calcext:value-type="float">
            <text:p>51.4003891036</text:p>
          </table:table-cell>
          <table:table-cell/>
          <table:table-cell table:formula="of:=[.G303]/[.I303]" office:value-type="float" office:value="2.49963300334278" calcext:value-type="float">
            <text:p>2.4996330033</text:p>
          </table:table-cell>
          <table:table-cell/>
        </table:table-row>
        <table:table-row table:style-name="ro1">
          <table:table-cell office:value-type="float" office:value="189.495" calcext:value-type="float">
            <text:p>189.495</text:p>
          </table:table-cell>
          <table:table-cell office:value-type="float" office:value="234.536" calcext:value-type="float">
            <text:p>234.536</text:p>
          </table:table-cell>
          <table:table-cell office:value-type="float" office:value="314.604" calcext:value-type="float">
            <text:p>314.604</text:p>
          </table:table-cell>
          <table:table-cell office:value-type="float" office:value="208.489" calcext:value-type="float">
            <text:p>208.489</text:p>
          </table:table-cell>
          <table:table-cell office:value-type="float" office:value="1275" calcext:value-type="float">
            <text:p>1275</text:p>
          </table:table-cell>
          <table:table-cell office:value-type="float" office:value="1332" calcext:value-type="float">
            <text:p>1332</text:p>
          </table:table-cell>
          <table:table-cell table:formula="of:=(([.A304]-[.C304])^2 + ([.B304]-[.D304])^2)^0.5" office:value-type="float" office:value="127.791658921856" calcext:value-type="float">
            <text:p>127.7916589219</text:p>
          </table:table-cell>
          <table:table-cell table:formula="of:=[.E304]+[.F304]" office:value-type="float" office:value="2607" calcext:value-type="float">
            <text:p>2607</text:p>
          </table:table-cell>
          <table:table-cell table:formula="of:=SQRT([.H304])" office:value-type="float" office:value="51.058789644879" calcext:value-type="float">
            <text:p>51.0587896449</text:p>
          </table:table-cell>
          <table:table-cell/>
          <table:table-cell table:formula="of:=[.G304]/[.I304]" office:value-type="float" office:value="2.50283369054897" calcext:value-type="float">
            <text:p>2.5028336905</text:p>
          </table:table-cell>
          <table:table-cell/>
        </table:table-row>
        <table:table-row table:style-name="ro1">
          <table:table-cell office:value-type="float" office:value="190.945" calcext:value-type="float">
            <text:p>190.945</text:p>
          </table:table-cell>
          <table:table-cell office:value-type="float" office:value="236.479" calcext:value-type="float">
            <text:p>236.479</text:p>
          </table:table-cell>
          <table:table-cell office:value-type="float" office:value="315.4" calcext:value-type="float">
            <text:p>315.4</text:p>
          </table:table-cell>
          <table:table-cell office:value-type="float" office:value="210.819" calcext:value-type="float">
            <text:p>210.819</text:p>
          </table:table-cell>
          <table:table-cell office:value-type="float" office:value="1268" calcext:value-type="float">
            <text:p>1268</text:p>
          </table:table-cell>
          <table:table-cell office:value-type="float" office:value="1318" calcext:value-type="float">
            <text:p>1318</text:p>
          </table:table-cell>
          <table:table-cell table:formula="of:=(([.A305]-[.C305])^2 + ([.B305]-[.D305])^2)^0.5" office:value-type="float" office:value="127.072745405929" calcext:value-type="float">
            <text:p>127.0727454059</text:p>
          </table:table-cell>
          <table:table-cell table:formula="of:=[.E305]+[.F305]" office:value-type="float" office:value="2586" calcext:value-type="float">
            <text:p>2586</text:p>
          </table:table-cell>
          <table:table-cell table:formula="of:=SQRT([.H305])" office:value-type="float" office:value="50.8527285403645" calcext:value-type="float">
            <text:p>50.8527285404</text:p>
          </table:table-cell>
          <table:table-cell/>
          <table:table-cell table:formula="of:=[.G305]/[.I305]" office:value-type="float" office:value="2.49883829350601" calcext:value-type="float">
            <text:p>2.4988382935</text:p>
          </table:table-cell>
          <table:table-cell/>
        </table:table-row>
        <table:table-row table:style-name="ro1">
          <table:table-cell office:value-type="float" office:value="192.3" calcext:value-type="float">
            <text:p>192.3</text:p>
          </table:table-cell>
          <table:table-cell office:value-type="float" office:value="238.277" calcext:value-type="float">
            <text:p>238.277</text:p>
          </table:table-cell>
          <table:table-cell office:value-type="float" office:value="316.393" calcext:value-type="float">
            <text:p>316.393</text:p>
          </table:table-cell>
          <table:table-cell office:value-type="float" office:value="213.036" calcext:value-type="float">
            <text:p>213.036</text:p>
          </table:table-cell>
          <table:table-cell office:value-type="float" office:value="1259" calcext:value-type="float">
            <text:p>1259</text:p>
          </table:table-cell>
          <table:table-cell office:value-type="float" office:value="1324" calcext:value-type="float">
            <text:p>1324</text:p>
          </table:table-cell>
          <table:table-cell table:formula="of:=(([.A306]-[.C306])^2 + ([.B306]-[.D306])^2)^0.5" office:value-type="float" office:value="126.634042539911" calcext:value-type="float">
            <text:p>126.6340425399</text:p>
          </table:table-cell>
          <table:table-cell table:formula="of:=[.E306]+[.F306]" office:value-type="float" office:value="2583" calcext:value-type="float">
            <text:p>2583</text:p>
          </table:table-cell>
          <table:table-cell table:formula="of:=SQRT([.H306])" office:value-type="float" office:value="50.8232230382922" calcext:value-type="float">
            <text:p>50.8232230383</text:p>
          </table:table-cell>
          <table:table-cell/>
          <table:table-cell table:formula="of:=[.G306]/[.I306]" office:value-type="float" office:value="2.49165706087746" calcext:value-type="float">
            <text:p>2.4916570609</text:p>
          </table:table-cell>
          <table:table-cell/>
        </table:table-row>
        <table:table-row table:style-name="ro1">
          <table:table-cell office:value-type="float" office:value="193.613" calcext:value-type="float">
            <text:p>193.613</text:p>
          </table:table-cell>
          <table:table-cell office:value-type="float" office:value="240.18" calcext:value-type="float">
            <text:p>240.18</text:p>
          </table:table-cell>
          <table:table-cell office:value-type="float" office:value="317.146" calcext:value-type="float">
            <text:p>317.146</text:p>
          </table:table-cell>
          <table:table-cell office:value-type="float" office:value="215.265" calcext:value-type="float">
            <text:p>215.265</text:p>
          </table:table-cell>
          <table:table-cell office:value-type="float" office:value="1241" calcext:value-type="float">
            <text:p>1241</text:p>
          </table:table-cell>
          <table:table-cell office:value-type="float" office:value="1306" calcext:value-type="float">
            <text:p>1306</text:p>
          </table:table-cell>
          <table:table-cell table:formula="of:=(([.A307]-[.C307])^2 + ([.B307]-[.D307])^2)^0.5" office:value-type="float" office:value="126.020471805179" calcext:value-type="float">
            <text:p>126.0204718052</text:p>
          </table:table-cell>
          <table:table-cell table:formula="of:=[.E307]+[.F307]" office:value-type="float" office:value="2547" calcext:value-type="float">
            <text:p>2547</text:p>
          </table:table-cell>
          <table:table-cell table:formula="of:=SQRT([.H307])" office:value-type="float" office:value="50.4678115237822" calcext:value-type="float">
            <text:p>50.4678115238</text:p>
          </table:table-cell>
          <table:table-cell/>
          <table:table-cell table:formula="of:=[.G307]/[.I307]" office:value-type="float" office:value="2.49704649360106" calcext:value-type="float">
            <text:p>2.4970464936</text:p>
          </table:table-cell>
          <table:table-cell/>
        </table:table-row>
        <table:table-row table:style-name="ro1">
          <table:table-cell office:value-type="float" office:value="194.865" calcext:value-type="float">
            <text:p>194.865</text:p>
          </table:table-cell>
          <table:table-cell office:value-type="float" office:value="241.98" calcext:value-type="float">
            <text:p>241.98</text:p>
          </table:table-cell>
          <table:table-cell office:value-type="float" office:value="317.761" calcext:value-type="float">
            <text:p>317.761</text:p>
          </table:table-cell>
          <table:table-cell office:value-type="float" office:value="217.439" calcext:value-type="float">
            <text:p>217.439</text:p>
          </table:table-cell>
          <table:table-cell office:value-type="float" office:value="1234" calcext:value-type="float">
            <text:p>1234</text:p>
          </table:table-cell>
          <table:table-cell office:value-type="float" office:value="1293" calcext:value-type="float">
            <text:p>1293</text:p>
          </table:table-cell>
          <table:table-cell table:formula="of:=(([.A308]-[.C308])^2 + ([.B308]-[.D308])^2)^0.5" office:value-type="float" office:value="125.322334390164" calcext:value-type="float">
            <text:p>125.3223343902</text:p>
          </table:table-cell>
          <table:table-cell table:formula="of:=[.E308]+[.F308]" office:value-type="float" office:value="2527" calcext:value-type="float">
            <text:p>2527</text:p>
          </table:table-cell>
          <table:table-cell table:formula="of:=SQRT([.H308])" office:value-type="float" office:value="50.2692749102272" calcext:value-type="float">
            <text:p>50.2692749102</text:p>
          </table:table-cell>
          <table:table-cell/>
          <table:table-cell table:formula="of:=[.G308]/[.I308]" office:value-type="float" office:value="2.49302053021391" calcext:value-type="float">
            <text:p>2.4930205302</text:p>
          </table:table-cell>
          <table:table-cell/>
        </table:table-row>
        <table:table-row table:style-name="ro1">
          <table:table-cell office:value-type="float" office:value="196.002" calcext:value-type="float">
            <text:p>196.002</text:p>
          </table:table-cell>
          <table:table-cell office:value-type="float" office:value="243.891" calcext:value-type="float">
            <text:p>243.891</text:p>
          </table:table-cell>
          <table:table-cell office:value-type="float" office:value="318.35" calcext:value-type="float">
            <text:p>318.35</text:p>
          </table:table-cell>
          <table:table-cell office:value-type="float" office:value="219.69" calcext:value-type="float">
            <text:p>219.69</text:p>
          </table:table-cell>
          <table:table-cell office:value-type="float" office:value="1229" calcext:value-type="float">
            <text:p>1229</text:p>
          </table:table-cell>
          <table:table-cell office:value-type="float" office:value="1301" calcext:value-type="float">
            <text:p>1301</text:p>
          </table:table-cell>
          <table:table-cell table:formula="of:=(([.A309]-[.C309])^2 + ([.B309]-[.D309])^2)^0.5" office:value-type="float" office:value="124.718569206835" calcext:value-type="float">
            <text:p>124.7185692068</text:p>
          </table:table-cell>
          <table:table-cell table:formula="of:=[.E309]+[.F309]" office:value-type="float" office:value="2530" calcext:value-type="float">
            <text:p>2530</text:p>
          </table:table-cell>
          <table:table-cell table:formula="of:=SQRT([.H309])" office:value-type="float" office:value="50.2991053598372" calcext:value-type="float">
            <text:p>50.2991053598</text:p>
          </table:table-cell>
          <table:table-cell/>
          <table:table-cell table:formula="of:=[.G309]/[.I309]" office:value-type="float" office:value="2.47953851891807" calcext:value-type="float">
            <text:p>2.4795385189</text:p>
          </table:table-cell>
          <table:table-cell/>
        </table:table-row>
        <table:table-row table:style-name="ro1">
          <table:table-cell office:value-type="float" office:value="196.954" calcext:value-type="float">
            <text:p>196.954</text:p>
          </table:table-cell>
          <table:table-cell office:value-type="float" office:value="245.879" calcext:value-type="float">
            <text:p>245.879</text:p>
          </table:table-cell>
          <table:table-cell office:value-type="float" office:value="318.736" calcext:value-type="float">
            <text:p>318.736</text:p>
          </table:table-cell>
          <table:table-cell office:value-type="float" office:value="221.861" calcext:value-type="float">
            <text:p>221.861</text:p>
          </table:table-cell>
          <table:table-cell office:value-type="float" office:value="1222" calcext:value-type="float">
            <text:p>1222</text:p>
          </table:table-cell>
          <table:table-cell office:value-type="float" office:value="1264" calcext:value-type="float">
            <text:p>1264</text:p>
          </table:table-cell>
          <table:table-cell table:formula="of:=(([.A310]-[.C310])^2 + ([.B310]-[.D310])^2)^0.5" office:value-type="float" office:value="124.12783671683" calcext:value-type="float">
            <text:p>124.1278367168</text:p>
          </table:table-cell>
          <table:table-cell table:formula="of:=[.E310]+[.F310]" office:value-type="float" office:value="2486" calcext:value-type="float">
            <text:p>2486</text:p>
          </table:table-cell>
          <table:table-cell table:formula="of:=SQRT([.H310])" office:value-type="float" office:value="49.8598034492716" calcext:value-type="float">
            <text:p>49.8598034493</text:p>
          </table:table-cell>
          <table:table-cell/>
          <table:table-cell table:formula="of:=[.G310]/[.I310]" office:value-type="float" office:value="2.48953722497362" calcext:value-type="float">
            <text:p>2.489537225</text:p>
          </table:table-cell>
          <table:table-cell/>
        </table:table-row>
        <table:table-row table:style-name="ro1">
          <table:table-cell office:value-type="float" office:value="198.135" calcext:value-type="float">
            <text:p>198.135</text:p>
          </table:table-cell>
          <table:table-cell office:value-type="float" office:value="247.839" calcext:value-type="float">
            <text:p>247.839</text:p>
          </table:table-cell>
          <table:table-cell office:value-type="float" office:value="319.569" calcext:value-type="float">
            <text:p>319.569</text:p>
          </table:table-cell>
          <table:table-cell office:value-type="float" office:value="224.003" calcext:value-type="float">
            <text:p>224.003</text:p>
          </table:table-cell>
          <table:table-cell office:value-type="float" office:value="1219" calcext:value-type="float">
            <text:p>1219</text:p>
          </table:table-cell>
          <table:table-cell office:value-type="float" office:value="1280" calcext:value-type="float">
            <text:p>1280</text:p>
          </table:table-cell>
          <table:table-cell table:formula="of:=(([.A311]-[.C311])^2 + ([.B311]-[.D311])^2)^0.5" office:value-type="float" office:value="123.751247476541" calcext:value-type="float">
            <text:p>123.7512474765</text:p>
          </table:table-cell>
          <table:table-cell table:formula="of:=[.E311]+[.F311]" office:value-type="float" office:value="2499" calcext:value-type="float">
            <text:p>2499</text:p>
          </table:table-cell>
          <table:table-cell table:formula="of:=SQRT([.H311])" office:value-type="float" office:value="49.9899989998" calcext:value-type="float">
            <text:p>49.9899989998</text:p>
          </table:table-cell>
          <table:table-cell/>
          <table:table-cell table:formula="of:=[.G311]/[.I311]" office:value-type="float" office:value="2.47552010307173" calcext:value-type="float">
            <text:p>2.4755201031</text:p>
          </table:table-cell>
          <table:table-cell/>
        </table:table-row>
        <table:table-row table:style-name="ro1">
          <table:table-cell office:value-type="float" office:value="199.018" calcext:value-type="float">
            <text:p>199.018</text:p>
          </table:table-cell>
          <table:table-cell office:value-type="float" office:value="249.483" calcext:value-type="float">
            <text:p>249.483</text:p>
          </table:table-cell>
          <table:table-cell office:value-type="float" office:value="319.777" calcext:value-type="float">
            <text:p>319.777</text:p>
          </table:table-cell>
          <table:table-cell office:value-type="float" office:value="226.134" calcext:value-type="float">
            <text:p>226.134</text:p>
          </table:table-cell>
          <table:table-cell office:value-type="float" office:value="1196" calcext:value-type="float">
            <text:p>1196</text:p>
          </table:table-cell>
          <table:table-cell office:value-type="float" office:value="1262" calcext:value-type="float">
            <text:p>1262</text:p>
          </table:table-cell>
          <table:table-cell table:formula="of:=(([.A312]-[.C312])^2 + ([.B312]-[.D312])^2)^0.5" office:value-type="float" office:value="122.995576676562" calcext:value-type="float">
            <text:p>122.9955766766</text:p>
          </table:table-cell>
          <table:table-cell table:formula="of:=[.E312]+[.F312]" office:value-type="float" office:value="2458" calcext:value-type="float">
            <text:p>2458</text:p>
          </table:table-cell>
          <table:table-cell table:formula="of:=SQRT([.H312])" office:value-type="float" office:value="49.5782210249622" calcext:value-type="float">
            <text:p>49.578221025</text:p>
          </table:table-cell>
          <table:table-cell/>
          <table:table-cell table:formula="of:=[.G312]/[.I312]" office:value-type="float" office:value="2.48083884685243" calcext:value-type="float">
            <text:p>2.4808388469</text:p>
          </table:table-cell>
          <table:table-cell/>
        </table:table-row>
        <table:table-row table:style-name="ro1">
          <table:table-cell office:value-type="float" office:value="200.102" calcext:value-type="float">
            <text:p>200.102</text:p>
          </table:table-cell>
          <table:table-cell office:value-type="float" office:value="251.581" calcext:value-type="float">
            <text:p>251.581</text:p>
          </table:table-cell>
          <table:table-cell office:value-type="float" office:value="320.178" calcext:value-type="float">
            <text:p>320.178</text:p>
          </table:table-cell>
          <table:table-cell office:value-type="float" office:value="228.419" calcext:value-type="float">
            <text:p>228.419</text:p>
          </table:table-cell>
          <table:table-cell office:value-type="float" office:value="1194" calcext:value-type="float">
            <text:p>1194</text:p>
          </table:table-cell>
          <table:table-cell office:value-type="float" office:value="1239" calcext:value-type="float">
            <text:p>1239</text:p>
          </table:table-cell>
          <table:table-cell table:formula="of:=(([.A313]-[.C313])^2 + ([.B313]-[.D313])^2)^0.5" office:value-type="float" office:value="122.289509034913" calcext:value-type="float">
            <text:p>122.2895090349</text:p>
          </table:table-cell>
          <table:table-cell table:formula="of:=[.E313]+[.F313]" office:value-type="float" office:value="2433" calcext:value-type="float">
            <text:p>2433</text:p>
          </table:table-cell>
          <table:table-cell table:formula="of:=SQRT([.H313])" office:value-type="float" office:value="49.3254498205541" calcext:value-type="float">
            <text:p>49.3254498206</text:p>
          </table:table-cell>
          <table:table-cell/>
          <table:table-cell table:formula="of:=[.G313]/[.I313]" office:value-type="float" office:value="2.47923758383961" calcext:value-type="float">
            <text:p>2.4792375838</text:p>
          </table:table-cell>
          <table:table-cell/>
        </table:table-row>
        <table:table-row table:style-name="ro1">
          <table:table-cell office:value-type="float" office:value="200.915" calcext:value-type="float">
            <text:p>200.915</text:p>
          </table:table-cell>
          <table:table-cell office:value-type="float" office:value="253.377" calcext:value-type="float">
            <text:p>253.377</text:p>
          </table:table-cell>
          <table:table-cell office:value-type="float" office:value="320.42" calcext:value-type="float">
            <text:p>320.42</text:p>
          </table:table-cell>
          <table:table-cell office:value-type="float" office:value="230.624" calcext:value-type="float">
            <text:p>230.624</text:p>
          </table:table-cell>
          <table:table-cell office:value-type="float" office:value="1181" calcext:value-type="float">
            <text:p>1181</text:p>
          </table:table-cell>
          <table:table-cell office:value-type="float" office:value="1222" calcext:value-type="float">
            <text:p>1222</text:p>
          </table:table-cell>
          <table:table-cell table:formula="of:=(([.A314]-[.C314])^2 + ([.B314]-[.D314])^2)^0.5" office:value-type="float" office:value="121.651732556507" calcext:value-type="float">
            <text:p>121.6517325565</text:p>
          </table:table-cell>
          <table:table-cell table:formula="of:=[.E314]+[.F314]" office:value-type="float" office:value="2403" calcext:value-type="float">
            <text:p>2403</text:p>
          </table:table-cell>
          <table:table-cell table:formula="of:=SQRT([.H314])" office:value-type="float" office:value="49.0204039151046" calcext:value-type="float">
            <text:p>49.0204039151</text:p>
          </table:table-cell>
          <table:table-cell/>
          <table:table-cell table:formula="of:=[.G314]/[.I314]" office:value-type="float" office:value="2.48165504240211" calcext:value-type="float">
            <text:p>2.4816550424</text:p>
          </table:table-cell>
          <table:table-cell/>
        </table:table-row>
        <table:table-row table:style-name="ro1">
          <table:table-cell office:value-type="float" office:value="201.636" calcext:value-type="float">
            <text:p>201.636</text:p>
          </table:table-cell>
          <table:table-cell office:value-type="float" office:value="255.064" calcext:value-type="float">
            <text:p>255.064</text:p>
          </table:table-cell>
          <table:table-cell office:value-type="float" office:value="320.453" calcext:value-type="float">
            <text:p>320.453</text:p>
          </table:table-cell>
          <table:table-cell office:value-type="float" office:value="232.636" calcext:value-type="float">
            <text:p>232.636</text:p>
          </table:table-cell>
          <table:table-cell office:value-type="float" office:value="1164" calcext:value-type="float">
            <text:p>1164</text:p>
          </table:table-cell>
          <table:table-cell office:value-type="float" office:value="1222" calcext:value-type="float">
            <text:p>1222</text:p>
          </table:table-cell>
          <table:table-cell table:formula="of:=(([.A315]-[.C315])^2 + ([.B315]-[.D315])^2)^0.5" office:value-type="float" office:value="120.915237555074" calcext:value-type="float">
            <text:p>120.9152375551</text:p>
          </table:table-cell>
          <table:table-cell table:formula="of:=[.E315]+[.F315]" office:value-type="float" office:value="2386" calcext:value-type="float">
            <text:p>2386</text:p>
          </table:table-cell>
          <table:table-cell table:formula="of:=SQRT([.H315])" office:value-type="float" office:value="48.8466989672793" calcext:value-type="float">
            <text:p>48.8466989673</text:p>
          </table:table-cell>
          <table:table-cell/>
          <table:table-cell table:formula="of:=[.G315]/[.I315]" office:value-type="float" office:value="2.47540243479034" calcext:value-type="float">
            <text:p>2.4754024348</text:p>
          </table:table-cell>
          <table:table-cell/>
        </table:table-row>
        <table:table-row table:style-name="ro1">
          <table:table-cell office:value-type="float" office:value="202.375" calcext:value-type="float">
            <text:p>202.375</text:p>
          </table:table-cell>
          <table:table-cell office:value-type="float" office:value="256.816" calcext:value-type="float">
            <text:p>256.816</text:p>
          </table:table-cell>
          <table:table-cell office:value-type="float" office:value="320.519" calcext:value-type="float">
            <text:p>320.519</text:p>
          </table:table-cell>
          <table:table-cell office:value-type="float" office:value="234.621" calcext:value-type="float">
            <text:p>234.621</text:p>
          </table:table-cell>
          <table:table-cell office:value-type="float" office:value="1169" calcext:value-type="float">
            <text:p>1169</text:p>
          </table:table-cell>
          <table:table-cell office:value-type="float" office:value="1204" calcext:value-type="float">
            <text:p>1204</text:p>
          </table:table-cell>
          <table:table-cell table:formula="of:=(([.A316]-[.C316])^2 + ([.B316]-[.D316])^2)^0.5" office:value-type="float" office:value="120.210743118076" calcext:value-type="float">
            <text:p>120.2107431181</text:p>
          </table:table-cell>
          <table:table-cell table:formula="of:=[.E316]+[.F316]" office:value-type="float" office:value="2373" calcext:value-type="float">
            <text:p>2373</text:p>
          </table:table-cell>
          <table:table-cell table:formula="of:=SQRT([.H316])" office:value-type="float" office:value="48.7134478352744" calcext:value-type="float">
            <text:p>48.7134478353</text:p>
          </table:table-cell>
          <table:table-cell/>
          <table:table-cell table:formula="of:=[.G316]/[.I316]" office:value-type="float" office:value="2.4677116578685" calcext:value-type="float">
            <text:p>2.4677116579</text:p>
          </table:table-cell>
          <table:table-cell/>
        </table:table-row>
        <table:table-row table:style-name="ro1">
          <table:table-cell office:value-type="float" office:value="202.815" calcext:value-type="float">
            <text:p>202.815</text:p>
          </table:table-cell>
          <table:table-cell office:value-type="float" office:value="258.971" calcext:value-type="float">
            <text:p>258.971</text:p>
          </table:table-cell>
          <table:table-cell office:value-type="float" office:value="320.512" calcext:value-type="float">
            <text:p>320.512</text:p>
          </table:table-cell>
          <table:table-cell office:value-type="float" office:value="236.698" calcext:value-type="float">
            <text:p>236.698</text:p>
          </table:table-cell>
          <table:table-cell office:value-type="float" office:value="1155" calcext:value-type="float">
            <text:p>1155</text:p>
          </table:table-cell>
          <table:table-cell office:value-type="float" office:value="1197" calcext:value-type="float">
            <text:p>1197</text:p>
          </table:table-cell>
          <table:table-cell table:formula="of:=(([.A317]-[.C317])^2 + ([.B317]-[.D317])^2)^0.5" office:value-type="float" office:value="119.785935476583" calcext:value-type="float">
            <text:p>119.7859354766</text:p>
          </table:table-cell>
          <table:table-cell table:formula="of:=[.E317]+[.F317]" office:value-type="float" office:value="2352" calcext:value-type="float">
            <text:p>2352</text:p>
          </table:table-cell>
          <table:table-cell table:formula="of:=SQRT([.H317])" office:value-type="float" office:value="48.4974226119286" calcext:value-type="float">
            <text:p>48.4974226119</text:p>
          </table:table-cell>
          <table:table-cell/>
          <table:table-cell table:formula="of:=[.G317]/[.I317]" office:value-type="float" office:value="2.46994436044772" calcext:value-type="float">
            <text:p>2.4699443604</text:p>
          </table:table-cell>
          <table:table-cell/>
        </table:table-row>
        <table:table-row table:style-name="ro1">
          <table:table-cell office:value-type="float" office:value="203.279" calcext:value-type="float">
            <text:p>203.279</text:p>
          </table:table-cell>
          <table:table-cell office:value-type="float" office:value="260.997" calcext:value-type="float">
            <text:p>260.997</text:p>
          </table:table-cell>
          <table:table-cell office:value-type="float" office:value="320.553" calcext:value-type="float">
            <text:p>320.553</text:p>
          </table:table-cell>
          <table:table-cell office:value-type="float" office:value="238.67" calcext:value-type="float">
            <text:p>238.67</text:p>
          </table:table-cell>
          <table:table-cell office:value-type="float" office:value="1145" calcext:value-type="float">
            <text:p>1145</text:p>
          </table:table-cell>
          <table:table-cell office:value-type="float" office:value="1187" calcext:value-type="float">
            <text:p>1187</text:p>
          </table:table-cell>
          <table:table-cell table:formula="of:=(([.A318]-[.C318])^2 + ([.B318]-[.D318])^2)^0.5" office:value-type="float" office:value="119.380425552098" calcext:value-type="float">
            <text:p>119.3804255521</text:p>
          </table:table-cell>
          <table:table-cell table:formula="of:=[.E318]+[.F318]" office:value-type="float" office:value="2332" calcext:value-type="float">
            <text:p>2332</text:p>
          </table:table-cell>
          <table:table-cell table:formula="of:=SQRT([.H318])" office:value-type="float" office:value="48.2907858705986" calcext:value-type="float">
            <text:p>48.2907858706</text:p>
          </table:table-cell>
          <table:table-cell/>
          <table:table-cell table:formula="of:=[.G318]/[.I318]" office:value-type="float" office:value="2.47211602378958" calcext:value-type="float">
            <text:p>2.4721160238</text:p>
          </table:table-cell>
          <table:table-cell/>
        </table:table-row>
        <table:table-row table:style-name="ro1">
          <table:table-cell office:value-type="float" office:value="203.711" calcext:value-type="float">
            <text:p>203.711</text:p>
          </table:table-cell>
          <table:table-cell office:value-type="float" office:value="262.301" calcext:value-type="float">
            <text:p>262.301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240.579" calcext:value-type="float">
            <text:p>240.579</text:p>
          </table:table-cell>
          <table:table-cell office:value-type="float" office:value="1140" calcext:value-type="float">
            <text:p>1140</text:p>
          </table:table-cell>
          <table:table-cell office:value-type="float" office:value="1171" calcext:value-type="float">
            <text:p>1171</text:p>
          </table:table-cell>
          <table:table-cell table:formula="of:=(([.A319]-[.C319])^2 + ([.B319]-[.D319])^2)^0.5" office:value-type="float" office:value="118.484192447769" calcext:value-type="float">
            <text:p>118.4841924478</text:p>
          </table:table-cell>
          <table:table-cell table:formula="of:=[.E319]+[.F319]" office:value-type="float" office:value="2311" calcext:value-type="float">
            <text:p>2311</text:p>
          </table:table-cell>
          <table:table-cell table:formula="of:=SQRT([.H319])" office:value-type="float" office:value="48.0728613668877" calcext:value-type="float">
            <text:p>48.0728613669</text:p>
          </table:table-cell>
          <table:table-cell/>
          <table:table-cell table:formula="of:=[.G319]/[.I319]" office:value-type="float" office:value="2.46467942782745" calcext:value-type="float">
            <text:p>2.4646794278</text:p>
          </table:table-cell>
          <table:table-cell/>
        </table:table-row>
        <table:table-row table:style-name="ro1">
          <table:table-cell office:value-type="float" office:value="204.132" calcext:value-type="float">
            <text:p>204.132</text:p>
          </table:table-cell>
          <table:table-cell office:value-type="float" office:value="264.327" calcext:value-type="float">
            <text:p>264.327</text:p>
          </table:table-cell>
          <table:table-cell office:value-type="float" office:value="320.143" calcext:value-type="float">
            <text:p>320.143</text:p>
          </table:table-cell>
          <table:table-cell office:value-type="float" office:value="242.512" calcext:value-type="float">
            <text:p>242.512</text:p>
          </table:table-cell>
          <table:table-cell office:value-type="float" office:value="1134" calcext:value-type="float">
            <text:p>1134</text:p>
          </table:table-cell>
          <table:table-cell office:value-type="float" office:value="1161" calcext:value-type="float">
            <text:p>1161</text:p>
          </table:table-cell>
          <table:table-cell table:formula="of:=(([.A320]-[.C320])^2 + ([.B320]-[.D320])^2)^0.5" office:value-type="float" office:value="118.044255878886" calcext:value-type="float">
            <text:p>118.0442558789</text:p>
          </table:table-cell>
          <table:table-cell table:formula="of:=[.E320]+[.F320]" office:value-type="float" office:value="2295" calcext:value-type="float">
            <text:p>2295</text:p>
          </table:table-cell>
          <table:table-cell table:formula="of:=SQRT([.H320])" office:value-type="float" office:value="47.9061582680139" calcext:value-type="float">
            <text:p>47.906158268</text:p>
          </table:table-cell>
          <table:table-cell/>
          <table:table-cell table:formula="of:=[.G320]/[.I320]" office:value-type="float" office:value="2.46407268181432" calcext:value-type="float">
            <text:p>2.4640726818</text:p>
          </table:table-cell>
          <table:table-cell/>
        </table:table-row>
        <table:table-row table:style-name="ro1">
          <table:table-cell office:value-type="float" office:value="204.485" calcext:value-type="float">
            <text:p>204.485</text:p>
          </table:table-cell>
          <table:table-cell office:value-type="float" office:value="266.073" calcext:value-type="float">
            <text:p>266.073</text:p>
          </table:table-cell>
          <table:table-cell office:value-type="float" office:value="319.868" calcext:value-type="float">
            <text:p>319.868</text:p>
          </table:table-cell>
          <table:table-cell office:value-type="float" office:value="244.506" calcext:value-type="float">
            <text:p>244.506</text:p>
          </table:table-cell>
          <table:table-cell office:value-type="float" office:value="1116" calcext:value-type="float">
            <text:p>1116</text:p>
          </table:table-cell>
          <table:table-cell office:value-type="float" office:value="1149" calcext:value-type="float">
            <text:p>1149</text:p>
          </table:table-cell>
          <table:table-cell table:formula="of:=(([.A321]-[.C321])^2 + ([.B321]-[.D321])^2)^0.5" office:value-type="float" office:value="117.381311025222" calcext:value-type="float">
            <text:p>117.3813110252</text:p>
          </table:table-cell>
          <table:table-cell table:formula="of:=[.E321]+[.F321]" office:value-type="float" office:value="2265" calcext:value-type="float">
            <text:p>2265</text:p>
          </table:table-cell>
          <table:table-cell table:formula="of:=SQRT([.H321])" office:value-type="float" office:value="47.5920161371632" calcext:value-type="float">
            <text:p>47.5920161372</text:p>
          </table:table-cell>
          <table:table-cell/>
          <table:table-cell table:formula="of:=[.G321]/[.I321]" office:value-type="float" office:value="2.46640761523786" calcext:value-type="float">
            <text:p>2.4664076152</text:p>
          </table:table-cell>
          <table:table-cell/>
        </table:table-row>
        <table:table-row table:style-name="ro1">
          <table:table-cell office:value-type="float" office:value="204.85" calcext:value-type="float">
            <text:p>204.85</text:p>
          </table:table-cell>
          <table:table-cell office:value-type="float" office:value="267.642" calcext:value-type="float">
            <text:p>267.642</text:p>
          </table:table-cell>
          <table:table-cell office:value-type="float" office:value="319.656" calcext:value-type="float">
            <text:p>319.656</text:p>
          </table:table-cell>
          <table:table-cell office:value-type="float" office:value="246.336" calcext:value-type="float">
            <text:p>246.336</text:p>
          </table:table-cell>
          <table:table-cell office:value-type="float" office:value="1105" calcext:value-type="float">
            <text:p>1105</text:p>
          </table:table-cell>
          <table:table-cell office:value-type="float" office:value="1145" calcext:value-type="float">
            <text:p>1145</text:p>
          </table:table-cell>
          <table:table-cell table:formula="of:=(([.A322]-[.C322])^2 + ([.B322]-[.D322])^2)^0.5" office:value-type="float" office:value="116.766276261599" calcext:value-type="float">
            <text:p>116.7662762616</text:p>
          </table:table-cell>
          <table:table-cell table:formula="of:=[.E322]+[.F322]" office:value-type="float" office:value="2250" calcext:value-type="float">
            <text:p>2250</text:p>
          </table:table-cell>
          <table:table-cell table:formula="of:=SQRT([.H322])" office:value-type="float" office:value="47.4341649025257" calcext:value-type="float">
            <text:p>47.4341649025</text:p>
          </table:table-cell>
          <table:table-cell/>
          <table:table-cell table:formula="of:=[.G322]/[.I322]" office:value-type="float" office:value="2.46164924588735" calcext:value-type="float">
            <text:p>2.4616492459</text:p>
          </table:table-cell>
          <table:table-cell/>
        </table:table-row>
        <table:table-row table:style-name="ro1">
          <table:table-cell office:value-type="float" office:value="205.154" calcext:value-type="float">
            <text:p>205.154</text:p>
          </table:table-cell>
          <table:table-cell office:value-type="float" office:value="269.586" calcext:value-type="float">
            <text:p>269.586</text:p>
          </table:table-cell>
          <table:table-cell office:value-type="float" office:value="319.302" calcext:value-type="float">
            <text:p>319.302</text:p>
          </table:table-cell>
          <table:table-cell office:value-type="float" office:value="248.216" calcext:value-type="float">
            <text:p>248.216</text:p>
          </table:table-cell>
          <table:table-cell office:value-type="float" office:value="1100" calcext:value-type="float">
            <text:p>1100</text:p>
          </table:table-cell>
          <table:table-cell office:value-type="float" office:value="1126" calcext:value-type="float">
            <text:p>1126</text:p>
          </table:table-cell>
          <table:table-cell table:formula="of:=(([.A323]-[.C323])^2 + ([.B323]-[.D323])^2)^0.5" office:value-type="float" office:value="116.131144849261" calcext:value-type="float">
            <text:p>116.1311448493</text:p>
          </table:table-cell>
          <table:table-cell table:formula="of:=[.E323]+[.F323]" office:value-type="float" office:value="2226" calcext:value-type="float">
            <text:p>2226</text:p>
          </table:table-cell>
          <table:table-cell table:formula="of:=SQRT([.H323])" office:value-type="float" office:value="47.1805044483418" calcext:value-type="float">
            <text:p>47.1805044483</text:p>
          </table:table-cell>
          <table:table-cell/>
          <table:table-cell table:formula="of:=[.G323]/[.I323]" office:value-type="float" office:value="2.46142228039154" calcext:value-type="float">
            <text:p>2.4614222804</text:p>
          </table:table-cell>
          <table:table-cell/>
        </table:table-row>
        <table:table-row table:style-name="ro1">
          <table:table-cell office:value-type="float" office:value="205.57" calcext:value-type="float">
            <text:p>205.57</text:p>
          </table:table-cell>
          <table:table-cell office:value-type="float" office:value="271.363" calcext:value-type="float">
            <text:p>271.363</text:p>
          </table:table-cell>
          <table:table-cell office:value-type="float" office:value="319.17" calcext:value-type="float">
            <text:p>319.17</text:p>
          </table:table-cell>
          <table:table-cell office:value-type="float" office:value="250.03" calcext:value-type="float">
            <text:p>250.03</text:p>
          </table:table-cell>
          <table:table-cell office:value-type="float" office:value="1091" calcext:value-type="float">
            <text:p>1091</text:p>
          </table:table-cell>
          <table:table-cell office:value-type="float" office:value="1123" calcext:value-type="float">
            <text:p>1123</text:p>
          </table:table-cell>
          <table:table-cell table:formula="of:=(([.A324]-[.C324])^2 + ([.B324]-[.D324])^2)^0.5" office:value-type="float" office:value="115.585712304765" calcext:value-type="float">
            <text:p>115.5857123048</text:p>
          </table:table-cell>
          <table:table-cell table:formula="of:=[.E324]+[.F324]" office:value-type="float" office:value="2214" calcext:value-type="float">
            <text:p>2214</text:p>
          </table:table-cell>
          <table:table-cell table:formula="of:=SQRT([.H324])" office:value-type="float" office:value="47.0531614240744" calcext:value-type="float">
            <text:p>47.0531614241</text:p>
          </table:table-cell>
          <table:table-cell/>
          <table:table-cell table:formula="of:=[.G324]/[.I324]" office:value-type="float" office:value="2.45649195094523" calcext:value-type="float">
            <text:p>2.4564919509</text:p>
          </table:table-cell>
          <table:table-cell/>
        </table:table-row>
        <table:table-row table:style-name="ro1">
          <table:table-cell office:value-type="float" office:value="206.027" calcext:value-type="float">
            <text:p>206.027</text:p>
          </table:table-cell>
          <table:table-cell office:value-type="float" office:value="273.253" calcext:value-type="float">
            <text:p>273.253</text:p>
          </table:table-cell>
          <table:table-cell office:value-type="float" office:value="319.093" calcext:value-type="float">
            <text:p>319.093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1081" calcext:value-type="float">
            <text:p>1081</text:p>
          </table:table-cell>
          <table:table-cell office:value-type="float" office:value="1117" calcext:value-type="float">
            <text:p>1117</text:p>
          </table:table-cell>
          <table:table-cell table:formula="of:=(([.A325]-[.C325])^2 + ([.B325]-[.D325])^2)^0.5" office:value-type="float" office:value="115.079324728641" calcext:value-type="float">
            <text:p>115.0793247286</text:p>
          </table:table-cell>
          <table:table-cell table:formula="of:=[.E325]+[.F325]" office:value-type="float" office:value="2198" calcext:value-type="float">
            <text:p>2198</text:p>
          </table:table-cell>
          <table:table-cell table:formula="of:=SQRT([.H325])" office:value-type="float" office:value="46.8828326789242" calcext:value-type="float">
            <text:p>46.8828326789</text:p>
          </table:table-cell>
          <table:table-cell/>
          <table:table-cell table:formula="of:=[.G325]/[.I325]" office:value-type="float" office:value="2.45461543496654" calcext:value-type="float">
            <text:p>2.454615435</text:p>
          </table:table-cell>
          <table:table-cell/>
        </table:table-row>
        <table:table-row table:style-name="ro1">
          <table:table-cell office:value-type="float" office:value="206.447" calcext:value-type="float">
            <text:p>206.447</text:p>
          </table:table-cell>
          <table:table-cell office:value-type="float" office:value="274.629" calcext:value-type="float">
            <text:p>274.629</text:p>
          </table:table-cell>
          <table:table-cell office:value-type="float" office:value="319.061" calcext:value-type="float">
            <text:p>319.061</text:p>
          </table:table-cell>
          <table:table-cell office:value-type="float" office:value="253.64" calcext:value-type="float">
            <text:p>253.64</text:p>
          </table:table-cell>
          <table:table-cell office:value-type="float" office:value="1083" calcext:value-type="float">
            <text:p>1083</text:p>
          </table:table-cell>
          <table:table-cell office:value-type="float" office:value="1107" calcext:value-type="float">
            <text:p>1107</text:p>
          </table:table-cell>
          <table:table-cell table:formula="of:=(([.A326]-[.C326])^2 + ([.B326]-[.D326])^2)^0.5" office:value-type="float" office:value="114.553267596346" calcext:value-type="float">
            <text:p>114.5532675963</text:p>
          </table:table-cell>
          <table:table-cell table:formula="of:=[.E326]+[.F326]" office:value-type="float" office:value="2190" calcext:value-type="float">
            <text:p>2190</text:p>
          </table:table-cell>
          <table:table-cell table:formula="of:=SQRT([.H326])" office:value-type="float" office:value="46.7974358271904" calcext:value-type="float">
            <text:p>46.7974358272</text:p>
          </table:table-cell>
          <table:table-cell/>
          <table:table-cell table:formula="of:=[.G326]/[.I326]" office:value-type="float" office:value="2.44785351102053" calcext:value-type="float">
            <text:p>2.447853511</text:p>
          </table:table-cell>
          <table:table-cell/>
        </table:table-row>
        <table:table-row table:style-name="ro1">
          <table:table-cell office:value-type="float" office:value="206.987" calcext:value-type="float">
            <text:p>206.987</text:p>
          </table:table-cell>
          <table:table-cell office:value-type="float" office:value="276.34" calcext:value-type="float">
            <text:p>276.34</text:p>
          </table:table-cell>
          <table:table-cell office:value-type="float" office:value="319.114" calcext:value-type="float">
            <text:p>319.114</text:p>
          </table:table-cell>
          <table:table-cell office:value-type="float" office:value="255.116" calcext:value-type="float">
            <text:p>255.116</text:p>
          </table:table-cell>
          <table:table-cell office:value-type="float" office:value="1070" calcext:value-type="float">
            <text:p>1070</text:p>
          </table:table-cell>
          <table:table-cell office:value-type="float" office:value="1114" calcext:value-type="float">
            <text:p>1114</text:p>
          </table:table-cell>
          <table:table-cell table:formula="of:=(([.A327]-[.C327])^2 + ([.B327]-[.D327])^2)^0.5" office:value-type="float" office:value="114.118019195042" calcext:value-type="float">
            <text:p>114.118019195</text:p>
          </table:table-cell>
          <table:table-cell table:formula="of:=[.E327]+[.F327]" office:value-type="float" office:value="2184" calcext:value-type="float">
            <text:p>2184</text:p>
          </table:table-cell>
          <table:table-cell table:formula="of:=SQRT([.H327])" office:value-type="float" office:value="46.7332857821917" calcext:value-type="float">
            <text:p>46.7332857822</text:p>
          </table:table-cell>
          <table:table-cell/>
          <table:table-cell table:formula="of:=[.G327]/[.I327]" office:value-type="float" office:value="2.441900184954" calcext:value-type="float">
            <text:p>2.441900185</text:p>
          </table:table-cell>
          <table:table-cell/>
        </table:table-row>
        <table:table-row table:style-name="ro1">
          <table:table-cell office:value-type="float" office:value="207.496" calcext:value-type="float">
            <text:p>207.496</text:p>
          </table:table-cell>
          <table:table-cell office:value-type="float" office:value="277.628" calcext:value-type="float">
            <text:p>277.628</text:p>
          </table:table-cell>
          <table:table-cell office:value-type="float" office:value="319.176" calcext:value-type="float">
            <text:p>319.176</text:p>
          </table:table-cell>
          <table:table-cell office:value-type="float" office:value="256.916" calcext:value-type="float">
            <text:p>256.916</text:p>
          </table:table-cell>
          <table:table-cell office:value-type="float" office:value="1064" calcext:value-type="float">
            <text:p>1064</text:p>
          </table:table-cell>
          <table:table-cell office:value-type="float" office:value="1097" calcext:value-type="float">
            <text:p>1097</text:p>
          </table:table-cell>
          <table:table-cell table:formula="of:=(([.A328]-[.C328])^2 + ([.B328]-[.D328])^2)^0.5" office:value-type="float" office:value="113.584371037568" calcext:value-type="float">
            <text:p>113.5843710376</text:p>
          </table:table-cell>
          <table:table-cell table:formula="of:=[.E328]+[.F328]" office:value-type="float" office:value="2161" calcext:value-type="float">
            <text:p>2161</text:p>
          </table:table-cell>
          <table:table-cell table:formula="of:=SQRT([.H328])" office:value-type="float" office:value="46.4865571966778" calcext:value-type="float">
            <text:p>46.4865571967</text:p>
          </table:table-cell>
          <table:table-cell/>
          <table:table-cell table:formula="of:=[.G328]/[.I328]" office:value-type="float" office:value="2.4433810092025" calcext:value-type="float">
            <text:p>2.4433810092</text:p>
          </table:table-cell>
          <table:table-cell/>
        </table:table-row>
        <table:table-row table:style-name="ro1">
          <table:table-cell office:value-type="float" office:value="208.061" calcext:value-type="float">
            <text:p>208.061</text:p>
          </table:table-cell>
          <table:table-cell office:value-type="float" office:value="278.984" calcext:value-type="float">
            <text:p>278.984</text:p>
          </table:table-cell>
          <table:table-cell office:value-type="float" office:value="319.353" calcext:value-type="float">
            <text:p>319.353</text:p>
          </table:table-cell>
          <table:table-cell office:value-type="float" office:value="258.288" calcext:value-type="float">
            <text:p>258.288</text:p>
          </table:table-cell>
          <table:table-cell office:value-type="float" office:value="1050" calcext:value-type="float">
            <text:p>1050</text:p>
          </table:table-cell>
          <table:table-cell office:value-type="float" office:value="1098" calcext:value-type="float">
            <text:p>1098</text:p>
          </table:table-cell>
          <table:table-cell table:formula="of:=(([.A329]-[.C329])^2 + ([.B329]-[.D329])^2)^0.5" office:value-type="float" office:value="113.199972084802" calcext:value-type="float">
            <text:p>113.1999720848</text:p>
          </table:table-cell>
          <table:table-cell table:formula="of:=[.E329]+[.F329]" office:value-type="float" office:value="2148" calcext:value-type="float">
            <text:p>2148</text:p>
          </table:table-cell>
          <table:table-cell table:formula="of:=SQRT([.H329])" office:value-type="float" office:value="46.3465209050259" calcext:value-type="float">
            <text:p>46.346520905</text:p>
          </table:table-cell>
          <table:table-cell/>
          <table:table-cell table:formula="of:=[.G329]/[.I329]" office:value-type="float" office:value="2.44246968001705" calcext:value-type="float">
            <text:p>2.44246968</text:p>
          </table:table-cell>
          <table:table-cell/>
        </table:table-row>
        <table:table-row table:style-name="ro1">
          <table:table-cell office:value-type="float" office:value="208.682" calcext:value-type="float">
            <text:p>208.682</text:p>
          </table:table-cell>
          <table:table-cell office:value-type="float" office:value="280.252" calcext:value-type="float">
            <text:p>280.252</text:p>
          </table:table-cell>
          <table:table-cell office:value-type="float" office:value="319.559" calcext:value-type="float">
            <text:p>319.559</text:p>
          </table:table-cell>
          <table:table-cell office:value-type="float" office:value="259.98" calcext:value-type="float">
            <text:p>259.98</text:p>
          </table:table-cell>
          <table:table-cell office:value-type="float" office:value="1046" calcext:value-type="float">
            <text:p>1046</text:p>
          </table:table-cell>
          <table:table-cell office:value-type="float" office:value="1069" calcext:value-type="float">
            <text:p>1069</text:p>
          </table:table-cell>
          <table:table-cell table:formula="of:=(([.A330]-[.C330])^2 + ([.B330]-[.D330])^2)^0.5" office:value-type="float" office:value="112.714964015431" calcext:value-type="float">
            <text:p>112.7149640154</text:p>
          </table:table-cell>
          <table:table-cell table:formula="of:=[.E330]+[.F330]" office:value-type="float" office:value="2115" calcext:value-type="float">
            <text:p>2115</text:p>
          </table:table-cell>
          <table:table-cell table:formula="of:=SQRT([.H330])" office:value-type="float" office:value="45.9891291502677" calcext:value-type="float">
            <text:p>45.9891291503</text:p>
          </table:table-cell>
          <table:table-cell/>
          <table:table-cell table:formula="of:=[.G330]/[.I330]" office:value-type="float" office:value="2.45090450934915" calcext:value-type="float">
            <text:p>2.4509045093</text:p>
          </table:table-cell>
          <table:table-cell/>
        </table:table-row>
        <table:table-row table:style-name="ro1">
          <table:table-cell office:value-type="float" office:value="209.261" calcext:value-type="float">
            <text:p>209.261</text:p>
          </table:table-cell>
          <table:table-cell office:value-type="float" office:value="281.893" calcext:value-type="float">
            <text:p>281.893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261.411" calcext:value-type="float">
            <text:p>261.411</text:p>
          </table:table-cell>
          <table:table-cell office:value-type="float" office:value="1032" calcext:value-type="float">
            <text:p>1032</text:p>
          </table:table-cell>
          <table:table-cell office:value-type="float" office:value="1067" calcext:value-type="float">
            <text:p>1067</text:p>
          </table:table-cell>
          <table:table-cell table:formula="of:=(([.A331]-[.C331])^2 + ([.B331]-[.D331])^2)^0.5" office:value-type="float" office:value="112.27110978787" calcext:value-type="float">
            <text:p>112.2711097879</text:p>
          </table:table-cell>
          <table:table-cell table:formula="of:=[.E331]+[.F331]" office:value-type="float" office:value="2099" calcext:value-type="float">
            <text:p>2099</text:p>
          </table:table-cell>
          <table:table-cell table:formula="of:=SQRT([.H331])" office:value-type="float" office:value="45.8148447558212" calcext:value-type="float">
            <text:p>45.8148447558</text:p>
          </table:table-cell>
          <table:table-cell/>
          <table:table-cell table:formula="of:=[.G331]/[.I331]" office:value-type="float" office:value="2.45054000261793" calcext:value-type="float">
            <text:p>2.4505400026</text:p>
          </table:table-cell>
          <table:table-cell/>
        </table:table-row>
        <table:table-row table:style-name="ro1">
          <table:table-cell office:value-type="float" office:value="209.737" calcext:value-type="float">
            <text:p>209.737</text:p>
          </table:table-cell>
          <table:table-cell office:value-type="float" office:value="283.137" calcext:value-type="float">
            <text:p>283.137</text:p>
          </table:table-cell>
          <table:table-cell office:value-type="float" office:value="319.87" calcext:value-type="float">
            <text:p>319.87</text:p>
          </table:table-cell>
          <table:table-cell office:value-type="float" office:value="262.724" calcext:value-type="float">
            <text:p>262.724</text:p>
          </table:table-cell>
          <table:table-cell office:value-type="float" office:value="1038" calcext:value-type="float">
            <text:p>1038</text:p>
          </table:table-cell>
          <table:table-cell office:value-type="float" office:value="1067" calcext:value-type="float">
            <text:p>1067</text:p>
          </table:table-cell>
          <table:table-cell table:formula="of:=(([.A332]-[.C332])^2 + ([.B332]-[.D332])^2)^0.5" office:value-type="float" office:value="112.008786521415" calcext:value-type="float">
            <text:p>112.0087865214</text:p>
          </table:table-cell>
          <table:table-cell table:formula="of:=[.E332]+[.F332]" office:value-type="float" office:value="2105" calcext:value-type="float">
            <text:p>2105</text:p>
          </table:table-cell>
          <table:table-cell table:formula="of:=SQRT([.H332])" office:value-type="float" office:value="45.8802789878178" calcext:value-type="float">
            <text:p>45.8802789878</text:p>
          </table:table-cell>
          <table:table-cell/>
          <table:table-cell table:formula="of:=[.G332]/[.I332]" office:value-type="float" office:value="2.44132749391424" calcext:value-type="float">
            <text:p>2.4413274939</text:p>
          </table:table-cell>
          <table:table-cell/>
        </table:table-row>
        <table:table-row table:style-name="ro1">
          <table:table-cell office:value-type="float" office:value="210.289" calcext:value-type="float">
            <text:p>210.289</text:p>
          </table:table-cell>
          <table:table-cell office:value-type="float" office:value="284.108" calcext:value-type="float">
            <text:p>284.108</text:p>
          </table:table-cell>
          <table:table-cell office:value-type="float" office:value="319.847" calcext:value-type="float">
            <text:p>319.847</text:p>
          </table:table-cell>
          <table:table-cell office:value-type="float" office:value="263.982" calcext:value-type="float">
            <text:p>263.982</text:p>
          </table:table-cell>
          <table:table-cell office:value-type="float" office:value="1027" calcext:value-type="float">
            <text:p>1027</text:p>
          </table:table-cell>
          <table:table-cell office:value-type="float" office:value="1062" calcext:value-type="float">
            <text:p>1062</text:p>
          </table:table-cell>
          <table:table-cell table:formula="of:=(([.A333]-[.C333])^2 + ([.B333]-[.D333])^2)^0.5" office:value-type="float" office:value="111.391252977961" calcext:value-type="float">
            <text:p>111.391252978</text:p>
          </table:table-cell>
          <table:table-cell table:formula="of:=[.E333]+[.F333]" office:value-type="float" office:value="2089" calcext:value-type="float">
            <text:p>2089</text:p>
          </table:table-cell>
          <table:table-cell table:formula="of:=SQRT([.H333])" office:value-type="float" office:value="45.7055795281058" calcext:value-type="float">
            <text:p>45.7055795281</text:p>
          </table:table-cell>
          <table:table-cell/>
          <table:table-cell table:formula="of:=[.G333]/[.I333]" office:value-type="float" office:value="2.43714780838656" calcext:value-type="float">
            <text:p>2.4371478084</text:p>
          </table:table-cell>
          <table:table-cell/>
        </table:table-row>
        <table:table-row table:style-name="ro1">
          <table:table-cell office:value-type="float" office:value="210.975" calcext:value-type="float">
            <text:p>210.975</text:p>
          </table:table-cell>
          <table:table-cell office:value-type="float" office:value="285.062" calcext:value-type="float">
            <text:p>285.062</text:p>
          </table:table-cell>
          <table:table-cell office:value-type="float" office:value="320.197" calcext:value-type="float">
            <text:p>320.197</text:p>
          </table:table-cell>
          <table:table-cell office:value-type="float" office:value="265.452" calcext:value-type="float">
            <text:p>265.452</text:p>
          </table:table-cell>
          <table:table-cell office:value-type="float" office:value="1020" calcext:value-type="float">
            <text:p>1020</text:p>
          </table:table-cell>
          <table:table-cell office:value-type="float" office:value="1055" calcext:value-type="float">
            <text:p>1055</text:p>
          </table:table-cell>
          <table:table-cell table:formula="of:=(([.A334]-[.C334])^2 + ([.B334]-[.D334])^2)^0.5" office:value-type="float" office:value="110.968452201515" calcext:value-type="float">
            <text:p>110.9684522015</text:p>
          </table:table-cell>
          <table:table-cell table:formula="of:=[.E334]+[.F334]" office:value-type="float" office:value="2075" calcext:value-type="float">
            <text:p>2075</text:p>
          </table:table-cell>
          <table:table-cell table:formula="of:=SQRT([.H334])" office:value-type="float" office:value="45.5521678957215" calcext:value-type="float">
            <text:p>45.5521678957</text:p>
          </table:table-cell>
          <table:table-cell/>
          <table:table-cell table:formula="of:=[.G334]/[.I334]" office:value-type="float" office:value="2.43607400762013" calcext:value-type="float">
            <text:p>2.4360740076</text:p>
          </table:table-cell>
          <table:table-cell/>
        </table:table-row>
        <table:table-row table:style-name="ro1">
          <table:table-cell office:value-type="float" office:value="211.318" calcext:value-type="float">
            <text:p>211.318</text:p>
          </table:table-cell>
          <table:table-cell office:value-type="float" office:value="286.555" calcext:value-type="float">
            <text:p>286.555</text:p>
          </table:table-cell>
          <table:table-cell office:value-type="float" office:value="320.187" calcext:value-type="float">
            <text:p>320.187</text:p>
          </table:table-cell>
          <table:table-cell office:value-type="float" office:value="266.546" calcext:value-type="float">
            <text:p>266.546</text:p>
          </table:table-cell>
          <table:table-cell office:value-type="float" office:value="1011" calcext:value-type="float">
            <text:p>1011</text:p>
          </table:table-cell>
          <table:table-cell office:value-type="float" office:value="1050" calcext:value-type="float">
            <text:p>1050</text:p>
          </table:table-cell>
          <table:table-cell table:formula="of:=(([.A335]-[.C335])^2 + ([.B335]-[.D335])^2)^0.5" office:value-type="float" office:value="110.692453410339" calcext:value-type="float">
            <text:p>110.6924534103</text:p>
          </table:table-cell>
          <table:table-cell table:formula="of:=[.E335]+[.F335]" office:value-type="float" office:value="2061" calcext:value-type="float">
            <text:p>2061</text:p>
          </table:table-cell>
          <table:table-cell table:formula="of:=SQRT([.H335])" office:value-type="float" office:value="45.3982378512647" calcext:value-type="float">
            <text:p>45.3982378513</text:p>
          </table:table-cell>
          <table:table-cell/>
          <table:table-cell table:formula="of:=[.G335]/[.I335]" office:value-type="float" office:value="2.43825440478534" calcext:value-type="float">
            <text:p>2.4382544048</text:p>
          </table:table-cell>
          <table:table-cell/>
        </table:table-row>
        <table:table-row table:style-name="ro1">
          <table:table-cell office:value-type="float" office:value="212.047" calcext:value-type="float">
            <text:p>212.047</text:p>
          </table:table-cell>
          <table:table-cell office:value-type="float" office:value="287.52" calcext:value-type="float">
            <text:p>287.52</text:p>
          </table:table-cell>
          <table:table-cell office:value-type="float" office:value="320.316" calcext:value-type="float">
            <text:p>320.316</text:p>
          </table:table-cell>
          <table:table-cell office:value-type="float" office:value="268.049" calcext:value-type="float">
            <text:p>268.049</text:p>
          </table:table-cell>
          <table:table-cell office:value-type="float" office:value="1009" calcext:value-type="float">
            <text:p>1009</text:p>
          </table:table-cell>
          <table:table-cell office:value-type="float" office:value="1036" calcext:value-type="float">
            <text:p>1036</text:p>
          </table:table-cell>
          <table:table-cell table:formula="of:=(([.A336]-[.C336])^2 + ([.B336]-[.D336])^2)^0.5" office:value-type="float" office:value="110.005891669492" calcext:value-type="float">
            <text:p>110.0058916695</text:p>
          </table:table-cell>
          <table:table-cell table:formula="of:=[.E336]+[.F336]" office:value-type="float" office:value="2045" calcext:value-type="float">
            <text:p>2045</text:p>
          </table:table-cell>
          <table:table-cell table:formula="of:=SQRT([.H336])" office:value-type="float" office:value="45.2216762183801" calcext:value-type="float">
            <text:p>45.2216762184</text:p>
          </table:table-cell>
          <table:table-cell/>
          <table:table-cell table:formula="of:=[.G336]/[.I336]" office:value-type="float" office:value="2.43259208566844" calcext:value-type="float">
            <text:p>2.4325920857</text:p>
          </table:table-cell>
          <table:table-cell/>
        </table:table-row>
        <table:table-row table:style-name="ro1">
          <table:table-cell office:value-type="float" office:value="212.529" calcext:value-type="float">
            <text:p>212.529</text:p>
          </table:table-cell>
          <table:table-cell office:value-type="float" office:value="289.034" calcext:value-type="float">
            <text:p>289.034</text:p>
          </table:table-cell>
          <table:table-cell office:value-type="float" office:value="320.504" calcext:value-type="float">
            <text:p>320.504</text:p>
          </table:table-cell>
          <table:table-cell office:value-type="float" office:value="269.063" calcext:value-type="float">
            <text:p>269.063</text:p>
          </table:table-cell>
          <table:table-cell office:value-type="float" office:value="1002" calcext:value-type="float">
            <text:p>1002</text:p>
          </table:table-cell>
          <table:table-cell office:value-type="float" office:value="1037" calcext:value-type="float">
            <text:p>1037</text:p>
          </table:table-cell>
          <table:table-cell table:formula="of:=(([.A337]-[.C337])^2 + ([.B337]-[.D337])^2)^0.5" office:value-type="float" office:value="109.806381718004" calcext:value-type="float">
            <text:p>109.806381718</text:p>
          </table:table-cell>
          <table:table-cell table:formula="of:=[.E337]+[.F337]" office:value-type="float" office:value="2039" calcext:value-type="float">
            <text:p>2039</text:p>
          </table:table-cell>
          <table:table-cell table:formula="of:=SQRT([.H337])" office:value-type="float" office:value="45.1552876195025" calcext:value-type="float">
            <text:p>45.1552876195</text:p>
          </table:table-cell>
          <table:table-cell/>
          <table:table-cell table:formula="of:=[.G337]/[.I337]" office:value-type="float" office:value="2.43175024469512" calcext:value-type="float">
            <text:p>2.4317502447</text:p>
          </table:table-cell>
          <table:table-cell/>
        </table:table-row>
        <table:table-row table:style-name="ro1">
          <table:table-cell office:value-type="float" office:value="213.169" calcext:value-type="float">
            <text:p>213.169</text:p>
          </table:table-cell>
          <table:table-cell office:value-type="float" office:value="290.114" calcext:value-type="float">
            <text:p>290.114</text:p>
          </table:table-cell>
          <table:table-cell office:value-type="float" office:value="320.735" calcext:value-type="float">
            <text:p>320.735</text:p>
          </table:table-cell>
          <table:table-cell office:value-type="float" office:value="270.43" calcext:value-type="float">
            <text:p>270.43</text:p>
          </table:table-cell>
          <table:table-cell office:value-type="float" office:value="986" calcext:value-type="float">
            <text:p>986</text:p>
          </table:table-cell>
          <table:table-cell office:value-type="float" office:value="1030" calcext:value-type="float">
            <text:p>1030</text:p>
          </table:table-cell>
          <table:table-cell table:formula="of:=(([.A338]-[.C338])^2 + ([.B338]-[.D338])^2)^0.5" office:value-type="float" office:value="109.352202593272" calcext:value-type="float">
            <text:p>109.3522025933</text:p>
          </table:table-cell>
          <table:table-cell table:formula="of:=[.E338]+[.F338]" office:value-type="float" office:value="2016" calcext:value-type="float">
            <text:p>2016</text:p>
          </table:table-cell>
          <table:table-cell table:formula="of:=SQRT([.H338])" office:value-type="float" office:value="44.8998886412873" calcext:value-type="float">
            <text:p>44.8998886413</text:p>
          </table:table-cell>
          <table:table-cell/>
          <table:table-cell table:formula="of:=[.G338]/[.I338]" office:value-type="float" office:value="2.43546712257808" calcext:value-type="float">
            <text:p>2.4354671226</text:p>
          </table:table-cell>
          <table:table-cell/>
        </table:table-row>
        <table:table-row table:style-name="ro1">
          <table:table-cell office:value-type="float" office:value="213.897" calcext:value-type="float">
            <text:p>213.897</text:p>
          </table:table-cell>
          <table:table-cell office:value-type="float" office:value="291.447" calcext:value-type="float">
            <text:p>291.447</text:p>
          </table:table-cell>
          <table:table-cell office:value-type="float" office:value="321.143" calcext:value-type="float">
            <text:p>321.143</text:p>
          </table:table-cell>
          <table:table-cell office:value-type="float" office:value="271.925" calcext:value-type="float">
            <text:p>271.925</text:p>
          </table:table-cell>
          <table:table-cell office:value-type="float" office:value="990" calcext:value-type="float">
            <text:p>990</text:p>
          </table:table-cell>
          <table:table-cell office:value-type="float" office:value="1020" calcext:value-type="float">
            <text:p>1020</text:p>
          </table:table-cell>
          <table:table-cell table:formula="of:=(([.A339]-[.C339])^2 + ([.B339]-[.D339])^2)^0.5" office:value-type="float" office:value="109.008316196518" calcext:value-type="float">
            <text:p>109.0083161965</text:p>
          </table:table-cell>
          <table:table-cell table:formula="of:=[.E339]+[.F339]" office:value-type="float" office:value="2010" calcext:value-type="float">
            <text:p>2010</text:p>
          </table:table-cell>
          <table:table-cell table:formula="of:=SQRT([.H339])" office:value-type="float" office:value="44.8330235429198" calcext:value-type="float">
            <text:p>44.8330235429</text:p>
          </table:table-cell>
          <table:table-cell/>
          <table:table-cell table:formula="of:=[.G339]/[.I339]" office:value-type="float" office:value="2.43142905791668" calcext:value-type="float">
            <text:p>2.4314290579</text:p>
          </table:table-cell>
          <table:table-cell/>
        </table:table-row>
        <table:table-row table:style-name="ro1">
          <table:table-cell office:value-type="float" office:value="214.721" calcext:value-type="float">
            <text:p>214.721</text:p>
          </table:table-cell>
          <table:table-cell office:value-type="float" office:value="292.599" calcext:value-type="float">
            <text:p>292.599</text:p>
          </table:table-cell>
          <table:table-cell office:value-type="float" office:value="321.5" calcext:value-type="float">
            <text:p>321.5</text:p>
          </table:table-cell>
          <table:table-cell office:value-type="float" office:value="273.217" calcext:value-type="float">
            <text:p>273.217</text:p>
          </table:table-cell>
          <table:table-cell office:value-type="float" office:value="990" calcext:value-type="float">
            <text:p>990</text:p>
          </table:table-cell>
          <table:table-cell office:value-type="float" office:value="1014" calcext:value-type="float">
            <text:p>1014</text:p>
          </table:table-cell>
          <table:table-cell table:formula="of:=(([.A340]-[.C340])^2 + ([.B340]-[.D340])^2)^0.5" office:value-type="float" office:value="108.52380736502" calcext:value-type="float">
            <text:p>108.523807365</text:p>
          </table:table-cell>
          <table:table-cell table:formula="of:=[.E340]+[.F340]" office:value-type="float" office:value="2004" calcext:value-type="float">
            <text:p>2004</text:p>
          </table:table-cell>
          <table:table-cell table:formula="of:=SQRT([.H340])" office:value-type="float" office:value="44.7660585711988" calcext:value-type="float">
            <text:p>44.7660585712</text:p>
          </table:table-cell>
          <table:table-cell/>
          <table:table-cell table:formula="of:=[.G340]/[.I340]" office:value-type="float" office:value="2.42424307229141" calcext:value-type="float">
            <text:p>2.4242430723</text:p>
          </table:table-cell>
          <table:table-cell/>
        </table:table-row>
        <table:table-row table:style-name="ro1">
          <table:table-cell office:value-type="float" office:value="215.536" calcext:value-type="float">
            <text:p>215.536</text:p>
          </table:table-cell>
          <table:table-cell office:value-type="float" office:value="293.606" calcext:value-type="float">
            <text:p>293.606</text:p>
          </table:table-cell>
          <table:table-cell office:value-type="float" office:value="321.792" calcext:value-type="float">
            <text:p>321.792</text:p>
          </table:table-cell>
          <table:table-cell office:value-type="float" office:value="274.689" calcext:value-type="float">
            <text:p>274.689</text:p>
          </table:table-cell>
          <table:table-cell office:value-type="float" office:value="978" calcext:value-type="float">
            <text:p>978</text:p>
          </table:table-cell>
          <table:table-cell office:value-type="float" office:value="1001" calcext:value-type="float">
            <text:p>1001</text:p>
          </table:table-cell>
          <table:table-cell table:formula="of:=(([.A341]-[.C341])^2 + ([.B341]-[.D341])^2)^0.5" office:value-type="float" office:value="107.926782704758" calcext:value-type="float">
            <text:p>107.9267827048</text:p>
          </table:table-cell>
          <table:table-cell table:formula="of:=[.E341]+[.F341]" office:value-type="float" office:value="1979" calcext:value-type="float">
            <text:p>1979</text:p>
          </table:table-cell>
          <table:table-cell table:formula="of:=SQRT([.H341])" office:value-type="float" office:value="44.4859528390704" calcext:value-type="float">
            <text:p>44.4859528391</text:p>
          </table:table-cell>
          <table:table-cell/>
          <table:table-cell table:formula="of:=[.G341]/[.I341]" office:value-type="float" office:value="2.42608679407603" calcext:value-type="float">
            <text:p>2.4260867941</text:p>
          </table:table-cell>
          <table:table-cell/>
        </table:table-row>
        <table:table-row table:style-name="ro1">
          <table:table-cell office:value-type="float" office:value="216.363" calcext:value-type="float">
            <text:p>216.363</text:p>
          </table:table-cell>
          <table:table-cell office:value-type="float" office:value="294.99" calcext:value-type="float">
            <text:p>294.99</text:p>
          </table:table-cell>
          <table:table-cell office:value-type="float" office:value="322.4" calcext:value-type="float">
            <text:p>322.4</text:p>
          </table:table-cell>
          <table:table-cell office:value-type="float" office:value="275.937" calcext:value-type="float">
            <text:p>275.937</text:p>
          </table:table-cell>
          <table:table-cell office:value-type="float" office:value="966" calcext:value-type="float">
            <text:p>966</text:p>
          </table:table-cell>
          <table:table-cell office:value-type="float" office:value="998" calcext:value-type="float">
            <text:p>998</text:p>
          </table:table-cell>
          <table:table-cell table:formula="of:=(([.A342]-[.C342])^2 + ([.B342]-[.D342])^2)^0.5" office:value-type="float" office:value="107.735148294324" calcext:value-type="float">
            <text:p>107.7351482943</text:p>
          </table:table-cell>
          <table:table-cell table:formula="of:=[.E342]+[.F342]" office:value-type="float" office:value="1964" calcext:value-type="float">
            <text:p>1964</text:p>
          </table:table-cell>
          <table:table-cell table:formula="of:=SQRT([.H342])" office:value-type="float" office:value="44.3170396123207" calcext:value-type="float">
            <text:p>44.3170396123</text:p>
          </table:table-cell>
          <table:table-cell/>
          <table:table-cell table:formula="of:=[.G342]/[.I342]" office:value-type="float" office:value="2.43100958991792" calcext:value-type="float">
            <text:p>2.4310095899</text:p>
          </table:table-cell>
          <table:table-cell/>
        </table:table-row>
        <table:table-row table:style-name="ro1">
          <table:table-cell office:value-type="float" office:value="217.128" calcext:value-type="float">
            <text:p>217.128</text:p>
          </table:table-cell>
          <table:table-cell office:value-type="float" office:value="296.058" calcext:value-type="float">
            <text:p>296.058</text:p>
          </table:table-cell>
          <table:table-cell office:value-type="float" office:value="322.885" calcext:value-type="float">
            <text:p>322.885</text:p>
          </table:table-cell>
          <table:table-cell office:value-type="float" office:value="277.046" calcext:value-type="float">
            <text:p>277.046</text:p>
          </table:table-cell>
          <table:table-cell office:value-type="float" office:value="967" calcext:value-type="float">
            <text:p>967</text:p>
          </table:table-cell>
          <table:table-cell office:value-type="float" office:value="1005" calcext:value-type="float">
            <text:p>1005</text:p>
          </table:table-cell>
          <table:table-cell table:formula="of:=(([.A343]-[.C343])^2 + ([.B343]-[.D343])^2)^0.5" office:value-type="float" office:value="107.452311250154" calcext:value-type="float">
            <text:p>107.4523112502</text:p>
          </table:table-cell>
          <table:table-cell table:formula="of:=[.E343]+[.F343]" office:value-type="float" office:value="1972" calcext:value-type="float">
            <text:p>1972</text:p>
          </table:table-cell>
          <table:table-cell table:formula="of:=SQRT([.H343])" office:value-type="float" office:value="44.407206622349" calcext:value-type="float">
            <text:p>44.4072066223</text:p>
          </table:table-cell>
          <table:table-cell/>
          <table:table-cell table:formula="of:=[.G343]/[.I343]" office:value-type="float" office:value="2.41970435483497" calcext:value-type="float">
            <text:p>2.4197043548</text:p>
          </table:table-cell>
          <table:table-cell/>
        </table:table-row>
        <table:table-row table:style-name="ro1">
          <table:table-cell office:value-type="float" office:value="218.182" calcext:value-type="float">
            <text:p>218.182</text:p>
          </table:table-cell>
          <table:table-cell office:value-type="float" office:value="297.118" calcext:value-type="float">
            <text:p>297.118</text:p>
          </table:table-cell>
          <table:table-cell office:value-type="float" office:value="323.411" calcext:value-type="float">
            <text:p>323.411</text:p>
          </table:table-cell>
          <table:table-cell office:value-type="float" office:value="278.512" calcext:value-type="float">
            <text:p>278.512</text:p>
          </table:table-cell>
          <table:table-cell office:value-type="float" office:value="960" calcext:value-type="float">
            <text:p>960</text:p>
          </table:table-cell>
          <table:table-cell office:value-type="float" office:value="982" calcext:value-type="float">
            <text:p>982</text:p>
          </table:table-cell>
          <table:table-cell table:formula="of:=(([.A344]-[.C344])^2 + ([.B344]-[.D344])^2)^0.5" office:value-type="float" office:value="106.86124497216" calcext:value-type="float">
            <text:p>106.8612449722</text:p>
          </table:table-cell>
          <table:table-cell table:formula="of:=[.E344]+[.F344]" office:value-type="float" office:value="1942" calcext:value-type="float">
            <text:p>1942</text:p>
          </table:table-cell>
          <table:table-cell table:formula="of:=SQRT([.H344])" office:value-type="float" office:value="44.0681290730614" calcext:value-type="float">
            <text:p>44.0681290731</text:p>
          </table:table-cell>
          <table:table-cell/>
          <table:table-cell table:formula="of:=[.G344]/[.I344]" office:value-type="float" office:value="2.42490995692131" calcext:value-type="float">
            <text:p>2.4249099569</text:p>
          </table:table-cell>
          <table:table-cell/>
        </table:table-row>
        <table:table-row table:style-name="ro1">
          <table:table-cell office:value-type="float" office:value="219.228" calcext:value-type="float">
            <text:p>219.228</text:p>
          </table:table-cell>
          <table:table-cell office:value-type="float" office:value="298.186" calcext:value-type="float">
            <text:p>298.186</text:p>
          </table:table-cell>
          <table:table-cell office:value-type="float" office:value="323.953" calcext:value-type="float">
            <text:p>323.953</text:p>
          </table:table-cell>
          <table:table-cell office:value-type="float" office:value="279.817" calcext:value-type="float">
            <text:p>279.817</text:p>
          </table:table-cell>
          <table:table-cell office:value-type="float" office:value="962" calcext:value-type="float">
            <text:p>962</text:p>
          </table:table-cell>
          <table:table-cell office:value-type="float" office:value="983" calcext:value-type="float">
            <text:p>983</text:p>
          </table:table-cell>
          <table:table-cell table:formula="of:=(([.A345]-[.C345])^2 + ([.B345]-[.D345])^2)^0.5" office:value-type="float" office:value="106.323778083738" calcext:value-type="float">
            <text:p>106.3237780837</text:p>
          </table:table-cell>
          <table:table-cell table:formula="of:=[.E345]+[.F345]" office:value-type="float" office:value="1945" calcext:value-type="float">
            <text:p>1945</text:p>
          </table:table-cell>
          <table:table-cell table:formula="of:=SQRT([.H345])" office:value-type="float" office:value="44.1021541423999" calcext:value-type="float">
            <text:p>44.1021541424</text:p>
          </table:table-cell>
          <table:table-cell/>
          <table:table-cell table:formula="of:=[.G345]/[.I345]" office:value-type="float" office:value="2.41085226223719" calcext:value-type="float">
            <text:p>2.4108522622</text:p>
          </table:table-cell>
          <table:table-cell/>
        </table:table-row>
        <table:table-row table:style-name="ro1">
          <table:table-cell office:value-type="float" office:value="220.119" calcext:value-type="float">
            <text:p>220.119</text:p>
          </table:table-cell>
          <table:table-cell office:value-type="float" office:value="299.272" calcext:value-type="float">
            <text:p>299.272</text:p>
          </table:table-cell>
          <table:table-cell office:value-type="float" office:value="324.721" calcext:value-type="float">
            <text:p>324.721</text:p>
          </table:table-cell>
          <table:table-cell office:value-type="float" office:value="281.181" calcext:value-type="float">
            <text:p>281.181</text:p>
          </table:table-cell>
          <table:table-cell office:value-type="float" office:value="948" calcext:value-type="float">
            <text:p>948</text:p>
          </table:table-cell>
          <table:table-cell office:value-type="float" office:value="979" calcext:value-type="float">
            <text:p>979</text:p>
          </table:table-cell>
          <table:table-cell table:formula="of:=(([.A346]-[.C346])^2 + ([.B346]-[.D346])^2)^0.5" office:value-type="float" office:value="106.154899486552" calcext:value-type="float">
            <text:p>106.1548994866</text:p>
          </table:table-cell>
          <table:table-cell table:formula="of:=[.E346]+[.F346]" office:value-type="float" office:value="1927" calcext:value-type="float">
            <text:p>1927</text:p>
          </table:table-cell>
          <table:table-cell table:formula="of:=SQRT([.H346])" office:value-type="float" office:value="43.8976081352959" calcext:value-type="float">
            <text:p>43.8976081353</text:p>
          </table:table-cell>
          <table:table-cell/>
          <table:table-cell table:formula="of:=[.G346]/[.I346]" office:value-type="float" office:value="2.41823880607286" calcext:value-type="float">
            <text:p>2.4182388061</text:p>
          </table:table-cell>
          <table:table-cell/>
        </table:table-row>
        <table:table-row table:style-name="ro1">
          <table:table-cell office:value-type="float" office:value="220.878" calcext:value-type="float">
            <text:p>220.878</text:p>
          </table:table-cell>
          <table:table-cell office:value-type="float" office:value="300.562" calcext:value-type="float">
            <text:p>300.562</text:p>
          </table:table-cell>
          <table:table-cell office:value-type="float" office:value="324.916" calcext:value-type="float">
            <text:p>324.916</text:p>
          </table:table-cell>
          <table:table-cell office:value-type="float" office:value="282.431" calcext:value-type="float">
            <text:p>282.431</text:p>
          </table:table-cell>
          <table:table-cell office:value-type="float" office:value="933" calcext:value-type="float">
            <text:p>933</text:p>
          </table:table-cell>
          <table:table-cell office:value-type="float" office:value="967" calcext:value-type="float">
            <text:p>967</text:p>
          </table:table-cell>
          <table:table-cell table:formula="of:=(([.A347]-[.C347])^2 + ([.B347]-[.D347])^2)^0.5" office:value-type="float" office:value="105.60605382742" calcext:value-type="float">
            <text:p>105.6060538274</text:p>
          </table:table-cell>
          <table:table-cell table:formula="of:=[.E347]+[.F347]" office:value-type="float" office:value="1900" calcext:value-type="float">
            <text:p>1900</text:p>
          </table:table-cell>
          <table:table-cell table:formula="of:=SQRT([.H347])" office:value-type="float" office:value="43.5889894354067" calcext:value-type="float">
            <text:p>43.5889894354</text:p>
          </table:table-cell>
          <table:table-cell/>
          <table:table-cell table:formula="of:=[.G347]/[.I347]" office:value-type="float" office:value="2.42276903399917" calcext:value-type="float">
            <text:p>2.422769034</text:p>
          </table:table-cell>
          <table:table-cell/>
        </table:table-row>
        <table:table-row table:style-name="ro1">
          <table:table-cell office:value-type="float" office:value="221.727" calcext:value-type="float">
            <text:p>221.727</text:p>
          </table:table-cell>
          <table:table-cell office:value-type="float" office:value="301.866" calcext:value-type="float">
            <text:p>301.866</text:p>
          </table:table-cell>
          <table:table-cell office:value-type="float" office:value="325.453" calcext:value-type="float">
            <text:p>325.453</text:p>
          </table:table-cell>
          <table:table-cell office:value-type="float" office:value="283.71" calcext:value-type="float">
            <text:p>283.71</text:p>
          </table:table-cell>
          <table:table-cell office:value-type="float" office:value="948" calcext:value-type="float">
            <text:p>948</text:p>
          </table:table-cell>
          <table:table-cell office:value-type="float" office:value="969" calcext:value-type="float">
            <text:p>969</text:p>
          </table:table-cell>
          <table:table-cell table:formula="of:=(([.A348]-[.C348])^2 + ([.B348]-[.D348])^2)^0.5" office:value-type="float" office:value="105.303007611369" calcext:value-type="float">
            <text:p>105.3030076114</text:p>
          </table:table-cell>
          <table:table-cell table:formula="of:=[.E348]+[.F348]" office:value-type="float" office:value="1917" calcext:value-type="float">
            <text:p>1917</text:p>
          </table:table-cell>
          <table:table-cell table:formula="of:=SQRT([.H348])" office:value-type="float" office:value="43.7835585579793" calcext:value-type="float">
            <text:p>43.783558558</text:p>
          </table:table-cell>
          <table:table-cell/>
          <table:table-cell table:formula="of:=[.G348]/[.I348]" office:value-type="float" office:value="2.40508106420642" calcext:value-type="float">
            <text:p>2.4050810642</text:p>
          </table:table-cell>
          <table:table-cell/>
        </table:table-row>
        <table:table-row table:style-name="ro1">
          <table:table-cell office:value-type="float" office:value="222.22" calcext:value-type="float">
            <text:p>222.22</text:p>
          </table:table-cell>
          <table:table-cell office:value-type="float" office:value="303.067" calcext:value-type="float">
            <text:p>303.067</text:p>
          </table:table-cell>
          <table:table-cell office:value-type="float" office:value="325.757" calcext:value-type="float">
            <text:p>325.757</text:p>
          </table:table-cell>
          <table:table-cell office:value-type="float" office:value="285.054" calcext:value-type="float">
            <text:p>285.054</text:p>
          </table:table-cell>
          <table:table-cell office:value-type="float" office:value="939" calcext:value-type="float">
            <text:p>939</text:p>
          </table:table-cell>
          <table:table-cell office:value-type="float" office:value="952" calcext:value-type="float">
            <text:p>952</text:p>
          </table:table-cell>
          <table:table-cell table:formula="of:=(([.A349]-[.C349])^2 + ([.B349]-[.D349])^2)^0.5" office:value-type="float" office:value="105.092238238606" calcext:value-type="float">
            <text:p>105.0922382386</text:p>
          </table:table-cell>
          <table:table-cell table:formula="of:=[.E349]+[.F349]" office:value-type="float" office:value="1891" calcext:value-type="float">
            <text:p>1891</text:p>
          </table:table-cell>
          <table:table-cell table:formula="of:=SQRT([.H349])" office:value-type="float" office:value="43.4856298103178" calcext:value-type="float">
            <text:p>43.4856298103</text:p>
          </table:table-cell>
          <table:table-cell/>
          <table:table-cell table:formula="of:=[.G349]/[.I349]" office:value-type="float" office:value="2.41671188153451" calcext:value-type="float">
            <text:p>2.4167118815</text:p>
          </table:table-cell>
          <table:table-cell/>
        </table:table-row>
        <table:table-row table:style-name="ro1">
          <table:table-cell office:value-type="float" office:value="223.103" calcext:value-type="float">
            <text:p>223.103</text:p>
          </table:table-cell>
          <table:table-cell office:value-type="float" office:value="304.332" calcext:value-type="float">
            <text:p>304.332</text:p>
          </table:table-cell>
          <table:table-cell office:value-type="float" office:value="326.26" calcext:value-type="float">
            <text:p>326.26</text:p>
          </table:table-cell>
          <table:table-cell office:value-type="float" office:value="286.257" calcext:value-type="float">
            <text:p>286.257</text:p>
          </table:table-cell>
          <table:table-cell office:value-type="float" office:value="922" calcext:value-type="float">
            <text:p>922</text:p>
          </table:table-cell>
          <table:table-cell office:value-type="float" office:value="958" calcext:value-type="float">
            <text:p>958</text:p>
          </table:table-cell>
          <table:table-cell table:formula="of:=(([.A350]-[.C350])^2 + ([.B350]-[.D350])^2)^0.5" office:value-type="float" office:value="104.72856474716" calcext:value-type="float">
            <text:p>104.7285647472</text:p>
          </table:table-cell>
          <table:table-cell table:formula="of:=[.E350]+[.F350]" office:value-type="float" office:value="1880" calcext:value-type="float">
            <text:p>1880</text:p>
          </table:table-cell>
          <table:table-cell table:formula="of:=SQRT([.H350])" office:value-type="float" office:value="43.3589667773576" calcext:value-type="float">
            <text:p>43.3589667774</text:p>
          </table:table-cell>
          <table:table-cell/>
          <table:table-cell table:formula="of:=[.G350]/[.I350]" office:value-type="float" office:value="2.41538423378321" calcext:value-type="float">
            <text:p>2.4153842338</text:p>
          </table:table-cell>
          <table:table-cell/>
        </table:table-row>
        <table:table-row table:style-name="ro1">
          <table:table-cell office:value-type="float" office:value="223.924" calcext:value-type="float">
            <text:p>223.924</text:p>
          </table:table-cell>
          <table:table-cell office:value-type="float" office:value="305.341" calcext:value-type="float">
            <text:p>305.341</text:p>
          </table:table-cell>
          <table:table-cell office:value-type="float" office:value="326.536" calcext:value-type="float">
            <text:p>326.536</text:p>
          </table:table-cell>
          <table:table-cell office:value-type="float" office:value="287.437" calcext:value-type="float">
            <text:p>287.437</text:p>
          </table:table-cell>
          <table:table-cell office:value-type="float" office:value="926" calcext:value-type="float">
            <text:p>926</text:p>
          </table:table-cell>
          <table:table-cell office:value-type="float" office:value="946" calcext:value-type="float">
            <text:p>946</text:p>
          </table:table-cell>
          <table:table-cell table:formula="of:=(([.A351]-[.C351])^2 + ([.B351]-[.D351])^2)^0.5" office:value-type="float" office:value="104.162256887992" calcext:value-type="float">
            <text:p>104.162256888</text:p>
          </table:table-cell>
          <table:table-cell table:formula="of:=[.E351]+[.F351]" office:value-type="float" office:value="1872" calcext:value-type="float">
            <text:p>1872</text:p>
          </table:table-cell>
          <table:table-cell table:formula="of:=SQRT([.H351])" office:value-type="float" office:value="43.2666153055679" calcext:value-type="float">
            <text:p>43.2666153056</text:p>
          </table:table-cell>
          <table:table-cell/>
          <table:table-cell table:formula="of:=[.G351]/[.I351]" office:value-type="float" office:value="2.40745101395966" calcext:value-type="float">
            <text:p>2.407451014</text:p>
          </table:table-cell>
          <table:table-cell/>
        </table:table-row>
        <table:table-row table:style-name="ro1">
          <table:table-cell office:value-type="float" office:value="224.732" calcext:value-type="float">
            <text:p>224.732</text:p>
          </table:table-cell>
          <table:table-cell office:value-type="float" office:value="306.453" calcext:value-type="float">
            <text:p>306.453</text:p>
          </table:table-cell>
          <table:table-cell office:value-type="float" office:value="326.886" calcext:value-type="float">
            <text:p>326.886</text:p>
          </table:table-cell>
          <table:table-cell office:value-type="float" office:value="288.713" calcext:value-type="float">
            <text:p>288.713</text:p>
          </table:table-cell>
          <table:table-cell office:value-type="float" office:value="918" calcext:value-type="float">
            <text:p>918</text:p>
          </table:table-cell>
          <table:table-cell office:value-type="float" office:value="952" calcext:value-type="float">
            <text:p>952</text:p>
          </table:table-cell>
          <table:table-cell table:formula="of:=(([.A352]-[.C352])^2 + ([.B352]-[.D352])^2)^0.5" office:value-type="float" office:value="103.682917185041" calcext:value-type="float">
            <text:p>103.682917185</text:p>
          </table:table-cell>
          <table:table-cell table:formula="of:=[.E352]+[.F352]" office:value-type="float" office:value="1870" calcext:value-type="float">
            <text:p>1870</text:p>
          </table:table-cell>
          <table:table-cell table:formula="of:=SQRT([.H352])" office:value-type="float" office:value="43.2434966208793" calcext:value-type="float">
            <text:p>43.2434966209</text:p>
          </table:table-cell>
          <table:table-cell/>
          <table:table-cell table:formula="of:=[.G352]/[.I352]" office:value-type="float" office:value="2.39765341119477" calcext:value-type="float">
            <text:p>2.3976534112</text:p>
          </table:table-cell>
          <table:table-cell/>
        </table:table-row>
        <table:table-row table:style-name="ro1">
          <table:table-cell office:value-type="float" office:value="225.647" calcext:value-type="float">
            <text:p>225.647</text:p>
          </table:table-cell>
          <table:table-cell office:value-type="float" office:value="307.344" calcext:value-type="float">
            <text:p>307.344</text:p>
          </table:table-cell>
          <table:table-cell office:value-type="float" office:value="327.42" calcext:value-type="float">
            <text:p>327.42</text:p>
          </table:table-cell>
          <table:table-cell office:value-type="float" office:value="290.064" calcext:value-type="float">
            <text:p>290.064</text:p>
          </table:table-cell>
          <table:table-cell office:value-type="float" office:value="914" calcext:value-type="float">
            <text:p>914</text:p>
          </table:table-cell>
          <table:table-cell office:value-type="float" office:value="928" calcext:value-type="float">
            <text:p>928</text:p>
          </table:table-cell>
          <table:table-cell table:formula="of:=(([.A353]-[.C353])^2 + ([.B353]-[.D353])^2)^0.5" office:value-type="float" office:value="103.229559376179" calcext:value-type="float">
            <text:p>103.2295593762</text:p>
          </table:table-cell>
          <table:table-cell table:formula="of:=[.E353]+[.F353]" office:value-type="float" office:value="1842" calcext:value-type="float">
            <text:p>1842</text:p>
          </table:table-cell>
          <table:table-cell table:formula="of:=SQRT([.H353])" office:value-type="float" office:value="42.9185274677499" calcext:value-type="float">
            <text:p>42.9185274677</text:p>
          </table:table-cell>
          <table:table-cell/>
          <table:table-cell table:formula="of:=[.G353]/[.I353]" office:value-type="float" office:value="2.40524466860491" calcext:value-type="float">
            <text:p>2.4052446686</text:p>
          </table:table-cell>
          <table:table-cell/>
        </table:table-row>
        <table:table-row table:style-name="ro1">
          <table:table-cell office:value-type="float" office:value="226.404" calcext:value-type="float">
            <text:p>226.404</text:p>
          </table:table-cell>
          <table:table-cell office:value-type="float" office:value="308.567" calcext:value-type="float">
            <text:p>308.567</text:p>
          </table:table-cell>
          <table:table-cell office:value-type="float" office:value="328.048" calcext:value-type="float">
            <text:p>328.048</text:p>
          </table:table-cell>
          <table:table-cell office:value-type="float" office:value="291.293" calcext:value-type="float">
            <text:p>291.293</text:p>
          </table:table-cell>
          <table:table-cell office:value-type="float" office:value="909" calcext:value-type="float">
            <text:p>909</text:p>
          </table:table-cell>
          <table:table-cell office:value-type="float" office:value="928" calcext:value-type="float">
            <text:p>928</text:p>
          </table:table-cell>
          <table:table-cell table:formula="of:=(([.A354]-[.C354])^2 + ([.B354]-[.D354])^2)^0.5" office:value-type="float" office:value="103.101376382665" calcext:value-type="float">
            <text:p>103.1013763827</text:p>
          </table:table-cell>
          <table:table-cell table:formula="of:=[.E354]+[.F354]" office:value-type="float" office:value="1837" calcext:value-type="float">
            <text:p>1837</text:p>
          </table:table-cell>
          <table:table-cell table:formula="of:=SQRT([.H354])" office:value-type="float" office:value="42.8602379834737" calcext:value-type="float">
            <text:p>42.8602379835</text:p>
          </table:table-cell>
          <table:table-cell/>
          <table:table-cell table:formula="of:=[.G354]/[.I354]" office:value-type="float" office:value="2.40552505617024" calcext:value-type="float">
            <text:p>2.4055250562</text:p>
          </table:table-cell>
          <table:table-cell/>
        </table:table-row>
        <table:table-row table:style-name="ro1">
          <table:table-cell office:value-type="float" office:value="227.25" calcext:value-type="float">
            <text:p>227.25</text:p>
          </table:table-cell>
          <table:table-cell office:value-type="float" office:value="309.623" calcext:value-type="float">
            <text:p>309.623</text:p>
          </table:table-cell>
          <table:table-cell office:value-type="float" office:value="328.565" calcext:value-type="float">
            <text:p>328.565</text:p>
          </table:table-cell>
          <table:table-cell office:value-type="float" office:value="292.628" calcext:value-type="float">
            <text:p>292.628</text:p>
          </table:table-cell>
          <table:table-cell office:value-type="float" office:value="907" calcext:value-type="float">
            <text:p>907</text:p>
          </table:table-cell>
          <table:table-cell office:value-type="float" office:value="935" calcext:value-type="float">
            <text:p>935</text:p>
          </table:table-cell>
          <table:table-cell table:formula="of:=(([.A355]-[.C355])^2 + ([.B355]-[.D355])^2)^0.5" office:value-type="float" office:value="102.730517617697" calcext:value-type="float">
            <text:p>102.7305176177</text:p>
          </table:table-cell>
          <table:table-cell table:formula="of:=[.E355]+[.F355]" office:value-type="float" office:value="1842" calcext:value-type="float">
            <text:p>1842</text:p>
          </table:table-cell>
          <table:table-cell table:formula="of:=SQRT([.H355])" office:value-type="float" office:value="42.9185274677499" calcext:value-type="float">
            <text:p>42.9185274677</text:p>
          </table:table-cell>
          <table:table-cell/>
          <table:table-cell table:formula="of:=[.G355]/[.I355]" office:value-type="float" office:value="2.39361701528301" calcext:value-type="float">
            <text:p>2.3936170153</text:p>
          </table:table-cell>
          <table:table-cell/>
        </table:table-row>
        <table:table-row table:style-name="ro1">
          <table:table-cell office:value-type="float" office:value="227.978" calcext:value-type="float">
            <text:p>227.978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329.079" calcext:value-type="float">
            <text:p>329.079</text:p>
          </table:table-cell>
          <table:table-cell office:value-type="float" office:value="294.076" calcext:value-type="float">
            <text:p>294.076</text:p>
          </table:table-cell>
          <table:table-cell office:value-type="float" office:value="909" calcext:value-type="float">
            <text:p>909</text:p>
          </table:table-cell>
          <table:table-cell office:value-type="float" office:value="920" calcext:value-type="float">
            <text:p>920</text:p>
          </table:table-cell>
          <table:table-cell table:formula="of:=(([.A356]-[.C356])^2 + ([.B356]-[.D356])^2)^0.5" office:value-type="float" office:value="102.449067472574" calcext:value-type="float">
            <text:p>102.4490674726</text:p>
          </table:table-cell>
          <table:table-cell table:formula="of:=[.E356]+[.F356]" office:value-type="float" office:value="1829" calcext:value-type="float">
            <text:p>1829</text:p>
          </table:table-cell>
          <table:table-cell table:formula="of:=SQRT([.H356])" office:value-type="float" office:value="42.7668095606862" calcext:value-type="float">
            <text:p>42.7668095607</text:p>
          </table:table-cell>
          <table:table-cell/>
          <table:table-cell table:formula="of:=[.G356]/[.I356]" office:value-type="float" office:value="2.39552747855082" calcext:value-type="float">
            <text:p>2.3955274786</text:p>
          </table:table-cell>
          <table:table-cell/>
        </table:table-row>
        <table:table-row table:style-name="ro1">
          <table:table-cell office:value-type="float" office:value="228.77" calcext:value-type="float">
            <text:p>228.77</text:p>
          </table:table-cell>
          <table:table-cell office:value-type="float" office:value="311.566" calcext:value-type="float">
            <text:p>311.566</text:p>
          </table:table-cell>
          <table:table-cell office:value-type="float" office:value="329.541" calcext:value-type="float">
            <text:p>329.541</text:p>
          </table:table-cell>
          <table:table-cell office:value-type="float" office:value="295.152" calcext:value-type="float">
            <text:p>295.152</text:p>
          </table:table-cell>
          <table:table-cell office:value-type="float" office:value="894" calcext:value-type="float">
            <text:p>894</text:p>
          </table:table-cell>
          <table:table-cell office:value-type="float" office:value="919" calcext:value-type="float">
            <text:p>919</text:p>
          </table:table-cell>
          <table:table-cell table:formula="of:=(([.A357]-[.C357])^2 + ([.B357]-[.D357])^2)^0.5" office:value-type="float" office:value="102.099039353953" calcext:value-type="float">
            <text:p>102.099039354</text:p>
          </table:table-cell>
          <table:table-cell table:formula="of:=[.E357]+[.F357]" office:value-type="float" office:value="1813" calcext:value-type="float">
            <text:p>1813</text:p>
          </table:table-cell>
          <table:table-cell table:formula="of:=SQRT([.H357])" office:value-type="float" office:value="42.5793377120875" calcext:value-type="float">
            <text:p>42.5793377121</text:p>
          </table:table-cell>
          <table:table-cell/>
          <table:table-cell table:formula="of:=[.G357]/[.I357]" office:value-type="float" office:value="2.39785409637709" calcext:value-type="float">
            <text:p>2.3978540964</text:p>
          </table:table-cell>
          <table:table-cell/>
        </table:table-row>
        <table:table-row table:style-name="ro1">
          <table:table-cell office:value-type="float" office:value="229.45" calcext:value-type="float">
            <text:p>229.45</text:p>
          </table:table-cell>
          <table:table-cell office:value-type="float" office:value="312.682" calcext:value-type="float">
            <text:p>312.682</text:p>
          </table:table-cell>
          <table:table-cell office:value-type="float" office:value="329.805" calcext:value-type="float">
            <text:p>329.805</text:p>
          </table:table-cell>
          <table:table-cell office:value-type="float" office:value="296.406" calcext:value-type="float">
            <text:p>296.406</text:p>
          </table:table-cell>
          <table:table-cell office:value-type="float" office:value="884" calcext:value-type="float">
            <text:p>884</text:p>
          </table:table-cell>
          <table:table-cell office:value-type="float" office:value="904" calcext:value-type="float">
            <text:p>904</text:p>
          </table:table-cell>
          <table:table-cell table:formula="of:=(([.A358]-[.C358])^2 + ([.B358]-[.D358])^2)^0.5" office:value-type="float" office:value="101.666288419515" calcext:value-type="float">
            <text:p>101.6662884195</text:p>
          </table:table-cell>
          <table:table-cell table:formula="of:=[.E358]+[.F358]" office:value-type="float" office:value="1788" calcext:value-type="float">
            <text:p>1788</text:p>
          </table:table-cell>
          <table:table-cell table:formula="of:=SQRT([.H358])" office:value-type="float" office:value="42.284749023732" calcext:value-type="float">
            <text:p>42.2847490237</text:p>
          </table:table-cell>
          <table:table-cell/>
          <table:table-cell table:formula="of:=[.G358]/[.I358]" office:value-type="float" office:value="2.40432521811719" calcext:value-type="float">
            <text:p>2.4043252181</text:p>
          </table:table-cell>
          <table:table-cell/>
        </table:table-row>
        <table:table-row table:style-name="ro1">
          <table:table-cell office:value-type="float" office:value="230.286" calcext:value-type="float">
            <text:p>230.286</text:p>
          </table:table-cell>
          <table:table-cell office:value-type="float" office:value="313.591" calcext:value-type="float">
            <text:p>313.591</text:p>
          </table:table-cell>
          <table:table-cell office:value-type="float" office:value="330.379" calcext:value-type="float">
            <text:p>330.379</text:p>
          </table:table-cell>
          <table:table-cell office:value-type="float" office:value="297.589" calcext:value-type="float">
            <text:p>297.589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table:formula="of:=(([.A359]-[.C359])^2 + ([.B359]-[.D359])^2)^0.5" office:value-type="float" office:value="101.364059967032" calcext:value-type="float">
            <text:p>101.364059967</text:p>
          </table:table-cell>
          <table:table-cell table:formula="of:=[.E359]+[.F359]" office:value-type="float" office:value="1786" calcext:value-type="float">
            <text:p>1786</text:p>
          </table:table-cell>
          <table:table-cell table:formula="of:=SQRT([.H359])" office:value-type="float" office:value="42.2610932182309" calcext:value-type="float">
            <text:p>42.2610932182</text:p>
          </table:table-cell>
          <table:table-cell/>
          <table:table-cell table:formula="of:=[.G359]/[.I359]" office:value-type="float" office:value="2.39851958972288" calcext:value-type="float">
            <text:p>2.3985195897</text:p>
          </table:table-cell>
          <table:table-cell/>
        </table:table-row>
        <table:table-row table:style-name="ro1">
          <table:table-cell office:value-type="float" office:value="230.928" calcext:value-type="float">
            <text:p>230.928</text:p>
          </table:table-cell>
          <table:table-cell office:value-type="float" office:value="314.833" calcext:value-type="float">
            <text:p>314.833</text:p>
          </table:table-cell>
          <table:table-cell office:value-type="float" office:value="330.829" calcext:value-type="float">
            <text:p>330.829</text:p>
          </table:table-cell>
          <table:table-cell office:value-type="float" office:value="298.858" calcext:value-type="float">
            <text:p>298.858</text:p>
          </table:table-cell>
          <table:table-cell office:value-type="float" office:value="886" calcext:value-type="float">
            <text:p>886</text:p>
          </table:table-cell>
          <table:table-cell office:value-type="float" office:value="902" calcext:value-type="float">
            <text:p>902</text:p>
          </table:table-cell>
          <table:table-cell table:formula="of:=(([.A360]-[.C360])^2 + ([.B360]-[.D360])^2)^0.5" office:value-type="float" office:value="101.170205228615" calcext:value-type="float">
            <text:p>101.1702052286</text:p>
          </table:table-cell>
          <table:table-cell table:formula="of:=[.E360]+[.F360]" office:value-type="float" office:value="1788" calcext:value-type="float">
            <text:p>1788</text:p>
          </table:table-cell>
          <table:table-cell table:formula="of:=SQRT([.H360])" office:value-type="float" office:value="42.284749023732" calcext:value-type="float">
            <text:p>42.2847490237</text:p>
          </table:table-cell>
          <table:table-cell/>
          <table:table-cell table:formula="of:=[.G360]/[.I360]" office:value-type="float" office:value="2.39259325322787" calcext:value-type="float">
            <text:p>2.3925932532</text:p>
          </table:table-cell>
          <table:table-cell/>
        </table:table-row>
        <table:table-row table:style-name="ro1">
          <table:table-cell office:value-type="float" office:value="231.644" calcext:value-type="float">
            <text:p>231.644</text:p>
          </table:table-cell>
          <table:table-cell office:value-type="float" office:value="315.587" calcext:value-type="float">
            <text:p>315.587</text:p>
          </table:table-cell>
          <table:table-cell office:value-type="float" office:value="331.177" calcext:value-type="float">
            <text:p>331.177</text:p>
          </table:table-cell>
          <table:table-cell office:value-type="float" office:value="300.068" calcext:value-type="float">
            <text:p>300.068</text:p>
          </table:table-cell>
          <table:table-cell office:value-type="float" office:value="871" calcext:value-type="float">
            <text:p>871</text:p>
          </table:table-cell>
          <table:table-cell office:value-type="float" office:value="893" calcext:value-type="float">
            <text:p>893</text:p>
          </table:table-cell>
          <table:table-cell table:formula="of:=(([.A361]-[.C361])^2 + ([.B361]-[.D361])^2)^0.5" office:value-type="float" office:value="100.735581846734" calcext:value-type="float">
            <text:p>100.7355818467</text:p>
          </table:table-cell>
          <table:table-cell table:formula="of:=[.E361]+[.F361]" office:value-type="float" office:value="1764" calcext:value-type="float">
            <text:p>1764</text:p>
          </table:table-cell>
          <table:table-cell table:formula="of:=SQRT([.H361])" office:value-type="float" office:value="42" calcext:value-type="float">
            <text:p>42</text:p>
          </table:table-cell>
          <table:table-cell/>
          <table:table-cell table:formula="of:=[.G361]/[.I361]" office:value-type="float" office:value="2.39846623444604" calcext:value-type="float">
            <text:p>2.3984662344</text:p>
          </table:table-cell>
          <table:table-cell/>
        </table:table-row>
        <table:table-row table:style-name="ro1">
          <table:table-cell office:value-type="float" office:value="232.179" calcext:value-type="float">
            <text:p>232.179</text:p>
          </table:table-cell>
          <table:table-cell office:value-type="float" office:value="316.403" calcext:value-type="float">
            <text:p>316.403</text:p>
          </table:table-cell>
          <table:table-cell office:value-type="float" office:value="331.455" calcext:value-type="float">
            <text:p>331.455</text:p>
          </table:table-cell>
          <table:table-cell office:value-type="float" office:value="301.151" calcext:value-type="float">
            <text:p>301.151</text:p>
          </table:table-cell>
          <table:table-cell office:value-type="float" office:value="877" calcext:value-type="float">
            <text:p>877</text:p>
          </table:table-cell>
          <table:table-cell office:value-type="float" office:value="893" calcext:value-type="float">
            <text:p>893</text:p>
          </table:table-cell>
          <table:table-cell table:formula="of:=(([.A362]-[.C362])^2 + ([.B362]-[.D362])^2)^0.5" office:value-type="float" office:value="100.440767022161" calcext:value-type="float">
            <text:p>100.4407670222</text:p>
          </table:table-cell>
          <table:table-cell table:formula="of:=[.E362]+[.F362]" office:value-type="float" office:value="1770" calcext:value-type="float">
            <text:p>1770</text:p>
          </table:table-cell>
          <table:table-cell table:formula="of:=SQRT([.H362])" office:value-type="float" office:value="42.0713679359253" calcext:value-type="float">
            <text:p>42.0713679359</text:p>
          </table:table-cell>
          <table:table-cell/>
          <table:table-cell table:formula="of:=[.G362]/[.I362]" office:value-type="float" office:value="2.38739009330841" calcext:value-type="float">
            <text:p>2.3873900933</text:p>
          </table:table-cell>
          <table:table-cell/>
        </table:table-row>
        <table:table-row table:style-name="ro1">
          <table:table-cell office:value-type="float" office:value="232.689" calcext:value-type="float">
            <text:p>232.689</text:p>
          </table:table-cell>
          <table:table-cell office:value-type="float" office:value="317.562" calcext:value-type="float">
            <text:p>317.562</text:p>
          </table:table-cell>
          <table:table-cell office:value-type="float" office:value="331.581" calcext:value-type="float">
            <text:p>331.581</text:p>
          </table:table-cell>
          <table:table-cell office:value-type="float" office:value="302.448" calcext:value-type="float">
            <text:p>302.448</text:p>
          </table:table-cell>
          <table:table-cell office:value-type="float" office:value="863" calcext:value-type="float">
            <text:p>863</text:p>
          </table:table-cell>
          <table:table-cell office:value-type="float" office:value="872" calcext:value-type="float">
            <text:p>872</text:p>
          </table:table-cell>
          <table:table-cell table:formula="of:=(([.A363]-[.C363])^2 + ([.B363]-[.D363])^2)^0.5" office:value-type="float" office:value="100.040295181492" calcext:value-type="float">
            <text:p>100.0402951815</text:p>
          </table:table-cell>
          <table:table-cell table:formula="of:=[.E363]+[.F363]" office:value-type="float" office:value="1735" calcext:value-type="float">
            <text:p>1735</text:p>
          </table:table-cell>
          <table:table-cell table:formula="of:=SQRT([.H363])" office:value-type="float" office:value="41.6533311993171" calcext:value-type="float">
            <text:p>41.6533311993</text:p>
          </table:table-cell>
          <table:table-cell/>
          <table:table-cell table:formula="of:=[.G363]/[.I363]" office:value-type="float" office:value="2.40173576280814" calcext:value-type="float">
            <text:p>2.4017357628</text:p>
          </table:table-cell>
          <table:table-cell/>
        </table:table-row>
        <table:table-row table:style-name="ro1">
          <table:table-cell office:value-type="float" office:value="233.382" calcext:value-type="float">
            <text:p>233.382</text:p>
          </table:table-cell>
          <table:table-cell office:value-type="float" office:value="318.543" calcext:value-type="float">
            <text:p>318.543</text:p>
          </table:table-cell>
          <table:table-cell office:value-type="float" office:value="331.965" calcext:value-type="float">
            <text:p>331.965</text:p>
          </table:table-cell>
          <table:table-cell office:value-type="float" office:value="303.548" calcext:value-type="float">
            <text:p>303.548</text:p>
          </table:table-cell>
          <table:table-cell office:value-type="float" office:value="863" calcext:value-type="float">
            <text:p>863</text:p>
          </table:table-cell>
          <table:table-cell office:value-type="float" office:value="883" calcext:value-type="float">
            <text:p>883</text:p>
          </table:table-cell>
          <table:table-cell table:formula="of:=(([.A364]-[.C364])^2 + ([.B364]-[.D364])^2)^0.5" office:value-type="float" office:value="99.7168888102712" calcext:value-type="float">
            <text:p>99.7168888103</text:p>
          </table:table-cell>
          <table:table-cell table:formula="of:=[.E364]+[.F364]" office:value-type="float" office:value="1746" calcext:value-type="float">
            <text:p>1746</text:p>
          </table:table-cell>
          <table:table-cell table:formula="of:=SQRT([.H364])" office:value-type="float" office:value="41.7851648315524" calcext:value-type="float">
            <text:p>41.7851648316</text:p>
          </table:table-cell>
          <table:table-cell/>
          <table:table-cell table:formula="of:=[.G364]/[.I364]" office:value-type="float" office:value="2.38641846244374" calcext:value-type="float">
            <text:p>2.3864184624</text:p>
          </table:table-cell>
          <table:table-cell/>
        </table:table-row>
        <table:table-row table:style-name="ro1">
          <table:table-cell office:value-type="float" office:value="233.667" calcext:value-type="float">
            <text:p>233.667</text:p>
          </table:table-cell>
          <table:table-cell office:value-type="float" office:value="319.537" calcext:value-type="float">
            <text:p>319.537</text:p>
          </table:table-cell>
          <table:table-cell office:value-type="float" office:value="331.958" calcext:value-type="float">
            <text:p>331.958</text:p>
          </table:table-cell>
          <table:table-cell office:value-type="float" office:value="304.622" calcext:value-type="float">
            <text:p>304.622</text:p>
          </table:table-cell>
          <table:table-cell office:value-type="float" office:value="859" calcext:value-type="float">
            <text:p>859</text:p>
          </table:table-cell>
          <table:table-cell office:value-type="float" office:value="880" calcext:value-type="float">
            <text:p>880</text:p>
          </table:table-cell>
          <table:table-cell table:formula="of:=(([.A365]-[.C365])^2 + ([.B365]-[.D365])^2)^0.5" office:value-type="float" office:value="99.4161853321682" calcext:value-type="float">
            <text:p>99.4161853322</text:p>
          </table:table-cell>
          <table:table-cell table:formula="of:=[.E365]+[.F365]" office:value-type="float" office:value="1739" calcext:value-type="float">
            <text:p>1739</text:p>
          </table:table-cell>
          <table:table-cell table:formula="of:=SQRT([.H365])" office:value-type="float" office:value="41.7013189239861" calcext:value-type="float">
            <text:p>41.701318924</text:p>
          </table:table-cell>
          <table:table-cell/>
          <table:table-cell table:formula="of:=[.G365]/[.I365]" office:value-type="float" office:value="2.38400577961061" calcext:value-type="float">
            <text:p>2.3840057796</text:p>
          </table:table-cell>
          <table:table-cell/>
        </table:table-row>
        <table:table-row table:style-name="ro1">
          <table:table-cell office:value-type="float" office:value="233.85" calcext:value-type="float">
            <text:p>233.85</text:p>
          </table:table-cell>
          <table:table-cell office:value-type="float" office:value="320.667" calcext:value-type="float">
            <text:p>320.667</text:p>
          </table:table-cell>
          <table:table-cell office:value-type="float" office:value="331.936" calcext:value-type="float">
            <text:p>331.936</text:p>
          </table:table-cell>
          <table:table-cell office:value-type="float" office:value="305.9" calcext:value-type="float">
            <text:p>305.9</text:p>
          </table:table-cell>
          <table:table-cell office:value-type="float" office:value="858" calcext:value-type="float">
            <text:p>858</text:p>
          </table:table-cell>
          <table:table-cell office:value-type="float" office:value="862" calcext:value-type="float">
            <text:p>862</text:p>
          </table:table-cell>
          <table:table-cell table:formula="of:=(([.A366]-[.C366])^2 + ([.B366]-[.D366])^2)^0.5" office:value-type="float" office:value="99.1913690045661" calcext:value-type="float">
            <text:p>99.1913690046</text:p>
          </table:table-cell>
          <table:table-cell table:formula="of:=[.E366]+[.F366]" office:value-type="float" office:value="1720" calcext:value-type="float">
            <text:p>1720</text:p>
          </table:table-cell>
          <table:table-cell table:formula="of:=SQRT([.H366])" office:value-type="float" office:value="41.4728827066554" calcext:value-type="float">
            <text:p>41.4728827067</text:p>
          </table:table-cell>
          <table:table-cell/>
          <table:table-cell table:formula="of:=[.G366]/[.I366]" office:value-type="float" office:value="2.39171628618543" calcext:value-type="float">
            <text:p>2.3917162862</text:p>
          </table:table-cell>
          <table:table-cell/>
        </table:table-row>
        <table:table-row table:style-name="ro1">
          <table:table-cell office:value-type="float" office:value="234.234" calcext:value-type="float">
            <text:p>234.234</text:p>
          </table:table-cell>
          <table:table-cell office:value-type="float" office:value="321.616" calcext:value-type="float">
            <text:p>321.616</text:p>
          </table:table-cell>
          <table:table-cell office:value-type="float" office:value="331.896" calcext:value-type="float">
            <text:p>331.896</text:p>
          </table:table-cell>
          <table:table-cell office:value-type="float" office:value="306.903" calcext:value-type="float">
            <text:p>306.903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table:formula="of:=(([.A367]-[.C367])^2 + ([.B367]-[.D367])^2)^0.5" office:value-type="float" office:value="98.7640552680984" calcext:value-type="float">
            <text:p>98.7640552681</text:p>
          </table:table-cell>
          <table:table-cell table:formula="of:=[.E367]+[.F367]" office:value-type="float" office:value="1703" calcext:value-type="float">
            <text:p>1703</text:p>
          </table:table-cell>
          <table:table-cell table:formula="of:=SQRT([.H367])" office:value-type="float" office:value="41.2674205639267" calcext:value-type="float">
            <text:p>41.2674205639</text:p>
          </table:table-cell>
          <table:table-cell/>
          <table:table-cell table:formula="of:=[.G367]/[.I367]" office:value-type="float" office:value="2.39326941006901" calcext:value-type="float">
            <text:p>2.3932694101</text:p>
          </table:table-cell>
          <table:table-cell/>
        </table:table-row>
        <table:table-row table:style-name="ro1">
          <table:table-cell office:value-type="float" office:value="234.391" calcext:value-type="float">
            <text:p>234.391</text:p>
          </table:table-cell>
          <table:table-cell office:value-type="float" office:value="322.413" calcext:value-type="float">
            <text:p>322.413</text:p>
          </table:table-cell>
          <table:table-cell office:value-type="float" office:value="331.644" calcext:value-type="float">
            <text:p>331.644</text:p>
          </table:table-cell>
          <table:table-cell office:value-type="float" office:value="307.814" calcext:value-type="float">
            <text:p>307.814</text:p>
          </table:table-cell>
          <table:table-cell office:value-type="float" office:value="849" calcext:value-type="float">
            <text:p>849</text:p>
          </table:table-cell>
          <table:table-cell office:value-type="float" office:value="853" calcext:value-type="float">
            <text:p>853</text:p>
          </table:table-cell>
          <table:table-cell table:formula="of:=(([.A368]-[.C368])^2 + ([.B368]-[.D368])^2)^0.5" office:value-type="float" office:value="98.3426500049699" calcext:value-type="float">
            <text:p>98.342650005</text:p>
          </table:table-cell>
          <table:table-cell table:formula="of:=[.E368]+[.F368]" office:value-type="float" office:value="1702" calcext:value-type="float">
            <text:p>1702</text:p>
          </table:table-cell>
          <table:table-cell table:formula="of:=SQRT([.H368])" office:value-type="float" office:value="41.2553026894725" calcext:value-type="float">
            <text:p>41.2553026895</text:p>
          </table:table-cell>
          <table:table-cell/>
          <table:table-cell table:formula="of:=[.G368]/[.I368]" office:value-type="float" office:value="2.38375781036421" calcext:value-type="float">
            <text:p>2.3837578104</text:p>
          </table:table-cell>
          <table:table-cell/>
        </table:table-row>
        <table:table-row table:style-name="ro1">
          <table:table-cell office:value-type="float" office:value="234.572" calcext:value-type="float">
            <text:p>234.572</text:p>
          </table:table-cell>
          <table:table-cell office:value-type="float" office:value="323.406" calcext:value-type="float">
            <text:p>323.406</text:p>
          </table:table-cell>
          <table:table-cell office:value-type="float" office:value="331.543" calcext:value-type="float">
            <text:p>331.543</text:p>
          </table:table-cell>
          <table:table-cell office:value-type="float" office:value="308.926" calcext:value-type="float">
            <text:p>308.926</text:p>
          </table:table-cell>
          <table:table-cell office:value-type="float" office:value="844" calcext:value-type="float">
            <text:p>844</text:p>
          </table:table-cell>
          <table:table-cell office:value-type="float" office:value="862" calcext:value-type="float">
            <text:p>862</text:p>
          </table:table-cell>
          <table:table-cell table:formula="of:=(([.A369]-[.C369])^2 + ([.B369]-[.D369])^2)^0.5" office:value-type="float" office:value="98.0461383278301" calcext:value-type="float">
            <text:p>98.0461383278</text:p>
          </table:table-cell>
          <table:table-cell table:formula="of:=[.E369]+[.F369]" office:value-type="float" office:value="1706" calcext:value-type="float">
            <text:p>1706</text:p>
          </table:table-cell>
          <table:table-cell table:formula="of:=SQRT([.H369])" office:value-type="float" office:value="41.3037528561268" calcext:value-type="float">
            <text:p>41.3037528561</text:p>
          </table:table-cell>
          <table:table-cell/>
          <table:table-cell table:formula="of:=[.G369]/[.I369]" office:value-type="float" office:value="2.37378280538705" calcext:value-type="float">
            <text:p>2.3737828054</text:p>
          </table:table-cell>
          <table:table-cell/>
        </table:table-row>
        <table:table-row table:style-name="ro1">
          <table:table-cell office:value-type="float" office:value="234.653" calcext:value-type="float">
            <text:p>234.653</text:p>
          </table:table-cell>
          <table:table-cell office:value-type="float" office:value="324.447" calcext:value-type="float">
            <text:p>324.447</text:p>
          </table:table-cell>
          <table:table-cell office:value-type="float" office:value="331.386" calcext:value-type="float">
            <text:p>331.386</text:p>
          </table:table-cell>
          <table:table-cell office:value-type="float" office:value="309.989" calcext:value-type="float">
            <text:p>309.989</text:p>
          </table:table-cell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table:formula="of:=(([.A370]-[.C370])^2 + ([.B370]-[.D370])^2)^0.5" office:value-type="float" office:value="97.8074999833858" calcext:value-type="float">
            <text:p>97.8074999834</text:p>
          </table:table-cell>
          <table:table-cell table:formula="of:=[.E370]+[.F370]" office:value-type="float" office:value="1682" calcext:value-type="float">
            <text:p>1682</text:p>
          </table:table-cell>
          <table:table-cell table:formula="of:=SQRT([.H370])" office:value-type="float" office:value="41.0121933088198" calcext:value-type="float">
            <text:p>41.0121933088</text:p>
          </table:table-cell>
          <table:table-cell/>
          <table:table-cell table:formula="of:=[.G370]/[.I370]" office:value-type="float" office:value="2.3848395341088" calcext:value-type="float">
            <text:p>2.3848395341</text:p>
          </table:table-cell>
          <table:table-cell/>
        </table:table-row>
        <table:table-row table:style-name="ro1">
          <table:table-cell office:value-type="float" office:value="234.824" calcext:value-type="float">
            <text:p>234.824</text:p>
          </table:table-cell>
          <table:table-cell office:value-type="float" office:value="325.283" calcext:value-type="float">
            <text:p>325.283</text:p>
          </table:table-cell>
          <table:table-cell office:value-type="float" office:value="331.216" calcext:value-type="float">
            <text:p>331.216</text:p>
          </table:table-cell>
          <table:table-cell office:value-type="float" office:value="311.121" calcext:value-type="float">
            <text:p>311.12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table:formula="of:=(([.A371]-[.C371])^2 + ([.B371]-[.D371])^2)^0.5" office:value-type="float" office:value="97.4267925572837" calcext:value-type="float">
            <text:p>97.4267925573</text:p>
          </table:table-cell>
          <table:table-cell table:formula="of:=[.E371]+[.F371]" office:value-type="float" office:value="1667" calcext:value-type="float">
            <text:p>1667</text:p>
          </table:table-cell>
          <table:table-cell table:formula="of:=SQRT([.H371])" office:value-type="float" office:value="40.8289113251872" calcext:value-type="float">
            <text:p>40.8289113252</text:p>
          </table:table-cell>
          <table:table-cell/>
          <table:table-cell table:formula="of:=[.G371]/[.I371]" office:value-type="float" office:value="2.38622068027519" calcext:value-type="float">
            <text:p>2.3862206803</text:p>
          </table:table-cell>
          <table:table-cell/>
        </table:table-row>
        <table:table-row table:style-name="ro1">
          <table:table-cell office:value-type="float" office:value="234.857" calcext:value-type="float">
            <text:p>234.857</text:p>
          </table:table-cell>
          <table:table-cell office:value-type="float" office:value="326.064" calcext:value-type="float">
            <text:p>326.064</text:p>
          </table:table-cell>
          <table:table-cell office:value-type="float" office:value="331.085" calcext:value-type="float">
            <text:p>331.085</text:p>
          </table:table-cell>
          <table:table-cell office:value-type="float" office:value="312.091" calcext:value-type="float">
            <text:p>312.091</text:p>
          </table:table-cell>
          <table:table-cell office:value-type="float" office:value="825" calcext:value-type="float">
            <text:p>825</text:p>
          </table:table-cell>
          <table:table-cell office:value-type="float" office:value="836" calcext:value-type="float">
            <text:p>836</text:p>
          </table:table-cell>
          <table:table-cell table:formula="of:=(([.A372]-[.C372])^2 + ([.B372]-[.D372])^2)^0.5" office:value-type="float" office:value="97.2371981959579" calcext:value-type="float">
            <text:p>97.237198196</text:p>
          </table:table-cell>
          <table:table-cell table:formula="of:=[.E372]+[.F372]" office:value-type="float" office:value="1661" calcext:value-type="float">
            <text:p>1661</text:p>
          </table:table-cell>
          <table:table-cell table:formula="of:=SQRT([.H372])" office:value-type="float" office:value="40.7553677446297" calcext:value-type="float">
            <text:p>40.7553677446</text:p>
          </table:table-cell>
          <table:table-cell/>
          <table:table-cell table:formula="of:=[.G372]/[.I372]" office:value-type="float" office:value="2.38587463632372" calcext:value-type="float">
            <text:p>2.3858746363</text:p>
          </table:table-cell>
          <table:table-cell/>
        </table:table-row>
        <table:table-row table:style-name="ro1">
          <table:table-cell office:value-type="float" office:value="235.002" calcext:value-type="float">
            <text:p>235.002</text:p>
          </table:table-cell>
          <table:table-cell office:value-type="float" office:value="326.977" calcext:value-type="float">
            <text:p>326.977</text:p>
          </table:table-cell>
          <table:table-cell office:value-type="float" office:value="330.901" calcext:value-type="float">
            <text:p>330.901</text:p>
          </table:table-cell>
          <table:table-cell office:value-type="float" office:value="312.95" calcext:value-type="float">
            <text:p>312.95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 table:formula="of:=(([.A373]-[.C373])^2 + ([.B373]-[.D373])^2)^0.5" office:value-type="float" office:value="96.9194249363872" calcext:value-type="float">
            <text:p>96.9194249364</text:p>
          </table:table-cell>
          <table:table-cell table:formula="of:=[.E373]+[.F373]" office:value-type="float" office:value="1653" calcext:value-type="float">
            <text:p>1653</text:p>
          </table:table-cell>
          <table:table-cell table:formula="of:=SQRT([.H373])" office:value-type="float" office:value="40.6571027005123" calcext:value-type="float">
            <text:p>40.6571027005</text:p>
          </table:table-cell>
          <table:table-cell/>
          <table:table-cell table:formula="of:=[.G373]/[.I373]" office:value-type="float" office:value="2.3838251744182" calcext:value-type="float">
            <text:p>2.3838251744</text:p>
          </table:table-cell>
          <table:table-cell/>
        </table:table-row>
        <table:table-row table:style-name="ro1">
          <table:table-cell office:value-type="float" office:value="234.816" calcext:value-type="float">
            <text:p>234.816</text:p>
          </table:table-cell>
          <table:table-cell office:value-type="float" office:value="327.996" calcext:value-type="float">
            <text:p>327.996</text:p>
          </table:table-cell>
          <table:table-cell office:value-type="float" office:value="330.601" calcext:value-type="float">
            <text:p>330.601</text:p>
          </table:table-cell>
          <table:table-cell office:value-type="float" office:value="314.006" calcext:value-type="float">
            <text:p>314.006</text:p>
          </table:table-cell>
          <table:table-cell office:value-type="float" office:value="816" calcext:value-type="float">
            <text:p>816</text:p>
          </table:table-cell>
          <table:table-cell office:value-type="float" office:value="835" calcext:value-type="float">
            <text:p>835</text:p>
          </table:table-cell>
          <table:table-cell table:formula="of:=(([.A374]-[.C374])^2 + ([.B374]-[.D374])^2)^0.5" office:value-type="float" office:value="96.8012723315143" calcext:value-type="float">
            <text:p>96.8012723315</text:p>
          </table:table-cell>
          <table:table-cell table:formula="of:=[.E374]+[.F374]" office:value-type="float" office:value="1651" calcext:value-type="float">
            <text:p>1651</text:p>
          </table:table-cell>
          <table:table-cell table:formula="of:=SQRT([.H374])" office:value-type="float" office:value="40.6324993078201" calcext:value-type="float">
            <text:p>40.6324993078</text:p>
          </table:table-cell>
          <table:table-cell/>
          <table:table-cell table:formula="of:=[.G374]/[.I374]" office:value-type="float" office:value="2.38236076984031" calcext:value-type="float">
            <text:p>2.3823607698</text:p>
          </table:table-cell>
          <table:table-cell/>
        </table:table-row>
        <table:table-row table:style-name="ro1">
          <table:table-cell office:value-type="float" office:value="234.724" calcext:value-type="float">
            <text:p>234.724</text:p>
          </table:table-cell>
          <table:table-cell office:value-type="float" office:value="328.943" calcext:value-type="float">
            <text:p>328.943</text:p>
          </table:table-cell>
          <table:table-cell office:value-type="float" office:value="330.012" calcext:value-type="float">
            <text:p>330.012</text:p>
          </table:table-cell>
          <table:table-cell office:value-type="float" office:value="314.725" calcext:value-type="float">
            <text:p>314.725</text:p>
          </table:table-cell>
          <table:table-cell office:value-type="float" office:value="813" calcext:value-type="float">
            <text:p>813</text:p>
          </table:table-cell>
          <table:table-cell office:value-type="float" office:value="822" calcext:value-type="float">
            <text:p>822</text:p>
          </table:table-cell>
          <table:table-cell table:formula="of:=(([.A375]-[.C375])^2 + ([.B375]-[.D375])^2)^0.5" office:value-type="float" office:value="96.3429004545742" calcext:value-type="float">
            <text:p>96.3429004546</text:p>
          </table:table-cell>
          <table:table-cell table:formula="of:=[.E375]+[.F375]" office:value-type="float" office:value="1635" calcext:value-type="float">
            <text:p>1635</text:p>
          </table:table-cell>
          <table:table-cell table:formula="of:=SQRT([.H375])" office:value-type="float" office:value="40.4351332383115" calcext:value-type="float">
            <text:p>40.4351332383</text:p>
          </table:table-cell>
          <table:table-cell/>
          <table:table-cell table:formula="of:=[.G375]/[.I375]" office:value-type="float" office:value="2.38265322106794" calcext:value-type="float">
            <text:p>2.3826532211</text:p>
          </table:table-cell>
          <table:table-cell/>
        </table:table-row>
        <table:table-row table:style-name="ro1">
          <table:table-cell office:value-type="float" office:value="234.639" calcext:value-type="float">
            <text:p>234.639</text:p>
          </table:table-cell>
          <table:table-cell office:value-type="float" office:value="329.812" calcext:value-type="float">
            <text:p>329.812</text:p>
          </table:table-cell>
          <table:table-cell office:value-type="float" office:value="329.67" calcext:value-type="float">
            <text:p>329.67</text:p>
          </table:table-cell>
          <table:table-cell office:value-type="float" office:value="315.565" calcext:value-type="float">
            <text:p>315.565</text:p>
          </table:table-cell>
          <table:table-cell office:value-type="float" office:value="812" calcext:value-type="float">
            <text:p>812</text:p>
          </table:table-cell>
          <table:table-cell office:value-type="float" office:value="823" calcext:value-type="float">
            <text:p>823</text:p>
          </table:table-cell>
          <table:table-cell table:formula="of:=(([.A376]-[.C376])^2 + ([.B376]-[.D376])^2)^0.5" office:value-type="float" office:value="96.0930172801333" calcext:value-type="float">
            <text:p>96.0930172801</text:p>
          </table:table-cell>
          <table:table-cell table:formula="of:=[.E376]+[.F376]" office:value-type="float" office:value="1635" calcext:value-type="float">
            <text:p>1635</text:p>
          </table:table-cell>
          <table:table-cell table:formula="of:=SQRT([.H376])" office:value-type="float" office:value="40.4351332383115" calcext:value-type="float">
            <text:p>40.4351332383</text:p>
          </table:table-cell>
          <table:table-cell/>
          <table:table-cell table:formula="of:=[.G376]/[.I376]" office:value-type="float" office:value="2.37647336819178" calcext:value-type="float">
            <text:p>2.3764733682</text:p>
          </table:table-cell>
          <table:table-cell/>
        </table:table-row>
        <table:table-row table:style-name="ro1">
          <table:table-cell office:value-type="float" office:value="234.389" calcext:value-type="float">
            <text:p>234.389</text:p>
          </table:table-cell>
          <table:table-cell office:value-type="float" office:value="330.776" calcext:value-type="float">
            <text:p>330.776</text:p>
          </table:table-cell>
          <table:table-cell office:value-type="float" office:value="329.159" calcext:value-type="float">
            <text:p>329.159</text:p>
          </table:table-cell>
          <table:table-cell office:value-type="float" office:value="316.297" calcext:value-type="float">
            <text:p>316.297</text:p>
          </table:table-cell>
          <table:table-cell office:value-type="float" office:value="813" calcext:value-type="float">
            <text:p>813</text:p>
          </table:table-cell>
          <table:table-cell office:value-type="float" office:value="817" calcext:value-type="float">
            <text:p>817</text:p>
          </table:table-cell>
          <table:table-cell table:formula="of:=(([.A377]-[.C377])^2 + ([.B377]-[.D377])^2)^0.5" office:value-type="float" office:value="95.8696737294959" calcext:value-type="float">
            <text:p>95.8696737295</text:p>
          </table:table-cell>
          <table:table-cell table:formula="of:=[.E377]+[.F377]" office:value-type="float" office:value="1630" calcext:value-type="float">
            <text:p>1630</text:p>
          </table:table-cell>
          <table:table-cell table:formula="of:=SQRT([.H377])" office:value-type="float" office:value="40.3732584763727" calcext:value-type="float">
            <text:p>40.3732584764</text:p>
          </table:table-cell>
          <table:table-cell/>
          <table:table-cell table:formula="of:=[.G377]/[.I377]" office:value-type="float" office:value="2.37458350768494" calcext:value-type="float">
            <text:p>2.3745835077</text:p>
          </table:table-cell>
          <table:table-cell/>
        </table:table-row>
        <table:table-row table:style-name="ro1">
          <table:table-cell office:value-type="float" office:value="234.267" calcext:value-type="float">
            <text:p>234.267</text:p>
          </table:table-cell>
          <table:table-cell office:value-type="float" office:value="331.476" calcext:value-type="float">
            <text:p>331.476</text:p>
          </table:table-cell>
          <table:table-cell office:value-type="float" office:value="328.811" calcext:value-type="float">
            <text:p>328.811</text:p>
          </table:table-cell>
          <table:table-cell office:value-type="float" office:value="317.28" calcext:value-type="float">
            <text:p>317.28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table:formula="of:=(([.A378]-[.C378])^2 + ([.B378]-[.D378])^2)^0.5" office:value-type="float" office:value="95.6038406759896" calcext:value-type="float">
            <text:p>95.603840676</text:p>
          </table:table-cell>
          <table:table-cell table:formula="of:=[.E378]+[.F378]" office:value-type="float" office:value="1606" calcext:value-type="float">
            <text:p>1606</text:p>
          </table:table-cell>
          <table:table-cell table:formula="of:=SQRT([.H378])" office:value-type="float" office:value="40.0749298190278" calcext:value-type="float">
            <text:p>40.074929819</text:p>
          </table:table-cell>
          <table:table-cell/>
          <table:table-cell table:formula="of:=[.G378]/[.I378]" office:value-type="float" office:value="2.38562715163125" calcext:value-type="float">
            <text:p>2.3856271516</text:p>
          </table:table-cell>
          <table:table-cell/>
        </table:table-row>
        <table:table-row table:style-name="ro1">
          <table:table-cell office:value-type="float" office:value="234.184" calcext:value-type="float">
            <text:p>234.184</text:p>
          </table:table-cell>
          <table:table-cell office:value-type="float" office:value="332.27" calcext:value-type="float">
            <text:p>332.27</text:p>
          </table:table-cell>
          <table:table-cell office:value-type="float" office:value="328.312" calcext:value-type="float">
            <text:p>328.312</text:p>
          </table:table-cell>
          <table:table-cell office:value-type="float" office:value="317.819" calcext:value-type="float">
            <text:p>317.819</text:p>
          </table:table-cell>
          <table:table-cell office:value-type="float" office:value="797" calcext:value-type="float">
            <text:p>797</text:p>
          </table:table-cell>
          <table:table-cell office:value-type="float" office:value="818" calcext:value-type="float">
            <text:p>818</text:p>
          </table:table-cell>
          <table:table-cell table:formula="of:=(([.A379]-[.C379])^2 + ([.B379]-[.D379])^2)^0.5" office:value-type="float" office:value="95.2308342135046" calcext:value-type="float">
            <text:p>95.2308342135</text:p>
          </table:table-cell>
          <table:table-cell table:formula="of:=[.E379]+[.F379]" office:value-type="float" office:value="1615" calcext:value-type="float">
            <text:p>1615</text:p>
          </table:table-cell>
          <table:table-cell table:formula="of:=SQRT([.H379])" office:value-type="float" office:value="40.1870625948202" calcext:value-type="float">
            <text:p>40.1870625948</text:p>
          </table:table-cell>
          <table:table-cell/>
          <table:table-cell table:formula="of:=[.G379]/[.I379]" office:value-type="float" office:value="2.36968885169973" calcext:value-type="float">
            <text:p>2.369688851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33.007" calcext:value-type="float">
            <text:p>333.007</text:p>
          </table:table-cell>
          <table:table-cell office:value-type="float" office:value="327.862" calcext:value-type="float">
            <text:p>327.862</text:p>
          </table:table-cell>
          <table:table-cell office:value-type="float" office:value="318.507" calcext:value-type="float">
            <text:p>318.507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table:formula="of:=(([.A380]-[.C380])^2 + ([.B380]-[.D380])^2)^0.5" office:value-type="float" office:value="94.9753917812399" calcext:value-type="float">
            <text:p>94.9753917812</text:p>
          </table:table-cell>
          <table:table-cell table:formula="of:=[.E380]+[.F380]" office:value-type="float" office:value="1612" calcext:value-type="float">
            <text:p>1612</text:p>
          </table:table-cell>
          <table:table-cell table:formula="of:=SQRT([.H380])" office:value-type="float" office:value="40.1497197997695" calcext:value-type="float">
            <text:p>40.1497197998</text:p>
          </table:table-cell>
          <table:table-cell/>
          <table:table-cell table:formula="of:=[.G380]/[.I380]" office:value-type="float" office:value="2.365530625242" calcext:value-type="float">
            <text:p>2.3655306252</text:p>
          </table:table-cell>
          <table:table-cell/>
        </table:table-row>
        <table:table-row table:style-name="ro1">
          <table:table-cell office:value-type="float" office:value="233.754" calcext:value-type="float">
            <text:p>233.754</text:p>
          </table:table-cell>
          <table:table-cell office:value-type="float" office:value="334.019" calcext:value-type="float">
            <text:p>334.019</text:p>
          </table:table-cell>
          <table:table-cell office:value-type="float" office:value="327.514" calcext:value-type="float">
            <text:p>327.514</text:p>
          </table:table-cell>
          <table:table-cell office:value-type="float" office:value="319.267" calcext:value-type="float">
            <text:p>319.267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table:formula="of:=(([.A381]-[.C381])^2 + ([.B381]-[.D381])^2)^0.5" office:value-type="float" office:value="94.9134295239615" calcext:value-type="float">
            <text:p>94.913429524</text:p>
          </table:table-cell>
          <table:table-cell table:formula="of:=[.E381]+[.F381]" office:value-type="float" office:value="1597" calcext:value-type="float">
            <text:p>1597</text:p>
          </table:table-cell>
          <table:table-cell table:formula="of:=SQRT([.H381])" office:value-type="float" office:value="39.9624824053762" calcext:value-type="float">
            <text:p>39.9624824054</text:p>
          </table:table-cell>
          <table:table-cell/>
          <table:table-cell table:formula="of:=[.G381]/[.I381]" office:value-type="float" office:value="2.37506340474967" calcext:value-type="float">
            <text:p>2.3750634047</text:p>
          </table:table-cell>
          <table:table-cell/>
        </table:table-row>
        <table:table-row table:style-name="ro1">
          <table:table-cell office:value-type="float" office:value="233.399" calcext:value-type="float">
            <text:p>233.399</text:p>
          </table:table-cell>
          <table:table-cell office:value-type="float" office:value="334.659" calcext:value-type="float">
            <text:p>334.659</text:p>
          </table:table-cell>
          <table:table-cell office:value-type="float" office:value="327.004" calcext:value-type="float">
            <text:p>327.004</text:p>
          </table:table-cell>
          <table:table-cell office:value-type="float" office:value="319.808" calcext:value-type="float">
            <text:p>319.808</text:p>
          </table:table-cell>
          <table:table-cell office:value-type="float" office:value="790" calcext:value-type="float">
            <text:p>790</text:p>
          </table:table-cell>
          <table:table-cell office:value-type="float" office:value="803" calcext:value-type="float">
            <text:p>803</text:p>
          </table:table-cell>
          <table:table-cell table:formula="of:=(([.A382]-[.C382])^2 + ([.B382]-[.D382])^2)^0.5" office:value-type="float" office:value="94.7757786884392" calcext:value-type="float">
            <text:p>94.7757786884</text:p>
          </table:table-cell>
          <table:table-cell table:formula="of:=[.E382]+[.F382]" office:value-type="float" office:value="1593" calcext:value-type="float">
            <text:p>1593</text:p>
          </table:table-cell>
          <table:table-cell table:formula="of:=SQRT([.H382])" office:value-type="float" office:value="39.9124040869502" calcext:value-type="float">
            <text:p>39.912404087</text:p>
          </table:table-cell>
          <table:table-cell/>
          <table:table-cell table:formula="of:=[.G382]/[.I382]" office:value-type="float" office:value="2.37459458673468" calcext:value-type="float">
            <text:p>2.3745945867</text:p>
          </table:table-cell>
          <table:table-cell/>
        </table:table-row>
        <table:table-row table:style-name="ro1">
          <table:table-cell office:value-type="float" office:value="233.234" calcext:value-type="float">
            <text:p>233.234</text:p>
          </table:table-cell>
          <table:table-cell office:value-type="float" office:value="335.165" calcext:value-type="float">
            <text:p>335.165</text:p>
          </table:table-cell>
          <table:table-cell office:value-type="float" office:value="326.59" calcext:value-type="float">
            <text:p>326.59</text:p>
          </table:table-cell>
          <table:table-cell office:value-type="float" office:value="320.297" calcext:value-type="float">
            <text:p>320.297</text:p>
          </table:table-cell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table:formula="of:=(([.A383]-[.C383])^2 + ([.B383]-[.D383])^2)^0.5" office:value-type="float" office:value="94.5325349284573" calcext:value-type="float">
            <text:p>94.5325349285</text:p>
          </table:table-cell>
          <table:table-cell table:formula="of:=[.E383]+[.F383]" office:value-type="float" office:value="1595" calcext:value-type="float">
            <text:p>1595</text:p>
          </table:table-cell>
          <table:table-cell table:formula="of:=SQRT([.H383])" office:value-type="float" office:value="39.9374510954317" calcext:value-type="float">
            <text:p>39.9374510954</text:p>
          </table:table-cell>
          <table:table-cell/>
          <table:table-cell table:formula="of:=[.G383]/[.I383]" office:value-type="float" office:value="2.36701472766925" calcext:value-type="float">
            <text:p>2.3670147277</text:p>
          </table:table-cell>
          <table:table-cell/>
        </table:table-row>
        <table:table-row table:style-name="ro1">
          <table:table-cell office:value-type="float" office:value="233.081" calcext:value-type="float">
            <text:p>233.081</text:p>
          </table:table-cell>
          <table:table-cell office:value-type="float" office:value="335.564" calcext:value-type="float">
            <text:p>335.564</text:p>
          </table:table-cell>
          <table:table-cell office:value-type="float" office:value="326.082" calcext:value-type="float">
            <text:p>326.082</text:p>
          </table:table-cell>
          <table:table-cell office:value-type="float" office:value="320.769" calcext:value-type="float">
            <text:p>320.769</text:p>
          </table:table-cell>
          <table:table-cell office:value-type="float" office:value="778" calcext:value-type="float">
            <text:p>778</text:p>
          </table:table-cell>
          <table:table-cell office:value-type="float" office:value="796" calcext:value-type="float">
            <text:p>796</text:p>
          </table:table-cell>
          <table:table-cell table:formula="of:=(([.A384]-[.C384])^2 + ([.B384]-[.D384])^2)^0.5" office:value-type="float" office:value="94.1704732174581" calcext:value-type="float">
            <text:p>94.1704732175</text:p>
          </table:table-cell>
          <table:table-cell table:formula="of:=[.E384]+[.F384]" office:value-type="float" office:value="1574" calcext:value-type="float">
            <text:p>1574</text:p>
          </table:table-cell>
          <table:table-cell table:formula="of:=SQRT([.H384])" office:value-type="float" office:value="39.6736688497547" calcext:value-type="float">
            <text:p>39.6736688498</text:p>
          </table:table-cell>
          <table:table-cell/>
          <table:table-cell table:formula="of:=[.G384]/[.I384]" office:value-type="float" office:value="2.37362653739144" calcext:value-type="float">
            <text:p>2.3736265374</text:p>
          </table:table-cell>
          <table:table-cell/>
        </table:table-row>
        <table:table-row table:style-name="ro1">
          <table:table-cell office:value-type="float" office:value="233.029" calcext:value-type="float">
            <text:p>233.029</text:p>
          </table:table-cell>
          <table:table-cell office:value-type="float" office:value="336.067" calcext:value-type="float">
            <text:p>336.067</text:p>
          </table:table-cell>
          <table:table-cell office:value-type="float" office:value="325.873" calcext:value-type="float">
            <text:p>325.873</text:p>
          </table:table-cell>
          <table:table-cell office:value-type="float" office:value="321.367" calcext:value-type="float">
            <text:p>321.367</text:p>
          </table:table-cell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table:formula="of:=(([.A385]-[.C385])^2 + ([.B385]-[.D385])^2)^0.5" office:value-type="float" office:value="94.0005230623745" calcext:value-type="float">
            <text:p>94.0005230624</text:p>
          </table:table-cell>
          <table:table-cell table:formula="of:=[.E385]+[.F385]" office:value-type="float" office:value="1586" calcext:value-type="float">
            <text:p>1586</text:p>
          </table:table-cell>
          <table:table-cell table:formula="of:=SQRT([.H385])" office:value-type="float" office:value="39.8246155034798" calcext:value-type="float">
            <text:p>39.8246155035</text:p>
          </table:table-cell>
          <table:table-cell/>
          <table:table-cell table:formula="of:=[.G385]/[.I385]" office:value-type="float" office:value="2.36036235062109" calcext:value-type="float">
            <text:p>2.3603623506</text:p>
          </table:table-cell>
          <table:table-cell/>
        </table:table-row>
        <table:table-row table:style-name="ro1">
          <table:table-cell office:value-type="float" office:value="232.931" calcext:value-type="float">
            <text:p>232.931</text:p>
          </table:table-cell>
          <table:table-cell office:value-type="float" office:value="336.364" calcext:value-type="float">
            <text:p>336.364</text:p>
          </table:table-cell>
          <table:table-cell office:value-type="float" office:value="325.877" calcext:value-type="float">
            <text:p>325.877</text:p>
          </table:table-cell>
          <table:table-cell office:value-type="float" office:value="321.716" calcext:value-type="float">
            <text:p>321.716</text:p>
          </table:table-cell>
          <table:table-cell office:value-type="float" office:value="781" calcext:value-type="float">
            <text:p>781</text:p>
          </table:table-cell>
          <table:table-cell office:value-type="float" office:value="797" calcext:value-type="float">
            <text:p>797</text:p>
          </table:table-cell>
          <table:table-cell table:formula="of:=(([.A386]-[.C386])^2 + ([.B386]-[.D386])^2)^0.5" office:value-type="float" office:value="94.0931603252861" calcext:value-type="float">
            <text:p>94.0931603253</text:p>
          </table:table-cell>
          <table:table-cell table:formula="of:=[.E386]+[.F386]" office:value-type="float" office:value="1578" calcext:value-type="float">
            <text:p>1578</text:p>
          </table:table-cell>
          <table:table-cell table:formula="of:=SQRT([.H386])" office:value-type="float" office:value="39.7240481320824" calcext:value-type="float">
            <text:p>39.7240481321</text:p>
          </table:table-cell>
          <table:table-cell/>
          <table:table-cell table:formula="of:=[.G386]/[.I386]" office:value-type="float" office:value="2.36866998077403" calcext:value-type="float">
            <text:p>2.3686699808</text:p>
          </table:table-cell>
          <table:table-cell/>
        </table:table-row>
        <table:table-row table:style-name="ro1">
          <table:table-cell office:value-type="float" office:value="232.987" calcext:value-type="float">
            <text:p>232.987</text:p>
          </table:table-cell>
          <table:table-cell office:value-type="float" office:value="336.74" calcext:value-type="float">
            <text:p>336.74</text:p>
          </table:table-cell>
          <table:table-cell office:value-type="float" office:value="325.702" calcext:value-type="float">
            <text:p>325.702</text:p>
          </table:table-cell>
          <table:table-cell office:value-type="float" office:value="322.013" calcext:value-type="float">
            <text:p>322.013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  <table:table-cell table:formula="of:=(([.A387]-[.C387])^2 + ([.B387]-[.D387])^2)^0.5" office:value-type="float" office:value="93.8773441997589" calcext:value-type="float">
            <text:p>93.8773441998</text:p>
          </table:table-cell>
          <table:table-cell table:formula="of:=[.E387]+[.F387]" office:value-type="float" office:value="1574" calcext:value-type="float">
            <text:p>1574</text:p>
          </table:table-cell>
          <table:table-cell table:formula="of:=SQRT([.H387])" office:value-type="float" office:value="39.6736688497547" calcext:value-type="float">
            <text:p>39.6736688498</text:p>
          </table:table-cell>
          <table:table-cell/>
          <table:table-cell table:formula="of:=[.G387]/[.I387]" office:value-type="float" office:value="2.36623803448264" calcext:value-type="float">
            <text:p>2.3662380345</text:p>
          </table:table-cell>
          <table:table-cell/>
        </table:table-row>
        <table:table-row table:style-name="ro1">
          <table:table-cell office:value-type="float" office:value="233.074" calcext:value-type="float">
            <text:p>233.074</text:p>
          </table:table-cell>
          <table:table-cell office:value-type="float" office:value="336.85" calcext:value-type="float">
            <text:p>336.85</text:p>
          </table:table-cell>
          <table:table-cell office:value-type="float" office:value="325.657" calcext:value-type="float">
            <text:p>325.657</text:p>
          </table:table-cell>
          <table:table-cell office:value-type="float" office:value="322.151" calcext:value-type="float">
            <text:p>322.151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 table:formula="of:=(([.A388]-[.C388])^2 + ([.B388]-[.D388])^2)^0.5" office:value-type="float" office:value="93.7425863201992" calcext:value-type="float">
            <text:p>93.7425863202</text:p>
          </table:table-cell>
          <table:table-cell table:formula="of:=[.E388]+[.F388]" office:value-type="float" office:value="1579" calcext:value-type="float">
            <text:p>1579</text:p>
          </table:table-cell>
          <table:table-cell table:formula="of:=SQRT([.H388])" office:value-type="float" office:value="39.7366329726111" calcext:value-type="float">
            <text:p>39.7366329726</text:p>
          </table:table-cell>
          <table:table-cell/>
          <table:table-cell table:formula="of:=[.G388]/[.I388]" office:value-type="float" office:value="2.35909736954342" calcext:value-type="float">
            <text:p>2.3590973695</text:p>
          </table:table-cell>
          <table:table-cell/>
        </table:table-row>
        <table:table-row table:style-name="ro1">
          <table:table-cell office:value-type="float" office:value="233.166" calcext:value-type="float">
            <text:p>233.166</text:p>
          </table:table-cell>
          <table:table-cell office:value-type="float" office:value="336.941" calcext:value-type="float">
            <text:p>336.941</text:p>
          </table:table-cell>
          <table:table-cell office:value-type="float" office:value="325.784" calcext:value-type="float">
            <text:p>325.784</text:p>
          </table:table-cell>
          <table:table-cell office:value-type="float" office:value="322.262" calcext:value-type="float">
            <text:p>322.26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table:formula="of:=(([.A389]-[.C389])^2 + ([.B389]-[.D389])^2)^0.5" office:value-type="float" office:value="93.7740207360226" calcext:value-type="float">
            <text:p>93.774020736</text:p>
          </table:table-cell>
          <table:table-cell table:formula="of:=[.E389]+[.F389]" office:value-type="float" office:value="1571" calcext:value-type="float">
            <text:p>1571</text:p>
          </table:table-cell>
          <table:table-cell table:formula="of:=SQRT([.H389])" office:value-type="float" office:value="39.6358423652128" calcext:value-type="float">
            <text:p>39.6358423652</text:p>
          </table:table-cell>
          <table:table-cell/>
          <table:table-cell table:formula="of:=[.G389]/[.I389]" office:value-type="float" office:value="2.36588943592947" calcext:value-type="float">
            <text:p>2.3658894359</text:p>
          </table:table-cell>
          <table:table-cell/>
        </table:table-row>
        <table:table-row table:style-name="ro1">
          <table:table-cell office:value-type="float" office:value="233.251" calcext:value-type="float">
            <text:p>233.251</text:p>
          </table:table-cell>
          <table:table-cell office:value-type="float" office:value="337.013" calcext:value-type="float">
            <text:p>337.013</text:p>
          </table:table-cell>
          <table:table-cell office:value-type="float" office:value="325.871" calcext:value-type="float">
            <text:p>325.871</text:p>
          </table:table-cell>
          <table:table-cell office:value-type="float" office:value="322.383" calcext:value-type="float">
            <text:p>322.383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table:formula="of:=(([.A390]-[.C390])^2 + ([.B390]-[.D390])^2)^0.5" office:value-type="float" office:value="93.7683384730688" calcext:value-type="float">
            <text:p>93.7683384731</text:p>
          </table:table-cell>
          <table:table-cell table:formula="of:=[.E390]+[.F390]" office:value-type="float" office:value="1573" calcext:value-type="float">
            <text:p>1573</text:p>
          </table:table-cell>
          <table:table-cell table:formula="of:=SQRT([.H390])" office:value-type="float" office:value="39.6610640301039" calcext:value-type="float">
            <text:p>39.6610640301</text:p>
          </table:table-cell>
          <table:table-cell/>
          <table:table-cell table:formula="of:=[.G390]/[.I390]" office:value-type="float" office:value="2.36424162503295" calcext:value-type="float">
            <text:p>2.364241625</text:p>
          </table:table-cell>
          <table:table-cell/>
        </table:table-row>
        <table:table-row table:style-name="ro1">
          <table:table-cell office:value-type="float" office:value="233.296" calcext:value-type="float">
            <text:p>233.296</text:p>
          </table:table-cell>
          <table:table-cell office:value-type="float" office:value="336.975" calcext:value-type="float">
            <text:p>336.975</text:p>
          </table:table-cell>
          <table:table-cell office:value-type="float" office:value="326.093" calcext:value-type="float">
            <text:p>326.093</text:p>
          </table:table-cell>
          <table:table-cell office:value-type="float" office:value="322.483" calcext:value-type="float">
            <text:p>322.483</text:p>
          </table:table-cell>
          <table:table-cell office:value-type="float" office:value="787" calcext:value-type="float">
            <text:p>787</text:p>
          </table:table-cell>
          <table:table-cell office:value-type="float" office:value="793" calcext:value-type="float">
            <text:p>793</text:p>
          </table:table-cell>
          <table:table-cell table:formula="of:=(([.A391]-[.C391])^2 + ([.B391]-[.D391])^2)^0.5" office:value-type="float" office:value="93.9217827396819" calcext:value-type="float">
            <text:p>93.9217827397</text:p>
          </table:table-cell>
          <table:table-cell table:formula="of:=[.E391]+[.F391]" office:value-type="float" office:value="1580" calcext:value-type="float">
            <text:p>1580</text:p>
          </table:table-cell>
          <table:table-cell table:formula="of:=SQRT([.H391])" office:value-type="float" office:value="39.7492138287036" calcext:value-type="float">
            <text:p>39.7492138287</text:p>
          </table:table-cell>
          <table:table-cell/>
          <table:table-cell table:formula="of:=[.G391]/[.I391]" office:value-type="float" office:value="2.3628588767675" calcext:value-type="float">
            <text:p>2.3628588768</text:p>
          </table:table-cell>
          <table:table-cell/>
        </table:table-row>
        <table:table-row table:style-name="ro1">
          <table:table-cell office:value-type="float" office:value="233.389" calcext:value-type="float">
            <text:p>233.389</text:p>
          </table:table-cell>
          <table:table-cell office:value-type="float" office:value="336.94" calcext:value-type="float">
            <text:p>336.94</text:p>
          </table:table-cell>
          <table:table-cell office:value-type="float" office:value="326.263" calcext:value-type="float">
            <text:p>326.263</text:p>
          </table:table-cell>
          <table:table-cell office:value-type="float" office:value="322.446" calcext:value-type="float">
            <text:p>322.446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  <table:table-cell table:formula="of:=(([.A392]-[.C392])^2 + ([.B392]-[.D392])^2)^0.5" office:value-type="float" office:value="93.9981697268622" calcext:value-type="float">
            <text:p>93.9981697269</text:p>
          </table:table-cell>
          <table:table-cell table:formula="of:=[.E392]+[.F392]" office:value-type="float" office:value="1580" calcext:value-type="float">
            <text:p>1580</text:p>
          </table:table-cell>
          <table:table-cell table:formula="of:=SQRT([.H392])" office:value-type="float" office:value="39.7492138287036" calcext:value-type="float">
            <text:p>39.7492138287</text:p>
          </table:table-cell>
          <table:table-cell/>
          <table:table-cell table:formula="of:=[.G392]/[.I392]" office:value-type="float" office:value="2.36478059998723" calcext:value-type="float">
            <text:p>2.3647806</text:p>
          </table:table-cell>
          <table:table-cell/>
        </table:table-row>
        <table:table-row table:style-name="ro1">
          <table:table-cell office:value-type="float" office:value="233.495" calcext:value-type="float">
            <text:p>233.495</text:p>
          </table:table-cell>
          <table:table-cell office:value-type="float" office:value="336.868" calcext:value-type="float">
            <text:p>336.868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</text:p>
          </table:table-cell>
          <table:table-cell table:formula="of:=(([.A393]-[.C393])^2 + ([.B393]-[.D393])^2)^0.5" office:value-type="float" office:value="93.9221838385373" calcext:value-type="float">
            <text:p>93.9221838385</text:p>
          </table:table-cell>
          <table:table-cell table:formula="of:=[.E393]+[.F393]" office:value-type="float" office:value="1571" calcext:value-type="float">
            <text:p>1571</text:p>
          </table:table-cell>
          <table:table-cell table:formula="of:=SQRT([.H393])" office:value-type="float" office:value="39.6358423652128" calcext:value-type="float">
            <text:p>39.6358423652</text:p>
          </table:table-cell>
          <table:table-cell/>
          <table:table-cell table:formula="of:=[.G393]/[.I393]" office:value-type="float" office:value="2.36962754501643" calcext:value-type="float">
            <text:p>2.369627545</text:p>
          </table:table-cell>
          <table:table-cell/>
        </table:table-row>
        <table:table-row table:style-name="ro1">
          <table:table-cell office:value-type="float" office:value="233.597" calcext:value-type="float">
            <text:p>233.597</text:p>
          </table:table-cell>
          <table:table-cell office:value-type="float" office:value="336.722" calcext:value-type="float">
            <text:p>336.722</text:p>
          </table:table-cell>
          <table:table-cell office:value-type="float" office:value="326.366" calcext:value-type="float">
            <text:p>326.366</text:p>
          </table:table-cell>
          <table:table-cell office:value-type="float" office:value="322.376" calcext:value-type="float">
            <text:p>322.376</text:p>
          </table:table-cell>
          <table:table-cell office:value-type="float" office:value="777" calcext:value-type="float">
            <text:p>777</text:p>
          </table:table-cell>
          <table:table-cell office:value-type="float" office:value="797" calcext:value-type="float">
            <text:p>797</text:p>
          </table:table-cell>
          <table:table-cell table:formula="of:=(([.A394]-[.C394])^2 + ([.B394]-[.D394])^2)^0.5" office:value-type="float" office:value="93.8716947593895" calcext:value-type="float">
            <text:p>93.8716947594</text:p>
          </table:table-cell>
          <table:table-cell table:formula="of:=[.E394]+[.F394]" office:value-type="float" office:value="1574" calcext:value-type="float">
            <text:p>1574</text:p>
          </table:table-cell>
          <table:table-cell table:formula="of:=SQRT([.H394])" office:value-type="float" office:value="39.6736688497547" calcext:value-type="float">
            <text:p>39.6736688498</text:p>
          </table:table-cell>
          <table:table-cell/>
          <table:table-cell table:formula="of:=[.G394]/[.I394]" office:value-type="float" office:value="2.36609563675304" calcext:value-type="float">
            <text:p>2.3660956368</text:p>
          </table:table-cell>
          <table:table-cell/>
        </table:table-row>
        <table:table-row table:style-name="ro1">
          <table:table-cell office:value-type="float" office:value="233.596" calcext:value-type="float">
            <text:p>233.596</text:p>
          </table:table-cell>
          <table:table-cell office:value-type="float" office:value="336.641" calcext:value-type="float">
            <text:p>336.641</text:p>
          </table:table-cell>
          <table:table-cell office:value-type="float" office:value="326.417" calcext:value-type="float">
            <text:p>326.417</text:p>
          </table:table-cell>
          <table:table-cell office:value-type="float" office:value="322.39" calcext:value-type="float">
            <text:p>322.39</text:p>
          </table:table-cell>
          <table:table-cell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table:formula="of:=(([.A395]-[.C395])^2 + ([.B395]-[.D395])^2)^0.5" office:value-type="float" office:value="93.9086207011901" calcext:value-type="float">
            <text:p>93.9086207012</text:p>
          </table:table-cell>
          <table:table-cell table:formula="of:=[.E395]+[.F395]" office:value-type="float" office:value="1574" calcext:value-type="float">
            <text:p>1574</text:p>
          </table:table-cell>
          <table:table-cell table:formula="of:=SQRT([.H395])" office:value-type="float" office:value="39.6736688497547" calcext:value-type="float">
            <text:p>39.6736688498</text:p>
          </table:table-cell>
          <table:table-cell/>
          <table:table-cell table:formula="of:=[.G395]/[.I395]" office:value-type="float" office:value="2.36702637854907" calcext:value-type="float">
            <text:p>2.3670263785</text:p>
          </table:table-cell>
          <table:table-cell/>
        </table:table-row>
        <table:table-row table:style-name="ro1">
          <table:table-cell office:value-type="float" office:value="233.592" calcext:value-type="float">
            <text:p>233.592</text:p>
          </table:table-cell>
          <table:table-cell office:value-type="float" office:value="336.783" calcext:value-type="float">
            <text:p>336.783</text:p>
          </table:table-cell>
          <table:table-cell office:value-type="float" office:value="326.349" calcext:value-type="float">
            <text:p>326.349</text:p>
          </table:table-cell>
          <table:table-cell office:value-type="float" office:value="322.354" calcext:value-type="float">
            <text:p>322.354</text:p>
          </table:table-cell>
          <table:table-cell office:value-type="float" office:value="785" calcext:value-type="float">
            <text:p>785</text:p>
          </table:table-cell>
          <table:table-cell office:value-type="float" office:value="796" calcext:value-type="float">
            <text:p>796</text:p>
          </table:table-cell>
          <table:table-cell table:formula="of:=(([.A396]-[.C396])^2 + ([.B396]-[.D396])^2)^0.5" office:value-type="float" office:value="93.8725577045816" calcext:value-type="float">
            <text:p>93.8725577046</text:p>
          </table:table-cell>
          <table:table-cell table:formula="of:=[.E396]+[.F396]" office:value-type="float" office:value="1581" calcext:value-type="float">
            <text:p>1581</text:p>
          </table:table-cell>
          <table:table-cell table:formula="of:=SQRT([.H396])" office:value-type="float" office:value="39.7617907041421" calcext:value-type="float">
            <text:p>39.7617907041</text:p>
          </table:table-cell>
          <table:table-cell/>
          <table:table-cell table:formula="of:=[.G396]/[.I396]" office:value-type="float" office:value="2.36087349292351" calcext:value-type="float">
            <text:p>2.3608734929</text:p>
          </table:table-cell>
          <table:table-cell/>
        </table:table-row>
        <table:table-row table:style-name="ro1">
          <table:table-cell office:value-type="float" office:value="233.487" calcext:value-type="float">
            <text:p>233.487</text:p>
          </table:table-cell>
          <table:table-cell office:value-type="float" office:value="336.905" calcext:value-type="float">
            <text:p>336.905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322.352" calcext:value-type="float">
            <text:p>322.352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formula="of:=(([.A397]-[.C397])^2 + ([.B397]-[.D397])^2)^0.5" office:value-type="float" office:value="93.9559124962341" calcext:value-type="float">
            <text:p>93.9559124962</text:p>
          </table:table-cell>
          <table:table-cell table:formula="of:=[.E397]+[.F397]" office:value-type="float" office:value="1573" calcext:value-type="float">
            <text:p>1573</text:p>
          </table:table-cell>
          <table:table-cell table:formula="of:=SQRT([.H397])" office:value-type="float" office:value="39.6610640301039" calcext:value-type="float">
            <text:p>39.6610640301</text:p>
          </table:table-cell>
          <table:table-cell/>
          <table:table-cell table:formula="of:=[.G397]/[.I397]" office:value-type="float" office:value="2.36897104991734" calcext:value-type="float">
            <text:p>2.3689710499</text:p>
          </table:table-cell>
          <table:table-cell/>
        </table:table-row>
        <table:table-row table:style-name="ro1">
          <table:table-cell office:value-type="float" office:value="233.502" calcext:value-type="float">
            <text:p>233.502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table:formula="of:=(([.A398]-[.C398])^2 + ([.B398]-[.D398])^2)^0.5" office:value-type="float" office:value="93.9186672073236" calcext:value-type="float">
            <text:p>93.9186672073</text:p>
          </table:table-cell>
          <table:table-cell table:formula="of:=[.E398]+[.F398]" office:value-type="float" office:value="1570" calcext:value-type="float">
            <text:p>1570</text:p>
          </table:table-cell>
          <table:table-cell table:formula="of:=SQRT([.H398])" office:value-type="float" office:value="39.6232255123179" calcext:value-type="float">
            <text:p>39.6232255123</text:p>
          </table:table-cell>
          <table:table-cell/>
          <table:table-cell table:formula="of:=[.G398]/[.I398]" office:value-type="float" office:value="2.3702933315746" calcext:value-type="float">
            <text:p>2.3702933316</text:p>
          </table:table-cell>
          <table:table-cell/>
        </table:table-row>
        <table:table-row table:style-name="ro1">
          <table:table-cell office:value-type="float" office:value="233.402" calcext:value-type="float">
            <text:p>233.402</text:p>
          </table:table-cell>
          <table:table-cell office:value-type="float" office:value="336.987" calcext:value-type="float">
            <text:p>336.987</text:p>
          </table:table-cell>
          <table:table-cell office:value-type="float" office:value="326.287" calcext:value-type="float">
            <text:p>326.287</text:p>
          </table:table-cell>
          <table:table-cell office:value-type="float" office:value="322.387" calcext:value-type="float">
            <text:p>322.387</text:p>
          </table:table-cell>
          <table:table-cell office:value-type="float" office:value="786" calcext:value-type="float">
            <text:p>786</text:p>
          </table:table-cell>
          <table:table-cell office:value-type="float" office:value="794" calcext:value-type="float">
            <text:p>794</text:p>
          </table:table-cell>
          <table:table-cell table:formula="of:=(([.A399]-[.C399])^2 + ([.B399]-[.D399])^2)^0.5" office:value-type="float" office:value="94.0254392438557" calcext:value-type="float">
            <text:p>94.0254392439</text:p>
          </table:table-cell>
          <table:table-cell table:formula="of:=[.E399]+[.F399]" office:value-type="float" office:value="1580" calcext:value-type="float">
            <text:p>1580</text:p>
          </table:table-cell>
          <table:table-cell table:formula="of:=SQRT([.H399])" office:value-type="float" office:value="39.7492138287036" calcext:value-type="float">
            <text:p>39.7492138287</text:p>
          </table:table-cell>
          <table:table-cell/>
          <table:table-cell table:formula="of:=[.G399]/[.I399]" office:value-type="float" office:value="2.36546663914038" calcext:value-type="float">
            <text:p>2.3654666391</text:p>
          </table:table-cell>
          <table:table-cell/>
        </table:table-row>
        <table:table-row table:style-name="ro1">
          <table:table-cell office:value-type="float" office:value="233.384" calcext:value-type="float">
            <text:p>233.384</text:p>
          </table:table-cell>
          <table:table-cell office:value-type="float" office:value="336.996" calcext:value-type="float">
            <text:p>336.996</text:p>
          </table:table-cell>
          <table:table-cell office:value-type="float" office:value="326.258" calcext:value-type="float">
            <text:p>326.258</text:p>
          </table:table-cell>
          <table:table-cell office:value-type="float" office:value="322.436" calcext:value-type="float">
            <text:p>322.436</text:p>
          </table:table-cell>
          <table:table-cell office:value-type="float" office:value="784" calcext:value-type="float">
            <text:p>784</text:p>
          </table:table-cell>
          <table:table-cell office:value-type="float" office:value="798" calcext:value-type="float">
            <text:p>798</text:p>
          </table:table-cell>
          <table:table-cell table:formula="of:=(([.A400]-[.C400])^2 + ([.B400]-[.D400])^2)^0.5" office:value-type="float" office:value="94.0083691806214" calcext:value-type="float">
            <text:p>94.0083691806</text:p>
          </table:table-cell>
          <table:table-cell table:formula="of:=[.E400]+[.F400]" office:value-type="float" office:value="1582" calcext:value-type="float">
            <text:p>1582</text:p>
          </table:table-cell>
          <table:table-cell table:formula="of:=SQRT([.H400])" office:value-type="float" office:value="39.7743636027027" calcext:value-type="float">
            <text:p>39.7743636027</text:p>
          </table:table-cell>
          <table:table-cell/>
          <table:table-cell table:formula="of:=[.G400]/[.I400]" office:value-type="float" office:value="2.36354175568087" calcext:value-type="float">
            <text:p>2.3635417557</text:p>
          </table:table-cell>
          <table:table-cell/>
        </table:table-row>
        <table:table-row table:style-name="ro1">
          <table:table-cell office:value-type="float" office:value="233.452" calcext:value-type="float">
            <text:p>233.452</text:p>
          </table:table-cell>
          <table:table-cell office:value-type="float" office:value="336.892" calcext:value-type="float">
            <text:p>336.892</text:p>
          </table:table-cell>
          <table:table-cell office:value-type="float" office:value="326.263" calcext:value-type="float">
            <text:p>326.263</text:p>
          </table:table-cell>
          <table:table-cell office:value-type="float" office:value="322.446" calcext:value-type="float">
            <text:p>322.446</text:p>
          </table:table-cell>
          <table:table-cell office:value-type="float" office:value="781" calcext:value-type="float">
            <text:p>781</text:p>
          </table:table-cell>
          <table:table-cell office:value-type="float" office:value="796" calcext:value-type="float">
            <text:p>796</text:p>
          </table:table-cell>
          <table:table-cell table:formula="of:=(([.A401]-[.C401])^2 + ([.B401]-[.D401])^2)^0.5" office:value-type="float" office:value="93.9285294093333" calcext:value-type="float">
            <text:p>93.9285294093</text:p>
          </table:table-cell>
          <table:table-cell table:formula="of:=[.E401]+[.F401]" office:value-type="float" office:value="1577" calcext:value-type="float">
            <text:p>1577</text:p>
          </table:table-cell>
          <table:table-cell table:formula="of:=SQRT([.H401])" office:value-type="float" office:value="39.7114593033296" calcext:value-type="float">
            <text:p>39.7114593033</text:p>
          </table:table-cell>
          <table:table-cell/>
          <table:table-cell table:formula="of:=[.G401]/[.I401]" office:value-type="float" office:value="2.36527518900465" calcext:value-type="float">
            <text:p>2.365275189</text:p>
          </table:table-cell>
          <table:table-cell/>
        </table:table-row>
        <table:table-row table:style-name="ro1">
          <table:table-cell office:value-type="float" office:value="233.392" calcext:value-type="float">
            <text:p>233.392</text:p>
          </table:table-cell>
          <table:table-cell office:value-type="float" office:value="336.968" calcext:value-type="float">
            <text:p>336.968</text:p>
          </table:table-cell>
          <table:table-cell office:value-type="float" office:value="326.291" calcext:value-type="float">
            <text:p>326.291</text:p>
          </table:table-cell>
          <table:table-cell office:value-type="float" office:value="322.367" calcext:value-type="float">
            <text:p>322.367</text:p>
          </table:table-cell>
          <table:table-cell office:value-type="float" office:value="785" calcext:value-type="float">
            <text:p>785</text:p>
          </table:table-cell>
          <table:table-cell office:value-type="float" office:value="791" calcext:value-type="float">
            <text:p>791</text:p>
          </table:table-cell>
          <table:table-cell table:formula="of:=(([.A402]-[.C402])^2 + ([.B402]-[.D402])^2)^0.5" office:value-type="float" office:value="94.0394247217623" calcext:value-type="float">
            <text:p>94.0394247218</text:p>
          </table:table-cell>
          <table:table-cell table:formula="of:=[.E402]+[.F402]" office:value-type="float" office:value="1576" calcext:value-type="float">
            <text:p>1576</text:p>
          </table:table-cell>
          <table:table-cell table:formula="of:=SQRT([.H402])" office:value-type="float" office:value="39.6988664825584" calcext:value-type="float">
            <text:p>39.6988664826</text:p>
          </table:table-cell>
          <table:table-cell/>
          <table:table-cell table:formula="of:=[.G402]/[.I402]" office:value-type="float" office:value="2.36881888713569" calcext:value-type="float">
            <text:p>2.3688188871</text:p>
          </table:table-cell>
          <table:table-cell/>
        </table:table-row>
        <table:table-row table:style-name="ro1">
          <table:table-cell office:value-type="float" office:value="233.48" calcext:value-type="float">
            <text:p>233.48</text:p>
          </table:table-cell>
          <table:table-cell office:value-type="float" office:value="336.883" calcext:value-type="float">
            <text:p>336.883</text:p>
          </table:table-cell>
          <table:table-cell office:value-type="float" office:value="326.329" calcext:value-type="float">
            <text:p>326.329</text:p>
          </table:table-cell>
          <table:table-cell office:value-type="float" office:value="322.393" calcext:value-type="float">
            <text:p>322.393</text:p>
          </table:table-cell>
          <table:table-cell office:value-type="float" office:value="781" calcext:value-type="float">
            <text:p>781</text:p>
          </table:table-cell>
          <table:table-cell office:value-type="float" office:value="793" calcext:value-type="float">
            <text:p>793</text:p>
          </table:table-cell>
          <table:table-cell table:formula="of:=(([.A403]-[.C403])^2 + ([.B403]-[.D403])^2)^0.5" office:value-type="float" office:value="93.9728519360778" calcext:value-type="float">
            <text:p>93.9728519361</text:p>
          </table:table-cell>
          <table:table-cell table:formula="of:=[.E403]+[.F403]" office:value-type="float" office:value="1574" calcext:value-type="float">
            <text:p>1574</text:p>
          </table:table-cell>
          <table:table-cell table:formula="of:=SQRT([.H403])" office:value-type="float" office:value="39.6736688497547" calcext:value-type="float">
            <text:p>39.6736688498</text:p>
          </table:table-cell>
          <table:table-cell/>
          <table:table-cell table:formula="of:=[.G403]/[.I403]" office:value-type="float" office:value="2.36864536758512" calcext:value-type="float">
            <text:p>2.3686453676</text:p>
          </table:table-cell>
          <table:table-cell/>
        </table:table-row>
        <table:table-row table:style-name="ro1">
          <table:table-cell office:value-type="float" office:value="233.511" calcext:value-type="float">
            <text:p>233.511</text:p>
          </table:table-cell>
          <table:table-cell office:value-type="float" office:value="336.944" calcext:value-type="float">
            <text:p>336.944</text:p>
          </table:table-cell>
          <table:table-cell office:value-type="float" office:value="326.324" calcext:value-type="float">
            <text:p>326.324</text:p>
          </table:table-cell>
          <table:table-cell office:value-type="float" office:value="322.432" calcext:value-type="float">
            <text:p>322.432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table:formula="of:=(([.A404]-[.C404])^2 + ([.B404]-[.D404])^2)^0.5" office:value-type="float" office:value="93.9406786913955" calcext:value-type="float">
            <text:p>93.9406786914</text:p>
          </table:table-cell>
          <table:table-cell table:formula="of:=[.E404]+[.F404]" office:value-type="float" office:value="1570" calcext:value-type="float">
            <text:p>1570</text:p>
          </table:table-cell>
          <table:table-cell table:formula="of:=SQRT([.H404])" office:value-type="float" office:value="39.6232255123179" calcext:value-type="float">
            <text:p>39.6232255123</text:p>
          </table:table-cell>
          <table:table-cell/>
          <table:table-cell table:formula="of:=[.G404]/[.I404]" office:value-type="float" office:value="2.37084885131806" calcext:value-type="float">
            <text:p>2.3708488513</text:p>
          </table:table-cell>
          <table:table-cell/>
        </table:table-row>
        <table:table-row table:style-name="ro1">
          <table:table-cell office:value-type="float" office:value="233.542" calcext:value-type="float">
            <text:p>233.542</text:p>
          </table:table-cell>
          <table:table-cell office:value-type="float" office:value="336.863" calcext:value-type="float">
            <text:p>336.863</text:p>
          </table:table-cell>
          <table:table-cell office:value-type="float" office:value="326.308" calcext:value-type="float">
            <text:p>326.308</text:p>
          </table:table-cell>
          <table:table-cell office:value-type="float" office:value="322.382" calcext:value-type="float">
            <text:p>322.382</text:p>
          </table:table-cell>
          <table:table-cell office:value-type="float" office:value="782" calcext:value-type="float">
            <text:p>782</text:p>
          </table:table-cell>
          <table:table-cell office:value-type="float" office:value="791" calcext:value-type="float">
            <text:p>791</text:p>
          </table:table-cell>
          <table:table-cell table:formula="of:=(([.A405]-[.C405])^2 + ([.B405]-[.D405])^2)^0.5" office:value-type="float" office:value="93.8894569001227" calcext:value-type="float">
            <text:p>93.8894569001</text:p>
          </table:table-cell>
          <table:table-cell table:formula="of:=[.E405]+[.F405]" office:value-type="float" office:value="1573" calcext:value-type="float">
            <text:p>1573</text:p>
          </table:table-cell>
          <table:table-cell table:formula="of:=SQRT([.H405])" office:value-type="float" office:value="39.6610640301039" calcext:value-type="float">
            <text:p>39.6610640301</text:p>
          </table:table-cell>
          <table:table-cell/>
          <table:table-cell table:formula="of:=[.G405]/[.I405]" office:value-type="float" office:value="2.36729546208992" calcext:value-type="float">
            <text:p>2.3672954621</text:p>
          </table:table-cell>
          <table:table-cell/>
        </table:table-row>
        <table:table-row table:style-name="ro1">
          <table:table-cell office:value-type="float" office:value="233.441" calcext:value-type="float">
            <text:p>233.441</text:p>
          </table:table-cell>
          <table:table-cell office:value-type="float" office:value="337.067" calcext:value-type="float">
            <text:p>337.067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322.379" calcext:value-type="float">
            <text:p>322.379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table:formula="of:=(([.A406]-[.C406])^2 + ([.B406]-[.D406])^2)^0.5" office:value-type="float" office:value="94.0223524913092" calcext:value-type="float">
            <text:p>94.0223524913</text:p>
          </table:table-cell>
          <table:table-cell table:formula="of:=[.E406]+[.F406]" office:value-type="float" office:value="1581" calcext:value-type="float">
            <text:p>1581</text:p>
          </table:table-cell>
          <table:table-cell table:formula="of:=SQRT([.H406])" office:value-type="float" office:value="39.7617907041421" calcext:value-type="float">
            <text:p>39.7617907041</text:p>
          </table:table-cell>
          <table:table-cell/>
          <table:table-cell table:formula="of:=[.G406]/[.I406]" office:value-type="float" office:value="2.36464079776756" calcext:value-type="float">
            <text:p>2.3646407978</text:p>
          </table:table-cell>
          <table:table-cell/>
        </table:table-row>
        <table:table-row table:style-name="ro1">
          <table:table-cell office:value-type="float" office:value="233.49" calcext:value-type="float">
            <text:p>233.49</text:p>
          </table:table-cell>
          <table:table-cell office:value-type="float" office:value="336.924" calcext:value-type="float">
            <text:p>336.924</text:p>
          </table:table-cell>
          <table:table-cell office:value-type="float" office:value="326.295" calcext:value-type="float">
            <text:p>326.295</text:p>
          </table:table-cell>
          <table:table-cell office:value-type="float" office:value="322.394" calcext:value-type="float">
            <text:p>322.394</text:p>
          </table:table-cell>
          <table:table-cell office:value-type="float" office:value="780" calcext:value-type="float">
            <text:p>780</text:p>
          </table:table-cell>
          <table:table-cell office:value-type="float" office:value="791" calcext:value-type="float">
            <text:p>791</text:p>
          </table:table-cell>
          <table:table-cell table:formula="of:=(([.A407]-[.C407])^2 + ([.B407]-[.D407])^2)^0.5" office:value-type="float" office:value="93.9355572986077" calcext:value-type="float">
            <text:p>93.9355572986</text:p>
          </table:table-cell>
          <table:table-cell table:formula="of:=[.E407]+[.F407]" office:value-type="float" office:value="1571" calcext:value-type="float">
            <text:p>1571</text:p>
          </table:table-cell>
          <table:table-cell table:formula="of:=SQRT([.H407])" office:value-type="float" office:value="39.6358423652128" calcext:value-type="float">
            <text:p>39.6358423652</text:p>
          </table:table-cell>
          <table:table-cell/>
          <table:table-cell table:formula="of:=[.G407]/[.I407]" office:value-type="float" office:value="2.36996495326291" calcext:value-type="float">
            <text:p>2.3699649533</text:p>
          </table:table-cell>
          <table:table-cell/>
        </table:table-row>
        <table:table-row table:style-name="ro1">
          <table:table-cell office:value-type="float" office:value="233.391" calcext:value-type="float">
            <text:p>233.391</text:p>
          </table:table-cell>
          <table:table-cell office:value-type="float" office:value="337.018" calcext:value-type="float">
            <text:p>337.018</text:p>
          </table:table-cell>
          <table:table-cell office:value-type="float" office:value="326.287" calcext:value-type="float">
            <text:p>326.287</text:p>
          </table:table-cell>
          <table:table-cell office:value-type="float" office:value="322.417" calcext:value-type="float">
            <text:p>322.417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table:formula="of:=(([.A408]-[.C408])^2 + ([.B408]-[.D408])^2)^0.5" office:value-type="float" office:value="94.0364611041908" calcext:value-type="float">
            <text:p>94.0364611042</text:p>
          </table:table-cell>
          <table:table-cell table:formula="of:=[.E408]+[.F408]" office:value-type="float" office:value="1575" calcext:value-type="float">
            <text:p>1575</text:p>
          </table:table-cell>
          <table:table-cell table:formula="of:=SQRT([.H408])" office:value-type="float" office:value="39.6862696659689" calcext:value-type="float">
            <text:p>39.686269666</text:p>
          </table:table-cell>
          <table:table-cell/>
          <table:table-cell table:formula="of:=[.G408]/[.I408]" office:value-type="float" office:value="2.36949609765988" calcext:value-type="float">
            <text:p>2.3694960977</text:p>
          </table:table-cell>
          <table:table-cell/>
        </table:table-row>
        <table:table-row table:style-name="ro1">
          <table:table-cell office:value-type="float" office:value="233.482" calcext:value-type="float">
            <text:p>233.482</text:p>
          </table:table-cell>
          <table:table-cell office:value-type="float" office:value="336.962" calcext:value-type="float">
            <text:p>336.962</text:p>
          </table:table-cell>
          <table:table-cell office:value-type="float" office:value="326.352" calcext:value-type="float">
            <text:p>326.352</text:p>
          </table:table-cell>
          <table:table-cell office:value-type="float" office:value="322.45" calcext:value-type="float">
            <text:p>322.45</text:p>
          </table:table-cell>
          <table:table-cell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formula="of:=(([.A409]-[.C409])^2 + ([.B409]-[.D409])^2)^0.5" office:value-type="float" office:value="93.9969948668573" calcext:value-type="float">
            <text:p>93.9969948669</text:p>
          </table:table-cell>
          <table:table-cell table:formula="of:=[.E409]+[.F409]" office:value-type="float" office:value="1573" calcext:value-type="float">
            <text:p>1573</text:p>
          </table:table-cell>
          <table:table-cell table:formula="of:=SQRT([.H409])" office:value-type="float" office:value="39.6610640301039" calcext:value-type="float">
            <text:p>39.6610640301</text:p>
          </table:table-cell>
          <table:table-cell/>
          <table:table-cell table:formula="of:=[.G409]/[.I409]" office:value-type="float" office:value="2.37000688623762" calcext:value-type="float">
            <text:p>2.3700068862</text:p>
          </table:table-cell>
          <table:table-cell/>
        </table:table-row>
        <table:table-row table:style-name="ro1">
          <table:table-cell office:value-type="float" office:value="233.56" calcext:value-type="float">
            <text:p>233.56</text:p>
          </table:table-cell>
          <table:table-cell office:value-type="float" office:value="336.978" calcext:value-type="float">
            <text:p>336.978</text:p>
          </table:table-cell>
          <table:table-cell office:value-type="float" office:value="326.306" calcext:value-type="float">
            <text:p>326.306</text:p>
          </table:table-cell>
          <table:table-cell office:value-type="float" office:value="322.456" calcext:value-type="float">
            <text:p>322.456</text:p>
          </table:table-cell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(([.A410]-[.C410])^2 + ([.B410]-[.D410])^2)^0.5" office:value-type="float" office:value="93.8760299544031" calcext:value-type="float">
            <text:p>93.8760299544</text:p>
          </table:table-cell>
          <table:table-cell table:formula="of:=[.E410]+[.F410]" office:value-type="float" office:value="1578" calcext:value-type="float">
            <text:p>1578</text:p>
          </table:table-cell>
          <table:table-cell table:formula="of:=SQRT([.H410])" office:value-type="float" office:value="39.7240481320824" calcext:value-type="float">
            <text:p>39.7240481321</text:p>
          </table:table-cell>
          <table:table-cell/>
          <table:table-cell table:formula="of:=[.G410]/[.I410]" office:value-type="float" office:value="2.36320401290084" calcext:value-type="float">
            <text:p>2.3632040129</text:p>
          </table:table-cell>
          <table:table-cell/>
        </table:table-row>
        <table:table-row table:style-name="ro1">
          <table:table-cell office:value-type="float" office:value="233.624" calcext:value-type="float">
            <text:p>233.624</text:p>
          </table:table-cell>
          <table:table-cell office:value-type="float" office:value="337.049" calcext:value-type="float">
            <text:p>337.049</text:p>
          </table:table-cell>
          <table:table-cell office:value-type="float" office:value="326.351" calcext:value-type="float">
            <text:p>326.351</text:p>
          </table:table-cell>
          <table:table-cell office:value-type="float" office:value="322.488" calcext:value-type="float">
            <text:p>322.488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table:formula="of:=(([.A411]-[.C411])^2 + ([.B411]-[.D411])^2)^0.5" office:value-type="float" office:value="93.8633008688699" calcext:value-type="float">
            <text:p>93.8633008689</text:p>
          </table:table-cell>
          <table:table-cell table:formula="of:=[.E411]+[.F411]" office:value-type="float" office:value="1572" calcext:value-type="float">
            <text:p>1572</text:p>
          </table:table-cell>
          <table:table-cell table:formula="of:=SQRT([.H411])" office:value-type="float" office:value="39.648455203198" calcext:value-type="float">
            <text:p>39.6484552032</text:p>
          </table:table-cell>
          <table:table-cell/>
          <table:table-cell table:formula="of:=[.G411]/[.I411]" office:value-type="float" office:value="2.36738860033313" calcext:value-type="float">
            <text:p>2.3673886003</text:p>
          </table:table-cell>
          <table:table-cell/>
        </table:table-row>
        <table:table-row table:style-name="ro1">
          <table:table-cell office:value-type="float" office:value="233.75" calcext:value-type="float">
            <text:p>233.75</text:p>
          </table:table-cell>
          <table:table-cell office:value-type="float" office:value="337.158" calcext:value-type="float">
            <text:p>337.158</text:p>
          </table:table-cell>
          <table:table-cell office:value-type="float" office:value="326.426" calcext:value-type="float">
            <text:p>326.426</text:p>
          </table:table-cell>
          <table:table-cell office:value-type="float" office:value="322.686" calcext:value-type="float">
            <text:p>322.686</text:p>
          </table:table-cell>
          <table:table-cell office:value-type="float" office:value="784" calcext:value-type="float">
            <text:p>784</text:p>
          </table:table-cell>
          <table:table-cell office:value-type="float" office:value="792" calcext:value-type="float">
            <text:p>792</text:p>
          </table:table-cell>
          <table:table-cell table:formula="of:=(([.A412]-[.C412])^2 + ([.B412]-[.D412])^2)^0.5" office:value-type="float" office:value="93.7991458383284" calcext:value-type="float">
            <text:p>93.7991458383</text:p>
          </table:table-cell>
          <table:table-cell table:formula="of:=[.E412]+[.F412]" office:value-type="float" office:value="1576" calcext:value-type="float">
            <text:p>1576</text:p>
          </table:table-cell>
          <table:table-cell table:formula="of:=SQRT([.H412])" office:value-type="float" office:value="39.6988664825584" calcext:value-type="float">
            <text:p>39.6988664826</text:p>
          </table:table-cell>
          <table:table-cell/>
          <table:table-cell table:formula="of:=[.G412]/[.I412]" office:value-type="float" office:value="2.36276634950116" calcext:value-type="float">
            <text:p>2.3627663495</text:p>
          </table:table-cell>
          <table:table-cell/>
        </table:table-row>
        <table:table-row table:style-name="ro1">
          <table:table-cell office:value-type="float" office:value="233.918" calcext:value-type="float">
            <text:p>233.918</text:p>
          </table:table-cell>
          <table:table-cell office:value-type="float" office:value="337.505" calcext:value-type="float">
            <text:p>337.505</text:p>
          </table:table-cell>
          <table:table-cell office:value-type="float" office:value="326.44" calcext:value-type="float">
            <text:p>326.44</text:p>
          </table:table-cell>
          <table:table-cell office:value-type="float" office:value="322.856" calcext:value-type="float">
            <text:p>322.856</text:p>
          </table:table-cell>
          <table:table-cell office:value-type="float" office:value="778" calcext:value-type="float">
            <text:p>778</text:p>
          </table:table-cell>
          <table:table-cell office:value-type="float" office:value="784" calcext:value-type="float">
            <text:p>784</text:p>
          </table:table-cell>
          <table:table-cell table:formula="of:=(([.A413]-[.C413])^2 + ([.B413]-[.D413])^2)^0.5" office:value-type="float" office:value="93.6745092594565" calcext:value-type="float">
            <text:p>93.6745092595</text:p>
          </table:table-cell>
          <table:table-cell table:formula="of:=[.E413]+[.F413]" office:value-type="float" office:value="1562" calcext:value-type="float">
            <text:p>1562</text:p>
          </table:table-cell>
          <table:table-cell table:formula="of:=SQRT([.H413])" office:value-type="float" office:value="39.522145690739" calcext:value-type="float">
            <text:p>39.5221456907</text:p>
          </table:table-cell>
          <table:table-cell/>
          <table:table-cell table:formula="of:=[.G413]/[.I413]" office:value-type="float" office:value="2.37017772244604" calcext:value-type="float">
            <text:p>2.3701777224</text:p>
          </table:table-cell>
          <table:table-cell/>
        </table:table-row>
        <table:table-row table:style-name="ro1">
          <table:table-cell office:value-type="float" office:value="233.986" calcext:value-type="float">
            <text:p>233.986</text:p>
          </table:table-cell>
          <table:table-cell office:value-type="float" office:value="337.826" calcext:value-type="float">
            <text:p>337.826</text:p>
          </table:table-cell>
          <table:table-cell office:value-type="float" office:value="326.506" calcext:value-type="float">
            <text:p>326.506</text:p>
          </table:table-cell>
          <table:table-cell office:value-type="float" office:value="323.205" calcext:value-type="float">
            <text:p>323.205</text:p>
          </table:table-cell>
          <table:table-cell office:value-type="float" office:value="775" calcext:value-type="float">
            <text:p>775</text:p>
          </table:table-cell>
          <table:table-cell office:value-type="float" office:value="785" calcext:value-type="float">
            <text:p>785</text:p>
          </table:table-cell>
          <table:table-cell table:formula="of:=(([.A414]-[.C414])^2 + ([.B414]-[.D414])^2)^0.5" office:value-type="float" office:value="93.6681591630795" calcext:value-type="float">
            <text:p>93.6681591631</text:p>
          </table:table-cell>
          <table:table-cell table:formula="of:=[.E414]+[.F414]" office:value-type="float" office:value="1560" calcext:value-type="float">
            <text:p>1560</text:p>
          </table:table-cell>
          <table:table-cell table:formula="of:=SQRT([.H414])" office:value-type="float" office:value="39.496835316263" calcext:value-type="float">
            <text:p>39.4968353163</text:p>
          </table:table-cell>
          <table:table-cell/>
          <table:table-cell table:formula="of:=[.G414]/[.I414]" office:value-type="float" office:value="2.37153580566773" calcext:value-type="float">
            <text:p>2.3715358057</text:p>
          </table:table-cell>
          <table:table-cell/>
        </table:table-row>
        <table:table-row table:style-name="ro1">
          <table:table-cell office:value-type="float" office:value="234.126" calcext:value-type="float">
            <text:p>234.126</text:p>
          </table:table-cell>
          <table:table-cell office:value-type="float" office:value="338.023" calcext:value-type="float">
            <text:p>338.023</text:p>
          </table:table-cell>
          <table:table-cell office:value-type="float" office:value="326.395" calcext:value-type="float">
            <text:p>326.395</text:p>
          </table:table-cell>
          <table:table-cell office:value-type="float" office:value="323.586" calcext:value-type="float">
            <text:p>323.586</text:p>
          </table:table-cell>
          <table:table-cell office:value-type="float" office:value="767" calcext:value-type="float">
            <text:p>767</text:p>
          </table:table-cell>
          <table:table-cell office:value-type="float" office:value="792" calcext:value-type="float">
            <text:p>792</text:p>
          </table:table-cell>
          <table:table-cell table:formula="of:=(([.A415]-[.C415])^2 + ([.B415]-[.D415])^2)^0.5" office:value-type="float" office:value="93.3916234466453" calcext:value-type="float">
            <text:p>93.3916234466</text:p>
          </table:table-cell>
          <table:table-cell table:formula="of:=[.E415]+[.F415]" office:value-type="float" office:value="1559" calcext:value-type="float">
            <text:p>1559</text:p>
          </table:table-cell>
          <table:table-cell table:formula="of:=SQRT([.H415])" office:value-type="float" office:value="39.4841740447993" calcext:value-type="float">
            <text:p>39.4841740448</text:p>
          </table:table-cell>
          <table:table-cell/>
          <table:table-cell table:formula="of:=[.G415]/[.I415]" office:value-type="float" office:value="2.3652925686297" calcext:value-type="float">
            <text:p>2.3652925686</text:p>
          </table:table-cell>
          <table:table-cell/>
        </table:table-row>
        <table:table-row table:style-name="ro1">
          <table:table-cell office:value-type="float" office:value="234.186" calcext:value-type="float">
            <text:p>234.186</text:p>
          </table:table-cell>
          <table:table-cell office:value-type="float" office:value="338.463" calcext:value-type="float">
            <text:p>338.463</text:p>
          </table:table-cell>
          <table:table-cell office:value-type="float" office:value="326.392" calcext:value-type="float">
            <text:p>326.392</text:p>
          </table:table-cell>
          <table:table-cell office:value-type="float" office:value="324.159" calcext:value-type="float">
            <text:p>324.159</text:p>
          </table:table-cell>
          <table:table-cell office:value-type="float" office:value="769" calcext:value-type="float">
            <text:p>769</text:p>
          </table:table-cell>
          <table:table-cell office:value-type="float" office:value="780" calcext:value-type="float">
            <text:p>780</text:p>
          </table:table-cell>
          <table:table-cell table:formula="of:=(([.A416]-[.C416])^2 + ([.B416]-[.D416])^2)^0.5" office:value-type="float" office:value="93.3089001757067" calcext:value-type="float">
            <text:p>93.3089001757</text:p>
          </table:table-cell>
          <table:table-cell table:formula="of:=[.E416]+[.F416]" office:value-type="float" office:value="1549" calcext:value-type="float">
            <text:p>1549</text:p>
          </table:table-cell>
          <table:table-cell table:formula="of:=SQRT([.H416])" office:value-type="float" office:value="39.3573373083089" calcext:value-type="float">
            <text:p>39.3573373083</text:p>
          </table:table-cell>
          <table:table-cell/>
          <table:table-cell table:formula="of:=[.G416]/[.I416]" office:value-type="float" office:value="2.37081333639936" calcext:value-type="float">
            <text:p>2.3708133364</text:p>
          </table:table-cell>
          <table:table-cell/>
        </table:table-row>
        <table:table-row table:style-name="ro1">
          <table:table-cell office:value-type="float" office:value="234.118" calcext:value-type="float">
            <text:p>234.118</text:p>
          </table:table-cell>
          <table:table-cell office:value-type="float" office:value="338.921" calcext:value-type="float">
            <text:p>338.921</text:p>
          </table:table-cell>
          <table:table-cell office:value-type="float" office:value="326.216" calcext:value-type="float">
            <text:p>326.216</text:p>
          </table:table-cell>
          <table:table-cell office:value-type="float" office:value="324.741" calcext:value-type="float">
            <text:p>324.741</text:p>
          </table:table-cell>
          <table:table-cell office:value-type="float" office:value="763" calcext:value-type="float">
            <text:p>763</text:p>
          </table:table-cell>
          <table:table-cell office:value-type="float" office:value="781" calcext:value-type="float">
            <text:p>781</text:p>
          </table:table-cell>
          <table:table-cell table:formula="of:=(([.A417]-[.C417])^2 + ([.B417]-[.D417])^2)^0.5" office:value-type="float" office:value="93.1832281260958" calcext:value-type="float">
            <text:p>93.1832281261</text:p>
          </table:table-cell>
          <table:table-cell table:formula="of:=[.E417]+[.F417]" office:value-type="float" office:value="1544" calcext:value-type="float">
            <text:p>1544</text:p>
          </table:table-cell>
          <table:table-cell table:formula="of:=SQRT([.H417])" office:value-type="float" office:value="39.293765408777" calcext:value-type="float">
            <text:p>39.2937654088</text:p>
          </table:table-cell>
          <table:table-cell/>
          <table:table-cell table:formula="of:=[.G417]/[.I417]" office:value-type="float" office:value="2.37145071633378" calcext:value-type="float">
            <text:p>2.3714507163</text:p>
          </table:table-cell>
          <table:table-cell/>
        </table:table-row>
        <table:table-row table:style-name="ro1">
          <table:table-cell office:value-type="float" office:value="234.044" calcext:value-type="float">
            <text:p>234.044</text:p>
          </table:table-cell>
          <table:table-cell office:value-type="float" office:value="339.723" calcext:value-type="float">
            <text:p>339.723</text:p>
          </table:table-cell>
          <table:table-cell office:value-type="float" office:value="325.944" calcext:value-type="float">
            <text:p>325.944</text:p>
          </table:table-cell>
          <table:table-cell office:value-type="float" office:value="325.243" calcext:value-type="float">
            <text:p>325.243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table:formula="of:=(([.A418]-[.C418])^2 + ([.B418]-[.D418])^2)^0.5" office:value-type="float" office:value="93.0337594639709" calcext:value-type="float">
            <text:p>93.033759464</text:p>
          </table:table-cell>
          <table:table-cell table:formula="of:=[.E418]+[.F418]" office:value-type="float" office:value="1546" calcext:value-type="float">
            <text:p>1546</text:p>
          </table:table-cell>
          <table:table-cell table:formula="of:=SQRT([.H418])" office:value-type="float" office:value="39.319206502675" calcext:value-type="float">
            <text:p>39.3192065027</text:p>
          </table:table-cell>
          <table:table-cell/>
          <table:table-cell table:formula="of:=[.G418]/[.I418]" office:value-type="float" office:value="2.36611487715658" calcext:value-type="float">
            <text:p>2.3661148772</text:p>
          </table:table-cell>
          <table:table-cell/>
        </table:table-row>
        <table:table-row table:style-name="ro1">
          <table:table-cell office:value-type="float" office:value="233.889" calcext:value-type="float">
            <text:p>233.889</text:p>
          </table:table-cell>
          <table:table-cell office:value-type="float" office:value="340.552" calcext:value-type="float">
            <text:p>340.552</text:p>
          </table:table-cell>
          <table:table-cell office:value-type="float" office:value="325.593" calcext:value-type="float">
            <text:p>325.593</text:p>
          </table:table-cell>
          <table:table-cell office:value-type="float" office:value="325.899" calcext:value-type="float">
            <text:p>325.899</text:p>
          </table:table-cell>
          <table:table-cell office:value-type="float" office:value="766" calcext:value-type="float">
            <text:p>766</text:p>
          </table:table-cell>
          <table:table-cell office:value-type="float" office:value="781" calcext:value-type="float">
            <text:p>781</text:p>
          </table:table-cell>
          <table:table-cell table:formula="of:=(([.A419]-[.C419])^2 + ([.B419]-[.D419])^2)^0.5" office:value-type="float" office:value="92.8672925469457" calcext:value-type="float">
            <text:p>92.8672925469</text:p>
          </table:table-cell>
          <table:table-cell table:formula="of:=[.E419]+[.F419]" office:value-type="float" office:value="1547" calcext:value-type="float">
            <text:p>1547</text:p>
          </table:table-cell>
          <table:table-cell table:formula="of:=SQRT([.H419])" office:value-type="float" office:value="39.3319208785943" calcext:value-type="float">
            <text:p>39.3319208786</text:p>
          </table:table-cell>
          <table:table-cell/>
          <table:table-cell table:formula="of:=[.G419]/[.I419]" office:value-type="float" office:value="2.36111764878199" calcext:value-type="float">
            <text:p>2.3611176488</text:p>
          </table:table-cell>
          <table:table-cell/>
        </table:table-row>
        <table:table-row table:style-name="ro1">
          <table:table-cell office:value-type="float" office:value="233.766" calcext:value-type="float">
            <text:p>233.766</text:p>
          </table:table-cell>
          <table:table-cell office:value-type="float" office:value="340.923" calcext:value-type="float">
            <text:p>340.923</text:p>
          </table:table-cell>
          <table:table-cell office:value-type="float" office:value="325.277" calcext:value-type="float">
            <text:p>325.277</text:p>
          </table:table-cell>
          <table:table-cell office:value-type="float" office:value="326.468" calcext:value-type="float">
            <text:p>326.468</text:p>
          </table:table-cell>
          <table:table-cell office:value-type="float" office:value="765" calcext:value-type="float">
            <text:p>765</text:p>
          </table:table-cell>
          <table:table-cell office:value-type="float" office:value="770" calcext:value-type="float">
            <text:p>770</text:p>
          </table:table-cell>
          <table:table-cell table:formula="of:=(([.A420]-[.C420])^2 + ([.B420]-[.D420])^2)^0.5" office:value-type="float" office:value="92.6456159027506" calcext:value-type="float">
            <text:p>92.6456159028</text:p>
          </table:table-cell>
          <table:table-cell table:formula="of:=[.E420]+[.F420]" office:value-type="float" office:value="1535" calcext:value-type="float">
            <text:p>1535</text:p>
          </table:table-cell>
          <table:table-cell table:formula="of:=SQRT([.H420])" office:value-type="float" office:value="39.1790760483195" calcext:value-type="float">
            <text:p>39.1790760483</text:p>
          </table:table-cell>
          <table:table-cell/>
          <table:table-cell table:formula="of:=[.G420]/[.I420]" office:value-type="float" office:value="2.36467076937932" calcext:value-type="float">
            <text:p>2.3646707694</text:p>
          </table:table-cell>
          <table:table-cell/>
        </table:table-row>
        <table:table-row table:style-name="ro1">
          <table:table-cell office:value-type="float" office:value="233.656" calcext:value-type="float">
            <text:p>233.656</text:p>
          </table:table-cell>
          <table:table-cell office:value-type="float" office:value="341.652" calcext:value-type="float">
            <text:p>341.652</text:p>
          </table:table-cell>
          <table:table-cell office:value-type="float" office:value="324.895" calcext:value-type="float">
            <text:p>324.895</text:p>
          </table:table-cell>
          <table:table-cell office:value-type="float" office:value="327.184" calcext:value-type="float">
            <text:p>327.184</text:p>
          </table:table-cell>
          <table:table-cell office:value-type="float" office:value="761" calcext:value-type="float">
            <text:p>761</text:p>
          </table:table-cell>
          <table:table-cell office:value-type="float" office:value="772" calcext:value-type="float">
            <text:p>772</text:p>
          </table:table-cell>
          <table:table-cell table:formula="of:=(([.A421]-[.C421])^2 + ([.B421]-[.D421])^2)^0.5" office:value-type="float" office:value="92.3789919029213" calcext:value-type="float">
            <text:p>92.3789919029</text:p>
          </table:table-cell>
          <table:table-cell table:formula="of:=[.E421]+[.F421]" office:value-type="float" office:value="1533" calcext:value-type="float">
            <text:p>1533</text:p>
          </table:table-cell>
          <table:table-cell table:formula="of:=SQRT([.H421])" office:value-type="float" office:value="39.1535439009038" calcext:value-type="float">
            <text:p>39.1535439009</text:p>
          </table:table-cell>
          <table:table-cell/>
          <table:table-cell table:formula="of:=[.G421]/[.I421]" office:value-type="float" office:value="2.35940307566358" calcext:value-type="float">
            <text:p>2.3594030757</text:p>
          </table:table-cell>
          <table:table-cell/>
        </table:table-row>
        <table:table-row table:style-name="ro1">
          <table:table-cell office:value-type="float" office:value="233.462" calcext:value-type="float">
            <text:p>233.462</text:p>
          </table:table-cell>
          <table:table-cell office:value-type="float" office:value="342.317" calcext:value-type="float">
            <text:p>342.317</text:p>
          </table:table-cell>
          <table:table-cell office:value-type="float" office:value="324.33" calcext:value-type="float">
            <text:p>324.33</text:p>
          </table:table-cell>
          <table:table-cell office:value-type="float" office:value="327.927" calcext:value-type="float">
            <text:p>327.927</text:p>
          </table:table-cell>
          <table:table-cell office:value-type="float" office:value="754" calcext:value-type="float">
            <text:p>754</text:p>
          </table:table-cell>
          <table:table-cell office:value-type="float" office:value="769" calcext:value-type="float">
            <text:p>769</text:p>
          </table:table-cell>
          <table:table-cell table:formula="of:=(([.A422]-[.C422])^2 + ([.B422]-[.D422])^2)^0.5" office:value-type="float" office:value="92.0003561080064" calcext:value-type="float">
            <text:p>92.000356108</text:p>
          </table:table-cell>
          <table:table-cell table:formula="of:=[.E422]+[.F422]" office:value-type="float" office:value="1523" calcext:value-type="float">
            <text:p>1523</text:p>
          </table:table-cell>
          <table:table-cell table:formula="of:=SQRT([.H422])" office:value-type="float" office:value="39.0256326021757" calcext:value-type="float">
            <text:p>39.0256326022</text:p>
          </table:table-cell>
          <table:table-cell/>
          <table:table-cell table:formula="of:=[.G422]/[.I422]" office:value-type="float" office:value="2.35743407533841" calcext:value-type="float">
            <text:p>2.3574340753</text:p>
          </table:table-cell>
          <table:table-cell/>
        </table:table-row>
        <table:table-row table:style-name="ro1">
          <table:table-cell office:value-type="float" office:value="233.384" calcext:value-type="float">
            <text:p>233.384</text:p>
          </table:table-cell>
          <table:table-cell office:value-type="float" office:value="343.278" calcext:value-type="float">
            <text:p>343.278</text:p>
          </table:table-cell>
          <table:table-cell office:value-type="float" office:value="324.058" calcext:value-type="float">
            <text:p>324.058</text:p>
          </table:table-cell>
          <table:table-cell office:value-type="float" office:value="328.812" calcext:value-type="float">
            <text:p>328.812</text:p>
          </table:table-cell>
          <table:table-cell office:value-type="float" office:value="748" calcext:value-type="float">
            <text:p>748</text:p>
          </table:table-cell>
          <table:table-cell office:value-type="float" office:value="762" calcext:value-type="float">
            <text:p>762</text:p>
          </table:table-cell>
          <table:table-cell table:formula="of:=(([.A423]-[.C423])^2 + ([.B423]-[.D423])^2)^0.5" office:value-type="float" office:value="91.8206917421123" calcext:value-type="float">
            <text:p>91.8206917421</text:p>
          </table:table-cell>
          <table:table-cell table:formula="of:=[.E423]+[.F423]" office:value-type="float" office:value="1510" calcext:value-type="float">
            <text:p>1510</text:p>
          </table:table-cell>
          <table:table-cell table:formula="of:=SQRT([.H423])" office:value-type="float" office:value="38.8587184554509" calcext:value-type="float">
            <text:p>38.8587184555</text:p>
          </table:table-cell>
          <table:table-cell/>
          <table:table-cell table:formula="of:=[.G423]/[.I423]" office:value-type="float" office:value="2.3629366945639" calcext:value-type="float">
            <text:p>2.3629366946</text:p>
          </table:table-cell>
          <table:table-cell/>
        </table:table-row>
        <table:table-row table:style-name="ro1">
          <table:table-cell office:value-type="float" office:value="233.379" calcext:value-type="float">
            <text:p>233.379</text:p>
          </table:table-cell>
          <table:table-cell office:value-type="float" office:value="343.905" calcext:value-type="float">
            <text:p>343.905</text:p>
          </table:table-cell>
          <table:table-cell office:value-type="float" office:value="323.606" calcext:value-type="float">
            <text:p>323.606</text:p>
          </table:table-cell>
          <table:table-cell office:value-type="float" office:value="329.4" calcext:value-type="float">
            <text:p>329.4</text:p>
          </table:table-cell>
          <table:table-cell office:value-type="float" office:value="744" calcext:value-type="float">
            <text:p>744</text:p>
          </table:table-cell>
          <table:table-cell office:value-type="float" office:value="763" calcext:value-type="float">
            <text:p>763</text:p>
          </table:table-cell>
          <table:table-cell table:formula="of:=(([.A424]-[.C424])^2 + ([.B424]-[.D424])^2)^0.5" office:value-type="float" office:value="91.3854832782538" calcext:value-type="float">
            <text:p>91.3854832783</text:p>
          </table:table-cell>
          <table:table-cell table:formula="of:=[.E424]+[.F424]" office:value-type="float" office:value="1507" calcext:value-type="float">
            <text:p>1507</text:p>
          </table:table-cell>
          <table:table-cell table:formula="of:=SQRT([.H424])" office:value-type="float" office:value="38.8200978875633" calcext:value-type="float">
            <text:p>38.8200978876</text:p>
          </table:table-cell>
          <table:table-cell/>
          <table:table-cell table:formula="of:=[.G424]/[.I424]" office:value-type="float" office:value="2.35407658020179" calcext:value-type="float">
            <text:p>2.3540765802</text:p>
          </table:table-cell>
          <table:table-cell/>
        </table:table-row>
        <table:table-row table:style-name="ro1">
          <table:table-cell office:value-type="float" office:value="233.503" calcext:value-type="float">
            <text:p>233.503</text:p>
          </table:table-cell>
          <table:table-cell office:value-type="float" office:value="344.529" calcext:value-type="float">
            <text:p>344.529</text:p>
          </table:table-cell>
          <table:table-cell office:value-type="float" office:value="323.514" calcext:value-type="float">
            <text:p>323.514</text:p>
          </table:table-cell>
          <table:table-cell office:value-type="float" office:value="330.26" calcext:value-type="float">
            <text:p>330.26</text:p>
          </table:table-cell>
          <table:table-cell office:value-type="float" office:value="751" calcext:value-type="float">
            <text:p>751</text:p>
          </table:table-cell>
          <table:table-cell office:value-type="float" office:value="757" calcext:value-type="float">
            <text:p>757</text:p>
          </table:table-cell>
          <table:table-cell table:formula="of:=(([.A425]-[.C425])^2 + ([.B425]-[.D425])^2)^0.5" office:value-type="float" office:value="91.1349794645284" calcext:value-type="float">
            <text:p>91.1349794645</text:p>
          </table:table-cell>
          <table:table-cell table:formula="of:=[.E425]+[.F425]" office:value-type="float" office:value="1508" calcext:value-type="float">
            <text:p>1508</text:p>
          </table:table-cell>
          <table:table-cell table:formula="of:=SQRT([.H425])" office:value-type="float" office:value="38.8329756778952" calcext:value-type="float">
            <text:p>38.8329756779</text:p>
          </table:table-cell>
          <table:table-cell/>
          <table:table-cell table:formula="of:=[.G425]/[.I425]" office:value-type="float" office:value="2.34684511999437" calcext:value-type="float">
            <text:p>2.34684512</text:p>
          </table:table-cell>
          <table:table-cell/>
        </table:table-row>
        <table:table-row table:style-name="ro1">
          <table:table-cell office:value-type="float" office:value="233.721" calcext:value-type="float">
            <text:p>233.721</text:p>
          </table:table-cell>
          <table:table-cell office:value-type="float" office:value="345.507" calcext:value-type="float">
            <text:p>345.507</text:p>
          </table:table-cell>
          <table:table-cell office:value-type="float" office:value="323.608" calcext:value-type="float">
            <text:p>323.608</text:p>
          </table:table-cell>
          <table:table-cell office:value-type="float" office:value="331.222" calcext:value-type="float">
            <text:p>331.222</text:p>
          </table:table-cell>
          <table:table-cell office:value-type="float" office:value="748" calcext:value-type="float">
            <text:p>748</text:p>
          </table:table-cell>
          <table:table-cell office:value-type="float" office:value="765" calcext:value-type="float">
            <text:p>765</text:p>
          </table:table-cell>
          <table:table-cell table:formula="of:=(([.A426]-[.C426])^2 + ([.B426]-[.D426])^2)^0.5" office:value-type="float" office:value="91.0150207053759" calcext:value-type="float">
            <text:p>91.0150207054</text:p>
          </table:table-cell>
          <table:table-cell table:formula="of:=[.E426]+[.F426]" office:value-type="float" office:value="1513" calcext:value-type="float">
            <text:p>1513</text:p>
          </table:table-cell>
          <table:table-cell table:formula="of:=SQRT([.H426])" office:value-type="float" office:value="38.8973006775534" calcext:value-type="float">
            <text:p>38.8973006776</text:p>
          </table:table-cell>
          <table:table-cell/>
          <table:table-cell table:formula="of:=[.G426]/[.I426]" office:value-type="float" office:value="2.33988012329858" calcext:value-type="float">
            <text:p>2.3398801233</text:p>
          </table:table-cell>
          <table:table-cell/>
        </table:table-row>
        <table:table-row table:style-name="ro1">
          <table:table-cell office:value-type="float" office:value="233.816" calcext:value-type="float">
            <text:p>233.816</text:p>
          </table:table-cell>
          <table:table-cell office:value-type="float" office:value="346.367" calcext:value-type="float">
            <text:p>346.367</text:p>
          </table:table-cell>
          <table:table-cell office:value-type="float" office:value="323.328" calcext:value-type="float">
            <text:p>323.328</text:p>
          </table:table-cell>
          <table:table-cell office:value-type="float" office:value="331.905" calcext:value-type="float">
            <text:p>331.905</text:p>
          </table:table-cell>
          <table:table-cell office:value-type="float" office:value="741" calcext:value-type="float">
            <text:p>741</text:p>
          </table:table-cell>
          <table:table-cell office:value-type="float" office:value="755" calcext:value-type="float">
            <text:p>755</text:p>
          </table:table-cell>
          <table:table-cell table:formula="of:=(([.A427]-[.C427])^2 + ([.B427]-[.D427])^2)^0.5" office:value-type="float" office:value="90.6727499748408" calcext:value-type="float">
            <text:p>90.6727499748</text:p>
          </table:table-cell>
          <table:table-cell table:formula="of:=[.E427]+[.F427]" office:value-type="float" office:value="1496" calcext:value-type="float">
            <text:p>1496</text:p>
          </table:table-cell>
          <table:table-cell table:formula="of:=SQRT([.H427])" office:value-type="float" office:value="38.6781592116274" calcext:value-type="float">
            <text:p>38.6781592116</text:p>
          </table:table-cell>
          <table:table-cell/>
          <table:table-cell table:formula="of:=[.G427]/[.I427]" office:value-type="float" office:value="2.34428814149932" calcext:value-type="float">
            <text:p>2.3442881415</text:p>
          </table:table-cell>
          <table:table-cell/>
        </table:table-row>
        <table:table-row table:style-name="ro1">
          <table:table-cell office:value-type="float" office:value="234.242" calcext:value-type="float">
            <text:p>234.242</text:p>
          </table:table-cell>
          <table:table-cell office:value-type="float" office:value="346.971" calcext:value-type="float">
            <text:p>346.971</text:p>
          </table:table-cell>
          <table:table-cell office:value-type="float" office:value="323.664" calcext:value-type="float">
            <text:p>323.664</text:p>
          </table:table-cell>
          <table:table-cell office:value-type="float" office:value="332.602" calcext:value-type="float">
            <text:p>332.602</text:p>
          </table:table-cell>
          <table:table-cell office:value-type="float" office:value="735" calcext:value-type="float">
            <text:p>735</text:p>
          </table:table-cell>
          <table:table-cell office:value-type="float" office:value="743" calcext:value-type="float">
            <text:p>743</text:p>
          </table:table-cell>
          <table:table-cell table:formula="of:=(([.A428]-[.C428])^2 + ([.B428]-[.D428])^2)^0.5" office:value-type="float" office:value="90.5691020436882" calcext:value-type="float">
            <text:p>90.5691020437</text:p>
          </table:table-cell>
          <table:table-cell table:formula="of:=[.E428]+[.F428]" office:value-type="float" office:value="1478" calcext:value-type="float">
            <text:p>1478</text:p>
          </table:table-cell>
          <table:table-cell table:formula="of:=SQRT([.H428])" office:value-type="float" office:value="38.4447655734822" calcext:value-type="float">
            <text:p>38.4447655735</text:p>
          </table:table-cell>
          <table:table-cell/>
          <table:table-cell table:formula="of:=[.G428]/[.I428]" office:value-type="float" office:value="2.35582401642109" calcext:value-type="float">
            <text:p>2.3558240164</text:p>
          </table:table-cell>
          <table:table-cell/>
        </table:table-row>
        <table:table-row table:style-name="ro1">
          <table:table-cell office:value-type="float" office:value="234.838" calcext:value-type="float">
            <text:p>234.838</text:p>
          </table:table-cell>
          <table:table-cell office:value-type="float" office:value="347.085" calcext:value-type="float">
            <text:p>347.085</text:p>
          </table:table-cell>
          <table:table-cell office:value-type="float" office:value="324.111" calcext:value-type="float">
            <text:p>324.111</text:p>
          </table:table-cell>
          <table:table-cell office:value-type="float" office:value="333.364" calcext:value-type="float">
            <text:p>333.364</text:p>
          </table:table-cell>
          <table:table-cell office:value-type="float" office:value="729" calcext:value-type="float">
            <text:p>729</text:p>
          </table:table-cell>
          <table:table-cell office:value-type="float" office:value="745" calcext:value-type="float">
            <text:p>745</text:p>
          </table:table-cell>
          <table:table-cell table:formula="of:=(([.A429]-[.C429])^2 + ([.B429]-[.D429])^2)^0.5" office:value-type="float" office:value="90.3212841472042" calcext:value-type="float">
            <text:p>90.3212841472</text:p>
          </table:table-cell>
          <table:table-cell table:formula="of:=[.E429]+[.F429]" office:value-type="float" office:value="1474" calcext:value-type="float">
            <text:p>1474</text:p>
          </table:table-cell>
          <table:table-cell table:formula="of:=SQRT([.H429])" office:value-type="float" office:value="38.3927076409049" calcext:value-type="float">
            <text:p>38.3927076409</text:p>
          </table:table-cell>
          <table:table-cell/>
          <table:table-cell table:formula="of:=[.G429]/[.I429]" office:value-type="float" office:value="2.35256353868027" calcext:value-type="float">
            <text:p>2.3525635387</text:p>
          </table:table-cell>
          <table:table-cell/>
        </table:table-row>
        <table:table-row table:style-name="ro1">
          <table:table-cell office:value-type="float" office:value="235.08" calcext:value-type="float">
            <text:p>235.08</text:p>
          </table:table-cell>
          <table:table-cell office:value-type="float" office:value="348.041" calcext:value-type="float">
            <text:p>348.041</text:p>
          </table:table-cell>
          <table:table-cell office:value-type="float" office:value="324.197" calcext:value-type="float">
            <text:p>324.197</text:p>
          </table:table-cell>
          <table:table-cell office:value-type="float" office:value="334.092" calcext:value-type="float">
            <text:p>334.09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table:formula="of:=(([.A430]-[.C430])^2 + ([.B430]-[.D430])^2)^0.5" office:value-type="float" office:value="90.2020747544091" calcext:value-type="float">
            <text:p>90.2020747544</text:p>
          </table:table-cell>
          <table:table-cell table:formula="of:=[.E430]+[.F430]" office:value-type="float" office:value="1477" calcext:value-type="float">
            <text:p>1477</text:p>
          </table:table-cell>
          <table:table-cell table:formula="of:=SQRT([.H430])" office:value-type="float" office:value="38.4317577011513" calcext:value-type="float">
            <text:p>38.4317577012</text:p>
          </table:table-cell>
          <table:table-cell/>
          <table:table-cell table:formula="of:=[.G430]/[.I430]" office:value-type="float" office:value="2.34707128036735" calcext:value-type="float">
            <text:p>2.3470712804</text:p>
          </table:table-cell>
          <table:table-cell/>
        </table:table-row>
        <table:table-row table:style-name="ro1">
          <table:table-cell office:value-type="float" office:value="235.36" calcext:value-type="float">
            <text:p>235.36</text:p>
          </table:table-cell>
          <table:table-cell office:value-type="float" office:value="348.868" calcext:value-type="float">
            <text:p>348.868</text:p>
          </table:table-cell>
          <table:table-cell office:value-type="float" office:value="324.24" calcext:value-type="float">
            <text:p>324.24</text:p>
          </table:table-cell>
          <table:table-cell office:value-type="float" office:value="334.897" calcext:value-type="float">
            <text:p>334.897</text:p>
          </table:table-cell>
          <table:table-cell office:value-type="float" office:value="727" calcext:value-type="float">
            <text:p>727</text:p>
          </table:table-cell>
          <table:table-cell office:value-type="float" office:value="747" calcext:value-type="float">
            <text:p>747</text:p>
          </table:table-cell>
          <table:table-cell table:formula="of:=(([.A431]-[.C431])^2 + ([.B431]-[.D431])^2)^0.5" office:value-type="float" office:value="89.9713467777381" calcext:value-type="float">
            <text:p>89.9713467777</text:p>
          </table:table-cell>
          <table:table-cell table:formula="of:=[.E431]+[.F431]" office:value-type="float" office:value="1474" calcext:value-type="float">
            <text:p>1474</text:p>
          </table:table-cell>
          <table:table-cell table:formula="of:=SQRT([.H431])" office:value-type="float" office:value="38.3927076409049" calcext:value-type="float">
            <text:p>38.3927076409</text:p>
          </table:table-cell>
          <table:table-cell/>
          <table:table-cell table:formula="of:=[.G431]/[.I431]" office:value-type="float" office:value="2.34344885542481" calcext:value-type="float">
            <text:p>2.3434488554</text:p>
          </table:table-cell>
          <table:table-cell/>
        </table:table-row>
        <table:table-row table:style-name="ro1">
          <table:table-cell office:value-type="float" office:value="235.461" calcext:value-type="float">
            <text:p>235.461</text:p>
          </table:table-cell>
          <table:table-cell office:value-type="float" office:value="349.194" calcext:value-type="float">
            <text:p>349.194</text:p>
          </table:table-cell>
          <table:table-cell office:value-type="float" office:value="324.134" calcext:value-type="float">
            <text:p>324.134</text:p>
          </table:table-cell>
          <table:table-cell office:value-type="float" office:value="335.408" calcext:value-type="float">
            <text:p>335.408</text:p>
          </table:table-cell>
          <table:table-cell office:value-type="float" office:value="727" calcext:value-type="float">
            <text:p>727</text:p>
          </table:table-cell>
          <table:table-cell office:value-type="float" office:value="738" calcext:value-type="float">
            <text:p>738</text:p>
          </table:table-cell>
          <table:table-cell table:formula="of:=(([.A432]-[.C432])^2 + ([.B432]-[.D432])^2)^0.5" office:value-type="float" office:value="89.7382567526248" calcext:value-type="float">
            <text:p>89.7382567526</text:p>
          </table:table-cell>
          <table:table-cell table:formula="of:=[.E432]+[.F432]" office:value-type="float" office:value="1465" calcext:value-type="float">
            <text:p>1465</text:p>
          </table:table-cell>
          <table:table-cell table:formula="of:=SQRT([.H432])" office:value-type="float" office:value="38.2753184180093" calcext:value-type="float">
            <text:p>38.275318418</text:p>
          </table:table-cell>
          <table:table-cell/>
          <table:table-cell table:formula="of:=[.G432]/[.I432]" office:value-type="float" office:value="2.344546315006" calcext:value-type="float">
            <text:p>2.344546315</text:p>
          </table:table-cell>
          <table:table-cell/>
        </table:table-row>
        <table:table-row table:style-name="ro1">
          <table:table-cell office:value-type="float" office:value="235.901" calcext:value-type="float">
            <text:p>235.901</text:p>
          </table:table-cell>
          <table:table-cell office:value-type="float" office:value="349.971" calcext:value-type="float">
            <text:p>349.971</text:p>
          </table:table-cell>
          <table:table-cell office:value-type="float" office:value="324.288" calcext:value-type="float">
            <text:p>324.288</text:p>
          </table:table-cell>
          <table:table-cell office:value-type="float" office:value="336.073" calcext:value-type="float">
            <text:p>336.073</text:p>
          </table:table-cell>
          <table:table-cell office:value-type="float" office:value="719" calcext:value-type="float">
            <text:p>719</text:p>
          </table:table-cell>
          <table:table-cell office:value-type="float" office:value="742" calcext:value-type="float">
            <text:p>742</text:p>
          </table:table-cell>
          <table:table-cell table:formula="of:=(([.A433]-[.C433])^2 + ([.B433]-[.D433])^2)^0.5" office:value-type="float" office:value="89.472991304639" calcext:value-type="float">
            <text:p>89.4729913046</text:p>
          </table:table-cell>
          <table:table-cell table:formula="of:=[.E433]+[.F433]" office:value-type="float" office:value="1461" calcext:value-type="float">
            <text:p>1461</text:p>
          </table:table-cell>
          <table:table-cell table:formula="of:=SQRT([.H433])" office:value-type="float" office:value="38.2230297072328" calcext:value-type="float">
            <text:p>38.2230297072</text:p>
          </table:table-cell>
          <table:table-cell/>
          <table:table-cell table:formula="of:=[.G433]/[.I433]" office:value-type="float" office:value="2.3408136924245" calcext:value-type="float">
            <text:p>2.3408136924</text:p>
          </table:table-cell>
          <table:table-cell/>
        </table:table-row>
        <table:table-row table:style-name="ro1">
          <table:table-cell office:value-type="float" office:value="236.021" calcext:value-type="float">
            <text:p>236.021</text:p>
          </table:table-cell>
          <table:table-cell office:value-type="float" office:value="350.517" calcext:value-type="float">
            <text:p>350.517</text:p>
          </table:table-cell>
          <table:table-cell office:value-type="float" office:value="324.277" calcext:value-type="float">
            <text:p>324.277</text:p>
          </table:table-cell>
          <table:table-cell office:value-type="float" office:value="336.714" calcext:value-type="float">
            <text:p>336.714</text:p>
          </table:table-cell>
          <table:table-cell office:value-type="float" office:value="708" calcext:value-type="float">
            <text:p>708</text:p>
          </table:table-cell>
          <table:table-cell office:value-type="float" office:value="733" calcext:value-type="float">
            <text:p>733</text:p>
          </table:table-cell>
          <table:table-cell table:formula="of:=(([.A434]-[.C434])^2 + ([.B434]-[.D434])^2)^0.5" office:value-type="float" office:value="89.3288550525529" calcext:value-type="float">
            <text:p>89.3288550526</text:p>
          </table:table-cell>
          <table:table-cell table:formula="of:=[.E434]+[.F434]" office:value-type="float" office:value="1441" calcext:value-type="float">
            <text:p>1441</text:p>
          </table:table-cell>
          <table:table-cell table:formula="of:=SQRT([.H434])" office:value-type="float" office:value="37.9605057922046" calcext:value-type="float">
            <text:p>37.9605057922</text:p>
          </table:table-cell>
          <table:table-cell/>
          <table:table-cell table:formula="of:=[.G434]/[.I434]" office:value-type="float" office:value="2.35320507955131" calcext:value-type="float">
            <text:p>2.3532050796</text:p>
          </table:table-cell>
          <table:table-cell/>
        </table:table-row>
        <table:table-row table:style-name="ro1">
          <table:table-cell office:value-type="float" office:value="236.307" calcext:value-type="float">
            <text:p>236.307</text:p>
          </table:table-cell>
          <table:table-cell office:value-type="float" office:value="351.203" calcext:value-type="float">
            <text:p>351.203</text:p>
          </table:table-cell>
          <table:table-cell office:value-type="float" office:value="324.507" calcext:value-type="float">
            <text:p>324.507</text:p>
          </table:table-cell>
          <table:table-cell office:value-type="float" office:value="337.673" calcext:value-type="float">
            <text:p>337.673</text:p>
          </table:table-cell>
          <table:table-cell office:value-type="float" office:value="714" calcext:value-type="float">
            <text:p>714</text:p>
          </table:table-cell>
          <table:table-cell office:value-type="float" office:value="724" calcext:value-type="float">
            <text:p>724</text:p>
          </table:table-cell>
          <table:table-cell table:formula="of:=(([.A435]-[.C435])^2 + ([.B435]-[.D435])^2)^0.5" office:value-type="float" office:value="89.2317258602567" calcext:value-type="float">
            <text:p>89.2317258603</text:p>
          </table:table-cell>
          <table:table-cell table:formula="of:=[.E435]+[.F435]" office:value-type="float" office:value="1438" calcext:value-type="float">
            <text:p>1438</text:p>
          </table:table-cell>
          <table:table-cell table:formula="of:=SQRT([.H435])" office:value-type="float" office:value="37.9209704517171" calcext:value-type="float">
            <text:p>37.9209704517</text:p>
          </table:table-cell>
          <table:table-cell/>
          <table:table-cell table:formula="of:=[.G435]/[.I435]" office:value-type="float" office:value="2.35309710688631" calcext:value-type="float">
            <text:p>2.3530971069</text:p>
          </table:table-cell>
          <table:table-cell/>
        </table:table-row>
        <table:table-row table:style-name="ro1">
          <table:table-cell office:value-type="float" office:value="236.457" calcext:value-type="float">
            <text:p>236.457</text:p>
          </table:table-cell>
          <table:table-cell office:value-type="float" office:value="351.689" calcext:value-type="float">
            <text:p>351.689</text:p>
          </table:table-cell>
          <table:table-cell office:value-type="float" office:value="324.299" calcext:value-type="float">
            <text:p>324.299</text:p>
          </table:table-cell>
          <table:table-cell office:value-type="float" office:value="338.032" calcext:value-type="float">
            <text:p>338.032</text:p>
          </table:table-cell>
          <table:table-cell office:value-type="float" office:value="705" calcext:value-type="float">
            <text:p>705</text:p>
          </table:table-cell>
          <table:table-cell office:value-type="float" office:value="729" calcext:value-type="float">
            <text:p>729</text:p>
          </table:table-cell>
          <table:table-cell table:formula="of:=(([.A436]-[.C436])^2 + ([.B436]-[.D436])^2)^0.5" office:value-type="float" office:value="88.8973037442644" calcext:value-type="float">
            <text:p>88.8973037443</text:p>
          </table:table-cell>
          <table:table-cell table:formula="of:=[.E436]+[.F436]" office:value-type="float" office:value="1434" calcext:value-type="float">
            <text:p>1434</text:p>
          </table:table-cell>
          <table:table-cell table:formula="of:=SQRT([.H436])" office:value-type="float" office:value="37.868192457523" calcext:value-type="float">
            <text:p>37.8681924575</text:p>
          </table:table-cell>
          <table:table-cell/>
          <table:table-cell table:formula="of:=[.G436]/[.I436]" office:value-type="float" office:value="2.3475454722055" calcext:value-type="float">
            <text:p>2.3475454722</text:p>
          </table:table-cell>
          <table:table-cell/>
        </table:table-row>
        <table:table-row table:style-name="ro1">
          <table:table-cell office:value-type="float" office:value="236.936" calcext:value-type="float">
            <text:p>236.936</text:p>
          </table:table-cell>
          <table:table-cell office:value-type="float" office:value="352.403" calcext:value-type="float">
            <text:p>352.403</text:p>
          </table:table-cell>
          <table:table-cell office:value-type="float" office:value="324.639" calcext:value-type="float">
            <text:p>324.639</text:p>
          </table:table-cell>
          <table:table-cell office:value-type="float" office:value="338.882" calcext:value-type="float">
            <text:p>338.882</text:p>
          </table:table-cell>
          <table:table-cell office:value-type="float" office:value="705" calcext:value-type="float">
            <text:p>705</text:p>
          </table:table-cell>
          <table:table-cell office:value-type="float" office:value="722" calcext:value-type="float">
            <text:p>722</text:p>
          </table:table-cell>
          <table:table-cell table:formula="of:=(([.A437]-[.C437])^2 + ([.B437]-[.D437])^2)^0.5" office:value-type="float" office:value="88.7391325740792" calcext:value-type="float">
            <text:p>88.7391325741</text:p>
          </table:table-cell>
          <table:table-cell table:formula="of:=[.E437]+[.F437]" office:value-type="float" office:value="1427" calcext:value-type="float">
            <text:p>1427</text:p>
          </table:table-cell>
          <table:table-cell table:formula="of:=SQRT([.H437])" office:value-type="float" office:value="37.7756535350482" calcext:value-type="float">
            <text:p>37.775653535</text:p>
          </table:table-cell>
          <table:table-cell/>
          <table:table-cell table:formula="of:=[.G437]/[.I437]" office:value-type="float" office:value="2.34910912902532" calcext:value-type="float">
            <text:p>2.349109129</text:p>
          </table:table-cell>
          <table:table-cell/>
        </table:table-row>
        <table:table-row table:style-name="ro1">
          <table:table-cell office:value-type="float" office:value="237.029" calcext:value-type="float">
            <text:p>237.029</text:p>
          </table:table-cell>
          <table:table-cell office:value-type="float" office:value="352.914" calcext:value-type="float">
            <text:p>352.914</text:p>
          </table:table-cell>
          <table:table-cell office:value-type="float" office:value="324.506" calcext:value-type="float">
            <text:p>324.506</text:p>
          </table:table-cell>
          <table:table-cell office:value-type="float" office:value="339.702" calcext:value-type="float">
            <text:p>339.702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table:formula="of:=(([.A438]-[.C438])^2 + ([.B438]-[.D438])^2)^0.5" office:value-type="float" office:value="88.4691046241568" calcext:value-type="float">
            <text:p>88.4691046242</text:p>
          </table:table-cell>
          <table:table-cell table:formula="of:=[.E438]+[.F438]" office:value-type="float" office:value="1437" calcext:value-type="float">
            <text:p>1437</text:p>
          </table:table-cell>
          <table:table-cell table:formula="of:=SQRT([.H438])" office:value-type="float" office:value="37.9077828420497" calcext:value-type="float">
            <text:p>37.907782842</text:p>
          </table:table-cell>
          <table:table-cell/>
          <table:table-cell table:formula="of:=[.G438]/[.I438]" office:value-type="float" office:value="2.33379791671754" calcext:value-type="float">
            <text:p>2.3337979167</text:p>
          </table:table-cell>
          <table:table-cell/>
        </table:table-row>
        <table:table-row table:style-name="ro1">
          <table:table-cell office:value-type="float" office:value="237.213" calcext:value-type="float">
            <text:p>237.213</text:p>
          </table:table-cell>
          <table:table-cell office:value-type="float" office:value="353.651" calcext:value-type="float">
            <text:p>353.651</text:p>
          </table:table-cell>
          <table:table-cell office:value-type="float" office:value="324.563" calcext:value-type="float">
            <text:p>324.563</text:p>
          </table:table-cell>
          <table:table-cell office:value-type="float" office:value="340.241" calcext:value-type="float">
            <text:p>340.241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table:formula="of:=(([.A439]-[.C439])^2 + ([.B439]-[.D439])^2)^0.5" office:value-type="float" office:value="88.3733591078216" calcext:value-type="float">
            <text:p>88.3733591078</text:p>
          </table:table-cell>
          <table:table-cell table:formula="of:=[.E439]+[.F439]" office:value-type="float" office:value="1419" calcext:value-type="float">
            <text:p>1419</text:p>
          </table:table-cell>
          <table:table-cell table:formula="of:=SQRT([.H439])" office:value-type="float" office:value="37.6696164036747" calcext:value-type="float">
            <text:p>37.6696164037</text:p>
          </table:table-cell>
          <table:table-cell/>
          <table:table-cell table:formula="of:=[.G439]/[.I439]" office:value-type="float" office:value="2.34601165461299" calcext:value-type="float">
            <text:p>2.3460116546</text:p>
          </table:table-cell>
          <table:table-cell/>
        </table:table-row>
        <table:table-row table:style-name="ro1">
          <table:table-cell office:value-type="float" office:value="237.312" calcext:value-type="float">
            <text:p>237.312</text:p>
          </table:table-cell>
          <table:table-cell office:value-type="float" office:value="354.364" calcext:value-type="float">
            <text:p>354.364</text:p>
          </table:table-cell>
          <table:table-cell office:value-type="float" office:value="324.561" calcext:value-type="float">
            <text:p>324.561</text:p>
          </table:table-cell>
          <table:table-cell office:value-type="float" office:value="340.86" calcext:value-type="float">
            <text:p>340.86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  <table:table-cell table:formula="of:=(([.A440]-[.C440])^2 + ([.B440]-[.D440])^2)^0.5" office:value-type="float" office:value="88.2878588312119" calcext:value-type="float">
            <text:p>88.2878588312</text:p>
          </table:table-cell>
          <table:table-cell table:formula="of:=[.E440]+[.F440]" office:value-type="float" office:value="1414" calcext:value-type="float">
            <text:p>1414</text:p>
          </table:table-cell>
          <table:table-cell table:formula="of:=SQRT([.H440])" office:value-type="float" office:value="37.6031913539263" calcext:value-type="float">
            <text:p>37.6031913539</text:p>
          </table:table-cell>
          <table:table-cell/>
          <table:table-cell table:formula="of:=[.G440]/[.I440]" office:value-type="float" office:value="2.34788207203571" calcext:value-type="float">
            <text:p>2.347882072</text:p>
          </table:table-cell>
          <table:table-cell/>
        </table:table-row>
        <table:table-row table:style-name="ro1">
          <table:table-cell office:value-type="float" office:value="237.568" calcext:value-type="float">
            <text:p>237.568</text:p>
          </table:table-cell>
          <table:table-cell office:value-type="float" office:value="354.761" calcext:value-type="float">
            <text:p>354.761</text:p>
          </table:table-cell>
          <table:table-cell office:value-type="float" office:value="324.578" calcext:value-type="float">
            <text:p>324.578</text:p>
          </table:table-cell>
          <table:table-cell office:value-type="float" office:value="341.774" calcext:value-type="float">
            <text:p>341.774</text:p>
          </table:table-cell>
          <table:table-cell office:value-type="float" office:value="694" calcext:value-type="float">
            <text:p>694</text:p>
          </table:table-cell>
          <table:table-cell office:value-type="float" office:value="709" calcext:value-type="float">
            <text:p>709</text:p>
          </table:table-cell>
          <table:table-cell table:formula="of:=(([.A441]-[.C441])^2 + ([.B441]-[.D441])^2)^0.5" office:value-type="float" office:value="87.9738726497816" calcext:value-type="float">
            <text:p>87.9738726498</text:p>
          </table:table-cell>
          <table:table-cell table:formula="of:=[.E441]+[.F441]" office:value-type="float" office:value="1403" calcext:value-type="float">
            <text:p>1403</text:p>
          </table:table-cell>
          <table:table-cell table:formula="of:=SQRT([.H441])" office:value-type="float" office:value="37.4566416006561" calcext:value-type="float">
            <text:p>37.4566416007</text:p>
          </table:table-cell>
          <table:table-cell/>
          <table:table-cell table:formula="of:=[.G441]/[.I441]" office:value-type="float" office:value="2.34868554388071" calcext:value-type="float">
            <text:p>2.3486855439</text:p>
          </table:table-cell>
          <table:table-cell/>
        </table:table-row>
        <table:table-row table:style-name="ro1">
          <table:table-cell office:value-type="float" office:value="237.688" calcext:value-type="float">
            <text:p>237.688</text:p>
          </table:table-cell>
          <table:table-cell office:value-type="float" office:value="355.455" calcext:value-type="float">
            <text:p>355.455</text:p>
          </table:table-cell>
          <table:table-cell office:value-type="float" office:value="324.419" calcext:value-type="float">
            <text:p>324.419</text:p>
          </table:table-cell>
          <table:table-cell office:value-type="float" office:value="342.29" calcext:value-type="float">
            <text:p>342.29</text:p>
          </table:table-cell>
          <table:table-cell office:value-type="float" office:value="693" calcext:value-type="float">
            <text:p>693</text:p>
          </table:table-cell>
          <table:table-cell office:value-type="float" office:value="704" calcext:value-type="float">
            <text:p>704</text:p>
          </table:table-cell>
          <table:table-cell table:formula="of:=(([.A442]-[.C442])^2 + ([.B442]-[.D442])^2)^0.5" office:value-type="float" office:value="87.7244754102297" calcext:value-type="float">
            <text:p>87.7244754102</text:p>
          </table:table-cell>
          <table:table-cell table:formula="of:=[.E442]+[.F442]" office:value-type="float" office:value="1397" calcext:value-type="float">
            <text:p>1397</text:p>
          </table:table-cell>
          <table:table-cell table:formula="of:=SQRT([.H442])" office:value-type="float" office:value="37.3764631820615" calcext:value-type="float">
            <text:p>37.3764631821</text:p>
          </table:table-cell>
          <table:table-cell/>
          <table:table-cell table:formula="of:=[.G442]/[.I442]" office:value-type="float" office:value="2.34705127082041" calcext:value-type="float">
            <text:p>2.3470512708</text:p>
          </table:table-cell>
          <table:table-cell/>
        </table:table-row>
        <table:table-row table:style-name="ro1">
          <table:table-cell office:value-type="float" office:value="237.761" calcext:value-type="float">
            <text:p>237.761</text:p>
          </table:table-cell>
          <table:table-cell office:value-type="float" office:value="355.999" calcext:value-type="float">
            <text:p>355.999</text:p>
          </table:table-cell>
          <table:table-cell office:value-type="float" office:value="324.501" calcext:value-type="float">
            <text:p>324.501</text:p>
          </table:table-cell>
          <table:table-cell office:value-type="float" office:value="343.006" calcext:value-type="float">
            <text:p>343.006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table:formula="of:=(([.A443]-[.C443])^2 + ([.B443]-[.D443])^2)^0.5" office:value-type="float" office:value="87.7077285591184" calcext:value-type="float">
            <text:p>87.7077285591</text:p>
          </table:table-cell>
          <table:table-cell table:formula="of:=[.E443]+[.F443]" office:value-type="float" office:value="1408" calcext:value-type="float">
            <text:p>1408</text:p>
          </table:table-cell>
          <table:table-cell table:formula="of:=SQRT([.H443])" office:value-type="float" office:value="37.5233260785874" calcext:value-type="float">
            <text:p>37.5233260786</text:p>
          </table:table-cell>
          <table:table-cell/>
          <table:table-cell table:formula="of:=[.G443]/[.I443]" office:value-type="float" office:value="2.33741881984093" calcext:value-type="float">
            <text:p>2.3374188198</text:p>
          </table:table-cell>
          <table:table-cell/>
        </table:table-row>
        <table:table-row table:style-name="ro1">
          <table:table-cell office:value-type="float" office:value="237.708" calcext:value-type="float">
            <text:p>237.708</text:p>
          </table:table-cell>
          <table:table-cell office:value-type="float" office:value="356.716" calcext:value-type="float">
            <text:p>356.716</text:p>
          </table:table-cell>
          <table:table-cell office:value-type="float" office:value="324.331" calcext:value-type="float">
            <text:p>324.331</text:p>
          </table:table-cell>
          <table:table-cell office:value-type="float" office:value="343.656" calcext:value-type="float">
            <text:p>343.656</text:p>
          </table:table-cell>
          <table:table-cell office:value-type="float" office:value="691" calcext:value-type="float">
            <text:p>691</text:p>
          </table:table-cell>
          <table:table-cell office:value-type="float" office:value="707" calcext:value-type="float">
            <text:p>707</text:p>
          </table:table-cell>
          <table:table-cell table:formula="of:=(([.A444]-[.C444])^2 + ([.B444]-[.D444])^2)^0.5" office:value-type="float" office:value="87.6019847320824" calcext:value-type="float">
            <text:p>87.6019847321</text:p>
          </table:table-cell>
          <table:table-cell table:formula="of:=[.E444]+[.F444]" office:value-type="float" office:value="1398" calcext:value-type="float">
            <text:p>1398</text:p>
          </table:table-cell>
          <table:table-cell table:formula="of:=SQRT([.H444])" office:value-type="float" office:value="37.3898381916798" calcext:value-type="float">
            <text:p>37.3898381917</text:p>
          </table:table-cell>
          <table:table-cell/>
          <table:table-cell table:formula="of:=[.G444]/[.I444]" office:value-type="float" office:value="2.34293564692602" calcext:value-type="float">
            <text:p>2.3429356469</text:p>
          </table:table-cell>
          <table:table-cell/>
        </table:table-row>
        <table:table-row table:style-name="ro1">
          <table:table-cell office:value-type="float" office:value="237.816" calcext:value-type="float">
            <text:p>237.816</text:p>
          </table:table-cell>
          <table:table-cell office:value-type="float" office:value="357.373" calcext:value-type="float">
            <text:p>357.373</text:p>
          </table:table-cell>
          <table:table-cell office:value-type="float" office:value="324.178" calcext:value-type="float">
            <text:p>324.178</text:p>
          </table:table-cell>
          <table:table-cell office:value-type="float" office:value="344.262" calcext:value-type="float">
            <text:p>344.262</text:p>
          </table:table-cell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  <table:table-cell table:formula="of:=(([.A445]-[.C445])^2 + ([.B445]-[.D445])^2)^0.5" office:value-type="float" office:value="87.3515504441678" calcext:value-type="float">
            <text:p>87.3515504442</text:p>
          </table:table-cell>
          <table:table-cell table:formula="of:=[.E445]+[.F445]" office:value-type="float" office:value="1389" calcext:value-type="float">
            <text:p>1389</text:p>
          </table:table-cell>
          <table:table-cell table:formula="of:=SQRT([.H445])" office:value-type="float" office:value="37.2692903071684" calcext:value-type="float">
            <text:p>37.2692903072</text:p>
          </table:table-cell>
          <table:table-cell/>
          <table:table-cell table:formula="of:=[.G445]/[.I445]" office:value-type="float" office:value="2.34379430690062" calcext:value-type="float">
            <text:p>2.3437943069</text:p>
          </table:table-cell>
          <table:table-cell/>
        </table:table-row>
        <table:table-row table:style-name="ro1">
          <table:table-cell office:value-type="float" office:value="237.843" calcext:value-type="float">
            <text:p>237.843</text:p>
          </table:table-cell>
          <table:table-cell office:value-type="float" office:value="357.81" calcext:value-type="float">
            <text:p>357.81</text:p>
          </table:table-cell>
          <table:table-cell office:value-type="float" office:value="323.774" calcext:value-type="float">
            <text:p>323.774</text:p>
          </table:table-cell>
          <table:table-cell office:value-type="float" office:value="344.98" calcext:value-type="float">
            <text:p>344.98</text:p>
          </table:table-cell>
          <table:table-cell office:value-type="float" office:value="683" calcext:value-type="float">
            <text:p>683</text:p>
          </table:table-cell>
          <table:table-cell office:value-type="float" office:value="698" calcext:value-type="float">
            <text:p>698</text:p>
          </table:table-cell>
          <table:table-cell table:formula="of:=(([.A446]-[.C446])^2 + ([.B446]-[.D446])^2)^0.5" office:value-type="float" office:value="86.8835177752375" calcext:value-type="float">
            <text:p>86.8835177752</text:p>
          </table:table-cell>
          <table:table-cell table:formula="of:=[.E446]+[.F446]" office:value-type="float" office:value="1381" calcext:value-type="float">
            <text:p>1381</text:p>
          </table:table-cell>
          <table:table-cell table:formula="of:=SQRT([.H446])" office:value-type="float" office:value="37.1618083521241" calcext:value-type="float">
            <text:p>37.1618083521</text:p>
          </table:table-cell>
          <table:table-cell/>
          <table:table-cell table:formula="of:=[.G446]/[.I446]" office:value-type="float" office:value="2.33797873752479" calcext:value-type="float">
            <text:p>2.3379787375</text:p>
          </table:table-cell>
          <table:table-cell/>
        </table:table-row>
        <table:table-row table:style-name="ro1">
          <table:table-cell office:value-type="float" office:value="237.827" calcext:value-type="float">
            <text:p>237.827</text:p>
          </table:table-cell>
          <table:table-cell office:value-type="float" office:value="358.544" calcext:value-type="float">
            <text:p>358.544</text:p>
          </table:table-cell>
          <table:table-cell office:value-type="float" office:value="323.705" calcext:value-type="float">
            <text:p>323.705</text:p>
          </table:table-cell>
          <table:table-cell office:value-type="float" office:value="345.556" calcext:value-type="float">
            <text:p>345.556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formula="of:=(([.A447]-[.C447])^2 + ([.B447]-[.D447])^2)^0.5" office:value-type="float" office:value="86.8545855323713" calcext:value-type="float">
            <text:p>86.8545855324</text:p>
          </table:table-cell>
          <table:table-cell table:formula="of:=[.E447]+[.F447]" office:value-type="float" office:value="1371" calcext:value-type="float">
            <text:p>1371</text:p>
          </table:table-cell>
          <table:table-cell table:formula="of:=SQRT([.H447])" office:value-type="float" office:value="37.0270171631472" calcext:value-type="float">
            <text:p>37.0270171631</text:p>
          </table:table-cell>
          <table:table-cell/>
          <table:table-cell table:formula="of:=[.G447]/[.I447]" office:value-type="float" office:value="2.34570840934001" calcext:value-type="float">
            <text:p>2.3457084093</text:p>
          </table:table-cell>
          <table:table-cell/>
        </table:table-row>
        <table:table-row table:style-name="ro1">
          <table:table-cell office:value-type="float" office:value="237.777" calcext:value-type="float">
            <text:p>237.777</text:p>
          </table:table-cell>
          <table:table-cell office:value-type="float" office:value="359.074" calcext:value-type="float">
            <text:p>359.074</text:p>
          </table:table-cell>
          <table:table-cell office:value-type="float" office:value="323.442" calcext:value-type="float">
            <text:p>323.442</text:p>
          </table:table-cell>
          <table:table-cell office:value-type="float" office:value="346.127" calcext:value-type="float">
            <text:p>346.127</text:p>
          </table:table-cell>
          <table:table-cell office:value-type="float" office:value="674" calcext:value-type="float">
            <text:p>674</text:p>
          </table:table-cell>
          <table:table-cell office:value-type="float" office:value="694" calcext:value-type="float">
            <text:p>694</text:p>
          </table:table-cell>
          <table:table-cell table:formula="of:=(([.A448]-[.C448])^2 + ([.B448]-[.D448])^2)^0.5" office:value-type="float" office:value="86.6378498925268" calcext:value-type="float">
            <text:p>86.6378498925</text:p>
          </table:table-cell>
          <table:table-cell table:formula="of:=[.E448]+[.F448]" office:value-type="float" office:value="1368" calcext:value-type="float">
            <text:p>1368</text:p>
          </table:table-cell>
          <table:table-cell table:formula="of:=SQRT([.H448])" office:value-type="float" office:value="36.9864840178139" calcext:value-type="float">
            <text:p>36.9864840178</text:p>
          </table:table-cell>
          <table:table-cell/>
          <table:table-cell table:formula="of:=[.G448]/[.I448]" office:value-type="float" office:value="2.3424191888799" calcext:value-type="float">
            <text:p>2.3424191889</text:p>
          </table:table-cell>
          <table:table-cell/>
        </table:table-row>
        <table:table-row table:style-name="ro1">
          <table:table-cell office:value-type="float" office:value="237.762" calcext:value-type="float">
            <text:p>237.762</text:p>
          </table:table-cell>
          <table:table-cell office:value-type="float" office:value="359.721" calcext:value-type="float">
            <text:p>359.721</text:p>
          </table:table-cell>
          <table:table-cell office:value-type="float" office:value="323.393" calcext:value-type="float">
            <text:p>323.393</text:p>
          </table:table-cell>
          <table:table-cell office:value-type="float" office:value="346.816" calcext:value-type="float">
            <text:p>346.816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table:formula="of:=(([.A449]-[.C449])^2 + ([.B449]-[.D449])^2)^0.5" office:value-type="float" office:value="86.597962943709" calcext:value-type="float">
            <text:p>86.5979629437</text:p>
          </table:table-cell>
          <table:table-cell table:formula="of:=[.E449]+[.F449]" office:value-type="float" office:value="1377" calcext:value-type="float">
            <text:p>1377</text:p>
          </table:table-cell>
          <table:table-cell table:formula="of:=SQRT([.H449])" office:value-type="float" office:value="37.1079506305589" calcext:value-type="float">
            <text:p>37.1079506306</text:p>
          </table:table-cell>
          <table:table-cell/>
          <table:table-cell table:formula="of:=[.G449]/[.I449]" office:value-type="float" office:value="2.33367678549174" calcext:value-type="float">
            <text:p>2.3336767855</text:p>
          </table:table-cell>
          <table:table-cell/>
        </table:table-row>
        <table:table-row table:style-name="ro1">
          <table:table-cell office:value-type="float" office:value="237.752" calcext:value-type="float">
            <text:p>237.752</text:p>
          </table:table-cell>
          <table:table-cell office:value-type="float" office:value="360.144" calcext:value-type="float">
            <text:p>360.144</text:p>
          </table:table-cell>
          <table:table-cell office:value-type="float" office:value="323.108" calcext:value-type="float">
            <text:p>323.108</text:p>
          </table:table-cell>
          <table:table-cell office:value-type="float" office:value="347.353" calcext:value-type="float">
            <text:p>347.353</text:p>
          </table:table-cell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table:formula="of:=(([.A450]-[.C450])^2 + ([.B450]-[.D450])^2)^0.5" office:value-type="float" office:value="86.3090749400085" calcext:value-type="float">
            <text:p>86.30907494</text:p>
          </table:table-cell>
          <table:table-cell table:formula="of:=[.E450]+[.F450]" office:value-type="float" office:value="1359" calcext:value-type="float">
            <text:p>1359</text:p>
          </table:table-cell>
          <table:table-cell table:formula="of:=SQRT([.H450])" office:value-type="float" office:value="36.8646171823335" calcext:value-type="float">
            <text:p>36.8646171823</text:p>
          </table:table-cell>
          <table:table-cell/>
          <table:table-cell table:formula="of:=[.G450]/[.I450]" office:value-type="float" office:value="2.34124430244647" calcext:value-type="float">
            <text:p>2.3412443024</text:p>
          </table:table-cell>
          <table:table-cell/>
        </table:table-row>
        <table:table-row table:style-name="ro1">
          <table:table-cell office:value-type="float" office:value="237.775" calcext:value-type="float">
            <text:p>237.775</text:p>
          </table:table-cell>
          <table:table-cell office:value-type="float" office:value="360.994" calcext:value-type="float">
            <text:p>360.994</text:p>
          </table:table-cell>
          <table:table-cell office:value-type="float" office:value="322.824" calcext:value-type="float">
            <text:p>322.824</text:p>
          </table:table-cell>
          <table:table-cell office:value-type="float" office:value="347.932" calcext:value-type="float">
            <text:p>347.932</text:p>
          </table:table-cell>
          <table:table-cell office:value-type="float" office:value="671" calcext:value-type="float">
            <text:p>671</text:p>
          </table:table-cell>
          <table:table-cell office:value-type="float" office:value="693" calcext:value-type="float">
            <text:p>693</text:p>
          </table:table-cell>
          <table:table-cell table:formula="of:=(([.A451]-[.C451])^2 + ([.B451]-[.D451])^2)^0.5" office:value-type="float" office:value="86.0461983181128" calcext:value-type="float">
            <text:p>86.0461983181</text:p>
          </table:table-cell>
          <table:table-cell table:formula="of:=[.E451]+[.F451]" office:value-type="float" office:value="1364" calcext:value-type="float">
            <text:p>1364</text:p>
          </table:table-cell>
          <table:table-cell table:formula="of:=SQRT([.H451])" office:value-type="float" office:value="36.9323706252388" calcext:value-type="float">
            <text:p>36.9323706252</text:p>
          </table:table-cell>
          <table:table-cell/>
          <table:table-cell table:formula="of:=[.G451]/[.I451]" office:value-type="float" office:value="2.32983144221213" calcext:value-type="float">
            <text:p>2.3298314422</text:p>
          </table:table-cell>
          <table:table-cell/>
        </table:table-row>
        <table:table-row table:style-name="ro1">
          <table:table-cell office:value-type="float" office:value="237.7" calcext:value-type="float">
            <text:p>237.7</text:p>
          </table:table-cell>
          <table:table-cell office:value-type="float" office:value="361.151" calcext:value-type="float">
            <text:p>361.151</text:p>
          </table:table-cell>
          <table:table-cell office:value-type="float" office:value="322.887" calcext:value-type="float">
            <text:p>322.887</text:p>
          </table:table-cell>
          <table:table-cell office:value-type="float" office:value="348.572" calcext:value-type="float">
            <text:p>348.572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table:formula="of:=(([.A452]-[.C452])^2 + ([.B452]-[.D452])^2)^0.5" office:value-type="float" office:value="86.1107206449929" calcext:value-type="float">
            <text:p>86.110720645</text:p>
          </table:table-cell>
          <table:table-cell table:formula="of:=[.E452]+[.F452]" office:value-type="float" office:value="1350" calcext:value-type="float">
            <text:p>1350</text:p>
          </table:table-cell>
          <table:table-cell table:formula="of:=SQRT([.H452])" office:value-type="float" office:value="36.7423461417477" calcext:value-type="float">
            <text:p>36.7423461417</text:p>
          </table:table-cell>
          <table:table-cell/>
          <table:table-cell table:formula="of:=[.G452]/[.I452]" office:value-type="float" office:value="2.34363696626197" calcext:value-type="float">
            <text:p>2.3436369663</text:p>
          </table:table-cell>
          <table:table-cell/>
        </table:table-row>
        <table:table-row table:style-name="ro1">
          <table:table-cell office:value-type="float" office:value="237.69" calcext:value-type="float">
            <text:p>237.69</text:p>
          </table:table-cell>
          <table:table-cell office:value-type="float" office:value="361.821" calcext:value-type="float">
            <text:p>361.821</text:p>
          </table:table-cell>
          <table:table-cell office:value-type="float" office:value="322.636" calcext:value-type="float">
            <text:p>322.636</text:p>
          </table:table-cell>
          <table:table-cell office:value-type="float" office:value="348.898" calcext:value-type="float">
            <text:p>348.898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table:formula="of:=(([.A453]-[.C453])^2 + ([.B453]-[.D453])^2)^0.5" office:value-type="float" office:value="85.9233777559984" calcext:value-type="float">
            <text:p>85.923377756</text:p>
          </table:table-cell>
          <table:table-cell table:formula="of:=[.E453]+[.F453]" office:value-type="float" office:value="1366" calcext:value-type="float">
            <text:p>1366</text:p>
          </table:table-cell>
          <table:table-cell table:formula="of:=SQRT([.H453])" office:value-type="float" office:value="36.9594372251527" calcext:value-type="float">
            <text:p>36.9594372252</text:p>
          </table:table-cell>
          <table:table-cell/>
          <table:table-cell table:formula="of:=[.G453]/[.I453]" office:value-type="float" office:value="2.32480211299114" calcext:value-type="float">
            <text:p>2.324802113</text:p>
          </table:table-cell>
          <table:table-cell/>
        </table:table-row>
        <table:table-row table:style-name="ro1">
          <table:table-cell office:value-type="float" office:value="237.658" calcext:value-type="float">
            <text:p>237.658</text:p>
          </table:table-cell>
          <table:table-cell office:value-type="float" office:value="362.35" calcext:value-type="float">
            <text:p>362.35</text:p>
          </table:table-cell>
          <table:table-cell office:value-type="float" office:value="322.408" calcext:value-type="float">
            <text:p>322.408</text:p>
          </table:table-cell>
          <table:table-cell office:value-type="float" office:value="349.535" calcext:value-type="float">
            <text:p>349.535</text:p>
          </table:table-cell>
          <table:table-cell office:value-type="float" office:value="672" calcext:value-type="float">
            <text:p>672</text:p>
          </table:table-cell>
          <table:table-cell office:value-type="float" office:value="686" calcext:value-type="float">
            <text:p>686</text:p>
          </table:table-cell>
          <table:table-cell table:formula="of:=(([.A454]-[.C454])^2 + ([.B454]-[.D454])^2)^0.5" office:value-type="float" office:value="85.7133987483871" calcext:value-type="float">
            <text:p>85.7133987484</text:p>
          </table:table-cell>
          <table:table-cell table:formula="of:=[.E454]+[.F454]" office:value-type="float" office:value="1358" calcext:value-type="float">
            <text:p>1358</text:p>
          </table:table-cell>
          <table:table-cell table:formula="of:=SQRT([.H454])" office:value-type="float" office:value="36.8510515453766" calcext:value-type="float">
            <text:p>36.8510515454</text:p>
          </table:table-cell>
          <table:table-cell/>
          <table:table-cell table:formula="of:=[.G454]/[.I454]" office:value-type="float" office:value="2.32594173446703" calcext:value-type="float">
            <text:p>2.3259417345</text:p>
          </table:table-cell>
          <table:table-cell/>
        </table:table-row>
        <table:table-row table:style-name="ro1">
          <table:table-cell office:value-type="float" office:value="237.619" calcext:value-type="float">
            <text:p>237.619</text:p>
          </table:table-cell>
          <table:table-cell office:value-type="float" office:value="362.966" calcext:value-type="float">
            <text:p>362.966</text:p>
          </table:table-cell>
          <table:table-cell office:value-type="float" office:value="322.089" calcext:value-type="float">
            <text:p>322.089</text:p>
          </table:table-cell>
          <table:table-cell office:value-type="float" office:value="350.216" calcext:value-type="float">
            <text:p>350.216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table:formula="of:=(([.A455]-[.C455])^2 + ([.B455]-[.D455])^2)^0.5" office:value-type="float" office:value="85.426830679828" calcext:value-type="float">
            <text:p>85.4268306798</text:p>
          </table:table-cell>
          <table:table-cell table:formula="of:=[.E455]+[.F455]" office:value-type="float" office:value="1342" calcext:value-type="float">
            <text:p>1342</text:p>
          </table:table-cell>
          <table:table-cell table:formula="of:=SQRT([.H455])" office:value-type="float" office:value="36.6333181680284" calcext:value-type="float">
            <text:p>36.633318168</text:p>
          </table:table-cell>
          <table:table-cell/>
          <table:table-cell table:formula="of:=[.G455]/[.I455]" office:value-type="float" office:value="2.33194356809272" calcext:value-type="float">
            <text:p>2.3319435681</text:p>
          </table:table-cell>
          <table:table-cell/>
        </table:table-row>
        <table:table-row table:style-name="ro1">
          <table:table-cell office:value-type="float" office:value="237.524" calcext:value-type="float">
            <text:p>237.524</text:p>
          </table:table-cell>
          <table:table-cell office:value-type="float" office:value="363.285" calcext:value-type="float">
            <text:p>363.285</text:p>
          </table:table-cell>
          <table:table-cell office:value-type="float" office:value="321.908" calcext:value-type="float">
            <text:p>321.908</text:p>
          </table:table-cell>
          <table:table-cell office:value-type="float" office:value="350.796" calcext:value-type="float">
            <text:p>350.796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table:formula="of:=(([.A456]-[.C456])^2 + ([.B456]-[.D456])^2)^0.5" office:value-type="float" office:value="85.3031920680581" calcext:value-type="float">
            <text:p>85.3031920681</text:p>
          </table:table-cell>
          <table:table-cell table:formula="of:=[.E456]+[.F456]" office:value-type="float" office:value="1338" calcext:value-type="float">
            <text:p>1338</text:p>
          </table:table-cell>
          <table:table-cell table:formula="of:=SQRT([.H456])" office:value-type="float" office:value="36.5786823163438" calcext:value-type="float">
            <text:p>36.5786823163</text:p>
          </table:table-cell>
          <table:table-cell/>
          <table:table-cell table:formula="of:=[.G456]/[.I456]" office:value-type="float" office:value="2.33204660928815" calcext:value-type="float">
            <text:p>2.3320466093</text:p>
          </table:table-cell>
          <table:table-cell/>
        </table:table-row>
        <table:table-row table:style-name="ro1">
          <table:table-cell office:value-type="float" office:value="237.536" calcext:value-type="float">
            <text:p>237.536</text:p>
          </table:table-cell>
          <table:table-cell office:value-type="float" office:value="363.82" calcext:value-type="float">
            <text:p>363.82</text:p>
          </table:table-cell>
          <table:table-cell office:value-type="float" office:value="321.751" calcext:value-type="float">
            <text:p>321.751</text:p>
          </table:table-cell>
          <table:table-cell office:value-type="float" office:value="351.323" calcext:value-type="float">
            <text:p>351.323</text:p>
          </table:table-cell>
          <table:table-cell office:value-type="float" office:value="661" calcext:value-type="float">
            <text:p>661</text:p>
          </table:table-cell>
          <table:table-cell office:value-type="float" office:value="666" calcext:value-type="float">
            <text:p>666</text:p>
          </table:table-cell>
          <table:table-cell table:formula="of:=(([.A457]-[.C457])^2 + ([.B457]-[.D457])^2)^0.5" office:value-type="float" office:value="85.1371906630704" calcext:value-type="float">
            <text:p>85.1371906631</text:p>
          </table:table-cell>
          <table:table-cell table:formula="of:=[.E457]+[.F457]" office:value-type="float" office:value="1327" calcext:value-type="float">
            <text:p>1327</text:p>
          </table:table-cell>
          <table:table-cell table:formula="of:=SQRT([.H457])" office:value-type="float" office:value="36.428011200174" calcext:value-type="float">
            <text:p>36.4280112002</text:p>
          </table:table-cell>
          <table:table-cell/>
          <table:table-cell table:formula="of:=[.G457]/[.I457]" office:value-type="float" office:value="2.33713529391535" calcext:value-type="float">
            <text:p>2.3371352939</text:p>
          </table:table-cell>
          <table:table-cell/>
        </table:table-row>
        <table:table-row table:style-name="ro1">
          <table:table-cell office:value-type="float" office:value="237.472" calcext:value-type="float">
            <text:p>237.472</text:p>
          </table:table-cell>
          <table:table-cell office:value-type="float" office:value="364.149" calcext:value-type="float">
            <text:p>364.149</text:p>
          </table:table-cell>
          <table:table-cell office:value-type="float" office:value="321.443" calcext:value-type="float">
            <text:p>321.443</text:p>
          </table:table-cell>
          <table:table-cell office:value-type="float" office:value="351.565" calcext:value-type="float">
            <text:p>351.565</text:p>
          </table:table-cell>
          <table:table-cell office:value-type="float" office:value="665" calcext:value-type="float">
            <text:p>665</text:p>
          </table:table-cell>
          <table:table-cell office:value-type="float" office:value="671" calcext:value-type="float">
            <text:p>671</text:p>
          </table:table-cell>
          <table:table-cell table:formula="of:=(([.A458]-[.C458])^2 + ([.B458]-[.D458])^2)^0.5" office:value-type="float" office:value="84.9086915280173" calcext:value-type="float">
            <text:p>84.908691528</text:p>
          </table:table-cell>
          <table:table-cell table:formula="of:=[.E458]+[.F458]" office:value-type="float" office:value="1336" calcext:value-type="float">
            <text:p>1336</text:p>
          </table:table-cell>
          <table:table-cell table:formula="of:=SQRT([.H458])" office:value-type="float" office:value="36.5513337649941" calcext:value-type="float">
            <text:p>36.551333765</text:p>
          </table:table-cell>
          <table:table-cell/>
          <table:table-cell table:formula="of:=[.G458]/[.I458]" office:value-type="float" office:value="2.32299844580052" calcext:value-type="float">
            <text:p>2.3229984458</text:p>
          </table:table-cell>
          <table:table-cell/>
        </table:table-row>
        <table:table-row table:style-name="ro1">
          <table:table-cell office:value-type="float" office:value="237.411" calcext:value-type="float">
            <text:p>237.411</text:p>
          </table:table-cell>
          <table:table-cell office:value-type="float" office:value="364.794" calcext:value-type="float">
            <text:p>364.794</text:p>
          </table:table-cell>
          <table:table-cell office:value-type="float" office:value="321.389" calcext:value-type="float">
            <text:p>321.389</text:p>
          </table:table-cell>
          <table:table-cell office:value-type="float" office:value="352.231" calcext:value-type="float">
            <text:p>352.231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table:formula="of:=(([.A459]-[.C459])^2 + ([.B459]-[.D459])^2)^0.5" office:value-type="float" office:value="84.9125046915942" calcext:value-type="float">
            <text:p>84.9125046916</text:p>
          </table:table-cell>
          <table:table-cell table:formula="of:=[.E459]+[.F459]" office:value-type="float" office:value="1328" calcext:value-type="float">
            <text:p>1328</text:p>
          </table:table-cell>
          <table:table-cell table:formula="of:=SQRT([.H459])" office:value-type="float" office:value="36.4417343165772" calcext:value-type="float">
            <text:p>36.4417343166</text:p>
          </table:table-cell>
          <table:table-cell/>
          <table:table-cell table:formula="of:=[.G459]/[.I459]" office:value-type="float" office:value="2.33008956033599" calcext:value-type="float">
            <text:p>2.3300895603</text:p>
          </table:table-cell>
          <table:table-cell/>
        </table:table-row>
        <table:table-row table:style-name="ro1">
          <table:table-cell office:value-type="float" office:value="237.314" calcext:value-type="float">
            <text:p>237.314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321.103" calcext:value-type="float">
            <text:p>321.103</text:p>
          </table:table-cell>
          <table:table-cell office:value-type="float" office:value="352.766" calcext:value-type="float">
            <text:p>352.766</text:p>
          </table:table-cell>
          <table:table-cell office:value-type="float" office:value="659" calcext:value-type="float">
            <text:p>659</text:p>
          </table:table-cell>
          <table:table-cell office:value-type="float" office:value="670" calcext:value-type="float">
            <text:p>670</text:p>
          </table:table-cell>
          <table:table-cell table:formula="of:=(([.A460]-[.C460])^2 + ([.B460]-[.D460])^2)^0.5" office:value-type="float" office:value="84.704210314482" calcext:value-type="float">
            <text:p>84.7042103145</text:p>
          </table:table-cell>
          <table:table-cell table:formula="of:=[.E460]+[.F460]" office:value-type="float" office:value="1329" calcext:value-type="float">
            <text:p>1329</text:p>
          </table:table-cell>
          <table:table-cell table:formula="of:=SQRT([.H460])" office:value-type="float" office:value="36.4554522671164" calcext:value-type="float">
            <text:p>36.4554522671</text:p>
          </table:table-cell>
          <table:table-cell/>
          <table:table-cell table:formula="of:=[.G460]/[.I460]" office:value-type="float" office:value="2.32349909401308" calcext:value-type="float">
            <text:p>2.323499094</text:p>
          </table:table-cell>
          <table:table-cell/>
        </table:table-row>
        <table:table-row table:style-name="ro1">
          <table:table-cell office:value-type="float" office:value="237.35" calcext:value-type="float">
            <text:p>237.35</text:p>
          </table:table-cell>
          <table:table-cell office:value-type="float" office:value="365.867" calcext:value-type="float">
            <text:p>365.867</text:p>
          </table:table-cell>
          <table:table-cell office:value-type="float" office:value="320.989" calcext:value-type="float">
            <text:p>320.989</text:p>
          </table:table-cell>
          <table:table-cell office:value-type="float" office:value="353.458" calcext:value-type="float">
            <text:p>353.458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  <table:table-cell table:formula="of:=(([.A461]-[.C461])^2 + ([.B461]-[.D461])^2)^0.5" office:value-type="float" office:value="84.554512605774" calcext:value-type="float">
            <text:p>84.5545126058</text:p>
          </table:table-cell>
          <table:table-cell table:formula="of:=[.E461]+[.F461]" office:value-type="float" office:value="1324" calcext:value-type="float">
            <text:p>1324</text:p>
          </table:table-cell>
          <table:table-cell table:formula="of:=SQRT([.H461])" office:value-type="float" office:value="36.3868107973205" calcext:value-type="float">
            <text:p>36.3868107973</text:p>
          </table:table-cell>
          <table:table-cell/>
          <table:table-cell table:formula="of:=[.G461]/[.I461]" office:value-type="float" office:value="2.3237681663489" calcext:value-type="float">
            <text:p>2.3237681663</text:p>
          </table:table-cell>
          <table:table-cell/>
        </table:table-row>
        <table:table-row table:style-name="ro1">
          <table:table-cell office:value-type="float" office:value="237.299" calcext:value-type="float">
            <text:p>237.299</text:p>
          </table:table-cell>
          <table:table-cell office:value-type="float" office:value="366.123" calcext:value-type="float">
            <text:p>366.123</text:p>
          </table:table-cell>
          <table:table-cell office:value-type="float" office:value="320.68" calcext:value-type="float">
            <text:p>320.68</text:p>
          </table:table-cell>
          <table:table-cell office:value-type="float" office:value="353.853" calcext:value-type="float">
            <text:p>353.853</text:p>
          </table:table-cell>
          <table:table-cell office:value-type="float" office:value="658" calcext:value-type="float">
            <text:p>658</text:p>
          </table:table-cell>
          <table:table-cell office:value-type="float" office:value="672" calcext:value-type="float">
            <text:p>672</text:p>
          </table:table-cell>
          <table:table-cell table:formula="of:=(([.A462]-[.C462])^2 + ([.B462]-[.D462])^2)^0.5" office:value-type="float" office:value="84.2789657091258" calcext:value-type="float">
            <text:p>84.2789657091</text:p>
          </table:table-cell>
          <table:table-cell table:formula="of:=[.E462]+[.F462]" office:value-type="float" office:value="1330" calcext:value-type="float">
            <text:p>1330</text:p>
          </table:table-cell>
          <table:table-cell table:formula="of:=SQRT([.H462])" office:value-type="float" office:value="36.4691650576209" calcext:value-type="float">
            <text:p>36.4691650576</text:p>
          </table:table-cell>
          <table:table-cell/>
          <table:table-cell table:formula="of:=[.G462]/[.I462]" office:value-type="float" office:value="2.31096504611405" calcext:value-type="float">
            <text:p>2.3109650461</text:p>
          </table:table-cell>
          <table:table-cell/>
        </table:table-row>
        <table:table-row table:style-name="ro1">
          <table:table-cell office:value-type="float" office:value="237.307" calcext:value-type="float">
            <text:p>237.307</text:p>
          </table:table-cell>
          <table:table-cell office:value-type="float" office:value="366.553" calcext:value-type="float">
            <text:p>366.553</text:p>
          </table:table-cell>
          <table:table-cell office:value-type="float" office:value="320.621" calcext:value-type="float">
            <text:p>320.621</text:p>
          </table:table-cell>
          <table:table-cell office:value-type="float" office:value="354.37" calcext:value-type="float">
            <text:p>354.37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  <table:table-cell table:formula="of:=(([.A463]-[.C463])^2 + ([.B463]-[.D463])^2)^0.5" office:value-type="float" office:value="84.2000480106752" calcext:value-type="float">
            <text:p>84.2000480107</text:p>
          </table:table-cell>
          <table:table-cell table:formula="of:=[.E463]+[.F463]" office:value-type="float" office:value="1304" calcext:value-type="float">
            <text:p>1304</text:p>
          </table:table-cell>
          <table:table-cell table:formula="of:=SQRT([.H463])" office:value-type="float" office:value="36.1109401705356" calcext:value-type="float">
            <text:p>36.1109401705</text:p>
          </table:table-cell>
          <table:table-cell/>
          <table:table-cell table:formula="of:=[.G463]/[.I463]" office:value-type="float" office:value="2.33170467490009" calcext:value-type="float">
            <text:p>2.3317046749</text:p>
          </table:table-cell>
          <table:table-cell/>
        </table:table-row>
        <table:table-row table:style-name="ro1">
          <table:table-cell office:value-type="float" office:value="237.325" calcext:value-type="float">
            <text:p>237.325</text:p>
          </table:table-cell>
          <table:table-cell office:value-type="float" office:value="367.003" calcext:value-type="float">
            <text:p>367.003</text:p>
          </table:table-cell>
          <table:table-cell office:value-type="float" office:value="320.414" calcext:value-type="float">
            <text:p>320.414</text:p>
          </table:table-cell>
          <table:table-cell office:value-type="float" office:value="354.779" calcext:value-type="float">
            <text:p>354.779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table:formula="of:=(([.A464]-[.C464])^2 + ([.B464]-[.D464])^2)^0.5" office:value-type="float" office:value="83.9833798855464" calcext:value-type="float">
            <text:p>83.9833798855</text:p>
          </table:table-cell>
          <table:table-cell table:formula="of:=[.E464]+[.F464]" office:value-type="float" office:value="1315" calcext:value-type="float">
            <text:p>1315</text:p>
          </table:table-cell>
          <table:table-cell table:formula="of:=SQRT([.H464])" office:value-type="float" office:value="36.2629287289375" calcext:value-type="float">
            <text:p>36.2629287289</text:p>
          </table:table-cell>
          <table:table-cell/>
          <table:table-cell table:formula="of:=[.G464]/[.I464]" office:value-type="float" office:value="2.31595689673373" calcext:value-type="float">
            <text:p>2.3159568967</text:p>
          </table:table-cell>
          <table:table-cell/>
        </table:table-row>
        <table:table-row table:style-name="ro1">
          <table:table-cell office:value-type="float" office:value="237.231" calcext:value-type="float">
            <text:p>237.231</text:p>
          </table:table-cell>
          <table:table-cell office:value-type="float" office:value="367.328" calcext:value-type="float">
            <text:p>367.328</text:p>
          </table:table-cell>
          <table:table-cell office:value-type="float" office:value="320.329" calcext:value-type="float">
            <text:p>320.329</text:p>
          </table:table-cell>
          <table:table-cell office:value-type="float" office:value="355.292" calcext:value-type="float">
            <text:p>355.292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table:formula="of:=(([.A465]-[.C465])^2 + ([.B465]-[.D465])^2)^0.5" office:value-type="float" office:value="83.9651290715378" calcext:value-type="float">
            <text:p>83.9651290715</text:p>
          </table:table-cell>
          <table:table-cell table:formula="of:=[.E465]+[.F465]" office:value-type="float" office:value="1318" calcext:value-type="float">
            <text:p>1318</text:p>
          </table:table-cell>
          <table:table-cell table:formula="of:=SQRT([.H465])" office:value-type="float" office:value="36.3042697213427" calcext:value-type="float">
            <text:p>36.3042697213</text:p>
          </table:table-cell>
          <table:table-cell/>
          <table:table-cell table:formula="of:=[.G465]/[.I465]" office:value-type="float" office:value="2.31281691426439" calcext:value-type="float">
            <text:p>2.3128169143</text:p>
          </table:table-cell>
          <table:table-cell/>
        </table:table-row>
        <table:table-row table:style-name="ro1">
          <table:table-cell office:value-type="float" office:value="237.233" calcext:value-type="float">
            <text:p>237.233</text:p>
          </table:table-cell>
          <table:table-cell office:value-type="float" office:value="368.029" calcext:value-type="float">
            <text:p>368.029</text:p>
          </table:table-cell>
          <table:table-cell office:value-type="float" office:value="320.337" calcext:value-type="float">
            <text:p>320.337</text:p>
          </table:table-cell>
          <table:table-cell office:value-type="float" office:value="355.759" calcext:value-type="float">
            <text:p>355.759</text:p>
          </table:table-cell>
          <table:table-cell office:value-type="float" office:value="648" calcext:value-type="float">
            <text:p>648</text:p>
          </table:table-cell>
          <table:table-cell office:value-type="float" office:value="664" calcext:value-type="float">
            <text:p>664</text:p>
          </table:table-cell>
          <table:table-cell table:formula="of:=(([.A466]-[.C466])^2 + ([.B466]-[.D466])^2)^0.5" office:value-type="float" office:value="84.0049267364718" calcext:value-type="float">
            <text:p>84.0049267365</text:p>
          </table:table-cell>
          <table:table-cell table:formula="of:=[.E466]+[.F466]" office:value-type="float" office:value="1312" calcext:value-type="float">
            <text:p>1312</text:p>
          </table:table-cell>
          <table:table-cell table:formula="of:=SQRT([.H466])" office:value-type="float" office:value="36.2215405525497" calcext:value-type="float">
            <text:p>36.2215405525</text:p>
          </table:table-cell>
          <table:table-cell/>
          <table:table-cell table:formula="of:=[.G466]/[.I466]" office:value-type="float" office:value="2.31919806432857" calcext:value-type="float">
            <text:p>2.3191980643</text:p>
          </table:table-cell>
          <table:table-cell/>
        </table:table-row>
        <table:table-row table:style-name="ro1">
          <table:table-cell office:value-type="float" office:value="237.178" calcext:value-type="float">
            <text:p>237.178</text:p>
          </table:table-cell>
          <table:table-cell office:value-type="float" office:value="368.417" calcext:value-type="float">
            <text:p>368.417</text:p>
          </table:table-cell>
          <table:table-cell office:value-type="float" office:value="320.105" calcext:value-type="float">
            <text:p>320.105</text:p>
          </table:table-cell>
          <table:table-cell office:value-type="float" office:value="356.345" calcext:value-type="float">
            <text:p>356.345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  <table:table-cell table:formula="of:=(([.A467]-[.C467])^2 + ([.B467]-[.D467])^2)^0.5" office:value-type="float" office:value="83.8010770396181" calcext:value-type="float">
            <text:p>83.8010770396</text:p>
          </table:table-cell>
          <table:table-cell table:formula="of:=[.E467]+[.F467]" office:value-type="float" office:value="1298" calcext:value-type="float">
            <text:p>1298</text:p>
          </table:table-cell>
          <table:table-cell table:formula="of:=SQRT([.H467])" office:value-type="float" office:value="36.0277670693036" calcext:value-type="float">
            <text:p>36.0277670693</text:p>
          </table:table-cell>
          <table:table-cell/>
          <table:table-cell table:formula="of:=[.G467]/[.I467]" office:value-type="float" office:value="2.32601362383677" calcext:value-type="float">
            <text:p>2.3260136238</text:p>
          </table:table-cell>
          <table:table-cell/>
        </table:table-row>
        <table:table-row table:style-name="ro1">
          <table:table-cell office:value-type="float" office:value="237.093" calcext:value-type="float">
            <text:p>237.093</text:p>
          </table:table-cell>
          <table:table-cell office:value-type="float" office:value="368.93" calcext:value-type="float">
            <text:p>368.93</text:p>
          </table:table-cell>
          <table:table-cell office:value-type="float" office:value="319.913" calcext:value-type="float">
            <text:p>319.913</text:p>
          </table:table-cell>
          <table:table-cell office:value-type="float" office:value="356.704" calcext:value-type="float">
            <text:p>356.704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  <table:table-cell table:formula="of:=(([.A468]-[.C468])^2 + ([.B468]-[.D468])^2)^0.5" office:value-type="float" office:value="83.7175458073157" calcext:value-type="float">
            <text:p>83.7175458073</text:p>
          </table:table-cell>
          <table:table-cell table:formula="of:=[.E468]+[.F468]" office:value-type="float" office:value="1297" calcext:value-type="float">
            <text:p>1297</text:p>
          </table:table-cell>
          <table:table-cell table:formula="of:=SQRT([.H468])" office:value-type="float" office:value="36.0138862107382" calcext:value-type="float">
            <text:p>36.0138862107</text:p>
          </table:table-cell>
          <table:table-cell/>
          <table:table-cell table:formula="of:=[.G468]/[.I468]" office:value-type="float" office:value="2.32459072362909" calcext:value-type="float">
            <text:p>2.3245907236</text:p>
          </table:table-cell>
          <table:table-cell/>
        </table:table-row>
        <table:table-row table:style-name="ro1">
          <table:table-cell office:value-type="float" office:value="237.031" calcext:value-type="float">
            <text:p>237.031</text:p>
          </table:table-cell>
          <table:table-cell office:value-type="float" office:value="369.238" calcext:value-type="float">
            <text:p>369.238</text:p>
          </table:table-cell>
          <table:table-cell office:value-type="float" office:value="319.818" calcext:value-type="float">
            <text:p>319.818</text:p>
          </table:table-cell>
          <table:table-cell office:value-type="float" office:value="357.286" calcext:value-type="float">
            <text:p>357.286</text:p>
          </table:table-cell>
          <table:table-cell office:value-type="float" office:value="642" calcext:value-type="float">
            <text:p>642</text:p>
          </table:table-cell>
          <table:table-cell office:value-type="float" office:value="650" calcext:value-type="float">
            <text:p>650</text:p>
          </table:table-cell>
          <table:table-cell table:formula="of:=(([.A469]-[.C469])^2 + ([.B469]-[.D469])^2)^0.5" office:value-type="float" office:value="83.6453087327675" calcext:value-type="float">
            <text:p>83.6453087328</text:p>
          </table:table-cell>
          <table:table-cell table:formula="of:=[.E469]+[.F469]" office:value-type="float" office:value="1292" calcext:value-type="float">
            <text:p>1292</text:p>
          </table:table-cell>
          <table:table-cell table:formula="of:=SQRT([.H469])" office:value-type="float" office:value="35.9444015112229" calcext:value-type="float">
            <text:p>35.9444015112</text:p>
          </table:table-cell>
          <table:table-cell/>
          <table:table-cell table:formula="of:=[.G469]/[.I469]" office:value-type="float" office:value="2.32707473809659" calcext:value-type="float">
            <text:p>2.3270747381</text:p>
          </table:table-cell>
          <table:table-cell/>
        </table:table-row>
        <table:table-row table:style-name="ro1">
          <table:table-cell office:value-type="float" office:value="237.12" calcext:value-type="float">
            <text:p>237.12</text:p>
          </table:table-cell>
          <table:table-cell office:value-type="float" office:value="369.446" calcext:value-type="float">
            <text:p>369.446</text:p>
          </table:table-cell>
          <table:table-cell office:value-type="float" office:value="319.605" calcext:value-type="float">
            <text:p>319.605</text:p>
          </table:table-cell>
          <table:table-cell office:value-type="float" office:value="357.474" calcext:value-type="float">
            <text:p>357.474</text:p>
          </table:table-cell>
          <table:table-cell office:value-type="float" office:value="643" calcext:value-type="float">
            <text:p>643</text:p>
          </table:table-cell>
          <table:table-cell office:value-type="float" office:value="656" calcext:value-type="float">
            <text:p>656</text:p>
          </table:table-cell>
          <table:table-cell table:formula="of:=(([.A470]-[.C470])^2 + ([.B470]-[.D470])^2)^0.5" office:value-type="float" office:value="83.3492891931299" calcext:value-type="float">
            <text:p>83.3492891931</text:p>
          </table:table-cell>
          <table:table-cell table:formula="of:=[.E470]+[.F470]" office:value-type="float" office:value="1299" calcext:value-type="float">
            <text:p>1299</text:p>
          </table:table-cell>
          <table:table-cell table:formula="of:=SQRT([.H470])" office:value-type="float" office:value="36.0416425818802" calcext:value-type="float">
            <text:p>36.0416425819</text:p>
          </table:table-cell>
          <table:table-cell/>
          <table:table-cell table:formula="of:=[.G470]/[.I470]" office:value-type="float" office:value="2.31258297964015" calcext:value-type="float">
            <text:p>2.3125829796</text:p>
          </table:table-cell>
          <table:table-cell/>
        </table:table-row>
        <table:table-row table:style-name="ro1">
          <table:table-cell office:value-type="float" office:value="236.956" calcext:value-type="float">
            <text:p>236.956</text:p>
          </table:table-cell>
          <table:table-cell office:value-type="float" office:value="369.782" calcext:value-type="float">
            <text:p>369.782</text:p>
          </table:table-cell>
          <table:table-cell office:value-type="float" office:value="319.447" calcext:value-type="float">
            <text:p>319.447</text:p>
          </table:table-cell>
          <table:table-cell office:value-type="float" office:value="357.917" calcext:value-type="float">
            <text:p>357.917</text:p>
          </table:table-cell>
          <table:table-cell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table:formula="of:=(([.A471]-[.C471])^2 + ([.B471]-[.D471])^2)^0.5" office:value-type="float" office:value="83.339926241868" calcext:value-type="float">
            <text:p>83.3399262419</text:p>
          </table:table-cell>
          <table:table-cell table:formula="of:=[.E471]+[.F471]" office:value-type="float" office:value="1281" calcext:value-type="float">
            <text:p>1281</text:p>
          </table:table-cell>
          <table:table-cell table:formula="of:=SQRT([.H471])" office:value-type="float" office:value="35.7910603363466" calcext:value-type="float">
            <text:p>35.7910603363</text:p>
          </table:table-cell>
          <table:table-cell/>
          <table:table-cell table:formula="of:=[.G471]/[.I471]" office:value-type="float" office:value="2.32851235640076" calcext:value-type="float">
            <text:p>2.3285123564</text:p>
          </table:table-cell>
          <table:table-cell/>
        </table:table-row>
        <table:table-row table:style-name="ro1">
          <table:table-cell office:value-type="float" office:value="236.816" calcext:value-type="float">
            <text:p>236.816</text:p>
          </table:table-cell>
          <table:table-cell office:value-type="float" office:value="370.225" calcext:value-type="float">
            <text:p>370.225</text:p>
          </table:table-cell>
          <table:table-cell office:value-type="float" office:value="319.205" calcext:value-type="float">
            <text:p>319.205</text:p>
          </table:table-cell>
          <table:table-cell office:value-type="float" office:value="358.196" calcext:value-type="float">
            <text:p>358.196</text:p>
          </table:table-cell>
          <table:table-cell office:value-type="float" office:value="641" calcext:value-type="float">
            <text:p>641</text:p>
          </table:table-cell>
          <table:table-cell office:value-type="float" office:value="649" calcext:value-type="float">
            <text:p>649</text:p>
          </table:table-cell>
          <table:table-cell table:formula="of:=(([.A472]-[.C472])^2 + ([.B472]-[.D472])^2)^0.5" office:value-type="float" office:value="83.2625015358054" calcext:value-type="float">
            <text:p>83.2625015358</text:p>
          </table:table-cell>
          <table:table-cell table:formula="of:=[.E472]+[.F472]" office:value-type="float" office:value="1290" calcext:value-type="float">
            <text:p>1290</text:p>
          </table:table-cell>
          <table:table-cell table:formula="of:=SQRT([.H472])" office:value-type="float" office:value="35.9165699921359" calcext:value-type="float">
            <text:p>35.9165699921</text:p>
          </table:table-cell>
          <table:table-cell/>
          <table:table-cell table:formula="of:=[.G472]/[.I472]" office:value-type="float" office:value="2.3182197396365" calcext:value-type="float">
            <text:p>2.3182197396</text:p>
          </table:table-cell>
          <table:table-cell/>
        </table:table-row>
        <table:table-row table:style-name="ro1">
          <table:table-cell office:value-type="float" office:value="236.476" calcext:value-type="float">
            <text:p>236.476</text:p>
          </table:table-cell>
          <table:table-cell office:value-type="float" office:value="370.521" calcext:value-type="float">
            <text:p>370.521</text:p>
          </table:table-cell>
          <table:table-cell office:value-type="float" office:value="318.741" calcext:value-type="float">
            <text:p>318.741</text:p>
          </table:table-cell>
          <table:table-cell office:value-type="float" office:value="358.394" calcext:value-type="float">
            <text:p>358.394</text:p>
          </table:table-cell>
          <table:table-cell office:value-type="float" office:value="637" calcext:value-type="float">
            <text:p>637</text:p>
          </table:table-cell>
          <table:table-cell office:value-type="float" office:value="642" calcext:value-type="float">
            <text:p>642</text:p>
          </table:table-cell>
          <table:table-cell table:formula="of:=(([.A473]-[.C473])^2 + ([.B473]-[.D473])^2)^0.5" office:value-type="float" office:value="83.1540399138851" calcext:value-type="float">
            <text:p>83.1540399139</text:p>
          </table:table-cell>
          <table:table-cell table:formula="of:=[.E473]+[.F473]" office:value-type="float" office:value="1279" calcext:value-type="float">
            <text:p>1279</text:p>
          </table:table-cell>
          <table:table-cell table:formula="of:=SQRT([.H473])" office:value-type="float" office:value="35.7631094844953" calcext:value-type="float">
            <text:p>35.7631094845</text:p>
          </table:table-cell>
          <table:table-cell/>
          <table:table-cell table:formula="of:=[.G473]/[.I473]" office:value-type="float" office:value="2.32513450626925" calcext:value-type="float">
            <text:p>2.3251345063</text:p>
          </table:table-cell>
          <table:table-cell/>
        </table:table-row>
        <table:table-row table:style-name="ro1">
          <table:table-cell office:value-type="float" office:value="236.37" calcext:value-type="float">
            <text:p>236.37</text:p>
          </table:table-cell>
          <table:table-cell office:value-type="float" office:value="370.683" calcext:value-type="float">
            <text:p>370.683</text:p>
          </table:table-cell>
          <table:table-cell office:value-type="float" office:value="318.541" calcext:value-type="float">
            <text:p>318.541</text:p>
          </table:table-cell>
          <table:table-cell office:value-type="float" office:value="358.913" calcext:value-type="float">
            <text:p>358.913</text:p>
          </table:table-cell>
          <table:table-cell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table:formula="of:=(([.A474]-[.C474])^2 + ([.B474]-[.D474])^2)^0.5" office:value-type="float" office:value="83.0096749843053" calcext:value-type="float">
            <text:p>83.0096749843</text:p>
          </table:table-cell>
          <table:table-cell table:formula="of:=[.E474]+[.F474]" office:value-type="float" office:value="1269" calcext:value-type="float">
            <text:p>1269</text:p>
          </table:table-cell>
          <table:table-cell table:formula="of:=SQRT([.H474])" office:value-type="float" office:value="35.6230262611137" calcext:value-type="float">
            <text:p>35.6230262611</text:p>
          </table:table-cell>
          <table:table-cell/>
          <table:table-cell table:formula="of:=[.G474]/[.I474]" office:value-type="float" office:value="2.330225241838" calcext:value-type="float">
            <text:p>2.3302252418</text:p>
          </table:table-cell>
          <table:table-cell/>
        </table:table-row>
        <table:table-row table:style-name="ro1">
          <table:table-cell office:value-type="float" office:value="236.215" calcext:value-type="float">
            <text:p>236.215</text:p>
          </table:table-cell>
          <table:table-cell office:value-type="float" office:value="371.276" calcext:value-type="float">
            <text:p>371.276</text:p>
          </table:table-cell>
          <table:table-cell office:value-type="float" office:value="318.383" calcext:value-type="float">
            <text:p>318.383</text:p>
          </table:table-cell>
          <table:table-cell office:value-type="float" office:value="359.263" calcext:value-type="float">
            <text:p>359.263</text:p>
          </table:table-cell>
          <table:table-cell office:value-type="float" office:value="633" calcext:value-type="float">
            <text:p>633</text:p>
          </table:table-cell>
          <table:table-cell office:value-type="float" office:value="642" calcext:value-type="float">
            <text:p>642</text:p>
          </table:table-cell>
          <table:table-cell table:formula="of:=(([.A475]-[.C475])^2 + ([.B475]-[.D475])^2)^0.5" office:value-type="float" office:value="83.0415100597286" calcext:value-type="float">
            <text:p>83.0415100597</text:p>
          </table:table-cell>
          <table:table-cell table:formula="of:=[.E475]+[.F475]" office:value-type="float" office:value="1275" calcext:value-type="float">
            <text:p>1275</text:p>
          </table:table-cell>
          <table:table-cell table:formula="of:=SQRT([.H475])" office:value-type="float" office:value="35.7071421427142" calcext:value-type="float">
            <text:p>35.7071421427</text:p>
          </table:table-cell>
          <table:table-cell/>
          <table:table-cell table:formula="of:=[.G475]/[.I475]" office:value-type="float" office:value="2.32562745368499" calcext:value-type="float">
            <text:p>2.3256274537</text:p>
          </table:table-cell>
          <table:table-cell/>
        </table:table-row>
        <table:table-row table:style-name="ro1">
          <table:table-cell office:value-type="float" office:value="236.005" calcext:value-type="float">
            <text:p>236.005</text:p>
          </table:table-cell>
          <table:table-cell office:value-type="float" office:value="371.425" calcext:value-type="float">
            <text:p>371.425</text:p>
          </table:table-cell>
          <table:table-cell office:value-type="float" office:value="317.994" calcext:value-type="float">
            <text:p>317.994</text:p>
          </table:table-cell>
          <table:table-cell office:value-type="float" office:value="359.453" calcext:value-type="float">
            <text:p>359.453</text:p>
          </table:table-cell>
          <table:table-cell office:value-type="float" office:value="628" calcext:value-type="float">
            <text:p>628</text:p>
          </table:table-cell>
          <table:table-cell office:value-type="float" office:value="642" calcext:value-type="float">
            <text:p>642</text:p>
          </table:table-cell>
          <table:table-cell table:formula="of:=(([.A476]-[.C476])^2 + ([.B476]-[.D476])^2)^0.5" office:value-type="float" office:value="82.8584630861568" calcext:value-type="float">
            <text:p>82.8584630862</text:p>
          </table:table-cell>
          <table:table-cell table:formula="of:=[.E476]+[.F476]" office:value-type="float" office:value="1270" calcext:value-type="float">
            <text:p>1270</text:p>
          </table:table-cell>
          <table:table-cell table:formula="of:=SQRT([.H476])" office:value-type="float" office:value="35.6370593624109" calcext:value-type="float">
            <text:p>35.6370593624</text:p>
          </table:table-cell>
          <table:table-cell/>
          <table:table-cell table:formula="of:=[.G476]/[.I476]" office:value-type="float" office:value="2.32506454147992" calcext:value-type="float">
            <text:p>2.3250645415</text:p>
          </table:table-cell>
          <table:table-cell/>
        </table:table-row>
        <table:table-row table:style-name="ro1">
          <table:table-cell office:value-type="float" office:value="235.718" calcext:value-type="float">
            <text:p>235.718</text:p>
          </table:table-cell>
          <table:table-cell office:value-type="float" office:value="371.752" calcext:value-type="float">
            <text:p>371.752</text:p>
          </table:table-cell>
          <table:table-cell office:value-type="float" office:value="317.648" calcext:value-type="float">
            <text:p>317.648</text:p>
          </table:table-cell>
          <table:table-cell office:value-type="float" office:value="359.728" calcext:value-type="float">
            <text:p>359.728</text:p>
          </table:table-cell>
          <table:table-cell office:value-type="float" office:value="632" calcext:value-type="float">
            <text:p>632</text:p>
          </table:table-cell>
          <table:table-cell office:value-type="float" office:value="637" calcext:value-type="float">
            <text:p>637</text:p>
          </table:table-cell>
          <table:table-cell table:formula="of:=(([.A477]-[.C477])^2 + ([.B477]-[.D477])^2)^0.5" office:value-type="float" office:value="82.8076172583175" calcext:value-type="float">
            <text:p>82.8076172583</text:p>
          </table:table-cell>
          <table:table-cell table:formula="of:=[.E477]+[.F477]" office:value-type="float" office:value="1269" calcext:value-type="float">
            <text:p>1269</text:p>
          </table:table-cell>
          <table:table-cell table:formula="of:=SQRT([.H477])" office:value-type="float" office:value="35.6230262611137" calcext:value-type="float">
            <text:p>35.6230262611</text:p>
          </table:table-cell>
          <table:table-cell/>
          <table:table-cell table:formula="of:=[.G477]/[.I477]" office:value-type="float" office:value="2.32455313176777" calcext:value-type="float">
            <text:p>2.3245531318</text:p>
          </table:table-cell>
          <table:table-cell/>
        </table:table-row>
        <table:table-row table:style-name="ro1">
          <table:table-cell office:value-type="float" office:value="235.432" calcext:value-type="float">
            <text:p>235.432</text:p>
          </table:table-cell>
          <table:table-cell office:value-type="float" office:value="372.089" calcext:value-type="float">
            <text:p>372.089</text:p>
          </table:table-cell>
          <table:table-cell office:value-type="float" office:value="317.362" calcext:value-type="float">
            <text:p>317.362</text:p>
          </table:table-cell>
          <table:table-cell office:value-type="float" office:value="360.076" calcext:value-type="float">
            <text:p>360.076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table:formula="of:=(([.A478]-[.C478])^2 + ([.B478]-[.D478])^2)^0.5" office:value-type="float" office:value="82.8060207291717" calcext:value-type="float">
            <text:p>82.8060207292</text:p>
          </table:table-cell>
          <table:table-cell table:formula="of:=[.E478]+[.F478]" office:value-type="float" office:value="1278" calcext:value-type="float">
            <text:p>1278</text:p>
          </table:table-cell>
          <table:table-cell table:formula="of:=SQRT([.H478])" office:value-type="float" office:value="35.749125863439" calcext:value-type="float">
            <text:p>35.7491258634</text:p>
          </table:table-cell>
          <table:table-cell/>
          <table:table-cell table:formula="of:=[.G478]/[.I478]" office:value-type="float" office:value="2.31630896502167" calcext:value-type="float">
            <text:p>2.316308965</text:p>
          </table:table-cell>
          <table:table-cell/>
        </table:table-row>
        <table:table-row table:style-name="ro1">
          <table:table-cell office:value-type="float" office:value="235.226" calcext:value-type="float">
            <text:p>235.226</text:p>
          </table:table-cell>
          <table:table-cell office:value-type="float" office:value="372.431" calcext:value-type="float">
            <text:p>372.431</text:p>
          </table:table-cell>
          <table:table-cell office:value-type="float" office:value="317.095" calcext:value-type="float">
            <text:p>317.095</text:p>
          </table:table-cell>
          <table:table-cell office:value-type="float" office:value="360.267" calcext:value-type="float">
            <text:p>360.267</text:p>
          </table:table-cell>
          <table:table-cell office:value-type="float" office:value="629" calcext:value-type="float">
            <text:p>629</text:p>
          </table:table-cell>
          <table:table-cell office:value-type="float" office:value="640" calcext:value-type="float">
            <text:p>640</text:p>
          </table:table-cell>
          <table:table-cell table:formula="of:=(([.A479]-[.C479])^2 + ([.B479]-[.D479])^2)^0.5" office:value-type="float" office:value="82.767723521914" calcext:value-type="float">
            <text:p>82.7677235219</text:p>
          </table:table-cell>
          <table:table-cell table:formula="of:=[.E479]+[.F479]" office:value-type="float" office:value="1269" calcext:value-type="float">
            <text:p>1269</text:p>
          </table:table-cell>
          <table:table-cell table:formula="of:=SQRT([.H479])" office:value-type="float" office:value="35.6230262611137" calcext:value-type="float">
            <text:p>35.6230262611</text:p>
          </table:table-cell>
          <table:table-cell/>
          <table:table-cell table:formula="of:=[.G479]/[.I479]" office:value-type="float" office:value="2.32343324554275" calcext:value-type="float">
            <text:p>2.3234332455</text:p>
          </table:table-cell>
          <table:table-cell/>
        </table:table-row>
        <table:table-row table:style-name="ro1">
          <table:table-cell office:value-type="float" office:value="235.054" calcext:value-type="float">
            <text:p>235.054</text:p>
          </table:table-cell>
          <table:table-cell office:value-type="float" office:value="372.65" calcext:value-type="float">
            <text:p>372.65</text:p>
          </table:table-cell>
          <table:table-cell office:value-type="float" office:value="316.737" calcext:value-type="float">
            <text:p>316.737</text:p>
          </table:table-cell>
          <table:table-cell office:value-type="float" office:value="360.524" calcext:value-type="float">
            <text:p>360.524</text:p>
          </table:table-cell>
          <table:table-cell office:value-type="float" office:value="626" calcext:value-type="float">
            <text:p>626</text:p>
          </table:table-cell>
          <table:table-cell office:value-type="float" office:value="638" calcext:value-type="float">
            <text:p>638</text:p>
          </table:table-cell>
          <table:table-cell table:formula="of:=(([.A480]-[.C480])^2 + ([.B480]-[.D480])^2)^0.5" office:value-type="float" office:value="82.578159128186" calcext:value-type="float">
            <text:p>82.5781591282</text:p>
          </table:table-cell>
          <table:table-cell table:formula="of:=[.E480]+[.F480]" office:value-type="float" office:value="1264" calcext:value-type="float">
            <text:p>1264</text:p>
          </table:table-cell>
          <table:table-cell table:formula="of:=SQRT([.H480])" office:value-type="float" office:value="35.5527776692624" calcext:value-type="float">
            <text:p>35.5527776693</text:p>
          </table:table-cell>
          <table:table-cell/>
          <table:table-cell table:formula="of:=[.G480]/[.I480]" office:value-type="float" office:value="2.32269219289665" calcext:value-type="float">
            <text:p>2.3226921929</text:p>
          </table:table-cell>
          <table:table-cell/>
        </table:table-row>
        <table:table-row table:style-name="ro1">
          <table:table-cell office:value-type="float" office:value="234.984" calcext:value-type="float">
            <text:p>234.984</text:p>
          </table:table-cell>
          <table:table-cell office:value-type="float" office:value="372.688" calcext:value-type="float">
            <text:p>372.688</text:p>
          </table:table-cell>
          <table:table-cell office:value-type="float" office:value="316.471" calcext:value-type="float">
            <text:p>316.471</text:p>
          </table:table-cell>
          <table:table-cell office:value-type="float" office:value="360.778" calcext:value-type="float">
            <text:p>360.778</text:p>
          </table:table-cell>
          <table:table-cell office:value-type="float" office:value="624" calcext:value-type="float">
            <text:p>624</text:p>
          </table:table-cell>
          <table:table-cell office:value-type="float" office:value="635" calcext:value-type="float">
            <text:p>635</text:p>
          </table:table-cell>
          <table:table-cell table:formula="of:=(([.A481]-[.C481])^2 + ([.B481]-[.D481])^2)^0.5" office:value-type="float" office:value="82.352773292707" calcext:value-type="float">
            <text:p>82.3527732927</text:p>
          </table:table-cell>
          <table:table-cell table:formula="of:=[.E481]+[.F481]" office:value-type="float" office:value="1259" calcext:value-type="float">
            <text:p>1259</text:p>
          </table:table-cell>
          <table:table-cell table:formula="of:=SQRT([.H481])" office:value-type="float" office:value="35.4823899984203" calcext:value-type="float">
            <text:p>35.4823899984</text:p>
          </table:table-cell>
          <table:table-cell/>
          <table:table-cell table:formula="of:=[.G481]/[.I481]" office:value-type="float" office:value="2.32094775172623" calcext:value-type="float">
            <text:p>2.3209477517</text:p>
          </table:table-cell>
          <table:table-cell/>
        </table:table-row>
        <table:table-row table:style-name="ro1">
          <table:table-cell office:value-type="float" office:value="234.826" calcext:value-type="float">
            <text:p>234.826</text:p>
          </table:table-cell>
          <table:table-cell office:value-type="float" office:value="373.185" calcext:value-type="float">
            <text:p>373.185</text:p>
          </table:table-cell>
          <table:table-cell office:value-type="float" office:value="316.336" calcext:value-type="float">
            <text:p>316.336</text:p>
          </table:table-cell>
          <table:table-cell office:value-type="float" office:value="361.036" calcext:value-type="float">
            <text:p>361.036</text:p>
          </table:table-cell>
          <table:table-cell office:value-type="float" office:value="639" calcext:value-type="float">
            <text:p>639</text:p>
          </table:table-cell>
          <table:table-cell office:value-type="float" office:value="637" calcext:value-type="float">
            <text:p>637</text:p>
          </table:table-cell>
          <table:table-cell table:formula="of:=(([.A482]-[.C482])^2 + ([.B482]-[.D482])^2)^0.5" office:value-type="float" office:value="82.4104259241511" calcext:value-type="float">
            <text:p>82.4104259242</text:p>
          </table:table-cell>
          <table:table-cell table:formula="of:=[.E482]+[.F482]" office:value-type="float" office:value="1276" calcext:value-type="float">
            <text:p>1276</text:p>
          </table:table-cell>
          <table:table-cell table:formula="of:=SQRT([.H482])" office:value-type="float" office:value="35.7211421989835" calcext:value-type="float">
            <text:p>35.721142199</text:p>
          </table:table-cell>
          <table:table-cell/>
          <table:table-cell table:formula="of:=[.G482]/[.I482]" office:value-type="float" office:value="2.30704901498072" calcext:value-type="float">
            <text:p>2.307049015</text:p>
          </table:table-cell>
          <table:table-cell/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373.556" calcext:value-type="float">
            <text:p>373.556</text:p>
          </table:table-cell>
          <table:table-cell office:value-type="float" office:value="316.294" calcext:value-type="float">
            <text:p>316.294</text:p>
          </table:table-cell>
          <table:table-cell office:value-type="float" office:value="361.504" calcext:value-type="float">
            <text:p>361.504</text:p>
          </table:table-cell>
          <table:table-cell table:number-columns-repeated="2" office:value-type="float" office:value="635" calcext:value-type="float">
            <text:p>635</text:p>
          </table:table-cell>
          <table:table-cell table:formula="of:=(([.A483]-[.C483])^2 + ([.B483]-[.D483])^2)^0.5" office:value-type="float" office:value="82.4298164501171" calcext:value-type="float">
            <text:p>82.4298164501</text:p>
          </table:table-cell>
          <table:table-cell table:formula="of:=[.E483]+[.F483]" office:value-type="float" office:value="1270" calcext:value-type="float">
            <text:p>1270</text:p>
          </table:table-cell>
          <table:table-cell table:formula="of:=SQRT([.H483])" office:value-type="float" office:value="35.6370593624109" calcext:value-type="float">
            <text:p>35.6370593624</text:p>
          </table:table-cell>
          <table:table-cell/>
          <table:table-cell table:formula="of:=[.G483]/[.I483]" office:value-type="float" office:value="2.3130364268232" calcext:value-type="float">
            <text:p>2.3130364268</text:p>
          </table:table-cell>
          <table:table-cell/>
        </table:table-row>
        <table:table-row table:style-name="ro1">
          <table:table-cell office:value-type="float" office:value="234.748" calcext:value-type="float">
            <text:p>234.748</text:p>
          </table:table-cell>
          <table:table-cell office:value-type="float" office:value="373.754" calcext:value-type="float">
            <text:p>373.754</text:p>
          </table:table-cell>
          <table:table-cell office:value-type="float" office:value="316.298" calcext:value-type="float">
            <text:p>316.298</text:p>
          </table:table-cell>
          <table:table-cell office:value-type="float" office:value="361.944" calcext:value-type="float">
            <text:p>361.944</text:p>
          </table:table-cell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table:formula="of:=(([.A484]-[.C484])^2 + ([.B484]-[.D484])^2)^0.5" office:value-type="float" office:value="82.4007196570516" calcext:value-type="float">
            <text:p>82.4007196571</text:p>
          </table:table-cell>
          <table:table-cell table:formula="of:=[.E484]+[.F484]" office:value-type="float" office:value="1270" calcext:value-type="float">
            <text:p>1270</text:p>
          </table:table-cell>
          <table:table-cell table:formula="of:=SQRT([.H484])" office:value-type="float" office:value="35.6370593624109" calcext:value-type="float">
            <text:p>35.6370593624</text:p>
          </table:table-cell>
          <table:table-cell/>
          <table:table-cell table:formula="of:=[.G484]/[.I484]" office:value-type="float" office:value="2.31221995112104" calcext:value-type="float">
            <text:p>2.3122199511</text:p>
          </table:table-cell>
          <table:table-cell/>
        </table:table-row>
        <table:table-row table:style-name="ro1">
          <table:table-cell office:value-type="float" office:value="234.729" calcext:value-type="float">
            <text:p>234.729</text:p>
          </table:table-cell>
          <table:table-cell office:value-type="float" office:value="374.052" calcext:value-type="float">
            <text:p>374.052</text:p>
          </table:table-cell>
          <table:table-cell office:value-type="float" office:value="315.896" calcext:value-type="float">
            <text:p>315.896</text:p>
          </table:table-cell>
          <table:table-cell office:value-type="float" office:value="362.147" calcext:value-type="float">
            <text:p>362.147</text:p>
          </table:table-cell>
          <table:table-cell office:value-type="float" office:value="621" calcext:value-type="float">
            <text:p>621</text:p>
          </table:table-cell>
          <table:table-cell office:value-type="float" office:value="627" calcext:value-type="float">
            <text:p>627</text:p>
          </table:table-cell>
          <table:table-cell table:formula="of:=(([.A485]-[.C485])^2 + ([.B485]-[.D485])^2)^0.5" office:value-type="float" office:value="82.0354247505308" calcext:value-type="float">
            <text:p>82.0354247505</text:p>
          </table:table-cell>
          <table:table-cell table:formula="of:=[.E485]+[.F485]" office:value-type="float" office:value="1248" calcext:value-type="float">
            <text:p>1248</text:p>
          </table:table-cell>
          <table:table-cell table:formula="of:=SQRT([.H485])" office:value-type="float" office:value="35.3270434653114" calcext:value-type="float">
            <text:p>35.3270434653</text:p>
          </table:table-cell>
          <table:table-cell/>
          <table:table-cell table:formula="of:=[.G485]/[.I485]" office:value-type="float" office:value="2.32217068578308" calcext:value-type="float">
            <text:p>2.3221706858</text:p>
          </table:table-cell>
          <table:table-cell/>
        </table:table-row>
        <table:table-row table:style-name="ro1">
          <table:table-cell office:value-type="float" office:value="234.749" calcext:value-type="float">
            <text:p>234.749</text:p>
          </table:table-cell>
          <table:table-cell office:value-type="float" office:value="374.46" calcext:value-type="float">
            <text:p>374.46</text:p>
          </table:table-cell>
          <table:table-cell office:value-type="float" office:value="315.945" calcext:value-type="float">
            <text:p>315.945</text:p>
          </table:table-cell>
          <table:table-cell office:value-type="float" office:value="362.354" calcext:value-type="float">
            <text:p>362.354</text:p>
          </table:table-cell>
          <table:table-cell office:value-type="float" office:value="630" calcext:value-type="float">
            <text:p>630</text:p>
          </table:table-cell>
          <table:table-cell office:value-type="float" office:value="638" calcext:value-type="float">
            <text:p>638</text:p>
          </table:table-cell>
          <table:table-cell table:formula="of:=(([.A486]-[.C486])^2 + ([.B486]-[.D486])^2)^0.5" office:value-type="float" office:value="82.0935177221685" calcext:value-type="float">
            <text:p>82.0935177222</text:p>
          </table:table-cell>
          <table:table-cell table:formula="of:=[.E486]+[.F486]" office:value-type="float" office:value="1268" calcext:value-type="float">
            <text:p>1268</text:p>
          </table:table-cell>
          <table:table-cell table:formula="of:=SQRT([.H486])" office:value-type="float" office:value="35.6089876295297" calcext:value-type="float">
            <text:p>35.6089876295</text:p>
          </table:table-cell>
          <table:table-cell/>
          <table:table-cell table:formula="of:=[.G486]/[.I486]" office:value-type="float" office:value="2.30541566012088" calcext:value-type="float">
            <text:p>2.3054156601</text:p>
          </table:table-cell>
          <table:table-cell/>
        </table:table-row>
        <table:table-row table:style-name="ro1">
          <table:table-cell office:value-type="float" office:value="234.726" calcext:value-type="float">
            <text:p>234.726</text:p>
          </table:table-cell>
          <table:table-cell office:value-type="float" office:value="374.701" calcext:value-type="float">
            <text:p>374.701</text:p>
          </table:table-cell>
          <table:table-cell office:value-type="float" office:value="315.835" calcext:value-type="float">
            <text:p>315.835</text:p>
          </table:table-cell>
          <table:table-cell office:value-type="float" office:value="362.661" calcext:value-type="float">
            <text:p>362.661</text:p>
          </table:table-cell>
          <table:table-cell office:value-type="float" office:value="628" calcext:value-type="float">
            <text:p>628</text:p>
          </table:table-cell>
          <table:table-cell office:value-type="float" office:value="632" calcext:value-type="float">
            <text:p>632</text:p>
          </table:table-cell>
          <table:table-cell table:formula="of:=(([.A487]-[.C487])^2 + ([.B487]-[.D487])^2)^0.5" office:value-type="float" office:value="81.9977529021375" calcext:value-type="float">
            <text:p>81.9977529021</text:p>
          </table:table-cell>
          <table:table-cell table:formula="of:=[.E487]+[.F487]" office:value-type="float" office:value="1260" calcext:value-type="float">
            <text:p>1260</text:p>
          </table:table-cell>
          <table:table-cell table:formula="of:=SQRT([.H487])" office:value-type="float" office:value="35.4964786985977" calcext:value-type="float">
            <text:p>35.4964786986</text:p>
          </table:table-cell>
          <table:table-cell/>
          <table:table-cell table:formula="of:=[.G487]/[.I487]" office:value-type="float" office:value="2.3100249914473" calcext:value-type="float">
            <text:p>2.3100249914</text:p>
          </table:table-cell>
          <table:table-cell/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374.785" calcext:value-type="float">
            <text:p>374.785</text:p>
          </table:table-cell>
          <table:table-cell office:value-type="float" office:value="315.757" calcext:value-type="float">
            <text:p>315.757</text:p>
          </table:table-cell>
          <table:table-cell office:value-type="float" office:value="362.937" calcext:value-type="float">
            <text:p>362.937</text:p>
          </table:table-cell>
          <table:table-cell office:value-type="float" office:value="629" calcext:value-type="float">
            <text:p>629</text:p>
          </table:table-cell>
          <table:table-cell office:value-type="float" office:value="635" calcext:value-type="float">
            <text:p>635</text:p>
          </table:table-cell>
          <table:table-cell table:formula="of:=(([.A488]-[.C488])^2 + ([.B488]-[.D488])^2)^0.5" office:value-type="float" office:value="81.8688533753832" calcext:value-type="float">
            <text:p>81.8688533754</text:p>
          </table:table-cell>
          <table:table-cell table:formula="of:=[.E488]+[.F488]" office:value-type="float" office:value="1264" calcext:value-type="float">
            <text:p>1264</text:p>
          </table:table-cell>
          <table:table-cell table:formula="of:=SQRT([.H488])" office:value-type="float" office:value="35.5527776692624" calcext:value-type="float">
            <text:p>35.5527776693</text:p>
          </table:table-cell>
          <table:table-cell/>
          <table:table-cell table:formula="of:=[.G488]/[.I488]" office:value-type="float" office:value="2.30274140988326" calcext:value-type="float">
            <text:p>2.3027414099</text:p>
          </table:table-cell>
          <table:table-cell/>
        </table:table-row>
        <table:table-row table:style-name="ro1">
          <table:table-cell office:value-type="float" office:value="234.709" calcext:value-type="float">
            <text:p>234.709</text:p>
          </table:table-cell>
          <table:table-cell office:value-type="float" office:value="375.196" calcext:value-type="float">
            <text:p>375.196</text:p>
          </table:table-cell>
          <table:table-cell office:value-type="float" office:value="315.72" calcext:value-type="float">
            <text:p>315.72</text:p>
          </table:table-cell>
          <table:table-cell office:value-type="float" office:value="363.206" calcext:value-type="float">
            <text:p>363.206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table:formula="of:=(([.A489]-[.C489])^2 + ([.B489]-[.D489])^2)^0.5" office:value-type="float" office:value="81.8934809432351" calcext:value-type="float">
            <text:p>81.8934809432</text:p>
          </table:table-cell>
          <table:table-cell table:formula="of:=[.E489]+[.F489]" office:value-type="float" office:value="1254" calcext:value-type="float">
            <text:p>1254</text:p>
          </table:table-cell>
          <table:table-cell table:formula="of:=SQRT([.H489])" office:value-type="float" office:value="35.4118624192515" calcext:value-type="float">
            <text:p>35.4118624193</text:p>
          </table:table-cell>
          <table:table-cell/>
          <table:table-cell table:formula="of:=[.G489]/[.I489]" office:value-type="float" office:value="2.31260022344134" calcext:value-type="float">
            <text:p>2.3126002234</text:p>
          </table:table-cell>
          <table:table-cell/>
        </table:table-row>
        <table:table-row table:style-name="ro1">
          <table:table-cell office:value-type="float" office:value="234.612" calcext:value-type="float">
            <text:p>234.612</text:p>
          </table:table-cell>
          <table:table-cell office:value-type="float" office:value="375.326" calcext:value-type="float">
            <text:p>375.326</text:p>
          </table:table-cell>
          <table:table-cell office:value-type="float" office:value="315.586" calcext:value-type="float">
            <text:p>315.586</text:p>
          </table:table-cell>
          <table:table-cell office:value-type="float" office:value="363.476" calcext:value-type="float">
            <text:p>363.476</text:p>
          </table:table-cell>
          <table:table-cell office:value-type="float" office:value="626" calcext:value-type="float">
            <text:p>626</text:p>
          </table:table-cell>
          <table:table-cell office:value-type="float" office:value="633" calcext:value-type="float">
            <text:p>633</text:p>
          </table:table-cell>
          <table:table-cell table:formula="of:=(([.A490]-[.C490])^2 + ([.B490]-[.D490])^2)^0.5" office:value-type="float" office:value="81.8364904917116" calcext:value-type="float">
            <text:p>81.8364904917</text:p>
          </table:table-cell>
          <table:table-cell table:formula="of:=[.E490]+[.F490]" office:value-type="float" office:value="1259" calcext:value-type="float">
            <text:p>1259</text:p>
          </table:table-cell>
          <table:table-cell table:formula="of:=SQRT([.H490])" office:value-type="float" office:value="35.4823899984203" calcext:value-type="float">
            <text:p>35.4823899984</text:p>
          </table:table-cell>
          <table:table-cell/>
          <table:table-cell table:formula="of:=[.G490]/[.I490]" office:value-type="float" office:value="2.30639735641694" calcext:value-type="float">
            <text:p>2.3063973564</text:p>
          </table:table-cell>
          <table:table-cell/>
        </table:table-row>
        <table:table-row table:style-name="ro1">
          <table:table-cell office:value-type="float" office:value="234.508" calcext:value-type="float">
            <text:p>234.508</text:p>
          </table:table-cell>
          <table:table-cell office:value-type="float" office:value="375.509" calcext:value-type="float">
            <text:p>375.509</text:p>
          </table:table-cell>
          <table:table-cell office:value-type="float" office:value="315.466" calcext:value-type="float">
            <text:p>315.466</text:p>
          </table:table-cell>
          <table:table-cell office:value-type="float" office:value="363.847" calcext:value-type="float">
            <text:p>363.847</text:p>
          </table:table-cell>
          <table:table-cell office:value-type="float" office:value="634" calcext:value-type="float">
            <text:p>634</text:p>
          </table:table-cell>
          <table:table-cell office:value-type="float" office:value="626" calcext:value-type="float">
            <text:p>626</text:p>
          </table:table-cell>
          <table:table-cell table:formula="of:=(([.A491]-[.C491])^2 + ([.B491]-[.D491])^2)^0.5" office:value-type="float" office:value="81.7936428336579" calcext:value-type="float">
            <text:p>81.7936428337</text:p>
          </table:table-cell>
          <table:table-cell table:formula="of:=[.E491]+[.F491]" office:value-type="float" office:value="1260" calcext:value-type="float">
            <text:p>1260</text:p>
          </table:table-cell>
          <table:table-cell table:formula="of:=SQRT([.H491])" office:value-type="float" office:value="35.4964786985977" calcext:value-type="float">
            <text:p>35.4964786986</text:p>
          </table:table-cell>
          <table:table-cell/>
          <table:table-cell table:formula="of:=[.G491]/[.I491]" office:value-type="float" office:value="2.30427484168702" calcext:value-type="float">
            <text:p>2.3042748417</text:p>
          </table:table-cell>
          <table:table-cell/>
        </table:table-row>
        <table:table-row table:style-name="ro1">
          <table:table-cell office:value-type="float" office:value="234.459" calcext:value-type="float">
            <text:p>234.459</text:p>
          </table:table-cell>
          <table:table-cell office:value-type="float" office:value="375.562" calcext:value-type="float">
            <text:p>375.562</text:p>
          </table:table-cell>
          <table:table-cell office:value-type="float" office:value="315.297" calcext:value-type="float">
            <text:p>315.297</text:p>
          </table:table-cell>
          <table:table-cell office:value-type="float" office:value="364.041" calcext:value-type="float">
            <text:p>364.041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table:formula="of:=(([.A492]-[.C492])^2 + ([.B492]-[.D492])^2)^0.5" office:value-type="float" office:value="81.6548570814989" calcext:value-type="float">
            <text:p>81.6548570815</text:p>
          </table:table-cell>
          <table:table-cell table:formula="of:=[.E492]+[.F492]" office:value-type="float" office:value="1263" calcext:value-type="float">
            <text:p>1263</text:p>
          </table:table-cell>
          <table:table-cell table:formula="of:=SQRT([.H492])" office:value-type="float" office:value="35.5387112878337" calcext:value-type="float">
            <text:p>35.5387112878</text:p>
          </table:table-cell>
          <table:table-cell/>
          <table:table-cell table:formula="of:=[.G492]/[.I492]" office:value-type="float" office:value="2.29763134684775" calcext:value-type="float">
            <text:p>2.2976313468</text:p>
          </table:table-cell>
          <table:table-cell/>
        </table:table-row>
        <table:table-row table:style-name="ro1">
          <table:table-cell office:value-type="float" office:value="234.422" calcext:value-type="float">
            <text:p>234.422</text:p>
          </table:table-cell>
          <table:table-cell office:value-type="float" office:value="375.748" calcext:value-type="float">
            <text:p>375.748</text:p>
          </table:table-cell>
          <table:table-cell office:value-type="float" office:value="315.211" calcext:value-type="float">
            <text:p>315.211</text:p>
          </table:table-cell>
          <table:table-cell office:value-type="float" office:value="364.16" calcext:value-type="float">
            <text:p>364.16</text:p>
          </table:table-cell>
          <table:table-cell office:value-type="float" office:value="628" calcext:value-type="float">
            <text:p>628</text:p>
          </table:table-cell>
          <table:table-cell office:value-type="float" office:value="625" calcext:value-type="float">
            <text:p>625</text:p>
          </table:table-cell>
          <table:table-cell table:formula="of:=(([.A493]-[.C493])^2 + ([.B493]-[.D493])^2)^0.5" office:value-type="float" office:value="81.6158334209729" calcext:value-type="float">
            <text:p>81.615833421</text:p>
          </table:table-cell>
          <table:table-cell table:formula="of:=[.E493]+[.F493]" office:value-type="float" office:value="1253" calcext:value-type="float">
            <text:p>1253</text:p>
          </table:table-cell>
          <table:table-cell table:formula="of:=SQRT([.H493])" office:value-type="float" office:value="35.3977400408557" calcext:value-type="float">
            <text:p>35.3977400409</text:p>
          </table:table-cell>
          <table:table-cell/>
          <table:table-cell table:formula="of:=[.G493]/[.I493]" office:value-type="float" office:value="2.30567921361004" calcext:value-type="float">
            <text:p>2.3056792136</text:p>
          </table:table-cell>
          <table:table-cell/>
        </table:table-row>
        <table:table-row table:style-name="ro1">
          <table:table-cell office:value-type="float" office:value="234.372" calcext:value-type="float">
            <text:p>234.372</text:p>
          </table:table-cell>
          <table:table-cell office:value-type="float" office:value="375.894" calcext:value-type="float">
            <text:p>375.894</text:p>
          </table:table-cell>
          <table:table-cell office:value-type="float" office:value="315.189" calcext:value-type="float">
            <text:p>315.189</text:p>
          </table:table-cell>
          <table:table-cell office:value-type="float" office:value="364.338" calcext:value-type="float">
            <text:p>364.338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table:formula="of:=(([.A494]-[.C494])^2 + ([.B494]-[.D494])^2)^0.5" office:value-type="float" office:value="81.6390141109017" calcext:value-type="float">
            <text:p>81.6390141109</text:p>
          </table:table-cell>
          <table:table-cell table:formula="of:=[.E494]+[.F494]" office:value-type="float" office:value="1253" calcext:value-type="float">
            <text:p>1253</text:p>
          </table:table-cell>
          <table:table-cell table:formula="of:=SQRT([.H494])" office:value-type="float" office:value="35.3977400408557" calcext:value-type="float">
            <text:p>35.3977400409</text:p>
          </table:table-cell>
          <table:table-cell/>
          <table:table-cell table:formula="of:=[.G494]/[.I494]" office:value-type="float" office:value="2.30633407716636" calcext:value-type="float">
            <text:p>2.3063340772</text:p>
          </table:table-cell>
          <table:table-cell/>
        </table:table-row>
        <table:table-row table:style-name="ro1">
          <table:table-cell office:value-type="float" office:value="234.384" calcext:value-type="float">
            <text:p>234.384</text:p>
          </table:table-cell>
          <table:table-cell office:value-type="float" office:value="376.027" calcext:value-type="float">
            <text:p>376.027</text:p>
          </table:table-cell>
          <table:table-cell office:value-type="float" office:value="315.135" calcext:value-type="float">
            <text:p>315.135</text:p>
          </table:table-cell>
          <table:table-cell office:value-type="float" office:value="364.732" calcext:value-type="float">
            <text:p>364.732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table:formula="of:=(([.A495]-[.C495])^2 + ([.B495]-[.D495])^2)^0.5" office:value-type="float" office:value="81.5371144081025" calcext:value-type="float">
            <text:p>81.5371144081</text:p>
          </table:table-cell>
          <table:table-cell table:formula="of:=[.E495]+[.F495]" office:value-type="float" office:value="1243" calcext:value-type="float">
            <text:p>1243</text:p>
          </table:table-cell>
          <table:table-cell table:formula="of:=SQRT([.H495])" office:value-type="float" office:value="35.2562051276084" calcext:value-type="float">
            <text:p>35.2562051276</text:p>
          </table:table-cell>
          <table:table-cell/>
          <table:table-cell table:formula="of:=[.G495]/[.I495]" office:value-type="float" office:value="2.31270251897453" calcext:value-type="float">
            <text:p>2.312702519</text:p>
          </table:table-cell>
          <table:table-cell/>
        </table:table-row>
        <table:table-row table:style-name="ro1">
          <table:table-cell office:value-type="float" office:value="234.303" calcext:value-type="float">
            <text:p>234.303</text:p>
          </table:table-cell>
          <table:table-cell office:value-type="float" office:value="376.365" calcext:value-type="float">
            <text:p>376.365</text:p>
          </table:table-cell>
          <table:table-cell office:value-type="float" office:value="315" calcext:value-type="float">
            <text:p>315</text:p>
          </table:table-cell>
          <table:table-cell office:value-type="float" office:value="364.844" calcext:value-type="float">
            <text:p>364.844</text:p>
          </table:table-cell>
          <table:table-cell office:value-type="float" office:value="620" calcext:value-type="float">
            <text:p>620</text:p>
          </table:table-cell>
          <table:table-cell office:value-type="float" office:value="614" calcext:value-type="float">
            <text:p>614</text:p>
          </table:table-cell>
          <table:table-cell table:formula="of:=(([.A496]-[.C496])^2 + ([.B496]-[.D496])^2)^0.5" office:value-type="float" office:value="81.5152700418762" calcext:value-type="float">
            <text:p>81.5152700419</text:p>
          </table:table-cell>
          <table:table-cell table:formula="of:=[.E496]+[.F496]" office:value-type="float" office:value="1234" calcext:value-type="float">
            <text:p>1234</text:p>
          </table:table-cell>
          <table:table-cell table:formula="of:=SQRT([.H496])" office:value-type="float" office:value="35.1283361405006" calcext:value-type="float">
            <text:p>35.1283361405</text:p>
          </table:table-cell>
          <table:table-cell/>
          <table:table-cell table:formula="of:=[.G496]/[.I496]" office:value-type="float" office:value="2.32049903291305" calcext:value-type="float">
            <text:p>2.3204990329</text:p>
          </table:table-cell>
          <table:table-cell/>
        </table:table-row>
        <table:table-row table:style-name="ro1">
          <table:table-cell office:value-type="float" office:value="234.161" calcext:value-type="float">
            <text:p>234.161</text:p>
          </table:table-cell>
          <table:table-cell office:value-type="float" office:value="376.636" calcext:value-type="float">
            <text:p>376.636</text:p>
          </table:table-cell>
          <table:table-cell office:value-type="float" office:value="315.098" calcext:value-type="float">
            <text:p>315.098</text:p>
          </table:table-cell>
          <table:table-cell office:value-type="float" office:value="365.184" calcext:value-type="float">
            <text:p>365.184</text:p>
          </table:table-cell>
          <table:table-cell office:value-type="float" office:value="616" calcext:value-type="float">
            <text:p>616</text:p>
          </table:table-cell>
          <table:table-cell office:value-type="float" office:value="631" calcext:value-type="float">
            <text:p>631</text:p>
          </table:table-cell>
          <table:table-cell table:formula="of:=(([.A497]-[.C497])^2 + ([.B497]-[.D497])^2)^0.5" office:value-type="float" office:value="81.7431726384534" calcext:value-type="float">
            <text:p>81.7431726385</text:p>
          </table:table-cell>
          <table:table-cell table:formula="of:=[.E497]+[.F497]" office:value-type="float" office:value="1247" calcext:value-type="float">
            <text:p>1247</text:p>
          </table:table-cell>
          <table:table-cell table:formula="of:=SQRT([.H497])" office:value-type="float" office:value="35.3128871660192" calcext:value-type="float">
            <text:p>35.312887166</text:p>
          </table:table-cell>
          <table:table-cell/>
          <table:table-cell table:formula="of:=[.G497]/[.I497]" office:value-type="float" office:value="2.31482552684373" calcext:value-type="float">
            <text:p>2.3148255268</text:p>
          </table:table-cell>
          <table:table-cell/>
        </table:table-row>
        <table:table-row table:style-name="ro1">
          <table:table-cell office:value-type="float" office:value="234.138" calcext:value-type="float">
            <text:p>234.138</text:p>
          </table:table-cell>
          <table:table-cell office:value-type="float" office:value="376.697" calcext:value-type="float">
            <text:p>376.697</text:p>
          </table:table-cell>
          <table:table-cell office:value-type="float" office:value="314.723" calcext:value-type="float">
            <text:p>314.723</text:p>
          </table:table-cell>
          <table:table-cell office:value-type="float" office:value="365.126" calcext:value-type="float">
            <text:p>365.126</text:p>
          </table:table-cell>
          <table:table-cell table:number-columns-repeated="2" office:value-type="float" office:value="618" calcext:value-type="float">
            <text:p>618</text:p>
          </table:table-cell>
          <table:table-cell table:formula="of:=(([.A498]-[.C498])^2 + ([.B498]-[.D498])^2)^0.5" office:value-type="float" office:value="81.4114873098385" calcext:value-type="float">
            <text:p>81.4114873098</text:p>
          </table:table-cell>
          <table:table-cell table:formula="of:=[.E498]+[.F498]" office:value-type="float" office:value="1236" calcext:value-type="float">
            <text:p>1236</text:p>
          </table:table-cell>
          <table:table-cell table:formula="of:=SQRT([.H498])" office:value-type="float" office:value="35.1567916624939" calcext:value-type="float">
            <text:p>35.1567916625</text:p>
          </table:table-cell>
          <table:table-cell/>
          <table:table-cell table:formula="of:=[.G498]/[.I498]" office:value-type="float" office:value="2.31566884974576" calcext:value-type="float">
            <text:p>2.3156688497</text:p>
          </table:table-cell>
          <table:table-cell/>
        </table:table-row>
        <table:table-row table:style-name="ro1">
          <table:table-cell office:value-type="float" office:value="234.05" calcext:value-type="float">
            <text:p>234.05</text:p>
          </table:table-cell>
          <table:table-cell office:value-type="float" office:value="376.805" calcext:value-type="float">
            <text:p>376.805</text:p>
          </table:table-cell>
          <table:table-cell office:value-type="float" office:value="314.668" calcext:value-type="float">
            <text:p>314.668</text:p>
          </table:table-cell>
          <table:table-cell office:value-type="float" office:value="365.22" calcext:value-type="float">
            <text:p>365.22</text:p>
          </table:table-cell>
          <table:table-cell office:value-type="float" office:value="616" calcext:value-type="float">
            <text:p>616</text:p>
          </table:table-cell>
          <table:table-cell office:value-type="float" office:value="626" calcext:value-type="float">
            <text:p>626</text:p>
          </table:table-cell>
          <table:table-cell table:formula="of:=(([.A499]-[.C499])^2 + ([.B499]-[.D499])^2)^0.5" office:value-type="float" office:value="81.4461426281196" calcext:value-type="float">
            <text:p>81.4461426281</text:p>
          </table:table-cell>
          <table:table-cell table:formula="of:=[.E499]+[.F499]" office:value-type="float" office:value="1242" calcext:value-type="float">
            <text:p>1242</text:p>
          </table:table-cell>
          <table:table-cell table:formula="of:=SQRT([.H499])" office:value-type="float" office:value="35.2420203734122" calcext:value-type="float">
            <text:p>35.2420203734</text:p>
          </table:table-cell>
          <table:table-cell/>
          <table:table-cell table:formula="of:=[.G499]/[.I499]" office:value-type="float" office:value="2.31105202724318" calcext:value-type="float">
            <text:p>2.3110520272</text:p>
          </table:table-cell>
          <table:table-cell/>
        </table:table-row>
        <table:table-row table:style-name="ro1">
          <table:table-cell office:value-type="float" office:value="234.023" calcext:value-type="float">
            <text:p>234.023</text:p>
          </table:table-cell>
          <table:table-cell office:value-type="float" office:value="376.866" calcext:value-type="float">
            <text:p>376.866</text:p>
          </table:table-cell>
          <table:table-cell office:value-type="float" office:value="314.494" calcext:value-type="float">
            <text:p>314.494</text:p>
          </table:table-cell>
          <table:table-cell office:value-type="float" office:value="365.502" calcext:value-type="float">
            <text:p>365.502</text:p>
          </table:table-cell>
          <table:table-cell office:value-type="float" office:value="618" calcext:value-type="float">
            <text:p>618</text:p>
          </table:table-cell>
          <table:table-cell office:value-type="float" office:value="623" calcext:value-type="float">
            <text:p>623</text:p>
          </table:table-cell>
          <table:table-cell table:formula="of:=(([.A500]-[.C500])^2 + ([.B500]-[.D500])^2)^0.5" office:value-type="float" office:value="81.2694428244713" calcext:value-type="float">
            <text:p>81.2694428245</text:p>
          </table:table-cell>
          <table:table-cell table:formula="of:=[.E500]+[.F500]" office:value-type="float" office:value="1241" calcext:value-type="float">
            <text:p>1241</text:p>
          </table:table-cell>
          <table:table-cell table:formula="of:=SQRT([.H500])" office:value-type="float" office:value="35.2278299076171" calcext:value-type="float">
            <text:p>35.2278299076</text:p>
          </table:table-cell>
          <table:table-cell/>
          <table:table-cell table:formula="of:=[.G500]/[.I500]" office:value-type="float" office:value="2.30696704956268" calcext:value-type="float">
            <text:p>2.3069670496</text:p>
          </table:table-cell>
          <table:table-cell/>
        </table:table-row>
        <table:table-row table:style-name="ro1">
          <table:table-cell office:value-type="float" office:value="233.893" calcext:value-type="float">
            <text:p>233.893</text:p>
          </table:table-cell>
          <table:table-cell office:value-type="float" office:value="376.979" calcext:value-type="float">
            <text:p>376.979</text:p>
          </table:table-cell>
          <table:table-cell office:value-type="float" office:value="314.401" calcext:value-type="float">
            <text:p>314.401</text:p>
          </table:table-cell>
          <table:table-cell office:value-type="float" office:value="365.437" calcext:value-type="float">
            <text:p>365.437</text:p>
          </table:table-cell>
          <table:table-cell office:value-type="float" office:value="607" calcext:value-type="float">
            <text:p>607</text:p>
          </table:table-cell>
          <table:table-cell office:value-type="float" office:value="613" calcext:value-type="float">
            <text:p>613</text:p>
          </table:table-cell>
          <table:table-cell table:formula="of:=(([.A501]-[.C501])^2 + ([.B501]-[.D501])^2)^0.5" office:value-type="float" office:value="81.3311491865202" calcext:value-type="float">
            <text:p>81.3311491865</text:p>
          </table:table-cell>
          <table:table-cell table:formula="of:=[.E501]+[.F501]" office:value-type="float" office:value="1220" calcext:value-type="float">
            <text:p>1220</text:p>
          </table:table-cell>
          <table:table-cell table:formula="of:=SQRT([.H501])" office:value-type="float" office:value="34.928498393146" calcext:value-type="float">
            <text:p>34.9284983931</text:p>
          </table:table-cell>
          <table:table-cell/>
          <table:table-cell table:formula="of:=[.G501]/[.I501]" office:value-type="float" office:value="2.32850402760171" calcext:value-type="float">
            <text:p>2.3285040276</text:p>
          </table:table-cell>
          <table:table-cell/>
        </table:table-row>
        <table:table-row table:style-name="ro1">
          <table:table-cell office:value-type="float" office:value="233.793" calcext:value-type="float">
            <text:p>233.793</text:p>
          </table:table-cell>
          <table:table-cell office:value-type="float" office:value="376.992" calcext:value-type="float">
            <text:p>376.992</text:p>
          </table:table-cell>
          <table:table-cell office:value-type="float" office:value="314.281" calcext:value-type="float">
            <text:p>314.281</text:p>
          </table:table-cell>
          <table:table-cell office:value-type="float" office:value="365.465" calcext:value-type="float">
            <text:p>365.465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table:formula="of:=(([.A502]-[.C502])^2 + ([.B502]-[.D502])^2)^0.5" office:value-type="float" office:value="81.3092237879566" calcext:value-type="float">
            <text:p>81.309223788</text:p>
          </table:table-cell>
          <table:table-cell table:formula="of:=[.E502]+[.F502]" office:value-type="float" office:value="1235" calcext:value-type="float">
            <text:p>1235</text:p>
          </table:table-cell>
          <table:table-cell table:formula="of:=SQRT([.H502])" office:value-type="float" office:value="35.1425667816112" calcext:value-type="float">
            <text:p>35.1425667816</text:p>
          </table:table-cell>
          <table:table-cell/>
          <table:table-cell table:formula="of:=[.G502]/[.I502]" office:value-type="float" office:value="2.31369621613703" calcext:value-type="float">
            <text:p>2.3136962161</text:p>
          </table:table-cell>
          <table:table-cell/>
        </table:table-row>
        <table:table-row table:style-name="ro1">
          <table:table-cell office:value-type="float" office:value="233.771" calcext:value-type="float">
            <text:p>233.771</text:p>
          </table:table-cell>
          <table:table-cell office:value-type="float" office:value="377.005" calcext:value-type="float">
            <text:p>377.005</text:p>
          </table:table-cell>
          <table:table-cell office:value-type="float" office:value="313.994" calcext:value-type="float">
            <text:p>313.994</text:p>
          </table:table-cell>
          <table:table-cell office:value-type="float" office:value="365.329" calcext:value-type="float">
            <text:p>365.329</text:p>
          </table:table-cell>
          <table:table-cell office:value-type="float" office:value="607" calcext:value-type="float">
            <text:p>607</text:p>
          </table:table-cell>
          <table:table-cell office:value-type="float" office:value="626" calcext:value-type="float">
            <text:p>626</text:p>
          </table:table-cell>
          <table:table-cell table:formula="of:=(([.A503]-[.C503])^2 + ([.B503]-[.D503])^2)^0.5" office:value-type="float" office:value="81.0682348703856" calcext:value-type="float">
            <text:p>81.0682348704</text:p>
          </table:table-cell>
          <table:table-cell table:formula="of:=[.E503]+[.F503]" office:value-type="float" office:value="1233" calcext:value-type="float">
            <text:p>1233</text:p>
          </table:table-cell>
          <table:table-cell table:formula="of:=SQRT([.H503])" office:value-type="float" office:value="35.1140997321589" calcext:value-type="float">
            <text:p>35.1140997322</text:p>
          </table:table-cell>
          <table:table-cell/>
          <table:table-cell table:formula="of:=[.G503]/[.I503]" office:value-type="float" office:value="2.3087089086365" calcext:value-type="float">
            <text:p>2.3087089086</text:p>
          </table:table-cell>
          <table:table-cell/>
        </table:table-row>
        <table:table-row table:style-name="ro1">
          <table:table-cell office:value-type="float" office:value="233.759" calcext:value-type="float">
            <text:p>233.759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314.135" calcext:value-type="float">
            <text:p>314.135</text:p>
          </table:table-cell>
          <table:table-cell office:value-type="float" office:value="365.634" calcext:value-type="float">
            <text:p>365.634</text:p>
          </table:table-cell>
          <table:table-cell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table:formula="of:=(([.A504]-[.C504])^2 + ([.B504]-[.D504])^2)^0.5" office:value-type="float" office:value="81.1807057126261" calcext:value-type="float">
            <text:p>81.1807057126</text:p>
          </table:table-cell>
          <table:table-cell table:formula="of:=[.E504]+[.F504]" office:value-type="float" office:value="1215" calcext:value-type="float">
            <text:p>1215</text:p>
          </table:table-cell>
          <table:table-cell table:formula="of:=SQRT([.H504])" office:value-type="float" office:value="34.8568501158667" calcext:value-type="float">
            <text:p>34.8568501159</text:p>
          </table:table-cell>
          <table:table-cell/>
          <table:table-cell table:formula="of:=[.G504]/[.I504]" office:value-type="float" office:value="2.32897423154345" calcext:value-type="float">
            <text:p>2.3289742315</text:p>
          </table:table-cell>
          <table:table-cell/>
        </table:table-row>
        <table:table-row table:style-name="ro1">
          <table:table-cell office:value-type="float" office:value="233.753" calcext:value-type="float">
            <text:p>233.753</text:p>
          </table:table-cell>
          <table:table-cell office:value-type="float" office:value="377.2" calcext:value-type="float">
            <text:p>377.2</text:p>
          </table:table-cell>
          <table:table-cell office:value-type="float" office:value="314.067" calcext:value-type="float">
            <text:p>314.067</text:p>
          </table:table-cell>
          <table:table-cell office:value-type="float" office:value="365.725" calcext:value-type="float">
            <text:p>365.725</text:p>
          </table:table-cell>
          <table:table-cell table:number-columns-repeated="2" office:value-type="float" office:value="611" calcext:value-type="float">
            <text:p>611</text:p>
          </table:table-cell>
          <table:table-cell table:formula="of:=(([.A505]-[.C505])^2 + ([.B505]-[.D505])^2)^0.5" office:value-type="float" office:value="81.1296137116405" calcext:value-type="float">
            <text:p>81.1296137116</text:p>
          </table:table-cell>
          <table:table-cell table:formula="of:=[.E505]+[.F505]" office:value-type="float" office:value="1222" calcext:value-type="float">
            <text:p>1222</text:p>
          </table:table-cell>
          <table:table-cell table:formula="of:=SQRT([.H505])" office:value-type="float" office:value="34.9571165858971" calcext:value-type="float">
            <text:p>34.9571165859</text:p>
          </table:table-cell>
          <table:table-cell/>
          <table:table-cell table:formula="of:=[.G505]/[.I505]" office:value-type="float" office:value="2.32083254098741" calcext:value-type="float">
            <text:p>2.320832541</text:p>
          </table:table-cell>
          <table:table-cell/>
        </table:table-row>
        <table:table-row table:style-name="ro1">
          <table:table-cell office:value-type="float" office:value="233.759" calcext:value-type="float">
            <text:p>233.759</text:p>
          </table:table-cell>
          <table:table-cell office:value-type="float" office:value="377.036" calcext:value-type="float">
            <text:p>377.036</text:p>
          </table:table-cell>
          <table:table-cell office:value-type="float" office:value="314.06" calcext:value-type="float">
            <text:p>314.06</text:p>
          </table:table-cell>
          <table:table-cell office:value-type="float" office:value="365.754" calcext:value-type="float">
            <text:p>365.754</text:p>
          </table:table-cell>
          <table:table-cell office:value-type="float" office:value="606" calcext:value-type="float">
            <text:p>606</text:p>
          </table:table-cell>
          <table:table-cell office:value-type="float" office:value="613" calcext:value-type="float">
            <text:p>613</text:p>
          </table:table-cell>
          <table:table-cell table:formula="of:=(([.A506]-[.C506])^2 + ([.B506]-[.D506])^2)^0.5" office:value-type="float" office:value="81.0896671900927" calcext:value-type="float">
            <text:p>81.0896671901</text:p>
          </table:table-cell>
          <table:table-cell table:formula="of:=[.E506]+[.F506]" office:value-type="float" office:value="1219" calcext:value-type="float">
            <text:p>1219</text:p>
          </table:table-cell>
          <table:table-cell table:formula="of:=SQRT([.H506])" office:value-type="float" office:value="34.9141805001922" calcext:value-type="float">
            <text:p>34.9141805002</text:p>
          </table:table-cell>
          <table:table-cell/>
          <table:table-cell table:formula="of:=[.G506]/[.I506]" office:value-type="float" office:value="2.32254247495932" calcext:value-type="float">
            <text:p>2.322542475</text:p>
          </table:table-cell>
          <table:table-cell/>
        </table:table-row>
        <table:table-row table:style-name="ro1">
          <table:table-cell office:value-type="float" office:value="233.73" calcext:value-type="float">
            <text:p>233.73</text:p>
          </table:table-cell>
          <table:table-cell office:value-type="float" office:value="377.05" calcext:value-type="float">
            <text:p>377.05</text:p>
          </table:table-cell>
          <table:table-cell office:value-type="float" office:value="314.077" calcext:value-type="float">
            <text:p>314.077</text:p>
          </table:table-cell>
          <table:table-cell office:value-type="float" office:value="365.64" calcext:value-type="float">
            <text:p>365.64</text:p>
          </table:table-cell>
          <table:table-cell office:value-type="float" office:value="604" calcext:value-type="float">
            <text:p>604</text:p>
          </table:table-cell>
          <table:table-cell office:value-type="float" office:value="609" calcext:value-type="float">
            <text:p>609</text:p>
          </table:table-cell>
          <table:table-cell table:formula="of:=(([.A507]-[.C507])^2 + ([.B507]-[.D507])^2)^0.5" office:value-type="float" office:value="81.1531176788668" calcext:value-type="float">
            <text:p>81.1531176789</text:p>
          </table:table-cell>
          <table:table-cell table:formula="of:=[.E507]+[.F507]" office:value-type="float" office:value="1213" calcext:value-type="float">
            <text:p>1213</text:p>
          </table:table-cell>
          <table:table-cell table:formula="of:=SQRT([.H507])" office:value-type="float" office:value="34.828149534536" calcext:value-type="float">
            <text:p>34.8281495345</text:p>
          </table:table-cell>
          <table:table-cell/>
          <table:table-cell table:formula="of:=[.G507]/[.I507]" office:value-type="float" office:value="2.33010133364664" calcext:value-type="float">
            <text:p>2.3301013336</text:p>
          </table:table-cell>
          <table:table-cell/>
        </table:table-row>
        <table:table-row table:style-name="ro1">
          <table:table-cell office:value-type="float" office:value="233.716" calcext:value-type="float">
            <text:p>233.716</text:p>
          </table:table-cell>
          <table:table-cell office:value-type="float" office:value="377.015" calcext:value-type="float">
            <text:p>377.015</text:p>
          </table:table-cell>
          <table:table-cell office:value-type="float" office:value="314.162" calcext:value-type="float">
            <text:p>314.162</text:p>
          </table:table-cell>
          <table:table-cell office:value-type="float" office:value="365.599" calcext:value-type="float">
            <text:p>365.599</text:p>
          </table:table-cell>
          <table:table-cell office:value-type="float" office:value="603" calcext:value-type="float">
            <text:p>603</text:p>
          </table:table-cell>
          <table:table-cell office:value-type="float" office:value="618" calcext:value-type="float">
            <text:p>618</text:p>
          </table:table-cell>
          <table:table-cell table:formula="of:=(([.A508]-[.C508])^2 + ([.B508]-[.D508])^2)^0.5" office:value-type="float" office:value="81.2519782651475" calcext:value-type="float">
            <text:p>81.2519782651</text:p>
          </table:table-cell>
          <table:table-cell table:formula="of:=[.E508]+[.F508]" office:value-type="float" office:value="1221" calcext:value-type="float">
            <text:p>1221</text:p>
          </table:table-cell>
          <table:table-cell table:formula="of:=SQRT([.H508])" office:value-type="float" office:value="34.9428104193123" calcext:value-type="float">
            <text:p>34.9428104193</text:p>
          </table:table-cell>
          <table:table-cell/>
          <table:table-cell table:formula="of:=[.G508]/[.I508]" office:value-type="float" office:value="2.32528458043663" calcext:value-type="float">
            <text:p>2.3252845804</text:p>
          </table:table-cell>
          <table:table-cell/>
        </table:table-row>
        <table:table-row table:style-name="ro1">
          <table:table-cell office:value-type="float" office:value="233.684" calcext:value-type="float">
            <text:p>233.684</text:p>
          </table:table-cell>
          <table:table-cell office:value-type="float" office:value="377.044" calcext:value-type="float">
            <text:p>377.044</text:p>
          </table:table-cell>
          <table:table-cell office:value-type="float" office:value="314.331" calcext:value-type="float">
            <text:p>314.331</text:p>
          </table:table-cell>
          <table:table-cell office:value-type="float" office:value="365.562" calcext:value-type="float">
            <text:p>365.562</text:p>
          </table:table-cell>
          <table:table-cell office:value-type="float" office:value="607" calcext:value-type="float">
            <text:p>607</text:p>
          </table:table-cell>
          <table:table-cell office:value-type="float" office:value="628" calcext:value-type="float">
            <text:p>628</text:p>
          </table:table-cell>
          <table:table-cell table:formula="of:=(([.A509]-[.C509])^2 + ([.B509]-[.D509])^2)^0.5" office:value-type="float" office:value="81.4602659767325" calcext:value-type="float">
            <text:p>81.4602659767</text:p>
          </table:table-cell>
          <table:table-cell table:formula="of:=[.E509]+[.F509]" office:value-type="float" office:value="1235" calcext:value-type="float">
            <text:p>1235</text:p>
          </table:table-cell>
          <table:table-cell table:formula="of:=SQRT([.H509])" office:value-type="float" office:value="35.1425667816112" calcext:value-type="float">
            <text:p>35.1425667816</text:p>
          </table:table-cell>
          <table:table-cell/>
          <table:table-cell table:formula="of:=[.G509]/[.I509]" office:value-type="float" office:value="2.31799420010942" calcext:value-type="float">
            <text:p>2.3179942001</text:p>
          </table:table-cell>
          <table:table-cell/>
        </table:table-row>
        <table:table-row table:style-name="ro1">
          <table:table-cell office:value-type="float" office:value="233.779" calcext:value-type="float">
            <text:p>233.779</text:p>
          </table:table-cell>
          <table:table-cell office:value-type="float" office:value="376.584" calcext:value-type="float">
            <text:p>376.584</text:p>
          </table:table-cell>
          <table:table-cell office:value-type="float" office:value="314.389" calcext:value-type="float">
            <text:p>314.389</text:p>
          </table:table-cell>
          <table:table-cell office:value-type="float" office:value="365.286" calcext:value-type="float">
            <text:p>365.286</text:p>
          </table:table-cell>
          <table:table-cell table:number-columns-repeated="2" office:value-type="float" office:value="615" calcext:value-type="float">
            <text:p>615</text:p>
          </table:table-cell>
          <table:table-cell table:formula="of:=(([.A510]-[.C510])^2 + ([.B510]-[.D510])^2)^0.5" office:value-type="float" office:value="81.3978925034303" calcext:value-type="float">
            <text:p>81.3978925034</text:p>
          </table:table-cell>
          <table:table-cell table:formula="of:=[.E510]+[.F510]" office:value-type="float" office:value="1230" calcext:value-type="float">
            <text:p>1230</text:p>
          </table:table-cell>
          <table:table-cell table:formula="of:=SQRT([.H510])" office:value-type="float" office:value="35.0713558335004" calcext:value-type="float">
            <text:p>35.0713558335</text:p>
          </table:table-cell>
          <table:table-cell/>
          <table:table-cell table:formula="of:=[.G510]/[.I510]" office:value-type="float" office:value="2.32092231876814" calcext:value-type="float">
            <text:p>2.3209223188</text:p>
          </table:table-cell>
          <table:table-cell/>
        </table:table-row>
        <table:table-row table:style-name="ro1">
          <table:table-cell office:value-type="float" office:value="233.856" calcext:value-type="float">
            <text:p>233.856</text:p>
          </table:table-cell>
          <table:table-cell office:value-type="float" office:value="376.44" calcext:value-type="float">
            <text:p>376.44</text:p>
          </table:table-cell>
          <table:table-cell office:value-type="float" office:value="314.508" calcext:value-type="float">
            <text:p>314.508</text:p>
          </table:table-cell>
          <table:table-cell office:value-type="float" office:value="365.162" calcext:value-type="float">
            <text:p>365.162</text:p>
          </table:table-cell>
          <table:table-cell office:value-type="float" office:value="613" calcext:value-type="float">
            <text:p>613</text:p>
          </table:table-cell>
          <table:table-cell office:value-type="float" office:value="624" calcext:value-type="float">
            <text:p>624</text:p>
          </table:table-cell>
          <table:table-cell table:formula="of:=(([.A511]-[.C511])^2 + ([.B511]-[.D511])^2)^0.5" office:value-type="float" office:value="81.4367140054165" calcext:value-type="float">
            <text:p>81.4367140054</text:p>
          </table:table-cell>
          <table:table-cell table:formula="of:=[.E511]+[.F511]" office:value-type="float" office:value="1237" calcext:value-type="float">
            <text:p>1237</text:p>
          </table:table-cell>
          <table:table-cell table:formula="of:=SQRT([.H511])" office:value-type="float" office:value="35.1710107901379" calcext:value-type="float">
            <text:p>35.1710107901</text:p>
          </table:table-cell>
          <table:table-cell/>
          <table:table-cell table:formula="of:=[.G511]/[.I511]" office:value-type="float" office:value="2.31544991673232" calcext:value-type="float">
            <text:p>2.3154499167</text:p>
          </table:table-cell>
          <table:table-cell/>
        </table:table-row>
        <table:table-row table:style-name="ro1">
          <table:table-cell office:value-type="float" office:value="233.917" calcext:value-type="float">
            <text:p>233.917</text:p>
          </table:table-cell>
          <table:table-cell office:value-type="float" office:value="376.282" calcext:value-type="float">
            <text:p>376.282</text:p>
          </table:table-cell>
          <table:table-cell office:value-type="float" office:value="314.693" calcext:value-type="float">
            <text:p>314.693</text:p>
          </table:table-cell>
          <table:table-cell office:value-type="float" office:value="364.955" calcext:value-type="float">
            <text:p>364.955</text:p>
          </table:table-cell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([.A512]-[.C512])^2 + ([.B512]-[.D512])^2)^0.5" office:value-type="float" office:value="81.5663110910381" calcext:value-type="float">
            <text:p>81.566311091</text:p>
          </table:table-cell>
          <table:table-cell table:formula="of:=[.E512]+[.F512]" office:value-type="float" office:value="1238" calcext:value-type="float">
            <text:p>1238</text:p>
          </table:table-cell>
          <table:table-cell table:formula="of:=SQRT([.H512])" office:value-type="float" office:value="35.1852241715184" calcext:value-type="float">
            <text:p>35.1852241715</text:p>
          </table:table-cell>
          <table:table-cell/>
          <table:table-cell table:formula="of:=[.G512]/[.I512]" office:value-type="float" office:value="2.31819785184328" calcext:value-type="float">
            <text:p>2.318197851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5.879" calcext:value-type="float">
            <text:p>375.879</text:p>
          </table:table-cell>
          <table:table-cell office:value-type="float" office:value="314.649" calcext:value-type="float">
            <text:p>314.649</text:p>
          </table:table-cell>
          <table:table-cell office:value-type="float" office:value="364.278" calcext:value-type="float">
            <text:p>364.278</text:p>
          </table:table-cell>
          <table:table-cell office:value-type="float" office:value="618" calcext:value-type="float">
            <text:p>618</text:p>
          </table:table-cell>
          <table:table-cell office:value-type="float" office:value="627" calcext:value-type="float">
            <text:p>627</text:p>
          </table:table-cell>
          <table:table-cell table:formula="of:=(([.A513]-[.C513])^2 + ([.B513]-[.D513])^2)^0.5" office:value-type="float" office:value="81.4791040819669" calcext:value-type="float">
            <text:p>81.479104082</text:p>
          </table:table-cell>
          <table:table-cell table:formula="of:=[.E513]+[.F513]" office:value-type="float" office:value="1245" calcext:value-type="float">
            <text:p>1245</text:p>
          </table:table-cell>
          <table:table-cell table:formula="of:=SQRT([.H513])" office:value-type="float" office:value="35.2845575287547" calcext:value-type="float">
            <text:p>35.2845575288</text:p>
          </table:table-cell>
          <table:table-cell/>
          <table:table-cell table:formula="of:=[.G513]/[.I513]" office:value-type="float" office:value="2.30920010873217" calcext:value-type="float">
            <text:p>2.3092001087</text:p>
          </table:table-cell>
          <table:table-cell/>
        </table:table-row>
        <table:table-row table:style-name="ro1">
          <table:table-cell office:value-type="float" office:value="234.052" calcext:value-type="float">
            <text:p>234.052</text:p>
          </table:table-cell>
          <table:table-cell office:value-type="float" office:value="375.771" calcext:value-type="float">
            <text:p>375.771</text:p>
          </table:table-cell>
          <table:table-cell office:value-type="float" office:value="314.904" calcext:value-type="float">
            <text:p>314.904</text:p>
          </table:table-cell>
          <table:table-cell office:value-type="float" office:value="364.172" calcext:value-type="float">
            <text:p>364.172</text:p>
          </table:table-cell>
          <table:table-cell office:value-type="float" office:value="621" calcext:value-type="float">
            <text:p>621</text:p>
          </table:table-cell>
          <table:table-cell office:value-type="float" office:value="628" calcext:value-type="float">
            <text:p>628</text:p>
          </table:table-cell>
          <table:table-cell table:formula="of:=(([.A514]-[.C514])^2 + ([.B514]-[.D514])^2)^0.5" office:value-type="float" office:value="81.6797570086983" calcext:value-type="float">
            <text:p>81.6797570087</text:p>
          </table:table-cell>
          <table:table-cell table:formula="of:=[.E514]+[.F514]" office:value-type="float" office:value="1249" calcext:value-type="float">
            <text:p>1249</text:p>
          </table:table-cell>
          <table:table-cell table:formula="of:=SQRT([.H514])" office:value-type="float" office:value="35.3411940941446" calcext:value-type="float">
            <text:p>35.3411940941</text:p>
          </table:table-cell>
          <table:table-cell/>
          <table:table-cell table:formula="of:=[.G514]/[.I514]" office:value-type="float" office:value="2.31117705845234" calcext:value-type="float">
            <text:p>2.3111770585</text:p>
          </table:table-cell>
          <table:table-cell/>
        </table:table-row>
        <table:table-row table:style-name="ro1">
          <table:table-cell office:value-type="float" office:value="234.115" calcext:value-type="float">
            <text:p>234.115</text:p>
          </table:table-cell>
          <table:table-cell office:value-type="float" office:value="375.439" calcext:value-type="float">
            <text:p>375.439</text:p>
          </table:table-cell>
          <table:table-cell office:value-type="float" office:value="315.256" calcext:value-type="float">
            <text:p>315.256</text:p>
          </table:table-cell>
          <table:table-cell office:value-type="float" office:value="363.669" calcext:value-type="float">
            <text:p>363.669</text:p>
          </table:table-cell>
          <table:table-cell office:value-type="float" office:value="626" calcext:value-type="float">
            <text:p>626</text:p>
          </table:table-cell>
          <table:table-cell office:value-type="float" office:value="637" calcext:value-type="float">
            <text:p>637</text:p>
          </table:table-cell>
          <table:table-cell table:formula="of:=(([.A515]-[.C515])^2 + ([.B515]-[.D515])^2)^0.5" office:value-type="float" office:value="81.9902114950315" calcext:value-type="float">
            <text:p>81.990211495</text:p>
          </table:table-cell>
          <table:table-cell table:formula="of:=[.E515]+[.F515]" office:value-type="float" office:value="1263" calcext:value-type="float">
            <text:p>1263</text:p>
          </table:table-cell>
          <table:table-cell table:formula="of:=SQRT([.H515])" office:value-type="float" office:value="35.5387112878337" calcext:value-type="float">
            <text:p>35.5387112878</text:p>
          </table:table-cell>
          <table:table-cell/>
          <table:table-cell table:formula="of:=[.G515]/[.I515]" office:value-type="float" office:value="2.30706766013488" calcext:value-type="float">
            <text:p>2.3070676601</text:p>
          </table:table-cell>
          <table:table-cell/>
        </table:table-row>
        <table:table-row table:style-name="ro1">
          <table:table-cell office:value-type="float" office:value="234.288" calcext:value-type="float">
            <text:p>234.288</text:p>
          </table:table-cell>
          <table:table-cell office:value-type="float" office:value="374.738" calcext:value-type="float">
            <text:p>374.738</text:p>
          </table:table-cell>
          <table:table-cell office:value-type="float" office:value="315.349" calcext:value-type="float">
            <text:p>315.349</text:p>
          </table:table-cell>
          <table:table-cell office:value-type="float" office:value="363.168" calcext:value-type="float">
            <text:p>363.168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table:formula="of:=(([.A516]-[.C516])^2 + ([.B516]-[.D516])^2)^0.5" office:value-type="float" office:value="81.8825416129714" calcext:value-type="float">
            <text:p>81.882541613</text:p>
          </table:table-cell>
          <table:table-cell table:formula="of:=[.E516]+[.F516]" office:value-type="float" office:value="1257" calcext:value-type="float">
            <text:p>1257</text:p>
          </table:table-cell>
          <table:table-cell table:formula="of:=SQRT([.H516])" office:value-type="float" office:value="35.4541958024717" calcext:value-type="float">
            <text:p>35.4541958025</text:p>
          </table:table-cell>
          <table:table-cell/>
          <table:table-cell table:formula="of:=[.G516]/[.I516]" office:value-type="float" office:value="2.30953036050145" calcext:value-type="float">
            <text:p>2.3095303605</text:p>
          </table:table-cell>
          <table:table-cell/>
        </table:table-row>
        <table:table-row table:style-name="ro1">
          <table:table-cell office:value-type="float" office:value="234.361" calcext:value-type="float">
            <text:p>234.361</text:p>
          </table:table-cell>
          <table:table-cell office:value-type="float" office:value="374.434" calcext:value-type="float">
            <text:p>374.434</text:p>
          </table:table-cell>
          <table:table-cell office:value-type="float" office:value="315.574" calcext:value-type="float">
            <text:p>315.574</text:p>
          </table:table-cell>
          <table:table-cell office:value-type="float" office:value="362.833" calcext:value-type="float">
            <text:p>362.833</text:p>
          </table:table-cell>
          <table:table-cell office:value-type="float" office:value="632" calcext:value-type="float">
            <text:p>632</text:p>
          </table:table-cell>
          <table:table-cell office:value-type="float" office:value="627" calcext:value-type="float">
            <text:p>627</text:p>
          </table:table-cell>
          <table:table-cell table:formula="of:=(([.A517]-[.C517])^2 + ([.B517]-[.D517])^2)^0.5" office:value-type="float" office:value="82.0373973868016" calcext:value-type="float">
            <text:p>82.0373973868</text:p>
          </table:table-cell>
          <table:table-cell table:formula="of:=[.E517]+[.F517]" office:value-type="float" office:value="1259" calcext:value-type="float">
            <text:p>1259</text:p>
          </table:table-cell>
          <table:table-cell table:formula="of:=SQRT([.H517])" office:value-type="float" office:value="35.4823899984203" calcext:value-type="float">
            <text:p>35.4823899984</text:p>
          </table:table-cell>
          <table:table-cell/>
          <table:table-cell table:formula="of:=[.G517]/[.I517]" office:value-type="float" office:value="2.31205951432397" calcext:value-type="float">
            <text:p>2.3120595143</text:p>
          </table:table-cell>
          <table:table-cell/>
        </table:table-row>
        <table:table-row table:style-name="ro1">
          <table:table-cell office:value-type="float" office:value="234.323" calcext:value-type="float">
            <text:p>234.323</text:p>
          </table:table-cell>
          <table:table-cell office:value-type="float" office:value="373.761" calcext:value-type="float">
            <text:p>373.761</text:p>
          </table:table-cell>
          <table:table-cell office:value-type="float" office:value="315.787" calcext:value-type="float">
            <text:p>315.787</text:p>
          </table:table-cell>
          <table:table-cell office:value-type="float" office:value="362.13" calcext:value-type="float">
            <text:p>362.13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table:formula="of:=(([.A518]-[.C518])^2 + ([.B518]-[.D518])^2)^0.5" office:value-type="float" office:value="82.2901176144499" calcext:value-type="float">
            <text:p>82.2901176144</text:p>
          </table:table-cell>
          <table:table-cell table:formula="of:=[.E518]+[.F518]" office:value-type="float" office:value="1264" calcext:value-type="float">
            <text:p>1264</text:p>
          </table:table-cell>
          <table:table-cell table:formula="of:=SQRT([.H518])" office:value-type="float" office:value="35.5527776692624" calcext:value-type="float">
            <text:p>35.5527776693</text:p>
          </table:table-cell>
          <table:table-cell/>
          <table:table-cell table:formula="of:=[.G518]/[.I518]" office:value-type="float" office:value="2.31459039234493" calcext:value-type="float">
            <text:p>2.3145903923</text:p>
          </table:table-cell>
          <table:table-cell/>
        </table:table-row>
        <table:table-row table:style-name="ro1">
          <table:table-cell office:value-type="float" office:value="234.346" calcext:value-type="float">
            <text:p>234.346</text:p>
          </table:table-cell>
          <table:table-cell office:value-type="float" office:value="373.351" calcext:value-type="float">
            <text:p>373.351</text:p>
          </table:table-cell>
          <table:table-cell office:value-type="float" office:value="315.776" calcext:value-type="float">
            <text:p>315.776</text:p>
          </table:table-cell>
          <table:table-cell office:value-type="float" office:value="361.393" calcext:value-type="float">
            <text:p>361.393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formula="of:=(([.A519]-[.C519])^2 + ([.B519]-[.D519])^2)^0.5" office:value-type="float" office:value="82.3033332496321" calcext:value-type="float">
            <text:p>82.3033332496</text:p>
          </table:table-cell>
          <table:table-cell table:formula="of:=[.E519]+[.F519]" office:value-type="float" office:value="1275" calcext:value-type="float">
            <text:p>1275</text:p>
          </table:table-cell>
          <table:table-cell table:formula="of:=SQRT([.H519])" office:value-type="float" office:value="35.7071421427142" calcext:value-type="float">
            <text:p>35.7071421427</text:p>
          </table:table-cell>
          <table:table-cell/>
          <table:table-cell table:formula="of:=[.G519]/[.I519]" office:value-type="float" office:value="2.3049543679716" calcext:value-type="float">
            <text:p>2.304954368</text:p>
          </table:table-cell>
          <table:table-cell/>
        </table:table-row>
        <table:table-row table:style-name="ro1">
          <table:table-cell office:value-type="float" office:value="234.209" calcext:value-type="float">
            <text:p>234.209</text:p>
          </table:table-cell>
          <table:table-cell office:value-type="float" office:value="372.737" calcext:value-type="float">
            <text:p>372.737</text:p>
          </table:table-cell>
          <table:table-cell office:value-type="float" office:value="315.842" calcext:value-type="float">
            <text:p>315.842</text:p>
          </table:table-cell>
          <table:table-cell office:value-type="float" office:value="360.776" calcext:value-type="float">
            <text:p>360.776</text:p>
          </table:table-cell>
          <table:table-cell office:value-type="float" office:value="635" calcext:value-type="float">
            <text:p>635</text:p>
          </table:table-cell>
          <table:table-cell office:value-type="float" office:value="639" calcext:value-type="float">
            <text:p>639</text:p>
          </table:table-cell>
          <table:table-cell table:formula="of:=(([.A520]-[.C520])^2 + ([.B520]-[.D520])^2)^0.5" office:value-type="float" office:value="82.5046193252232" calcext:value-type="float">
            <text:p>82.5046193252</text:p>
          </table:table-cell>
          <table:table-cell table:formula="of:=[.E520]+[.F520]" office:value-type="float" office:value="1274" calcext:value-type="float">
            <text:p>1274</text:p>
          </table:table-cell>
          <table:table-cell table:formula="of:=SQRT([.H520])" office:value-type="float" office:value="35.6931365951495" calcext:value-type="float">
            <text:p>35.6931365951</text:p>
          </table:table-cell>
          <table:table-cell/>
          <table:table-cell table:formula="of:=[.G520]/[.I520]" office:value-type="float" office:value="2.31149815330141" calcext:value-type="float">
            <text:p>2.3114981533</text:p>
          </table:table-cell>
          <table:table-cell/>
        </table:table-row>
        <table:table-row table:style-name="ro1">
          <table:table-cell office:value-type="float" office:value="234.266" calcext:value-type="float">
            <text:p>234.266</text:p>
          </table:table-cell>
          <table:table-cell office:value-type="float" office:value="372.294" calcext:value-type="float">
            <text:p>372.294</text:p>
          </table:table-cell>
          <table:table-cell office:value-type="float" office:value="316.152" calcext:value-type="float">
            <text:p>316.152</text:p>
          </table:table-cell>
          <table:table-cell office:value-type="float" office:value="360.282" calcext:value-type="float">
            <text:p>360.282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formula="of:=(([.A521]-[.C521])^2 + ([.B521]-[.D521])^2)^0.5" office:value-type="float" office:value="82.7623413153591" calcext:value-type="float">
            <text:p>82.7623413154</text:p>
          </table:table-cell>
          <table:table-cell table:formula="of:=[.E521]+[.F521]" office:value-type="float" office:value="1275" calcext:value-type="float">
            <text:p>1275</text:p>
          </table:table-cell>
          <table:table-cell table:formula="of:=SQRT([.H521])" office:value-type="float" office:value="35.7071421427142" calcext:value-type="float">
            <text:p>35.7071421427</text:p>
          </table:table-cell>
          <table:table-cell/>
          <table:table-cell table:formula="of:=[.G521]/[.I521]" office:value-type="float" office:value="2.31780916502852" calcext:value-type="float">
            <text:p>2.317809165</text:p>
          </table:table-cell>
          <table:table-cell/>
        </table:table-row>
        <table:table-row table:style-name="ro1">
          <table:table-cell office:value-type="float" office:value="234.234" calcext:value-type="float">
            <text:p>234.234</text:p>
          </table:table-cell>
          <table:table-cell office:value-type="float" office:value="371.47" calcext:value-type="float">
            <text:p>371.47</text:p>
          </table:table-cell>
          <table:table-cell office:value-type="float" office:value="316.219" calcext:value-type="float">
            <text:p>316.219</text:p>
          </table:table-cell>
          <table:table-cell office:value-type="float" office:value="359.553" calcext:value-type="float">
            <text:p>359.553</text:p>
          </table:table-cell>
          <table:table-cell office:value-type="float" office:value="636" calcext:value-type="float">
            <text:p>636</text:p>
          </table:table-cell>
          <table:table-cell office:value-type="float" office:value="649" calcext:value-type="float">
            <text:p>649</text:p>
          </table:table-cell>
          <table:table-cell table:formula="of:=(([.A522]-[.C522])^2 + ([.B522]-[.D522])^2)^0.5" office:value-type="float" office:value="82.8465757530147" calcext:value-type="float">
            <text:p>82.846575753</text:p>
          </table:table-cell>
          <table:table-cell table:formula="of:=[.E522]+[.F522]" office:value-type="float" office:value="1285" calcext:value-type="float">
            <text:p>1285</text:p>
          </table:table-cell>
          <table:table-cell table:formula="of:=SQRT([.H522])" office:value-type="float" office:value="35.8468966578698" calcext:value-type="float">
            <text:p>35.8468966579</text:p>
          </table:table-cell>
          <table:table-cell/>
          <table:table-cell table:formula="of:=[.G522]/[.I522]" office:value-type="float" office:value="2.31112267663557" calcext:value-type="float">
            <text:p>2.3111226766</text:p>
          </table:table-cell>
          <table:table-cell/>
        </table:table-row>
        <table:table-row table:style-name="ro1">
          <table:table-cell office:value-type="float" office:value="234.187" calcext:value-type="float">
            <text:p>234.187</text:p>
          </table:table-cell>
          <table:table-cell office:value-type="float" office:value="371.05" calcext:value-type="float">
            <text:p>371.05</text:p>
          </table:table-cell>
          <table:table-cell office:value-type="float" office:value="316.363" calcext:value-type="float">
            <text:p>316.363</text:p>
          </table:table-cell>
          <table:table-cell office:value-type="float" office:value="358.969" calcext:value-type="float">
            <text:p>358.969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table:formula="of:=(([.A523]-[.C523])^2 + ([.B523]-[.D523])^2)^0.5" office:value-type="float" office:value="83.0592892878334" calcext:value-type="float">
            <text:p>83.0592892878</text:p>
          </table:table-cell>
          <table:table-cell table:formula="of:=[.E523]+[.F523]" office:value-type="float" office:value="1285" calcext:value-type="float">
            <text:p>1285</text:p>
          </table:table-cell>
          <table:table-cell table:formula="of:=SQRT([.H523])" office:value-type="float" office:value="35.8468966578698" calcext:value-type="float">
            <text:p>35.8468966579</text:p>
          </table:table-cell>
          <table:table-cell/>
          <table:table-cell table:formula="of:=[.G523]/[.I523]" office:value-type="float" office:value="2.31705662223897" calcext:value-type="float">
            <text:p>2.3170566222</text:p>
          </table:table-cell>
          <table:table-cell/>
        </table:table-row>
        <table:table-row table:style-name="ro1">
          <table:table-cell office:value-type="float" office:value="234.092" calcext:value-type="float">
            <text:p>234.092</text:p>
          </table:table-cell>
          <table:table-cell office:value-type="float" office:value="370.444" calcext:value-type="float">
            <text:p>370.444</text:p>
          </table:table-cell>
          <table:table-cell office:value-type="float" office:value="316.326" calcext:value-type="float">
            <text:p>316.326</text:p>
          </table:table-cell>
          <table:table-cell office:value-type="float" office:value="358.32" calcext:value-type="float">
            <text:p>358.32</text:p>
          </table:table-cell>
          <table:table-cell office:value-type="float" office:value="639" calcext:value-type="float">
            <text:p>639</text:p>
          </table:table-cell>
          <table:table-cell office:value-type="float" office:value="663" calcext:value-type="float">
            <text:p>663</text:p>
          </table:table-cell>
          <table:table-cell table:formula="of:=(([.A524]-[.C524])^2 + ([.B524]-[.D524])^2)^0.5" office:value-type="float" office:value="83.1229338510137" calcext:value-type="float">
            <text:p>83.122933851</text:p>
          </table:table-cell>
          <table:table-cell table:formula="of:=[.E524]+[.F524]" office:value-type="float" office:value="1302" calcext:value-type="float">
            <text:p>1302</text:p>
          </table:table-cell>
          <table:table-cell table:formula="of:=SQRT([.H524])" office:value-type="float" office:value="36.0832371053374" calcext:value-type="float">
            <text:p>36.0832371053</text:p>
          </table:table-cell>
          <table:table-cell/>
          <table:table-cell table:formula="of:=[.G524]/[.I524]" office:value-type="float" office:value="2.30364403305484" calcext:value-type="float">
            <text:p>2.3036440331</text:p>
          </table:table-cell>
          <table:table-cell/>
        </table:table-row>
        <table:table-row table:style-name="ro1">
          <table:table-cell office:value-type="float" office:value="233.717" calcext:value-type="float">
            <text:p>233.717</text:p>
          </table:table-cell>
          <table:table-cell office:value-type="float" office:value="369.946" calcext:value-type="float">
            <text:p>369.946</text:p>
          </table:table-cell>
          <table:table-cell office:value-type="float" office:value="316.371" calcext:value-type="float">
            <text:p>316.371</text:p>
          </table:table-cell>
          <table:table-cell office:value-type="float" office:value="357.788" calcext:value-type="float">
            <text:p>357.788</text:p>
          </table:table-cell>
          <table:table-cell office:value-type="float" office:value="647" calcext:value-type="float">
            <text:p>647</text:p>
          </table:table-cell>
          <table:table-cell office:value-type="float" office:value="645" calcext:value-type="float">
            <text:p>645</text:p>
          </table:table-cell>
          <table:table-cell table:formula="of:=(([.A525]-[.C525])^2 + ([.B525]-[.D525])^2)^0.5" office:value-type="float" office:value="83.5434059636067" calcext:value-type="float">
            <text:p>83.5434059636</text:p>
          </table:table-cell>
          <table:table-cell table:formula="of:=[.E525]+[.F525]" office:value-type="float" office:value="1292" calcext:value-type="float">
            <text:p>1292</text:p>
          </table:table-cell>
          <table:table-cell table:formula="of:=SQRT([.H525])" office:value-type="float" office:value="35.9444015112229" calcext:value-type="float">
            <text:p>35.9444015112</text:p>
          </table:table-cell>
          <table:table-cell/>
          <table:table-cell table:formula="of:=[.G525]/[.I525]" office:value-type="float" office:value="2.32423972722211" calcext:value-type="float">
            <text:p>2.3242397272</text:p>
          </table:table-cell>
          <table:table-cell/>
        </table:table-row>
        <table:table-row table:style-name="ro1">
          <table:table-cell office:value-type="float" office:value="233.485" calcext:value-type="float">
            <text:p>233.485</text:p>
          </table:table-cell>
          <table:table-cell office:value-type="float" office:value="369.471" calcext:value-type="float">
            <text:p>369.471</text:p>
          </table:table-cell>
          <table:table-cell office:value-type="float" office:value="316.206" calcext:value-type="float">
            <text:p>316.206</text:p>
          </table:table-cell>
          <table:table-cell office:value-type="float" office:value="357.288" calcext:value-type="float">
            <text:p>357.288</text:p>
          </table:table-cell>
          <table:table-cell office:value-type="float" office:value="639" calcext:value-type="float">
            <text:p>639</text:p>
          </table:table-cell>
          <table:table-cell office:value-type="float" office:value="660" calcext:value-type="float">
            <text:p>660</text:p>
          </table:table-cell>
          <table:table-cell table:formula="of:=(([.A526]-[.C526])^2 + ([.B526]-[.D526])^2)^0.5" office:value-type="float" office:value="83.6133322503056" calcext:value-type="float">
            <text:p>83.6133322503</text:p>
          </table:table-cell>
          <table:table-cell table:formula="of:=[.E526]+[.F526]" office:value-type="float" office:value="1299" calcext:value-type="float">
            <text:p>1299</text:p>
          </table:table-cell>
          <table:table-cell table:formula="of:=SQRT([.H526])" office:value-type="float" office:value="36.0416425818802" calcext:value-type="float">
            <text:p>36.0416425819</text:p>
          </table:table-cell>
          <table:table-cell/>
          <table:table-cell table:formula="of:=[.G526]/[.I526]" office:value-type="float" office:value="2.31990903467707" calcext:value-type="float">
            <text:p>2.3199090347</text:p>
          </table:table-cell>
          <table:table-cell/>
        </table:table-row>
        <table:table-row table:style-name="ro1">
          <table:table-cell office:value-type="float" office:value="233.098" calcext:value-type="float">
            <text:p>233.098</text:p>
          </table:table-cell>
          <table:table-cell office:value-type="float" office:value="369.028" calcext:value-type="float">
            <text:p>369.028</text:p>
          </table:table-cell>
          <table:table-cell office:value-type="float" office:value="315.885" calcext:value-type="float">
            <text:p>315.885</text:p>
          </table:table-cell>
          <table:table-cell office:value-type="float" office:value="356.746" calcext:value-type="float">
            <text:p>356.746</text:p>
          </table:table-cell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table:formula="of:=(([.A527]-[.C527])^2 + ([.B527]-[.D527])^2)^0.5" office:value-type="float" office:value="83.6930994347802" calcext:value-type="float">
            <text:p>83.6930994348</text:p>
          </table:table-cell>
          <table:table-cell table:formula="of:=[.E527]+[.F527]" office:value-type="float" office:value="1298" calcext:value-type="float">
            <text:p>1298</text:p>
          </table:table-cell>
          <table:table-cell table:formula="of:=SQRT([.H527])" office:value-type="float" office:value="36.0277670693036" calcext:value-type="float">
            <text:p>36.0277670693</text:p>
          </table:table-cell>
          <table:table-cell/>
          <table:table-cell table:formula="of:=[.G527]/[.I527]" office:value-type="float" office:value="2.32301655758423" calcext:value-type="float">
            <text:p>2.3230165576</text:p>
          </table:table-cell>
          <table:table-cell/>
        </table:table-row>
        <table:table-row table:style-name="ro1">
          <table:table-cell office:value-type="float" office:value="232.519" calcext:value-type="float">
            <text:p>232.519</text:p>
          </table:table-cell>
          <table:table-cell office:value-type="float" office:value="368.829" calcext:value-type="float">
            <text:p>368.829</text:p>
          </table:table-cell>
          <table:table-cell office:value-type="float" office:value="315.595" calcext:value-type="float">
            <text:p>315.595</text:p>
          </table:table-cell>
          <table:table-cell office:value-type="float" office:value="356.311" calcext:value-type="float">
            <text:p>356.311</text:p>
          </table:table-cell>
          <table:table-cell office:value-type="float" office:value="649" calcext:value-type="float">
            <text:p>649</text:p>
          </table:table-cell>
          <table:table-cell office:value-type="float" office:value="659" calcext:value-type="float">
            <text:p>659</text:p>
          </table:table-cell>
          <table:table-cell table:formula="of:=(([.A528]-[.C528])^2 + ([.B528]-[.D528])^2)^0.5" office:value-type="float" office:value="84.0138208868041" calcext:value-type="float">
            <text:p>84.0138208868</text:p>
          </table:table-cell>
          <table:table-cell table:formula="of:=[.E528]+[.F528]" office:value-type="float" office:value="1308" calcext:value-type="float">
            <text:p>1308</text:p>
          </table:table-cell>
          <table:table-cell table:formula="of:=SQRT([.H528])" office:value-type="float" office:value="36.1662826400502" calcext:value-type="float">
            <text:p>36.1662826401</text:p>
          </table:table-cell>
          <table:table-cell/>
          <table:table-cell table:formula="of:=[.G528]/[.I528]" office:value-type="float" office:value="2.32298745555253" calcext:value-type="float">
            <text:p>2.3229874556</text:p>
          </table:table-cell>
          <table:table-cell/>
        </table:table-row>
        <table:table-row table:style-name="ro1">
          <table:table-cell office:value-type="float" office:value="231.781" calcext:value-type="float">
            <text:p>231.781</text:p>
          </table:table-cell>
          <table:table-cell office:value-type="float" office:value="368.214" calcext:value-type="float">
            <text:p>368.214</text:p>
          </table:table-cell>
          <table:table-cell office:value-type="float" office:value="315.03" calcext:value-type="float">
            <text:p>315.03</text:p>
          </table:table-cell>
          <table:table-cell office:value-type="float" office:value="355.671" calcext:value-type="float">
            <text:p>355.671</text:p>
          </table:table-cell>
          <table:table-cell office:value-type="float" office:value="654" calcext:value-type="float">
            <text:p>654</text:p>
          </table:table-cell>
          <table:table-cell office:value-type="float" office:value="665" calcext:value-type="float">
            <text:p>665</text:p>
          </table:table-cell>
          <table:table-cell table:formula="of:=(([.A529]-[.C529])^2 + ([.B529]-[.D529])^2)^0.5" office:value-type="float" office:value="84.1886147290713" calcext:value-type="float">
            <text:p>84.1886147291</text:p>
          </table:table-cell>
          <table:table-cell table:formula="of:=[.E529]+[.F529]" office:value-type="float" office:value="1319" calcext:value-type="float">
            <text:p>1319</text:p>
          </table:table-cell>
          <table:table-cell table:formula="of:=SQRT([.H529])" office:value-type="float" office:value="36.3180395946698" calcext:value-type="float">
            <text:p>36.3180395947</text:p>
          </table:table-cell>
          <table:table-cell/>
          <table:table-cell table:formula="of:=[.G529]/[.I529]" office:value-type="float" office:value="2.31809358843882" calcext:value-type="float">
            <text:p>2.3180935884</text:p>
          </table:table-cell>
          <table:table-cell/>
        </table:table-row>
        <table:table-row table:style-name="ro1">
          <table:table-cell office:value-type="float" office:value="231.309" calcext:value-type="float">
            <text:p>231.309</text:p>
          </table:table-cell>
          <table:table-cell office:value-type="float" office:value="367.742" calcext:value-type="float">
            <text:p>367.742</text:p>
          </table:table-cell>
          <table:table-cell office:value-type="float" office:value="314.73" calcext:value-type="float">
            <text:p>314.73</text:p>
          </table:table-cell>
          <table:table-cell office:value-type="float" office:value="355.46" calcext:value-type="float">
            <text:p>355.46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table:formula="of:=(([.A530]-[.C530])^2 + ([.B530]-[.D530])^2)^0.5" office:value-type="float" office:value="84.3202867938672" calcext:value-type="float">
            <text:p>84.3202867939</text:p>
          </table:table-cell>
          <table:table-cell table:formula="of:=[.E530]+[.F530]" office:value-type="float" office:value="1310" calcext:value-type="float">
            <text:p>1310</text:p>
          </table:table-cell>
          <table:table-cell table:formula="of:=SQRT([.H530])" office:value-type="float" office:value="36.1939221417077" calcext:value-type="float">
            <text:p>36.1939221417</text:p>
          </table:table-cell>
          <table:table-cell/>
          <table:table-cell table:formula="of:=[.G530]/[.I530]" office:value-type="float" office:value="2.32968083601809" calcext:value-type="float">
            <text:p>2.329680836</text:p>
          </table:table-cell>
          <table:table-cell/>
        </table:table-row>
        <table:table-row table:style-name="ro1">
          <table:table-cell office:value-type="float" office:value="230.599" calcext:value-type="float">
            <text:p>230.599</text:p>
          </table:table-cell>
          <table:table-cell office:value-type="float" office:value="367.029" calcext:value-type="float">
            <text:p>367.029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54.608" calcext:value-type="float">
            <text:p>354.608</text:p>
          </table:table-cell>
          <table:table-cell office:value-type="float" office:value="653" calcext:value-type="float">
            <text:p>653</text:p>
          </table:table-cell>
          <table:table-cell office:value-type="float" office:value="663" calcext:value-type="float">
            <text:p>663</text:p>
          </table:table-cell>
          <table:table-cell table:formula="of:=(([.A531]-[.C531])^2 + ([.B531]-[.D531])^2)^0.5" office:value-type="float" office:value="84.4613171221003" calcext:value-type="float">
            <text:p>84.4613171221</text:p>
          </table:table-cell>
          <table:table-cell table:formula="of:=[.E531]+[.F531]" office:value-type="float" office:value="1316" calcext:value-type="float">
            <text:p>1316</text:p>
          </table:table-cell>
          <table:table-cell table:formula="of:=SQRT([.H531])" office:value-type="float" office:value="36.2767142944341" calcext:value-type="float">
            <text:p>36.2767142944</text:p>
          </table:table-cell>
          <table:table-cell/>
          <table:table-cell table:formula="of:=[.G531]/[.I531]" office:value-type="float" office:value="2.32825157307753" calcext:value-type="float">
            <text:p>2.3282515731</text:p>
          </table:table-cell>
          <table:table-cell/>
        </table:table-row>
        <table:table-row table:style-name="ro1">
          <table:table-cell office:value-type="float" office:value="230.019" calcext:value-type="float">
            <text:p>230.019</text:p>
          </table:table-cell>
          <table:table-cell office:value-type="float" office:value="366.55" calcext:value-type="float">
            <text:p>366.55</text:p>
          </table:table-cell>
          <table:table-cell office:value-type="float" office:value="313.873" calcext:value-type="float">
            <text:p>313.873</text:p>
          </table:table-cell>
          <table:table-cell office:value-type="float" office:value="354.035" calcext:value-type="float">
            <text:p>354.035</text:p>
          </table:table-cell>
          <table:table-cell office:value-type="float" office:value="646" calcext:value-type="float">
            <text:p>646</text:p>
          </table:table-cell>
          <table:table-cell office:value-type="float" office:value="663" calcext:value-type="float">
            <text:p>663</text:p>
          </table:table-cell>
          <table:table-cell table:formula="of:=(([.A532]-[.C532])^2 + ([.B532]-[.D532])^2)^0.5" office:value-type="float" office:value="84.7827726663855" calcext:value-type="float">
            <text:p>84.7827726664</text:p>
          </table:table-cell>
          <table:table-cell table:formula="of:=[.E532]+[.F532]" office:value-type="float" office:value="1309" calcext:value-type="float">
            <text:p>1309</text:p>
          </table:table-cell>
          <table:table-cell table:formula="of:=SQRT([.H532])" office:value-type="float" office:value="36.1801050302511" calcext:value-type="float">
            <text:p>36.1801050303</text:p>
          </table:table-cell>
          <table:table-cell/>
          <table:table-cell table:formula="of:=[.G532]/[.I532]" office:value-type="float" office:value="2.34335341468734" calcext:value-type="float">
            <text:p>2.3433534147</text:p>
          </table:table-cell>
          <table:table-cell/>
        </table:table-row>
        <table:table-row table:style-name="ro1">
          <table:table-cell office:value-type="float" office:value="229.357" calcext:value-type="float">
            <text:p>229.357</text:p>
          </table:table-cell>
          <table:table-cell office:value-type="float" office:value="365.959" calcext:value-type="float">
            <text:p>365.959</text:p>
          </table:table-cell>
          <table:table-cell office:value-type="float" office:value="313.325" calcext:value-type="float">
            <text:p>313.325</text:p>
          </table:table-cell>
          <table:table-cell office:value-type="float" office:value="353.392" calcext:value-type="float">
            <text:p>353.392</text:p>
          </table:table-cell>
          <table:table-cell office:value-type="float" office:value="656" calcext:value-type="float">
            <text:p>656</text:p>
          </table:table-cell>
          <table:table-cell office:value-type="float" office:value="664" calcext:value-type="float">
            <text:p>664</text:p>
          </table:table-cell>
          <table:table-cell table:formula="of:=(([.A533]-[.C533])^2 + ([.B533]-[.D533])^2)^0.5" office:value-type="float" office:value="84.9032067297814" calcext:value-type="float">
            <text:p>84.9032067298</text:p>
          </table:table-cell>
          <table:table-cell table:formula="of:=[.E533]+[.F533]" office:value-type="float" office:value="1320" calcext:value-type="float">
            <text:p>1320</text:p>
          </table:table-cell>
          <table:table-cell table:formula="of:=SQRT([.H533])" office:value-type="float" office:value="36.3318042491699" calcext:value-type="float">
            <text:p>36.3318042492</text:p>
          </table:table-cell>
          <table:table-cell/>
          <table:table-cell table:formula="of:=[.G533]/[.I533]" office:value-type="float" office:value="2.33688385381305" calcext:value-type="float">
            <text:p>2.3368838538</text:p>
          </table:table-cell>
          <table:table-cell/>
        </table:table-row>
        <table:table-row table:style-name="ro1">
          <table:table-cell office:value-type="float" office:value="228.789" calcext:value-type="float">
            <text:p>228.789</text:p>
          </table:table-cell>
          <table:table-cell office:value-type="float" office:value="365.254" calcext:value-type="float">
            <text:p>365.254</text:p>
          </table:table-cell>
          <table:table-cell office:value-type="float" office:value="312.978" calcext:value-type="float">
            <text:p>312.978</text:p>
          </table:table-cell>
          <table:table-cell office:value-type="float" office:value="352.662" calcext:value-type="float">
            <text:p>352.662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table:formula="of:=(([.A534]-[.C534])^2 + ([.B534]-[.D534])^2)^0.5" office:value-type="float" office:value="85.1254731851753" calcext:value-type="float">
            <text:p>85.1254731852</text:p>
          </table:table-cell>
          <table:table-cell table:formula="of:=[.E534]+[.F534]" office:value-type="float" office:value="1326" calcext:value-type="float">
            <text:p>1326</text:p>
          </table:table-cell>
          <table:table-cell table:formula="of:=SQRT([.H534])" office:value-type="float" office:value="36.4142829120662" calcext:value-type="float">
            <text:p>36.4142829121</text:p>
          </table:table-cell>
          <table:table-cell/>
          <table:table-cell table:formula="of:=[.G534]/[.I534]" office:value-type="float" office:value="2.33769461809086" calcext:value-type="float">
            <text:p>2.3376946181</text:p>
          </table:table-cell>
          <table:table-cell/>
        </table:table-row>
        <table:table-row table:style-name="ro1">
          <table:table-cell office:value-type="float" office:value="228.253" calcext:value-type="float">
            <text:p>228.253</text:p>
          </table:table-cell>
          <table:table-cell office:value-type="float" office:value="364.543" calcext:value-type="float">
            <text:p>364.543</text:p>
          </table:table-cell>
          <table:table-cell office:value-type="float" office:value="312.656" calcext:value-type="float">
            <text:p>312.656</text:p>
          </table:table-cell>
          <table:table-cell office:value-type="float" office:value="352.051" calcext:value-type="float">
            <text:p>352.051</text:p>
          </table:table-cell>
          <table:table-cell office:value-type="float" office:value="676" calcext:value-type="float">
            <text:p>676</text:p>
          </table:table-cell>
          <table:table-cell office:value-type="float" office:value="671" calcext:value-type="float">
            <text:p>671</text:p>
          </table:table-cell>
          <table:table-cell table:formula="of:=(([.A535]-[.C535])^2 + ([.B535]-[.D535])^2)^0.5" office:value-type="float" office:value="85.3224265536324" calcext:value-type="float">
            <text:p>85.3224265536</text:p>
          </table:table-cell>
          <table:table-cell table:formula="of:=[.E535]+[.F535]" office:value-type="float" office:value="1347" calcext:value-type="float">
            <text:p>1347</text:p>
          </table:table-cell>
          <table:table-cell table:formula="of:=SQRT([.H535])" office:value-type="float" office:value="36.7014986070051" calcext:value-type="float">
            <text:p>36.701498607</text:p>
          </table:table-cell>
          <table:table-cell/>
          <table:table-cell table:formula="of:=[.G535]/[.I535]" office:value-type="float" office:value="2.3247668294762" calcext:value-type="float">
            <text:p>2.3247668295</text:p>
          </table:table-cell>
          <table:table-cell/>
        </table:table-row>
        <table:table-row table:style-name="ro1">
          <table:table-cell office:value-type="float" office:value="227.709" calcext:value-type="float">
            <text:p>227.709</text:p>
          </table:table-cell>
          <table:table-cell office:value-type="float" office:value="363.895" calcext:value-type="float">
            <text:p>363.895</text:p>
          </table:table-cell>
          <table:table-cell office:value-type="float" office:value="312.322" calcext:value-type="float">
            <text:p>312.322</text:p>
          </table:table-cell>
          <table:table-cell office:value-type="float" office:value="351.369" calcext:value-type="float">
            <text:p>351.369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table:formula="of:=(([.A536]-[.C536])^2 + ([.B536]-[.D536])^2)^0.5" office:value-type="float" office:value="85.5351415793532" calcext:value-type="float">
            <text:p>85.5351415794</text:p>
          </table:table-cell>
          <table:table-cell table:formula="of:=[.E536]+[.F536]" office:value-type="float" office:value="1341" calcext:value-type="float">
            <text:p>1341</text:p>
          </table:table-cell>
          <table:table-cell table:formula="of:=SQRT([.H536])" office:value-type="float" office:value="36.6196668472011" calcext:value-type="float">
            <text:p>36.6196668472</text:p>
          </table:table-cell>
          <table:table-cell/>
          <table:table-cell table:formula="of:=[.G536]/[.I536]" office:value-type="float" office:value="2.33577061026405" calcext:value-type="float">
            <text:p>2.3357706103</text:p>
          </table:table-cell>
          <table:table-cell/>
        </table:table-row>
        <table:table-row table:style-name="ro1">
          <table:table-cell office:value-type="float" office:value="227.043" calcext:value-type="float">
            <text:p>227.043</text:p>
          </table:table-cell>
          <table:table-cell office:value-type="float" office:value="363.066" calcext:value-type="float">
            <text:p>363.066</text:p>
          </table:table-cell>
          <table:table-cell office:value-type="float" office:value="312.019" calcext:value-type="float">
            <text:p>312.019</text:p>
          </table:table-cell>
          <table:table-cell office:value-type="float" office:value="350.607" calcext:value-type="float">
            <text:p>350.607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 table:formula="of:=(([.A537]-[.C537])^2 + ([.B537]-[.D537])^2)^0.5" office:value-type="float" office:value="85.8844995153374" calcext:value-type="float">
            <text:p>85.8844995153</text:p>
          </table:table-cell>
          <table:table-cell table:formula="of:=[.E537]+[.F537]" office:value-type="float" office:value="1344" calcext:value-type="float">
            <text:p>1344</text:p>
          </table:table-cell>
          <table:table-cell table:formula="of:=SQRT([.H537])" office:value-type="float" office:value="36.6606055596467" calcext:value-type="float">
            <text:p>36.6606055596</text:p>
          </table:table-cell>
          <table:table-cell/>
          <table:table-cell table:formula="of:=[.G537]/[.I537]" office:value-type="float" office:value="2.34269178602638" calcext:value-type="float">
            <text:p>2.342691786</text:p>
          </table:table-cell>
          <table:table-cell/>
        </table:table-row>
        <table:table-row table:style-name="ro1">
          <table:table-cell office:value-type="float" office:value="226.399" calcext:value-type="float">
            <text:p>226.399</text:p>
          </table:table-cell>
          <table:table-cell office:value-type="float" office:value="362.562" calcext:value-type="float">
            <text:p>362.562</text:p>
          </table:table-cell>
          <table:table-cell office:value-type="float" office:value="311.769" calcext:value-type="float">
            <text:p>311.769</text:p>
          </table:table-cell>
          <table:table-cell office:value-type="float" office:value="349.741" calcext:value-type="float">
            <text:p>349.741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table:formula="of:=(([.A538]-[.C538])^2 + ([.B538]-[.D538])^2)^0.5" office:value-type="float" office:value="86.3273707522707" calcext:value-type="float">
            <text:p>86.3273707523</text:p>
          </table:table-cell>
          <table:table-cell table:formula="of:=[.E538]+[.F538]" office:value-type="float" office:value="1365" calcext:value-type="float">
            <text:p>1365</text:p>
          </table:table-cell>
          <table:table-cell table:formula="of:=SQRT([.H538])" office:value-type="float" office:value="36.9459064038223" calcext:value-type="float">
            <text:p>36.9459064038</text:p>
          </table:table-cell>
          <table:table-cell/>
          <table:table-cell table:formula="of:=[.G538]/[.I538]" office:value-type="float" office:value="2.33658824901206" calcext:value-type="float">
            <text:p>2.336588249</text:p>
          </table:table-cell>
          <table:table-cell/>
        </table:table-row>
        <table:table-row table:style-name="ro1">
          <table:table-cell office:value-type="float" office:value="225.988" calcext:value-type="float">
            <text:p>225.988</text:p>
          </table:table-cell>
          <table:table-cell office:value-type="float" office:value="361.542" calcext:value-type="float">
            <text:p>361.542</text:p>
          </table:table-cell>
          <table:table-cell office:value-type="float" office:value="311.501" calcext:value-type="float">
            <text:p>311.501</text:p>
          </table:table-cell>
          <table:table-cell office:value-type="float" office:value="348.893" calcext:value-type="float">
            <text:p>348.893</text:p>
          </table:table-cell>
          <table:table-cell office:value-type="float" office:value="686" calcext:value-type="float">
            <text:p>686</text:p>
          </table:table-cell>
          <table:table-cell office:value-type="float" office:value="691" calcext:value-type="float">
            <text:p>691</text:p>
          </table:table-cell>
          <table:table-cell table:formula="of:=(([.A539]-[.C539])^2 + ([.B539]-[.D539])^2)^0.5" office:value-type="float" office:value="86.4434518630532" calcext:value-type="float">
            <text:p>86.4434518631</text:p>
          </table:table-cell>
          <table:table-cell table:formula="of:=[.E539]+[.F539]" office:value-type="float" office:value="1377" calcext:value-type="float">
            <text:p>1377</text:p>
          </table:table-cell>
          <table:table-cell table:formula="of:=SQRT([.H539])" office:value-type="float" office:value="37.1079506305589" calcext:value-type="float">
            <text:p>37.1079506306</text:p>
          </table:table-cell>
          <table:table-cell/>
          <table:table-cell table:formula="of:=[.G539]/[.I539]" office:value-type="float" office:value="2.32951295865597" calcext:value-type="float">
            <text:p>2.3295129587</text:p>
          </table:table-cell>
          <table:table-cell/>
        </table:table-row>
        <table:table-row table:style-name="ro1">
          <table:table-cell office:value-type="float" office:value="225.392" calcext:value-type="float">
            <text:p>225.392</text:p>
          </table:table-cell>
          <table:table-cell office:value-type="float" office:value="360.729" calcext:value-type="float">
            <text:p>360.729</text:p>
          </table:table-cell>
          <table:table-cell office:value-type="float" office:value="311.333" calcext:value-type="float">
            <text:p>311.333</text:p>
          </table:table-cell>
          <table:table-cell office:value-type="float" office:value="348.066" calcext:value-type="float">
            <text:p>348.066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  <table:table-cell table:formula="of:=(([.A540]-[.C540])^2 + ([.B540]-[.D540])^2)^0.5" office:value-type="float" office:value="86.8689072683662" calcext:value-type="float">
            <text:p>86.8689072684</text:p>
          </table:table-cell>
          <table:table-cell table:formula="of:=[.E540]+[.F540]" office:value-type="float" office:value="1367" calcext:value-type="float">
            <text:p>1367</text:p>
          </table:table-cell>
          <table:table-cell table:formula="of:=SQRT([.H540])" office:value-type="float" office:value="36.9729630946723" calcext:value-type="float">
            <text:p>36.9729630947</text:p>
          </table:table-cell>
          <table:table-cell/>
          <table:table-cell table:formula="of:=[.G540]/[.I540]" office:value-type="float" office:value="2.34952516642854" calcext:value-type="float">
            <text:p>2.3495251664</text:p>
          </table:table-cell>
          <table:table-cell/>
        </table:table-row>
        <table:table-row table:style-name="ro1">
          <table:table-cell office:value-type="float" office:value="225.038" calcext:value-type="float">
            <text:p>225.038</text:p>
          </table:table-cell>
          <table:table-cell office:value-type="float" office:value="359.69" calcext:value-type="float">
            <text:p>359.69</text:p>
          </table:table-cell>
          <table:table-cell office:value-type="float" office:value="311.019" calcext:value-type="float">
            <text:p>311.019</text:p>
          </table:table-cell>
          <table:table-cell office:value-type="float" office:value="346.986" calcext:value-type="float">
            <text:p>346.986</text:p>
          </table:table-cell>
          <table:table-cell office:value-type="float" office:value="691" calcext:value-type="float">
            <text:p>691</text:p>
          </table:table-cell>
          <table:table-cell office:value-type="float" office:value="702" calcext:value-type="float">
            <text:p>702</text:p>
          </table:table-cell>
          <table:table-cell table:formula="of:=(([.A541]-[.C541])^2 + ([.B541]-[.D541])^2)^0.5" office:value-type="float" office:value="86.9144635661982" calcext:value-type="float">
            <text:p>86.9144635662</text:p>
          </table:table-cell>
          <table:table-cell table:formula="of:=[.E541]+[.F541]" office:value-type="float" office:value="1393" calcext:value-type="float">
            <text:p>1393</text:p>
          </table:table-cell>
          <table:table-cell table:formula="of:=SQRT([.H541])" office:value-type="float" office:value="37.322915213043" calcext:value-type="float">
            <text:p>37.322915213</text:p>
          </table:table-cell>
          <table:table-cell/>
          <table:table-cell table:formula="of:=[.G541]/[.I541]" office:value-type="float" office:value="2.32871583235343" calcext:value-type="float">
            <text:p>2.3287158324</text:p>
          </table:table-cell>
          <table:table-cell/>
        </table:table-row>
        <table:table-row table:style-name="ro1">
          <table:table-cell office:value-type="float" office:value="224.699" calcext:value-type="float">
            <text:p>224.699</text:p>
          </table:table-cell>
          <table:table-cell office:value-type="float" office:value="358.624" calcext:value-type="float">
            <text:p>358.624</text:p>
          </table:table-cell>
          <table:table-cell office:value-type="float" office:value="311.041" calcext:value-type="float">
            <text:p>311.041</text:p>
          </table:table-cell>
          <table:table-cell office:value-type="float" office:value="346.057" calcext:value-type="float">
            <text:p>346.057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table:formula="of:=(([.A542]-[.C542])^2 + ([.B542]-[.D542])^2)^0.5" office:value-type="float" office:value="87.2517647557916" calcext:value-type="float">
            <text:p>87.2517647558</text:p>
          </table:table-cell>
          <table:table-cell table:formula="of:=[.E542]+[.F542]" office:value-type="float" office:value="1399" calcext:value-type="float">
            <text:p>1399</text:p>
          </table:table-cell>
          <table:table-cell table:formula="of:=SQRT([.H542])" office:value-type="float" office:value="37.4032084185301" calcext:value-type="float">
            <text:p>37.4032084185</text:p>
          </table:table-cell>
          <table:table-cell/>
          <table:table-cell table:formula="of:=[.G542]/[.I542]" office:value-type="float" office:value="2.33273476915327" calcext:value-type="float">
            <text:p>2.3327347692</text:p>
          </table:table-cell>
          <table:table-cell/>
        </table:table-row>
        <table:table-row table:style-name="ro1">
          <table:table-cell office:value-type="float" office:value="224.317" calcext:value-type="float">
            <text:p>224.317</text:p>
          </table:table-cell>
          <table:table-cell office:value-type="float" office:value="357.669" calcext:value-type="float">
            <text:p>357.669</text:p>
          </table:table-cell>
          <table:table-cell office:value-type="float" office:value="311.132" calcext:value-type="float">
            <text:p>311.132</text:p>
          </table:table-cell>
          <table:table-cell office:value-type="float" office:value="345.153" calcext:value-type="float">
            <text:p>345.153</text:p>
          </table:table-cell>
          <table:table-cell office:value-type="float" office:value="691" calcext:value-type="float">
            <text:p>691</text:p>
          </table:table-cell>
          <table:table-cell office:value-type="float" office:value="707" calcext:value-type="float">
            <text:p>707</text:p>
          </table:table-cell>
          <table:table-cell table:formula="of:=(([.A543]-[.C543])^2 + ([.B543]-[.D543])^2)^0.5" office:value-type="float" office:value="87.7125674062731" calcext:value-type="float">
            <text:p>87.7125674063</text:p>
          </table:table-cell>
          <table:table-cell table:formula="of:=[.E543]+[.F543]" office:value-type="float" office:value="1398" calcext:value-type="float">
            <text:p>1398</text:p>
          </table:table-cell>
          <table:table-cell table:formula="of:=SQRT([.H543])" office:value-type="float" office:value="37.3898381916798" calcext:value-type="float">
            <text:p>37.3898381917</text:p>
          </table:table-cell>
          <table:table-cell/>
          <table:table-cell table:formula="of:=[.G543]/[.I543]" office:value-type="float" office:value="2.34589320650741" calcext:value-type="float">
            <text:p>2.3458932065</text:p>
          </table:table-cell>
          <table:table-cell/>
        </table:table-row>
        <table:table-row table:style-name="ro1">
          <table:table-cell office:value-type="float" office:value="224.057" calcext:value-type="float">
            <text:p>224.057</text:p>
          </table:table-cell>
          <table:table-cell office:value-type="float" office:value="356.657" calcext:value-type="float">
            <text:p>356.657</text:p>
          </table:table-cell>
          <table:table-cell office:value-type="float" office:value="311.246" calcext:value-type="float">
            <text:p>311.246</text:p>
          </table:table-cell>
          <table:table-cell office:value-type="float" office:value="344.174" calcext:value-type="float">
            <text:p>344.174</text:p>
          </table:table-cell>
          <table:table-cell office:value-type="float" office:value="700" calcext:value-type="float">
            <text:p>700</text:p>
          </table:table-cell>
          <table:table-cell office:value-type="float" office:value="723" calcext:value-type="float">
            <text:p>723</text:p>
          </table:table-cell>
          <table:table-cell table:formula="of:=(([.A544]-[.C544])^2 + ([.B544]-[.D544])^2)^0.5" office:value-type="float" office:value="88.0780733781115" calcext:value-type="float">
            <text:p>88.0780733781</text:p>
          </table:table-cell>
          <table:table-cell table:formula="of:=[.E544]+[.F544]" office:value-type="float" office:value="1423" calcext:value-type="float">
            <text:p>1423</text:p>
          </table:table-cell>
          <table:table-cell table:formula="of:=SQRT([.H544])" office:value-type="float" office:value="37.72267222772" calcext:value-type="float">
            <text:p>37.7226722277</text:p>
          </table:table-cell>
          <table:table-cell/>
          <table:table-cell table:formula="of:=[.G544]/[.I544]" office:value-type="float" office:value="2.3348842533321" calcext:value-type="float">
            <text:p>2.3348842533</text:p>
          </table:table-cell>
          <table:table-cell/>
        </table:table-row>
        <table:table-row table:style-name="ro1">
          <table:table-cell office:value-type="float" office:value="223.925" calcext:value-type="float">
            <text:p>223.925</text:p>
          </table:table-cell>
          <table:table-cell office:value-type="float" office:value="355.571" calcext:value-type="float">
            <text:p>355.571</text:p>
          </table:table-cell>
          <table:table-cell office:value-type="float" office:value="311.582" calcext:value-type="float">
            <text:p>311.582</text:p>
          </table:table-cell>
          <table:table-cell office:value-type="float" office:value="343.296" calcext:value-type="float">
            <text:p>343.296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table:formula="of:=(([.A545]-[.C545])^2 + ([.B545]-[.D545])^2)^0.5" office:value-type="float" office:value="88.5122888304217" calcext:value-type="float">
            <text:p>88.5122888304</text:p>
          </table:table-cell>
          <table:table-cell table:formula="of:=[.E545]+[.F545]" office:value-type="float" office:value="1417" calcext:value-type="float">
            <text:p>1417</text:p>
          </table:table-cell>
          <table:table-cell table:formula="of:=SQRT([.H545])" office:value-type="float" office:value="37.6430604494374" calcext:value-type="float">
            <text:p>37.6430604494</text:p>
          </table:table-cell>
          <table:table-cell/>
          <table:table-cell table:formula="of:=[.G545]/[.I545]" office:value-type="float" office:value="2.35135740223121" calcext:value-type="float">
            <text:p>2.3513574022</text:p>
          </table:table-cell>
          <table:table-cell/>
        </table:table-row>
        <table:table-row table:style-name="ro1">
          <table:table-cell office:value-type="float" office:value="223.832" calcext:value-type="float">
            <text:p>223.832</text:p>
          </table:table-cell>
          <table:table-cell office:value-type="float" office:value="354.522" calcext:value-type="float">
            <text:p>354.522</text:p>
          </table:table-cell>
          <table:table-cell office:value-type="float" office:value="311.863" calcext:value-type="float">
            <text:p>311.863</text:p>
          </table:table-cell>
          <table:table-cell office:value-type="float" office:value="342.148" calcext:value-type="float">
            <text:p>342.148</text:p>
          </table:table-cell>
          <table:table-cell office:value-type="float" office:value="707" calcext:value-type="float">
            <text:p>707</text:p>
          </table:table-cell>
          <table:table-cell office:value-type="float" office:value="717" calcext:value-type="float">
            <text:p>717</text:p>
          </table:table-cell>
          <table:table-cell table:formula="of:=(([.A546]-[.C546])^2 + ([.B546]-[.D546])^2)^0.5" office:value-type="float" office:value="88.8964163338433" calcext:value-type="float">
            <text:p>88.8964163338</text:p>
          </table:table-cell>
          <table:table-cell table:formula="of:=[.E546]+[.F546]" office:value-type="float" office:value="1424" calcext:value-type="float">
            <text:p>1424</text:p>
          </table:table-cell>
          <table:table-cell table:formula="of:=SQRT([.H546])" office:value-type="float" office:value="37.7359245282264" calcext:value-type="float">
            <text:p>37.7359245282</text:p>
          </table:table-cell>
          <table:table-cell/>
          <table:table-cell table:formula="of:=[.G546]/[.I546]" office:value-type="float" office:value="2.35575032135092" calcext:value-type="float">
            <text:p>2.3557503214</text:p>
          </table:table-cell>
          <table:table-cell/>
        </table:table-row>
        <table:table-row table:style-name="ro1">
          <table:table-cell office:value-type="float" office:value="223.698" calcext:value-type="float">
            <text:p>223.698</text:p>
          </table:table-cell>
          <table:table-cell office:value-type="float" office:value="353.398" calcext:value-type="float">
            <text:p>353.398</text:p>
          </table:table-cell>
          <table:table-cell office:value-type="float" office:value="311.982" calcext:value-type="float">
            <text:p>311.982</text:p>
          </table:table-cell>
          <table:table-cell office:value-type="float" office:value="341.186" calcext:value-type="float">
            <text:p>341.186</text:p>
          </table:table-cell>
          <table:table-cell office:value-type="float" office:value="716" calcext:value-type="float">
            <text:p>716</text:p>
          </table:table-cell>
          <table:table-cell office:value-type="float" office:value="726" calcext:value-type="float">
            <text:p>726</text:p>
          </table:table-cell>
          <table:table-cell table:formula="of:=(([.A547]-[.C547])^2 + ([.B547]-[.D547])^2)^0.5" office:value-type="float" office:value="89.1246183722545" calcext:value-type="float">
            <text:p>89.1246183723</text:p>
          </table:table-cell>
          <table:table-cell table:formula="of:=[.E547]+[.F547]" office:value-type="float" office:value="1442" calcext:value-type="float">
            <text:p>1442</text:p>
          </table:table-cell>
          <table:table-cell table:formula="of:=SQRT([.H547])" office:value-type="float" office:value="37.9736750920951" calcext:value-type="float">
            <text:p>37.9736750921</text:p>
          </table:table-cell>
          <table:table-cell/>
          <table:table-cell table:formula="of:=[.G547]/[.I547]" office:value-type="float" office:value="2.34701061080094" calcext:value-type="float">
            <text:p>2.3470106108</text:p>
          </table:table-cell>
          <table:table-cell/>
        </table:table-row>
        <table:table-row table:style-name="ro1">
          <table:table-cell office:value-type="float" office:value="223.651" calcext:value-type="float">
            <text:p>223.651</text:p>
          </table:table-cell>
          <table:table-cell office:value-type="float" office:value="352.25" calcext:value-type="float">
            <text:p>352.25</text:p>
          </table:table-cell>
          <table:table-cell office:value-type="float" office:value="312.392" calcext:value-type="float">
            <text:p>312.392</text:p>
          </table:table-cell>
          <table:table-cell office:value-type="float" office:value="340.084" calcext:value-type="float">
            <text:p>340.084</text:p>
          </table:table-cell>
          <table:table-cell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table:formula="of:=(([.A548]-[.C548])^2 + ([.B548]-[.D548])^2)^0.5" office:value-type="float" office:value="89.5710703129085" calcext:value-type="float">
            <text:p>89.5710703129</text:p>
          </table:table-cell>
          <table:table-cell table:formula="of:=[.E548]+[.F548]" office:value-type="float" office:value="1446" calcext:value-type="float">
            <text:p>1446</text:p>
          </table:table-cell>
          <table:table-cell table:formula="of:=SQRT([.H548])" office:value-type="float" office:value="38.0263066836631" calcext:value-type="float">
            <text:p>38.0263066837</text:p>
          </table:table-cell>
          <table:table-cell/>
          <table:table-cell table:formula="of:=[.G548]/[.I548]" office:value-type="float" office:value="2.35550275913043" calcext:value-type="float">
            <text:p>2.3555027591</text:p>
          </table:table-cell>
          <table:table-cell/>
        </table:table-row>
        <table:table-row table:style-name="ro1">
          <table:table-cell office:value-type="float" office:value="223.527" calcext:value-type="float">
            <text:p>223.527</text:p>
          </table:table-cell>
          <table:table-cell office:value-type="float" office:value="351.086" calcext:value-type="float">
            <text:p>351.086</text:p>
          </table:table-cell>
          <table:table-cell office:value-type="float" office:value="312.658" calcext:value-type="float">
            <text:p>312.658</text:p>
          </table:table-cell>
          <table:table-cell office:value-type="float" office:value="338.808" calcext:value-type="float">
            <text:p>338.808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table:formula="of:=(([.A549]-[.C549])^2 + ([.B549]-[.D549])^2)^0.5" office:value-type="float" office:value="89.9726872167326" calcext:value-type="float">
            <text:p>89.9726872167</text:p>
          </table:table-cell>
          <table:table-cell table:formula="of:=[.E549]+[.F549]" office:value-type="float" office:value="1457" calcext:value-type="float">
            <text:p>1457</text:p>
          </table:table-cell>
          <table:table-cell table:formula="of:=SQRT([.H549])" office:value-type="float" office:value="38.1706693679846" calcext:value-type="float">
            <text:p>38.170669368</text:p>
          </table:table-cell>
          <table:table-cell/>
          <table:table-cell table:formula="of:=[.G549]/[.I549]" office:value-type="float" office:value="2.35711578304667" calcext:value-type="float">
            <text:p>2.357115783</text:p>
          </table:table-cell>
          <table:table-cell/>
        </table:table-row>
        <table:table-row table:style-name="ro1">
          <table:table-cell office:value-type="float" office:value="223.351" calcext:value-type="float">
            <text:p>223.351</text:p>
          </table:table-cell>
          <table:table-cell office:value-type="float" office:value="349.931" calcext:value-type="float">
            <text:p>349.931</text:p>
          </table:table-cell>
          <table:table-cell office:value-type="float" office:value="312.814" calcext:value-type="float">
            <text:p>312.814</text:p>
          </table:table-cell>
          <table:table-cell office:value-type="float" office:value="337.827" calcext:value-type="float">
            <text:p>337.827</text:p>
          </table:table-cell>
          <table:table-cell table:number-columns-repeated="2" office:value-type="float" office:value="735" calcext:value-type="float">
            <text:p>735</text:p>
          </table:table-cell>
          <table:table-cell table:formula="of:=(([.A550]-[.C550])^2 + ([.B550]-[.D550])^2)^0.5" office:value-type="float" office:value="90.2780991437015" calcext:value-type="float">
            <text:p>90.2780991437</text:p>
          </table:table-cell>
          <table:table-cell table:formula="of:=[.E550]+[.F550]" office:value-type="float" office:value="1470" calcext:value-type="float">
            <text:p>1470</text:p>
          </table:table-cell>
          <table:table-cell table:formula="of:=SQRT([.H550])" office:value-type="float" office:value="38.3405790253616" calcext:value-type="float">
            <text:p>38.3405790254</text:p>
          </table:table-cell>
          <table:table-cell/>
          <table:table-cell table:formula="of:=[.G550]/[.I550]" office:value-type="float" office:value="2.35463577855682" calcext:value-type="float">
            <text:p>2.3546357786</text:p>
          </table:table-cell>
          <table:table-cell/>
        </table:table-row>
        <table:table-row table:style-name="ro1">
          <table:table-cell office:value-type="float" office:value="223.239" calcext:value-type="float">
            <text:p>223.239</text:p>
          </table:table-cell>
          <table:table-cell office:value-type="float" office:value="348.834" calcext:value-type="float">
            <text:p>348.834</text:p>
          </table:table-cell>
          <table:table-cell office:value-type="float" office:value="313.014" calcext:value-type="float">
            <text:p>313.014</text:p>
          </table:table-cell>
          <table:table-cell office:value-type="float" office:value="336.734" calcext:value-type="float">
            <text:p>336.734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table:formula="of:=(([.A551]-[.C551])^2 + ([.B551]-[.D551])^2)^0.5" office:value-type="float" office:value="90.5867574483158" calcext:value-type="float">
            <text:p>90.5867574483</text:p>
          </table:table-cell>
          <table:table-cell table:formula="of:=[.E551]+[.F551]" office:value-type="float" office:value="1464" calcext:value-type="float">
            <text:p>1464</text:p>
          </table:table-cell>
          <table:table-cell table:formula="of:=SQRT([.H551])" office:value-type="float" office:value="38.262252939418" calcext:value-type="float">
            <text:p>38.2622529394</text:p>
          </table:table-cell>
          <table:table-cell/>
          <table:table-cell table:formula="of:=[.G551]/[.I551]" office:value-type="float" office:value="2.36752283227402" calcext:value-type="float">
            <text:p>2.3675228323</text:p>
          </table:table-cell>
          <table:table-cell/>
        </table:table-row>
        <table:table-row table:style-name="ro1">
          <table:table-cell office:value-type="float" office:value="222.944" calcext:value-type="float">
            <text:p>222.944</text:p>
          </table:table-cell>
          <table:table-cell office:value-type="float" office:value="347.708" calcext:value-type="float">
            <text:p>347.708</text:p>
          </table:table-cell>
          <table:table-cell office:value-type="float" office:value="313.209" calcext:value-type="float">
            <text:p>313.209</text:p>
          </table:table-cell>
          <table:table-cell office:value-type="float" office:value="335.367" calcext:value-type="float">
            <text:p>335.367</text:p>
          </table:table-cell>
          <table:table-cell office:value-type="float" office:value="751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table:formula="of:=(([.A552]-[.C552])^2 + ([.B552]-[.D552])^2)^0.5" office:value-type="float" office:value="91.104722742567" calcext:value-type="float">
            <text:p>91.1047227426</text:p>
          </table:table-cell>
          <table:table-cell table:formula="of:=[.E552]+[.F552]" office:value-type="float" office:value="1494" calcext:value-type="float">
            <text:p>1494</text:p>
          </table:table-cell>
          <table:table-cell table:formula="of:=SQRT([.H552])" office:value-type="float" office:value="38.6522961801754" calcext:value-type="float">
            <text:p>38.6522961802</text:p>
          </table:table-cell>
          <table:table-cell/>
          <table:table-cell table:formula="of:=[.G552]/[.I552]" office:value-type="float" office:value="2.35703261503244" calcext:value-type="float">
            <text:p>2.357032615</text:p>
          </table:table-cell>
          <table:table-cell/>
        </table:table-row>
        <table:table-row table:style-name="ro1">
          <table:table-cell office:value-type="float" office:value="222.722" calcext:value-type="float">
            <text:p>222.722</text:p>
          </table:table-cell>
          <table:table-cell office:value-type="float" office:value="346.565" calcext:value-type="float">
            <text:p>346.565</text:p>
          </table:table-cell>
          <table:table-cell office:value-type="float" office:value="313.399" calcext:value-type="float">
            <text:p>313.399</text:p>
          </table:table-cell>
          <table:table-cell office:value-type="float" office:value="334.383" calcext:value-type="float">
            <text:p>334.383</text:p>
          </table:table-cell>
          <table:table-cell office:value-type="float" office:value="752" calcext:value-type="float">
            <text:p>752</text:p>
          </table:table-cell>
          <table:table-cell office:value-type="float" office:value="744" calcext:value-type="float">
            <text:p>744</text:p>
          </table:table-cell>
          <table:table-cell table:formula="of:=(([.A553]-[.C553])^2 + ([.B553]-[.D553])^2)^0.5" office:value-type="float" office:value="91.4916359729128" calcext:value-type="float">
            <text:p>91.4916359729</text:p>
          </table:table-cell>
          <table:table-cell table:formula="of:=[.E553]+[.F553]" office:value-type="float" office:value="1496" calcext:value-type="float">
            <text:p>1496</text:p>
          </table:table-cell>
          <table:table-cell table:formula="of:=SQRT([.H553])" office:value-type="float" office:value="38.6781592116274" calcext:value-type="float">
            <text:p>38.6781592116</text:p>
          </table:table-cell>
          <table:table-cell/>
          <table:table-cell table:formula="of:=[.G553]/[.I553]" office:value-type="float" office:value="2.36545993495493" calcext:value-type="float">
            <text:p>2.365459935</text:p>
          </table:table-cell>
          <table:table-cell/>
        </table:table-row>
        <table:table-row table:style-name="ro1">
          <table:table-cell office:value-type="float" office:value="222.53" calcext:value-type="float">
            <text:p>222.53</text:p>
          </table:table-cell>
          <table:table-cell office:value-type="float" office:value="345.362" calcext:value-type="float">
            <text:p>345.362</text:p>
          </table:table-cell>
          <table:table-cell office:value-type="float" office:value="313.551" calcext:value-type="float">
            <text:p>313.551</text:p>
          </table:table-cell>
          <table:table-cell office:value-type="float" office:value="333.018" calcext:value-type="float">
            <text:p>333.018</text:p>
          </table:table-cell>
          <table:table-cell office:value-type="float" office:value="757" calcext:value-type="float">
            <text:p>757</text:p>
          </table:table-cell>
          <table:table-cell office:value-type="float" office:value="759" calcext:value-type="float">
            <text:p>759</text:p>
          </table:table-cell>
          <table:table-cell table:formula="of:=(([.A554]-[.C554])^2 + ([.B554]-[.D554])^2)^0.5" office:value-type="float" office:value="91.8542148025881" calcext:value-type="float">
            <text:p>91.8542148026</text:p>
          </table:table-cell>
          <table:table-cell table:formula="of:=[.E554]+[.F554]" office:value-type="float" office:value="1516" calcext:value-type="float">
            <text:p>1516</text:p>
          </table:table-cell>
          <table:table-cell table:formula="of:=SQRT([.H554])" office:value-type="float" office:value="38.9358446678636" calcext:value-type="float">
            <text:p>38.9358446679</text:p>
          </table:table-cell>
          <table:table-cell/>
          <table:table-cell table:formula="of:=[.G554]/[.I554]" office:value-type="float" office:value="2.35911704461883" calcext:value-type="float">
            <text:p>2.3591170446</text:p>
          </table:table-cell>
          <table:table-cell/>
        </table:table-row>
        <table:table-row table:style-name="ro1">
          <table:table-cell office:value-type="float" office:value="222.23" calcext:value-type="float">
            <text:p>222.23</text:p>
          </table:table-cell>
          <table:table-cell office:value-type="float" office:value="344.149" calcext:value-type="float">
            <text:p>344.149</text:p>
          </table:table-cell>
          <table:table-cell office:value-type="float" office:value="313.64" calcext:value-type="float">
            <text:p>313.64</text:p>
          </table:table-cell>
          <table:table-cell office:value-type="float" office:value="331.703" calcext:value-type="float">
            <text:p>331.703</text:p>
          </table:table-cell>
          <table:table-cell office:value-type="float" office:value="757" calcext:value-type="float">
            <text:p>757</text:p>
          </table:table-cell>
          <table:table-cell office:value-type="float" office:value="755" calcext:value-type="float">
            <text:p>755</text:p>
          </table:table-cell>
          <table:table-cell table:formula="of:=(([.A555]-[.C555])^2 + ([.B555]-[.D555])^2)^0.5" office:value-type="float" office:value="92.2534065278893" calcext:value-type="float">
            <text:p>92.2534065279</text:p>
          </table:table-cell>
          <table:table-cell table:formula="of:=[.E555]+[.F555]" office:value-type="float" office:value="1512" calcext:value-type="float">
            <text:p>1512</text:p>
          </table:table-cell>
          <table:table-cell table:formula="of:=SQRT([.H555])" office:value-type="float" office:value="38.8844441904472" calcext:value-type="float">
            <text:p>38.8844441904</text:p>
          </table:table-cell>
          <table:table-cell/>
          <table:table-cell table:formula="of:=[.G555]/[.I555]" office:value-type="float" office:value="2.37250161211134" calcext:value-type="float">
            <text:p>2.3725016121</text:p>
          </table:table-cell>
          <table:table-cell/>
        </table:table-row>
        <table:table-row table:style-name="ro1">
          <table:table-cell office:value-type="float" office:value="222.052" calcext:value-type="float">
            <text:p>222.052</text:p>
          </table:table-cell>
          <table:table-cell office:value-type="float" office:value="342.948" calcext:value-type="float">
            <text:p>342.948</text:p>
          </table:table-cell>
          <table:table-cell office:value-type="float" office:value="313.829" calcext:value-type="float">
            <text:p>313.829</text:p>
          </table:table-cell>
          <table:table-cell office:value-type="float" office:value="330.433" calcext:value-type="float">
            <text:p>330.433</text:p>
          </table:table-cell>
          <table:table-cell office:value-type="float" office:value="762" calcext:value-type="float">
            <text:p>762</text:p>
          </table:table-cell>
          <table:table-cell office:value-type="float" office:value="764" calcext:value-type="float">
            <text:p>764</text:p>
          </table:table-cell>
          <table:table-cell table:formula="of:=(([.A556]-[.C556])^2 + ([.B556]-[.D556])^2)^0.5" office:value-type="float" office:value="92.62636208985" calcext:value-type="float">
            <text:p>92.6263620899</text:p>
          </table:table-cell>
          <table:table-cell table:formula="of:=[.E556]+[.F556]" office:value-type="float" office:value="1526" calcext:value-type="float">
            <text:p>1526</text:p>
          </table:table-cell>
          <table:table-cell table:formula="of:=SQRT([.H556])" office:value-type="float" office:value="39.0640499692492" calcext:value-type="float">
            <text:p>39.0640499692</text:p>
          </table:table-cell>
          <table:table-cell/>
          <table:table-cell table:formula="of:=[.G556]/[.I556]" office:value-type="float" office:value="2.37114078450044" calcext:value-type="float">
            <text:p>2.3711407845</text:p>
          </table:table-cell>
          <table:table-cell/>
        </table:table-row>
        <table:table-row table:style-name="ro1">
          <table:table-cell office:value-type="float" office:value="221.862" calcext:value-type="float">
            <text:p>221.862</text:p>
          </table:table-cell>
          <table:table-cell office:value-type="float" office:value="341.621" calcext:value-type="float">
            <text:p>341.621</text:p>
          </table:table-cell>
          <table:table-cell office:value-type="float" office:value="313.975" calcext:value-type="float">
            <text:p>313.975</text:p>
          </table:table-cell>
          <table:table-cell office:value-type="float" office:value="329.201" calcext:value-type="float">
            <text:p>329.201</text:p>
          </table:table-cell>
          <table:table-cell office:value-type="float" office:value="770" calcext:value-type="float">
            <text:p>770</text:p>
          </table:table-cell>
          <table:table-cell office:value-type="float" office:value="766" calcext:value-type="float">
            <text:p>766</text:p>
          </table:table-cell>
          <table:table-cell table:formula="of:=(([.A557]-[.C557])^2 + ([.B557]-[.D557])^2)^0.5" office:value-type="float" office:value="92.9465500650777" calcext:value-type="float">
            <text:p>92.9465500651</text:p>
          </table:table-cell>
          <table:table-cell table:formula="of:=[.E557]+[.F557]" office:value-type="float" office:value="1536" calcext:value-type="float">
            <text:p>1536</text:p>
          </table:table-cell>
          <table:table-cell table:formula="of:=SQRT([.H557])" office:value-type="float" office:value="39.1918358845308" calcext:value-type="float">
            <text:p>39.1918358845</text:p>
          </table:table-cell>
          <table:table-cell/>
          <table:table-cell table:formula="of:=[.G557]/[.I557]" office:value-type="float" office:value="2.37157938553637" calcext:value-type="float">
            <text:p>2.3715793855</text:p>
          </table:table-cell>
          <table:table-cell/>
        </table:table-row>
        <table:table-row table:style-name="ro1">
          <table:table-cell office:value-type="float" office:value="221.732" calcext:value-type="float">
            <text:p>221.732</text:p>
          </table:table-cell>
          <table:table-cell office:value-type="float" office:value="340.529" calcext:value-type="float">
            <text:p>340.529</text:p>
          </table:table-cell>
          <table:table-cell office:value-type="float" office:value="314.211" calcext:value-type="float">
            <text:p>314.211</text:p>
          </table:table-cell>
          <table:table-cell office:value-type="float" office:value="327.775" calcext:value-type="float">
            <text:p>327.775</text:p>
          </table:table-cell>
          <table:table-cell office:value-type="float" office:value="773" calcext:value-type="float">
            <text:p>773</text:p>
          </table:table-cell>
          <table:table-cell office:value-type="float" office:value="777" calcext:value-type="float">
            <text:p>777</text:p>
          </table:table-cell>
          <table:table-cell table:formula="of:=(([.A558]-[.C558])^2 + ([.B558]-[.D558])^2)^0.5" office:value-type="float" office:value="93.3543247900171" calcext:value-type="float">
            <text:p>93.35432479</text:p>
          </table:table-cell>
          <table:table-cell table:formula="of:=[.E558]+[.F558]" office:value-type="float" office:value="1550" calcext:value-type="float">
            <text:p>1550</text:p>
          </table:table-cell>
          <table:table-cell table:formula="of:=SQRT([.H558])" office:value-type="float" office:value="39.3700393700591" calcext:value-type="float">
            <text:p>39.3700393701</text:p>
          </table:table-cell>
          <table:table-cell/>
          <table:table-cell table:formula="of:=[.G558]/[.I558]" office:value-type="float" office:value="2.37120222086984" calcext:value-type="float">
            <text:p>2.3712022209</text:p>
          </table:table-cell>
          <table:table-cell/>
        </table:table-row>
        <table:table-row table:style-name="ro1">
          <table:table-cell office:value-type="float" office:value="221.555" calcext:value-type="float">
            <text:p>221.555</text:p>
          </table:table-cell>
          <table:table-cell office:value-type="float" office:value="339.133" calcext:value-type="float">
            <text:p>339.133</text:p>
          </table:table-cell>
          <table:table-cell office:value-type="float" office:value="314.492" calcext:value-type="float">
            <text:p>314.492</text:p>
          </table:table-cell>
          <table:table-cell office:value-type="float" office:value="326.453" calcext:value-type="float">
            <text:p>326.453</text:p>
          </table:table-cell>
          <table:table-cell office:value-type="float" office:value="784" calcext:value-type="float">
            <text:p>784</text:p>
          </table:table-cell>
          <table:table-cell office:value-type="float" office:value="777" calcext:value-type="float">
            <text:p>777</text:p>
          </table:table-cell>
          <table:table-cell table:formula="of:=(([.A559]-[.C559])^2 + ([.B559]-[.D559])^2)^0.5" office:value-type="float" office:value="93.7980190036016" calcext:value-type="float">
            <text:p>93.7980190036</text:p>
          </table:table-cell>
          <table:table-cell table:formula="of:=[.E559]+[.F559]" office:value-type="float" office:value="1561" calcext:value-type="float">
            <text:p>1561</text:p>
          </table:table-cell>
          <table:table-cell table:formula="of:=SQRT([.H559])" office:value-type="float" office:value="39.5094925302768" calcext:value-type="float">
            <text:p>39.5094925303</text:p>
          </table:table-cell>
          <table:table-cell/>
          <table:table-cell table:formula="of:=[.G559]/[.I559]" office:value-type="float" office:value="2.37406286430337" calcext:value-type="float">
            <text:p>2.3740628643</text:p>
          </table:table-cell>
          <table:table-cell/>
        </table:table-row>
        <table:table-row table:style-name="ro1">
          <table:table-cell office:value-type="float" office:value="221.458" calcext:value-type="float">
            <text:p>221.458</text:p>
          </table:table-cell>
          <table:table-cell office:value-type="float" office:value="337.901" calcext:value-type="float">
            <text:p>337.901</text:p>
          </table:table-cell>
          <table:table-cell office:value-type="float" office:value="314.799" calcext:value-type="float">
            <text:p>314.799</text:p>
          </table:table-cell>
          <table:table-cell office:value-type="float" office:value="325.153" calcext:value-type="float">
            <text:p>325.153</text:p>
          </table:table-cell>
          <table:table-cell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table:formula="of:=(([.A560]-[.C560])^2 + ([.B560]-[.D560])^2)^0.5" office:value-type="float" office:value="94.2075038677917" calcext:value-type="float">
            <text:p>94.2075038678</text:p>
          </table:table-cell>
          <table:table-cell table:formula="of:=[.E560]+[.F560]" office:value-type="float" office:value="1570" calcext:value-type="float">
            <text:p>1570</text:p>
          </table:table-cell>
          <table:table-cell table:formula="of:=SQRT([.H560])" office:value-type="float" office:value="39.6232255123179" calcext:value-type="float">
            <text:p>39.6232255123</text:p>
          </table:table-cell>
          <table:table-cell/>
          <table:table-cell table:formula="of:=[.G560]/[.I560]" office:value-type="float" office:value="2.37758291127775" calcext:value-type="float">
            <text:p>2.3775829113</text:p>
          </table:table-cell>
          <table:table-cell/>
        </table:table-row>
        <table:table-row table:style-name="ro1">
          <table:table-cell office:value-type="float" office:value="221.29" calcext:value-type="float">
            <text:p>221.29</text:p>
          </table:table-cell>
          <table:table-cell office:value-type="float" office:value="336.622" calcext:value-type="float">
            <text:p>336.622</text:p>
          </table:table-cell>
          <table:table-cell office:value-type="float" office:value="315.011" calcext:value-type="float">
            <text:p>315.011</text:p>
          </table:table-cell>
          <table:table-cell office:value-type="float" office:value="323.498" calcext:value-type="float">
            <text:p>323.498</text:p>
          </table:table-cell>
          <table:table-cell office:value-type="float" office:value="790" calcext:value-type="float">
            <text:p>790</text:p>
          </table:table-cell>
          <table:table-cell office:value-type="float" office:value="804" calcext:value-type="float">
            <text:p>804</text:p>
          </table:table-cell>
          <table:table-cell table:formula="of:=(([.A561]-[.C561])^2 + ([.B561]-[.D561])^2)^0.5" office:value-type="float" office:value="94.6354332002554" calcext:value-type="float">
            <text:p>94.6354332003</text:p>
          </table:table-cell>
          <table:table-cell table:formula="of:=[.E561]+[.F561]" office:value-type="float" office:value="1594" calcext:value-type="float">
            <text:p>1594</text:p>
          </table:table-cell>
          <table:table-cell table:formula="of:=SQRT([.H561])" office:value-type="float" office:value="39.9249295553543" calcext:value-type="float">
            <text:p>39.9249295554</text:p>
          </table:table-cell>
          <table:table-cell/>
          <table:table-cell table:formula="of:=[.G561]/[.I561]" office:value-type="float" office:value="2.37033438140567" calcext:value-type="float">
            <text:p>2.3703343814</text:p>
          </table:table-cell>
          <table:table-cell/>
        </table:table-row>
        <table:table-row table:style-name="ro1">
          <table:table-cell office:value-type="float" office:value="221.14" calcext:value-type="float">
            <text:p>221.14</text:p>
          </table:table-cell>
          <table:table-cell office:value-type="float" office:value="335.156" calcext:value-type="float">
            <text:p>335.156</text:p>
          </table:table-cell>
          <table:table-cell office:value-type="float" office:value="315.242" calcext:value-type="float">
            <text:p>315.242</text:p>
          </table:table-cell>
          <table:table-cell office:value-type="float" office:value="322.289" calcext:value-type="float">
            <text:p>322.289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table:formula="of:=(([.A562]-[.C562])^2 + ([.B562]-[.D562])^2)^0.5" office:value-type="float" office:value="94.9776083769222" calcext:value-type="float">
            <text:p>94.9776083769</text:p>
          </table:table-cell>
          <table:table-cell table:formula="of:=[.E562]+[.F562]" office:value-type="float" office:value="1603" calcext:value-type="float">
            <text:p>1603</text:p>
          </table:table-cell>
          <table:table-cell table:formula="of:=SQRT([.H562])" office:value-type="float" office:value="40.0374824383352" calcext:value-type="float">
            <text:p>40.0374824383</text:p>
          </table:table-cell>
          <table:table-cell/>
          <table:table-cell table:formula="of:=[.G562]/[.I562]" office:value-type="float" office:value="2.37221729720905" calcext:value-type="float">
            <text:p>2.3722172972</text:p>
          </table:table-cell>
          <table:table-cell/>
        </table:table-row>
        <table:table-row table:style-name="ro1">
          <table:table-cell office:value-type="float" office:value="220.928" calcext:value-type="float">
            <text:p>220.928</text:p>
          </table:table-cell>
          <table:table-cell office:value-type="float" office:value="333.954" calcext:value-type="float">
            <text:p>333.954</text:p>
          </table:table-cell>
          <table:table-cell office:value-type="float" office:value="315.485" calcext:value-type="float">
            <text:p>315.485</text:p>
          </table:table-cell>
          <table:table-cell office:value-type="float" office:value="320.777" calcext:value-type="float">
            <text:p>320.777</text:p>
          </table:table-cell>
          <table:table-cell office:value-type="float" office:value="807" calcext:value-type="float">
            <text:p>807</text:p>
          </table:table-cell>
          <table:table-cell office:value-type="float" office:value="804" calcext:value-type="float">
            <text:p>804</text:p>
          </table:table-cell>
          <table:table-cell table:formula="of:=(([.A563]-[.C563])^2 + ([.B563]-[.D563])^2)^0.5" office:value-type="float" office:value="95.4707262882189" calcext:value-type="float">
            <text:p>95.4707262882</text:p>
          </table:table-cell>
          <table:table-cell table:formula="of:=[.E563]+[.F563]" office:value-type="float" office:value="1611" calcext:value-type="float">
            <text:p>1611</text:p>
          </table:table-cell>
          <table:table-cell table:formula="of:=SQRT([.H563])" office:value-type="float" office:value="40.137264480779" calcext:value-type="float">
            <text:p>40.1372644808</text:p>
          </table:table-cell>
          <table:table-cell/>
          <table:table-cell table:formula="of:=[.G563]/[.I563]" office:value-type="float" office:value="2.37860570527765" calcext:value-type="float">
            <text:p>2.3786057053</text:p>
          </table:table-cell>
          <table:table-cell/>
        </table:table-row>
        <table:table-row table:style-name="ro1">
          <table:table-cell office:value-type="float" office:value="220.588" calcext:value-type="float">
            <text:p>220.588</text:p>
          </table:table-cell>
          <table:table-cell office:value-type="float" office:value="332.568" calcext:value-type="float">
            <text:p>332.568</text:p>
          </table:table-cell>
          <table:table-cell office:value-type="float" office:value="315.729" calcext:value-type="float">
            <text:p>315.729</text:p>
          </table:table-cell>
          <table:table-cell office:value-type="float" office:value="319.4" calcext:value-type="float">
            <text:p>319.4</text:p>
          </table:table-cell>
          <table:table-cell office:value-type="float" office:value="810" calcext:value-type="float">
            <text:p>810</text:p>
          </table:table-cell>
          <table:table-cell office:value-type="float" office:value="812" calcext:value-type="float">
            <text:p>812</text:p>
          </table:table-cell>
          <table:table-cell table:formula="of:=(([.A564]-[.C564])^2 + ([.B564]-[.D564])^2)^0.5" office:value-type="float" office:value="96.047936495273" calcext:value-type="float">
            <text:p>96.0479364953</text:p>
          </table:table-cell>
          <table:table-cell table:formula="of:=[.E564]+[.F564]" office:value-type="float" office:value="1622" calcext:value-type="float">
            <text:p>1622</text:p>
          </table:table-cell>
          <table:table-cell table:formula="of:=SQRT([.H564])" office:value-type="float" office:value="40.2740611312045" calcext:value-type="float">
            <text:p>40.2740611312</text:p>
          </table:table-cell>
          <table:table-cell/>
          <table:table-cell table:formula="of:=[.G564]/[.I564]" office:value-type="float" office:value="2.38485848701398" calcext:value-type="float">
            <text:p>2.384858487</text:p>
          </table:table-cell>
          <table:table-cell/>
        </table:table-row>
        <table:table-row table:style-name="ro1">
          <table:table-cell office:value-type="float" office:value="220.441" calcext:value-type="float">
            <text:p>220.441</text:p>
          </table:table-cell>
          <table:table-cell office:value-type="float" office:value="331.073" calcext:value-type="float">
            <text:p>331.073</text:p>
          </table:table-cell>
          <table:table-cell office:value-type="float" office:value="315.929" calcext:value-type="float">
            <text:p>315.929</text:p>
          </table:table-cell>
          <table:table-cell office:value-type="float" office:value="317.908" calcext:value-type="float">
            <text:p>317.908</text:p>
          </table:table-cell>
          <table:table-cell office:value-type="float" office:value="817" calcext:value-type="float">
            <text:p>817</text:p>
          </table:table-cell>
          <table:table-cell office:value-type="float" office:value="822" calcext:value-type="float">
            <text:p>822</text:p>
          </table:table-cell>
          <table:table-cell table:formula="of:=(([.A565]-[.C565])^2 + ([.B565]-[.D565])^2)^0.5" office:value-type="float" office:value="96.3912618913146" calcext:value-type="float">
            <text:p>96.3912618913</text:p>
          </table:table-cell>
          <table:table-cell table:formula="of:=[.E565]+[.F565]" office:value-type="float" office:value="1639" calcext:value-type="float">
            <text:p>1639</text:p>
          </table:table-cell>
          <table:table-cell table:formula="of:=SQRT([.H565])" office:value-type="float" office:value="40.4845649599943" calcext:value-type="float">
            <text:p>40.48456496</text:p>
          </table:table-cell>
          <table:table-cell/>
          <table:table-cell table:formula="of:=[.G565]/[.I565]" office:value-type="float" office:value="2.38093856230308" calcext:value-type="float">
            <text:p>2.3809385623</text:p>
          </table:table-cell>
          <table:table-cell/>
        </table:table-row>
        <table:table-row table:style-name="ro1">
          <table:table-cell office:value-type="float" office:value="220.322" calcext:value-type="float">
            <text:p>220.322</text:p>
          </table:table-cell>
          <table:table-cell office:value-type="float" office:value="329.768" calcext:value-type="float">
            <text:p>329.768</text:p>
          </table:table-cell>
          <table:table-cell office:value-type="float" office:value="316.104" calcext:value-type="float">
            <text:p>316.104</text:p>
          </table:table-cell>
          <table:table-cell office:value-type="float" office:value="316.36" calcext:value-type="float">
            <text:p>316.36</text:p>
          </table:table-cell>
          <table:table-cell table:number-columns-repeated="2" office:value-type="float" office:value="819" calcext:value-type="float">
            <text:p>819</text:p>
          </table:table-cell>
          <table:table-cell table:formula="of:=(([.A566]-[.C566])^2 + ([.B566]-[.D566])^2)^0.5" office:value-type="float" office:value="96.7159034905842" calcext:value-type="float">
            <text:p>96.7159034906</text:p>
          </table:table-cell>
          <table:table-cell table:formula="of:=[.E566]+[.F566]" office:value-type="float" office:value="1638" calcext:value-type="float">
            <text:p>1638</text:p>
          </table:table-cell>
          <table:table-cell table:formula="of:=SQRT([.H566])" office:value-type="float" office:value="40.4722126896961" calcext:value-type="float">
            <text:p>40.4722126897</text:p>
          </table:table-cell>
          <table:table-cell/>
          <table:table-cell table:formula="of:=[.G566]/[.I566]" office:value-type="float" office:value="2.38968657908855" calcext:value-type="float">
            <text:p>2.3896865791</text:p>
          </table:table-cell>
          <table:table-cell/>
        </table:table-row>
        <table:table-row table:style-name="ro1">
          <table:table-cell office:value-type="float" office:value="220.261" calcext:value-type="float">
            <text:p>220.261</text:p>
          </table:table-cell>
          <table:table-cell office:value-type="float" office:value="328.15" calcext:value-type="float">
            <text:p>328.15</text:p>
          </table:table-cell>
          <table:table-cell office:value-type="float" office:value="316.674" calcext:value-type="float">
            <text:p>316.674</text:p>
          </table:table-cell>
          <table:table-cell office:value-type="float" office:value="314.863" calcext:value-type="float">
            <text:p>314.863</text:p>
          </table:table-cell>
          <table:table-cell table:number-columns-repeated="2" office:value-type="float" office:value="827" calcext:value-type="float">
            <text:p>827</text:p>
          </table:table-cell>
          <table:table-cell table:formula="of:=(([.A567]-[.C567])^2 + ([.B567]-[.D567])^2)^0.5" office:value-type="float" office:value="97.3242566783841" calcext:value-type="float">
            <text:p>97.3242566784</text:p>
          </table:table-cell>
          <table:table-cell table:formula="of:=[.E567]+[.F567]" office:value-type="float" office:value="1654" calcext:value-type="float">
            <text:p>1654</text:p>
          </table:table-cell>
          <table:table-cell table:formula="of:=SQRT([.H567])" office:value-type="float" office:value="40.6693988153255" calcext:value-type="float">
            <text:p>40.6693988153</text:p>
          </table:table-cell>
          <table:table-cell/>
          <table:table-cell table:formula="of:=[.G567]/[.I567]" office:value-type="float" office:value="2.3930586513049" calcext:value-type="float">
            <text:p>2.3930586513</text:p>
          </table:table-cell>
          <table:table-cell/>
        </table:table-row>
        <table:table-row table:style-name="ro1">
          <table:table-cell office:value-type="float" office:value="220.218" calcext:value-type="float">
            <text:p>220.218</text:p>
          </table:table-cell>
          <table:table-cell office:value-type="float" office:value="326.802" calcext:value-type="float">
            <text:p>326.802</text:p>
          </table:table-cell>
          <table:table-cell office:value-type="float" office:value="317.002" calcext:value-type="float">
            <text:p>317.002</text:p>
          </table:table-cell>
          <table:table-cell office:value-type="float" office:value="313.454" calcext:value-type="float">
            <text:p>313.454</text:p>
          </table:table-cell>
          <table:table-cell office:value-type="float" office:value="827" calcext:value-type="float">
            <text:p>827</text:p>
          </table:table-cell>
          <table:table-cell office:value-type="float" office:value="835" calcext:value-type="float">
            <text:p>835</text:p>
          </table:table-cell>
          <table:table-cell table:formula="of:=(([.A568]-[.C568])^2 + ([.B568]-[.D568])^2)^0.5" office:value-type="float" office:value="97.7001113612467" calcext:value-type="float">
            <text:p>97.7001113612</text:p>
          </table:table-cell>
          <table:table-cell table:formula="of:=[.E568]+[.F568]" office:value-type="float" office:value="1662" calcext:value-type="float">
            <text:p>1662</text:p>
          </table:table-cell>
          <table:table-cell table:formula="of:=SQRT([.H568])" office:value-type="float" office:value="40.767634221279" calcext:value-type="float">
            <text:p>40.7676342213</text:p>
          </table:table-cell>
          <table:table-cell/>
          <table:table-cell table:formula="of:=[.G568]/[.I568]" office:value-type="float" office:value="2.39651167470128" calcext:value-type="float">
            <text:p>2.3965116747</text:p>
          </table:table-cell>
          <table:table-cell/>
        </table:table-row>
        <table:table-row table:style-name="ro1">
          <table:table-cell office:value-type="float" office:value="220.134" calcext:value-type="float">
            <text:p>220.134</text:p>
          </table:table-cell>
          <table:table-cell office:value-type="float" office:value="325.405" calcext:value-type="float">
            <text:p>325.405</text:p>
          </table:table-cell>
          <table:table-cell office:value-type="float" office:value="317.512" calcext:value-type="float">
            <text:p>317.512</text:p>
          </table:table-cell>
          <table:table-cell office:value-type="float" office:value="312.121" calcext:value-type="float">
            <text:p>312.121</text:p>
          </table:table-cell>
          <table:table-cell office:value-type="float" office:value="852" calcext:value-type="float">
            <text:p>852</text:p>
          </table:table-cell>
          <table:table-cell office:value-type="float" office:value="842" calcext:value-type="float">
            <text:p>842</text:p>
          </table:table-cell>
          <table:table-cell table:formula="of:=(([.A569]-[.C569])^2 + ([.B569]-[.D569])^2)^0.5" office:value-type="float" office:value="98.2799040496072" calcext:value-type="float">
            <text:p>98.2799040496</text:p>
          </table:table-cell>
          <table:table-cell table:formula="of:=[.E569]+[.F569]" office:value-type="float" office:value="1694" calcext:value-type="float">
            <text:p>1694</text:p>
          </table:table-cell>
          <table:table-cell table:formula="of:=SQRT([.H569])" office:value-type="float" office:value="41.1582312545134" calcext:value-type="float">
            <text:p>41.1582312545</text:p>
          </table:table-cell>
          <table:table-cell/>
          <table:table-cell table:formula="of:=[.G569]/[.I569]" office:value-type="float" office:value="2.38785538284836" calcext:value-type="float">
            <text:p>2.3878553828</text:p>
          </table:table-cell>
          <table:table-cell/>
        </table:table-row>
        <table:table-row table:style-name="ro1">
          <table:table-cell office:value-type="float" office:value="220.145" calcext:value-type="float">
            <text:p>220.145</text:p>
          </table:table-cell>
          <table:table-cell office:value-type="float" office:value="323.93" calcext:value-type="float">
            <text:p>323.93</text:p>
          </table:table-cell>
          <table:table-cell office:value-type="float" office:value="317.898" calcext:value-type="float">
            <text:p>317.898</text:p>
          </table:table-cell>
          <table:table-cell office:value-type="float" office:value="310.396" calcext:value-type="float">
            <text:p>310.396</text:p>
          </table:table-cell>
          <table:table-cell office:value-type="float" office:value="853" calcext:value-type="float">
            <text:p>853</text:p>
          </table:table-cell>
          <table:table-cell office:value-type="float" office:value="846" calcext:value-type="float">
            <text:p>846</text:p>
          </table:table-cell>
          <table:table-cell table:formula="of:=(([.A570]-[.C570])^2 + ([.B570]-[.D570])^2)^0.5" office:value-type="float" office:value="98.6854506246995" calcext:value-type="float">
            <text:p>98.6854506247</text:p>
          </table:table-cell>
          <table:table-cell table:formula="of:=[.E570]+[.F570]" office:value-type="float" office:value="1699" calcext:value-type="float">
            <text:p>1699</text:p>
          </table:table-cell>
          <table:table-cell table:formula="of:=SQRT([.H570])" office:value-type="float" office:value="41.2189276910499" calcext:value-type="float">
            <text:p>41.218927691</text:p>
          </table:table-cell>
          <table:table-cell/>
          <table:table-cell table:formula="of:=[.G570]/[.I570]" office:value-type="float" office:value="2.39417801851569" calcext:value-type="float">
            <text:p>2.3941780185</text:p>
          </table:table-cell>
          <table:table-cell/>
        </table:table-row>
        <table:table-row table:style-name="ro1">
          <table:table-cell office:value-type="float" office:value="220.108" calcext:value-type="float">
            <text:p>220.108</text:p>
          </table:table-cell>
          <table:table-cell office:value-type="float" office:value="322.45" calcext:value-type="float">
            <text:p>322.45</text:p>
          </table:table-cell>
          <table:table-cell office:value-type="float" office:value="318.351" calcext:value-type="float">
            <text:p>318.351</text:p>
          </table:table-cell>
          <table:table-cell office:value-type="float" office:value="309.031" calcext:value-type="float">
            <text:p>309.031</text:p>
          </table:table-cell>
          <table:table-cell office:value-type="float" office:value="858" calcext:value-type="float">
            <text:p>858</text:p>
          </table:table-cell>
          <table:table-cell office:value-type="float" office:value="851" calcext:value-type="float">
            <text:p>851</text:p>
          </table:table-cell>
          <table:table-cell table:formula="of:=(([.A571]-[.C571])^2 + ([.B571]-[.D571])^2)^0.5" office:value-type="float" office:value="99.1552147393167" calcext:value-type="float">
            <text:p>99.1552147393</text:p>
          </table:table-cell>
          <table:table-cell table:formula="of:=[.E571]+[.F571]" office:value-type="float" office:value="1709" calcext:value-type="float">
            <text:p>1709</text:p>
          </table:table-cell>
          <table:table-cell table:formula="of:=SQRT([.H571])" office:value-type="float" office:value="41.3400532171888" calcext:value-type="float">
            <text:p>41.3400532172</text:p>
          </table:table-cell>
          <table:table-cell/>
          <table:table-cell table:formula="of:=[.G571]/[.I571]" office:value-type="float" office:value="2.39852653837632" calcext:value-type="float">
            <text:p>2.3985265384</text:p>
          </table:table-cell>
          <table:table-cell/>
        </table:table-row>
        <table:table-row table:style-name="ro1">
          <table:table-cell office:value-type="float" office:value="220.271" calcext:value-type="float">
            <text:p>220.271</text:p>
          </table:table-cell>
          <table:table-cell office:value-type="float" office:value="321.076" calcext:value-type="float">
            <text:p>321.076</text:p>
          </table:table-cell>
          <table:table-cell office:value-type="float" office:value="318.823" calcext:value-type="float">
            <text:p>318.823</text:p>
          </table:table-cell>
          <table:table-cell office:value-type="float" office:value="307.433" calcext:value-type="float">
            <text:p>307.433</text:p>
          </table:table-cell>
          <table:table-cell office:value-type="float" office:value="870" calcext:value-type="float">
            <text:p>870</text:p>
          </table:table-cell>
          <table:table-cell office:value-type="float" office:value="866" calcext:value-type="float">
            <text:p>866</text:p>
          </table:table-cell>
          <table:table-cell table:formula="of:=(([.A572]-[.C572])^2 + ([.B572]-[.D572])^2)^0.5" office:value-type="float" office:value="99.4918496812679" calcext:value-type="float">
            <text:p>99.4918496813</text:p>
          </table:table-cell>
          <table:table-cell table:formula="of:=[.E572]+[.F572]" office:value-type="float" office:value="1736" calcext:value-type="float">
            <text:p>1736</text:p>
          </table:table-cell>
          <table:table-cell table:formula="of:=SQRT([.H572])" office:value-type="float" office:value="41.6653333119993" calcext:value-type="float">
            <text:p>41.665333312</text:p>
          </table:table-cell>
          <table:table-cell/>
          <table:table-cell table:formula="of:=[.G572]/[.I572]" office:value-type="float" office:value="2.38788080575885" calcext:value-type="float">
            <text:p>2.3878808058</text:p>
          </table:table-cell>
          <table:table-cell/>
        </table:table-row>
        <table:table-row table:style-name="ro1">
          <table:table-cell office:value-type="float" office:value="220.185" calcext:value-type="float">
            <text:p>220.185</text:p>
          </table:table-cell>
          <table:table-cell office:value-type="float" office:value="319.563" calcext:value-type="float">
            <text:p>319.563</text:p>
          </table:table-cell>
          <table:table-cell office:value-type="float" office:value="319.34" calcext:value-type="float">
            <text:p>319.34</text:p>
          </table:table-cell>
          <table:table-cell office:value-type="float" office:value="305.885" calcext:value-type="float">
            <text:p>305.885</text:p>
          </table:table-cell>
          <table:table-cell office:value-type="float" office:value="868" calcext:value-type="float">
            <text:p>868</text:p>
          </table:table-cell>
          <table:table-cell office:value-type="float" office:value="864" calcext:value-type="float">
            <text:p>864</text:p>
          </table:table-cell>
          <table:table-cell table:formula="of:=(([.A573]-[.C573])^2 + ([.B573]-[.D573])^2)^0.5" office:value-type="float" office:value="100.093964398459" calcext:value-type="float">
            <text:p>100.0939643985</text:p>
          </table:table-cell>
          <table:table-cell table:formula="of:=[.E573]+[.F573]" office:value-type="float" office:value="1732" calcext:value-type="float">
            <text:p>1732</text:p>
          </table:table-cell>
          <table:table-cell table:formula="of:=SQRT([.H573])" office:value-type="float" office:value="41.6173040933696" calcext:value-type="float">
            <text:p>41.6173040934</text:p>
          </table:table-cell>
          <table:table-cell/>
          <table:table-cell table:formula="of:=[.G573]/[.I573]" office:value-type="float" office:value="2.40510447706789" calcext:value-type="float">
            <text:p>2.4051044771</text:p>
          </table:table-cell>
          <table:table-cell/>
        </table:table-row>
        <table:table-row table:style-name="ro1">
          <table:table-cell office:value-type="float" office:value="220.291" calcext:value-type="float">
            <text:p>220.291</text:p>
          </table:table-cell>
          <table:table-cell office:value-type="float" office:value="318.068" calcext:value-type="float">
            <text:p>318.068</text:p>
          </table:table-cell>
          <table:table-cell office:value-type="float" office:value="319.862" calcext:value-type="float">
            <text:p>319.862</text:p>
          </table:table-cell>
          <table:table-cell office:value-type="float" office:value="304.449" calcext:value-type="float">
            <text:p>304.449</text:p>
          </table:table-cell>
          <table:table-cell table:number-columns-repeated="2" office:value-type="float" office:value="876" calcext:value-type="float">
            <text:p>876</text:p>
          </table:table-cell>
          <table:table-cell table:formula="of:=(([.A574]-[.C574])^2 + ([.B574]-[.D574])^2)^0.5" office:value-type="float" office:value="100.498065662977" calcext:value-type="float">
            <text:p>100.498065663</text:p>
          </table:table-cell>
          <table:table-cell table:formula="of:=[.E574]+[.F574]" office:value-type="float" office:value="1752" calcext:value-type="float">
            <text:p>1752</text:p>
          </table:table-cell>
          <table:table-cell table:formula="of:=SQRT([.H574])" office:value-type="float" office:value="41.8568990729127" calcext:value-type="float">
            <text:p>41.8568990729</text:p>
          </table:table-cell>
          <table:table-cell/>
          <table:table-cell table:formula="of:=[.G574]/[.I574]" office:value-type="float" office:value="2.40099166180261" calcext:value-type="float">
            <text:p>2.4009916618</text:p>
          </table:table-cell>
          <table:table-cell/>
        </table:table-row>
        <table:table-row table:style-name="ro1">
          <table:table-cell office:value-type="float" office:value="220.268" calcext:value-type="float">
            <text:p>220.268</text:p>
          </table:table-cell>
          <table:table-cell office:value-type="float" office:value="316.519" calcext:value-type="float">
            <text:p>316.519</text:p>
          </table:table-cell>
          <table:table-cell office:value-type="float" office:value="320.429" calcext:value-type="float">
            <text:p>320.429</text:p>
          </table:table-cell>
          <table:table-cell office:value-type="float" office:value="302.971" calcext:value-type="float">
            <text:p>302.971</text:p>
          </table:table-cell>
          <table:table-cell office:value-type="float" office:value="888" calcext:value-type="float">
            <text:p>888</text:p>
          </table:table-cell>
          <table:table-cell office:value-type="float" office:value="885" calcext:value-type="float">
            <text:p>885</text:p>
          </table:table-cell>
          <table:table-cell table:formula="of:=(([.A575]-[.C575])^2 + ([.B575]-[.D575])^2)^0.5" office:value-type="float" office:value="101.073113264607" calcext:value-type="float">
            <text:p>101.0731132646</text:p>
          </table:table-cell>
          <table:table-cell table:formula="of:=[.E575]+[.F575]" office:value-type="float" office:value="1773" calcext:value-type="float">
            <text:p>1773</text:p>
          </table:table-cell>
          <table:table-cell table:formula="of:=SQRT([.H575])" office:value-type="float" office:value="42.1070065428546" calcext:value-type="float">
            <text:p>42.1070065429</text:p>
          </table:table-cell>
          <table:table-cell/>
          <table:table-cell table:formula="of:=[.G575]/[.I575]" office:value-type="float" office:value="2.40038705106569" calcext:value-type="float">
            <text:p>2.4003870511</text:p>
          </table:table-cell>
          <table:table-cell/>
        </table:table-row>
        <table:table-row table:style-name="ro1">
          <table:table-cell office:value-type="float" office:value="220.12" calcext:value-type="float">
            <text:p>220.12</text:p>
          </table:table-cell>
          <table:table-cell office:value-type="float" office:value="315.076" calcext:value-type="float">
            <text:p>315.076</text:p>
          </table:table-cell>
          <table:table-cell office:value-type="float" office:value="320.686" calcext:value-type="float">
            <text:p>320.686</text:p>
          </table:table-cell>
          <table:table-cell office:value-type="float" office:value="301.418" calcext:value-type="float">
            <text:p>301.418</text:p>
          </table:table-cell>
          <table:table-cell office:value-type="float" office:value="890" calcext:value-type="float">
            <text:p>890</text:p>
          </table:table-cell>
          <table:table-cell office:value-type="float" office:value="885" calcext:value-type="float">
            <text:p>885</text:p>
          </table:table-cell>
          <table:table-cell table:formula="of:=(([.A576]-[.C576])^2 + ([.B576]-[.D576])^2)^0.5" office:value-type="float" office:value="101.489217752429" calcext:value-type="float">
            <text:p>101.4892177524</text:p>
          </table:table-cell>
          <table:table-cell table:formula="of:=[.E576]+[.F576]" office:value-type="float" office:value="1775" calcext:value-type="float">
            <text:p>1775</text:p>
          </table:table-cell>
          <table:table-cell table:formula="of:=SQRT([.H576])" office:value-type="float" office:value="42.1307488658818" calcext:value-type="float">
            <text:p>42.1307488659</text:p>
          </table:table-cell>
          <table:table-cell/>
          <table:table-cell table:formula="of:=[.G576]/[.I576]" office:value-type="float" office:value="2.4089108426605" calcext:value-type="float">
            <text:p>2.4089108427</text:p>
          </table:table-cell>
          <table:table-cell/>
        </table:table-row>
        <table:table-row table:style-name="ro1">
          <table:table-cell office:value-type="float" office:value="220.016" calcext:value-type="float">
            <text:p>220.016</text:p>
          </table:table-cell>
          <table:table-cell office:value-type="float" office:value="313.646" calcext:value-type="float">
            <text:p>313.646</text:p>
          </table:table-cell>
          <table:table-cell office:value-type="float" office:value="320.954" calcext:value-type="float">
            <text:p>320.954</text:p>
          </table:table-cell>
          <table:table-cell office:value-type="float" office:value="299.79" calcext:value-type="float">
            <text:p>299.79</text:p>
          </table:table-cell>
          <table:table-cell office:value-type="float" office:value="903" calcext:value-type="float">
            <text:p>903</text:p>
          </table:table-cell>
          <table:table-cell office:value-type="float" office:value="887" calcext:value-type="float">
            <text:p>887</text:p>
          </table:table-cell>
          <table:table-cell table:formula="of:=(([.A577]-[.C577])^2 + ([.B577]-[.D577])^2)^0.5" office:value-type="float" office:value="101.884584604345" calcext:value-type="float">
            <text:p>101.8845846043</text:p>
          </table:table-cell>
          <table:table-cell table:formula="of:=[.E577]+[.F577]" office:value-type="float" office:value="1790" calcext:value-type="float">
            <text:p>1790</text:p>
          </table:table-cell>
          <table:table-cell table:formula="of:=SQRT([.H577])" office:value-type="float" office:value="42.3083916026124" calcext:value-type="float">
            <text:p>42.3083916026</text:p>
          </table:table-cell>
          <table:table-cell/>
          <table:table-cell table:formula="of:=[.G577]/[.I577]" office:value-type="float" office:value="2.4081412869889" calcext:value-type="float">
            <text:p>2.408141287</text:p>
          </table:table-cell>
          <table:table-cell/>
        </table:table-row>
        <table:table-row table:style-name="ro1">
          <table:table-cell office:value-type="float" office:value="219.663" calcext:value-type="float">
            <text:p>219.663</text:p>
          </table:table-cell>
          <table:table-cell office:value-type="float" office:value="310.616" calcext:value-type="float">
            <text:p>310.616</text:p>
          </table:table-cell>
          <table:table-cell office:value-type="float" office:value="321.608" calcext:value-type="float">
            <text:p>321.608</text:p>
          </table:table-cell>
          <table:table-cell office:value-type="float" office:value="296.531" calcext:value-type="float">
            <text:p>296.531</text:p>
          </table:table-cell>
          <table:table-cell office:value-type="float" office:value="917" calcext:value-type="float">
            <text:p>917</text:p>
          </table:table-cell>
          <table:table-cell office:value-type="float" office:value="911" calcext:value-type="float">
            <text:p>911</text:p>
          </table:table-cell>
          <table:table-cell table:formula="of:=(([.A578]-[.C578])^2 + ([.B578]-[.D578])^2)^0.5" office:value-type="float" office:value="102.913411419504" calcext:value-type="float">
            <text:p>102.9134114195</text:p>
          </table:table-cell>
          <table:table-cell table:formula="of:=[.E578]+[.F578]" office:value-type="float" office:value="1828" calcext:value-type="float">
            <text:p>1828</text:p>
          </table:table-cell>
          <table:table-cell table:formula="of:=SQRT([.H578])" office:value-type="float" office:value="42.7551166528639" calcext:value-type="float">
            <text:p>42.7551166529</text:p>
          </table:table-cell>
          <table:table-cell/>
          <table:table-cell table:formula="of:=[.G578]/[.I578]" office:value-type="float" office:value="2.4070431676067" calcext:value-type="float">
            <text:p>2.4070431676</text:p>
          </table:table-cell>
          <table:table-cell/>
        </table:table-row>
        <table:table-row table:style-name="ro1">
          <table:table-cell office:value-type="float" office:value="219.289" calcext:value-type="float">
            <text:p>219.289</text:p>
          </table:table-cell>
          <table:table-cell office:value-type="float" office:value="309.004" calcext:value-type="float">
            <text:p>309.004</text:p>
          </table:table-cell>
          <table:table-cell office:value-type="float" office:value="321.743" calcext:value-type="float">
            <text:p>321.743</text:p>
          </table:table-cell>
          <table:table-cell office:value-type="float" office:value="294.768" calcext:value-type="float">
            <text:p>294.768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table:formula="of:=(([.A579]-[.C579])^2 + ([.B579]-[.D579])^2)^0.5" office:value-type="float" office:value="103.438318876517" calcext:value-type="float">
            <text:p>103.4383188765</text:p>
          </table:table-cell>
          <table:table-cell table:formula="of:=[.E579]+[.F579]" office:value-type="float" office:value="1838" calcext:value-type="float">
            <text:p>1838</text:p>
          </table:table-cell>
          <table:table-cell table:formula="of:=SQRT([.H579])" office:value-type="float" office:value="42.871902220452" calcext:value-type="float">
            <text:p>42.8719022205</text:p>
          </table:table-cell>
          <table:table-cell/>
          <table:table-cell table:formula="of:=[.G579]/[.I579]" office:value-type="float" office:value="2.41272986546353" calcext:value-type="float">
            <text:p>2.4127298655</text:p>
          </table:table-cell>
          <table:table-cell/>
        </table:table-row>
        <table:table-row table:style-name="ro1">
          <table:table-cell office:value-type="float" office:value="218.962" calcext:value-type="float">
            <text:p>218.962</text:p>
          </table:table-cell>
          <table:table-cell office:value-type="float" office:value="307.517" calcext:value-type="float">
            <text:p>307.517</text:p>
          </table:table-cell>
          <table:table-cell office:value-type="float" office:value="321.869" calcext:value-type="float">
            <text:p>321.869</text:p>
          </table:table-cell>
          <table:table-cell office:value-type="float" office:value="293.003" calcext:value-type="float">
            <text:p>293.003</text:p>
          </table:table-cell>
          <table:table-cell office:value-type="float" office:value="924" calcext:value-type="float">
            <text:p>924</text:p>
          </table:table-cell>
          <table:table-cell office:value-type="float" office:value="929" calcext:value-type="float">
            <text:p>929</text:p>
          </table:table-cell>
          <table:table-cell table:formula="of:=(([.A580]-[.C580])^2 + ([.B580]-[.D580])^2)^0.5" office:value-type="float" office:value="103.925486984666" calcext:value-type="float">
            <text:p>103.9254869847</text:p>
          </table:table-cell>
          <table:table-cell table:formula="of:=[.E580]+[.F580]" office:value-type="float" office:value="1853" calcext:value-type="float">
            <text:p>1853</text:p>
          </table:table-cell>
          <table:table-cell table:formula="of:=SQRT([.H580])" office:value-type="float" office:value="43.0464865000618" calcext:value-type="float">
            <text:p>43.0464865001</text:p>
          </table:table-cell>
          <table:table-cell/>
          <table:table-cell table:formula="of:=[.G580]/[.I580]" office:value-type="float" office:value="2.41426177684715" calcext:value-type="float">
            <text:p>2.4142617768</text:p>
          </table:table-cell>
          <table:table-cell/>
        </table:table-row>
        <table:table-row table:style-name="ro1">
          <table:table-cell office:value-type="float" office:value="218.527" calcext:value-type="float">
            <text:p>218.527</text:p>
          </table:table-cell>
          <table:table-cell office:value-type="float" office:value="305.82" calcext:value-type="float">
            <text:p>305.82</text:p>
          </table:table-cell>
          <table:table-cell office:value-type="float" office:value="322.044" calcext:value-type="float">
            <text:p>322.044</text:p>
          </table:table-cell>
          <table:table-cell office:value-type="float" office:value="291.302" calcext:value-type="float">
            <text:p>291.302</text:p>
          </table:table-cell>
          <table:table-cell office:value-type="float" office:value="931" calcext:value-type="float">
            <text:p>931</text:p>
          </table:table-cell>
          <table:table-cell office:value-type="float" office:value="928" calcext:value-type="float">
            <text:p>928</text:p>
          </table:table-cell>
          <table:table-cell table:formula="of:=(([.A581]-[.C581])^2 + ([.B581]-[.D581])^2)^0.5" office:value-type="float" office:value="104.530099076773" calcext:value-type="float">
            <text:p>104.5300990768</text:p>
          </table:table-cell>
          <table:table-cell table:formula="of:=[.E581]+[.F581]" office:value-type="float" office:value="1859" calcext:value-type="float">
            <text:p>1859</text:p>
          </table:table-cell>
          <table:table-cell table:formula="of:=SQRT([.H581])" office:value-type="float" office:value="43.1161222746202" calcext:value-type="float">
            <text:p>43.1161222746</text:p>
          </table:table-cell>
          <table:table-cell/>
          <table:table-cell table:formula="of:=[.G581]/[.I581]" office:value-type="float" office:value="2.42438544011421" calcext:value-type="float">
            <text:p>2.4243854401</text:p>
          </table:table-cell>
          <table:table-cell/>
        </table:table-row>
        <table:table-row table:style-name="ro1">
          <table:table-cell office:value-type="float" office:value="217.984" calcext:value-type="float">
            <text:p>217.984</text:p>
          </table:table-cell>
          <table:table-cell office:value-type="float" office:value="304.45" calcext:value-type="float">
            <text:p>304.45</text:p>
          </table:table-cell>
          <table:table-cell office:value-type="float" office:value="321.957" calcext:value-type="float">
            <text:p>321.957</text:p>
          </table:table-cell>
          <table:table-cell office:value-type="float" office:value="289.319" calcext:value-type="float">
            <text:p>289.319</text:p>
          </table:table-cell>
          <table:table-cell office:value-type="float" office:value="935" calcext:value-type="float">
            <text:p>935</text:p>
          </table:table-cell>
          <table:table-cell office:value-type="float" office:value="938" calcext:value-type="float">
            <text:p>938</text:p>
          </table:table-cell>
          <table:table-cell table:formula="of:=(([.A582]-[.C582])^2 + ([.B582]-[.D582])^2)^0.5" office:value-type="float" office:value="105.06822493028" calcext:value-type="float">
            <text:p>105.0682249303</text:p>
          </table:table-cell>
          <table:table-cell table:formula="of:=[.E582]+[.F582]" office:value-type="float" office:value="1873" calcext:value-type="float">
            <text:p>1873</text:p>
          </table:table-cell>
          <table:table-cell table:formula="of:=SQRT([.H582])" office:value-type="float" office:value="43.2781700167648" calcext:value-type="float">
            <text:p>43.2781700168</text:p>
          </table:table-cell>
          <table:table-cell/>
          <table:table-cell table:formula="of:=[.G582]/[.I582]" office:value-type="float" office:value="2.42774185899218" calcext:value-type="float">
            <text:p>2.427741859</text:p>
          </table:table-cell>
          <table:table-cell/>
        </table:table-row>
        <table:table-row table:style-name="ro1">
          <table:table-cell office:value-type="float" office:value="217.433" calcext:value-type="float">
            <text:p>217.433</text:p>
          </table:table-cell>
          <table:table-cell office:value-type="float" office:value="302.573" calcext:value-type="float">
            <text:p>302.573</text:p>
          </table:table-cell>
          <table:table-cell office:value-type="float" office:value="322.036" calcext:value-type="float">
            <text:p>322.036</text:p>
          </table:table-cell>
          <table:table-cell office:value-type="float" office:value="287.526" calcext:value-type="float">
            <text:p>287.526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table:formula="of:=(([.A583]-[.C583])^2 + ([.B583]-[.D583])^2)^0.5" office:value-type="float" office:value="105.679703907609" calcext:value-type="float">
            <text:p>105.6797039076</text:p>
          </table:table-cell>
          <table:table-cell table:formula="of:=[.E583]+[.F583]" office:value-type="float" office:value="1905" calcext:value-type="float">
            <text:p>1905</text:p>
          </table:table-cell>
          <table:table-cell table:formula="of:=SQRT([.H583])" office:value-type="float" office:value="43.6463056855904" calcext:value-type="float">
            <text:p>43.6463056856</text:p>
          </table:table-cell>
          <table:table-cell/>
          <table:table-cell table:formula="of:=[.G583]/[.I583]" office:value-type="float" office:value="2.42127488793396" calcext:value-type="float">
            <text:p>2.4212748879</text:p>
          </table:table-cell>
          <table:table-cell/>
        </table:table-row>
        <table:table-row table:style-name="ro1">
          <table:table-cell office:value-type="float" office:value="216.804" calcext:value-type="float">
            <text:p>216.804</text:p>
          </table:table-cell>
          <table:table-cell office:value-type="float" office:value="301.061" calcext:value-type="float">
            <text:p>301.061</text:p>
          </table:table-cell>
          <table:table-cell office:value-type="float" office:value="321.931" calcext:value-type="float">
            <text:p>321.931</text:p>
          </table:table-cell>
          <table:table-cell office:value-type="float" office:value="285.516" calcext:value-type="float">
            <text:p>285.516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table:formula="of:=(([.A584]-[.C584])^2 + ([.B584]-[.D584])^2)^0.5" office:value-type="float" office:value="106.270095294961" calcext:value-type="float">
            <text:p>106.270095295</text:p>
          </table:table-cell>
          <table:table-cell table:formula="of:=[.E584]+[.F584]" office:value-type="float" office:value="1924" calcext:value-type="float">
            <text:p>1924</text:p>
          </table:table-cell>
          <table:table-cell table:formula="of:=SQRT([.H584])" office:value-type="float" office:value="43.8634243989226" calcext:value-type="float">
            <text:p>43.8634243989</text:p>
          </table:table-cell>
          <table:table-cell/>
          <table:table-cell table:formula="of:=[.G584]/[.I584]" office:value-type="float" office:value="2.42274963141206" calcext:value-type="float">
            <text:p>2.4227496314</text:p>
          </table:table-cell>
          <table:table-cell/>
        </table:table-row>
        <table:table-row table:style-name="ro1">
          <table:table-cell office:value-type="float" office:value="216.398" calcext:value-type="float">
            <text:p>216.398</text:p>
          </table:table-cell>
          <table:table-cell office:value-type="float" office:value="299.115" calcext:value-type="float">
            <text:p>299.115</text:p>
          </table:table-cell>
          <table:table-cell office:value-type="float" office:value="322.003" calcext:value-type="float">
            <text:p>322.003</text:p>
          </table:table-cell>
          <table:table-cell office:value-type="float" office:value="283.586" calcext:value-type="float">
            <text:p>283.586</text:p>
          </table:table-cell>
          <table:table-cell office:value-type="float" office:value="969" calcext:value-type="float">
            <text:p>969</text:p>
          </table:table-cell>
          <table:table-cell office:value-type="float" office:value="972" calcext:value-type="float">
            <text:p>972</text:p>
          </table:table-cell>
          <table:table-cell table:formula="of:=(([.A585]-[.C585])^2 + ([.B585]-[.D585])^2)^0.5" office:value-type="float" office:value="106.740647674632" calcext:value-type="float">
            <text:p>106.7406476746</text:p>
          </table:table-cell>
          <table:table-cell table:formula="of:=[.E585]+[.F585]" office:value-type="float" office:value="1941" calcext:value-type="float">
            <text:p>1941</text:p>
          </table:table-cell>
          <table:table-cell table:formula="of:=SQRT([.H585])" office:value-type="float" office:value="44.0567815438214" calcext:value-type="float">
            <text:p>44.0567815438</text:p>
          </table:table-cell>
          <table:table-cell/>
          <table:table-cell table:formula="of:=[.G585]/[.I585]" office:value-type="float" office:value="2.42279721609855" calcext:value-type="float">
            <text:p>2.4227972161</text:p>
          </table:table-cell>
          <table:table-cell/>
        </table:table-row>
        <table:table-row table:style-name="ro1">
          <table:table-cell office:value-type="float" office:value="215.943" calcext:value-type="float">
            <text:p>215.943</text:p>
          </table:table-cell>
          <table:table-cell office:value-type="float" office:value="297.362" calcext:value-type="float">
            <text:p>297.362</text:p>
          </table:table-cell>
          <table:table-cell office:value-type="float" office:value="322.059" calcext:value-type="float">
            <text:p>322.059</text:p>
          </table:table-cell>
          <table:table-cell office:value-type="float" office:value="281.685" calcext:value-type="float">
            <text:p>281.685</text:p>
          </table:table-cell>
          <table:table-cell office:value-type="float" office:value="976" calcext:value-type="float">
            <text:p>976</text:p>
          </table:table-cell>
          <table:table-cell office:value-type="float" office:value="974" calcext:value-type="float">
            <text:p>974</text:p>
          </table:table-cell>
          <table:table-cell table:formula="of:=(([.A586]-[.C586])^2 + ([.B586]-[.D586])^2)^0.5" office:value-type="float" office:value="107.267766756841" calcext:value-type="float">
            <text:p>107.2677667568</text:p>
          </table:table-cell>
          <table:table-cell table:formula="of:=[.E586]+[.F586]" office:value-type="float" office:value="1950" calcext:value-type="float">
            <text:p>1950</text:p>
          </table:table-cell>
          <table:table-cell table:formula="of:=SQRT([.H586])" office:value-type="float" office:value="44.1588043316392" calcext:value-type="float">
            <text:p>44.1588043316</text:p>
          </table:table-cell>
          <table:table-cell/>
          <table:table-cell table:formula="of:=[.G586]/[.I586]" office:value-type="float" office:value="2.429136576055" calcext:value-type="float">
            <text:p>2.4291365761</text:p>
          </table:table-cell>
          <table:table-cell/>
        </table:table-row>
        <table:table-row table:style-name="ro1">
          <table:table-cell office:value-type="float" office:value="215.504" calcext:value-type="float">
            <text:p>215.504</text:p>
          </table:table-cell>
          <table:table-cell office:value-type="float" office:value="295.825" calcext:value-type="float">
            <text:p>295.825</text:p>
          </table:table-cell>
          <table:table-cell office:value-type="float" office:value="322.138" calcext:value-type="float">
            <text:p>322.138</text:p>
          </table:table-cell>
          <table:table-cell office:value-type="float" office:value="279.569" calcext:value-type="float">
            <text:p>279.569</text:p>
          </table:table-cell>
          <table:table-cell office:value-type="float" office:value="978" calcext:value-type="float">
            <text:p>978</text:p>
          </table:table-cell>
          <table:table-cell office:value-type="float" office:value="990" calcext:value-type="float">
            <text:p>990</text:p>
          </table:table-cell>
          <table:table-cell table:formula="of:=(([.A587]-[.C587])^2 + ([.B587]-[.D587])^2)^0.5" office:value-type="float" office:value="107.865970036893" calcext:value-type="float">
            <text:p>107.8659700369</text:p>
          </table:table-cell>
          <table:table-cell table:formula="of:=[.E587]+[.F587]" office:value-type="float" office:value="1968" calcext:value-type="float">
            <text:p>1968</text:p>
          </table:table-cell>
          <table:table-cell table:formula="of:=SQRT([.H587])" office:value-type="float" office:value="44.3621460256377" calcext:value-type="float">
            <text:p>44.3621460256</text:p>
          </table:table-cell>
          <table:table-cell/>
          <table:table-cell table:formula="of:=[.G587]/[.I587]" office:value-type="float" office:value="2.43148674490535" calcext:value-type="float">
            <text:p>2.4314867449</text:p>
          </table:table-cell>
          <table:table-cell/>
        </table:table-row>
        <table:table-row table:style-name="ro1">
          <table:table-cell office:value-type="float" office:value="215.148" calcext:value-type="float">
            <text:p>215.148</text:p>
          </table:table-cell>
          <table:table-cell office:value-type="float" office:value="293.834" calcext:value-type="float">
            <text:p>293.834</text:p>
          </table:table-cell>
          <table:table-cell office:value-type="float" office:value="322.515" calcext:value-type="float">
            <text:p>322.515</text:p>
          </table:table-cell>
          <table:table-cell office:value-type="float" office:value="277.822" calcext:value-type="float">
            <text:p>277.822</text:p>
          </table:table-cell>
          <table:table-cell table:number-columns-repeated="2" office:value-type="float" office:value="989" calcext:value-type="float">
            <text:p>989</text:p>
          </table:table-cell>
          <table:table-cell table:formula="of:=(([.A588]-[.C588])^2 + ([.B588]-[.D588])^2)^0.5" office:value-type="float" office:value="108.554395733199" calcext:value-type="float">
            <text:p>108.5543957332</text:p>
          </table:table-cell>
          <table:table-cell table:formula="of:=[.E588]+[.F588]" office:value-type="float" office:value="1978" calcext:value-type="float">
            <text:p>1978</text:p>
          </table:table-cell>
          <table:table-cell table:formula="of:=SQRT([.H588])" office:value-type="float" office:value="44.4747119158742" calcext:value-type="float">
            <text:p>44.4747119159</text:p>
          </table:table-cell>
          <table:table-cell/>
          <table:table-cell table:formula="of:=[.G588]/[.I588]" office:value-type="float" office:value="2.44081166705553" calcext:value-type="float">
            <text:p>2.4408116671</text:p>
          </table:table-cell>
          <table:table-cell/>
        </table:table-row>
        <table:table-row table:style-name="ro1">
          <table:table-cell office:value-type="float" office:value="214.773" calcext:value-type="float">
            <text:p>214.773</text:p>
          </table:table-cell>
          <table:table-cell office:value-type="float" office:value="292.093" calcext:value-type="float">
            <text:p>292.093</text:p>
          </table:table-cell>
          <table:table-cell office:value-type="float" office:value="322.717" calcext:value-type="float">
            <text:p>322.717</text:p>
          </table:table-cell>
          <table:table-cell office:value-type="float" office:value="275.805" calcext:value-type="float">
            <text:p>275.805</text:p>
          </table:table-cell>
          <table:table-cell office:value-type="float" office:value="1001" calcext:value-type="float">
            <text:p>1001</text:p>
          </table:table-cell>
          <table:table-cell office:value-type="float" office:value="1018" calcext:value-type="float">
            <text:p>1018</text:p>
          </table:table-cell>
          <table:table-cell table:formula="of:=(([.A589]-[.C589])^2 + ([.B589]-[.D589])^2)^0.5" office:value-type="float" office:value="109.1659565982" calcext:value-type="float">
            <text:p>109.1659565982</text:p>
          </table:table-cell>
          <table:table-cell table:formula="of:=[.E589]+[.F589]" office:value-type="float" office:value="2019" calcext:value-type="float">
            <text:p>2019</text:p>
          </table:table-cell>
          <table:table-cell table:formula="of:=SQRT([.H589])" office:value-type="float" office:value="44.9332838773219" calcext:value-type="float">
            <text:p>44.9332838773</text:p>
          </table:table-cell>
          <table:table-cell/>
          <table:table-cell table:formula="of:=[.G589]/[.I589]" office:value-type="float" office:value="2.42951209389119" calcext:value-type="float">
            <text:p>2.4295120939</text:p>
          </table:table-cell>
          <table:table-cell/>
        </table:table-row>
        <table:table-row table:style-name="ro1">
          <table:table-cell office:value-type="float" office:value="214.458" calcext:value-type="float">
            <text:p>214.458</text:p>
          </table:table-cell>
          <table:table-cell office:value-type="float" office:value="290.171" calcext:value-type="float">
            <text:p>290.171</text:p>
          </table:table-cell>
          <table:table-cell office:value-type="float" office:value="322.962" calcext:value-type="float">
            <text:p>322.962</text:p>
          </table:table-cell>
          <table:table-cell office:value-type="float" office:value="273.996" calcext:value-type="float">
            <text:p>273.996</text:p>
          </table:table-cell>
          <table:table-cell office:value-type="float" office:value="1003" calcext:value-type="float">
            <text:p>1003</text:p>
          </table:table-cell>
          <table:table-cell office:value-type="float" office:value="1009" calcext:value-type="float">
            <text:p>1009</text:p>
          </table:table-cell>
          <table:table-cell table:formula="of:=(([.A590]-[.C590])^2 + ([.B590]-[.D590])^2)^0.5" office:value-type="float" office:value="109.703001968953" calcext:value-type="float">
            <text:p>109.703001969</text:p>
          </table:table-cell>
          <table:table-cell table:formula="of:=[.E590]+[.F590]" office:value-type="float" office:value="2012" calcext:value-type="float">
            <text:p>2012</text:p>
          </table:table-cell>
          <table:table-cell table:formula="of:=SQRT([.H590])" office:value-type="float" office:value="44.8553229840116" calcext:value-type="float">
            <text:p>44.855322984</text:p>
          </table:table-cell>
          <table:table-cell/>
          <table:table-cell table:formula="of:=[.G590]/[.I590]" office:value-type="float" office:value="2.44570754753133" calcext:value-type="float">
            <text:p>2.4457075475</text:p>
          </table:table-cell>
          <table:table-cell/>
        </table:table-row>
        <table:table-row table:style-name="ro1">
          <table:table-cell office:value-type="float" office:value="214.066" calcext:value-type="float">
            <text:p>214.066</text:p>
          </table:table-cell>
          <table:table-cell office:value-type="float" office:value="288.412" calcext:value-type="float">
            <text:p>288.412</text:p>
          </table:table-cell>
          <table:table-cell office:value-type="float" office:value="323.26" calcext:value-type="float">
            <text:p>323.26</text:p>
          </table:table-cell>
          <table:table-cell office:value-type="float" office:value="272.068" calcext:value-type="float">
            <text:p>272.068</text:p>
          </table:table-cell>
          <table:table-cell office:value-type="float" office:value="1015" calcext:value-type="float">
            <text:p>1015</text:p>
          </table:table-cell>
          <table:table-cell office:value-type="float" office:value="1030" calcext:value-type="float">
            <text:p>1030</text:p>
          </table:table-cell>
          <table:table-cell table:formula="of:=(([.A591]-[.C591])^2 + ([.B591]-[.D591])^2)^0.5" office:value-type="float" office:value="110.410397934253" calcext:value-type="float">
            <text:p>110.4103979343</text:p>
          </table:table-cell>
          <table:table-cell table:formula="of:=[.E591]+[.F591]" office:value-type="float" office:value="2045" calcext:value-type="float">
            <text:p>2045</text:p>
          </table:table-cell>
          <table:table-cell table:formula="of:=SQRT([.H591])" office:value-type="float" office:value="45.2216762183801" calcext:value-type="float">
            <text:p>45.2216762184</text:p>
          </table:table-cell>
          <table:table-cell/>
          <table:table-cell table:formula="of:=[.G591]/[.I591]" office:value-type="float" office:value="2.44153704964561" calcext:value-type="float">
            <text:p>2.4415370496</text:p>
          </table:table-cell>
          <table:table-cell/>
        </table:table-row>
        <table:table-row table:style-name="ro1">
          <table:table-cell office:value-type="float" office:value="213.649" calcext:value-type="float">
            <text:p>213.649</text:p>
          </table:table-cell>
          <table:table-cell office:value-type="float" office:value="286.604" calcext:value-type="float">
            <text:p>286.604</text:p>
          </table:table-cell>
          <table:table-cell office:value-type="float" office:value="323.302" calcext:value-type="float">
            <text:p>323.302</text:p>
          </table:table-cell>
          <table:table-cell office:value-type="float" office:value="270.052" calcext:value-type="float">
            <text:p>270.052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table:formula="of:=(([.A592]-[.C592])^2 + ([.B592]-[.D592])^2)^0.5" office:value-type="float" office:value="110.895216817499" calcext:value-type="float">
            <text:p>110.8952168175</text:p>
          </table:table-cell>
          <table:table-cell table:formula="of:=[.E592]+[.F592]" office:value-type="float" office:value="2057" calcext:value-type="float">
            <text:p>2057</text:p>
          </table:table-cell>
          <table:table-cell table:formula="of:=SQRT([.H592])" office:value-type="float" office:value="45.3541618817943" calcext:value-type="float">
            <text:p>45.3541618818</text:p>
          </table:table-cell>
          <table:table-cell/>
          <table:table-cell table:formula="of:=[.G592]/[.I592]" office:value-type="float" office:value="2.44509461130651" calcext:value-type="float">
            <text:p>2.4450946113</text:p>
          </table:table-cell>
          <table:table-cell/>
        </table:table-row>
        <table:table-row table:style-name="ro1">
          <table:table-cell office:value-type="float" office:value="213.225" calcext:value-type="float">
            <text:p>213.225</text:p>
          </table:table-cell>
          <table:table-cell office:value-type="float" office:value="284.652" calcext:value-type="float">
            <text:p>284.652</text:p>
          </table:table-cell>
          <table:table-cell office:value-type="float" office:value="323.395" calcext:value-type="float">
            <text:p>323.395</text:p>
          </table:table-cell>
          <table:table-cell office:value-type="float" office:value="268.185" calcext:value-type="float">
            <text:p>268.185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  <table:table-cell table:formula="of:=(([.A593]-[.C593])^2 + ([.B593]-[.D593])^2)^0.5" office:value-type="float" office:value="111.393855256922" calcext:value-type="float">
            <text:p>111.3938552569</text:p>
          </table:table-cell>
          <table:table-cell table:formula="of:=[.E593]+[.F593]" office:value-type="float" office:value="2068" calcext:value-type="float">
            <text:p>2068</text:p>
          </table:table-cell>
          <table:table-cell table:formula="of:=SQRT([.H593])" office:value-type="float" office:value="45.4752680036083" calcext:value-type="float">
            <text:p>45.4752680036</text:p>
          </table:table-cell>
          <table:table-cell/>
          <table:table-cell table:formula="of:=[.G593]/[.I593]" office:value-type="float" office:value="2.44954807628804" calcext:value-type="float">
            <text:p>2.4495480763</text:p>
          </table:table-cell>
          <table:table-cell/>
        </table:table-row>
        <table:table-row table:style-name="ro1">
          <table:table-cell office:value-type="float" office:value="212.822" calcext:value-type="float">
            <text:p>212.822</text:p>
          </table:table-cell>
          <table:table-cell office:value-type="float" office:value="283.006" calcext:value-type="float">
            <text:p>283.006</text:p>
          </table:table-cell>
          <table:table-cell office:value-type="float" office:value="323.458" calcext:value-type="float">
            <text:p>323.458</text:p>
          </table:table-cell>
          <table:table-cell office:value-type="float" office:value="266.159" calcext:value-type="float">
            <text:p>266.159</text:p>
          </table:table-cell>
          <table:table-cell office:value-type="float" office:value="1050" calcext:value-type="float">
            <text:p>1050</text:p>
          </table:table-cell>
          <table:table-cell office:value-type="float" office:value="1033" calcext:value-type="float">
            <text:p>1033</text:p>
          </table:table-cell>
          <table:table-cell table:formula="of:=(([.A594]-[.C594])^2 + ([.B594]-[.D594])^2)^0.5" office:value-type="float" office:value="111.911330547894" calcext:value-type="float">
            <text:p>111.9113305479</text:p>
          </table:table-cell>
          <table:table-cell table:formula="of:=[.E594]+[.F594]" office:value-type="float" office:value="2083" calcext:value-type="float">
            <text:p>2083</text:p>
          </table:table-cell>
          <table:table-cell table:formula="of:=SQRT([.H594])" office:value-type="float" office:value="45.6398948289761" calcext:value-type="float">
            <text:p>45.639894829</text:p>
          </table:table-cell>
          <table:table-cell/>
          <table:table-cell table:formula="of:=[.G594]/[.I594]" office:value-type="float" office:value="2.45205057915346" calcext:value-type="float">
            <text:p>2.4520505792</text:p>
          </table:table-cell>
          <table:table-cell/>
        </table:table-row>
        <table:table-row table:style-name="ro1">
          <table:table-cell office:value-type="float" office:value="212.569" calcext:value-type="float">
            <text:p>212.569</text:p>
          </table:table-cell>
          <table:table-cell office:value-type="float" office:value="281.081" calcext:value-type="float">
            <text:p>281.081</text:p>
          </table:table-cell>
          <table:table-cell office:value-type="float" office:value="323.892" calcext:value-type="float">
            <text:p>323.892</text:p>
          </table:table-cell>
          <table:table-cell office:value-type="float" office:value="264.292" calcext:value-type="float">
            <text:p>264.292</text:p>
          </table:table-cell>
          <table:table-cell office:value-type="float" office:value="1058" calcext:value-type="float">
            <text:p>1058</text:p>
          </table:table-cell>
          <table:table-cell office:value-type="float" office:value="1051" calcext:value-type="float">
            <text:p>1051</text:p>
          </table:table-cell>
          <table:table-cell table:formula="of:=(([.A595]-[.C595])^2 + ([.B595]-[.D595])^2)^0.5" office:value-type="float" office:value="112.581885088144" calcext:value-type="float">
            <text:p>112.5818850881</text:p>
          </table:table-cell>
          <table:table-cell table:formula="of:=[.E595]+[.F595]" office:value-type="float" office:value="2109" calcext:value-type="float">
            <text:p>2109</text:p>
          </table:table-cell>
          <table:table-cell table:formula="of:=SQRT([.H595])" office:value-type="float" office:value="45.9238500128201" calcext:value-type="float">
            <text:p>45.9238500128</text:p>
          </table:table-cell>
          <table:table-cell/>
          <table:table-cell table:formula="of:=[.G595]/[.I595]" office:value-type="float" office:value="2.45149056659482" calcext:value-type="float">
            <text:p>2.4514905666</text:p>
          </table:table-cell>
          <table:table-cell/>
        </table:table-row>
        <table:table-row table:style-name="ro1">
          <table:table-cell office:value-type="float" office:value="211.989" calcext:value-type="float">
            <text:p>211.989</text:p>
          </table:table-cell>
          <table:table-cell office:value-type="float" office:value="277.203" calcext:value-type="float">
            <text:p>277.203</text:p>
          </table:table-cell>
          <table:table-cell office:value-type="float" office:value="324.751" calcext:value-type="float">
            <text:p>324.751</text:p>
          </table:table-cell>
          <table:table-cell office:value-type="float" office:value="260.372" calcext:value-type="float">
            <text:p>260.372</text:p>
          </table:table-cell>
          <table:table-cell office:value-type="float" office:value="1075" calcext:value-type="float">
            <text:p>1075</text:p>
          </table:table-cell>
          <table:table-cell office:value-type="float" office:value="1070" calcext:value-type="float">
            <text:p>1070</text:p>
          </table:table-cell>
          <table:table-cell table:formula="of:=(([.A596]-[.C596])^2 + ([.B596]-[.D596])^2)^0.5" office:value-type="float" office:value="114.011188946524" calcext:value-type="float">
            <text:p>114.0111889465</text:p>
          </table:table-cell>
          <table:table-cell table:formula="of:=[.E596]+[.F596]" office:value-type="float" office:value="2145" calcext:value-type="float">
            <text:p>2145</text:p>
          </table:table-cell>
          <table:table-cell table:formula="of:=SQRT([.H596])" office:value-type="float" office:value="46.3141447076376" calcext:value-type="float">
            <text:p>46.3141447076</text:p>
          </table:table-cell>
          <table:table-cell/>
          <table:table-cell table:formula="of:=[.G596]/[.I596]" office:value-type="float" office:value="2.46169263550542" calcext:value-type="float">
            <text:p>2.4616926355</text:p>
          </table:table-cell>
          <table:table-cell/>
        </table:table-row>
        <table:table-row table:style-name="ro1">
          <table:table-cell office:value-type="float" office:value="211.565" calcext:value-type="float">
            <text:p>211.565</text:p>
          </table:table-cell>
          <table:table-cell office:value-type="float" office:value="275.216" calcext:value-type="float">
            <text:p>275.216</text:p>
          </table:table-cell>
          <table:table-cell office:value-type="float" office:value="324.569" calcext:value-type="float">
            <text:p>324.569</text:p>
          </table:table-cell>
          <table:table-cell office:value-type="float" office:value="258.218" calcext:value-type="float">
            <text:p>258.218</text:p>
          </table:table-cell>
          <table:table-cell office:value-type="float" office:value="1077" calcext:value-type="float">
            <text:p>1077</text:p>
          </table:table-cell>
          <table:table-cell office:value-type="float" office:value="1088" calcext:value-type="float">
            <text:p>1088</text:p>
          </table:table-cell>
          <table:table-cell table:formula="of:=(([.A597]-[.C597])^2 + ([.B597]-[.D597])^2)^0.5" office:value-type="float" office:value="114.275264252593" calcext:value-type="float">
            <text:p>114.2752642526</text:p>
          </table:table-cell>
          <table:table-cell table:formula="of:=[.E597]+[.F597]" office:value-type="float" office:value="2165" calcext:value-type="float">
            <text:p>2165</text:p>
          </table:table-cell>
          <table:table-cell table:formula="of:=SQRT([.H597])" office:value-type="float" office:value="46.5295604965274" calcext:value-type="float">
            <text:p>46.5295604965</text:p>
          </table:table-cell>
          <table:table-cell/>
          <table:table-cell table:formula="of:=[.G597]/[.I597]" office:value-type="float" office:value="2.45597128004512" calcext:value-type="float">
            <text:p>2.45597128</text:p>
          </table:table-cell>
          <table:table-cell/>
        </table:table-row>
        <table:table-row table:style-name="ro1">
          <table:table-cell office:value-type="float" office:value="211.133" calcext:value-type="float">
            <text:p>211.133</text:p>
          </table:table-cell>
          <table:table-cell office:value-type="float" office:value="273.348" calcext:value-type="float">
            <text:p>273.348</text:p>
          </table:table-cell>
          <table:table-cell office:value-type="float" office:value="324.886" calcext:value-type="float">
            <text:p>324.886</text:p>
          </table:table-cell>
          <table:table-cell office:value-type="float" office:value="256.472" calcext:value-type="float">
            <text:p>256.472</text:p>
          </table:table-cell>
          <table:table-cell office:value-type="float" office:value="1099" calcext:value-type="float">
            <text:p>1099</text:p>
          </table:table-cell>
          <table:table-cell office:value-type="float" office:value="1073" calcext:value-type="float">
            <text:p>1073</text:p>
          </table:table-cell>
          <table:table-cell table:formula="of:=(([.A598]-[.C598])^2 + ([.B598]-[.D598])^2)^0.5" office:value-type="float" office:value="114.998019048156" calcext:value-type="float">
            <text:p>114.9980190482</text:p>
          </table:table-cell>
          <table:table-cell table:formula="of:=[.E598]+[.F598]" office:value-type="float" office:value="2172" calcext:value-type="float">
            <text:p>2172</text:p>
          </table:table-cell>
          <table:table-cell table:formula="of:=SQRT([.H598])" office:value-type="float" office:value="46.6047207909242" calcext:value-type="float">
            <text:p>46.6047207909</text:p>
          </table:table-cell>
          <table:table-cell/>
          <table:table-cell table:formula="of:=[.G598]/[.I598]" office:value-type="float" office:value="2.46751867829129" calcext:value-type="float">
            <text:p>2.4675186783</text:p>
          </table:table-cell>
          <table:table-cell/>
        </table:table-row>
        <table:table-row table:style-name="ro1">
          <table:table-cell office:value-type="float" office:value="210.654" calcext:value-type="float">
            <text:p>210.654</text:p>
          </table:table-cell>
          <table:table-cell office:value-type="float" office:value="271.486" calcext:value-type="float">
            <text:p>271.486</text:p>
          </table:table-cell>
          <table:table-cell office:value-type="float" office:value="325.172" calcext:value-type="float">
            <text:p>325.172</text:p>
          </table:table-cell>
          <table:table-cell office:value-type="float" office:value="254.414" calcext:value-type="float">
            <text:p>254.414</text:p>
          </table:table-cell>
          <table:table-cell office:value-type="float" office:value="1104" calcext:value-type="float">
            <text:p>1104</text:p>
          </table:table-cell>
          <table:table-cell office:value-type="float" office:value="1093" calcext:value-type="float">
            <text:p>1093</text:p>
          </table:table-cell>
          <table:table-cell table:formula="of:=(([.A599]-[.C599])^2 + ([.B599]-[.D599])^2)^0.5" office:value-type="float" office:value="115.78352865585" calcext:value-type="float">
            <text:p>115.7835286559</text:p>
          </table:table-cell>
          <table:table-cell table:formula="of:=[.E599]+[.F599]" office:value-type="float" office:value="2197" calcext:value-type="float">
            <text:p>2197</text:p>
          </table:table-cell>
          <table:table-cell table:formula="of:=SQRT([.H599])" office:value-type="float" office:value="46.8721665810319" calcext:value-type="float">
            <text:p>46.872166581</text:p>
          </table:table-cell>
          <table:table-cell/>
          <table:table-cell table:formula="of:=[.G599]/[.I599]" office:value-type="float" office:value="2.47019792557882" calcext:value-type="float">
            <text:p>2.4701979256</text:p>
          </table:table-cell>
          <table:table-cell/>
        </table:table-row>
        <table:table-row table:style-name="ro1">
          <table:table-cell office:value-type="float" office:value="210.181" calcext:value-type="float">
            <text:p>210.181</text:p>
          </table:table-cell>
          <table:table-cell office:value-type="float" office:value="269.569" calcext:value-type="float">
            <text:p>269.569</text:p>
          </table:table-cell>
          <table:table-cell office:value-type="float" office:value="325.3" calcext:value-type="float">
            <text:p>325.3</text:p>
          </table:table-cell>
          <table:table-cell office:value-type="float" office:value="252.152" calcext:value-type="float">
            <text:p>252.152</text:p>
          </table:table-cell>
          <table:table-cell office:value-type="float" office:value="1108" calcext:value-type="float">
            <text:p>1108</text:p>
          </table:table-cell>
          <table:table-cell office:value-type="float" office:value="1117" calcext:value-type="float">
            <text:p>1117</text:p>
          </table:table-cell>
          <table:table-cell table:formula="of:=(([.A600]-[.C600])^2 + ([.B600]-[.D600])^2)^0.5" office:value-type="float" office:value="116.42910310571" calcext:value-type="float">
            <text:p>116.4291031057</text:p>
          </table:table-cell>
          <table:table-cell table:formula="of:=[.E600]+[.F600]" office:value-type="float" office:value="2225" calcext:value-type="float">
            <text:p>2225</text:p>
          </table:table-cell>
          <table:table-cell table:formula="of:=SQRT([.H600])" office:value-type="float" office:value="47.169905660283" calcext:value-type="float">
            <text:p>47.1699056603</text:p>
          </table:table-cell>
          <table:table-cell/>
          <table:table-cell table:formula="of:=[.G600]/[.I600]" office:value-type="float" office:value="2.46829204926189" calcext:value-type="float">
            <text:p>2.4682920493</text:p>
          </table:table-cell>
          <table:table-cell/>
        </table:table-row>
        <table:table-row table:style-name="ro1">
          <table:table-cell office:value-type="float" office:value="209.685" calcext:value-type="float">
            <text:p>209.685</text:p>
          </table:table-cell>
          <table:table-cell office:value-type="float" office:value="267.6" calcext:value-type="float">
            <text:p>267.6</text:p>
          </table:table-cell>
          <table:table-cell office:value-type="float" office:value="325.436" calcext:value-type="float">
            <text:p>325.436</text:p>
          </table:table-cell>
          <table:table-cell office:value-type="float" office:value="250.165" calcext:value-type="float">
            <text:p>250.165</text:p>
          </table:table-cell>
          <table:table-cell office:value-type="float" office:value="1124" calcext:value-type="float">
            <text:p>1124</text:p>
          </table:table-cell>
          <table:table-cell office:value-type="float" office:value="1114" calcext:value-type="float">
            <text:p>1114</text:p>
          </table:table-cell>
          <table:table-cell table:formula="of:=(([.A601]-[.C601])^2 + ([.B601]-[.D601])^2)^0.5" office:value-type="float" office:value="117.056709444611" calcext:value-type="float">
            <text:p>117.0567094446</text:p>
          </table:table-cell>
          <table:table-cell table:formula="of:=[.E601]+[.F601]" office:value-type="float" office:value="2238" calcext:value-type="float">
            <text:p>2238</text:p>
          </table:table-cell>
          <table:table-cell table:formula="of:=SQRT([.H601])" office:value-type="float" office:value="47.3075046900595" calcext:value-type="float">
            <text:p>47.3075046901</text:p>
          </table:table-cell>
          <table:table-cell/>
          <table:table-cell table:formula="of:=[.G601]/[.I601]" office:value-type="float" office:value="2.47437928107857" calcext:value-type="float">
            <text:p>2.4743792811</text:p>
          </table:table-cell>
          <table:table-cell/>
        </table:table-row>
        <table:table-row table:style-name="ro1">
          <table:table-cell office:value-type="float" office:value="209.102" calcext:value-type="float">
            <text:p>209.102</text:p>
          </table:table-cell>
          <table:table-cell office:value-type="float" office:value="265.647" calcext:value-type="float">
            <text:p>265.647</text:p>
          </table:table-cell>
          <table:table-cell office:value-type="float" office:value="325.396" calcext:value-type="float">
            <text:p>325.396</text:p>
          </table:table-cell>
          <table:table-cell office:value-type="float" office:value="248.143" calcext:value-type="float">
            <text:p>248.143</text:p>
          </table:table-cell>
          <table:table-cell office:value-type="float" office:value="1134" calcext:value-type="float">
            <text:p>1134</text:p>
          </table:table-cell>
          <table:table-cell office:value-type="float" office:value="1120" calcext:value-type="float">
            <text:p>1120</text:p>
          </table:table-cell>
          <table:table-cell table:formula="of:=(([.A602]-[.C602])^2 + ([.B602]-[.D602])^2)^0.5" office:value-type="float" office:value="117.603930427516" calcext:value-type="float">
            <text:p>117.6039304275</text:p>
          </table:table-cell>
          <table:table-cell table:formula="of:=[.E602]+[.F602]" office:value-type="float" office:value="2254" calcext:value-type="float">
            <text:p>2254</text:p>
          </table:table-cell>
          <table:table-cell table:formula="of:=SQRT([.H602])" office:value-type="float" office:value="47.4763098818769" calcext:value-type="float">
            <text:p>47.4763098819</text:p>
          </table:table-cell>
          <table:table-cell/>
          <table:table-cell table:formula="of:=[.G602]/[.I602]" office:value-type="float" office:value="2.47710765053391" calcext:value-type="float">
            <text:p>2.4771076505</text:p>
          </table:table-cell>
          <table:table-cell/>
        </table:table-row>
        <table:table-row table:style-name="ro1">
          <table:table-cell office:value-type="float" office:value="208.444" calcext:value-type="float">
            <text:p>208.444</text:p>
          </table:table-cell>
          <table:table-cell office:value-type="float" office:value="263.807" calcext:value-type="float">
            <text:p>263.807</text:p>
          </table:table-cell>
          <table:table-cell office:value-type="float" office:value="325.347" calcext:value-type="float">
            <text:p>325.347</text:p>
          </table:table-cell>
          <table:table-cell office:value-type="float" office:value="246.113" calcext:value-type="float">
            <text:p>246.113</text:p>
          </table:table-cell>
          <table:table-cell office:value-type="float" office:value="1148" calcext:value-type="float">
            <text:p>1148</text:p>
          </table:table-cell>
          <table:table-cell office:value-type="float" office:value="1128" calcext:value-type="float">
            <text:p>1128</text:p>
          </table:table-cell>
          <table:table-cell table:formula="of:=(([.A603]-[.C603])^2 + ([.B603]-[.D603])^2)^0.5" office:value-type="float" office:value="118.234466400454" calcext:value-type="float">
            <text:p>118.2344664005</text:p>
          </table:table-cell>
          <table:table-cell table:formula="of:=[.E603]+[.F603]" office:value-type="float" office:value="2276" calcext:value-type="float">
            <text:p>2276</text:p>
          </table:table-cell>
          <table:table-cell table:formula="of:=SQRT([.H603])" office:value-type="float" office:value="47.7074417675063" calcext:value-type="float">
            <text:p>47.7074417675</text:p>
          </table:table-cell>
          <table:table-cell/>
          <table:table-cell table:formula="of:=[.G603]/[.I603]" office:value-type="float" office:value="2.47832333950431" calcext:value-type="float">
            <text:p>2.4783233395</text:p>
          </table:table-cell>
          <table:table-cell/>
        </table:table-row>
        <table:table-row table:style-name="ro1">
          <table:table-cell office:value-type="float" office:value="207.697" calcext:value-type="float">
            <text:p>207.697</text:p>
          </table:table-cell>
          <table:table-cell office:value-type="float" office:value="261.877" calcext:value-type="float">
            <text:p>261.877</text:p>
          </table:table-cell>
          <table:table-cell office:value-type="float" office:value="325.427" calcext:value-type="float">
            <text:p>325.427</text:p>
          </table:table-cell>
          <table:table-cell office:value-type="float" office:value="243.984" calcext:value-type="float">
            <text:p>243.984</text:p>
          </table:table-cell>
          <table:table-cell office:value-type="float" office:value="1159" calcext:value-type="float">
            <text:p>1159</text:p>
          </table:table-cell>
          <table:table-cell office:value-type="float" office:value="1164" calcext:value-type="float">
            <text:p>1164</text:p>
          </table:table-cell>
          <table:table-cell table:formula="of:=(([.A604]-[.C604])^2 + ([.B604]-[.D604])^2)^0.5" office:value-type="float" office:value="119.081956437573" calcext:value-type="float">
            <text:p>119.0819564376</text:p>
          </table:table-cell>
          <table:table-cell table:formula="of:=[.E604]+[.F604]" office:value-type="float" office:value="2323" calcext:value-type="float">
            <text:p>2323</text:p>
          </table:table-cell>
          <table:table-cell table:formula="of:=SQRT([.H604])" office:value-type="float" office:value="48.1975103091436" calcext:value-type="float">
            <text:p>48.1975103091</text:p>
          </table:table-cell>
          <table:table-cell/>
          <table:table-cell table:formula="of:=[.G604]/[.I604]" office:value-type="float" office:value="2.47070762937275" calcext:value-type="float">
            <text:p>2.4707076294</text:p>
          </table:table-cell>
          <table:table-cell/>
        </table:table-row>
        <table:table-row table:style-name="ro1">
          <table:table-cell office:value-type="float" office:value="206.977" calcext:value-type="float">
            <text:p>206.977</text:p>
          </table:table-cell>
          <table:table-cell office:value-type="float" office:value="259.99" calcext:value-type="float">
            <text:p>259.99</text:p>
          </table:table-cell>
          <table:table-cell office:value-type="float" office:value="325.487" calcext:value-type="float">
            <text:p>325.487</text:p>
          </table:table-cell>
          <table:table-cell office:value-type="float" office:value="242.027" calcext:value-type="float">
            <text:p>242.027</text:p>
          </table:table-cell>
          <table:table-cell office:value-type="float" office:value="1161" calcext:value-type="float">
            <text:p>1161</text:p>
          </table:table-cell>
          <table:table-cell office:value-type="float" office:value="1165" calcext:value-type="float">
            <text:p>1165</text:p>
          </table:table-cell>
          <table:table-cell table:formula="of:=(([.A605]-[.C605])^2 + ([.B605]-[.D605])^2)^0.5" office:value-type="float" office:value="119.863628632709" calcext:value-type="float">
            <text:p>119.8636286327</text:p>
          </table:table-cell>
          <table:table-cell table:formula="of:=[.E605]+[.F605]" office:value-type="float" office:value="2326" calcext:value-type="float">
            <text:p>2326</text:p>
          </table:table-cell>
          <table:table-cell table:formula="of:=SQRT([.H605])" office:value-type="float" office:value="48.22862220715" calcext:value-type="float">
            <text:p>48.2286222072</text:p>
          </table:table-cell>
          <table:table-cell/>
          <table:table-cell table:formula="of:=[.G605]/[.I605]" office:value-type="float" office:value="2.48532143667457" calcext:value-type="float">
            <text:p>2.4853214367</text:p>
          </table:table-cell>
          <table:table-cell/>
        </table:table-row>
        <table:table-row table:style-name="ro1">
          <table:table-cell office:value-type="float" office:value="206.395" calcext:value-type="float">
            <text:p>206.395</text:p>
          </table:table-cell>
          <table:table-cell office:value-type="float" office:value="257.984" calcext:value-type="float">
            <text:p>257.984</text:p>
          </table:table-cell>
          <table:table-cell office:value-type="float" office:value="325.367" calcext:value-type="float">
            <text:p>325.367</text:p>
          </table:table-cell>
          <table:table-cell office:value-type="float" office:value="240.03" calcext:value-type="float">
            <text:p>240.03</text:p>
          </table:table-cell>
          <table:table-cell office:value-type="float" office:value="1175" calcext:value-type="float">
            <text:p>1175</text:p>
          </table:table-cell>
          <table:table-cell office:value-type="float" office:value="1178" calcext:value-type="float">
            <text:p>1178</text:p>
          </table:table-cell>
          <table:table-cell table:formula="of:=(([.A606]-[.C606])^2 + ([.B606]-[.D606])^2)^0.5" office:value-type="float" office:value="120.319087845612" calcext:value-type="float">
            <text:p>120.3190878456</text:p>
          </table:table-cell>
          <table:table-cell table:formula="of:=[.E606]+[.F606]" office:value-type="float" office:value="2353" calcext:value-type="float">
            <text:p>2353</text:p>
          </table:table-cell>
          <table:table-cell table:formula="of:=SQRT([.H606])" office:value-type="float" office:value="48.5077313425396" calcext:value-type="float">
            <text:p>48.5077313425</text:p>
          </table:table-cell>
          <table:table-cell/>
          <table:table-cell table:formula="of:=[.G606]/[.I606]" office:value-type="float" office:value="2.48041053488923" calcext:value-type="float">
            <text:p>2.4804105349</text:p>
          </table:table-cell>
          <table:table-cell/>
        </table:table-row>
        <table:table-row table:style-name="ro1">
          <table:table-cell office:value-type="float" office:value="205.588" calcext:value-type="float">
            <text:p>205.588</text:p>
          </table:table-cell>
          <table:table-cell office:value-type="float" office:value="255.989" calcext:value-type="float">
            <text:p>255.989</text:p>
          </table:table-cell>
          <table:table-cell office:value-type="float" office:value="325.17" calcext:value-type="float">
            <text:p>325.17</text:p>
          </table:table-cell>
          <table:table-cell office:value-type="float" office:value="237.825" calcext:value-type="float">
            <text:p>237.825</text:p>
          </table:table-cell>
          <table:table-cell office:value-type="float" office:value="1182" calcext:value-type="float">
            <text:p>1182</text:p>
          </table:table-cell>
          <table:table-cell office:value-type="float" office:value="1191" calcext:value-type="float">
            <text:p>1191</text:p>
          </table:table-cell>
          <table:table-cell table:formula="of:=(([.A607]-[.C607])^2 + ([.B607]-[.D607])^2)^0.5" office:value-type="float" office:value="120.953650709683" calcext:value-type="float">
            <text:p>120.9536507097</text:p>
          </table:table-cell>
          <table:table-cell table:formula="of:=[.E607]+[.F607]" office:value-type="float" office:value="2373" calcext:value-type="float">
            <text:p>2373</text:p>
          </table:table-cell>
          <table:table-cell table:formula="of:=SQRT([.H607])" office:value-type="float" office:value="48.7134478352744" calcext:value-type="float">
            <text:p>48.7134478353</text:p>
          </table:table-cell>
          <table:table-cell/>
          <table:table-cell table:formula="of:=[.G607]/[.I607]" office:value-type="float" office:value="2.48296222264313" calcext:value-type="float">
            <text:p>2.4829622226</text:p>
          </table:table-cell>
          <table:table-cell/>
        </table:table-row>
        <table:table-row table:style-name="ro1">
          <table:table-cell office:value-type="float" office:value="204.713" calcext:value-type="float">
            <text:p>204.713</text:p>
          </table:table-cell>
          <table:table-cell office:value-type="float" office:value="254.324" calcext:value-type="float">
            <text:p>254.324</text:p>
          </table:table-cell>
          <table:table-cell office:value-type="float" office:value="324.83" calcext:value-type="float">
            <text:p>324.83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1206" calcext:value-type="float">
            <text:p>1206</text:p>
          </table:table-cell>
          <table:table-cell office:value-type="float" office:value="1194" calcext:value-type="float">
            <text:p>1194</text:p>
          </table:table-cell>
          <table:table-cell table:formula="of:=(([.A608]-[.C608])^2 + ([.B608]-[.D608])^2)^0.5" office:value-type="float" office:value="121.507088756171" calcext:value-type="float">
            <text:p>121.5070887562</text:p>
          </table:table-cell>
          <table:table-cell table:formula="of:=[.E608]+[.F608]" office:value-type="float" office:value="2400" calcext:value-type="float">
            <text:p>2400</text:p>
          </table:table-cell>
          <table:table-cell table:formula="of:=SQRT([.H608])" office:value-type="float" office:value="48.9897948556636" calcext:value-type="float">
            <text:p>48.9897948557</text:p>
          </table:table-cell>
          <table:table-cell/>
          <table:table-cell table:formula="of:=[.G608]/[.I608]" office:value-type="float" office:value="2.48025306319738" calcext:value-type="float">
            <text:p>2.4802530632</text:p>
          </table:table-cell>
          <table:table-cell/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252.482" calcext:value-type="float">
            <text:p>252.482</text:p>
          </table:table-cell>
          <table:table-cell office:value-type="float" office:value="324.625" calcext:value-type="float">
            <text:p>324.625</text:p>
          </table:table-cell>
          <table:table-cell office:value-type="float" office:value="233.926" calcext:value-type="float">
            <text:p>233.926</text:p>
          </table:table-cell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table:formula="of:=(([.A609]-[.C609])^2 + ([.B609]-[.D609])^2)^0.5" office:value-type="float" office:value="122.265309622149" calcext:value-type="float">
            <text:p>122.2653096222</text:p>
          </table:table-cell>
          <table:table-cell table:formula="of:=[.E609]+[.F609]" office:value-type="float" office:value="2410" calcext:value-type="float">
            <text:p>2410</text:p>
          </table:table-cell>
          <table:table-cell table:formula="of:=SQRT([.H609])" office:value-type="float" office:value="49.0917508345343" calcext:value-type="float">
            <text:p>49.0917508345</text:p>
          </table:table-cell>
          <table:table-cell/>
          <table:table-cell table:formula="of:=[.G609]/[.I609]" office:value-type="float" office:value="2.49054693596587" calcext:value-type="float">
            <text:p>2.490546936</text:p>
          </table:table-cell>
          <table:table-cell/>
        </table:table-row>
        <table:table-row table:style-name="ro1">
          <table:table-cell office:value-type="float" office:value="202.9" calcext:value-type="float">
            <text:p>202.9</text:p>
          </table:table-cell>
          <table:table-cell office:value-type="float" office:value="250.674" calcext:value-type="float">
            <text:p>250.674</text:p>
          </table:table-cell>
          <table:table-cell office:value-type="float" office:value="324.013" calcext:value-type="float">
            <text:p>324.013</text:p>
          </table:table-cell>
          <table:table-cell office:value-type="float" office:value="232.017" calcext:value-type="float">
            <text:p>232.017</text:p>
          </table:table-cell>
          <table:table-cell office:value-type="float" office:value="1212" calcext:value-type="float">
            <text:p>1212</text:p>
          </table:table-cell>
          <table:table-cell office:value-type="float" office:value="1238" calcext:value-type="float">
            <text:p>1238</text:p>
          </table:table-cell>
          <table:table-cell table:formula="of:=(([.A610]-[.C610])^2 + ([.B610]-[.D610])^2)^0.5" office:value-type="float" office:value="122.541594644431" calcext:value-type="float">
            <text:p>122.5415946444</text:p>
          </table:table-cell>
          <table:table-cell table:formula="of:=[.E610]+[.F610]" office:value-type="float" office:value="2450" calcext:value-type="float">
            <text:p>2450</text:p>
          </table:table-cell>
          <table:table-cell table:formula="of:=SQRT([.H610])" office:value-type="float" office:value="49.4974746830583" calcext:value-type="float">
            <text:p>49.4974746831</text:p>
          </table:table-cell>
          <table:table-cell/>
          <table:table-cell table:formula="of:=[.G610]/[.I610]" office:value-type="float" office:value="2.47571407287115" calcext:value-type="float">
            <text:p>2.4757140729</text:p>
          </table:table-cell>
          <table:table-cell/>
        </table:table-row>
        <table:table-row table:style-name="ro1">
          <table:table-cell office:value-type="float" office:value="201.801" calcext:value-type="float">
            <text:p>201.801</text:p>
          </table:table-cell>
          <table:table-cell office:value-type="float" office:value="248.954" calcext:value-type="float">
            <text:p>248.954</text:p>
          </table:table-cell>
          <table:table-cell office:value-type="float" office:value="323.894" calcext:value-type="float">
            <text:p>323.894</text:p>
          </table:table-cell>
          <table:table-cell office:value-type="float" office:value="229.876" calcext:value-type="float">
            <text:p>229.876</text:p>
          </table:table-cell>
          <table:table-cell office:value-type="float" office:value="1230" calcext:value-type="float">
            <text:p>1230</text:p>
          </table:table-cell>
          <table:table-cell office:value-type="float" office:value="1238" calcext:value-type="float">
            <text:p>1238</text:p>
          </table:table-cell>
          <table:table-cell table:formula="of:=(([.A611]-[.C611])^2 + ([.B611]-[.D611])^2)^0.5" office:value-type="float" office:value="123.57455536234" calcext:value-type="float">
            <text:p>123.5745553623</text:p>
          </table:table-cell>
          <table:table-cell table:formula="of:=[.E611]+[.F611]" office:value-type="float" office:value="2468" calcext:value-type="float">
            <text:p>2468</text:p>
          </table:table-cell>
          <table:table-cell table:formula="of:=SQRT([.H611])" office:value-type="float" office:value="49.6789693934969" calcext:value-type="float">
            <text:p>49.6789693935</text:p>
          </table:table-cell>
          <table:table-cell/>
          <table:table-cell table:formula="of:=[.G611]/[.I611]" office:value-type="float" office:value="2.48746213681551" calcext:value-type="float">
            <text:p>2.4874621368</text:p>
          </table:table-cell>
          <table:table-cell/>
        </table:table-row>
        <table:table-row table:style-name="ro1">
          <table:table-cell office:value-type="float" office:value="200.86" calcext:value-type="float">
            <text:p>200.86</text:p>
          </table:table-cell>
          <table:table-cell office:value-type="float" office:value="247.336" calcext:value-type="float">
            <text:p>247.336</text:p>
          </table:table-cell>
          <table:table-cell office:value-type="float" office:value="323.067" calcext:value-type="float">
            <text:p>323.067</text:p>
          </table:table-cell>
          <table:table-cell office:value-type="float" office:value="228.11" calcext:value-type="float">
            <text:p>228.11</text:p>
          </table:table-cell>
          <table:table-cell office:value-type="float" office:value="1232" calcext:value-type="float">
            <text:p>1232</text:p>
          </table:table-cell>
          <table:table-cell office:value-type="float" office:value="1241" calcext:value-type="float">
            <text:p>1241</text:p>
          </table:table-cell>
          <table:table-cell table:formula="of:=(([.A612]-[.C612])^2 + ([.B612]-[.D612])^2)^0.5" office:value-type="float" office:value="123.710104377128" calcext:value-type="float">
            <text:p>123.7101043771</text:p>
          </table:table-cell>
          <table:table-cell table:formula="of:=[.E612]+[.F612]" office:value-type="float" office:value="2473" calcext:value-type="float">
            <text:p>2473</text:p>
          </table:table-cell>
          <table:table-cell table:formula="of:=SQRT([.H612])" office:value-type="float" office:value="49.7292670366254" calcext:value-type="float">
            <text:p>49.7292670366</text:p>
          </table:table-cell>
          <table:table-cell/>
          <table:table-cell table:formula="of:=[.G612]/[.I612]" office:value-type="float" office:value="2.48767198370361" calcext:value-type="float">
            <text:p>2.4876719837</text:p>
          </table:table-cell>
          <table:table-cell/>
        </table:table-row>
        <table:table-row table:style-name="ro1">
          <table:table-cell office:value-type="float" office:value="199.522" calcext:value-type="float">
            <text:p>199.522</text:p>
          </table:table-cell>
          <table:table-cell office:value-type="float" office:value="245.79" calcext:value-type="float">
            <text:p>245.79</text:p>
          </table:table-cell>
          <table:table-cell office:value-type="float" office:value="322.542" calcext:value-type="float">
            <text:p>322.542</text:p>
          </table:table-cell>
          <table:table-cell office:value-type="float" office:value="226.156" calcext:value-type="float">
            <text:p>226.156</text:p>
          </table:table-cell>
          <table:table-cell office:value-type="float" office:value="1234" calcext:value-type="float">
            <text:p>1234</text:p>
          </table:table-cell>
          <table:table-cell office:value-type="float" office:value="1244" calcext:value-type="float">
            <text:p>1244</text:p>
          </table:table-cell>
          <table:table-cell table:formula="of:=(([.A613]-[.C613])^2 + ([.B613]-[.D613])^2)^0.5" office:value-type="float" office:value="124.576941510056" calcext:value-type="float">
            <text:p>124.5769415101</text:p>
          </table:table-cell>
          <table:table-cell table:formula="of:=[.E613]+[.F613]" office:value-type="float" office:value="2478" calcext:value-type="float">
            <text:p>2478</text:p>
          </table:table-cell>
          <table:table-cell table:formula="of:=SQRT([.H613])" office:value-type="float" office:value="49.7795138586146" calcext:value-type="float">
            <text:p>49.7795138586</text:p>
          </table:table-cell>
          <table:table-cell/>
          <table:table-cell table:formula="of:=[.G613]/[.I613]" office:value-type="float" office:value="2.50257449005798" calcext:value-type="float">
            <text:p>2.5025744901</text:p>
          </table:table-cell>
          <table:table-cell/>
        </table:table-row>
        <table:table-row table:style-name="ro1">
          <table:table-cell office:value-type="float" office:value="198.38" calcext:value-type="float">
            <text:p>198.38</text:p>
          </table:table-cell>
          <table:table-cell office:value-type="float" office:value="244.025" calcext:value-type="float">
            <text:p>244.025</text:p>
          </table:table-cell>
          <table:table-cell office:value-type="float" office:value="321.855" calcext:value-type="float">
            <text:p>321.855</text:p>
          </table:table-cell>
          <table:table-cell office:value-type="float" office:value="224.24" calcext:value-type="float">
            <text:p>224.24</text:p>
          </table:table-cell>
          <table:table-cell office:value-type="float" office:value="1256" calcext:value-type="float">
            <text:p>1256</text:p>
          </table:table-cell>
          <table:table-cell office:value-type="float" office:value="1272" calcext:value-type="float">
            <text:p>1272</text:p>
          </table:table-cell>
          <table:table-cell table:formula="of:=(([.A614]-[.C614])^2 + ([.B614]-[.D614])^2)^0.5" office:value-type="float" office:value="125.050077369028" calcext:value-type="float">
            <text:p>125.050077369</text:p>
          </table:table-cell>
          <table:table-cell table:formula="of:=[.E614]+[.F614]" office:value-type="float" office:value="2528" calcext:value-type="float">
            <text:p>2528</text:p>
          </table:table-cell>
          <table:table-cell table:formula="of:=SQRT([.H614])" office:value-type="float" office:value="50.2792203599061" calcext:value-type="float">
            <text:p>50.2792203599</text:p>
          </table:table-cell>
          <table:table-cell/>
          <table:table-cell table:formula="of:=[.G614]/[.I614]" office:value-type="float" office:value="2.48711249844173" calcext:value-type="float">
            <text:p>2.4871124984</text:p>
          </table:table-cell>
          <table:table-cell/>
        </table:table-row>
        <table:table-row table:style-name="ro1">
          <table:table-cell office:value-type="float" office:value="197.092" calcext:value-type="float">
            <text:p>197.092</text:p>
          </table:table-cell>
          <table:table-cell office:value-type="float" office:value="242.44" calcext:value-type="float">
            <text:p>242.44</text:p>
          </table:table-cell>
          <table:table-cell office:value-type="float" office:value="321.052" calcext:value-type="float">
            <text:p>321.052</text:p>
          </table:table-cell>
          <table:table-cell office:value-type="float" office:value="222.42" calcext:value-type="float">
            <text:p>222.42</text:p>
          </table:table-cell>
          <table:table-cell office:value-type="float" office:value="1257" calcext:value-type="float">
            <text:p>1257</text:p>
          </table:table-cell>
          <table:table-cell office:value-type="float" office:value="1263" calcext:value-type="float">
            <text:p>1263</text:p>
          </table:table-cell>
          <table:table-cell table:formula="of:=(([.A615]-[.C615])^2 + ([.B615]-[.D615])^2)^0.5" office:value-type="float" office:value="125.566245464297" calcext:value-type="float">
            <text:p>125.5662454643</text:p>
          </table:table-cell>
          <table:table-cell table:formula="of:=[.E615]+[.F615]" office:value-type="float" office:value="2520" calcext:value-type="float">
            <text:p>2520</text:p>
          </table:table-cell>
          <table:table-cell table:formula="of:=SQRT([.H615])" office:value-type="float" office:value="50.1996015920445" calcext:value-type="float">
            <text:p>50.199601592</text:p>
          </table:table-cell>
          <table:table-cell/>
          <table:table-cell table:formula="of:=[.G615]/[.I615]" office:value-type="float" office:value="2.50133948242721" calcext:value-type="float">
            <text:p>2.5013394824</text:p>
          </table:table-cell>
          <table:table-cell/>
        </table:table-row>
        <table:table-row table:style-name="ro1">
          <table:table-cell office:value-type="float" office:value="195.822" calcext:value-type="float">
            <text:p>195.822</text:p>
          </table:table-cell>
          <table:table-cell office:value-type="float" office:value="241.011" calcext:value-type="float">
            <text:p>241.011</text:p>
          </table:table-cell>
          <table:table-cell office:value-type="float" office:value="320.337" calcext:value-type="float">
            <text:p>320.337</text:p>
          </table:table-cell>
          <table:table-cell office:value-type="float" office:value="220.447" calcext:value-type="float">
            <text:p>220.447</text:p>
          </table:table-cell>
          <table:table-cell office:value-type="float" office:value="1256" calcext:value-type="float">
            <text:p>1256</text:p>
          </table:table-cell>
          <table:table-cell office:value-type="float" office:value="1285" calcext:value-type="float">
            <text:p>1285</text:p>
          </table:table-cell>
          <table:table-cell table:formula="of:=(([.A616]-[.C616])^2 + ([.B616]-[.D616])^2)^0.5" office:value-type="float" office:value="126.201677171898" calcext:value-type="float">
            <text:p>126.2016771719</text:p>
          </table:table-cell>
          <table:table-cell table:formula="of:=[.E616]+[.F616]" office:value-type="float" office:value="2541" calcext:value-type="float">
            <text:p>2541</text:p>
          </table:table-cell>
          <table:table-cell table:formula="of:=SQRT([.H616])" office:value-type="float" office:value="50.4083326445142" calcext:value-type="float">
            <text:p>50.4083326445</text:p>
          </table:table-cell>
          <table:table-cell/>
          <table:table-cell table:formula="of:=[.G616]/[.I616]" office:value-type="float" office:value="2.50358761242686" calcext:value-type="float">
            <text:p>2.5035876124</text:p>
          </table:table-cell>
          <table:table-cell/>
        </table:table-row>
        <table:table-row table:style-name="ro1">
          <table:table-cell office:value-type="float" office:value="194.647" calcext:value-type="float">
            <text:p>194.647</text:p>
          </table:table-cell>
          <table:table-cell office:value-type="float" office:value="239.291" calcext:value-type="float">
            <text:p>239.291</text:p>
          </table:table-cell>
          <table:table-cell office:value-type="float" office:value="319.563" calcext:value-type="float">
            <text:p>319.563</text:p>
          </table:table-cell>
          <table:table-cell office:value-type="float" office:value="218.558" calcext:value-type="float">
            <text:p>218.558</text:p>
          </table:table-cell>
          <table:table-cell office:value-type="float" office:value="1276" calcext:value-type="float">
            <text:p>1276</text:p>
          </table:table-cell>
          <table:table-cell office:value-type="float" office:value="1282" calcext:value-type="float">
            <text:p>1282</text:p>
          </table:table-cell>
          <table:table-cell table:formula="of:=(([.A617]-[.C617])^2 + ([.B617]-[.D617])^2)^0.5" office:value-type="float" office:value="126.62489622898" calcext:value-type="float">
            <text:p>126.624896229</text:p>
          </table:table-cell>
          <table:table-cell table:formula="of:=[.E617]+[.F617]" office:value-type="float" office:value="2558" calcext:value-type="float">
            <text:p>2558</text:p>
          </table:table-cell>
          <table:table-cell table:formula="of:=SQRT([.H617])" office:value-type="float" office:value="50.5766744656072" calcext:value-type="float">
            <text:p>50.5766744656</text:p>
          </table:table-cell>
          <table:table-cell/>
          <table:table-cell table:formula="of:=[.G617]/[.I617]" office:value-type="float" office:value="2.5036224221323" calcext:value-type="float">
            <text:p>2.5036224221</text:p>
          </table:table-cell>
          <table:table-cell/>
        </table:table-row>
        <table:table-row table:style-name="ro1">
          <table:table-cell office:value-type="float" office:value="193.523" calcext:value-type="float">
            <text:p>193.523</text:p>
          </table:table-cell>
          <table:table-cell office:value-type="float" office:value="237.728" calcext:value-type="float">
            <text:p>237.728</text:p>
          </table:table-cell>
          <table:table-cell office:value-type="float" office:value="318.995" calcext:value-type="float">
            <text:p>318.995</text:p>
          </table:table-cell>
          <table:table-cell office:value-type="float" office:value="216.788" calcext:value-type="float">
            <text:p>216.788</text:p>
          </table:table-cell>
          <table:table-cell office:value-type="float" office:value="1286" calcext:value-type="float">
            <text:p>1286</text:p>
          </table:table-cell>
          <table:table-cell office:value-type="float" office:value="1297" calcext:value-type="float">
            <text:p>1297</text:p>
          </table:table-cell>
          <table:table-cell table:formula="of:=(([.A618]-[.C618])^2 + ([.B618]-[.D618])^2)^0.5" office:value-type="float" office:value="127.207336203538" calcext:value-type="float">
            <text:p>127.2073362035</text:p>
          </table:table-cell>
          <table:table-cell table:formula="of:=[.E618]+[.F618]" office:value-type="float" office:value="2583" calcext:value-type="float">
            <text:p>2583</text:p>
          </table:table-cell>
          <table:table-cell table:formula="of:=SQRT([.H618])" office:value-type="float" office:value="50.8232230382922" calcext:value-type="float">
            <text:p>50.8232230383</text:p>
          </table:table-cell>
          <table:table-cell/>
          <table:table-cell table:formula="of:=[.G618]/[.I618]" office:value-type="float" office:value="2.5029372125356" calcext:value-type="float">
            <text:p>2.5029372125</text:p>
          </table:table-cell>
          <table:table-cell/>
        </table:table-row>
        <table:table-row table:style-name="ro1">
          <table:table-cell office:value-type="float" office:value="192.236" calcext:value-type="float">
            <text:p>192.236</text:p>
          </table:table-cell>
          <table:table-cell office:value-type="float" office:value="236.12" calcext:value-type="float">
            <text:p>236.12</text:p>
          </table:table-cell>
          <table:table-cell office:value-type="float" office:value="318.303" calcext:value-type="float">
            <text:p>318.303</text:p>
          </table:table-cell>
          <table:table-cell office:value-type="float" office:value="214.726" calcext:value-type="float">
            <text:p>214.726</text:p>
          </table:table-cell>
          <table:table-cell office:value-type="float" office:value="1286" calcext:value-type="float">
            <text:p>1286</text:p>
          </table:table-cell>
          <table:table-cell office:value-type="float" office:value="1312" calcext:value-type="float">
            <text:p>1312</text:p>
          </table:table-cell>
          <table:table-cell table:formula="of:=(([.A619]-[.C619])^2 + ([.B619]-[.D619])^2)^0.5" office:value-type="float" office:value="127.86943233236" calcext:value-type="float">
            <text:p>127.8694323324</text:p>
          </table:table-cell>
          <table:table-cell table:formula="of:=[.E619]+[.F619]" office:value-type="float" office:value="2598" calcext:value-type="float">
            <text:p>2598</text:p>
          </table:table-cell>
          <table:table-cell table:formula="of:=SQRT([.H619])" office:value-type="float" office:value="50.9705797494986" calcext:value-type="float">
            <text:p>50.9705797495</text:p>
          </table:table-cell>
          <table:table-cell/>
          <table:table-cell table:formula="of:=[.G619]/[.I619]" office:value-type="float" office:value="2.50869095389518" calcext:value-type="float">
            <text:p>2.5086909539</text:p>
          </table:table-cell>
          <table:table-cell/>
        </table:table-row>
        <table:table-row table:style-name="ro1">
          <table:table-cell office:value-type="float" office:value="191.018" calcext:value-type="float">
            <text:p>191.018</text:p>
          </table:table-cell>
          <table:table-cell office:value-type="float" office:value="234.641" calcext:value-type="float">
            <text:p>234.641</text:p>
          </table:table-cell>
          <table:table-cell office:value-type="float" office:value="317.418" calcext:value-type="float">
            <text:p>317.418</text:p>
          </table:table-cell>
          <table:table-cell office:value-type="float" office:value="212.773" calcext:value-type="float">
            <text:p>212.773</text:p>
          </table:table-cell>
          <table:table-cell office:value-type="float" office:value="1298" calcext:value-type="float">
            <text:p>1298</text:p>
          </table:table-cell>
          <table:table-cell office:value-type="float" office:value="1316" calcext:value-type="float">
            <text:p>1316</text:p>
          </table:table-cell>
          <table:table-cell table:formula="of:=(([.A620]-[.C620])^2 + ([.B620]-[.D620])^2)^0.5" office:value-type="float" office:value="128.277704313727" calcext:value-type="float">
            <text:p>128.2777043137</text:p>
          </table:table-cell>
          <table:table-cell table:formula="of:=[.E620]+[.F620]" office:value-type="float" office:value="2614" calcext:value-type="float">
            <text:p>2614</text:p>
          </table:table-cell>
          <table:table-cell table:formula="of:=SQRT([.H620])" office:value-type="float" office:value="51.1272921246569" calcext:value-type="float">
            <text:p>51.1272921247</text:p>
          </table:table-cell>
          <table:table-cell/>
          <table:table-cell table:formula="of:=[.G620]/[.I620]" office:value-type="float" office:value="2.50898686362979" calcext:value-type="float">
            <text:p>2.5089868636</text:p>
          </table:table-cell>
          <table:table-cell/>
        </table:table-row>
        <table:table-row table:style-name="ro1">
          <table:table-cell office:value-type="float" office:value="189.837" calcext:value-type="float">
            <text:p>189.837</text:p>
          </table:table-cell>
          <table:table-cell office:value-type="float" office:value="233.114" calcext:value-type="float">
            <text:p>233.114</text:p>
          </table:table-cell>
          <table:table-cell office:value-type="float" office:value="316.896" calcext:value-type="float">
            <text:p>316.896</text:p>
          </table:table-cell>
          <table:table-cell office:value-type="float" office:value="210.96" calcext:value-type="float">
            <text:p>210.96</text:p>
          </table:table-cell>
          <table:table-cell office:value-type="float" office:value="1294" calcext:value-type="float">
            <text:p>1294</text:p>
          </table:table-cell>
          <table:table-cell office:value-type="float" office:value="1321" calcext:value-type="float">
            <text:p>1321</text:p>
          </table:table-cell>
          <table:table-cell table:formula="of:=(([.A621]-[.C621])^2 + ([.B621]-[.D621])^2)^0.5" office:value-type="float" office:value="128.975924873598" calcext:value-type="float">
            <text:p>128.9759248736</text:p>
          </table:table-cell>
          <table:table-cell table:formula="of:=[.E621]+[.F621]" office:value-type="float" office:value="2615" calcext:value-type="float">
            <text:p>2615</text:p>
          </table:table-cell>
          <table:table-cell table:formula="of:=SQRT([.H621])" office:value-type="float" office:value="51.1370707021824" calcext:value-type="float">
            <text:p>51.1370707022</text:p>
          </table:table-cell>
          <table:table-cell/>
          <table:table-cell table:formula="of:=[.G621]/[.I621]" office:value-type="float" office:value="2.52216099011111" calcext:value-type="float">
            <text:p>2.5221609901</text:p>
          </table:table-cell>
          <table:table-cell/>
        </table:table-row>
        <table:table-row table:style-name="ro1">
          <table:table-cell office:value-type="float" office:value="188.646" calcext:value-type="float">
            <text:p>188.646</text:p>
          </table:table-cell>
          <table:table-cell office:value-type="float" office:value="231.523" calcext:value-type="float">
            <text:p>231.523</text:p>
          </table:table-cell>
          <table:table-cell office:value-type="float" office:value="316.022" calcext:value-type="float">
            <text:p>316.022</text:p>
          </table:table-cell>
          <table:table-cell office:value-type="float" office:value="209.028" calcext:value-type="float">
            <text:p>209.028</text:p>
          </table:table-cell>
          <table:table-cell office:value-type="float" office:value="1298" calcext:value-type="float">
            <text:p>1298</text:p>
          </table:table-cell>
          <table:table-cell office:value-type="float" office:value="1321" calcext:value-type="float">
            <text:p>1321</text:p>
          </table:table-cell>
          <table:table-cell table:formula="of:=(([.A622]-[.C622])^2 + ([.B622]-[.D622])^2)^0.5" office:value-type="float" office:value="129.347092742744" calcext:value-type="float">
            <text:p>129.3470927427</text:p>
          </table:table-cell>
          <table:table-cell table:formula="of:=[.E622]+[.F622]" office:value-type="float" office:value="2619" calcext:value-type="float">
            <text:p>2619</text:p>
          </table:table-cell>
          <table:table-cell table:formula="of:=SQRT([.H622])" office:value-type="float" office:value="51.176166327696" calcext:value-type="float">
            <text:p>51.1761663277</text:p>
          </table:table-cell>
          <table:table-cell/>
          <table:table-cell table:formula="of:=[.G622]/[.I622]" office:value-type="float" office:value="2.52748695387804" calcext:value-type="float">
            <text:p>2.5274869539</text:p>
          </table:table-cell>
          <table:table-cell/>
        </table:table-row>
        <table:table-row table:style-name="ro1">
          <table:table-cell office:value-type="float" office:value="187.394" calcext:value-type="float">
            <text:p>187.394</text:p>
          </table:table-cell>
          <table:table-cell office:value-type="float" office:value="229.909" calcext:value-type="float">
            <text:p>229.909</text:p>
          </table:table-cell>
          <table:table-cell office:value-type="float" office:value="315.283" calcext:value-type="float">
            <text:p>315.283</text:p>
          </table:table-cell>
          <table:table-cell office:value-type="float" office:value="207.068" calcext:value-type="float">
            <text:p>207.068</text:p>
          </table:table-cell>
          <table:table-cell office:value-type="float" office:value="1308" calcext:value-type="float">
            <text:p>1308</text:p>
          </table:table-cell>
          <table:table-cell office:value-type="float" office:value="1346" calcext:value-type="float">
            <text:p>1346</text:p>
          </table:table-cell>
          <table:table-cell table:formula="of:=(([.A623]-[.C623])^2 + ([.B623]-[.D623])^2)^0.5" office:value-type="float" office:value="129.912692228281" calcext:value-type="float">
            <text:p>129.9126922283</text:p>
          </table:table-cell>
          <table:table-cell table:formula="of:=[.E623]+[.F623]" office:value-type="float" office:value="2654" calcext:value-type="float">
            <text:p>2654</text:p>
          </table:table-cell>
          <table:table-cell table:formula="of:=SQRT([.H623])" office:value-type="float" office:value="51.516987489565" calcext:value-type="float">
            <text:p>51.5169874896</text:p>
          </table:table-cell>
          <table:table-cell/>
          <table:table-cell table:formula="of:=[.G623]/[.I623]" office:value-type="float" office:value="2.52174474011306" calcext:value-type="float">
            <text:p>2.5217447401</text:p>
          </table:table-cell>
          <table:table-cell/>
        </table:table-row>
        <table:table-row table:style-name="ro1">
          <table:table-cell office:value-type="float" office:value="186.304" calcext:value-type="float">
            <text:p>186.304</text:p>
          </table:table-cell>
          <table:table-cell office:value-type="float" office:value="228.604" calcext:value-type="float">
            <text:p>228.604</text:p>
          </table:table-cell>
          <table:table-cell office:value-type="float" office:value="314.544" calcext:value-type="float">
            <text:p>314.544</text:p>
          </table:table-cell>
          <table:table-cell office:value-type="float" office:value="205.394" calcext:value-type="float">
            <text:p>205.394</text:p>
          </table:table-cell>
          <table:table-cell office:value-type="float" office:value="1316" calcext:value-type="float">
            <text:p>1316</text:p>
          </table:table-cell>
          <table:table-cell office:value-type="float" office:value="1343" calcext:value-type="float">
            <text:p>1343</text:p>
          </table:table-cell>
          <table:table-cell table:formula="of:=(([.A624]-[.C624])^2 + ([.B624]-[.D624])^2)^0.5" office:value-type="float" office:value="130.323450307303" calcext:value-type="float">
            <text:p>130.3234503073</text:p>
          </table:table-cell>
          <table:table-cell table:formula="of:=[.E624]+[.F624]" office:value-type="float" office:value="2659" calcext:value-type="float">
            <text:p>2659</text:p>
          </table:table-cell>
          <table:table-cell table:formula="of:=SQRT([.H624])" office:value-type="float" office:value="51.565492337415" calcext:value-type="float">
            <text:p>51.5654923374</text:p>
          </table:table-cell>
          <table:table-cell/>
          <table:table-cell table:formula="of:=[.G624]/[.I624]" office:value-type="float" office:value="2.52733842730602" calcext:value-type="float">
            <text:p>2.5273384273</text:p>
          </table:table-cell>
          <table:table-cell/>
        </table:table-row>
        <table:table-row table:style-name="ro1">
          <table:table-cell office:value-type="float" office:value="185.043" calcext:value-type="float">
            <text:p>185.043</text:p>
          </table:table-cell>
          <table:table-cell office:value-type="float" office:value="226.727" calcext:value-type="float">
            <text:p>226.727</text:p>
          </table:table-cell>
          <table:table-cell office:value-type="float" office:value="313.808" calcext:value-type="float">
            <text:p>313.808</text:p>
          </table:table-cell>
          <table:table-cell office:value-type="float" office:value="203.147" calcext:value-type="float">
            <text:p>203.147</text:p>
          </table:table-cell>
          <table:table-cell office:value-type="float" office:value="1314" calcext:value-type="float">
            <text:p>1314</text:p>
          </table:table-cell>
          <table:table-cell office:value-type="float" office:value="1360" calcext:value-type="float">
            <text:p>1360</text:p>
          </table:table-cell>
          <table:table-cell table:formula="of:=(([.A625]-[.C625])^2 + ([.B625]-[.D625])^2)^0.5" office:value-type="float" office:value="130.906232185485" calcext:value-type="float">
            <text:p>130.9062321855</text:p>
          </table:table-cell>
          <table:table-cell table:formula="of:=[.E625]+[.F625]" office:value-type="float" office:value="2674" calcext:value-type="float">
            <text:p>2674</text:p>
          </table:table-cell>
          <table:table-cell table:formula="of:=SQRT([.H625])" office:value-type="float" office:value="51.7107338953916" calcext:value-type="float">
            <text:p>51.7107338954</text:p>
          </table:table-cell>
          <table:table-cell/>
          <table:table-cell table:formula="of:=[.G625]/[.I625]" office:value-type="float" office:value="2.53150984958562" calcext:value-type="float">
            <text:p>2.5315098496</text:p>
          </table:table-cell>
          <table:table-cell/>
        </table:table-row>
        <table:table-row table:style-name="ro1">
          <table:table-cell office:value-type="float" office:value="184.066" calcext:value-type="float">
            <text:p>184.066</text:p>
          </table:table-cell>
          <table:table-cell office:value-type="float" office:value="225.094" calcext:value-type="float">
            <text:p>225.094</text:p>
          </table:table-cell>
          <table:table-cell office:value-type="float" office:value="313.15" calcext:value-type="float">
            <text:p>313.15</text:p>
          </table:table-cell>
          <table:table-cell office:value-type="float" office:value="201.342" calcext:value-type="float">
            <text:p>201.342</text:p>
          </table:table-cell>
          <table:table-cell office:value-type="float" office:value="1335" calcext:value-type="float">
            <text:p>1335</text:p>
          </table:table-cell>
          <table:table-cell office:value-type="float" office:value="1388" calcext:value-type="float">
            <text:p>1388</text:p>
          </table:table-cell>
          <table:table-cell table:formula="of:=(([.A626]-[.C626])^2 + ([.B626]-[.D626])^2)^0.5" office:value-type="float" office:value="131.251044033943" calcext:value-type="float">
            <text:p>131.2510440339</text:p>
          </table:table-cell>
          <table:table-cell table:formula="of:=[.E626]+[.F626]" office:value-type="float" office:value="2723" calcext:value-type="float">
            <text:p>2723</text:p>
          </table:table-cell>
          <table:table-cell table:formula="of:=SQRT([.H626])" office:value-type="float" office:value="52.182372502599" calcext:value-type="float">
            <text:p>52.1823725026</text:p>
          </table:table-cell>
          <table:table-cell/>
          <table:table-cell table:formula="of:=[.G626]/[.I626]" office:value-type="float" office:value="2.51523719101514" calcext:value-type="float">
            <text:p>2.515237191</text:p>
          </table:table-cell>
          <table:table-cell/>
        </table:table-row>
        <table:table-row table:style-name="ro1">
          <table:table-cell office:value-type="float" office:value="182.926" calcext:value-type="float">
            <text:p>182.926</text:p>
          </table:table-cell>
          <table:table-cell office:value-type="float" office:value="223.727" calcext:value-type="float">
            <text:p>223.727</text:p>
          </table:table-cell>
          <table:table-cell office:value-type="float" office:value="312.628" calcext:value-type="float">
            <text:p>312.628</text:p>
          </table:table-cell>
          <table:table-cell office:value-type="float" office:value="199.331" calcext:value-type="float">
            <text:p>199.331</text:p>
          </table:table-cell>
          <table:table-cell office:value-type="float" office:value="1332" calcext:value-type="float">
            <text:p>1332</text:p>
          </table:table-cell>
          <table:table-cell office:value-type="float" office:value="1390" calcext:value-type="float">
            <text:p>1390</text:p>
          </table:table-cell>
          <table:table-cell table:formula="of:=(([.A627]-[.C627])^2 + ([.B627]-[.D627])^2)^0.5" office:value-type="float" office:value="131.976413119921" calcext:value-type="float">
            <text:p>131.9764131199</text:p>
          </table:table-cell>
          <table:table-cell table:formula="of:=[.E627]+[.F627]" office:value-type="float" office:value="2722" calcext:value-type="float">
            <text:p>2722</text:p>
          </table:table-cell>
          <table:table-cell table:formula="of:=SQRT([.H627])" office:value-type="float" office:value="52.1727898429823" calcext:value-type="float">
            <text:p>52.172789843</text:p>
          </table:table-cell>
          <table:table-cell/>
          <table:table-cell table:formula="of:=[.G627]/[.I627]" office:value-type="float" office:value="2.5296023754358" calcext:value-type="float">
            <text:p>2.5296023754</text:p>
          </table:table-cell>
          <table:table-cell/>
        </table:table-row>
        <table:table-row table:style-name="ro1">
          <table:table-cell office:value-type="float" office:value="181.85" calcext:value-type="float">
            <text:p>181.85</text:p>
          </table:table-cell>
          <table:table-cell office:value-type="float" office:value="222.123" calcext:value-type="float">
            <text:p>222.123</text:p>
          </table:table-cell>
          <table:table-cell office:value-type="float" office:value="312.214" calcext:value-type="float">
            <text:p>312.214</text:p>
          </table:table-cell>
          <table:table-cell office:value-type="float" office:value="197.48" calcext:value-type="float">
            <text:p>197.48</text:p>
          </table:table-cell>
          <table:table-cell office:value-type="float" office:value="1349" calcext:value-type="float">
            <text:p>1349</text:p>
          </table:table-cell>
          <table:table-cell office:value-type="float" office:value="1390" calcext:value-type="float">
            <text:p>1390</text:p>
          </table:table-cell>
          <table:table-cell table:formula="of:=(([.A628]-[.C628])^2 + ([.B628]-[.D628])^2)^0.5" office:value-type="float" office:value="132.672717410174" calcext:value-type="float">
            <text:p>132.6727174102</text:p>
          </table:table-cell>
          <table:table-cell table:formula="of:=[.E628]+[.F628]" office:value-type="float" office:value="2739" calcext:value-type="float">
            <text:p>2739</text:p>
          </table:table-cell>
          <table:table-cell table:formula="of:=SQRT([.H628])" office:value-type="float" office:value="52.3354564325181" calcext:value-type="float">
            <text:p>52.3354564325</text:p>
          </table:table-cell>
          <table:table-cell/>
          <table:table-cell table:formula="of:=[.G628]/[.I628]" office:value-type="float" office:value="2.53504462278349" calcext:value-type="float">
            <text:p>2.5350446228</text:p>
          </table:table-cell>
          <table:table-cell/>
        </table:table-row>
        <table:table-row table:style-name="ro1">
          <table:table-cell office:value-type="float" office:value="180.989" calcext:value-type="float">
            <text:p>180.989</text:p>
          </table:table-cell>
          <table:table-cell office:value-type="float" office:value="220.24" calcext:value-type="float">
            <text:p>220.24</text:p>
          </table:table-cell>
          <table:table-cell office:value-type="float" office:value="311.837" calcext:value-type="float">
            <text:p>311.837</text:p>
          </table:table-cell>
          <table:table-cell office:value-type="float" office:value="195.662" calcext:value-type="float">
            <text:p>195.662</text:p>
          </table:table-cell>
          <table:table-cell office:value-type="float" office:value="1346" calcext:value-type="float">
            <text:p>1346</text:p>
          </table:table-cell>
          <table:table-cell office:value-type="float" office:value="1398" calcext:value-type="float">
            <text:p>1398</text:p>
          </table:table-cell>
          <table:table-cell table:formula="of:=(([.A629]-[.C629])^2 + ([.B629]-[.D629])^2)^0.5" office:value-type="float" office:value="133.136310554259" calcext:value-type="float">
            <text:p>133.1363105543</text:p>
          </table:table-cell>
          <table:table-cell table:formula="of:=[.E629]+[.F629]" office:value-type="float" office:value="2744" calcext:value-type="float">
            <text:p>2744</text:p>
          </table:table-cell>
          <table:table-cell table:formula="of:=SQRT([.H629])" office:value-type="float" office:value="52.3832034148352" calcext:value-type="float">
            <text:p>52.3832034148</text:p>
          </table:table-cell>
          <table:table-cell/>
          <table:table-cell table:formula="of:=[.G629]/[.I629]" office:value-type="float" office:value="2.54158397874067" calcext:value-type="float">
            <text:p>2.5415839787</text:p>
          </table:table-cell>
          <table:table-cell/>
        </table:table-row>
        <table:table-row table:style-name="ro1">
          <table:table-cell office:value-type="float" office:value="179.975" calcext:value-type="float">
            <text:p>179.975</text:p>
          </table:table-cell>
          <table:table-cell office:value-type="float" office:value="218.963" calcext:value-type="float">
            <text:p>218.963</text:p>
          </table:table-cell>
          <table:table-cell office:value-type="float" office:value="311.594" calcext:value-type="float">
            <text:p>311.594</text:p>
          </table:table-cell>
          <table:table-cell office:value-type="float" office:value="193.819" calcext:value-type="float">
            <text:p>193.819</text:p>
          </table:table-cell>
          <table:table-cell office:value-type="float" office:value="1366" calcext:value-type="float">
            <text:p>1366</text:p>
          </table:table-cell>
          <table:table-cell office:value-type="float" office:value="1415" calcext:value-type="float">
            <text:p>1415</text:p>
          </table:table-cell>
          <table:table-cell table:formula="of:=(([.A630]-[.C630])^2 + ([.B630]-[.D630])^2)^0.5" office:value-type="float" office:value="133.999186180365" calcext:value-type="float">
            <text:p>133.9991861804</text:p>
          </table:table-cell>
          <table:table-cell table:formula="of:=[.E630]+[.F630]" office:value-type="float" office:value="2781" calcext:value-type="float">
            <text:p>2781</text:p>
          </table:table-cell>
          <table:table-cell table:formula="of:=SQRT([.H630])" office:value-type="float" office:value="52.7351874937408" calcext:value-type="float">
            <text:p>52.7351874937</text:p>
          </table:table-cell>
          <table:table-cell/>
          <table:table-cell table:formula="of:=[.G630]/[.I630]" office:value-type="float" office:value="2.54098245495513" calcext:value-type="float">
            <text:p>2.540982455</text:p>
          </table:table-cell>
          <table:table-cell/>
        </table:table-row>
        <table:table-row table:style-name="ro1">
          <table:table-cell office:value-type="float" office:value="178.999" calcext:value-type="float">
            <text:p>178.999</text:p>
          </table:table-cell>
          <table:table-cell office:value-type="float" office:value="217.135" calcext:value-type="float">
            <text:p>217.135</text:p>
          </table:table-cell>
          <table:table-cell office:value-type="float" office:value="311.205" calcext:value-type="float">
            <text:p>311.205</text:p>
          </table:table-cell>
          <table:table-cell office:value-type="float" office:value="191.93" calcext:value-type="float">
            <text:p>191.93</text:p>
          </table:table-cell>
          <table:table-cell office:value-type="float" office:value="1363" calcext:value-type="float">
            <text:p>1363</text:p>
          </table:table-cell>
          <table:table-cell office:value-type="float" office:value="1431" calcext:value-type="float">
            <text:p>1431</text:p>
          </table:table-cell>
          <table:table-cell table:formula="of:=(([.A631]-[.C631])^2 + ([.B631]-[.D631])^2)^0.5" office:value-type="float" office:value="134.587215072606" calcext:value-type="float">
            <text:p>134.5872150726</text:p>
          </table:table-cell>
          <table:table-cell table:formula="of:=[.E631]+[.F631]" office:value-type="float" office:value="2794" calcext:value-type="float">
            <text:p>2794</text:p>
          </table:table-cell>
          <table:table-cell table:formula="of:=SQRT([.H631])" office:value-type="float" office:value="52.85830114561" calcext:value-type="float">
            <text:p>52.8583011456</text:p>
          </table:table-cell>
          <table:table-cell/>
          <table:table-cell table:formula="of:=[.G631]/[.I631]" office:value-type="float" office:value="2.54618881340616" calcext:value-type="float">
            <text:p>2.5461888134</text:p>
          </table:table-cell>
          <table:table-cell/>
        </table:table-row>
        <table:table-row table:style-name="ro1">
          <table:table-cell office:value-type="float" office:value="178.318" calcext:value-type="float">
            <text:p>178.318</text:p>
          </table:table-cell>
          <table:table-cell office:value-type="float" office:value="215.325" calcext:value-type="float">
            <text:p>215.325</text:p>
          </table:table-cell>
          <table:table-cell office:value-type="float" office:value="310.955" calcext:value-type="float">
            <text:p>310.955</text:p>
          </table:table-cell>
          <table:table-cell office:value-type="float" office:value="190.19" calcext:value-type="float">
            <text:p>190.19</text:p>
          </table:table-cell>
          <table:table-cell office:value-type="float" office:value="1392" calcext:value-type="float">
            <text:p>1392</text:p>
          </table:table-cell>
          <table:table-cell office:value-type="float" office:value="1452" calcext:value-type="float">
            <text:p>1452</text:p>
          </table:table-cell>
          <table:table-cell table:formula="of:=(([.A632]-[.C632])^2 + ([.B632]-[.D632])^2)^0.5" office:value-type="float" office:value="134.997562918743" calcext:value-type="float">
            <text:p>134.9975629187</text:p>
          </table:table-cell>
          <table:table-cell table:formula="of:=[.E632]+[.F632]" office:value-type="float" office:value="2844" calcext:value-type="float">
            <text:p>2844</text:p>
          </table:table-cell>
          <table:table-cell table:formula="of:=SQRT([.H632])" office:value-type="float" office:value="53.3291665038935" calcext:value-type="float">
            <text:p>53.3291665039</text:p>
          </table:table-cell>
          <table:table-cell/>
          <table:table-cell table:formula="of:=[.G632]/[.I632]" office:value-type="float" office:value="2.53140207823962" calcext:value-type="float">
            <text:p>2.5314020782</text:p>
          </table:table-cell>
          <table:table-cell/>
        </table:table-row>
        <table:table-row table:style-name="ro1">
          <table:table-cell office:value-type="float" office:value="177.428" calcext:value-type="float">
            <text:p>177.428</text:p>
          </table:table-cell>
          <table:table-cell office:value-type="float" office:value="213.632" calcext:value-type="float">
            <text:p>213.632</text:p>
          </table:table-cell>
          <table:table-cell office:value-type="float" office:value="310.606" calcext:value-type="float">
            <text:p>310.606</text:p>
          </table:table-cell>
          <table:table-cell office:value-type="float" office:value="188.386" calcext:value-type="float">
            <text:p>188.386</text:p>
          </table:table-cell>
          <table:table-cell office:value-type="float" office:value="1399" calcext:value-type="float">
            <text:p>1399</text:p>
          </table:table-cell>
          <table:table-cell office:value-type="float" office:value="1455" calcext:value-type="float">
            <text:p>1455</text:p>
          </table:table-cell>
          <table:table-cell table:formula="of:=(([.A633]-[.C633])^2 + ([.B633]-[.D633])^2)^0.5" office:value-type="float" office:value="135.549770195305" calcext:value-type="float">
            <text:p>135.5497701953</text:p>
          </table:table-cell>
          <table:table-cell table:formula="of:=[.E633]+[.F633]" office:value-type="float" office:value="2854" calcext:value-type="float">
            <text:p>2854</text:p>
          </table:table-cell>
          <table:table-cell table:formula="of:=SQRT([.H633])" office:value-type="float" office:value="53.4228415567723" calcext:value-type="float">
            <text:p>53.4228415568</text:p>
          </table:table-cell>
          <table:table-cell/>
          <table:table-cell table:formula="of:=[.G633]/[.I633]" office:value-type="float" office:value="2.53729989355315" calcext:value-type="float">
            <text:p>2.5372998936</text:p>
          </table:table-cell>
          <table:table-cell/>
        </table:table-row>
        <table:table-row table:style-name="ro1">
          <table:table-cell office:value-type="float" office:value="176.581" calcext:value-type="float">
            <text:p>176.581</text:p>
          </table:table-cell>
          <table:table-cell office:value-type="float" office:value="211.862" calcext:value-type="float">
            <text:p>211.862</text:p>
          </table:table-cell>
          <table:table-cell office:value-type="float" office:value="310.227" calcext:value-type="float">
            <text:p>310.227</text:p>
          </table:table-cell>
          <table:table-cell office:value-type="float" office:value="186.54" calcext:value-type="float">
            <text:p>186.54</text:p>
          </table:table-cell>
          <table:table-cell office:value-type="float" office:value="1395" calcext:value-type="float">
            <text:p>1395</text:p>
          </table:table-cell>
          <table:table-cell office:value-type="float" office:value="1470" calcext:value-type="float">
            <text:p>1470</text:p>
          </table:table-cell>
          <table:table-cell table:formula="of:=(([.A634]-[.C634])^2 + ([.B634]-[.D634])^2)^0.5" office:value-type="float" office:value="136.023736899116" calcext:value-type="float">
            <text:p>136.0237368991</text:p>
          </table:table-cell>
          <table:table-cell table:formula="of:=[.E634]+[.F634]" office:value-type="float" office:value="2865" calcext:value-type="float">
            <text:p>2865</text:p>
          </table:table-cell>
          <table:table-cell table:formula="of:=SQRT([.H634])" office:value-type="float" office:value="53.5256947642905" calcext:value-type="float">
            <text:p>53.5256947643</text:p>
          </table:table-cell>
          <table:table-cell/>
          <table:table-cell table:formula="of:=[.G634]/[.I634]" office:value-type="float" office:value="2.54127923977671" calcext:value-type="float">
            <text:p>2.5412792398</text:p>
          </table:table-cell>
          <table:table-cell/>
        </table:table-row>
        <table:table-row table:style-name="ro1">
          <table:table-cell office:value-type="float" office:value="175.872" calcext:value-type="float">
            <text:p>175.872</text:p>
          </table:table-cell>
          <table:table-cell office:value-type="float" office:value="210.607" calcext:value-type="float">
            <text:p>210.607</text:p>
          </table:table-cell>
          <table:table-cell office:value-type="float" office:value="310.046" calcext:value-type="float">
            <text:p>310.046</text:p>
          </table:table-cell>
          <table:table-cell office:value-type="float" office:value="184.836" calcext:value-type="float">
            <text:p>184.836</text:p>
          </table:table-cell>
          <table:table-cell office:value-type="float" office:value="1415" calcext:value-type="float">
            <text:p>1415</text:p>
          </table:table-cell>
          <table:table-cell office:value-type="float" office:value="1484" calcext:value-type="float">
            <text:p>1484</text:p>
          </table:table-cell>
          <table:table-cell table:formula="of:=(([.A635]-[.C635])^2 + ([.B635]-[.D635])^2)^0.5" office:value-type="float" office:value="136.626522743573" calcext:value-type="float">
            <text:p>136.6265227436</text:p>
          </table:table-cell>
          <table:table-cell table:formula="of:=[.E635]+[.F635]" office:value-type="float" office:value="2899" calcext:value-type="float">
            <text:p>2899</text:p>
          </table:table-cell>
          <table:table-cell table:formula="of:=SQRT([.H635])" office:value-type="float" office:value="53.8423625038872" calcext:value-type="float">
            <text:p>53.8423625039</text:p>
          </table:table-cell>
          <table:table-cell/>
          <table:table-cell table:formula="of:=[.G635]/[.I635]" office:value-type="float" office:value="2.53752837709729" calcext:value-type="float">
            <text:p>2.5375283771</text:p>
          </table:table-cell>
          <table:table-cell/>
        </table:table-row>
        <table:table-row table:style-name="ro1">
          <table:table-cell office:value-type="float" office:value="174.766" calcext:value-type="float">
            <text:p>174.766</text:p>
          </table:table-cell>
          <table:table-cell office:value-type="float" office:value="207.447" calcext:value-type="float">
            <text:p>207.447</text:p>
          </table:table-cell>
          <table:table-cell office:value-type="float" office:value="310.035" calcext:value-type="float">
            <text:p>310.035</text:p>
          </table:table-cell>
          <table:table-cell office:value-type="float" office:value="181.662" calcext:value-type="float">
            <text:p>181.662</text:p>
          </table:table-cell>
          <table:table-cell office:value-type="float" office:value="1434" calcext:value-type="float">
            <text:p>1434</text:p>
          </table:table-cell>
          <table:table-cell office:value-type="float" office:value="1497" calcext:value-type="float">
            <text:p>1497</text:p>
          </table:table-cell>
          <table:table-cell table:formula="of:=(([.A636]-[.C636])^2 + ([.B636]-[.D636])^2)^0.5" office:value-type="float" office:value="137.704642572428" calcext:value-type="float">
            <text:p>137.7046425724</text:p>
          </table:table-cell>
          <table:table-cell table:formula="of:=[.E636]+[.F636]" office:value-type="float" office:value="2931" calcext:value-type="float">
            <text:p>2931</text:p>
          </table:table-cell>
          <table:table-cell table:formula="of:=SQRT([.H636])" office:value-type="float" office:value="54.1387107345567" calcext:value-type="float">
            <text:p>54.1387107346</text:p>
          </table:table-cell>
          <table:table-cell/>
          <table:table-cell table:formula="of:=[.G636]/[.I636]" office:value-type="float" office:value="2.54355230673291" calcext:value-type="float">
            <text:p>2.5435523067</text:p>
          </table:table-cell>
          <table:table-cell/>
        </table:table-row>
        <table:table-row table:style-name="ro1">
          <table:table-cell office:value-type="float" office:value="174.35" calcext:value-type="float">
            <text:p>174.35</text:p>
          </table:table-cell>
          <table:table-cell office:value-type="float" office:value="205.999" calcext:value-type="float">
            <text:p>205.999</text:p>
          </table:table-cell>
          <table:table-cell office:value-type="float" office:value="310.302" calcext:value-type="float">
            <text:p>310.302</text:p>
          </table:table-cell>
          <table:table-cell office:value-type="float" office:value="180.356" calcext:value-type="float">
            <text:p>180.356</text:p>
          </table:table-cell>
          <table:table-cell office:value-type="float" office:value="1443" calcext:value-type="float">
            <text:p>1443</text:p>
          </table:table-cell>
          <table:table-cell office:value-type="float" office:value="1501" calcext:value-type="float">
            <text:p>1501</text:p>
          </table:table-cell>
          <table:table-cell table:formula="of:=(([.A637]-[.C637])^2 + ([.B637]-[.D637])^2)^0.5" office:value-type="float" office:value="138.349231125439" calcext:value-type="float">
            <text:p>138.3492311254</text:p>
          </table:table-cell>
          <table:table-cell table:formula="of:=[.E637]+[.F637]" office:value-type="float" office:value="2944" calcext:value-type="float">
            <text:p>2944</text:p>
          </table:table-cell>
          <table:table-cell table:formula="of:=SQRT([.H637])" office:value-type="float" office:value="54.2586398650021" calcext:value-type="float">
            <text:p>54.258639865</text:p>
          </table:table-cell>
          <table:table-cell/>
          <table:table-cell table:formula="of:=[.G637]/[.I637]" office:value-type="float" office:value="2.54981015870758" calcext:value-type="float">
            <text:p>2.5498101587</text:p>
          </table:table-cell>
          <table:table-cell/>
        </table:table-row>
        <table:table-row table:style-name="ro1">
          <table:table-cell office:value-type="float" office:value="173.948" calcext:value-type="float">
            <text:p>173.948</text:p>
          </table:table-cell>
          <table:table-cell office:value-type="float" office:value="204.592" calcext:value-type="float">
            <text:p>204.592</text:p>
          </table:table-cell>
          <table:table-cell office:value-type="float" office:value="310.262" calcext:value-type="float">
            <text:p>310.262</text:p>
          </table:table-cell>
          <table:table-cell office:value-type="float" office:value="178.763" calcext:value-type="float">
            <text:p>178.763</text:p>
          </table:table-cell>
          <table:table-cell office:value-type="float" office:value="1437" calcext:value-type="float">
            <text:p>1437</text:p>
          </table:table-cell>
          <table:table-cell office:value-type="float" office:value="1524" calcext:value-type="float">
            <text:p>1524</text:p>
          </table:table-cell>
          <table:table-cell table:formula="of:=(([.A638]-[.C638])^2 + ([.B638]-[.D638])^2)^0.5" office:value-type="float" office:value="138.739481896827" calcext:value-type="float">
            <text:p>138.7394818968</text:p>
          </table:table-cell>
          <table:table-cell table:formula="of:=[.E638]+[.F638]" office:value-type="float" office:value="2961" calcext:value-type="float">
            <text:p>2961</text:p>
          </table:table-cell>
          <table:table-cell table:formula="of:=SQRT([.H638])" office:value-type="float" office:value="54.4150714416512" calcext:value-type="float">
            <text:p>54.4150714417</text:p>
          </table:table-cell>
          <table:table-cell/>
          <table:table-cell table:formula="of:=[.G638]/[.I638]" office:value-type="float" office:value="2.54965174575938" calcext:value-type="float">
            <text:p>2.5496517458</text:p>
          </table:table-cell>
          <table:table-cell/>
        </table:table-row>
        <table:table-row table:style-name="ro1">
          <table:table-cell office:value-type="float" office:value="173.747" calcext:value-type="float">
            <text:p>173.747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310.524" calcext:value-type="float">
            <text:p>310.524</text:p>
          </table:table-cell>
          <table:table-cell office:value-type="float" office:value="177.53" calcext:value-type="float">
            <text:p>177.53</text:p>
          </table:table-cell>
          <table:table-cell office:value-type="float" office:value="1451" calcext:value-type="float">
            <text:p>1451</text:p>
          </table:table-cell>
          <table:table-cell office:value-type="float" office:value="1522" calcext:value-type="float">
            <text:p>1522</text:p>
          </table:table-cell>
          <table:table-cell table:formula="of:=(([.A639]-[.C639])^2 + ([.B639]-[.D639])^2)^0.5" office:value-type="float" office:value="139.165551261798" calcext:value-type="float">
            <text:p>139.1655512618</text:p>
          </table:table-cell>
          <table:table-cell table:formula="of:=[.E639]+[.F639]" office:value-type="float" office:value="2973" calcext:value-type="float">
            <text:p>2973</text:p>
          </table:table-cell>
          <table:table-cell table:formula="of:=SQRT([.H639])" office:value-type="float" office:value="54.5252235208623" calcext:value-type="float">
            <text:p>54.5252235209</text:p>
          </table:table-cell>
          <table:table-cell/>
          <table:table-cell table:formula="of:=[.G639]/[.I639]" office:value-type="float" office:value="2.55231509887438" calcext:value-type="float">
            <text:p>2.5523150989</text:p>
          </table:table-cell>
          <table:table-cell/>
        </table:table-row>
        <table:table-row table:style-name="ro1">
          <table:table-cell office:value-type="float" office:value="173.418" calcext:value-type="float">
            <text:p>173.418</text:p>
          </table:table-cell>
          <table:table-cell office:value-type="float" office:value="202.063" calcext:value-type="float">
            <text:p>202.063</text:p>
          </table:table-cell>
          <table:table-cell office:value-type="float" office:value="310.661" calcext:value-type="float">
            <text:p>310.661</text:p>
          </table:table-cell>
          <table:table-cell office:value-type="float" office:value="176.343" calcext:value-type="float">
            <text:p>176.343</text:p>
          </table:table-cell>
          <table:table-cell office:value-type="float" office:value="1463" calcext:value-type="float">
            <text:p>1463</text:p>
          </table:table-cell>
          <table:table-cell office:value-type="float" office:value="1546" calcext:value-type="float">
            <text:p>1546</text:p>
          </table:table-cell>
          <table:table-cell table:formula="of:=(([.A640]-[.C640])^2 + ([.B640]-[.D640])^2)^0.5" office:value-type="float" office:value="139.632229263161" calcext:value-type="float">
            <text:p>139.6322292632</text:p>
          </table:table-cell>
          <table:table-cell table:formula="of:=[.E640]+[.F640]" office:value-type="float" office:value="3009" calcext:value-type="float">
            <text:p>3009</text:p>
          </table:table-cell>
          <table:table-cell table:formula="of:=SQRT([.H640])" office:value-type="float" office:value="54.8543526076099" calcext:value-type="float">
            <text:p>54.8543526076</text:p>
          </table:table-cell>
          <table:table-cell/>
          <table:table-cell table:formula="of:=[.G640]/[.I640]" office:value-type="float" office:value="2.54550865383452" calcext:value-type="float">
            <text:p>2.5455086538</text:p>
          </table:table-cell>
          <table:table-cell/>
        </table:table-row>
        <table:table-row table:style-name="ro1">
          <table:table-cell office:value-type="float" office:value="173.206" calcext:value-type="float">
            <text:p>173.206</text:p>
          </table:table-cell>
          <table:table-cell office:value-type="float" office:value="201.041" calcext:value-type="float">
            <text:p>201.041</text:p>
          </table:table-cell>
          <table:table-cell office:value-type="float" office:value="310.833" calcext:value-type="float">
            <text:p>310.833</text:p>
          </table:table-cell>
          <table:table-cell office:value-type="float" office:value="174.967" calcext:value-type="float">
            <text:p>174.967</text:p>
          </table:table-cell>
          <table:table-cell office:value-type="float" office:value="1467" calcext:value-type="float">
            <text:p>1467</text:p>
          </table:table-cell>
          <table:table-cell office:value-type="float" office:value="1536" calcext:value-type="float">
            <text:p>1536</text:p>
          </table:table-cell>
          <table:table-cell table:formula="of:=(([.A641]-[.C641])^2 + ([.B641]-[.D641])^2)^0.5" office:value-type="float" office:value="140.075139139678" calcext:value-type="float">
            <text:p>140.0751391397</text:p>
          </table:table-cell>
          <table:table-cell table:formula="of:=[.E641]+[.F641]" office:value-type="float" office:value="3003" calcext:value-type="float">
            <text:p>3003</text:p>
          </table:table-cell>
          <table:table-cell table:formula="of:=SQRT([.H641])" office:value-type="float" office:value="54.799635035281" calcext:value-type="float">
            <text:p>54.7996350353</text:p>
          </table:table-cell>
          <table:table-cell/>
          <table:table-cell table:formula="of:=[.G641]/[.I641]" office:value-type="float" office:value="2.55613270142209" calcext:value-type="float">
            <text:p>2.5561327014</text:p>
          </table:table-cell>
          <table:table-cell/>
        </table:table-row>
        <table:table-row table:style-name="ro1">
          <table:table-cell office:value-type="float" office:value="172.925" calcext:value-type="float">
            <text:p>172.925</text:p>
          </table:table-cell>
          <table:table-cell office:value-type="float" office:value="199.639" calcext:value-type="float">
            <text:p>199.639</text:p>
          </table:table-cell>
          <table:table-cell office:value-type="float" office:value="310.872" calcext:value-type="float">
            <text:p>310.872</text:p>
          </table:table-cell>
          <table:table-cell office:value-type="float" office:value="173.945" calcext:value-type="float">
            <text:p>173.945</text:p>
          </table:table-cell>
          <table:table-cell office:value-type="float" office:value="1486" calcext:value-type="float">
            <text:p>1486</text:p>
          </table:table-cell>
          <table:table-cell office:value-type="float" office:value="1537" calcext:value-type="float">
            <text:p>1537</text:p>
          </table:table-cell>
          <table:table-cell table:formula="of:=(([.A642]-[.C642])^2 + ([.B642]-[.D642])^2)^0.5" office:value-type="float" office:value="140.319479919931" calcext:value-type="float">
            <text:p>140.3194799199</text:p>
          </table:table-cell>
          <table:table-cell table:formula="of:=[.E642]+[.F642]" office:value-type="float" office:value="3023" calcext:value-type="float">
            <text:p>3023</text:p>
          </table:table-cell>
          <table:table-cell table:formula="of:=SQRT([.H642])" office:value-type="float" office:value="54.9818151755651" calcext:value-type="float">
            <text:p>54.9818151756</text:p>
          </table:table-cell>
          <table:table-cell/>
          <table:table-cell table:formula="of:=[.G642]/[.I642]" office:value-type="float" office:value="2.55210708253029" calcext:value-type="float">
            <text:p>2.5521070825</text:p>
          </table:table-cell>
          <table:table-cell/>
        </table:table-row>
        <table:table-row table:style-name="ro1">
          <table:table-cell office:value-type="float" office:value="172.174" calcext:value-type="float">
            <text:p>172.174</text:p>
          </table:table-cell>
          <table:table-cell office:value-type="float" office:value="197.716" calcext:value-type="float">
            <text:p>197.716</text:p>
          </table:table-cell>
          <table:table-cell office:value-type="float" office:value="310.935" calcext:value-type="float">
            <text:p>310.935</text:p>
          </table:table-cell>
          <table:table-cell office:value-type="float" office:value="171.835" calcext:value-type="float">
            <text:p>171.835</text:p>
          </table:table-cell>
          <table:table-cell office:value-type="float" office:value="1500" calcext:value-type="float">
            <text:p>1500</text:p>
          </table:table-cell>
          <table:table-cell office:value-type="float" office:value="1561" calcext:value-type="float">
            <text:p>1561</text:p>
          </table:table-cell>
          <table:table-cell table:formula="of:=(([.A643]-[.C643])^2 + ([.B643]-[.D643])^2)^0.5" office:value-type="float" office:value="141.153963040362" calcext:value-type="float">
            <text:p>141.1539630404</text:p>
          </table:table-cell>
          <table:table-cell table:formula="of:=[.E643]+[.F643]" office:value-type="float" office:value="3061" calcext:value-type="float">
            <text:p>3061</text:p>
          </table:table-cell>
          <table:table-cell table:formula="of:=SQRT([.H643])" office:value-type="float" office:value="55.3263047744922" calcext:value-type="float">
            <text:p>55.3263047745</text:p>
          </table:table-cell>
          <table:table-cell/>
          <table:table-cell table:formula="of:=[.G643]/[.I643]" office:value-type="float" office:value="2.5512993071867" calcext:value-type="float">
            <text:p>2.5512993072</text:p>
          </table:table-cell>
          <table:table-cell/>
        </table:table-row>
        <table:table-row table:style-name="ro1">
          <table:table-cell office:value-type="float" office:value="171.905" calcext:value-type="float">
            <text:p>171.905</text:p>
          </table:table-cell>
          <table:table-cell office:value-type="float" office:value="196.731" calcext:value-type="float">
            <text:p>196.731</text:p>
          </table:table-cell>
          <table:table-cell office:value-type="float" office:value="310.817" calcext:value-type="float">
            <text:p>310.817</text:p>
          </table:table-cell>
          <table:table-cell office:value-type="float" office:value="170.842" calcext:value-type="float">
            <text:p>170.842</text:p>
          </table:table-cell>
          <table:table-cell office:value-type="float" office:value="1498" calcext:value-type="float">
            <text:p>1498</text:p>
          </table:table-cell>
          <table:table-cell office:value-type="float" office:value="1555" calcext:value-type="float">
            <text:p>1555</text:p>
          </table:table-cell>
          <table:table-cell table:formula="of:=(([.A644]-[.C644])^2 + ([.B644]-[.D644])^2)^0.5" office:value-type="float" office:value="141.303871373009" calcext:value-type="float">
            <text:p>141.303871373</text:p>
          </table:table-cell>
          <table:table-cell table:formula="of:=[.E644]+[.F644]" office:value-type="float" office:value="3053" calcext:value-type="float">
            <text:p>3053</text:p>
          </table:table-cell>
          <table:table-cell table:formula="of:=SQRT([.H644])" office:value-type="float" office:value="55.2539591341652" calcext:value-type="float">
            <text:p>55.2539591342</text:p>
          </table:table-cell>
          <table:table-cell/>
          <table:table-cell table:formula="of:=[.G644]/[.I644]" office:value-type="float" office:value="2.55735287728254" calcext:value-type="float">
            <text:p>2.5573528773</text:p>
          </table:table-cell>
          <table:table-cell/>
        </table:table-row>
        <table:table-row table:style-name="ro1">
          <table:table-cell office:value-type="float" office:value="171.628" calcext:value-type="float">
            <text:p>171.628</text:p>
          </table:table-cell>
          <table:table-cell office:value-type="float" office:value="196.073" calcext:value-type="float">
            <text:p>196.073</text:p>
          </table:table-cell>
          <table:table-cell office:value-type="float" office:value="310.982" calcext:value-type="float">
            <text:p>310.982</text:p>
          </table:table-cell>
          <table:table-cell office:value-type="float" office:value="170.144" calcext:value-type="float">
            <text:p>170.144</text:p>
          </table:table-cell>
          <table:table-cell office:value-type="float" office:value="1490" calcext:value-type="float">
            <text:p>1490</text:p>
          </table:table-cell>
          <table:table-cell office:value-type="float" office:value="1559" calcext:value-type="float">
            <text:p>1559</text:p>
          </table:table-cell>
          <table:table-cell table:formula="of:=(([.A645]-[.C645])^2 + ([.B645]-[.D645])^2)^0.5" office:value-type="float" office:value="141.74572429883" calcext:value-type="float">
            <text:p>141.7457242988</text:p>
          </table:table-cell>
          <table:table-cell table:formula="of:=[.E645]+[.F645]" office:value-type="float" office:value="3049" calcext:value-type="float">
            <text:p>3049</text:p>
          </table:table-cell>
          <table:table-cell table:formula="of:=SQRT([.H645])" office:value-type="float" office:value="55.2177507691141" calcext:value-type="float">
            <text:p>55.2177507691</text:p>
          </table:table-cell>
          <table:table-cell/>
          <table:table-cell table:formula="of:=[.G645]/[.I645]" office:value-type="float" office:value="2.56703183893748" calcext:value-type="float">
            <text:p>2.5670318389</text:p>
          </table:table-cell>
          <table:table-cell/>
        </table:table-row>
        <table:table-row table:style-name="ro1">
          <table:table-cell office:value-type="float" office:value="171.239" calcext:value-type="float">
            <text:p>171.239</text:p>
          </table:table-cell>
          <table:table-cell office:value-type="float" office:value="195.481" calcext:value-type="float">
            <text:p>195.481</text:p>
          </table:table-cell>
          <table:table-cell office:value-type="float" office:value="310.659" calcext:value-type="float">
            <text:p>310.659</text:p>
          </table:table-cell>
          <table:table-cell office:value-type="float" office:value="169.339" calcext:value-type="float">
            <text:p>169.339</text:p>
          </table:table-cell>
          <table:table-cell office:value-type="float" office:value="1506" calcext:value-type="float">
            <text:p>1506</text:p>
          </table:table-cell>
          <table:table-cell office:value-type="float" office:value="1559" calcext:value-type="float">
            <text:p>1559</text:p>
          </table:table-cell>
          <table:table-cell table:formula="of:=(([.A646]-[.C646])^2 + ([.B646]-[.D646])^2)^0.5" office:value-type="float" office:value="141.84971118758" calcext:value-type="float">
            <text:p>141.8497111876</text:p>
          </table:table-cell>
          <table:table-cell table:formula="of:=[.E646]+[.F646]" office:value-type="float" office:value="3065" calcext:value-type="float">
            <text:p>3065</text:p>
          </table:table-cell>
          <table:table-cell table:formula="of:=SQRT([.H646])" office:value-type="float" office:value="55.3624421426656" calcext:value-type="float">
            <text:p>55.3624421427</text:p>
          </table:table-cell>
          <table:table-cell/>
          <table:table-cell table:formula="of:=[.G646]/[.I646]" office:value-type="float" office:value="2.56220111862194" calcext:value-type="float">
            <text:p>2.5622011186</text:p>
          </table:table-cell>
          <table:table-cell/>
        </table:table-row>
        <table:table-row table:style-name="ro1">
          <table:table-cell office:value-type="float" office:value="170.971" calcext:value-type="float">
            <text:p>170.971</text:p>
          </table:table-cell>
          <table:table-cell office:value-type="float" office:value="194.746" calcext:value-type="float">
            <text:p>194.746</text:p>
          </table:table-cell>
          <table:table-cell office:value-type="float" office:value="310.761" calcext:value-type="float">
            <text:p>310.761</text:p>
          </table:table-cell>
          <table:table-cell office:value-type="float" office:value="168.651" calcext:value-type="float">
            <text:p>168.651</text:p>
          </table:table-cell>
          <table:table-cell office:value-type="float" office:value="1516" calcext:value-type="float">
            <text:p>1516</text:p>
          </table:table-cell>
          <table:table-cell office:value-type="float" office:value="1568" calcext:value-type="float">
            <text:p>1568</text:p>
          </table:table-cell>
          <table:table-cell table:formula="of:=(([.A647]-[.C647])^2 + ([.B647]-[.D647])^2)^0.5" office:value-type="float" office:value="142.204757743895" calcext:value-type="float">
            <text:p>142.2047577439</text:p>
          </table:table-cell>
          <table:table-cell table:formula="of:=[.E647]+[.F647]" office:value-type="float" office:value="3084" calcext:value-type="float">
            <text:p>3084</text:p>
          </table:table-cell>
          <table:table-cell table:formula="of:=SQRT([.H647])" office:value-type="float" office:value="55.5337735076593" calcext:value-type="float">
            <text:p>55.5337735077</text:p>
          </table:table-cell>
          <table:table-cell/>
          <table:table-cell table:formula="of:=[.G647]/[.I647]" office:value-type="float" office:value="2.56068962654379" calcext:value-type="float">
            <text:p>2.5606896265</text:p>
          </table:table-cell>
          <table:table-cell/>
        </table:table-row>
        <table:table-row table:style-name="ro1">
          <table:table-cell office:value-type="float" office:value="170.815" calcext:value-type="float">
            <text:p>170.815</text:p>
          </table:table-cell>
          <table:table-cell office:value-type="float" office:value="194.219" calcext:value-type="float">
            <text:p>194.219</text:p>
          </table:table-cell>
          <table:table-cell office:value-type="float" office:value="310.655" calcext:value-type="float">
            <text:p>310.655</text:p>
          </table:table-cell>
          <table:table-cell office:value-type="float" office:value="168.085" calcext:value-type="float">
            <text:p>168.085</text:p>
          </table:table-cell>
          <table:table-cell office:value-type="float" office:value="1521" calcext:value-type="float">
            <text:p>1521</text:p>
          </table:table-cell>
          <table:table-cell office:value-type="float" office:value="1581" calcext:value-type="float">
            <text:p>1581</text:p>
          </table:table-cell>
          <table:table-cell table:formula="of:=(([.A648]-[.C648])^2 + ([.B648]-[.D648])^2)^0.5" office:value-type="float" office:value="142.261068307531" calcext:value-type="float">
            <text:p>142.2610683075</text:p>
          </table:table-cell>
          <table:table-cell table:formula="of:=[.E648]+[.F648]" office:value-type="float" office:value="3102" calcext:value-type="float">
            <text:p>3102</text:p>
          </table:table-cell>
          <table:table-cell table:formula="of:=SQRT([.H648])" office:value-type="float" office:value="55.6956012625773" calcext:value-type="float">
            <text:p>55.6956012626</text:p>
          </table:table-cell>
          <table:table-cell/>
          <table:table-cell table:formula="of:=[.G648]/[.I648]" office:value-type="float" office:value="2.55426039189056" calcext:value-type="float">
            <text:p>2.5542603919</text:p>
          </table:table-cell>
          <table:table-cell/>
        </table:table-row>
        <table:table-row table:style-name="ro1">
          <table:table-cell office:value-type="float" office:value="170.678" calcext:value-type="float">
            <text:p>170.678</text:p>
          </table:table-cell>
          <table:table-cell office:value-type="float" office:value="193.672" calcext:value-type="float">
            <text:p>193.672</text:p>
          </table:table-cell>
          <table:table-cell office:value-type="float" office:value="310.792" calcext:value-type="float">
            <text:p>310.792</text:p>
          </table:table-cell>
          <table:table-cell office:value-type="float" office:value="167.487" calcext:value-type="float">
            <text:p>167.487</text:p>
          </table:table-cell>
          <table:table-cell office:value-type="float" office:value="1508" calcext:value-type="float">
            <text:p>1508</text:p>
          </table:table-cell>
          <table:table-cell office:value-type="float" office:value="1578" calcext:value-type="float">
            <text:p>1578</text:p>
          </table:table-cell>
          <table:table-cell table:formula="of:=(([.A649]-[.C649])^2 + ([.B649]-[.D649])^2)^0.5" office:value-type="float" office:value="142.539774171983" calcext:value-type="float">
            <text:p>142.539774172</text:p>
          </table:table-cell>
          <table:table-cell table:formula="of:=[.E649]+[.F649]" office:value-type="float" office:value="3086" calcext:value-type="float">
            <text:p>3086</text:p>
          </table:table-cell>
          <table:table-cell table:formula="of:=SQRT([.H649])" office:value-type="float" office:value="55.5517776493246" calcext:value-type="float">
            <text:p>55.5517776493</text:p>
          </table:table-cell>
          <table:table-cell/>
          <table:table-cell table:formula="of:=[.G649]/[.I649]" office:value-type="float" office:value="2.56589042157711" calcext:value-type="float">
            <text:p>2.5658904216</text:p>
          </table:table-cell>
          <table:table-cell/>
        </table:table-row>
        <table:table-row table:style-name="ro1">
          <table:table-cell office:value-type="float" office:value="170.634" calcext:value-type="float">
            <text:p>170.634</text:p>
          </table:table-cell>
          <table:table-cell office:value-type="float" office:value="193.101" calcext:value-type="float">
            <text:p>193.101</text:p>
          </table:table-cell>
          <table:table-cell office:value-type="float" office:value="310.705" calcext:value-type="float">
            <text:p>310.705</text:p>
          </table:table-cell>
          <table:table-cell office:value-type="float" office:value="167.098" calcext:value-type="float">
            <text:p>167.098</text:p>
          </table:table-cell>
          <table:table-cell office:value-type="float" office:value="1501" calcext:value-type="float">
            <text:p>1501</text:p>
          </table:table-cell>
          <table:table-cell office:value-type="float" office:value="1589" calcext:value-type="float">
            <text:p>1589</text:p>
          </table:table-cell>
          <table:table-cell table:formula="of:=(([.A650]-[.C650])^2 + ([.B650]-[.D650])^2)^0.5" office:value-type="float" office:value="142.464174619446" calcext:value-type="float">
            <text:p>142.4641746194</text:p>
          </table:table-cell>
          <table:table-cell table:formula="of:=[.E650]+[.F650]" office:value-type="float" office:value="3090" calcext:value-type="float">
            <text:p>3090</text:p>
          </table:table-cell>
          <table:table-cell table:formula="of:=SQRT([.H650])" office:value-type="float" office:value="55.5877684387492" calcext:value-type="float">
            <text:p>55.5877684387</text:p>
          </table:table-cell>
          <table:table-cell/>
          <table:table-cell table:formula="of:=[.G650]/[.I650]" office:value-type="float" office:value="2.56286910989103" calcext:value-type="float">
            <text:p>2.5628691099</text:p>
          </table:table-cell>
          <table:table-cell/>
        </table:table-row>
        <table:table-row table:style-name="ro1">
          <table:table-cell office:value-type="float" office:value="170.509" calcext:value-type="float">
            <text:p>170.509</text:p>
          </table:table-cell>
          <table:table-cell office:value-type="float" office:value="192.852" calcext:value-type="float">
            <text:p>192.852</text:p>
          </table:table-cell>
          <table:table-cell office:value-type="float" office:value="310.895" calcext:value-type="float">
            <text:p>310.895</text:p>
          </table:table-cell>
          <table:table-cell office:value-type="float" office:value="166.696" calcext:value-type="float">
            <text:p>166.696</text:p>
          </table:table-cell>
          <table:table-cell office:value-type="float" office:value="1510" calcext:value-type="float">
            <text:p>1510</text:p>
          </table:table-cell>
          <table:table-cell office:value-type="float" office:value="1585" calcext:value-type="float">
            <text:p>1585</text:p>
          </table:table-cell>
          <table:table-cell table:formula="of:=(([.A651]-[.C651])^2 + ([.B651]-[.D651])^2)^0.5" office:value-type="float" office:value="142.801839385913" calcext:value-type="float">
            <text:p>142.8018393859</text:p>
          </table:table-cell>
          <table:table-cell table:formula="of:=[.E651]+[.F651]" office:value-type="float" office:value="3095" calcext:value-type="float">
            <text:p>3095</text:p>
          </table:table-cell>
          <table:table-cell table:formula="of:=SQRT([.H651])" office:value-type="float" office:value="55.6327241828045" calcext:value-type="float">
            <text:p>55.6327241828</text:p>
          </table:table-cell>
          <table:table-cell/>
          <table:table-cell table:formula="of:=[.G651]/[.I651]" office:value-type="float" office:value="2.56686763920957" calcext:value-type="float">
            <text:p>2.5668676392</text:p>
          </table:table-cell>
          <table:table-cell/>
        </table:table-row>
        <table:table-row table:style-name="ro1">
          <table:table-cell office:value-type="float" office:value="170.287" calcext:value-type="float">
            <text:p>170.287</text:p>
          </table:table-cell>
          <table:table-cell office:value-type="float" office:value="192.485" calcext:value-type="float">
            <text:p>192.485</text:p>
          </table:table-cell>
          <table:table-cell office:value-type="float" office:value="310.837" calcext:value-type="float">
            <text:p>310.837</text:p>
          </table:table-cell>
          <table:table-cell office:value-type="float" office:value="166.134" calcext:value-type="float">
            <text:p>166.134</text:p>
          </table:table-cell>
          <table:table-cell office:value-type="float" office:value="1523" calcext:value-type="float">
            <text:p>1523</text:p>
          </table:table-cell>
          <table:table-cell office:value-type="float" office:value="1598" calcext:value-type="float">
            <text:p>1598</text:p>
          </table:table-cell>
          <table:table-cell table:formula="of:=(([.A652]-[.C652])^2 + ([.B652]-[.D652])^2)^0.5" office:value-type="float" office:value="142.998873075979" calcext:value-type="float">
            <text:p>142.998873076</text:p>
          </table:table-cell>
          <table:table-cell table:formula="of:=[.E652]+[.F652]" office:value-type="float" office:value="3121" calcext:value-type="float">
            <text:p>3121</text:p>
          </table:table-cell>
          <table:table-cell table:formula="of:=SQRT([.H652])" office:value-type="float" office:value="55.8659108938537" calcext:value-type="float">
            <text:p>55.8659108939</text:p>
          </table:table-cell>
          <table:table-cell/>
          <table:table-cell table:formula="of:=[.G652]/[.I652]" office:value-type="float" office:value="2.55968032719774" calcext:value-type="float">
            <text:p>2.5596803272</text:p>
          </table:table-cell>
          <table:table-cell/>
        </table:table-row>
        <table:table-row table:style-name="ro1">
          <table:table-cell office:value-type="float" office:value="170.196" calcext:value-type="float">
            <text:p>170.196</text:p>
          </table:table-cell>
          <table:table-cell office:value-type="float" office:value="192.009" calcext:value-type="float">
            <text:p>192.009</text:p>
          </table:table-cell>
          <table:table-cell office:value-type="float" office:value="310.805" calcext:value-type="float">
            <text:p>310.805</text:p>
          </table:table-cell>
          <table:table-cell office:value-type="float" office:value="166.004" calcext:value-type="float">
            <text:p>166.004</text:p>
          </table:table-cell>
          <table:table-cell office:value-type="float" office:value="1515" calcext:value-type="float">
            <text:p>1515</text:p>
          </table:table-cell>
          <table:table-cell office:value-type="float" office:value="1598" calcext:value-type="float">
            <text:p>1598</text:p>
          </table:table-cell>
          <table:table-cell table:formula="of:=(([.A653]-[.C653])^2 + ([.B653]-[.D653])^2)^0.5" office:value-type="float" office:value="142.9935344902" calcext:value-type="float">
            <text:p>142.9935344902</text:p>
          </table:table-cell>
          <table:table-cell table:formula="of:=[.E653]+[.F653]" office:value-type="float" office:value="3113" calcext:value-type="float">
            <text:p>3113</text:p>
          </table:table-cell>
          <table:table-cell table:formula="of:=SQRT([.H653])" office:value-type="float" office:value="55.7942649382533" calcext:value-type="float">
            <text:p>55.7942649383</text:p>
          </table:table-cell>
          <table:table-cell/>
          <table:table-cell table:formula="of:=[.G653]/[.I653]" office:value-type="float" office:value="2.56287155406472" calcext:value-type="float">
            <text:p>2.5628715541</text:p>
          </table:table-cell>
          <table:table-cell/>
        </table:table-row>
        <table:table-row table:style-name="ro1">
          <table:table-cell office:value-type="float" office:value="170.202" calcext:value-type="float">
            <text:p>170.202</text:p>
          </table:table-cell>
          <table:table-cell office:value-type="float" office:value="191.859" calcext:value-type="float">
            <text:p>191.859</text:p>
          </table:table-cell>
          <table:table-cell office:value-type="float" office:value="310.972" calcext:value-type="float">
            <text:p>310.972</text:p>
          </table:table-cell>
          <table:table-cell office:value-type="float" office:value="165.773" calcext:value-type="float">
            <text:p>165.773</text:p>
          </table:table-cell>
          <table:table-cell office:value-type="float" office:value="1523" calcext:value-type="float">
            <text:p>1523</text:p>
          </table:table-cell>
          <table:table-cell office:value-type="float" office:value="1588" calcext:value-type="float">
            <text:p>1588</text:p>
          </table:table-cell>
          <table:table-cell table:formula="of:=(([.A654]-[.C654])^2 + ([.B654]-[.D654])^2)^0.5" office:value-type="float" office:value="143.166589314686" calcext:value-type="float">
            <text:p>143.1665893147</text:p>
          </table:table-cell>
          <table:table-cell table:formula="of:=[.E654]+[.F654]" office:value-type="float" office:value="3111" calcext:value-type="float">
            <text:p>3111</text:p>
          </table:table-cell>
          <table:table-cell table:formula="of:=SQRT([.H654])" office:value-type="float" office:value="55.7763390695374" calcext:value-type="float">
            <text:p>55.7763390695</text:p>
          </table:table-cell>
          <table:table-cell/>
          <table:table-cell table:formula="of:=[.G654]/[.I654]" office:value-type="float" office:value="2.56679788783193" calcext:value-type="float">
            <text:p>2.5667978878</text:p>
          </table:table-cell>
          <table:table-cell/>
        </table:table-row>
        <table:table-row table:style-name="ro1">
          <table:table-cell office:value-type="float" office:value="170.165" calcext:value-type="float">
            <text:p>170.165</text:p>
          </table:table-cell>
          <table:table-cell office:value-type="float" office:value="191.807" calcext:value-type="float">
            <text:p>191.807</text:p>
          </table:table-cell>
          <table:table-cell office:value-type="float" office:value="310.86" calcext:value-type="float">
            <text:p>310.86</text:p>
          </table:table-cell>
          <table:table-cell office:value-type="float" office:value="165.605" calcext:value-type="float">
            <text:p>165.605</text:p>
          </table:table-cell>
          <table:table-cell office:value-type="float" office:value="1530" calcext:value-type="float">
            <text:p>1530</text:p>
          </table:table-cell>
          <table:table-cell office:value-type="float" office:value="1579" calcext:value-type="float">
            <text:p>1579</text:p>
          </table:table-cell>
          <table:table-cell table:formula="of:=(([.A655]-[.C655])^2 + ([.B655]-[.D655])^2)^0.5" office:value-type="float" office:value="143.114037847445" calcext:value-type="float">
            <text:p>143.1140378474</text:p>
          </table:table-cell>
          <table:table-cell table:formula="of:=[.E655]+[.F655]" office:value-type="float" office:value="3109" calcext:value-type="float">
            <text:p>3109</text:p>
          </table:table-cell>
          <table:table-cell table:formula="of:=SQRT([.H655])" office:value-type="float" office:value="55.7584074378026" calcext:value-type="float">
            <text:p>55.7584074378</text:p>
          </table:table-cell>
          <table:table-cell/>
          <table:table-cell table:formula="of:=[.G655]/[.I655]" office:value-type="float" office:value="2.56668087242424" calcext:value-type="float">
            <text:p>2.5666808724</text:p>
          </table:table-cell>
          <table:table-cell/>
        </table:table-row>
        <table:table-row table:style-name="ro1">
          <table:table-cell office:value-type="float" office:value="170.149" calcext:value-type="float">
            <text:p>170.149</text:p>
          </table:table-cell>
          <table:table-cell office:value-type="float" office:value="191.726" calcext:value-type="float">
            <text:p>191.726</text:p>
          </table:table-cell>
          <table:table-cell office:value-type="float" office:value="310.839" calcext:value-type="float">
            <text:p>310.839</text:p>
          </table:table-cell>
          <table:table-cell office:value-type="float" office:value="165.424" calcext:value-type="float">
            <text:p>165.424</text:p>
          </table:table-cell>
          <table:table-cell office:value-type="float" office:value="1530" calcext:value-type="float">
            <text:p>1530</text:p>
          </table:table-cell>
          <table:table-cell office:value-type="float" office:value="1584" calcext:value-type="float">
            <text:p>1584</text:p>
          </table:table-cell>
          <table:table-cell table:formula="of:=(([.A656]-[.C656])^2 + ([.B656]-[.D656])^2)^0.5" office:value-type="float" office:value="143.127465232917" calcext:value-type="float">
            <text:p>143.1274652329</text:p>
          </table:table-cell>
          <table:table-cell table:formula="of:=[.E656]+[.F656]" office:value-type="float" office:value="3114" calcext:value-type="float">
            <text:p>3114</text:p>
          </table:table-cell>
          <table:table-cell table:formula="of:=SQRT([.H656])" office:value-type="float" office:value="55.8032257132148" calcext:value-type="float">
            <text:p>55.8032257132</text:p>
          </table:table-cell>
          <table:table-cell/>
          <table:table-cell table:formula="of:=[.G656]/[.I656]" office:value-type="float" office:value="2.56486006684419" calcext:value-type="float">
            <text:p>2.5648600668</text:p>
          </table:table-cell>
          <table:table-cell/>
        </table:table-row>
        <table:table-row table:style-name="ro1">
          <table:table-cell office:value-type="float" office:value="169.989" calcext:value-type="float">
            <text:p>169.989</text:p>
          </table:table-cell>
          <table:table-cell office:value-type="float" office:value="191.772" calcext:value-type="float">
            <text:p>191.772</text:p>
          </table:table-cell>
          <table:table-cell office:value-type="float" office:value="310.794" calcext:value-type="float">
            <text:p>310.794</text:p>
          </table:table-cell>
          <table:table-cell office:value-type="float" office:value="165.461" calcext:value-type="float">
            <text:p>165.461</text:p>
          </table:table-cell>
          <table:table-cell office:value-type="float" office:value="1520" calcext:value-type="float">
            <text:p>1520</text:p>
          </table:table-cell>
          <table:table-cell office:value-type="float" office:value="1584" calcext:value-type="float">
            <text:p>1584</text:p>
          </table:table-cell>
          <table:table-cell table:formula="of:=(([.A657]-[.C657])^2 + ([.B657]-[.D657])^2)^0.5" office:value-type="float" office:value="143.242161202629" calcext:value-type="float">
            <text:p>143.2421612026</text:p>
          </table:table-cell>
          <table:table-cell table:formula="of:=[.E657]+[.F657]" office:value-type="float" office:value="3104" calcext:value-type="float">
            <text:p>3104</text:p>
          </table:table-cell>
          <table:table-cell table:formula="of:=SQRT([.H657])" office:value-type="float" office:value="55.7135531087365" calcext:value-type="float">
            <text:p>55.7135531087</text:p>
          </table:table-cell>
          <table:table-cell/>
          <table:table-cell table:formula="of:=[.G657]/[.I657]" office:value-type="float" office:value="2.57104695733662" calcext:value-type="float">
            <text:p>2.5710469573</text:p>
          </table:table-cell>
          <table:table-cell/>
        </table:table-row>
        <table:table-row table:style-name="ro1">
          <table:table-cell office:value-type="float" office:value="169.98" calcext:value-type="float">
            <text:p>169.98</text:p>
          </table:table-cell>
          <table:table-cell office:value-type="float" office:value="191.792" calcext:value-type="float">
            <text:p>191.792</text:p>
          </table:table-cell>
          <table:table-cell office:value-type="float" office:value="310.577" calcext:value-type="float">
            <text:p>310.577</text:p>
          </table:table-cell>
          <table:table-cell office:value-type="float" office:value="165.515" calcext:value-type="float">
            <text:p>165.515</text:p>
          </table:table-cell>
          <table:table-cell office:value-type="float" office:value="1519" calcext:value-type="float">
            <text:p>1519</text:p>
          </table:table-cell>
          <table:table-cell office:value-type="float" office:value="1602" calcext:value-type="float">
            <text:p>1602</text:p>
          </table:table-cell>
          <table:table-cell table:formula="of:=(([.A658]-[.C658])^2 + ([.B658]-[.D658])^2)^0.5" office:value-type="float" office:value="143.031455064961" calcext:value-type="float">
            <text:p>143.031455065</text:p>
          </table:table-cell>
          <table:table-cell table:formula="of:=[.E658]+[.F658]" office:value-type="float" office:value="3121" calcext:value-type="float">
            <text:p>3121</text:p>
          </table:table-cell>
          <table:table-cell table:formula="of:=SQRT([.H658])" office:value-type="float" office:value="55.8659108938537" calcext:value-type="float">
            <text:p>55.8659108939</text:p>
          </table:table-cell>
          <table:table-cell/>
          <table:table-cell table:formula="of:=[.G658]/[.I658]" office:value-type="float" office:value="2.56026354491424" calcext:value-type="float">
            <text:p>2.5602635449</text:p>
          </table:table-cell>
          <table:table-cell/>
        </table:table-row>
        <table:table-row table:style-name="ro1">
          <table:table-cell office:value-type="float" office:value="169.953" calcext:value-type="float">
            <text:p>169.953</text:p>
          </table:table-cell>
          <table:table-cell office:value-type="float" office:value="191.814" calcext:value-type="float">
            <text:p>191.814</text:p>
          </table:table-cell>
          <table:table-cell office:value-type="float" office:value="310.546" calcext:value-type="float">
            <text:p>310.546</text:p>
          </table:table-cell>
          <table:table-cell office:value-type="float" office:value="165.469" calcext:value-type="float">
            <text:p>165.469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table:formula="of:=(([.A659]-[.C659])^2 + ([.B659]-[.D659])^2)^0.5" office:value-type="float" office:value="143.040031718397" calcext:value-type="float">
            <text:p>143.0400317184</text:p>
          </table:table-cell>
          <table:table-cell table:formula="of:=[.E659]+[.F659]" office:value-type="float" office:value="3119" calcext:value-type="float">
            <text:p>3119</text:p>
          </table:table-cell>
          <table:table-cell table:formula="of:=SQRT([.H659])" office:value-type="float" office:value="55.8480080217728" calcext:value-type="float">
            <text:p>55.8480080218</text:p>
          </table:table-cell>
          <table:table-cell/>
          <table:table-cell table:formula="of:=[.G659]/[.I659]" office:value-type="float" office:value="2.56123784509255" calcext:value-type="float">
            <text:p>2.5612378451</text:p>
          </table:table-cell>
          <table:table-cell/>
        </table:table-row>
        <table:table-row table:style-name="ro1">
          <table:table-cell office:value-type="float" office:value="169.895" calcext:value-type="float">
            <text:p>169.895</text:p>
          </table:table-cell>
          <table:table-cell office:value-type="float" office:value="191.847" calcext:value-type="float">
            <text:p>191.847</text:p>
          </table:table-cell>
          <table:table-cell office:value-type="float" office:value="310.532" calcext:value-type="float">
            <text:p>310.532</text:p>
          </table:table-cell>
          <table:table-cell office:value-type="float" office:value="165.471" calcext:value-type="float">
            <text:p>165.471</text:p>
          </table:table-cell>
          <table:table-cell office:value-type="float" office:value="1520" calcext:value-type="float">
            <text:p>1520</text:p>
          </table:table-cell>
          <table:table-cell office:value-type="float" office:value="1599" calcext:value-type="float">
            <text:p>1599</text:p>
          </table:table-cell>
          <table:table-cell table:formula="of:=(([.A660]-[.C660])^2 + ([.B660]-[.D660])^2)^0.5" office:value-type="float" office:value="143.088990299743" calcext:value-type="float">
            <text:p>143.0889902997</text:p>
          </table:table-cell>
          <table:table-cell table:formula="of:=[.E660]+[.F660]" office:value-type="float" office:value="3119" calcext:value-type="float">
            <text:p>3119</text:p>
          </table:table-cell>
          <table:table-cell table:formula="of:=SQRT([.H660])" office:value-type="float" office:value="55.8480080217728" calcext:value-type="float">
            <text:p>55.8480080218</text:p>
          </table:table-cell>
          <table:table-cell/>
          <table:table-cell table:formula="of:=[.G660]/[.I660]" office:value-type="float" office:value="2.56211448479879" calcext:value-type="float">
            <text:p>2.5621144848</text:p>
          </table:table-cell>
          <table:table-cell/>
        </table:table-row>
        <table:table-row table:style-name="ro1">
          <table:table-cell office:value-type="float" office:value="169.896" calcext:value-type="float">
            <text:p>169.896</text:p>
          </table:table-cell>
          <table:table-cell office:value-type="float" office:value="191.796" calcext:value-type="float">
            <text:p>191.796</text:p>
          </table:table-cell>
          <table:table-cell office:value-type="float" office:value="310.493" calcext:value-type="float">
            <text:p>310.493</text:p>
          </table:table-cell>
          <table:table-cell office:value-type="float" office:value="165.373" calcext:value-type="float">
            <text:p>165.373</text:p>
          </table:table-cell>
          <table:table-cell office:value-type="float" office:value="1523" calcext:value-type="float">
            <text:p>1523</text:p>
          </table:table-cell>
          <table:table-cell office:value-type="float" office:value="1599" calcext:value-type="float">
            <text:p>1599</text:p>
          </table:table-cell>
          <table:table-cell table:formula="of:=(([.A661]-[.C661])^2 + ([.B661]-[.D661])^2)^0.5" office:value-type="float" office:value="143.058349417292" calcext:value-type="float">
            <text:p>143.0583494173</text:p>
          </table:table-cell>
          <table:table-cell table:formula="of:=[.E661]+[.F661]" office:value-type="float" office:value="3122" calcext:value-type="float">
            <text:p>3122</text:p>
          </table:table-cell>
          <table:table-cell table:formula="of:=SQRT([.H661])" office:value-type="float" office:value="55.874860178796" calcext:value-type="float">
            <text:p>55.8748601788</text:p>
          </table:table-cell>
          <table:table-cell/>
          <table:table-cell table:formula="of:=[.G661]/[.I661]" office:value-type="float" office:value="2.56033480816801" calcext:value-type="float">
            <text:p>2.5603348082</text:p>
          </table:table-cell>
          <table:table-cell/>
        </table:table-row>
        <table:table-row table:style-name="ro1">
          <table:table-cell office:value-type="float" office:value="169.892" calcext:value-type="float">
            <text:p>169.892</text:p>
          </table:table-cell>
          <table:table-cell office:value-type="float" office:value="191.791" calcext:value-type="float">
            <text:p>191.791</text:p>
          </table:table-cell>
          <table:table-cell office:value-type="float" office:value="310.497" calcext:value-type="float">
            <text:p>310.497</text:p>
          </table:table-cell>
          <table:table-cell office:value-type="float" office:value="165.326" calcext:value-type="float">
            <text:p>165.326</text:p>
          </table:table-cell>
          <table:table-cell office:value-type="float" office:value="1525" calcext:value-type="float">
            <text:p>1525</text:p>
          </table:table-cell>
          <table:table-cell office:value-type="float" office:value="1602" calcext:value-type="float">
            <text:p>1602</text:p>
          </table:table-cell>
          <table:table-cell table:formula="of:=(([.A662]-[.C662])^2 + ([.B662]-[.D662])^2)^0.5" office:value-type="float" office:value="143.073974747331" calcext:value-type="float">
            <text:p>143.0739747473</text:p>
          </table:table-cell>
          <table:table-cell table:formula="of:=[.E662]+[.F662]" office:value-type="float" office:value="3127" calcext:value-type="float">
            <text:p>3127</text:p>
          </table:table-cell>
          <table:table-cell table:formula="of:=SQRT([.H662])" office:value-type="float" office:value="55.9195851200633" calcext:value-type="float">
            <text:p>55.9195851201</text:p>
          </table:table-cell>
          <table:table-cell/>
          <table:table-cell table:formula="of:=[.G662]/[.I662]" office:value-type="float" office:value="2.5585664564596" calcext:value-type="float">
            <text:p>2.5585664565</text:p>
          </table:table-cell>
          <table:table-cell/>
        </table:table-row>
        <table:table-row table:style-name="ro1">
          <table:table-cell office:value-type="float" office:value="169.799" calcext:value-type="float">
            <text:p>169.799</text:p>
          </table:table-cell>
          <table:table-cell office:value-type="float" office:value="191.746" calcext:value-type="float">
            <text:p>191.746</text:p>
          </table:table-cell>
          <table:table-cell office:value-type="float" office:value="310.499" calcext:value-type="float">
            <text:p>310.499</text:p>
          </table:table-cell>
          <table:table-cell office:value-type="float" office:value="165.271" calcext:value-type="float">
            <text:p>165.271</text:p>
          </table:table-cell>
          <table:table-cell office:value-type="float" office:value="1515" calcext:value-type="float">
            <text:p>1515</text:p>
          </table:table-cell>
          <table:table-cell office:value-type="float" office:value="1600" calcext:value-type="float">
            <text:p>1600</text:p>
          </table:table-cell>
          <table:table-cell table:formula="of:=(([.A663]-[.C663])^2 + ([.B663]-[.D663])^2)^0.5" office:value-type="float" office:value="143.169185319328" calcext:value-type="float">
            <text:p>143.1691853193</text:p>
          </table:table-cell>
          <table:table-cell table:formula="of:=[.E663]+[.F663]" office:value-type="float" office:value="3115" calcext:value-type="float">
            <text:p>3115</text:p>
          </table:table-cell>
          <table:table-cell table:formula="of:=SQRT([.H663])" office:value-type="float" office:value="55.8121850495033" calcext:value-type="float">
            <text:p>55.8121850495</text:p>
          </table:table-cell>
          <table:table-cell/>
          <table:table-cell table:formula="of:=[.G663]/[.I663]" office:value-type="float" office:value="2.56519584732872" calcext:value-type="float">
            <text:p>2.5651958473</text:p>
          </table:table-cell>
          <table:table-cell/>
        </table:table-row>
        <table:table-row table:style-name="ro1">
          <table:table-cell office:value-type="float" office:value="169.744" calcext:value-type="float">
            <text:p>169.744</text:p>
          </table:table-cell>
          <table:table-cell office:value-type="float" office:value="191.762" calcext:value-type="float">
            <text:p>191.762</text:p>
          </table:table-cell>
          <table:table-cell office:value-type="float" office:value="310.415" calcext:value-type="float">
            <text:p>310.415</text:p>
          </table:table-cell>
          <table:table-cell office:value-type="float" office:value="165.172" calcext:value-type="float">
            <text:p>165.172</text:p>
          </table:table-cell>
          <table:table-cell office:value-type="float" office:value="1521" calcext:value-type="float">
            <text:p>1521</text:p>
          </table:table-cell>
          <table:table-cell office:value-type="float" office:value="1603" calcext:value-type="float">
            <text:p>1603</text:p>
          </table:table-cell>
          <table:table-cell table:formula="of:=(([.A664]-[.C664])^2 + ([.B664]-[.D664])^2)^0.5" office:value-type="float" office:value="143.162000338777" calcext:value-type="float">
            <text:p>143.1620003388</text:p>
          </table:table-cell>
          <table:table-cell table:formula="of:=[.E664]+[.F664]" office:value-type="float" office:value="3124" calcext:value-type="float">
            <text:p>3124</text:p>
          </table:table-cell>
          <table:table-cell table:formula="of:=SQRT([.H664])" office:value-type="float" office:value="55.8927544499285" calcext:value-type="float">
            <text:p>55.8927544499</text:p>
          </table:table-cell>
          <table:table-cell/>
          <table:table-cell table:formula="of:=[.G664]/[.I664]" office:value-type="float" office:value="2.56136956834054" calcext:value-type="float">
            <text:p>2.5613695683</text:p>
          </table:table-cell>
          <table:table-cell/>
        </table:table-row>
        <table:table-row table:style-name="ro1">
          <table:table-cell office:value-type="float" office:value="169.77" calcext:value-type="float">
            <text:p>169.77</text:p>
          </table:table-cell>
          <table:table-cell office:value-type="float" office:value="191.728" calcext:value-type="float">
            <text:p>191.728</text:p>
          </table:table-cell>
          <table:table-cell office:value-type="float" office:value="310.414" calcext:value-type="float">
            <text:p>310.414</text:p>
          </table:table-cell>
          <table:table-cell office:value-type="float" office:value="165.188" calcext:value-type="float">
            <text:p>165.188</text:p>
          </table:table-cell>
          <table:table-cell office:value-type="float" office:value="1523" calcext:value-type="float">
            <text:p>1523</text:p>
          </table:table-cell>
          <table:table-cell office:value-type="float" office:value="1604" calcext:value-type="float">
            <text:p>1604</text:p>
          </table:table-cell>
          <table:table-cell table:formula="of:=(([.A665]-[.C665])^2 + ([.B665]-[.D665])^2)^0.5" office:value-type="float" office:value="143.126190251819" calcext:value-type="float">
            <text:p>143.1261902518</text:p>
          </table:table-cell>
          <table:table-cell table:formula="of:=[.E665]+[.F665]" office:value-type="float" office:value="3127" calcext:value-type="float">
            <text:p>3127</text:p>
          </table:table-cell>
          <table:table-cell table:formula="of:=SQRT([.H665])" office:value-type="float" office:value="55.9195851200633" calcext:value-type="float">
            <text:p>55.9195851201</text:p>
          </table:table-cell>
          <table:table-cell/>
          <table:table-cell table:formula="of:=[.G665]/[.I665]" office:value-type="float" office:value="2.55950021704413" calcext:value-type="float">
            <text:p>2.559500217</text:p>
          </table:table-cell>
          <table:table-cell/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191.753" calcext:value-type="float">
            <text:p>191.753</text:p>
          </table:table-cell>
          <table:table-cell office:value-type="float" office:value="310.248" calcext:value-type="float">
            <text:p>310.248</text:p>
          </table:table-cell>
          <table:table-cell office:value-type="float" office:value="165.114" calcext:value-type="float">
            <text:p>165.114</text:p>
          </table:table-cell>
          <table:table-cell office:value-type="float" office:value="1525" calcext:value-type="float">
            <text:p>1525</text:p>
          </table:table-cell>
          <table:table-cell office:value-type="float" office:value="1583" calcext:value-type="float">
            <text:p>1583</text:p>
          </table:table-cell>
          <table:table-cell table:formula="of:=(([.A666]-[.C666])^2 + ([.B666]-[.D666])^2)^0.5" office:value-type="float" office:value="143.050259087497" calcext:value-type="float">
            <text:p>143.0502590875</text:p>
          </table:table-cell>
          <table:table-cell table:formula="of:=[.E666]+[.F666]" office:value-type="float" office:value="3108" calcext:value-type="float">
            <text:p>3108</text:p>
          </table:table-cell>
          <table:table-cell table:formula="of:=SQRT([.H666])" office:value-type="float" office:value="55.7494394590654" calcext:value-type="float">
            <text:p>55.7494394591</text:p>
          </table:table-cell>
          <table:table-cell/>
          <table:table-cell table:formula="of:=[.G666]/[.I666]" office:value-type="float" office:value="2.56594972927993" calcext:value-type="float">
            <text:p>2.5659497293</text:p>
          </table:table-cell>
          <table:table-cell/>
        </table:table-row>
        <table:table-row table:style-name="ro1">
          <table:table-cell office:value-type="float" office:value="169.599" calcext:value-type="float">
            <text:p>169.599</text:p>
          </table:table-cell>
          <table:table-cell office:value-type="float" office:value="191.74" calcext:value-type="float">
            <text:p>191.74</text:p>
          </table:table-cell>
          <table:table-cell office:value-type="float" office:value="310.228" calcext:value-type="float">
            <text:p>310.22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1517" calcext:value-type="float">
            <text:p>1517</text:p>
          </table:table-cell>
          <table:table-cell office:value-type="float" office:value="1582" calcext:value-type="float">
            <text:p>1582</text:p>
          </table:table-cell>
          <table:table-cell table:formula="of:=(([.A667]-[.C667])^2 + ([.B667]-[.D667])^2)^0.5" office:value-type="float" office:value="143.137106736863" calcext:value-type="float">
            <text:p>143.1371067369</text:p>
          </table:table-cell>
          <table:table-cell table:formula="of:=[.E667]+[.F667]" office:value-type="float" office:value="3099" calcext:value-type="float">
            <text:p>3099</text:p>
          </table:table-cell>
          <table:table-cell table:formula="of:=SQRT([.H667])" office:value-type="float" office:value="55.6686626388671" calcext:value-type="float">
            <text:p>55.6686626389</text:p>
          </table:table-cell>
          <table:table-cell/>
          <table:table-cell table:formula="of:=[.G667]/[.I667]" office:value-type="float" office:value="2.57123307713389" calcext:value-type="float">
            <text:p>2.5712330771</text:p>
          </table:table-cell>
          <table:table-cell/>
        </table:table-row>
        <table:table-row table:style-name="ro1">
          <table:table-cell office:value-type="float" office:value="169.594" calcext:value-type="float">
            <text:p>169.594</text:p>
          </table:table-cell>
          <table:table-cell office:value-type="float" office:value="191.725" calcext:value-type="float">
            <text:p>191.725</text:p>
          </table:table-cell>
          <table:table-cell office:value-type="float" office:value="310.228" calcext:value-type="float">
            <text:p>310.228</text:p>
          </table:table-cell>
          <table:table-cell office:value-type="float" office:value="165.062" calcext:value-type="float">
            <text:p>165.062</text:p>
          </table:table-cell>
          <table:table-cell office:value-type="float" office:value="1518" calcext:value-type="float">
            <text:p>1518</text:p>
          </table:table-cell>
          <table:table-cell office:value-type="float" office:value="1582" calcext:value-type="float">
            <text:p>1582</text:p>
          </table:table-cell>
          <table:table-cell table:formula="of:=(([.A668]-[.C668])^2 + ([.B668]-[.D668])^2)^0.5" office:value-type="float" office:value="143.139224271337" calcext:value-type="float">
            <text:p>143.1392242713</text:p>
          </table:table-cell>
          <table:table-cell table:formula="of:=[.E668]+[.F668]" office:value-type="float" office:value="3100" calcext:value-type="float">
            <text:p>3100</text:p>
          </table:table-cell>
          <table:table-cell table:formula="of:=SQRT([.H668])" office:value-type="float" office:value="55.6776436283002" calcext:value-type="float">
            <text:p>55.6776436283</text:p>
          </table:table-cell>
          <table:table-cell/>
          <table:table-cell table:formula="of:=[.G668]/[.I668]" office:value-type="float" office:value="2.57085636071317" calcext:value-type="float">
            <text:p>2.5708563607</text:p>
          </table:table-cell>
          <table:table-cell/>
        </table:table-row>
        <table:table-row table:style-name="ro1">
          <table:table-cell office:value-type="float" office:value="169.566" calcext:value-type="float">
            <text:p>169.566</text:p>
          </table:table-cell>
          <table:table-cell office:value-type="float" office:value="191.759" calcext:value-type="float">
            <text:p>191.759</text:p>
          </table:table-cell>
          <table:table-cell office:value-type="float" office:value="310.118" calcext:value-type="float">
            <text:p>310.118</text:p>
          </table:table-cell>
          <table:table-cell office:value-type="float" office:value="164.912" calcext:value-type="float">
            <text:p>164.912</text:p>
          </table:table-cell>
          <table:table-cell office:value-type="float" office:value="1522" calcext:value-type="float">
            <text:p>1522</text:p>
          </table:table-cell>
          <table:table-cell office:value-type="float" office:value="1588" calcext:value-type="float">
            <text:p>1588</text:p>
          </table:table-cell>
          <table:table-cell table:formula="of:=(([.A669]-[.C669])^2 + ([.B669]-[.D669])^2)^0.5" office:value-type="float" office:value="143.093068011696" calcext:value-type="float">
            <text:p>143.0930680117</text:p>
          </table:table-cell>
          <table:table-cell table:formula="of:=[.E669]+[.F669]" office:value-type="float" office:value="3110" calcext:value-type="float">
            <text:p>3110</text:p>
          </table:table-cell>
          <table:table-cell table:formula="of:=SQRT([.H669])" office:value-type="float" office:value="55.7673739743948" calcext:value-type="float">
            <text:p>55.7673739744</text:p>
          </table:table-cell>
          <table:table-cell/>
          <table:table-cell table:formula="of:=[.G669]/[.I669]" office:value-type="float" office:value="2.56589216622244" calcext:value-type="float">
            <text:p>2.5658921662</text:p>
          </table:table-cell>
          <table:table-cell/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670]-[.C670])^2 + ([.B670]-[.D670])^2)^0.5" office:value-type="float" office:value="143.039588537579" calcext:value-type="float">
            <text:p>143.0395885376</text:p>
          </table:table-cell>
          <table:table-cell table:formula="of:=[.E670]+[.F670]" office:value-type="float" office:value="3110" calcext:value-type="float">
            <text:p>3110</text:p>
          </table:table-cell>
          <table:table-cell table:formula="of:=SQRT([.H670])" office:value-type="float" office:value="55.7673739743948" calcext:value-type="float">
            <text:p>55.7673739744</text:p>
          </table:table-cell>
          <table:table-cell/>
          <table:table-cell table:formula="of:=[.G670]/[.I670]" office:value-type="float" office:value="2.56493319199959" calcext:value-type="float">
            <text:p>2.564933192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671]-[.C671])^2 + ([.B671]-[.D671])^2)^0.5" office:value-type="float" office:value="143.085424306601" calcext:value-type="float">
            <text:p>143.0854243066</text:p>
          </table:table-cell>
          <table:table-cell table:formula="of:=[.E671]+[.F671]" office:value-type="float" office:value="3106" calcext:value-type="float">
            <text:p>3106</text:p>
          </table:table-cell>
          <table:table-cell table:formula="of:=SQRT([.H671])" office:value-type="float" office:value="55.7314991723711" calcext:value-type="float">
            <text:p>55.7314991724</text:p>
          </table:table-cell>
          <table:table-cell/>
          <table:table-cell table:formula="of:=[.G671]/[.I671]" office:value-type="float" office:value="2.56740669875135" calcext:value-type="float">
            <text:p>2.5674066988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672]-[.C672])^2 + ([.B672]-[.D672])^2)^0.5" office:value-type="float" office:value="143.100533569935" calcext:value-type="float">
            <text:p>143.1005335699</text:p>
          </table:table-cell>
          <table:table-cell table:formula="of:=[.E672]+[.F672]" office:value-type="float" office:value="3108" calcext:value-type="float">
            <text:p>3108</text:p>
          </table:table-cell>
          <table:table-cell table:formula="of:=SQRT([.H672])" office:value-type="float" office:value="55.7494394590654" calcext:value-type="float">
            <text:p>55.7494394591</text:p>
          </table:table-cell>
          <table:table-cell/>
          <table:table-cell table:formula="of:=[.G672]/[.I672]" office:value-type="float" office:value="2.5668515227854" calcext:value-type="float">
            <text:p>2.5668515228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6" calcext:value-type="float">
            <text:p>1516</text:p>
          </table:table-cell>
          <table:table-cell office:value-type="float" office:value="1593" calcext:value-type="float">
            <text:p>1593</text:p>
          </table:table-cell>
          <table:table-cell table:formula="of:=(([.A673]-[.C673])^2 + ([.B673]-[.D673])^2)^0.5" office:value-type="float" office:value="143.047356651565" calcext:value-type="float">
            <text:p>143.0473566516</text:p>
          </table:table-cell>
          <table:table-cell table:formula="of:=[.E673]+[.F673]" office:value-type="float" office:value="3109" calcext:value-type="float">
            <text:p>3109</text:p>
          </table:table-cell>
          <table:table-cell table:formula="of:=SQRT([.H673])" office:value-type="float" office:value="55.7584074378026" calcext:value-type="float">
            <text:p>55.7584074378</text:p>
          </table:table-cell>
          <table:table-cell/>
          <table:table-cell table:formula="of:=[.G673]/[.I673]" office:value-type="float" office:value="2.56548497751001" calcext:value-type="float">
            <text:p>2.5654849775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674]-[.C674])^2 + ([.B674]-[.D674])^2)^0.5" office:value-type="float" office:value="143.062465643508" calcext:value-type="float">
            <text:p>143.0624656435</text:p>
          </table:table-cell>
          <table:table-cell table:formula="of:=[.E674]+[.F674]" office:value-type="float" office:value="3111" calcext:value-type="float">
            <text:p>3111</text:p>
          </table:table-cell>
          <table:table-cell table:formula="of:=SQRT([.H674])" office:value-type="float" office:value="55.7763390695374" calcext:value-type="float">
            <text:p>55.7763390695</text:p>
          </table:table-cell>
          <table:table-cell/>
          <table:table-cell table:formula="of:=[.G674]/[.I674]" office:value-type="float" office:value="2.56493108063528" calcext:value-type="float">
            <text:p>2.5649310806</text:p>
          </table:table-cell>
          <table:table-cell/>
        </table:table-row>
        <table:table-row table:style-name="ro1">
          <table:table-cell office:value-type="float" office:value="169.616" calcext:value-type="float">
            <text:p>169.616</text:p>
          </table:table-cell>
          <table:table-cell office:value-type="float" office:value="191.686" calcext:value-type="float">
            <text:p>191.686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675]-[.C675])^2 + ([.B675]-[.D675])^2)^0.5" office:value-type="float" office:value="143.040707247972" calcext:value-type="float">
            <text:p>143.040707248</text:p>
          </table:table-cell>
          <table:table-cell table:formula="of:=[.E675]+[.F675]" office:value-type="float" office:value="3111" calcext:value-type="float">
            <text:p>3111</text:p>
          </table:table-cell>
          <table:table-cell table:formula="of:=SQRT([.H675])" office:value-type="float" office:value="55.7763390695374" calcext:value-type="float">
            <text:p>55.7763390695</text:p>
          </table:table-cell>
          <table:table-cell/>
          <table:table-cell table:formula="of:=[.G675]/[.I675]" office:value-type="float" office:value="2.56454097981656" calcext:value-type="float">
            <text:p>2.5645409798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676]-[.C676])^2 + ([.B676]-[.D676])^2)^0.5" office:value-type="float" office:value="143.061724626121" calcext:value-type="float">
            <text:p>143.0617246261</text:p>
          </table:table-cell>
          <table:table-cell table:formula="of:=[.E676]+[.F676]" office:value-type="float" office:value="3110" calcext:value-type="float">
            <text:p>3110</text:p>
          </table:table-cell>
          <table:table-cell table:formula="of:=SQRT([.H676])" office:value-type="float" office:value="55.7673739743948" calcext:value-type="float">
            <text:p>55.7673739744</text:p>
          </table:table-cell>
          <table:table-cell/>
          <table:table-cell table:formula="of:=[.G676]/[.I676]" office:value-type="float" office:value="2.56533012818223" calcext:value-type="float">
            <text:p>2.5653301282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677]-[.C677])^2 + ([.B677]-[.D677])^2)^0.5" office:value-type="float" office:value="143.075929090116" calcext:value-type="float">
            <text:p>143.0759290901</text:p>
          </table:table-cell>
          <table:table-cell table:formula="of:=[.E677]+[.F677]" office:value-type="float" office:value="3106" calcext:value-type="float">
            <text:p>3106</text:p>
          </table:table-cell>
          <table:table-cell table:formula="of:=SQRT([.H677])" office:value-type="float" office:value="55.7314991723711" calcext:value-type="float">
            <text:p>55.7314991724</text:p>
          </table:table-cell>
          <table:table-cell/>
          <table:table-cell table:formula="of:=[.G677]/[.I677]" office:value-type="float" office:value="2.56723632442757" calcext:value-type="float">
            <text:p>2.5672363244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678]-[.C678])^2 + ([.B678]-[.D678])^2)^0.5" office:value-type="float" office:value="143.059021288418" calcext:value-type="float">
            <text:p>143.0590212884</text:p>
          </table:table-cell>
          <table:table-cell table:formula="of:=[.E678]+[.F678]" office:value-type="float" office:value="3111" calcext:value-type="float">
            <text:p>3111</text:p>
          </table:table-cell>
          <table:table-cell table:formula="of:=SQRT([.H678])" office:value-type="float" office:value="55.7763390695374" calcext:value-type="float">
            <text:p>55.7763390695</text:p>
          </table:table-cell>
          <table:table-cell/>
          <table:table-cell table:formula="of:=[.G678]/[.I678]" office:value-type="float" office:value="2.56486932765637" calcext:value-type="float">
            <text:p>2.5648693277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79]-[.C679])^2 + ([.B679]-[.D679])^2)^0.5" office:value-type="float" office:value="143.093002938648" calcext:value-type="float">
            <text:p>143.0930029386</text:p>
          </table:table-cell>
          <table:table-cell table:formula="of:=[.E679]+[.F679]" office:value-type="float" office:value="3106" calcext:value-type="float">
            <text:p>3106</text:p>
          </table:table-cell>
          <table:table-cell table:formula="of:=SQRT([.H679])" office:value-type="float" office:value="55.7314991723711" calcext:value-type="float">
            <text:p>55.7314991724</text:p>
          </table:table-cell>
          <table:table-cell/>
          <table:table-cell table:formula="of:=[.G679]/[.I679]" office:value-type="float" office:value="2.56754268346664" calcext:value-type="float">
            <text:p>2.5675426835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2" calcext:value-type="float">
            <text:p>310.172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0]-[.C680])^2 + ([.B680]-[.D680])^2)^0.5" office:value-type="float" office:value="143.081077435138" calcext:value-type="float">
            <text:p>143.0810774351</text:p>
          </table:table-cell>
          <table:table-cell table:formula="of:=[.E680]+[.F680]" office:value-type="float" office:value="3105" calcext:value-type="float">
            <text:p>3105</text:p>
          </table:table-cell>
          <table:table-cell table:formula="of:=SQRT([.H680])" office:value-type="float" office:value="55.7225268630201" calcext:value-type="float">
            <text:p>55.722526863</text:p>
          </table:table-cell>
          <table:table-cell/>
          <table:table-cell table:formula="of:=[.G680]/[.I680]" office:value-type="float" office:value="2.56774208726871" calcext:value-type="float">
            <text:p>2.5677420873</text:p>
          </table:table-cell>
          <table:table-cell/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19" calcext:value-type="float">
            <text:p>310.119</text:p>
          </table:table-cell>
          <table:table-cell office:value-type="float" office:value="164.832" calcext:value-type="float">
            <text:p>164.832</text:p>
          </table:table-cell>
          <table:table-cell office:value-type="float" office:value="1515" calcext:value-type="float">
            <text:p>1515</text:p>
          </table:table-cell>
          <table:table-cell office:value-type="float" office:value="1591" calcext:value-type="float">
            <text:p>1591</text:p>
          </table:table-cell>
          <table:table-cell table:formula="of:=(([.A681]-[.C681])^2 + ([.B681]-[.D681])^2)^0.5" office:value-type="float" office:value="143.029988719149" calcext:value-type="float">
            <text:p>143.0299887192</text:p>
          </table:table-cell>
          <table:table-cell table:formula="of:=[.E681]+[.F681]" office:value-type="float" office:value="3106" calcext:value-type="float">
            <text:p>3106</text:p>
          </table:table-cell>
          <table:table-cell table:formula="of:=SQRT([.H681])" office:value-type="float" office:value="55.7314991723711" calcext:value-type="float">
            <text:p>55.7314991724</text:p>
          </table:table-cell>
          <table:table-cell/>
          <table:table-cell table:formula="of:=[.G681]/[.I681]" office:value-type="float" office:value="2.56641200834692" calcext:value-type="float">
            <text:p>2.5664120083</text:p>
          </table:table-cell>
          <table:table-cell/>
        </table:table-row>
        <table:table-row table:style-name="ro1">
          <table:table-cell office:value-type="float" office:value="169.628" calcext:value-type="float">
            <text:p>169.628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682]-[.C682])^2 + ([.B682]-[.D682])^2)^0.5" office:value-type="float" office:value="143.032099621029" calcext:value-type="float">
            <text:p>143.032099621</text:p>
          </table:table-cell>
          <table:table-cell table:formula="of:=[.E682]+[.F682]" office:value-type="float" office:value="3111" calcext:value-type="float">
            <text:p>3111</text:p>
          </table:table-cell>
          <table:table-cell table:formula="of:=SQRT([.H682])" office:value-type="float" office:value="55.7763390695374" calcext:value-type="float">
            <text:p>55.7763390695</text:p>
          </table:table-cell>
          <table:table-cell/>
          <table:table-cell table:formula="of:=[.G682]/[.I682]" office:value-type="float" office:value="2.56438665583104" calcext:value-type="float">
            <text:p>2.5643866558</text:p>
          </table:table-cell>
          <table:table-cell/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15" calcext:value-type="float">
            <text:p>1515</text:p>
          </table:table-cell>
          <table:table-cell office:value-type="float" office:value="1589" calcext:value-type="float">
            <text:p>1589</text:p>
          </table:table-cell>
          <table:table-cell table:formula="of:=(([.A683]-[.C683])^2 + ([.B683]-[.D683])^2)^0.5" office:value-type="float" office:value="143.075180254997" calcext:value-type="float">
            <text:p>143.075180255</text:p>
          </table:table-cell>
          <table:table-cell table:formula="of:=[.E683]+[.F683]" office:value-type="float" office:value="3104" calcext:value-type="float">
            <text:p>3104</text:p>
          </table:table-cell>
          <table:table-cell table:formula="of:=SQRT([.H683])" office:value-type="float" office:value="55.7135531087365" calcext:value-type="float">
            <text:p>55.7135531087</text:p>
          </table:table-cell>
          <table:table-cell/>
          <table:table-cell table:formula="of:=[.G683]/[.I683]" office:value-type="float" office:value="2.56804982399447" calcext:value-type="float">
            <text:p>2.568049824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6" calcext:value-type="float">
            <text:p>310.136</text:p>
          </table:table-cell>
          <table:table-cell office:value-type="float" office:value="164.884" calcext:value-type="float">
            <text:p>164.884</text:p>
          </table:table-cell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(([.A684]-[.C684])^2 + ([.B684]-[.D684])^2)^0.5" office:value-type="float" office:value="143.051339385551" calcext:value-type="float">
            <text:p>143.0513393856</text:p>
          </table:table-cell>
          <table:table-cell table:formula="of:=[.E684]+[.F684]" office:value-type="float" office:value="3108" calcext:value-type="float">
            <text:p>3108</text:p>
          </table:table-cell>
          <table:table-cell table:formula="of:=SQRT([.H684])" office:value-type="float" office:value="55.7494394590654" calcext:value-type="float">
            <text:p>55.7494394591</text:p>
          </table:table-cell>
          <table:table-cell/>
          <table:table-cell table:formula="of:=[.G684]/[.I684]" office:value-type="float" office:value="2.56596910701833" calcext:value-type="float">
            <text:p>2.565969107</text:p>
          </table:table-cell>
          <table:table-cell/>
        </table:table-row>
        <table:table-row table:style-name="ro1">
          <table:table-cell office:value-type="float" office:value="169.633" calcext:value-type="float">
            <text:p>169.633</text:p>
          </table:table-cell>
          <table:table-cell office:value-type="float" office:value="191.687" calcext:value-type="float">
            <text:p>191.68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5]-[.C685])^2 + ([.B685]-[.D685])^2)^0.5" office:value-type="float" office:value="143.064003054577" calcext:value-type="float">
            <text:p>143.0640030546</text:p>
          </table:table-cell>
          <table:table-cell table:formula="of:=[.E685]+[.F685]" office:value-type="float" office:value="3105" calcext:value-type="float">
            <text:p>3105</text:p>
          </table:table-cell>
          <table:table-cell table:formula="of:=SQRT([.H685])" office:value-type="float" office:value="55.7225268630201" calcext:value-type="float">
            <text:p>55.722526863</text:p>
          </table:table-cell>
          <table:table-cell/>
          <table:table-cell table:formula="of:=[.G685]/[.I685]" office:value-type="float" office:value="2.56743566935261" calcext:value-type="float">
            <text:p>2.5674356694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table:formula="of:=(([.A686]-[.C686])^2 + ([.B686]-[.D686])^2)^0.5" office:value-type="float" office:value="143.097963821992" calcext:value-type="float">
            <text:p>143.097963822</text:p>
          </table:table-cell>
          <table:table-cell table:formula="of:=[.E686]+[.F686]" office:value-type="float" office:value="3105" calcext:value-type="float">
            <text:p>3105</text:p>
          </table:table-cell>
          <table:table-cell table:formula="of:=SQRT([.H686])" office:value-type="float" office:value="55.7225268630201" calcext:value-type="float">
            <text:p>55.722526863</text:p>
          </table:table-cell>
          <table:table-cell/>
          <table:table-cell table:formula="of:=[.G686]/[.I686]" office:value-type="float" office:value="2.56804513143781" calcext:value-type="float">
            <text:p>2.5680451314</text:p>
          </table:table-cell>
          <table:table-cell/>
        </table:table-row>
        <table:table-row table:style-name="ro1">
          <table:table-cell office:value-type="float" office:value="169.617" calcext:value-type="float">
            <text:p>169.617</text:p>
          </table:table-cell>
          <table:table-cell office:value-type="float" office:value="191.691" calcext:value-type="float">
            <text:p>191.691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8" calcext:value-type="float">
            <text:p>1518</text:p>
          </table:table-cell>
          <table:table-cell office:value-type="float" office:value="1588" calcext:value-type="float">
            <text:p>1588</text:p>
          </table:table-cell>
          <table:table-cell table:formula="of:=(([.A687]-[.C687])^2 + ([.B687]-[.D687])^2)^0.5" office:value-type="float" office:value="143.085424841247" calcext:value-type="float">
            <text:p>143.0854248412</text:p>
          </table:table-cell>
          <table:table-cell table:formula="of:=[.E687]+[.F687]" office:value-type="float" office:value="3106" calcext:value-type="float">
            <text:p>3106</text:p>
          </table:table-cell>
          <table:table-cell table:formula="of:=SQRT([.H687])" office:value-type="float" office:value="55.7314991723711" calcext:value-type="float">
            <text:p>55.7314991724</text:p>
          </table:table-cell>
          <table:table-cell/>
          <table:table-cell table:formula="of:=[.G687]/[.I687]" office:value-type="float" office:value="2.56740670834459" calcext:value-type="float">
            <text:p>2.5674067083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88]-[.C688])^2 + ([.B688]-[.D688])^2)^0.5" office:value-type="float" office:value="143.078641327069" calcext:value-type="float">
            <text:p>143.0786413271</text:p>
          </table:table-cell>
          <table:table-cell table:formula="of:=[.E688]+[.F688]" office:value-type="float" office:value="3105" calcext:value-type="float">
            <text:p>3105</text:p>
          </table:table-cell>
          <table:table-cell table:formula="of:=SQRT([.H688])" office:value-type="float" office:value="55.7225268630201" calcext:value-type="float">
            <text:p>55.722526863</text:p>
          </table:table-cell>
          <table:table-cell/>
          <table:table-cell table:formula="of:=[.G688]/[.I688]" office:value-type="float" office:value="2.56769836871884" calcext:value-type="float">
            <text:p>2.5676983687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7" calcext:value-type="float">
            <text:p>1517</text:p>
          </table:table-cell>
          <table:table-cell office:value-type="float" office:value="1592" calcext:value-type="float">
            <text:p>1592</text:p>
          </table:table-cell>
          <table:table-cell table:formula="of:=(([.A689]-[.C689])^2 + ([.B689]-[.D689])^2)^0.5" office:value-type="float" office:value="143.055732496115" calcext:value-type="float">
            <text:p>143.0557324961</text:p>
          </table:table-cell>
          <table:table-cell table:formula="of:=[.E689]+[.F689]" office:value-type="float" office:value="3109" calcext:value-type="float">
            <text:p>3109</text:p>
          </table:table-cell>
          <table:table-cell table:formula="of:=SQRT([.H689])" office:value-type="float" office:value="55.7584074378026" calcext:value-type="float">
            <text:p>55.7584074378</text:p>
          </table:table-cell>
          <table:table-cell/>
          <table:table-cell table:formula="of:=[.G689]/[.I689]" office:value-type="float" office:value="2.56563519422054" calcext:value-type="float">
            <text:p>2.5656351942</text:p>
          </table:table-cell>
          <table:table-cell/>
        </table:table-row>
        <table:table-row table:style-name="ro1">
          <table:table-cell office:value-type="float" office:value="169.628" calcext:value-type="float">
            <text:p>169.628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7" calcext:value-type="float">
            <text:p>1517</text:p>
          </table:table-cell>
          <table:table-cell office:value-type="float" office:value="1592" calcext:value-type="float">
            <text:p>1592</text:p>
          </table:table-cell>
          <table:table-cell table:formula="of:=(([.A690]-[.C690])^2 + ([.B690]-[.D690])^2)^0.5" office:value-type="float" office:value="143.028822724652" calcext:value-type="float">
            <text:p>143.0288227247</text:p>
          </table:table-cell>
          <table:table-cell table:formula="of:=[.E690]+[.F690]" office:value-type="float" office:value="3109" calcext:value-type="float">
            <text:p>3109</text:p>
          </table:table-cell>
          <table:table-cell table:formula="of:=SQRT([.H690])" office:value-type="float" office:value="55.7584074378026" calcext:value-type="float">
            <text:p>55.7584074378</text:p>
          </table:table-cell>
          <table:table-cell/>
          <table:table-cell table:formula="of:=[.G690]/[.I690]" office:value-type="float" office:value="2.56515258051798" calcext:value-type="float">
            <text:p>2.5651525805</text:p>
          </table:table-cell>
          <table:table-cell/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1]-[.C691])^2 + ([.B691]-[.D691])^2)^0.5" office:value-type="float" office:value="143.078361326932" calcext:value-type="float">
            <text:p>143.0783613269</text:p>
          </table:table-cell>
          <table:table-cell table:formula="of:=[.E691]+[.F691]" office:value-type="float" office:value="3106" calcext:value-type="float">
            <text:p>3106</text:p>
          </table:table-cell>
          <table:table-cell table:formula="of:=SQRT([.H691])" office:value-type="float" office:value="55.7314991723711" calcext:value-type="float">
            <text:p>55.7314991724</text:p>
          </table:table-cell>
          <table:table-cell/>
          <table:table-cell table:formula="of:=[.G691]/[.I691]" office:value-type="float" office:value="2.56727996647653" calcext:value-type="float">
            <text:p>2.5672799665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64.911" calcext:value-type="float">
            <text:p>164.911</text:p>
          </table:table-cell>
          <table:table-cell office:value-type="float" office:value="1516" calcext:value-type="float">
            <text:p>1516</text:p>
          </table:table-cell>
          <table:table-cell office:value-type="float" office:value="1592" calcext:value-type="float">
            <text:p>1592</text:p>
          </table:table-cell>
          <table:table-cell table:formula="of:=(([.A692]-[.C692])^2 + ([.B692]-[.D692])^2)^0.5" office:value-type="float" office:value="143.041365688391" calcext:value-type="float">
            <text:p>143.0413656884</text:p>
          </table:table-cell>
          <table:table-cell table:formula="of:=[.E692]+[.F692]" office:value-type="float" office:value="3108" calcext:value-type="float">
            <text:p>3108</text:p>
          </table:table-cell>
          <table:table-cell table:formula="of:=SQRT([.H692])" office:value-type="float" office:value="55.7494394590654" calcext:value-type="float">
            <text:p>55.7494394591</text:p>
          </table:table-cell>
          <table:table-cell/>
          <table:table-cell table:formula="of:=[.G692]/[.I692]" office:value-type="float" office:value="2.56579020482207" calcext:value-type="float">
            <text:p>2.5657902048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7" calcext:value-type="float">
            <text:p>1517</text:p>
          </table:table-cell>
          <table:table-cell office:value-type="float" office:value="1588" calcext:value-type="float">
            <text:p>1588</text:p>
          </table:table-cell>
          <table:table-cell table:formula="of:=(([.A693]-[.C693])^2 + ([.B693]-[.D693])^2)^0.5" office:value-type="float" office:value="143.097963821992" calcext:value-type="float">
            <text:p>143.097963822</text:p>
          </table:table-cell>
          <table:table-cell table:formula="of:=[.E693]+[.F693]" office:value-type="float" office:value="3105" calcext:value-type="float">
            <text:p>3105</text:p>
          </table:table-cell>
          <table:table-cell table:formula="of:=SQRT([.H693])" office:value-type="float" office:value="55.7225268630201" calcext:value-type="float">
            <text:p>55.722526863</text:p>
          </table:table-cell>
          <table:table-cell/>
          <table:table-cell table:formula="of:=[.G693]/[.I693]" office:value-type="float" office:value="2.56804513143781" calcext:value-type="float">
            <text:p>2.5680451314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8" calcext:value-type="float">
            <text:p>1518</text:p>
          </table:table-cell>
          <table:table-cell office:value-type="float" office:value="1589" calcext:value-type="float">
            <text:p>1589</text:p>
          </table:table-cell>
          <table:table-cell table:formula="of:=(([.A694]-[.C694])^2 + ([.B694]-[.D694])^2)^0.5" office:value-type="float" office:value="143.093750642717" calcext:value-type="float">
            <text:p>143.0937506427</text:p>
          </table:table-cell>
          <table:table-cell table:formula="of:=[.E694]+[.F694]" office:value-type="float" office:value="3107" calcext:value-type="float">
            <text:p>3107</text:p>
          </table:table-cell>
          <table:table-cell table:formula="of:=SQRT([.H694])" office:value-type="float" office:value="55.7404700374871" calcext:value-type="float">
            <text:p>55.7404700375</text:p>
          </table:table-cell>
          <table:table-cell/>
          <table:table-cell table:formula="of:=[.G694]/[.I694]" office:value-type="float" office:value="2.56714287745478" calcext:value-type="float">
            <text:p>2.5671428775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5]-[.C695])^2 + ([.B695]-[.D695])^2)^0.5" office:value-type="float" office:value="143.093002938648" calcext:value-type="float">
            <text:p>143.0930029386</text:p>
          </table:table-cell>
          <table:table-cell table:formula="of:=[.E695]+[.F695]" office:value-type="float" office:value="3106" calcext:value-type="float">
            <text:p>3106</text:p>
          </table:table-cell>
          <table:table-cell table:formula="of:=SQRT([.H695])" office:value-type="float" office:value="55.7314991723711" calcext:value-type="float">
            <text:p>55.7314991724</text:p>
          </table:table-cell>
          <table:table-cell/>
          <table:table-cell table:formula="of:=[.G695]/[.I695]" office:value-type="float" office:value="2.56754268346664" calcext:value-type="float">
            <text:p>2.5675426835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6]-[.C696])^2 + ([.B696]-[.D696])^2)^0.5" office:value-type="float" office:value="143.093002938648" calcext:value-type="float">
            <text:p>143.0930029386</text:p>
          </table:table-cell>
          <table:table-cell table:formula="of:=[.E696]+[.F696]" office:value-type="float" office:value="3106" calcext:value-type="float">
            <text:p>3106</text:p>
          </table:table-cell>
          <table:table-cell table:formula="of:=SQRT([.H696])" office:value-type="float" office:value="55.7314991723711" calcext:value-type="float">
            <text:p>55.7314991724</text:p>
          </table:table-cell>
          <table:table-cell/>
          <table:table-cell table:formula="of:=[.G696]/[.I696]" office:value-type="float" office:value="2.56754268346664" calcext:value-type="float">
            <text:p>2.5675426835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7]-[.C697])^2 + ([.B697]-[.D697])^2)^0.5" office:value-type="float" office:value="143.093002938648" calcext:value-type="float">
            <text:p>143.0930029386</text:p>
          </table:table-cell>
          <table:table-cell table:formula="of:=[.E697]+[.F697]" office:value-type="float" office:value="3106" calcext:value-type="float">
            <text:p>3106</text:p>
          </table:table-cell>
          <table:table-cell table:formula="of:=SQRT([.H697])" office:value-type="float" office:value="55.7314991723711" calcext:value-type="float">
            <text:p>55.7314991724</text:p>
          </table:table-cell>
          <table:table-cell/>
          <table:table-cell table:formula="of:=[.G697]/[.I697]" office:value-type="float" office:value="2.56754268346664" calcext:value-type="float">
            <text:p>2.5675426835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698]-[.C698])^2 + ([.B698]-[.D698])^2)^0.5" office:value-type="float" office:value="143.078641327069" calcext:value-type="float">
            <text:p>143.0786413271</text:p>
          </table:table-cell>
          <table:table-cell table:formula="of:=[.E698]+[.F698]" office:value-type="float" office:value="3105" calcext:value-type="float">
            <text:p>3105</text:p>
          </table:table-cell>
          <table:table-cell table:formula="of:=SQRT([.H698])" office:value-type="float" office:value="55.7225268630201" calcext:value-type="float">
            <text:p>55.722526863</text:p>
          </table:table-cell>
          <table:table-cell/>
          <table:table-cell table:formula="of:=[.G698]/[.I698]" office:value-type="float" office:value="2.56769836871884" calcext:value-type="float">
            <text:p>2.5676983687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699]-[.C699])^2 + ([.B699]-[.D699])^2)^0.5" office:value-type="float" office:value="143.093002938648" calcext:value-type="float">
            <text:p>143.0930029386</text:p>
          </table:table-cell>
          <table:table-cell table:formula="of:=[.E699]+[.F699]" office:value-type="float" office:value="3106" calcext:value-type="float">
            <text:p>3106</text:p>
          </table:table-cell>
          <table:table-cell table:formula="of:=SQRT([.H699])" office:value-type="float" office:value="55.7314991723711" calcext:value-type="float">
            <text:p>55.7314991724</text:p>
          </table:table-cell>
          <table:table-cell/>
          <table:table-cell table:formula="of:=[.G699]/[.I699]" office:value-type="float" office:value="2.56754268346664" calcext:value-type="float">
            <text:p>2.5675426835</text:p>
          </table:table-cell>
          <table:table-cell/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48" calcext:value-type="float">
            <text:p>164.948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700]-[.C700])^2 + ([.B700]-[.D700])^2)^0.5" office:value-type="float" office:value="143.079391056155" calcext:value-type="float">
            <text:p>143.0793910562</text:p>
          </table:table-cell>
          <table:table-cell table:formula="of:=[.E700]+[.F700]" office:value-type="float" office:value="3106" calcext:value-type="float">
            <text:p>3106</text:p>
          </table:table-cell>
          <table:table-cell table:formula="of:=SQRT([.H700])" office:value-type="float" office:value="55.7314991723711" calcext:value-type="float">
            <text:p>55.7314991724</text:p>
          </table:table-cell>
          <table:table-cell/>
          <table:table-cell table:formula="of:=[.G700]/[.I700]" office:value-type="float" office:value="2.56729844308739" calcext:value-type="float">
            <text:p>2.5672984431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5" calcext:value-type="float">
            <text:p>310.175</text:p>
          </table:table-cell>
          <table:table-cell office:value-type="float" office:value="164.92" calcext:value-type="float">
            <text:p>164.92</text:p>
          </table:table-cell>
          <table:table-cell office:value-type="float" office:value="1518" calcext:value-type="float">
            <text:p>1518</text:p>
          </table:table-cell>
          <table:table-cell office:value-type="float" office:value="1591" calcext:value-type="float">
            <text:p>1591</text:p>
          </table:table-cell>
          <table:table-cell table:formula="of:=(([.A701]-[.C701])^2 + ([.B701]-[.D701])^2)^0.5" office:value-type="float" office:value="143.098009615787" calcext:value-type="float">
            <text:p>143.0980096158</text:p>
          </table:table-cell>
          <table:table-cell table:formula="of:=[.E701]+[.F701]" office:value-type="float" office:value="3109" calcext:value-type="float">
            <text:p>3109</text:p>
          </table:table-cell>
          <table:table-cell table:formula="of:=SQRT([.H701])" office:value-type="float" office:value="55.7584074378026" calcext:value-type="float">
            <text:p>55.7584074378</text:p>
          </table:table-cell>
          <table:table-cell/>
          <table:table-cell table:formula="of:=[.G701]/[.I701]" office:value-type="float" office:value="2.56639341386159" calcext:value-type="float">
            <text:p>2.5663934139</text:p>
          </table:table-cell>
          <table:table-cell/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17" calcext:value-type="float">
            <text:p>1517</text:p>
          </table:table-cell>
          <table:table-cell office:value-type="float" office:value="1589" calcext:value-type="float">
            <text:p>1589</text:p>
          </table:table-cell>
          <table:table-cell table:formula="of:=(([.A702]-[.C702])^2 + ([.B702]-[.D702])^2)^0.5" office:value-type="float" office:value="143.089307165141" calcext:value-type="float">
            <text:p>143.0893071651</text:p>
          </table:table-cell>
          <table:table-cell table:formula="of:=[.E702]+[.F702]" office:value-type="float" office:value="3106" calcext:value-type="float">
            <text:p>3106</text:p>
          </table:table-cell>
          <table:table-cell table:formula="of:=SQRT([.H702])" office:value-type="float" office:value="55.7314991723711" calcext:value-type="float">
            <text:p>55.7314991724</text:p>
          </table:table-cell>
          <table:table-cell/>
          <table:table-cell table:formula="of:=[.G702]/[.I702]" office:value-type="float" office:value="2.56747636955866" calcext:value-type="float">
            <text:p>2.5674763696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32" calcext:value-type="float">
            <text:p>310.132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1517" calcext:value-type="float">
            <text:p>1517</text:p>
          </table:table-cell>
          <table:table-cell office:value-type="float" office:value="1591" calcext:value-type="float">
            <text:p>1591</text:p>
          </table:table-cell>
          <table:table-cell table:formula="of:=(([.A703]-[.C703])^2 + ([.B703]-[.D703])^2)^0.5" office:value-type="float" office:value="143.059903571895" calcext:value-type="float">
            <text:p>143.0599035719</text:p>
          </table:table-cell>
          <table:table-cell table:formula="of:=[.E703]+[.F703]" office:value-type="float" office:value="3108" calcext:value-type="float">
            <text:p>3108</text:p>
          </table:table-cell>
          <table:table-cell table:formula="of:=SQRT([.H703])" office:value-type="float" office:value="55.7494394590654" calcext:value-type="float">
            <text:p>55.7494394591</text:p>
          </table:table-cell>
          <table:table-cell/>
          <table:table-cell table:formula="of:=[.G703]/[.I703]" office:value-type="float" office:value="2.56612272625519" calcext:value-type="float">
            <text:p>2.5661227263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29" calcext:value-type="float">
            <text:p>310.129</text:p>
          </table:table-cell>
          <table:table-cell office:value-type="float" office:value="164.883" calcext:value-type="float">
            <text:p>164.883</text:p>
          </table:table-cell>
          <table:table-cell office:value-type="float" office:value="1517" calcext:value-type="float">
            <text:p>1517</text:p>
          </table:table-cell>
          <table:table-cell office:value-type="float" office:value="1594" calcext:value-type="float">
            <text:p>1594</text:p>
          </table:table-cell>
          <table:table-cell table:formula="of:=(([.A704]-[.C704])^2 + ([.B704]-[.D704])^2)^0.5" office:value-type="float" office:value="143.059021288418" calcext:value-type="float">
            <text:p>143.0590212884</text:p>
          </table:table-cell>
          <table:table-cell table:formula="of:=[.E704]+[.F704]" office:value-type="float" office:value="3111" calcext:value-type="float">
            <text:p>3111</text:p>
          </table:table-cell>
          <table:table-cell table:formula="of:=SQRT([.H704])" office:value-type="float" office:value="55.7763390695374" calcext:value-type="float">
            <text:p>55.7763390695</text:p>
          </table:table-cell>
          <table:table-cell/>
          <table:table-cell table:formula="of:=[.G704]/[.I704]" office:value-type="float" office:value="2.56486932765637" calcext:value-type="float">
            <text:p>2.5648693277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78" calcext:value-type="float">
            <text:p>310.178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516" calcext:value-type="float">
            <text:p>1516</text:p>
          </table:table-cell>
          <table:table-cell office:value-type="float" office:value="1588" calcext:value-type="float">
            <text:p>1588</text:p>
          </table:table-cell>
          <table:table-cell table:formula="of:=(([.A705]-[.C705])^2 + ([.B705]-[.D705])^2)^0.5" office:value-type="float" office:value="143.083600429958" calcext:value-type="float">
            <text:p>143.08360043</text:p>
          </table:table-cell>
          <table:table-cell table:formula="of:=[.E705]+[.F705]" office:value-type="float" office:value="3104" calcext:value-type="float">
            <text:p>3104</text:p>
          </table:table-cell>
          <table:table-cell table:formula="of:=SQRT([.H705])" office:value-type="float" office:value="55.7135531087365" calcext:value-type="float">
            <text:p>55.7135531087</text:p>
          </table:table-cell>
          <table:table-cell/>
          <table:table-cell table:formula="of:=[.G705]/[.I705]" office:value-type="float" office:value="2.56820095732723" calcext:value-type="float">
            <text:p>2.5682009573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06]-[.C706])^2 + ([.B706]-[.D706])^2)^0.5" office:value-type="float" office:value="143.100533569935" calcext:value-type="float">
            <text:p>143.1005335699</text:p>
          </table:table-cell>
          <table:table-cell table:formula="of:=[.E706]+[.F706]" office:value-type="float" office:value="3108" calcext:value-type="float">
            <text:p>3108</text:p>
          </table:table-cell>
          <table:table-cell table:formula="of:=SQRT([.H706])" office:value-type="float" office:value="55.7494394590654" calcext:value-type="float">
            <text:p>55.7494394591</text:p>
          </table:table-cell>
          <table:table-cell/>
          <table:table-cell table:formula="of:=[.G706]/[.I706]" office:value-type="float" office:value="2.5668515227854" calcext:value-type="float">
            <text:p>2.5668515228</text:p>
          </table:table-cell>
          <table:table-cell/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25" calcext:value-type="float">
            <text:p>310.125</text:p>
          </table:table-cell>
          <table:table-cell office:value-type="float" office:value="164.893" calcext:value-type="float">
            <text:p>164.893</text:p>
          </table:table-cell>
          <table:table-cell office:value-type="float" office:value="1517" calcext:value-type="float">
            <text:p>1517</text:p>
          </table:table-cell>
          <table:table-cell office:value-type="float" office:value="1593" calcext:value-type="float">
            <text:p>1593</text:p>
          </table:table-cell>
          <table:table-cell table:formula="of:=(([.A707]-[.C707])^2 + ([.B707]-[.D707])^2)^0.5" office:value-type="float" office:value="143.038561157472" calcext:value-type="float">
            <text:p>143.0385611575</text:p>
          </table:table-cell>
          <table:table-cell table:formula="of:=[.E707]+[.F707]" office:value-type="float" office:value="3110" calcext:value-type="float">
            <text:p>3110</text:p>
          </table:table-cell>
          <table:table-cell table:formula="of:=SQRT([.H707])" office:value-type="float" office:value="55.7673739743948" calcext:value-type="float">
            <text:p>55.7673739744</text:p>
          </table:table-cell>
          <table:table-cell/>
          <table:table-cell table:formula="of:=[.G707]/[.I707]" office:value-type="float" office:value="2.5649147693981" calcext:value-type="float">
            <text:p>2.5649147694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35" calcext:value-type="float">
            <text:p>310.135</text:p>
          </table:table-cell>
          <table:table-cell office:value-type="float" office:value="164.9" calcext:value-type="float">
            <text:p>164.9</text:p>
          </table:table-cell>
          <table:table-cell office:value-type="float" office:value="1518" calcext:value-type="float">
            <text:p>1518</text:p>
          </table:table-cell>
          <table:table-cell office:value-type="float" office:value="1593" calcext:value-type="float">
            <text:p>1593</text:p>
          </table:table-cell>
          <table:table-cell table:formula="of:=(([.A708]-[.C708])^2 + ([.B708]-[.D708])^2)^0.5" office:value-type="float" office:value="143.062465643508" calcext:value-type="float">
            <text:p>143.0624656435</text:p>
          </table:table-cell>
          <table:table-cell table:formula="of:=[.E708]+[.F708]" office:value-type="float" office:value="3111" calcext:value-type="float">
            <text:p>3111</text:p>
          </table:table-cell>
          <table:table-cell table:formula="of:=SQRT([.H708])" office:value-type="float" office:value="55.7763390695374" calcext:value-type="float">
            <text:p>55.7763390695</text:p>
          </table:table-cell>
          <table:table-cell/>
          <table:table-cell table:formula="of:=[.G708]/[.I708]" office:value-type="float" office:value="2.56493108063528" calcext:value-type="float">
            <text:p>2.5649310806</text:p>
          </table:table-cell>
          <table:table-cell/>
        </table:table-row>
        <table:table-row table:style-name="ro1">
          <table:table-cell office:value-type="float" office:value="169.624" calcext:value-type="float">
            <text:p>169.624</text:p>
          </table:table-cell>
          <table:table-cell office:value-type="float" office:value="191.718" calcext:value-type="float">
            <text:p>191.718</text:p>
          </table:table-cell>
          <table:table-cell office:value-type="float" office:value="310.132" calcext:value-type="float">
            <text:p>310.132</text:p>
          </table:table-cell>
          <table:table-cell office:value-type="float" office:value="164.894" calcext:value-type="float">
            <text:p>164.894</text:p>
          </table:table-cell>
          <table:table-cell office:value-type="float" office:value="1516" calcext:value-type="float">
            <text:p>1516</text:p>
          </table:table-cell>
          <table:table-cell office:value-type="float" office:value="1591" calcext:value-type="float">
            <text:p>1591</text:p>
          </table:table-cell>
          <table:table-cell table:formula="of:=(([.A709]-[.C709])^2 + ([.B709]-[.D709])^2)^0.5" office:value-type="float" office:value="143.045534848173" calcext:value-type="float">
            <text:p>143.0455348482</text:p>
          </table:table-cell>
          <table:table-cell table:formula="of:=[.E709]+[.F709]" office:value-type="float" office:value="3107" calcext:value-type="float">
            <text:p>3107</text:p>
          </table:table-cell>
          <table:table-cell table:formula="of:=SQRT([.H709])" office:value-type="float" office:value="55.7404700374871" calcext:value-type="float">
            <text:p>55.7404700375</text:p>
          </table:table-cell>
          <table:table-cell/>
          <table:table-cell table:formula="of:=[.G709]/[.I709]" office:value-type="float" office:value="2.56627787228868" calcext:value-type="float">
            <text:p>2.5662778723</text:p>
          </table:table-cell>
          <table:table-cell/>
        </table:table-row>
        <table:table-row table:style-name="ro1">
          <table:table-cell office:value-type="float" office:value="169.62" calcext:value-type="float">
            <text:p>169.62</text:p>
          </table:table-cell>
          <table:table-cell office:value-type="float" office:value="191.701" calcext:value-type="float">
            <text:p>191.701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0]-[.C710])^2 + ([.B710]-[.D710])^2)^0.5" office:value-type="float" office:value="143.076676645776" calcext:value-type="float">
            <text:p>143.0766766458</text:p>
          </table:table-cell>
          <table:table-cell table:formula="of:=[.E710]+[.F710]" office:value-type="float" office:value="3107" calcext:value-type="float">
            <text:p>3107</text:p>
          </table:table-cell>
          <table:table-cell table:formula="of:=SQRT([.H710])" office:value-type="float" office:value="55.7404700374871" calcext:value-type="float">
            <text:p>55.7404700375</text:p>
          </table:table-cell>
          <table:table-cell/>
          <table:table-cell table:formula="of:=[.G710]/[.I710]" office:value-type="float" office:value="2.56683656505862" calcext:value-type="float">
            <text:p>2.5668365651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11]-[.C711])^2 + ([.B711]-[.D711])^2)^0.5" office:value-type="float" office:value="143.091038300796" calcext:value-type="float">
            <text:p>143.0910383008</text:p>
          </table:table-cell>
          <table:table-cell table:formula="of:=[.E711]+[.F711]" office:value-type="float" office:value="3108" calcext:value-type="float">
            <text:p>3108</text:p>
          </table:table-cell>
          <table:table-cell table:formula="of:=SQRT([.H711])" office:value-type="float" office:value="55.7494394590654" calcext:value-type="float">
            <text:p>55.7494394591</text:p>
          </table:table-cell>
          <table:table-cell/>
          <table:table-cell table:formula="of:=[.G711]/[.I711]" office:value-type="float" office:value="2.56668120234397" calcext:value-type="float">
            <text:p>2.5666812023</text:p>
          </table:table-cell>
          <table:table-cell/>
        </table:table-row>
        <table:table-row table:style-name="ro1">
          <table:table-cell office:value-type="float" office:value="169.636" calcext:value-type="float">
            <text:p>169.636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5" calcext:value-type="float">
            <text:p>1515</text:p>
          </table:table-cell>
          <table:table-cell office:value-type="float" office:value="1590" calcext:value-type="float">
            <text:p>1590</text:p>
          </table:table-cell>
          <table:table-cell table:formula="of:=(([.A712]-[.C712])^2 + ([.B712]-[.D712])^2)^0.5" office:value-type="float" office:value="143.061520630112" calcext:value-type="float">
            <text:p>143.0615206301</text:p>
          </table:table-cell>
          <table:table-cell table:formula="of:=[.E712]+[.F712]" office:value-type="float" office:value="3105" calcext:value-type="float">
            <text:p>3105</text:p>
          </table:table-cell>
          <table:table-cell table:formula="of:=SQRT([.H712])" office:value-type="float" office:value="55.7225268630201" calcext:value-type="float">
            <text:p>55.722526863</text:p>
          </table:table-cell>
          <table:table-cell/>
          <table:table-cell table:formula="of:=[.G712]/[.I712]" office:value-type="float" office:value="2.56739111960578" calcext:value-type="float">
            <text:p>2.5673911196</text:p>
          </table:table-cell>
          <table:table-cell/>
        </table:table-row>
        <table:table-row table:style-name="ro1">
          <table:table-cell office:value-type="float" office:value="169.633" calcext:value-type="float">
            <text:p>169.633</text:p>
          </table:table-cell>
          <table:table-cell office:value-type="float" office:value="191.687" calcext:value-type="float">
            <text:p>191.687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713]-[.C713])^2 + ([.B713]-[.D713])^2)^0.5" office:value-type="float" office:value="143.07078424682" calcext:value-type="float">
            <text:p>143.0707842468</text:p>
          </table:table-cell>
          <table:table-cell table:formula="of:=[.E713]+[.F713]" office:value-type="float" office:value="3106" calcext:value-type="float">
            <text:p>3106</text:p>
          </table:table-cell>
          <table:table-cell table:formula="of:=SQRT([.H713])" office:value-type="float" office:value="55.7314991723711" calcext:value-type="float">
            <text:p>55.7314991724</text:p>
          </table:table-cell>
          <table:table-cell/>
          <table:table-cell table:formula="of:=[.G713]/[.I713]" office:value-type="float" office:value="2.56714400960789" calcext:value-type="float">
            <text:p>2.5671440096</text:p>
          </table:table-cell>
          <table:table-cell/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" calcext:value-type="float">
            <text:p>310.17</text:p>
          </table:table-cell>
          <table:table-cell office:value-type="float" office:value="164.931" calcext:value-type="float">
            <text:p>164.931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4]-[.C714])^2 + ([.B714]-[.D714])^2)^0.5" office:value-type="float" office:value="143.07564757498" calcext:value-type="float">
            <text:p>143.075647575</text:p>
          </table:table-cell>
          <table:table-cell table:formula="of:=[.E714]+[.F714]" office:value-type="float" office:value="3107" calcext:value-type="float">
            <text:p>3107</text:p>
          </table:table-cell>
          <table:table-cell table:formula="of:=SQRT([.H714])" office:value-type="float" office:value="55.7404700374871" calcext:value-type="float">
            <text:p>55.7404700375</text:p>
          </table:table-cell>
          <table:table-cell/>
          <table:table-cell table:formula="of:=[.G714]/[.I714]" office:value-type="float" office:value="2.56681810323375" calcext:value-type="float">
            <text:p>2.5668181032</text:p>
          </table:table-cell>
          <table:table-cell/>
        </table:table-row>
        <table:table-row table:style-name="ro1">
          <table:table-cell office:value-type="float" office:value="169.613" calcext:value-type="float">
            <text:p>169.613</text:p>
          </table:table-cell>
          <table:table-cell office:value-type="float" office:value="191.737" calcext:value-type="float">
            <text:p>191.737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164.938" calcext:value-type="float">
            <text:p>164.938</text:p>
          </table:table-cell>
          <table:table-cell office:value-type="float" office:value="1517" calcext:value-type="float">
            <text:p>1517</text:p>
          </table:table-cell>
          <table:table-cell office:value-type="float" office:value="1590" calcext:value-type="float">
            <text:p>1590</text:p>
          </table:table-cell>
          <table:table-cell table:formula="of:=(([.A715]-[.C715])^2 + ([.B715]-[.D715])^2)^0.5" office:value-type="float" office:value="143.099786949527" calcext:value-type="float">
            <text:p>143.0997869495</text:p>
          </table:table-cell>
          <table:table-cell table:formula="of:=[.E715]+[.F715]" office:value-type="float" office:value="3107" calcext:value-type="float">
            <text:p>3107</text:p>
          </table:table-cell>
          <table:table-cell table:formula="of:=SQRT([.H715])" office:value-type="float" office:value="55.7404700374871" calcext:value-type="float">
            <text:p>55.7404700375</text:p>
          </table:table-cell>
          <table:table-cell/>
          <table:table-cell table:formula="of:=[.G715]/[.I715]" office:value-type="float" office:value="2.56725117052813" calcext:value-type="float">
            <text:p>2.5672511705</text:p>
          </table:table-cell>
          <table:table-cell/>
        </table:table-row>
        <table:table-row table:style-name="ro1">
          <table:table-cell office:value-type="float" office:value="169.622" calcext:value-type="float">
            <text:p>169.622</text:p>
          </table:table-cell>
          <table:table-cell office:value-type="float" office:value="191.706" calcext:value-type="float">
            <text:p>191.706</text:p>
          </table:table-cell>
          <table:table-cell office:value-type="float" office:value="310.174" calcext:value-type="float">
            <text:p>310.174</text:p>
          </table:table-cell>
          <table:table-cell office:value-type="float" office:value="164.914" calcext:value-type="float">
            <text:p>164.914</text:p>
          </table:table-cell>
          <table:table-cell office:value-type="float" office:value="1517" calcext:value-type="float">
            <text:p>1517</text:p>
          </table:table-cell>
          <table:table-cell office:value-type="float" office:value="1587" calcext:value-type="float">
            <text:p>1587</text:p>
          </table:table-cell>
          <table:table-cell table:formula="of:=(([.A716]-[.C716])^2 + ([.B716]-[.D716])^2)^0.5" office:value-type="float" office:value="143.08275915707" calcext:value-type="float">
            <text:p>143.0827591571</text:p>
          </table:table-cell>
          <table:table-cell table:formula="of:=[.E716]+[.F716]" office:value-type="float" office:value="3104" calcext:value-type="float">
            <text:p>3104</text:p>
          </table:table-cell>
          <table:table-cell table:formula="of:=SQRT([.H716])" office:value-type="float" office:value="55.7135531087365" calcext:value-type="float">
            <text:p>55.7135531087</text:p>
          </table:table-cell>
          <table:table-cell/>
          <table:table-cell table:formula="of:=[.G716]/[.I716]" office:value-type="float" office:value="2.56818585735888" calcext:value-type="float">
            <text:p>2.5681858574</text:p>
          </table:table-cell>
          <table:table-cell/>
        </table:table-row>
        <table:table-row table:style-name="ro1">
          <table:table-cell office:value-type="float" office:value="169.609" calcext:value-type="float">
            <text:p>169.609</text:p>
          </table:table-cell>
          <table:table-cell office:value-type="float" office:value="191.72" calcext:value-type="float">
            <text:p>191.72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04" calcext:value-type="float">
            <text:p>164.904</text:p>
          </table:table-cell>
          <table:table-cell office:value-type="float" office:value="1518" calcext:value-type="float">
            <text:p>1518</text:p>
          </table:table-cell>
          <table:table-cell office:value-type="float" office:value="1590" calcext:value-type="float">
            <text:p>1590</text:p>
          </table:table-cell>
          <table:table-cell table:formula="of:=(([.A717]-[.C717])^2 + ([.B717]-[.D717])^2)^0.5" office:value-type="float" office:value="143.101989311819" calcext:value-type="float">
            <text:p>143.1019893118</text:p>
          </table:table-cell>
          <table:table-cell table:formula="of:=[.E717]+[.F717]" office:value-type="float" office:value="3108" calcext:value-type="float">
            <text:p>3108</text:p>
          </table:table-cell>
          <table:table-cell table:formula="of:=SQRT([.H717])" office:value-type="float" office:value="55.7494394590654" calcext:value-type="float">
            <text:p>55.7494394591</text:p>
          </table:table-cell>
          <table:table-cell/>
          <table:table-cell table:formula="of:=[.G717]/[.I717]" office:value-type="float" office:value="2.56687763501" calcext:value-type="float">
            <text:p>2.566877635</text:p>
          </table:table-cell>
          <table:table-cell/>
        </table:table-row>
        <table:table-row table:style-name="ro1">
          <table:table-cell office:value-type="float" office:value="169.625" calcext:value-type="float">
            <text:p>169.625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310.176" calcext:value-type="float">
            <text:p>310.176</text:p>
          </table:table-cell>
          <table:table-cell office:value-type="float" office:value="164.904" calcext:value-type="float">
            <text:p>164.904</text:p>
          </table:table-cell>
          <table:table-cell office:value-type="float" office:value="1516" calcext:value-type="float">
            <text:p>1516</text:p>
          </table:table-cell>
          <table:table-cell office:value-type="float" office:value="1590" calcext:value-type="float">
            <text:p>1590</text:p>
          </table:table-cell>
          <table:table-cell table:formula="of:=(([.A718]-[.C718])^2 + ([.B718]-[.D718])^2)^0.5" office:value-type="float" office:value="143.086835040824" calcext:value-type="float">
            <text:p>143.0868350408</text:p>
          </table:table-cell>
          <table:table-cell table:formula="of:=[.E718]+[.F718]" office:value-type="float" office:value="3106" calcext:value-type="float">
            <text:p>3106</text:p>
          </table:table-cell>
          <table:table-cell table:formula="of:=SQRT([.H718])" office:value-type="float" office:value="55.7314991723711" calcext:value-type="float">
            <text:p>55.7314991724</text:p>
          </table:table-cell>
          <table:table-cell/>
          <table:table-cell table:formula="of:=[.G718]/[.I718]" office:value-type="float" office:value="2.56743201180132" calcext:value-type="float">
            <text:p>2.5674320118</text:p>
          </table:table-cell>
          <table:table-cell/>
        </table:table-row>
        <table:table-row table:style-name="ro1">
          <table:table-cell office:value-type="float" office:value="169.729" calcext:value-type="float">
            <text:p>169.729</text:p>
          </table:table-cell>
          <table:table-cell office:value-type="float" office:value="191.704" calcext:value-type="float">
            <text:p>191.704</text:p>
          </table:table-cell>
          <table:table-cell office:value-type="float" office:value="310.182" calcext:value-type="float">
            <text:p>310.182</text:p>
          </table:table-cell>
          <table:table-cell office:value-type="float" office:value="164.921" calcext:value-type="float">
            <text:p>164.921</text:p>
          </table:table-cell>
          <table:table-cell office:value-type="float" office:value="1526" calcext:value-type="float">
            <text:p>1526</text:p>
          </table:table-cell>
          <table:table-cell office:value-type="float" office:value="1589" calcext:value-type="float">
            <text:p>1589</text:p>
          </table:table-cell>
          <table:table-cell table:formula="of:=(([.A719]-[.C719])^2 + ([.B719]-[.D719])^2)^0.5" office:value-type="float" office:value="142.983825302025" calcext:value-type="float">
            <text:p>142.983825302</text:p>
          </table:table-cell>
          <table:table-cell table:formula="of:=[.E719]+[.F719]" office:value-type="float" office:value="3115" calcext:value-type="float">
            <text:p>3115</text:p>
          </table:table-cell>
          <table:table-cell table:formula="of:=SQRT([.H719])" office:value-type="float" office:value="55.8121850495033" calcext:value-type="float">
            <text:p>55.8121850495</text:p>
          </table:table-cell>
          <table:table-cell/>
          <table:table-cell table:formula="of:=[.G719]/[.I719]" office:value-type="float" office:value="2.56187470845665" calcext:value-type="float">
            <text:p>2.5618747085</text:p>
          </table:table-cell>
          <table:table-cell/>
        </table:table-row>
        <table:table-row table:style-name="ro1">
          <table:table-cell office:value-type="float" office:value="169.745" calcext:value-type="float">
            <text:p>169.745</text:p>
          </table:table-cell>
          <table:table-cell office:value-type="float" office:value="191.708" calcext:value-type="float">
            <text:p>191.708</text:p>
          </table:table-cell>
          <table:table-cell office:value-type="float" office:value="310.136" calcext:value-type="float">
            <text:p>310.136</text:p>
          </table:table-cell>
          <table:table-cell office:value-type="float" office:value="164.884" calcext:value-type="float">
            <text:p>164.884</text:p>
          </table:table-cell>
          <table:table-cell office:value-type="float" office:value="1524" calcext:value-type="float">
            <text:p>1524</text:p>
          </table:table-cell>
          <table:table-cell office:value-type="float" office:value="1592" calcext:value-type="float">
            <text:p>1592</text:p>
          </table:table-cell>
          <table:table-cell table:formula="of:=(([.A720]-[.C720])^2 + ([.B720]-[.D720])^2)^0.5" office:value-type="float" office:value="142.930612036051" calcext:value-type="float">
            <text:p>142.9306120361</text:p>
          </table:table-cell>
          <table:table-cell table:formula="of:=[.E720]+[.F720]" office:value-type="float" office:value="3116" calcext:value-type="float">
            <text:p>3116</text:p>
          </table:table-cell>
          <table:table-cell table:formula="of:=SQRT([.H720])" office:value-type="float" office:value="55.8211429478115" calcext:value-type="float">
            <text:p>55.8211429478</text:p>
          </table:table-cell>
          <table:table-cell/>
          <table:table-cell table:formula="of:=[.G720]/[.I720]" office:value-type="float" office:value="2.56051031003933" calcext:value-type="float">
            <text:p>2.56051031</text:p>
          </table:table-cell>
          <table:table-cell/>
        </table:table-row>
        <table:table-row table:style-name="ro1">
          <table:table-cell office:value-type="float" office:value="169.766" calcext:value-type="float">
            <text:p>169.766</text:p>
          </table:table-cell>
          <table:table-cell office:value-type="float" office:value="191.723" calcext:value-type="float">
            <text:p>191.723</text:p>
          </table:table-cell>
          <table:table-cell office:value-type="float" office:value="310.215" calcext:value-type="float">
            <text:p>310.215</text:p>
          </table:table-cell>
          <table:table-cell office:value-type="float" office:value="164.777" calcext:value-type="float">
            <text:p>164.777</text:p>
          </table:table-cell>
          <table:table-cell office:value-type="float" office:value="1521" calcext:value-type="float">
            <text:p>1521</text:p>
          </table:table-cell>
          <table:table-cell office:value-type="float" office:value="1588" calcext:value-type="float">
            <text:p>1588</text:p>
          </table:table-cell>
          <table:table-cell table:formula="of:=(([.A721]-[.C721])^2 + ([.B721]-[.D721])^2)^0.5" office:value-type="float" office:value="143.010518903331" calcext:value-type="float">
            <text:p>143.0105189033</text:p>
          </table:table-cell>
          <table:table-cell table:formula="of:=[.E721]+[.F721]" office:value-type="float" office:value="3109" calcext:value-type="float">
            <text:p>3109</text:p>
          </table:table-cell>
          <table:table-cell table:formula="of:=SQRT([.H721])" office:value-type="float" office:value="55.7584074378026" calcext:value-type="float">
            <text:p>55.7584074378</text:p>
          </table:table-cell>
          <table:table-cell/>
          <table:table-cell table:formula="of:=[.G721]/[.I721]" office:value-type="float" office:value="2.56482431035815" calcext:value-type="float">
            <text:p>2.5648243104</text:p>
          </table:table-cell>
          <table:table-cell/>
        </table:table-row>
        <table:table-row table:style-name="ro1">
          <table:table-cell office:value-type="float" office:value="169.815" calcext:value-type="float">
            <text:p>169.815</text:p>
          </table:table-cell>
          <table:table-cell office:value-type="float" office:value="191.69" calcext:value-type="float">
            <text:p>191.69</text:p>
          </table:table-cell>
          <table:table-cell office:value-type="float" office:value="310.501" calcext:value-type="float">
            <text:p>310.501</text:p>
          </table:table-cell>
          <table:table-cell office:value-type="float" office:value="164.816" calcext:value-type="float">
            <text:p>164.816</text:p>
          </table:table-cell>
          <table:table-cell office:value-type="float" office:value="1518" calcext:value-type="float">
            <text:p>1518</text:p>
          </table:table-cell>
          <table:table-cell office:value-type="float" office:value="1586" calcext:value-type="float">
            <text:p>1586</text:p>
          </table:table-cell>
          <table:table-cell table:formula="of:=(([.A722]-[.C722])^2 + ([.B722]-[.D722])^2)^0.5" office:value-type="float" office:value="143.229754143474" calcext:value-type="float">
            <text:p>143.2297541435</text:p>
          </table:table-cell>
          <table:table-cell table:formula="of:=[.E722]+[.F722]" office:value-type="float" office:value="3104" calcext:value-type="float">
            <text:p>3104</text:p>
          </table:table-cell>
          <table:table-cell table:formula="of:=SQRT([.H722])" office:value-type="float" office:value="55.7135531087365" calcext:value-type="float">
            <text:p>55.7135531087</text:p>
          </table:table-cell>
          <table:table-cell/>
          <table:table-cell table:formula="of:=[.G722]/[.I722]" office:value-type="float" office:value="2.570824263603" calcext:value-type="float">
            <text:p>2.5708242636</text:p>
          </table:table-cell>
          <table:table-cell/>
        </table:table-row>
        <table:table-row table:style-name="ro1">
          <table:table-cell office:value-type="float" office:value="169.884" calcext:value-type="float">
            <text:p>169.884</text:p>
          </table:table-cell>
          <table:table-cell office:value-type="float" office:value="191.67" calcext:value-type="float">
            <text:p>191.67</text:p>
          </table:table-cell>
          <table:table-cell office:value-type="float" office:value="310.641" calcext:value-type="float">
            <text:p>310.641</text:p>
          </table:table-cell>
          <table:table-cell office:value-type="float" office:value="164.86" calcext:value-type="float">
            <text:p>164.86</text:p>
          </table:table-cell>
          <table:table-cell office:value-type="float" office:value="1520" calcext:value-type="float">
            <text:p>1520</text:p>
          </table:table-cell>
          <table:table-cell office:value-type="float" office:value="1598" calcext:value-type="float">
            <text:p>1598</text:p>
          </table:table-cell>
          <table:table-cell table:formula="of:=(([.A723]-[.C723])^2 + ([.B723]-[.D723])^2)^0.5" office:value-type="float" office:value="143.287505208933" calcext:value-type="float">
            <text:p>143.2875052089</text:p>
          </table:table-cell>
          <table:table-cell table:formula="of:=[.E723]+[.F723]" office:value-type="float" office:value="3118" calcext:value-type="float">
            <text:p>3118</text:p>
          </table:table-cell>
          <table:table-cell table:formula="of:=SQRT([.H723])" office:value-type="float" office:value="55.8390544332549" calcext:value-type="float">
            <text:p>55.8390544333</text:p>
          </table:table-cell>
          <table:table-cell/>
          <table:table-cell table:formula="of:=[.G723]/[.I723]" office:value-type="float" office:value="2.56608043712858" calcext:value-type="float">
            <text:p>2.5660804371</text:p>
          </table:table-cell>
          <table:table-cell/>
        </table:table-row>
        <table:table-row table:style-name="ro1">
          <table:table-cell office:value-type="float" office:value="170.065" calcext:value-type="float">
            <text:p>170.065</text:p>
          </table:table-cell>
          <table:table-cell office:value-type="float" office:value="191.637" calcext:value-type="float">
            <text:p>191.637</text:p>
          </table:table-cell>
          <table:table-cell office:value-type="float" office:value="310.741" calcext:value-type="float">
            <text:p>310.741</text:p>
          </table:table-cell>
          <table:table-cell office:value-type="float" office:value="164.611" calcext:value-type="float">
            <text:p>164.611</text:p>
          </table:table-cell>
          <table:table-cell office:value-type="float" office:value="1519" calcext:value-type="float">
            <text:p>1519</text:p>
          </table:table-cell>
          <table:table-cell office:value-type="float" office:value="1600" calcext:value-type="float">
            <text:p>1600</text:p>
          </table:table-cell>
          <table:table-cell table:formula="of:=(([.A724]-[.C724])^2 + ([.B724]-[.D724])^2)^0.5" office:value-type="float" office:value="143.248531064022" calcext:value-type="float">
            <text:p>143.248531064</text:p>
          </table:table-cell>
          <table:table-cell table:formula="of:=[.E724]+[.F724]" office:value-type="float" office:value="3119" calcext:value-type="float">
            <text:p>3119</text:p>
          </table:table-cell>
          <table:table-cell table:formula="of:=SQRT([.H724])" office:value-type="float" office:value="55.8480080217728" calcext:value-type="float">
            <text:p>55.8480080218</text:p>
          </table:table-cell>
          <table:table-cell/>
          <table:table-cell table:formula="of:=[.G724]/[.I724]" office:value-type="float" office:value="2.56497118049716" calcext:value-type="float">
            <text:p>2.5649711805</text:p>
          </table:table-cell>
          <table:table-cell/>
        </table:table-row>
        <table:table-row table:style-name="ro1">
          <table:table-cell office:value-type="float" office:value="170.312" calcext:value-type="float">
            <text:p>170.312</text:p>
          </table:table-cell>
          <table:table-cell office:value-type="float" office:value="191.308" calcext:value-type="float">
            <text:p>191.308</text:p>
          </table:table-cell>
          <table:table-cell office:value-type="float" office:value="310.944" calcext:value-type="float">
            <text:p>310.944</text:p>
          </table:table-cell>
          <table:table-cell office:value-type="float" office:value="164.55" calcext:value-type="float">
            <text:p>164.55</text:p>
          </table:table-cell>
          <table:table-cell office:value-type="float" office:value="1540" calcext:value-type="float">
            <text:p>1540</text:p>
          </table:table-cell>
          <table:table-cell office:value-type="float" office:value="1597" calcext:value-type="float">
            <text:p>1597</text:p>
          </table:table-cell>
          <table:table-cell table:formula="of:=(([.A725]-[.C725])^2 + ([.B725]-[.D725])^2)^0.5" office:value-type="float" office:value="143.154985899898" calcext:value-type="float">
            <text:p>143.1549858999</text:p>
          </table:table-cell>
          <table:table-cell table:formula="of:=[.E725]+[.F725]" office:value-type="float" office:value="3137" calcext:value-type="float">
            <text:p>3137</text:p>
          </table:table-cell>
          <table:table-cell table:formula="of:=SQRT([.H725])" office:value-type="float" office:value="56.0089278597618" calcext:value-type="float">
            <text:p>56.0089278598</text:p>
          </table:table-cell>
          <table:table-cell/>
          <table:table-cell table:formula="of:=[.G725]/[.I725]" office:value-type="float" office:value="2.55593155181148" calcext:value-type="float">
            <text:p>2.5559315518</text:p>
          </table:table-cell>
          <table:table-cell/>
        </table:table-row>
        <table:table-row table:style-name="ro1">
          <table:table-cell office:value-type="float" office:value="170.345" calcext:value-type="float">
            <text:p>170.345</text:p>
          </table:table-cell>
          <table:table-cell office:value-type="float" office:value="191.231" calcext:value-type="float">
            <text:p>191.231</text:p>
          </table:table-cell>
          <table:table-cell office:value-type="float" office:value="311.083" calcext:value-type="float">
            <text:p>311.083</text:p>
          </table:table-cell>
          <table:table-cell office:value-type="float" office:value="164.484" calcext:value-type="float">
            <text:p>164.484</text:p>
          </table:table-cell>
          <table:table-cell office:value-type="float" office:value="1540" calcext:value-type="float">
            <text:p>1540</text:p>
          </table:table-cell>
          <table:table-cell office:value-type="float" office:value="1612" calcext:value-type="float">
            <text:p>1612</text:p>
          </table:table-cell>
          <table:table-cell table:formula="of:=(([.A726]-[.C726])^2 + ([.B726]-[.D726])^2)^0.5" office:value-type="float" office:value="143.25706493224" calcext:value-type="float">
            <text:p>143.2570649322</text:p>
          </table:table-cell>
          <table:table-cell table:formula="of:=[.E726]+[.F726]" office:value-type="float" office:value="3152" calcext:value-type="float">
            <text:p>3152</text:p>
          </table:table-cell>
          <table:table-cell table:formula="of:=SQRT([.H726])" office:value-type="float" office:value="56.1426753904728" calcext:value-type="float">
            <text:p>56.1426753905</text:p>
          </table:table-cell>
          <table:table-cell/>
          <table:table-cell table:formula="of:=[.G726]/[.I726]" office:value-type="float" office:value="2.55166081658713" calcext:value-type="float">
            <text:p>2.5516608166</text:p>
          </table:table-cell>
          <table:table-cell/>
        </table:table-row>
        <table:table-row table:style-name="ro1">
          <table:table-cell office:value-type="float" office:value="170.554" calcext:value-type="float">
            <text:p>170.554</text:p>
          </table:table-cell>
          <table:table-cell office:value-type="float" office:value="191.161" calcext:value-type="float">
            <text:p>191.161</text:p>
          </table:table-cell>
          <table:table-cell office:value-type="float" office:value="311.296" calcext:value-type="float">
            <text:p>311.296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1527" calcext:value-type="float">
            <text:p>1527</text:p>
          </table:table-cell>
          <table:table-cell office:value-type="float" office:value="1596" calcext:value-type="float">
            <text:p>1596</text:p>
          </table:table-cell>
          <table:table-cell table:formula="of:=(([.A727]-[.C727])^2 + ([.B727]-[.D727])^2)^0.5" office:value-type="float" office:value="143.261928187499" calcext:value-type="float">
            <text:p>143.2619281875</text:p>
          </table:table-cell>
          <table:table-cell table:formula="of:=[.E727]+[.F727]" office:value-type="float" office:value="3123" calcext:value-type="float">
            <text:p>3123</text:p>
          </table:table-cell>
          <table:table-cell table:formula="of:=SQRT([.H727])" office:value-type="float" office:value="55.8838080305915" calcext:value-type="float">
            <text:p>55.8838080306</text:p>
          </table:table-cell>
          <table:table-cell/>
          <table:table-cell table:formula="of:=[.G727]/[.I727]" office:value-type="float" office:value="2.5635677530972" calcext:value-type="float">
            <text:p>2.5635677531</text:p>
          </table:table-cell>
          <table:table-cell/>
        </table:table-row>
        <table:table-row table:style-name="ro1">
          <table:table-cell office:value-type="float" office:value="170.727" calcext:value-type="float">
            <text:p>170.727</text:p>
          </table:table-cell>
          <table:table-cell office:value-type="float" office:value="191.127" calcext:value-type="float">
            <text:p>191.127</text:p>
          </table:table-cell>
          <table:table-cell office:value-type="float" office:value="311.327" calcext:value-type="float">
            <text:p>311.327</text:p>
          </table:table-cell>
          <table:table-cell office:value-type="float" office:value="164.308" calcext:value-type="float">
            <text:p>164.308</text:p>
          </table:table-cell>
          <table:table-cell office:value-type="float" office:value="1532" calcext:value-type="float">
            <text:p>1532</text:p>
          </table:table-cell>
          <table:table-cell office:value-type="float" office:value="1602" calcext:value-type="float">
            <text:p>1602</text:p>
          </table:table-cell>
          <table:table-cell table:formula="of:=(([.A728]-[.C728])^2 + ([.B728]-[.D728])^2)^0.5" office:value-type="float" office:value="143.134966940297" calcext:value-type="float">
            <text:p>143.1349669403</text:p>
          </table:table-cell>
          <table:table-cell table:formula="of:=[.E728]+[.F728]" office:value-type="float" office:value="3134" calcext:value-type="float">
            <text:p>3134</text:p>
          </table:table-cell>
          <table:table-cell table:formula="of:=SQRT([.H728])" office:value-type="float" office:value="55.9821400091136" calcext:value-type="float">
            <text:p>55.9821400091</text:p>
          </table:table-cell>
          <table:table-cell/>
          <table:table-cell table:formula="of:=[.G728]/[.I728]" office:value-type="float" office:value="2.55679698769993" calcext:value-type="float">
            <text:p>2.5567969877</text:p>
          </table:table-cell>
          <table:table-cell/>
        </table:table-row>
        <table:table-row table:style-name="ro1">
          <table:table-cell office:value-type="float" office:value="171.035" calcext:value-type="float">
            <text:p>171.035</text:p>
          </table:table-cell>
          <table:table-cell office:value-type="float" office:value="191.014" calcext:value-type="float">
            <text:p>191.014</text:p>
          </table:table-cell>
          <table:table-cell office:value-type="float" office:value="311.762" calcext:value-type="float">
            <text:p>311.762</text:p>
          </table:table-cell>
          <table:table-cell office:value-type="float" office:value="164.18" calcext:value-type="float">
            <text:p>164.18</text:p>
          </table:table-cell>
          <table:table-cell office:value-type="float" office:value="1541" calcext:value-type="float">
            <text:p>1541</text:p>
          </table:table-cell>
          <table:table-cell office:value-type="float" office:value="1597" calcext:value-type="float">
            <text:p>1597</text:p>
          </table:table-cell>
          <table:table-cell table:formula="of:=(([.A729]-[.C729])^2 + ([.B729]-[.D729])^2)^0.5" office:value-type="float" office:value="143.262528544627" calcext:value-type="float">
            <text:p>143.2625285446</text:p>
          </table:table-cell>
          <table:table-cell table:formula="of:=[.E729]+[.F729]" office:value-type="float" office:value="3138" calcext:value-type="float">
            <text:p>3138</text:p>
          </table:table-cell>
          <table:table-cell table:formula="of:=SQRT([.H729])" office:value-type="float" office:value="56.0178542966437" calcext:value-type="float">
            <text:p>56.0178542966</text:p>
          </table:table-cell>
          <table:table-cell/>
          <table:table-cell table:formula="of:=[.G729]/[.I729]" office:value-type="float" office:value="2.55744405678192" calcext:value-type="float">
            <text:p>2.5574440568</text:p>
          </table:table-cell>
          <table:table-cell/>
        </table:table-row>
        <table:table-row table:style-name="ro1">
          <table:table-cell office:value-type="float" office:value="171.486" calcext:value-type="float">
            <text:p>171.486</text:p>
          </table:table-cell>
          <table:table-cell office:value-type="float" office:value="191.083" calcext:value-type="float">
            <text:p>191.083</text:p>
          </table:table-cell>
          <table:table-cell office:value-type="float" office:value="312.395" calcext:value-type="float">
            <text:p>312.395</text:p>
          </table:table-cell>
          <table:table-cell office:value-type="float" office:value="164.276" calcext:value-type="float">
            <text:p>164.276</text:p>
          </table:table-cell>
          <table:table-cell office:value-type="float" office:value="1539" calcext:value-type="float">
            <text:p>1539</text:p>
          </table:table-cell>
          <table:table-cell office:value-type="float" office:value="1606" calcext:value-type="float">
            <text:p>1606</text:p>
          </table:table-cell>
          <table:table-cell table:formula="of:=(([.A730]-[.C730])^2 + ([.B730]-[.D730])^2)^0.5" office:value-type="float" office:value="143.436262953271" calcext:value-type="float">
            <text:p>143.4362629533</text:p>
          </table:table-cell>
          <table:table-cell table:formula="of:=[.E730]+[.F730]" office:value-type="float" office:value="3145" calcext:value-type="float">
            <text:p>3145</text:p>
          </table:table-cell>
          <table:table-cell table:formula="of:=SQRT([.H730])" office:value-type="float" office:value="56.0802995712398" calcext:value-type="float">
            <text:p>56.0802995712</text:p>
          </table:table-cell>
          <table:table-cell/>
          <table:table-cell table:formula="of:=[.G730]/[.I730]" office:value-type="float" office:value="2.55769430709017" calcext:value-type="float">
            <text:p>2.5576943071</text:p>
          </table:table-cell>
          <table:table-cell/>
        </table:table-row>
        <table:table-row table:style-name="ro1">
          <table:table-cell office:value-type="float" office:value="172.267" calcext:value-type="float">
            <text:p>172.267</text:p>
          </table:table-cell>
          <table:table-cell office:value-type="float" office:value="190.988" calcext:value-type="float">
            <text:p>190.988</text:p>
          </table:table-cell>
          <table:table-cell office:value-type="float" office:value="312.906" calcext:value-type="float">
            <text:p>312.906</text:p>
          </table:table-cell>
          <table:table-cell office:value-type="float" office:value="164.136" calcext:value-type="float">
            <text:p>164.136</text:p>
          </table:table-cell>
          <table:table-cell office:value-type="float" office:value="1539" calcext:value-type="float">
            <text:p>1539</text:p>
          </table:table-cell>
          <table:table-cell office:value-type="float" office:value="1609" calcext:value-type="float">
            <text:p>1609</text:p>
          </table:table-cell>
          <table:table-cell table:formula="of:=(([.A731]-[.C731])^2 + ([.B731]-[.D731])^2)^0.5" office:value-type="float" office:value="143.179461603262" calcext:value-type="float">
            <text:p>143.1794616033</text:p>
          </table:table-cell>
          <table:table-cell table:formula="of:=[.E731]+[.F731]" office:value-type="float" office:value="3148" calcext:value-type="float">
            <text:p>3148</text:p>
          </table:table-cell>
          <table:table-cell table:formula="of:=SQRT([.H731])" office:value-type="float" office:value="56.1070405564221" calcext:value-type="float">
            <text:p>56.1070405564</text:p>
          </table:table-cell>
          <table:table-cell/>
          <table:table-cell table:formula="of:=[.G731]/[.I731]" office:value-type="float" office:value="2.55189830337386" calcext:value-type="float">
            <text:p>2.5518983034</text:p>
          </table:table-cell>
          <table:table-cell/>
        </table:table-row>
        <table:table-row table:style-name="ro1">
          <table:table-cell office:value-type="float" office:value="173.037" calcext:value-type="float">
            <text:p>173.037</text:p>
          </table:table-cell>
          <table:table-cell office:value-type="float" office:value="191.105" calcext:value-type="float">
            <text:p>191.105</text:p>
          </table:table-cell>
          <table:table-cell office:value-type="float" office:value="313.74" calcext:value-type="float">
            <text:p>313.74</text:p>
          </table:table-cell>
          <table:table-cell office:value-type="float" office:value="164.207" calcext:value-type="float">
            <text:p>164.207</text:p>
          </table:table-cell>
          <table:table-cell office:value-type="float" office:value="1533" calcext:value-type="float">
            <text:p>1533</text:p>
          </table:table-cell>
          <table:table-cell office:value-type="float" office:value="1595" calcext:value-type="float">
            <text:p>1595</text:p>
          </table:table-cell>
          <table:table-cell table:formula="of:=(([.A732]-[.C732])^2 + ([.B732]-[.D732])^2)^0.5" office:value-type="float" office:value="143.250956761203" calcext:value-type="float">
            <text:p>143.2509567612</text:p>
          </table:table-cell>
          <table:table-cell table:formula="of:=[.E732]+[.F732]" office:value-type="float" office:value="3128" calcext:value-type="float">
            <text:p>3128</text:p>
          </table:table-cell>
          <table:table-cell table:formula="of:=SQRT([.H732])" office:value-type="float" office:value="55.9285258164383" calcext:value-type="float">
            <text:p>55.9285258164</text:p>
          </table:table-cell>
          <table:table-cell/>
          <table:table-cell table:formula="of:=[.G732]/[.I732]" office:value-type="float" office:value="2.5613218777009" calcext:value-type="float">
            <text:p>2.5613218777</text:p>
          </table:table-cell>
          <table:table-cell/>
        </table:table-row>
        <table:table-row table:style-name="ro1">
          <table:table-cell office:value-type="float" office:value="173.931" calcext:value-type="float">
            <text:p>173.931</text:p>
          </table:table-cell>
          <table:table-cell office:value-type="float" office:value="191.514" calcext:value-type="float">
            <text:p>191.514</text:p>
          </table:table-cell>
          <table:table-cell office:value-type="float" office:value="314.462" calcext:value-type="float">
            <text:p>314.462</text:p>
          </table:table-cell>
          <table:table-cell office:value-type="float" office:value="164.547" calcext:value-type="float">
            <text:p>164.547</text:p>
          </table:table-cell>
          <table:table-cell office:value-type="float" office:value="1522" calcext:value-type="float">
            <text:p>1522</text:p>
          </table:table-cell>
          <table:table-cell office:value-type="float" office:value="1601" calcext:value-type="float">
            <text:p>1601</text:p>
          </table:table-cell>
          <table:table-cell table:formula="of:=(([.A733]-[.C733])^2 + ([.B733]-[.D733])^2)^0.5" office:value-type="float" office:value="143.095007075719" calcext:value-type="float">
            <text:p>143.0950070757</text:p>
          </table:table-cell>
          <table:table-cell table:formula="of:=[.E733]+[.F733]" office:value-type="float" office:value="3123" calcext:value-type="float">
            <text:p>3123</text:p>
          </table:table-cell>
          <table:table-cell table:formula="of:=SQRT([.H733])" office:value-type="float" office:value="55.8838080305915" calcext:value-type="float">
            <text:p>55.8838080306</text:p>
          </table:table-cell>
          <table:table-cell/>
          <table:table-cell table:formula="of:=[.G733]/[.I733]" office:value-type="float" office:value="2.56058082150355" calcext:value-type="float">
            <text:p>2.5605808215</text:p>
          </table:table-cell>
          <table:table-cell/>
        </table:table-row>
        <table:table-row table:style-name="ro1">
          <table:table-cell office:value-type="float" office:value="174.989" calcext:value-type="float">
            <text:p>174.989</text:p>
          </table:table-cell>
          <table:table-cell office:value-type="float" office:value="191.812" calcext:value-type="float">
            <text:p>191.812</text:p>
          </table:table-cell>
          <table:table-cell office:value-type="float" office:value="315.082" calcext:value-type="float">
            <text:p>315.082</text:p>
          </table:table-cell>
          <table:table-cell office:value-type="float" office:value="164.897" calcext:value-type="float">
            <text:p>164.897</text:p>
          </table:table-cell>
          <table:table-cell office:value-type="float" office:value="1516" calcext:value-type="float">
            <text:p>1516</text:p>
          </table:table-cell>
          <table:table-cell office:value-type="float" office:value="1589" calcext:value-type="float">
            <text:p>1589</text:p>
          </table:table-cell>
          <table:table-cell table:formula="of:=(([.A734]-[.C734])^2 + ([.B734]-[.D734])^2)^0.5" office:value-type="float" office:value="142.655059055051" calcext:value-type="float">
            <text:p>142.6550590551</text:p>
          </table:table-cell>
          <table:table-cell table:formula="of:=[.E734]+[.F734]" office:value-type="float" office:value="3105" calcext:value-type="float">
            <text:p>3105</text:p>
          </table:table-cell>
          <table:table-cell table:formula="of:=SQRT([.H734])" office:value-type="float" office:value="55.7225268630201" calcext:value-type="float">
            <text:p>55.722526863</text:p>
          </table:table-cell>
          <table:table-cell/>
          <table:table-cell table:formula="of:=[.G734]/[.I734]" office:value-type="float" office:value="2.56009673440927" calcext:value-type="float">
            <text:p>2.5600967344</text:p>
          </table:table-cell>
          <table:table-cell/>
        </table:table-row>
        <table:table-row table:style-name="ro1">
          <table:table-cell office:value-type="float" office:value="176.366" calcext:value-type="float">
            <text:p>176.366</text:p>
          </table:table-cell>
          <table:table-cell office:value-type="float" office:value="192.127" calcext:value-type="float">
            <text:p>192.127</text:p>
          </table:table-cell>
          <table:table-cell office:value-type="float" office:value="316.281" calcext:value-type="float">
            <text:p>316.281</text:p>
          </table:table-cell>
          <table:table-cell office:value-type="float" office:value="165.074" calcext:value-type="float">
            <text:p>165.074</text:p>
          </table:table-cell>
          <table:table-cell office:value-type="float" office:value="1488" calcext:value-type="float">
            <text:p>1488</text:p>
          </table:table-cell>
          <table:table-cell office:value-type="float" office:value="1574" calcext:value-type="float">
            <text:p>1574</text:p>
          </table:table-cell>
          <table:table-cell table:formula="of:=(([.A735]-[.C735])^2 + ([.B735]-[.D735])^2)^0.5" office:value-type="float" office:value="142.506392958351" calcext:value-type="float">
            <text:p>142.5063929584</text:p>
          </table:table-cell>
          <table:table-cell table:formula="of:=[.E735]+[.F735]" office:value-type="float" office:value="3062" calcext:value-type="float">
            <text:p>3062</text:p>
          </table:table-cell>
          <table:table-cell table:formula="of:=SQRT([.H735])" office:value-type="float" office:value="55.3353413290277" calcext:value-type="float">
            <text:p>55.335341329</text:p>
          </table:table-cell>
          <table:table-cell/>
          <table:table-cell table:formula="of:=[.G735]/[.I735]" office:value-type="float" office:value="2.57532328410154" calcext:value-type="float">
            <text:p>2.5753232841</text:p>
          </table:table-cell>
          <table:table-cell/>
        </table:table-row>
        <table:table-row table:style-name="ro1">
          <table:table-cell office:value-type="float" office:value="177.938" calcext:value-type="float">
            <text:p>177.938</text:p>
          </table:table-cell>
          <table:table-cell office:value-type="float" office:value="192.639" calcext:value-type="float">
            <text:p>192.639</text:p>
          </table:table-cell>
          <table:table-cell office:value-type="float" office:value="317.717" calcext:value-type="float">
            <text:p>317.717</text:p>
          </table:table-cell>
          <table:table-cell office:value-type="float" office:value="165.526" calcext:value-type="float">
            <text:p>165.526</text:p>
          </table:table-cell>
          <table:table-cell office:value-type="float" office:value="1509" calcext:value-type="float">
            <text:p>1509</text:p>
          </table:table-cell>
          <table:table-cell office:value-type="float" office:value="1583" calcext:value-type="float">
            <text:p>1583</text:p>
          </table:table-cell>
          <table:table-cell table:formula="of:=(([.A736]-[.C736])^2 + ([.B736]-[.D736])^2)^0.5" office:value-type="float" office:value="142.384281470955" calcext:value-type="float">
            <text:p>142.384281471</text:p>
          </table:table-cell>
          <table:table-cell table:formula="of:=[.E736]+[.F736]" office:value-type="float" office:value="3092" calcext:value-type="float">
            <text:p>3092</text:p>
          </table:table-cell>
          <table:table-cell table:formula="of:=SQRT([.H736])" office:value-type="float" office:value="55.6057550978314" calcext:value-type="float">
            <text:p>55.6057550978</text:p>
          </table:table-cell>
          <table:table-cell/>
          <table:table-cell table:formula="of:=[.G736]/[.I736]" office:value-type="float" office:value="2.56060332640834" calcext:value-type="float">
            <text:p>2.5606033264</text:p>
          </table:table-cell>
          <table:table-cell/>
        </table:table-row>
        <table:table-row table:style-name="ro1">
          <table:table-cell office:value-type="float" office:value="179.792" calcext:value-type="float">
            <text:p>179.792</text:p>
          </table:table-cell>
          <table:table-cell office:value-type="float" office:value="193.152" calcext:value-type="float">
            <text:p>193.152</text:p>
          </table:table-cell>
          <table:table-cell office:value-type="float" office:value="319.261" calcext:value-type="float">
            <text:p>319.261</text:p>
          </table:table-cell>
          <table:table-cell office:value-type="float" office:value="165.866" calcext:value-type="float">
            <text:p>165.866</text:p>
          </table:table-cell>
          <table:table-cell office:value-type="float" office:value="1497" calcext:value-type="float">
            <text:p>1497</text:p>
          </table:table-cell>
          <table:table-cell office:value-type="float" office:value="1584" calcext:value-type="float">
            <text:p>1584</text:p>
          </table:table-cell>
          <table:table-cell table:formula="of:=(([.A737]-[.C737])^2 + ([.B737]-[.D737])^2)^0.5" office:value-type="float" office:value="142.113080879277" calcext:value-type="float">
            <text:p>142.1130808793</text:p>
          </table:table-cell>
          <table:table-cell table:formula="of:=[.E737]+[.F737]" office:value-type="float" office:value="3081" calcext:value-type="float">
            <text:p>3081</text:p>
          </table:table-cell>
          <table:table-cell table:formula="of:=SQRT([.H737])" office:value-type="float" office:value="55.5067563455117" calcext:value-type="float">
            <text:p>55.5067563455</text:p>
          </table:table-cell>
          <table:table-cell/>
          <table:table-cell table:formula="of:=[.G737]/[.I737]" office:value-type="float" office:value="2.5602843732152" calcext:value-type="float">
            <text:p>2.5602843732</text:p>
          </table:table-cell>
          <table:table-cell/>
        </table:table-row>
        <table:table-row table:style-name="ro1">
          <table:table-cell office:value-type="float" office:value="182.006" calcext:value-type="float">
            <text:p>182.006</text:p>
          </table:table-cell>
          <table:table-cell office:value-type="float" office:value="193.57" calcext:value-type="float">
            <text:p>193.57</text:p>
          </table:table-cell>
          <table:table-cell office:value-type="float" office:value="321.025" calcext:value-type="float">
            <text:p>321.025</text:p>
          </table:table-cell>
          <table:table-cell office:value-type="float" office:value="166.485" calcext:value-type="float">
            <text:p>166.485</text:p>
          </table:table-cell>
          <table:table-cell office:value-type="float" office:value="1499" calcext:value-type="float">
            <text:p>1499</text:p>
          </table:table-cell>
          <table:table-cell office:value-type="float" office:value="1583" calcext:value-type="float">
            <text:p>1583</text:p>
          </table:table-cell>
          <table:table-cell table:formula="of:=(([.A738]-[.C738])^2 + ([.B738]-[.D738])^2)^0.5" office:value-type="float" office:value="141.632904319582" calcext:value-type="float">
            <text:p>141.6329043196</text:p>
          </table:table-cell>
          <table:table-cell table:formula="of:=[.E738]+[.F738]" office:value-type="float" office:value="3082" calcext:value-type="float">
            <text:p>3082</text:p>
          </table:table-cell>
          <table:table-cell table:formula="of:=SQRT([.H738])" office:value-type="float" office:value="55.515763527128" calcext:value-type="float">
            <text:p>55.5157635271</text:p>
          </table:table-cell>
          <table:table-cell/>
          <table:table-cell table:formula="of:=[.G738]/[.I738]" office:value-type="float" office:value="2.55121960540762" calcext:value-type="float">
            <text:p>2.5512196054</text:p>
          </table:table-cell>
          <table:table-cell/>
        </table:table-row>
        <table:table-row table:style-name="ro1">
          <table:table-cell office:value-type="float" office:value="184.11" calcext:value-type="float">
            <text:p>184.11</text:p>
          </table:table-cell>
          <table:table-cell office:value-type="float" office:value="194.562" calcext:value-type="float">
            <text:p>194.562</text:p>
          </table:table-cell>
          <table:table-cell office:value-type="float" office:value="322.896" calcext:value-type="float">
            <text:p>322.896</text:p>
          </table:table-cell>
          <table:table-cell office:value-type="float" office:value="166.986" calcext:value-type="float">
            <text:p>166.986</text:p>
          </table:table-cell>
          <table:table-cell office:value-type="float" office:value="1497" calcext:value-type="float">
            <text:p>1497</text:p>
          </table:table-cell>
          <table:table-cell office:value-type="float" office:value="1572" calcext:value-type="float">
            <text:p>1572</text:p>
          </table:table-cell>
          <table:table-cell table:formula="of:=(([.A739]-[.C739])^2 + ([.B739]-[.D739])^2)^0.5" office:value-type="float" office:value="141.499079756725" calcext:value-type="float">
            <text:p>141.4990797567</text:p>
          </table:table-cell>
          <table:table-cell table:formula="of:=[.E739]+[.F739]" office:value-type="float" office:value="3069" calcext:value-type="float">
            <text:p>3069</text:p>
          </table:table-cell>
          <table:table-cell table:formula="of:=SQRT([.H739])" office:value-type="float" office:value="55.3985559378582" calcext:value-type="float">
            <text:p>55.3985559379</text:p>
          </table:table-cell>
          <table:table-cell/>
          <table:table-cell table:formula="of:=[.G739]/[.I739]" office:value-type="float" office:value="2.55420159174271" calcext:value-type="float">
            <text:p>2.5542015917</text:p>
          </table:table-cell>
          <table:table-cell/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195.13" calcext:value-type="float">
            <text:p>195.13</text:p>
          </table:table-cell>
          <table:table-cell office:value-type="float" office:value="324.634" calcext:value-type="float">
            <text:p>324.634</text:p>
          </table:table-cell>
          <table:table-cell office:value-type="float" office:value="167.347" calcext:value-type="float">
            <text:p>167.347</text:p>
          </table:table-cell>
          <table:table-cell office:value-type="float" office:value="1479" calcext:value-type="float">
            <text:p>1479</text:p>
          </table:table-cell>
          <table:table-cell office:value-type="float" office:value="1573" calcext:value-type="float">
            <text:p>1573</text:p>
          </table:table-cell>
          <table:table-cell table:formula="of:=(([.A740]-[.C740])^2 + ([.B740]-[.D740])^2)^0.5" office:value-type="float" office:value="141.106192015092" calcext:value-type="float">
            <text:p>141.1061920151</text:p>
          </table:table-cell>
          <table:table-cell table:formula="of:=[.E740]+[.F740]" office:value-type="float" office:value="3052" calcext:value-type="float">
            <text:p>3052</text:p>
          </table:table-cell>
          <table:table-cell table:formula="of:=SQRT([.H740])" office:value-type="float" office:value="55.2449092677325" calcext:value-type="float">
            <text:p>55.2449092677</text:p>
          </table:table-cell>
          <table:table-cell/>
          <table:table-cell table:formula="of:=[.G740]/[.I740]" office:value-type="float" office:value="2.5541935697867" calcext:value-type="float">
            <text:p>2.5541935698</text:p>
          </table:table-cell>
          <table:table-cell/>
        </table:table-row>
        <table:table-row table:style-name="ro1">
          <table:table-cell office:value-type="float" office:value="188.925" calcext:value-type="float">
            <text:p>188.925</text:p>
          </table:table-cell>
          <table:table-cell office:value-type="float" office:value="196" calcext:value-type="float">
            <text:p>196</text:p>
          </table:table-cell>
          <table:table-cell office:value-type="float" office:value="326.886" calcext:value-type="float">
            <text:p>326.88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473" calcext:value-type="float">
            <text:p>1473</text:p>
          </table:table-cell>
          <table:table-cell office:value-type="float" office:value="1567" calcext:value-type="float">
            <text:p>1567</text:p>
          </table:table-cell>
          <table:table-cell table:formula="of:=(([.A741]-[.C741])^2 + ([.B741]-[.D741])^2)^0.5" office:value-type="float" office:value="140.821642942411" calcext:value-type="float">
            <text:p>140.8216429424</text:p>
          </table:table-cell>
          <table:table-cell table:formula="of:=[.E741]+[.F741]" office:value-type="float" office:value="3040" calcext:value-type="float">
            <text:p>3040</text:p>
          </table:table-cell>
          <table:table-cell table:formula="of:=SQRT([.H741])" office:value-type="float" office:value="55.1361950083609" calcext:value-type="float">
            <text:p>55.1361950084</text:p>
          </table:table-cell>
          <table:table-cell/>
          <table:table-cell table:formula="of:=[.G741]/[.I741]" office:value-type="float" office:value="2.55406893640479" calcext:value-type="float">
            <text:p>2.5540689364</text:p>
          </table:table-cell>
          <table:table-cell/>
        </table:table-row>
        <table:table-row table:style-name="ro1">
          <table:table-cell office:value-type="float" office:value="191.551" calcext:value-type="float">
            <text:p>191.551</text:p>
          </table:table-cell>
          <table:table-cell office:value-type="float" office:value="196.598" calcext:value-type="float">
            <text:p>196.598</text:p>
          </table:table-cell>
          <table:table-cell office:value-type="float" office:value="328.988" calcext:value-type="float">
            <text:p>328.988</text:p>
          </table:table-cell>
          <table:table-cell office:value-type="float" office:value="168.148" calcext:value-type="float">
            <text:p>168.148</text:p>
          </table:table-cell>
          <table:table-cell office:value-type="float" office:value="1479" calcext:value-type="float">
            <text:p>1479</text:p>
          </table:table-cell>
          <table:table-cell office:value-type="float" office:value="1563" calcext:value-type="float">
            <text:p>1563</text:p>
          </table:table-cell>
          <table:table-cell table:formula="of:=(([.A742]-[.C742])^2 + ([.B742]-[.D742])^2)^0.5" office:value-type="float" office:value="140.350744454741" calcext:value-type="float">
            <text:p>140.3507444547</text:p>
          </table:table-cell>
          <table:table-cell table:formula="of:=[.E742]+[.F742]" office:value-type="float" office:value="3042" calcext:value-type="float">
            <text:p>3042</text:p>
          </table:table-cell>
          <table:table-cell table:formula="of:=SQRT([.H742])" office:value-type="float" office:value="55.1543289325507" calcext:value-type="float">
            <text:p>55.1543289326</text:p>
          </table:table-cell>
          <table:table-cell/>
          <table:table-cell table:formula="of:=[.G742]/[.I742]" office:value-type="float" office:value="2.54469136278276" calcext:value-type="float">
            <text:p>2.5446913628</text:p>
          </table:table-cell>
          <table:table-cell/>
        </table:table-row>
        <table:table-row table:style-name="ro1">
          <table:table-cell office:value-type="float" office:value="194.246" calcext:value-type="float">
            <text:p>194.246</text:p>
          </table:table-cell>
          <table:table-cell office:value-type="float" office:value="198.071" calcext:value-type="float">
            <text:p>198.071</text:p>
          </table:table-cell>
          <table:table-cell office:value-type="float" office:value="331.254" calcext:value-type="float">
            <text:p>331.254</text:p>
          </table:table-cell>
          <table:table-cell office:value-type="float" office:value="168.598" calcext:value-type="float">
            <text:p>168.598</text:p>
          </table:table-cell>
          <table:table-cell office:value-type="float" office:value="1457" calcext:value-type="float">
            <text:p>1457</text:p>
          </table:table-cell>
          <table:table-cell office:value-type="float" office:value="1549" calcext:value-type="float">
            <text:p>1549</text:p>
          </table:table-cell>
          <table:table-cell table:formula="of:=(([.A743]-[.C743])^2 + ([.B743]-[.D743])^2)^0.5" office:value-type="float" office:value="140.142248422808" calcext:value-type="float">
            <text:p>140.1422484228</text:p>
          </table:table-cell>
          <table:table-cell table:formula="of:=[.E743]+[.F743]" office:value-type="float" office:value="3006" calcext:value-type="float">
            <text:p>3006</text:p>
          </table:table-cell>
          <table:table-cell table:formula="of:=SQRT([.H743])" office:value-type="float" office:value="54.8270006474912" calcext:value-type="float">
            <text:p>54.8270006475</text:p>
          </table:table-cell>
          <table:table-cell/>
          <table:table-cell table:formula="of:=[.G743]/[.I743]" office:value-type="float" office:value="2.55608088656625" calcext:value-type="float">
            <text:p>2.5560808866</text:p>
          </table:table-cell>
          <table:table-cell/>
        </table:table-row>
        <table:table-row table:style-name="ro1">
          <table:table-cell office:value-type="float" office:value="197.102" calcext:value-type="float">
            <text:p>197.102</text:p>
          </table:table-cell>
          <table:table-cell office:value-type="float" office:value="198.872" calcext:value-type="float">
            <text:p>198.872</text:p>
          </table:table-cell>
          <table:table-cell office:value-type="float" office:value="333.503" calcext:value-type="float">
            <text:p>333.503</text:p>
          </table:table-cell>
          <table:table-cell office:value-type="float" office:value="168.947" calcext:value-type="float">
            <text:p>168.947</text:p>
          </table:table-cell>
          <table:table-cell office:value-type="float" office:value="1448" calcext:value-type="float">
            <text:p>1448</text:p>
          </table:table-cell>
          <table:table-cell office:value-type="float" office:value="1551" calcext:value-type="float">
            <text:p>1551</text:p>
          </table:table-cell>
          <table:table-cell table:formula="of:=(([.A744]-[.C744])^2 + ([.B744]-[.D744])^2)^0.5" office:value-type="float" office:value="139.645044401869" calcext:value-type="float">
            <text:p>139.6450444019</text:p>
          </table:table-cell>
          <table:table-cell table:formula="of:=[.E744]+[.F744]" office:value-type="float" office:value="2999" calcext:value-type="float">
            <text:p>2999</text:p>
          </table:table-cell>
          <table:table-cell table:formula="of:=SQRT([.H744])" office:value-type="float" office:value="54.7631262803723" calcext:value-type="float">
            <text:p>54.7631262804</text:p>
          </table:table-cell>
          <table:table-cell/>
          <table:table-cell table:formula="of:=[.G744]/[.I744]" office:value-type="float" office:value="2.54998306135637" calcext:value-type="float">
            <text:p>2.5499830614</text:p>
          </table:table-cell>
          <table:table-cell/>
        </table:table-row>
        <table:table-row table:style-name="ro1">
          <table:table-cell office:value-type="float" office:value="200.211" calcext:value-type="float">
            <text:p>200.211</text:p>
          </table:table-cell>
          <table:table-cell office:value-type="float" office:value="199.918" calcext:value-type="float">
            <text:p>199.918</text:p>
          </table:table-cell>
          <table:table-cell office:value-type="float" office:value="335.757" calcext:value-type="float">
            <text:p>335.757</text:p>
          </table:table-cell>
          <table:table-cell office:value-type="float" office:value="169.354" calcext:value-type="float">
            <text:p>169.354</text:p>
          </table:table-cell>
          <table:table-cell office:value-type="float" office:value="1439" calcext:value-type="float">
            <text:p>1439</text:p>
          </table:table-cell>
          <table:table-cell office:value-type="float" office:value="1547" calcext:value-type="float">
            <text:p>1547</text:p>
          </table:table-cell>
          <table:table-cell table:formula="of:=(([.A745]-[.C745])^2 + ([.B745]-[.D745])^2)^0.5" office:value-type="float" office:value="138.949185719097" calcext:value-type="float">
            <text:p>138.9491857191</text:p>
          </table:table-cell>
          <table:table-cell table:formula="of:=[.E745]+[.F745]" office:value-type="float" office:value="2986" calcext:value-type="float">
            <text:p>2986</text:p>
          </table:table-cell>
          <table:table-cell table:formula="of:=SQRT([.H745])" office:value-type="float" office:value="54.644304369257" calcext:value-type="float">
            <text:p>54.6443043693</text:p>
          </table:table-cell>
          <table:table-cell/>
          <table:table-cell table:formula="of:=[.G745]/[.I745]" office:value-type="float" office:value="2.54279356875242" calcext:value-type="float">
            <text:p>2.5427935688</text:p>
          </table:table-cell>
          <table:table-cell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201.091" calcext:value-type="float">
            <text:p>201.091</text:p>
          </table:table-cell>
          <table:table-cell office:value-type="float" office:value="338.238" calcext:value-type="float">
            <text:p>338.238</text:p>
          </table:table-cell>
          <table:table-cell office:value-type="float" office:value="169.886" calcext:value-type="float">
            <text:p>169.886</text:p>
          </table:table-cell>
          <table:table-cell office:value-type="float" office:value="1425" calcext:value-type="float">
            <text:p>1425</text:p>
          </table:table-cell>
          <table:table-cell office:value-type="float" office:value="1546" calcext:value-type="float">
            <text:p>1546</text:p>
          </table:table-cell>
          <table:table-cell table:formula="of:=(([.A746]-[.C746])^2 + ([.B746]-[.D746])^2)^0.5" office:value-type="float" office:value="138.401727839648" calcext:value-type="float">
            <text:p>138.4017278396</text:p>
          </table:table-cell>
          <table:table-cell table:formula="of:=[.E746]+[.F746]" office:value-type="float" office:value="2971" calcext:value-type="float">
            <text:p>2971</text:p>
          </table:table-cell>
          <table:table-cell table:formula="of:=SQRT([.H746])" office:value-type="float" office:value="54.5068802996466" calcext:value-type="float">
            <text:p>54.5068802996</text:p>
          </table:table-cell>
          <table:table-cell/>
          <table:table-cell table:formula="of:=[.G746]/[.I746]" office:value-type="float" office:value="2.53916069088521" calcext:value-type="float">
            <text:p>2.5391606909</text:p>
          </table:table-cell>
          <table:table-cell/>
        </table:table-row>
        <table:table-row table:style-name="ro1">
          <table:table-cell office:value-type="float" office:value="206.499" calcext:value-type="float">
            <text:p>206.499</text:p>
          </table:table-cell>
          <table:table-cell office:value-type="float" office:value="202.119" calcext:value-type="float">
            <text:p>202.119</text:p>
          </table:table-cell>
          <table:table-cell office:value-type="float" office:value="340.401" calcext:value-type="float">
            <text:p>340.401</text:p>
          </table:table-cell>
          <table:table-cell office:value-type="float" office:value="170.148" calcext:value-type="float">
            <text:p>170.148</text:p>
          </table:table-cell>
          <table:table-cell office:value-type="float" office:value="1407" calcext:value-type="float">
            <text:p>1407</text:p>
          </table:table-cell>
          <table:table-cell office:value-type="float" office:value="1535" calcext:value-type="float">
            <text:p>1535</text:p>
          </table:table-cell>
          <table:table-cell table:formula="of:=(([.A747]-[.C747])^2 + ([.B747]-[.D747])^2)^0.5" office:value-type="float" office:value="137.665865213567" calcext:value-type="float">
            <text:p>137.6658652136</text:p>
          </table:table-cell>
          <table:table-cell table:formula="of:=[.E747]+[.F747]" office:value-type="float" office:value="2942" calcext:value-type="float">
            <text:p>2942</text:p>
          </table:table-cell>
          <table:table-cell table:formula="of:=SQRT([.H747])" office:value-type="float" office:value="54.2402064892825" calcext:value-type="float">
            <text:p>54.2402064893</text:p>
          </table:table-cell>
          <table:table-cell/>
          <table:table-cell table:formula="of:=[.G747]/[.I747]" office:value-type="float" office:value="2.53807782315078" calcext:value-type="float">
            <text:p>2.5380778232</text:p>
          </table:table-cell>
          <table:table-cell/>
        </table:table-row>
        <table:table-row table:style-name="ro1">
          <table:table-cell office:value-type="float" office:value="209.629" calcext:value-type="float">
            <text:p>209.629</text:p>
          </table:table-cell>
          <table:table-cell office:value-type="float" office:value="204.028" calcext:value-type="float">
            <text:p>204.028</text:p>
          </table:table-cell>
          <table:table-cell office:value-type="float" office:value="342.898" calcext:value-type="float">
            <text:p>342.898</text:p>
          </table:table-cell>
          <table:table-cell office:value-type="float" office:value="170.908" calcext:value-type="float">
            <text:p>170.908</text:p>
          </table:table-cell>
          <table:table-cell office:value-type="float" office:value="1394" calcext:value-type="float">
            <text:p>1394</text:p>
          </table:table-cell>
          <table:table-cell office:value-type="float" office:value="1535" calcext:value-type="float">
            <text:p>1535</text:p>
          </table:table-cell>
          <table:table-cell table:formula="of:=(([.A748]-[.C748])^2 + ([.B748]-[.D748])^2)^0.5" office:value-type="float" office:value="137.322834084503" calcext:value-type="float">
            <text:p>137.3228340845</text:p>
          </table:table-cell>
          <table:table-cell table:formula="of:=[.E748]+[.F748]" office:value-type="float" office:value="2929" calcext:value-type="float">
            <text:p>2929</text:p>
          </table:table-cell>
          <table:table-cell table:formula="of:=SQRT([.H748])" office:value-type="float" office:value="54.1202365109392" calcext:value-type="float">
            <text:p>54.1202365109</text:p>
          </table:table-cell>
          <table:table-cell/>
          <table:table-cell table:formula="of:=[.G748]/[.I748]" office:value-type="float" office:value="2.53736574223482" calcext:value-type="float">
            <text:p>2.5373657422</text:p>
          </table:table-cell>
          <table:table-cell/>
        </table:table-row>
        <table:table-row table:style-name="ro1">
          <table:table-cell office:value-type="float" office:value="212.747" calcext:value-type="float">
            <text:p>212.747</text:p>
          </table:table-cell>
          <table:table-cell office:value-type="float" office:value="205.109" calcext:value-type="float">
            <text:p>205.109</text:p>
          </table:table-cell>
          <table:table-cell office:value-type="float" office:value="344.916" calcext:value-type="float">
            <text:p>344.916</text:p>
          </table:table-cell>
          <table:table-cell office:value-type="float" office:value="171.558" calcext:value-type="float">
            <text:p>171.558</text:p>
          </table:table-cell>
          <table:table-cell office:value-type="float" office:value="1390" calcext:value-type="float">
            <text:p>1390</text:p>
          </table:table-cell>
          <table:table-cell office:value-type="float" office:value="1519" calcext:value-type="float">
            <text:p>1519</text:p>
          </table:table-cell>
          <table:table-cell table:formula="of:=(([.A749]-[.C749])^2 + ([.B749]-[.D749])^2)^0.5" office:value-type="float" office:value="136.360970083085" calcext:value-type="float">
            <text:p>136.3609700831</text:p>
          </table:table-cell>
          <table:table-cell table:formula="of:=[.E749]+[.F749]" office:value-type="float" office:value="2909" calcext:value-type="float">
            <text:p>2909</text:p>
          </table:table-cell>
          <table:table-cell table:formula="of:=SQRT([.H749])" office:value-type="float" office:value="53.9351462406472" calcext:value-type="float">
            <text:p>53.9351462406</text:p>
          </table:table-cell>
          <table:table-cell/>
          <table:table-cell table:formula="of:=[.G749]/[.I749]" office:value-type="float" office:value="2.52823955412434" calcext:value-type="float">
            <text:p>2.5282395541</text:p>
          </table:table-cell>
          <table:table-cell/>
        </table:table-row>
        <table:table-row table:style-name="ro1">
          <table:table-cell office:value-type="float" office:value="215.905" calcext:value-type="float">
            <text:p>215.905</text:p>
          </table:table-cell>
          <table:table-cell office:value-type="float" office:value="206.574" calcext:value-type="float">
            <text:p>206.574</text:p>
          </table:table-cell>
          <table:table-cell office:value-type="float" office:value="347.104" calcext:value-type="float">
            <text:p>347.104</text:p>
          </table:table-cell>
          <table:table-cell office:value-type="float" office:value="171.903" calcext:value-type="float">
            <text:p>171.903</text:p>
          </table:table-cell>
          <table:table-cell office:value-type="float" office:value="1355" calcext:value-type="float">
            <text:p>1355</text:p>
          </table:table-cell>
          <table:table-cell office:value-type="float" office:value="1518" calcext:value-type="float">
            <text:p>1518</text:p>
          </table:table-cell>
          <table:table-cell table:formula="of:=(([.A750]-[.C750])^2 + ([.B750]-[.D750])^2)^0.5" office:value-type="float" office:value="135.702821790853" calcext:value-type="float">
            <text:p>135.7028217909</text:p>
          </table:table-cell>
          <table:table-cell table:formula="of:=[.E750]+[.F750]" office:value-type="float" office:value="2873" calcext:value-type="float">
            <text:p>2873</text:p>
          </table:table-cell>
          <table:table-cell table:formula="of:=SQRT([.H750])" office:value-type="float" office:value="53.6003731330296" calcext:value-type="float">
            <text:p>53.600373133</text:p>
          </table:table-cell>
          <table:table-cell/>
          <table:table-cell table:formula="of:=[.G750]/[.I750]" office:value-type="float" office:value="2.53175143863374" calcext:value-type="float">
            <text:p>2.5317514386</text:p>
          </table:table-cell>
          <table:table-cell/>
        </table:table-row>
        <table:table-row table:style-name="ro1">
          <table:table-cell office:value-type="float" office:value="218.94" calcext:value-type="float">
            <text:p>218.94</text:p>
          </table:table-cell>
          <table:table-cell office:value-type="float" office:value="207.926" calcext:value-type="float">
            <text:p>207.926</text:p>
          </table:table-cell>
          <table:table-cell office:value-type="float" office:value="349.313" calcext:value-type="float">
            <text:p>349.313</text:p>
          </table:table-cell>
          <table:table-cell office:value-type="float" office:value="172.649" calcext:value-type="float">
            <text:p>172.649</text:p>
          </table:table-cell>
          <table:table-cell office:value-type="float" office:value="1356" calcext:value-type="float">
            <text:p>1356</text:p>
          </table:table-cell>
          <table:table-cell office:value-type="float" office:value="1508" calcext:value-type="float">
            <text:p>1508</text:p>
          </table:table-cell>
          <table:table-cell table:formula="of:=(([.A751]-[.C751])^2 + ([.B751]-[.D751])^2)^0.5" office:value-type="float" office:value="135.061415134005" calcext:value-type="float">
            <text:p>135.061415134</text:p>
          </table:table-cell>
          <table:table-cell table:formula="of:=[.E751]+[.F751]" office:value-type="float" office:value="2864" calcext:value-type="float">
            <text:p>2864</text:p>
          </table:table-cell>
          <table:table-cell table:formula="of:=SQRT([.H751])" office:value-type="float" office:value="53.5163526410386" calcext:value-type="float">
            <text:p>53.516352641</text:p>
          </table:table-cell>
          <table:table-cell/>
          <table:table-cell table:formula="of:=[.G751]/[.I751]" office:value-type="float" office:value="2.52374103369732" calcext:value-type="float">
            <text:p>2.5237410337</text:p>
          </table:table-cell>
          <table:table-cell/>
        </table:table-row>
        <table:table-row table:style-name="ro1">
          <table:table-cell office:value-type="float" office:value="221.939" calcext:value-type="float">
            <text:p>221.939</text:p>
          </table:table-cell>
          <table:table-cell office:value-type="float" office:value="209.203" calcext:value-type="float">
            <text:p>209.203</text:p>
          </table:table-cell>
          <table:table-cell office:value-type="float" office:value="351.421" calcext:value-type="float">
            <text:p>351.421</text:p>
          </table:table-cell>
          <table:table-cell office:value-type="float" office:value="173.175" calcext:value-type="float">
            <text:p>173.175</text:p>
          </table:table-cell>
          <table:table-cell office:value-type="float" office:value="1347" calcext:value-type="float">
            <text:p>1347</text:p>
          </table:table-cell>
          <table:table-cell office:value-type="float" office:value="1507" calcext:value-type="float">
            <text:p>1507</text:p>
          </table:table-cell>
          <table:table-cell table:formula="of:=(([.A752]-[.C752])^2 + ([.B752]-[.D752])^2)^0.5" office:value-type="float" office:value="134.400911857026" calcext:value-type="float">
            <text:p>134.400911857</text:p>
          </table:table-cell>
          <table:table-cell table:formula="of:=[.E752]+[.F752]" office:value-type="float" office:value="2854" calcext:value-type="float">
            <text:p>2854</text:p>
          </table:table-cell>
          <table:table-cell table:formula="of:=SQRT([.H752])" office:value-type="float" office:value="53.4228415567723" calcext:value-type="float">
            <text:p>53.4228415568</text:p>
          </table:table-cell>
          <table:table-cell/>
          <table:table-cell table:formula="of:=[.G752]/[.I752]" office:value-type="float" office:value="2.51579489110848" calcext:value-type="float">
            <text:p>2.5157948911</text:p>
          </table:table-cell>
          <table:table-cell/>
        </table:table-row>
        <table:table-row table:style-name="ro1">
          <table:table-cell office:value-type="float" office:value="224.824" calcext:value-type="float">
            <text:p>224.824</text:p>
          </table:table-cell>
          <table:table-cell office:value-type="float" office:value="210.687" calcext:value-type="float">
            <text:p>210.687</text:p>
          </table:table-cell>
          <table:table-cell office:value-type="float" office:value="353.357" calcext:value-type="float">
            <text:p>353.357</text:p>
          </table:table-cell>
          <table:table-cell office:value-type="float" office:value="173.598" calcext:value-type="float">
            <text:p>173.598</text:p>
          </table:table-cell>
          <table:table-cell office:value-type="float" office:value="1316" calcext:value-type="float">
            <text:p>1316</text:p>
          </table:table-cell>
          <table:table-cell office:value-type="float" office:value="1496" calcext:value-type="float">
            <text:p>1496</text:p>
          </table:table-cell>
          <table:table-cell table:formula="of:=(([.A753]-[.C753])^2 + ([.B753]-[.D753])^2)^0.5" office:value-type="float" office:value="133.777150552701" calcext:value-type="float">
            <text:p>133.7771505527</text:p>
          </table:table-cell>
          <table:table-cell table:formula="of:=[.E753]+[.F753]" office:value-type="float" office:value="2812" calcext:value-type="float">
            <text:p>2812</text:p>
          </table:table-cell>
          <table:table-cell table:formula="of:=SQRT([.H753])" office:value-type="float" office:value="53.0282943342514" calcext:value-type="float">
            <text:p>53.0282943343</text:p>
          </table:table-cell>
          <table:table-cell/>
          <table:table-cell table:formula="of:=[.G753]/[.I753]" office:value-type="float" office:value="2.52275039641041" calcext:value-type="float">
            <text:p>2.5227503964</text:p>
          </table:table-cell>
          <table:table-cell/>
        </table:table-row>
        <table:table-row table:style-name="ro1">
          <table:table-cell office:value-type="float" office:value="227.371" calcext:value-type="float">
            <text:p>227.371</text:p>
          </table:table-cell>
          <table:table-cell office:value-type="float" office:value="211.66" calcext:value-type="float">
            <text:p>211.66</text:p>
          </table:table-cell>
          <table:table-cell office:value-type="float" office:value="355.035" calcext:value-type="float">
            <text:p>355.035</text:p>
          </table:table-cell>
          <table:table-cell office:value-type="float" office:value="174.04" calcext:value-type="float">
            <text:p>174.04</text:p>
          </table:table-cell>
          <table:table-cell office:value-type="float" office:value="1305" calcext:value-type="float">
            <text:p>1305</text:p>
          </table:table-cell>
          <table:table-cell office:value-type="float" office:value="1492" calcext:value-type="float">
            <text:p>1492</text:p>
          </table:table-cell>
          <table:table-cell table:formula="of:=(([.A754]-[.C754])^2 + ([.B754]-[.D754])^2)^0.5" office:value-type="float" office:value="133.091552308928" calcext:value-type="float">
            <text:p>133.0915523089</text:p>
          </table:table-cell>
          <table:table-cell table:formula="of:=[.E754]+[.F754]" office:value-type="float" office:value="2797" calcext:value-type="float">
            <text:p>2797</text:p>
          </table:table-cell>
          <table:table-cell table:formula="of:=SQRT([.H754])" office:value-type="float" office:value="52.8866712887094" calcext:value-type="float">
            <text:p>52.8866712887</text:p>
          </table:table-cell>
          <table:table-cell/>
          <table:table-cell table:formula="of:=[.G754]/[.I754]" office:value-type="float" office:value="2.51654243055643" calcext:value-type="float">
            <text:p>2.5165424306</text:p>
          </table:table-cell>
          <table:table-cell/>
        </table:table-row>
        <table:table-row table:style-name="ro1">
          <table:table-cell office:value-type="float" office:value="229.954" calcext:value-type="float">
            <text:p>229.954</text:p>
          </table:table-cell>
          <table:table-cell office:value-type="float" office:value="213.026" calcext:value-type="float">
            <text:p>213.026</text:p>
          </table:table-cell>
          <table:table-cell office:value-type="float" office:value="356.793" calcext:value-type="float">
            <text:p>356.793</text:p>
          </table:table-cell>
          <table:table-cell office:value-type="float" office:value="174.583" calcext:value-type="float">
            <text:p>174.583</text:p>
          </table:table-cell>
          <table:table-cell office:value-type="float" office:value="1307" calcext:value-type="float">
            <text:p>1307</text:p>
          </table:table-cell>
          <table:table-cell office:value-type="float" office:value="1496" calcext:value-type="float">
            <text:p>1496</text:p>
          </table:table-cell>
          <table:table-cell table:formula="of:=(([.A755]-[.C755])^2 + ([.B755]-[.D755])^2)^0.5" office:value-type="float" office:value="132.536772897185" calcext:value-type="float">
            <text:p>132.5367728972</text:p>
          </table:table-cell>
          <table:table-cell table:formula="of:=[.E755]+[.F755]" office:value-type="float" office:value="2803" calcext:value-type="float">
            <text:p>2803</text:p>
          </table:table-cell>
          <table:table-cell table:formula="of:=SQRT([.H755])" office:value-type="float" office:value="52.9433659677962" calcext:value-type="float">
            <text:p>52.9433659678</text:p>
          </table:table-cell>
          <table:table-cell/>
          <table:table-cell table:formula="of:=[.G755]/[.I755]" office:value-type="float" office:value="2.50336884469724" calcext:value-type="float">
            <text:p>2.5033688447</text:p>
          </table:table-cell>
          <table:table-cell/>
        </table:table-row>
        <table:table-row table:style-name="ro1">
          <table:table-cell office:value-type="float" office:value="232.204" calcext:value-type="float">
            <text:p>232.204</text:p>
          </table:table-cell>
          <table:table-cell office:value-type="float" office:value="214.094" calcext:value-type="float">
            <text:p>214.094</text:p>
          </table:table-cell>
          <table:table-cell office:value-type="float" office:value="358.151" calcext:value-type="float">
            <text:p>358.151</text:p>
          </table:table-cell>
          <table:table-cell office:value-type="float" office:value="175.043" calcext:value-type="float">
            <text:p>175.043</text:p>
          </table:table-cell>
          <table:table-cell office:value-type="float" office:value="1295" calcext:value-type="float">
            <text:p>1295</text:p>
          </table:table-cell>
          <table:table-cell office:value-type="float" office:value="1488" calcext:value-type="float">
            <text:p>1488</text:p>
          </table:table-cell>
          <table:table-cell table:formula="of:=(([.A756]-[.C756])^2 + ([.B756]-[.D756])^2)^0.5" office:value-type="float" office:value="131.862153061445" calcext:value-type="float">
            <text:p>131.8621530614</text:p>
          </table:table-cell>
          <table:table-cell table:formula="of:=[.E756]+[.F756]" office:value-type="float" office:value="2783" calcext:value-type="float">
            <text:p>2783</text:p>
          </table:table-cell>
          <table:table-cell table:formula="of:=SQRT([.H756])" office:value-type="float" office:value="52.7541467564399" calcext:value-type="float">
            <text:p>52.7541467564</text:p>
          </table:table-cell>
          <table:table-cell/>
          <table:table-cell table:formula="of:=[.G756]/[.I756]" office:value-type="float" office:value="2.49955996199196" calcext:value-type="float">
            <text:p>2.499559962</text:p>
          </table:table-cell>
          <table:table-cell/>
        </table:table-row>
        <table:table-row table:style-name="ro1">
          <table:table-cell office:value-type="float" office:value="234.37" calcext:value-type="float">
            <text:p>234.37</text:p>
          </table:table-cell>
          <table:table-cell office:value-type="float" office:value="215.277" calcext:value-type="float">
            <text:p>215.277</text:p>
          </table:table-cell>
          <table:table-cell office:value-type="float" office:value="359.609" calcext:value-type="float">
            <text:p>359.609</text:p>
          </table:table-cell>
          <table:table-cell office:value-type="float" office:value="175.528" calcext:value-type="float">
            <text:p>175.528</text:p>
          </table:table-cell>
          <table:table-cell office:value-type="float" office:value="1280" calcext:value-type="float">
            <text:p>1280</text:p>
          </table:table-cell>
          <table:table-cell office:value-type="float" office:value="1494" calcext:value-type="float">
            <text:p>1494</text:p>
          </table:table-cell>
          <table:table-cell table:formula="of:=(([.A757]-[.C757])^2 + ([.B757]-[.D757])^2)^0.5" office:value-type="float" office:value="131.395548334028" calcext:value-type="float">
            <text:p>131.395548334</text:p>
          </table:table-cell>
          <table:table-cell table:formula="of:=[.E757]+[.F757]" office:value-type="float" office:value="2774" calcext:value-type="float">
            <text:p>2774</text:p>
          </table:table-cell>
          <table:table-cell table:formula="of:=SQRT([.H757])" office:value-type="float" office:value="52.6687763290548" calcext:value-type="float">
            <text:p>52.6687763291</text:p>
          </table:table-cell>
          <table:table-cell/>
          <table:table-cell table:formula="of:=[.G757]/[.I757]" office:value-type="float" office:value="2.49475225156397" calcext:value-type="float">
            <text:p>2.4947522516</text:p>
          </table:table-cell>
          <table:table-cell/>
        </table:table-row>
        <table:table-row table:style-name="ro1">
          <table:table-cell office:value-type="float" office:value="236.416" calcext:value-type="float">
            <text:p>236.416</text:p>
          </table:table-cell>
          <table:table-cell office:value-type="float" office:value="216.632" calcext:value-type="float">
            <text:p>216.632</text:p>
          </table:table-cell>
          <table:table-cell office:value-type="float" office:value="360.817" calcext:value-type="float">
            <text:p>360.817</text:p>
          </table:table-cell>
          <table:table-cell office:value-type="float" office:value="176.196" calcext:value-type="float">
            <text:p>176.196</text:p>
          </table:table-cell>
          <table:table-cell office:value-type="float" office:value="1265" calcext:value-type="float">
            <text:p>1265</text:p>
          </table:table-cell>
          <table:table-cell office:value-type="float" office:value="1472" calcext:value-type="float">
            <text:p>1472</text:p>
          </table:table-cell>
          <table:table-cell table:formula="of:=(([.A758]-[.C758])^2 + ([.B758]-[.D758])^2)^0.5" office:value-type="float" office:value="130.807793716582" calcext:value-type="float">
            <text:p>130.8077937166</text:p>
          </table:table-cell>
          <table:table-cell table:formula="of:=[.E758]+[.F758]" office:value-type="float" office:value="2737" calcext:value-type="float">
            <text:p>2737</text:p>
          </table:table-cell>
          <table:table-cell table:formula="of:=SQRT([.H758])" office:value-type="float" office:value="52.3163454381133" calcext:value-type="float">
            <text:p>52.3163454381</text:p>
          </table:table-cell>
          <table:table-cell/>
          <table:table-cell table:formula="of:=[.G758]/[.I758]" office:value-type="float" office:value="2.50032361054958" calcext:value-type="float">
            <text:p>2.5003236105</text:p>
          </table:table-cell>
          <table:table-cell/>
        </table:table-row>
        <table:table-row table:style-name="ro1">
          <table:table-cell office:value-type="float" office:value="238.556" calcext:value-type="float">
            <text:p>238.556</text:p>
          </table:table-cell>
          <table:table-cell office:value-type="float" office:value="217.433" calcext:value-type="float">
            <text:p>217.433</text:p>
          </table:table-cell>
          <table:table-cell office:value-type="float" office:value="361.954" calcext:value-type="float">
            <text:p>361.954</text:p>
          </table:table-cell>
          <table:table-cell office:value-type="float" office:value="176.737" calcext:value-type="float">
            <text:p>176.737</text:p>
          </table:table-cell>
          <table:table-cell office:value-type="float" office:value="1264" calcext:value-type="float">
            <text:p>1264</text:p>
          </table:table-cell>
          <table:table-cell office:value-type="float" office:value="1480" calcext:value-type="float">
            <text:p>1480</text:p>
          </table:table-cell>
          <table:table-cell table:formula="of:=(([.A759]-[.C759])^2 + ([.B759]-[.D759])^2)^0.5" office:value-type="float" office:value="129.935487146507" calcext:value-type="float">
            <text:p>129.9354871465</text:p>
          </table:table-cell>
          <table:table-cell table:formula="of:=[.E759]+[.F759]" office:value-type="float" office:value="2744" calcext:value-type="float">
            <text:p>2744</text:p>
          </table:table-cell>
          <table:table-cell table:formula="of:=SQRT([.H759])" office:value-type="float" office:value="52.3832034148352" calcext:value-type="float">
            <text:p>52.3832034148</text:p>
          </table:table-cell>
          <table:table-cell/>
          <table:table-cell table:formula="of:=[.G759]/[.I759]" office:value-type="float" office:value="2.48047997594794" calcext:value-type="float">
            <text:p>2.4804799759</text:p>
          </table:table-cell>
          <table:table-cell/>
        </table:table-row>
        <table:table-row table:style-name="ro1">
          <table:table-cell office:value-type="float" office:value="250.921" calcext:value-type="float">
            <text:p>250.921</text:p>
          </table:table-cell>
          <table:table-cell office:value-type="float" office:value="211.219" calcext:value-type="float">
            <text:p>211.219</text:p>
          </table:table-cell>
          <table:table-cell office:value-type="float" office:value="365.268" calcext:value-type="float">
            <text:p>365.268</text:p>
          </table:table-cell>
          <table:table-cell office:value-type="float" office:value="181.495" calcext:value-type="float">
            <text:p>181.495</text:p>
          </table:table-cell>
          <table:table-cell office:value-type="float" office:value="557" calcext:value-type="float">
            <text:p>557</text:p>
          </table:table-cell>
          <table:table-cell office:value-type="float" office:value="1420" calcext:value-type="float">
            <text:p>1420</text:p>
          </table:table-cell>
          <table:table-cell table:formula="of:=(([.A760]-[.C760])^2 + ([.B760]-[.D760])^2)^0.5" office:value-type="float" office:value="118.147164946942" calcext:value-type="float">
            <text:p>118.1471649469</text:p>
          </table:table-cell>
          <table:table-cell table:formula="of:=[.E760]+[.F760]" office:value-type="float" office:value="1977" calcext:value-type="float">
            <text:p>1977</text:p>
          </table:table-cell>
          <table:table-cell table:formula="of:=SQRT([.H760])" office:value-type="float" office:value="44.4634681508314" calcext:value-type="float">
            <text:p>44.4634681508</text:p>
          </table:table-cell>
          <table:table-cell/>
          <table:table-cell table:formula="of:=[.G760]/[.I760]" office:value-type="float" office:value="2.65717385216459" calcext:value-type="float">
            <text:p>2.6571738522</text:p>
          </table:table-cell>
          <table:table-cell/>
        </table:table-row>
        <table:table-row table:style-name="ro1">
          <table:table-cell office:value-type="float" office:value="251.119" calcext:value-type="float">
            <text:p>251.119</text:p>
          </table:table-cell>
          <table:table-cell office:value-type="float" office:value="216.316" calcext:value-type="float">
            <text:p>216.316</text:p>
          </table:table-cell>
          <table:table-cell office:value-type="float" office:value="365.266" calcext:value-type="float">
            <text:p>365.266</text:p>
          </table:table-cell>
          <table:table-cell office:value-type="float" office:value="181.514" calcext:value-type="float">
            <text:p>181.514</text:p>
          </table:table-cell>
          <table:table-cell office:value-type="float" office:value="656" calcext:value-type="float">
            <text:p>656</text:p>
          </table:table-cell>
          <table:table-cell office:value-type="float" office:value="1423" calcext:value-type="float">
            <text:p>1423</text:p>
          </table:table-cell>
          <table:table-cell table:formula="of:=(([.A761]-[.C761])^2 + ([.B761]-[.D761])^2)^0.5" office:value-type="float" office:value="119.334474536908" calcext:value-type="float">
            <text:p>119.3344745369</text:p>
          </table:table-cell>
          <table:table-cell table:formula="of:=[.E761]+[.F761]" office:value-type="float" office:value="2079" calcext:value-type="float">
            <text:p>2079</text:p>
          </table:table-cell>
          <table:table-cell table:formula="of:=SQRT([.H761])" office:value-type="float" office:value="45.596052460712" calcext:value-type="float">
            <text:p>45.5960524607</text:p>
          </table:table-cell>
          <table:table-cell/>
          <table:table-cell table:formula="of:=[.G761]/[.I761]" office:value-type="float" office:value="2.61721065962307" calcext:value-type="float">
            <text:p>2.61721065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9:50:07.043195650</dc:date>
    <meta:editing-duration>PT1H19M38S</meta:editing-duration>
    <meta:editing-cycles>7</meta:editing-cycles>
    <meta:generator>LibreOffice/5.1.6.2$Linux_AARCH64 LibreOffice_project/10m0$Build-2</meta:generator>
    <meta:document-statistic meta:table-count="1" meta:cell-count="76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4cm" svg:y="0.316cm" chart:style-name="ch2">
          <text:p>Magnitude of Connector vs Sum of Target Areas</text:p>
        </chart:title>
        <chart:legend chart:legend-position="end" svg:x="14.531cm" svg:y="4.201cm" style:legend-expansion="high" chart:style-name="ch3"/>
        <chart:plot-area chart:style-name="ch4" table:cell-range-address="vision.G1:vision.H761" chart:data-source-has-labels="row" svg:x="1.331cm" svg:y="1.275cm" svg:width="12.88cm" svg:height="6.564cm">
          <chartooo:coordinate-region svg:x="2.323cm" svg:y="1.474cm" svg:width="11.608cm" svg:height="5.718cm"/>
          <chart:axis chart:dimension="x" chart:name="primary-x" chart:style-name="ch5">
            <chart:title svg:x="5.981cm" svg:y="8.019cm" chart:style-name="ch6">
              <text:p>Magnitude of Connector</text:p>
            </chart:title>
          </chart:axis>
          <chart:axis chart:dimension="y" chart:name="primary-y" chart:style-name="ch5">
            <chart:title svg:x="0.451cm" svg:y="6.03cm" chart:style-name="ch7">
              <text:p>Sum of Target Areas</text:p>
            </chart:title>
            <chart:grid chart:style-name="ch8" chart:class="major"/>
          </chart:axis>
          <chart:series chart:style-name="ch9" chart:values-cell-range-address="vision.H2:vision.H761" chart:label-cell-address="vision.H1:vision.H1" chart:class="chart:scatter">
            <chart:domain table:cell-range-address="vision.G2:vision.G761"/>
            <chart:data-point chart:repeated="7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rea</text:p>
                <draw:g>
                  <svg:desc>vision.H1:vis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2651">
                <text:p>2651</text:p>
                <draw:g>
                  <svg:desc>vision.H2:vision.H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3578">
                <text:p>3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3536">
                <text:p>35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2265">
                <text:p>2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3006">
                <text:p>30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2079">
                <text:p>2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Magnitude of Connector vs Square Root of the Sum of Target Areas</text:p>
        </chart:title>
        <chart:legend chart:legend-position="end" svg:x="11.984cm" svg:y="3.952cm" style:legend-expansion="high" chart:style-name="ch3"/>
        <chart:plot-area chart:style-name="ch4" table:cell-range-address="vision.G1:vision.G761 vision.I1:vision.I761" chart:data-source-has-labels="row" svg:x="1.331cm" svg:y="1.275cm" svg:width="10.333cm" svg:height="6.564cm">
          <chartooo:coordinate-region svg:x="1.952cm" svg:y="1.474cm" svg:width="9.433cm" svg:height="5.718cm"/>
          <chart:axis chart:dimension="x" chart:name="primary-x" chart:style-name="ch5">
            <chart:title svg:x="4.667cm" svg:y="8.019cm" chart:style-name="ch6">
              <text:p>Magnitude of Connector </text:p>
            </chart:title>
          </chart:axis>
          <chart:axis chart:dimension="y" chart:name="primary-y" chart:style-name="ch5">
            <chart:title svg:x="0.451cm" svg:y="7.419cm" chart:style-name="ch7">
              <text:p>Square Root of the Sum of Target Areas</text:p>
            </chart:title>
            <chart:grid chart:style-name="ch8" chart:class="major"/>
          </chart:axis>
          <chart:series chart:style-name="ch9" chart:values-cell-range-address="vision.I2:vision.I761" chart:label-cell-address="vision.I1:vision.I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qrt Area</text:p>
                <draw:g>
                  <svg:desc>vision.I1:vis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51.487862647424">
                <text:p>51.487862647424</text:p>
                <draw:g>
                  <svg:desc>vision.I2:vision.I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49.4873721266345">
                <text:p>49.4873721266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49.4469412603045">
                <text:p>49.4469412603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49.376107582514">
                <text:p>49.3761075825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49.4165964024233">
                <text:p>49.4165964024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49.4671608241266">
                <text:p>49.46716082412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49.598387070549">
                <text:p>49.598387070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49.4772675074119">
                <text:p>49.47726750741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49.5883050728698">
                <text:p>49.5883050728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49.5176736125598">
                <text:p>49.5176736125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42.2018956920184">
                <text:p>42.2018956920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48.155996511338">
                <text:p>48.1559965113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49.457052075513">
                <text:p>49.457052075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49.386232899463">
                <text:p>49.3862328994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49.5176736125598">
                <text:p>49.51767361255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49.5075751779463">
                <text:p>49.50757517794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49.5681349255749">
                <text:p>49.56813492557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49.54795656735">
                <text:p>49.54795656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49.4368283772331">
                <text:p>49.43682837723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49.4064773081425">
                <text:p>49.40647730814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49.5580467734555">
                <text:p>49.55804677345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49.5378643060033">
                <text:p>49.53786430600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49.4267134250296">
                <text:p>49.4267134250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49.3963561409139">
                <text:p>49.39635614091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49.5277699881592">
                <text:p>49.5277699881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49.7594212184989">
                <text:p>49.7594212184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49.9199358973947">
                <text:p>49.9199358973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49.7393204617836">
                <text:p>49.73932046178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49.6588360717406">
                <text:p>49.65883607174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49.8397431775084">
                <text:p>49.83974317750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49.6789693934969">
                <text:p>49.6789693934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49.7594212184989">
                <text:p>49.759421218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49.8497743224581">
                <text:p>49.84977432245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49.8196748283246">
                <text:p>49.8196748283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49.8698305591667">
                <text:p>49.8698305591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50.0199960015992">
                <text:p>50.01999600159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50.0699510684802">
                <text:p>50.06995106848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50.1298314379771">
                <text:p>50.12983143797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50.1697119784437">
                <text:p>50.16971197844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50.2692749102272">
                <text:p>50.2692749102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50.2792203599061">
                <text:p>50.2792203599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50.6359556046887">
                <text:p>50.6359556046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50.5568986390582">
                <text:p>50.55689863905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50.6655701635736">
                <text:p>50.66557016357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50.9803883861235">
                <text:p>50.98038838612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51.1175116765282">
                <text:p>51.1175116765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51.4295634824952">
                <text:p>51.4295634824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51.4101157361078">
                <text:p>51.41011573610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51.6720427310553">
                <text:p>51.67204273105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51.662365412358">
                <text:p>51.6623654123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51.9615242270663">
                <text:p>51.96152422706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52.1536192416212">
                <text:p>52.1536192416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52.4690384893796">
                <text:p>52.4690384893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52.6307894677631">
                <text:p>52.63078946776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53.0094331227943">
                <text:p>53.00943312279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53.0754180388624">
                <text:p>53.0754180388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53.2447180478965">
                <text:p>53.24471804789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53.5910440278971">
                <text:p>53.59104402789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53.5443741209102">
                <text:p>53.54437412091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53.9907399467724">
                <text:p>53.99073994677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54.0462764674866">
                <text:p>54.0462764674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54.3507129668048">
                <text:p>54.3507129668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54.5252235208623">
                <text:p>54.52522352086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54.4885309033011">
                <text:p>54.48853090330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54.6168472176855">
                <text:p>54.6168472176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54.8725796732758">
                <text:p>54.8725796732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55.0090901579003">
                <text:p>55.0090901579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55.4436651025164">
                <text:p>55.4436651025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55.5877684387492">
                <text:p>55.58776843874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55.8927544499285">
                <text:p>55.89275444992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56.0178542966437">
                <text:p>56.01785429664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56.2583327161408">
                <text:p>56.25833271614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56.2494444417009">
                <text:p>56.2494444417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56.6392090340252">
                <text:p>56.6392090340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57.3149195236284">
                <text:p>57.31491952362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57.4630315942346">
                <text:p>57.46303159423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57.7840808527747">
                <text:p>57.78408085277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57.913728942281">
                <text:p>57.9137289422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58.0861429258304">
                <text:p>58.08614292583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57.974132162543">
                <text:p>57.9741321625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58.1979381078058">
                <text:p>58.19793810780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58.3523778435806">
                <text:p>58.3523778435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58.2237065120385">
                <text:p>58.2237065120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58.4465567848098">
                <text:p>58.44655678480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58.7962583843564">
                <text:p>58.79625838435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58.7367006223537">
                <text:p>58.73670062235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59.1269819963779">
                <text:p>59.12698199637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58.8982172905089">
                <text:p>58.89821729050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59.0677577024894">
                <text:p>59.0677577024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59.2030404624627">
                <text:p>59.20304046246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59.3632883186233">
                <text:p>59.36328831862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59.5399025864168">
                <text:p>59.5399025864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59.5650904473417">
                <text:p>59.56509044734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59.7076209541127">
                <text:p>59.70762095411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59.8163857149527">
                <text:p>59.81638571495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59.8581656919087">
                <text:p>59.85816569190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59.8414572015087">
                <text:p>59.84145720150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59.84981202978">
                <text:p>59.84981202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59.8331012066064">
                <text:p>59.8331012066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59.8414572015087">
                <text:p>59.84145720150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59.7494769851586">
                <text:p>59.7494769851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59.7243668865564">
                <text:p>59.72436688655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59.514704065466">
                <text:p>59.5147040654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59.464274989274">
                <text:p>59.4642749892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59.3717104351896">
                <text:p>59.3717104351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59.3632883186233">
                <text:p>59.36328831862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59.3464404998312">
                <text:p>59.34644049983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58.9915248150105">
                <text:p>58.99152481501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58.7367006223537">
                <text:p>58.73670062235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58.9660919512223">
                <text:p>58.9660919512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58.6770824087224">
                <text:p>58.67708240872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58.7196730236128">
                <text:p>58.71967302361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58.8132638101305">
                <text:p>58.8132638101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58.6259328283994">
                <text:p>58.62593282839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58.38664230798">
                <text:p>58.38664230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58.3438085832593">
                <text:p>58.34380858325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58.1549653941948">
                <text:p>58.1549653941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57.913728942281">
                <text:p>57.9137289422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57.7927331071996">
                <text:p>57.79273310719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57.6541412215983">
                <text:p>57.65414122159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57.2800139664787">
                <text:p>57.28001396647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57.0350769263968">
                <text:p>57.0350769263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57.1051661410769">
                <text:p>57.10516614107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56.4623768539724">
                <text:p>56.4623768539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56.4800849857718">
                <text:p>56.48008498577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56.1248608016091">
                <text:p>56.12486080160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55.8569601750758">
                <text:p>55.85696017507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55.578772926361">
                <text:p>55.5787729263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55.3805019840016">
                <text:p>55.38050198400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55.2268050859363">
                <text:p>55.22680508593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54.7905101272109">
                <text:p>54.79051012721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54.6900356555013">
                <text:p>54.69003565550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54.2217668469038">
                <text:p>54.22176684690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54.3783044972901">
                <text:p>54.37830449729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53.9351462406472">
                <text:p>53.93514624064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53.6563137011853">
                <text:p>53.65631370118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53.2165387826003">
                <text:p>53.2165387826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53.1224999411737">
                <text:p>53.12249994117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52.9528091794949">
                <text:p>52.9528091794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52.6972485050216">
                <text:p>52.6972485050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52.5166640220035">
                <text:p>52.51666402200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52.2111099288265">
                <text:p>52.21110992882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51.9133894096696">
                <text:p>51.91338940966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51.8844870842914">
                <text:p>51.88448708429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51.720402163943">
                <text:p>51.720402163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51.4003891035856">
                <text:p>51.40038910358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51.058789644879">
                <text:p>51.0587896448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50.8527285403645">
                <text:p>50.85272854036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50.8232230382922">
                <text:p>50.82322303829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50.4678115237822">
                <text:p>50.4678115237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50.2692749102272">
                <text:p>50.26927491022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50.2991053598372">
                <text:p>50.29910535983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49.8598034492716">
                <text:p>49.85980344927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49.9899989998">
                <text:p>49.98999899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49.5782210249622">
                <text:p>49.57822102496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49.3254498205541">
                <text:p>49.3254498205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49.0204039151046">
                <text:p>49.02040391510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48.8466989672793">
                <text:p>48.84669896727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48.7134478352744">
                <text:p>48.71344783527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48.4974226119286">
                <text:p>48.4974226119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48.2907858705986">
                <text:p>48.29078587059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48.0728613668877">
                <text:p>48.07286136688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47.9061582680139">
                <text:p>47.9061582680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47.5920161371632">
                <text:p>47.59201613716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47.4341649025257">
                <text:p>47.4341649025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47.1805044483418">
                <text:p>47.18050444834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47.0531614240744">
                <text:p>47.05316142407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46.8828326789242">
                <text:p>46.88283267892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46.7974358271904">
                <text:p>46.79743582719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46.7332857821917">
                <text:p>46.73328578219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46.4865571966778">
                <text:p>46.4865571966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46.3465209050259">
                <text:p>46.3465209050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45.9891291502677">
                <text:p>45.9891291502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45.8148447558212">
                <text:p>45.8148447558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45.8802789878178">
                <text:p>45.88027898781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45.7055795281058">
                <text:p>45.70557952810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45.5521678957215">
                <text:p>45.5521678957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45.3982378512647">
                <text:p>45.39823785126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45.2216762183801">
                <text:p>45.22167621838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45.1552876195025">
                <text:p>45.1552876195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44.8998886412873">
                <text:p>44.89988864128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44.8330235429198">
                <text:p>44.83302354291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44.7660585711988">
                <text:p>44.76605857119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44.4859528390704">
                <text:p>44.48595283907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44.3170396123207">
                <text:p>44.31703961232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44.407206622349">
                <text:p>44.4072066223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44.0681290730614">
                <text:p>44.06812907306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44.1021541423999">
                <text:p>44.1021541423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43.8976081352959">
                <text:p>43.89760813529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43.5889894354067">
                <text:p>43.58898943540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43.7835585579793">
                <text:p>43.78355855797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43.4856298103178">
                <text:p>43.4856298103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43.3589667773576">
                <text:p>43.35896677735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43.2666153055679">
                <text:p>43.2666153055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43.2434966208793">
                <text:p>43.24349662087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42.9185274677499">
                <text:p>42.91852746774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42.8602379834737">
                <text:p>42.86023798347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42.9185274677499">
                <text:p>42.91852746774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42.7668095606862">
                <text:p>42.76680956068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42.5793377120875">
                <text:p>42.5793377120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42.284749023732">
                <text:p>42.2847490237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42.2610932182309">
                <text:p>42.2610932182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42.284749023732">
                <text:p>42.2847490237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42.0713679359253">
                <text:p>42.07136793592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41.6533311993171">
                <text:p>41.65333119931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41.7851648315524">
                <text:p>41.78516483155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41.7013189239861">
                <text:p>41.70131892398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41.4728827066554">
                <text:p>41.47288270665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41.2674205639267">
                <text:p>41.26742056392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41.2553026894725">
                <text:p>41.25530268947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41.3037528561268">
                <text:p>41.30375285612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41.0121933088198">
                <text:p>41.0121933088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40.8289113251872">
                <text:p>40.82891132518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40.7553677446297">
                <text:p>40.75536774462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40.6571027005123">
                <text:p>40.65710270051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40.6324993078201">
                <text:p>40.63249930782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40.4351332383115">
                <text:p>40.43513323831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40.4351332383115">
                <text:p>40.4351332383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40.3732584763727">
                <text:p>40.37325847637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40.0749298190278">
                <text:p>40.0749298190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40.1870625948202">
                <text:p>40.1870625948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40.1497197997695">
                <text:p>40.14971979976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39.9624824053762">
                <text:p>39.96248240537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39.9124040869502">
                <text:p>39.91240408695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39.9374510954317">
                <text:p>39.9374510954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39.8246155034798">
                <text:p>39.82461550347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39.7240481320824">
                <text:p>39.72404813208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39.7366329726111">
                <text:p>39.73663297261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39.7617907041421">
                <text:p>39.76179070414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39.7492138287036">
                <text:p>39.74921382870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39.7743636027027">
                <text:p>39.7743636027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39.7114593033296">
                <text:p>39.71145930332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39.6988664825584">
                <text:p>39.69886648255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39.6736688497547">
                <text:p>39.67366884975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39.7617907041421">
                <text:p>39.76179070414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39.6358423652128">
                <text:p>39.63584236521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39.6862696659689">
                <text:p>39.68626966596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39.6610640301039">
                <text:p>39.66106403010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39.7240481320824">
                <text:p>39.7240481320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39.648455203198">
                <text:p>39.6484552031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39.6988664825584">
                <text:p>39.69886648255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39.522145690739">
                <text:p>39.5221456907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39.496835316263">
                <text:p>39.4968353162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39.4841740447993">
                <text:p>39.48417404479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39.3573373083089">
                <text:p>39.35733730830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39.293765408777">
                <text:p>39.2937654087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39.319206502675">
                <text:p>39.3192065026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39.3319208785943">
                <text:p>39.33192087859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39.1790760483195">
                <text:p>39.17907604831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39.1535439009038">
                <text:p>39.15354390090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39.0256326021757">
                <text:p>39.02563260217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38.8587184554509">
                <text:p>38.85871845545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38.8200978875633">
                <text:p>38.82009788756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38.8329756778952">
                <text:p>38.83297567789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38.8973006775534">
                <text:p>38.89730067755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38.6781592116274">
                <text:p>38.67815921162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38.4447655734822">
                <text:p>38.44476557348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38.3927076409049">
                <text:p>38.39270764090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38.4317577011513">
                <text:p>38.43175770115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38.3927076409049">
                <text:p>38.3927076409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38.2753184180093">
                <text:p>38.27531841800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38.2230297072328">
                <text:p>38.22302970723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37.9605057922046">
                <text:p>37.96050579220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37.9209704517171">
                <text:p>37.92097045171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37.868192457523">
                <text:p>37.8681924575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37.7756535350482">
                <text:p>37.77565353504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37.9077828420497">
                <text:p>37.90778284204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37.6696164036747">
                <text:p>37.66961640367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37.6031913539263">
                <text:p>37.60319135392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37.4566416006561">
                <text:p>37.45664160065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37.3764631820615">
                <text:p>37.37646318206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37.5233260785874">
                <text:p>37.52332607858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37.3898381916798">
                <text:p>37.38983819167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37.2692903071684">
                <text:p>37.26929030716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37.1618083521241">
                <text:p>37.16180835212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37.0270171631472">
                <text:p>37.02701716314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36.9864840178139">
                <text:p>36.98648401781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36.8646171823335">
                <text:p>36.8646171823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36.9323706252388">
                <text:p>36.9323706252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36.7423461417477">
                <text:p>36.74234614174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36.9594372251527">
                <text:p>36.95943722515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36.8510515453766">
                <text:p>36.85105154537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36.6333181680284">
                <text:p>36.63331816802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36.5786823163438">
                <text:p>36.57868231634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36.428011200174">
                <text:p>36.42801120017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36.5513337649941">
                <text:p>36.55133376499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36.4417343165772">
                <text:p>36.4417343165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36.4554522671164">
                <text:p>36.45545226711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36.3868107973205">
                <text:p>36.38681079732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36.4691650576209">
                <text:p>36.46916505762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36.1109401705356">
                <text:p>36.1109401705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36.2629287289375">
                <text:p>36.262928728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36.3042697213427">
                <text:p>36.30426972134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36.2215405525497">
                <text:p>36.2215405525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36.0277670693036">
                <text:p>36.02776706930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36.0138862107382">
                <text:p>36.01388621073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35.9444015112229">
                <text:p>35.94440151122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36.0416425818802">
                <text:p>36.04164258188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35.7910603363466">
                <text:p>35.79106033634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35.9165699921359">
                <text:p>35.91656999213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35.7631094844953">
                <text:p>35.7631094844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35.749125863439">
                <text:p>35.74912586343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35.6230262611137">
                <text:p>35.62302626111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35.7211421989835">
                <text:p>35.72114219898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35.6370593624109">
                <text:p>35.63705936241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35.3270434653114">
                <text:p>35.3270434653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35.6089876295297">
                <text:p>35.60898762952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35.4964786985977">
                <text:p>35.49647869859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35.4118624192515">
                <text:p>35.41186241925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35.4964786985977">
                <text:p>35.49647869859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35.5387112878337">
                <text:p>35.53871128783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35.3977400408557">
                <text:p>35.39774004085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35.3977400408557">
                <text:p>35.39774004085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35.2562051276084">
                <text:p>35.25620512760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35.1283361405006">
                <text:p>35.12833614050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35.3128871660192">
                <text:p>35.31288716601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35.1567916624939">
                <text:p>35.15679166249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35.2420203734122">
                <text:p>35.24202037341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35.2278299076171">
                <text:p>35.22782990761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34.928498393146">
                <text:p>34.9284983931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35.1140997321589">
                <text:p>35.11409973215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34.8568501158667">
                <text:p>34.8568501158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34.9571165858971">
                <text:p>34.95711658589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34.9141805001922">
                <text:p>34.91418050019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34.828149534536">
                <text:p>34.828149534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34.9428104193123">
                <text:p>34.94281041931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35.1425667816112">
                <text:p>35.1425667816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35.0713558335004">
                <text:p>35.0713558335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35.1710107901379">
                <text:p>35.171010790137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35.1852241715184">
                <text:p>35.18522417151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35.2845575287547">
                <text:p>35.28455752875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35.3411940941446">
                <text:p>35.34119409414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35.5387112878337">
                <text:p>35.53871128783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35.4541958024717">
                <text:p>35.45419580247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35.4823899984203">
                <text:p>35.48238999842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35.6931365951495">
                <text:p>35.6931365951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35.7071421427142">
                <text:p>35.7071421427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35.8468966578698">
                <text:p>35.84689665786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36.0832371053374">
                <text:p>36.08323710533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35.9444015112229">
                <text:p>35.94440151122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36.0416425818802">
                <text:p>36.04164258188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36.0277670693036">
                <text:p>36.02776706930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36.1662826400502">
                <text:p>36.16628264005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36.3180395946698">
                <text:p>36.31803959466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36.1939221417077">
                <text:p>36.19392214170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36.2767142944341">
                <text:p>36.27671429443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36.1801050302511">
                <text:p>36.18010503025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36.3318042491699">
                <text:p>36.33180424916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36.4142829120662">
                <text:p>36.4142829120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36.7014986070051">
                <text:p>36.70149860700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36.6196668472011">
                <text:p>36.61966684720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36.6606055596467">
                <text:p>36.66060555964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36.9459064038223">
                <text:p>36.94590640382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37.1079506305589">
                <text:p>37.10795063055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36.9729630946723">
                <text:p>36.97296309467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37.322915213043">
                <text:p>37.3229152130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37.4032084185301">
                <text:p>37.4032084185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37.3898381916798">
                <text:p>37.38983819167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37.72267222772">
                <text:p>37.722672227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37.6430604494374">
                <text:p>37.6430604494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37.7359245282264">
                <text:p>37.73592452822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37.9736750920951">
                <text:p>37.9736750920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38.0263066836631">
                <text:p>38.02630668366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38.1706693679846">
                <text:p>38.17066936798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38.3405790253616">
                <text:p>38.34057902536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38.262252939418">
                <text:p>38.2622529394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38.6522961801754">
                <text:p>38.65229618017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38.6781592116274">
                <text:p>38.67815921162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38.9358446678636">
                <text:p>38.93584466786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38.8844441904472">
                <text:p>38.88444419044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39.0640499692492">
                <text:p>39.06404996924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39.1918358845308">
                <text:p>39.19183588453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39.3700393700591">
                <text:p>39.37003937005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39.5094925302768">
                <text:p>39.50949253027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39.6232255123179">
                <text:p>39.6232255123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39.9249295553543">
                <text:p>39.92492955535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40.0374824383352">
                <text:p>40.037482438335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40.137264480779">
                <text:p>40.1372644807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40.2740611312045">
                <text:p>40.27406113120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40.4845649599943">
                <text:p>40.48456495999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40.4722126896961">
                <text:p>40.47221268969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40.6693988153255">
                <text:p>40.669398815325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40.767634221279">
                <text:p>40.7676342212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41.1582312545134">
                <text:p>41.15823125451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41.2189276910499">
                <text:p>41.21892769104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41.3400532171888">
                <text:p>41.34005321718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41.6653333119993">
                <text:p>41.66533331199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41.6173040933696">
                <text:p>41.61730409336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41.8568990729127">
                <text:p>41.85689907291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42.1070065428546">
                <text:p>42.10700654285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42.1307488658818">
                <text:p>42.13074886588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42.3083916026124">
                <text:p>42.30839160261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42.7551166528639">
                <text:p>42.75511665286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42.871902220452">
                <text:p>42.8719022204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43.0464865000618">
                <text:p>43.04648650006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43.1161222746202">
                <text:p>43.11612227462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43.2781700167648">
                <text:p>43.27817001676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43.6463056855904">
                <text:p>43.64630568559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43.8634243989226">
                <text:p>43.86342439892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44.0567815438214">
                <text:p>44.05678154382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44.1588043316392">
                <text:p>44.15880433163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44.3621460256377">
                <text:p>44.36214602563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44.4747119158742">
                <text:p>44.474711915874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44.9332838773219">
                <text:p>44.93328387732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44.8553229840116">
                <text:p>44.85532298401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45.2216762183801">
                <text:p>45.22167621838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45.3541618817943">
                <text:p>45.35416188179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45.4752680036083">
                <text:p>45.47526800360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45.6398948289761">
                <text:p>45.63989482897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45.9238500128201">
                <text:p>45.92385001282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46.3141447076376">
                <text:p>46.31414470763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46.5295604965274">
                <text:p>46.52956049652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46.6047207909242">
                <text:p>46.60472079092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46.8721665810319">
                <text:p>46.87216658103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47.169905660283">
                <text:p>47.1699056602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47.3075046900595">
                <text:p>47.3075046900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47.4763098818769">
                <text:p>47.47630988187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47.7074417675063">
                <text:p>47.70744176750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48.1975103091436">
                <text:p>48.19751030914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48.22862220715">
                <text:p>48.228622207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48.5077313425396">
                <text:p>48.50773134253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48.7134478352744">
                <text:p>48.71344783527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48.9897948556636">
                <text:p>48.98979485566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49.0917508345343">
                <text:p>49.09175083453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49.4974746830583">
                <text:p>49.49747468305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49.6789693934969">
                <text:p>49.67896939349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49.7292670366254">
                <text:p>49.72926703662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49.7795138586146">
                <text:p>49.7795138586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50.2792203599061">
                <text:p>50.279220359906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50.1996015920445">
                <text:p>50.19960159204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50.4083326445142">
                <text:p>50.40833264451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50.5766744656072">
                <text:p>50.57667446560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50.8232230382922">
                <text:p>50.82322303829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50.9705797494986">
                <text:p>50.97057974949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51.1272921246569">
                <text:p>51.12729212465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51.1370707021824">
                <text:p>51.13707070218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51.176166327696">
                <text:p>51.1761663276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51.516987489565">
                <text:p>51.5169874895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51.565492337415">
                <text:p>51.5654923374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51.7107338953916">
                <text:p>51.7107338953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52.182372502599">
                <text:p>52.1823725025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52.1727898429823">
                <text:p>52.172789842982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52.3354564325181">
                <text:p>52.3354564325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52.7351874937408">
                <text:p>52.73518749374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52.85830114561">
                <text:p>52.858301145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53.3291665038935">
                <text:p>53.32916650389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53.4228415567723">
                <text:p>53.422841556772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53.5256947642905">
                <text:p>53.52569476429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53.8423625038872">
                <text:p>53.84236250388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54.1387107345567">
                <text:p>54.13871073455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54.2586398650021">
                <text:p>54.25863986500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54.4150714416512">
                <text:p>54.41507144165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54.5252235208623">
                <text:p>54.52522352086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54.8543526076099">
                <text:p>54.85435260760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54.799635035281">
                <text:p>54.7996350352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54.9818151755651">
                <text:p>54.98181517556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55.3263047744922">
                <text:p>55.32630477449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55.2539591341652">
                <text:p>55.25395913416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55.2177507691141">
                <text:p>55.21775076911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55.3624421426656">
                <text:p>55.36244214266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55.5337735076593">
                <text:p>55.53377350765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55.6956012625773">
                <text:p>55.69560126257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55.5517776493246">
                <text:p>55.55177764932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55.5877684387492">
                <text:p>55.58776843874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55.6327241828045">
                <text:p>55.632724182804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55.8659108938537">
                <text:p>55.86591089385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55.7942649382533">
                <text:p>55.79426493825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55.8032257132148">
                <text:p>55.80322571321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55.8659108938537">
                <text:p>55.86591089385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55.874860178796">
                <text:p>55.8748601787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55.9195851200633">
                <text:p>55.91958512006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55.8121850495033">
                <text:p>55.81218504950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55.8927544499285">
                <text:p>55.89275444992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55.9195851200633">
                <text:p>55.9195851200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55.6686626388671">
                <text:p>55.66866263886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55.6776436283002">
                <text:p>55.677643628300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55.7673739743948">
                <text:p>55.76737397439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55.7763390695374">
                <text:p>55.77633906953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55.7404700374871">
                <text:p>55.74047003748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55.7494394590654">
                <text:p>55.74943945906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55.7314991723711">
                <text:p>55.73149917237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55.8121850495033">
                <text:p>55.81218504950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55.8211429478115">
                <text:p>55.82114294781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55.7584074378026">
                <text:p>55.75840743780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55.7135531087365">
                <text:p>55.71355310873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55.8390544332549">
                <text:p>55.83905443325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55.8480080217728">
                <text:p>55.84800802177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56.0089278597618">
                <text:p>56.00892785976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56.1426753904728">
                <text:p>56.14267539047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55.8838080305915">
                <text:p>55.88380803059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55.9821400091136">
                <text:p>55.98214000911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56.0178542966437">
                <text:p>56.01785429664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56.0802995712398">
                <text:p>56.080299571239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56.1070405564221">
                <text:p>56.10704055642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55.9285258164383">
                <text:p>55.92852581643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55.8838080305915">
                <text:p>55.88380803059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55.7225268630201">
                <text:p>55.722526863020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55.3353413290277">
                <text:p>55.33534132902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55.6057550978314">
                <text:p>55.60575509783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55.5067563455117">
                <text:p>55.50675634551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55.515763527128">
                <text:p>55.5157635271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55.3985559378582">
                <text:p>55.39855593785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55.2449092677325">
                <text:p>55.24490926773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55.1361950083609">
                <text:p>55.13619500836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55.1543289325507">
                <text:p>55.15432893255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54.8270006474912">
                <text:p>54.82700064749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54.7631262803723">
                <text:p>54.76312628037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54.644304369257">
                <text:p>54.6443043692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54.5068802996466">
                <text:p>54.506880299646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54.2402064892825">
                <text:p>54.2402064892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54.1202365109392">
                <text:p>54.120236510939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53.9351462406472">
                <text:p>53.93514624064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53.6003731330296">
                <text:p>53.6003731330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53.5163526410386">
                <text:p>53.51635264103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53.4228415567723">
                <text:p>53.42284155677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53.0282943342514">
                <text:p>53.02829433425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52.8866712887094">
                <text:p>52.88667128870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52.9433659677962">
                <text:p>52.94336596779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52.7541467564399">
                <text:p>52.75414675643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52.6687763290548">
                <text:p>52.66877632905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52.3163454381133">
                <text:p>52.31634543811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52.3832034148352">
                <text:p>52.38320341483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44.4634681508314">
                <text:p>44.46346815083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45.596052460712">
                <text:p>45.596052460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77295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01cm" svg:height="10.677cm" xlink:href=".." xlink:type="simple" chart:class="chart:scatter" chart:style-name="ch1">
        <chart:title svg:x="0.585cm" svg:y="0.349cm" chart:style-name="ch2">
          <text:p>Magnitude of Connector vs Magnitude of Connector divided by Square Root of Area </text:p>
        </chart:title>
        <chart:legend chart:legend-position="end" svg:x="13.117cm" svg:y="4.79cm" style:legend-expansion="high" chart:style-name="ch3"/>
        <chart:plot-area chart:style-name="ch4" table:cell-range-address="vision.G1:vision.G761 vision.K1:vision.K761" chart:data-source-has-labels="row" svg:x="1.369cm" svg:y="1.341cm" svg:width="11.39cm" svg:height="8.142cm">
          <chartooo:coordinate-region svg:x="2.096cm" svg:y="1.54cm" svg:width="10.382cm" svg:height="7.296cm"/>
          <chart:axis chart:dimension="x" chart:name="primary-x" chart:style-name="ch5">
            <chart:title svg:x="5.274cm" svg:y="9.696cm" chart:style-name="ch6">
              <text:p>Magnitude of Connector</text:p>
            </chart:title>
          </chart:axis>
          <chart:axis chart:dimension="y" chart:name="primary-y" chart:style-name="ch5">
            <chart:title svg:x="0.451cm" svg:y="9.517cm" chart:style-name="ch7">
              <text:p>Magnitude of Connector divided by Square Root of Area </text:p>
            </chart:title>
            <chart:grid chart:style-name="ch8" chart:class="major"/>
          </chart:axis>
          <chart:series chart:style-name="ch9" chart:values-cell-range-address="vision.K2:vision.K761" chart:label-cell-address="vision.K1:vision.K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/Sqrt Area</text:p>
                <draw:g>
                  <svg:desc>vision.K1:vision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310307541584">
                <text:p>123.310307541584</text:p>
                <draw:g>
                  <svg:desc>vision.G2:vision.G761</svg:desc>
                </draw:g>
              </table:table-cell>
              <table:table-cell office:value-type="float" office:value="2.39493933523677">
                <text:p>2.39493933523677</text:p>
                <draw:g>
                  <svg:desc>vision.K2:vision.K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3.518571530762">
                <text:p>123.518571530762</text:p>
              </table:table-cell>
              <table:table-cell office:value-type="float" office:value="2.49698121891238">
                <text:p>2.49698121891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446435517596">
                <text:p>123.446435517596</text:p>
              </table:table-cell>
              <table:table-cell office:value-type="float" office:value="2.49654341342844">
                <text:p>2.4965434134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498177933927">
                <text:p>123.498177933927</text:p>
              </table:table-cell>
              <table:table-cell office:value-type="float" office:value="2.49605898133778">
                <text:p>2.49605898133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485772917369">
                <text:p>123.485772917369</text:p>
              </table:table-cell>
              <table:table-cell office:value-type="float" office:value="2.49836099470122">
                <text:p>2.49836099470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.479820902041">
                <text:p>123.479820902041</text:p>
              </table:table-cell>
              <table:table-cell office:value-type="float" office:value="2.49466910570095">
                <text:p>2.49466910570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.49581820390517">
                <text:p>2.49581820390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51960053368">
                <text:p>123.51960053368</text:p>
              </table:table-cell>
              <table:table-cell office:value-type="float" office:value="2.49751239408863">
                <text:p>2.49751239408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447996682814">
                <text:p>123.447996682814</text:p>
              </table:table-cell>
              <table:table-cell office:value-type="float" office:value="2.49606459548637">
                <text:p>2.49606459548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.485233724523">
                <text:p>123.485233724523</text:p>
              </table:table-cell>
              <table:table-cell office:value-type="float" office:value="2.49528775560224">
                <text:p>2.49528775560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.477784337912">
                <text:p>123.477784337912</text:p>
              </table:table-cell>
              <table:table-cell office:value-type="float" office:value="2.49768822942487">
                <text:p>2.49768822942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.502954333085">
                <text:p>123.502954333085</text:p>
              </table:table-cell>
              <table:table-cell office:value-type="float" office:value="2.50024422815249">
                <text:p>2.50024422815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.454398787569">
                <text:p>123.454398787569</text:p>
              </table:table-cell>
              <table:table-cell office:value-type="float" office:value="2.49670446019432">
                <text:p>2.49670446019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.423754119699">
                <text:p>123.423754119699</text:p>
              </table:table-cell>
              <table:table-cell office:value-type="float" office:value="2.49557442144451">
                <text:p>2.49557442144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493163992992">
                <text:p>123.493163992992</text:p>
              </table:table-cell>
              <table:table-cell office:value-type="float" office:value="2.49902204893528">
                <text:p>2.49902204893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413789286287">
                <text:p>123.413789286287</text:p>
              </table:table-cell>
              <table:table-cell office:value-type="float" office:value="2.49435337688766">
                <text:p>2.49435337688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3.517667635039">
                <text:p>123.517667635039</text:p>
              </table:table-cell>
              <table:table-cell office:value-type="float" office:value="2.49900628781217">
                <text:p>2.49900628781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3.498678413981">
                <text:p>123.498678413981</text:p>
              </table:table-cell>
              <table:table-cell office:value-type="float" office:value="2.49964549473411">
                <text:p>2.49964549473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.523006156748">
                <text:p>123.523006156748</text:p>
              </table:table-cell>
              <table:table-cell office:value-type="float" office:value="2.49758125430016">
                <text:p>2.49758125430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490288435974">
                <text:p>123.490288435974</text:p>
              </table:table-cell>
              <table:table-cell office:value-type="float" office:value="2.49845235255797">
                <text:p>2.49845235255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3.443613718977">
                <text:p>123.443613718977</text:p>
              </table:table-cell>
              <table:table-cell office:value-type="float" office:value="2.4959759738712">
                <text:p>2.49597597387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.501311835138">
                <text:p>123.501311835138</text:p>
              </table:table-cell>
              <table:table-cell office:value-type="float" office:value="2.49510328811601">
                <text:p>2.49510328811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3.530394802251">
                <text:p>123.530394802251</text:p>
              </table:table-cell>
              <table:table-cell office:value-type="float" office:value="2.49824138063359">
                <text:p>2.49824138063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3.442581474141">
                <text:p>123.442581474141</text:p>
              </table:table-cell>
              <table:table-cell office:value-type="float" office:value="2.49544504712983">
                <text:p>2.49544504712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526780003366">
                <text:p>123.526780003366</text:p>
              </table:table-cell>
              <table:table-cell office:value-type="float" office:value="2.5007265647486">
                <text:p>2.5007265647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74069909435">
                <text:p>123.474069909435</text:p>
              </table:table-cell>
              <table:table-cell office:value-type="float" office:value="2.49761309457906">
                <text:p>2.49761309457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.495527712545">
                <text:p>123.495527712545</text:p>
              </table:table-cell>
              <table:table-cell office:value-type="float" office:value="2.49906988143945">
                <text:p>2.49906988143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3.486264924485">
                <text:p>123.486264924485</text:p>
              </table:table-cell>
              <table:table-cell office:value-type="float" office:value="2.49581820390517">
                <text:p>2.49581820390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3.492235209344">
                <text:p>123.492235209344</text:p>
              </table:table-cell>
              <table:table-cell office:value-type="float" office:value="2.49849173962694">
                <text:p>2.498491739626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.46509954234">
                <text:p>123.46509954234</text:p>
              </table:table-cell>
              <table:table-cell office:value-type="float" office:value="2.49641040783889">
                <text:p>2.49641040783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3.436360660058">
                <text:p>123.436360660058</text:p>
              </table:table-cell>
              <table:table-cell office:value-type="float" office:value="2.49633966255365">
                <text:p>2.4963396625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3.486795698973">
                <text:p>123.486795698973</text:p>
              </table:table-cell>
              <table:table-cell office:value-type="float" office:value="2.49889317939585">
                <text:p>2.49889317939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481677203543">
                <text:p>123.481677203543</text:p>
              </table:table-cell>
              <table:table-cell office:value-type="float" office:value="2.49878960092621">
                <text:p>2.49878960092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.449025277642">
                <text:p>123.449025277642</text:p>
              </table:table-cell>
              <table:table-cell office:value-type="float" office:value="2.49659578795314">
                <text:p>2.49659578795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.479411077313">
                <text:p>123.479411077313</text:p>
              </table:table-cell>
              <table:table-cell office:value-type="float" office:value="2.49925551880953">
                <text:p>2.49925551880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3.481335925718">
                <text:p>123.481335925718</text:p>
              </table:table-cell>
              <table:table-cell office:value-type="float" office:value="2.49776007035646">
                <text:p>2.4977600703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.506066992679">
                <text:p>123.506066992679</text:p>
              </table:table-cell>
              <table:table-cell office:value-type="float" office:value="2.50030724210406">
                <text:p>2.50030724210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.455423700217">
                <text:p>123.455423700217</text:p>
              </table:table-cell>
              <table:table-cell office:value-type="float" office:value="2.49723592213838">
                <text:p>2.49723592213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.477740212558">
                <text:p>123.477740212558</text:p>
              </table:table-cell>
              <table:table-cell office:value-type="float" office:value="2.49768733686449">
                <text:p>2.49768733686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.419247915388">
                <text:p>123.419247915388</text:p>
              </table:table-cell>
              <table:table-cell office:value-type="float" office:value="2.49548330796075">
                <text:p>2.49548330796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.49418306139">
                <text:p>123.49418306139</text:p>
              </table:table-cell>
              <table:table-cell office:value-type="float" office:value="2.49955450762398">
                <text:p>2.499554507623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.546561413096">
                <text:p>123.546561413096</text:p>
              </table:table-cell>
              <table:table-cell office:value-type="float" office:value="2.50112702768303">
                <text:p>2.50112702768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.443756006531">
                <text:p>123.443756006531</text:p>
              </table:table-cell>
              <table:table-cell office:value-type="float" office:value="2.49699990995741">
                <text:p>2.49699990995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.476821294525">
                <text:p>123.476821294525</text:p>
              </table:table-cell>
              <table:table-cell office:value-type="float" office:value="2.49664741655033">
                <text:p>2.49664741655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.525135438096">
                <text:p>123.525135438096</text:p>
              </table:table-cell>
              <table:table-cell office:value-type="float" office:value="2.50171877626581">
                <text:p>2.50171877626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.496171835405">
                <text:p>123.496171835405</text:p>
              </table:table-cell>
              <table:table-cell office:value-type="float" office:value="2.49857138534457">
                <text:p>2.49857138534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.510941381725">
                <text:p>123.510941381725</text:p>
              </table:table-cell>
              <table:table-cell office:value-type="float" office:value="2.49835892463128">
                <text:p>2.49835892463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.466924708604">
                <text:p>123.466924708604</text:p>
              </table:table-cell>
              <table:table-cell office:value-type="float" office:value="2.4984910677205">
                <text:p>2.4984910677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363098554633">
                <text:p>123.363098554633</text:p>
              </table:table-cell>
              <table:table-cell office:value-type="float" office:value="2.49383826561691">
                <text:p>2.49383826561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408968766456">
                <text:p>123.408968766456</text:p>
              </table:table-cell>
              <table:table-cell office:value-type="float" office:value="2.48816495969754">
                <text:p>2.48816495969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.349849829661">
                <text:p>123.349849829661</text:p>
              </table:table-cell>
              <table:table-cell office:value-type="float" office:value="2.49306107721456">
                <text:p>2.49306107721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.49113981724724">
                <text:p>2.491139817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409137542566">
                <text:p>123.409137542566</text:p>
              </table:table-cell>
              <table:table-cell office:value-type="float" office:value="2.48867424206609">
                <text:p>2.48867424206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319446807874">
                <text:p>123.319446807874</text:p>
              </table:table-cell>
              <table:table-cell office:value-type="float" office:value="2.49041277206922">
                <text:p>2.490412772069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340885196272">
                <text:p>123.340885196272</text:p>
              </table:table-cell>
              <table:table-cell office:value-type="float" office:value="2.49491905619645">
                <text:p>2.49491905619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.49569145172315">
                <text:p>2.49569145172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.293400520871">
                <text:p>123.293400520871</text:p>
              </table:table-cell>
              <table:table-cell office:value-type="float" office:value="2.49600193522676">
                <text:p>2.49600193522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.371048166356">
                <text:p>121.371048166356</text:p>
              </table:table-cell>
              <table:table-cell office:value-type="float" office:value="2.52856350346576">
                <text:p>2.52856350346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9.982634878664">
                <text:p>129.982634878664</text:p>
              </table:table-cell>
              <table:table-cell office:value-type="float" office:value="3.08001886520105">
                <text:p>3.0800188652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1.814352606743">
                <text:p>121.814352606743</text:p>
              </table:table-cell>
              <table:table-cell office:value-type="float" office:value="2.52957806777112">
                <text:p>2.52957806777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.49111456719248">
                <text:p>2.49111456719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30798129075">
                <text:p>123.30798129075</text:p>
              </table:table-cell>
              <table:table-cell office:value-type="float" office:value="2.49323354538962">
                <text:p>2.493233545389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3.290281798688">
                <text:p>123.290281798688</text:p>
              </table:table-cell>
              <table:table-cell office:value-type="float" office:value="2.49542749283138">
                <text:p>2.49542749283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.380599876966">
                <text:p>123.380599876966</text:p>
              </table:table-cell>
              <table:table-cell office:value-type="float" office:value="2.49113981724724">
                <text:p>2.49113981724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.303323077685">
                <text:p>123.303323077685</text:p>
              </table:table-cell>
              <table:table-cell office:value-type="float" office:value="2.49569145172315">
                <text:p>2.495691451723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3.309690539714">
                <text:p>123.309690539714</text:p>
              </table:table-cell>
              <table:table-cell office:value-type="float" office:value="2.49684341769373">
                <text:p>2.49684341769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3.407787311012">
                <text:p>123.407787311012</text:p>
              </table:table-cell>
              <table:table-cell office:value-type="float" office:value="2.49219679172712">
                <text:p>2.492196791727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400188217036">
                <text:p>123.400188217036</text:p>
              </table:table-cell>
              <table:table-cell office:value-type="float" office:value="2.49255165039888">
                <text:p>2.49255165039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3.378002727391">
                <text:p>123.378002727391</text:p>
              </table:table-cell>
              <table:table-cell office:value-type="float" office:value="2.48905880587678">
                <text:p>2.489058805876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3.359581293874">
                <text:p>123.359581293874</text:p>
              </table:table-cell>
              <table:table-cell office:value-type="float" office:value="2.48970068273538">
                <text:p>2.48970068273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3.27687758051">
                <text:p>123.27687758051</text:p>
              </table:table-cell>
              <table:table-cell office:value-type="float" office:value="2.49362432071556">
                <text:p>2.49362432071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3.285712473101">
                <text:p>123.285712473101</text:p>
              </table:table-cell>
              <table:table-cell office:value-type="float" office:value="2.4953350084885">
                <text:p>2.4953350084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.349563923023">
                <text:p>123.349563923023</text:p>
              </table:table-cell>
              <table:table-cell office:value-type="float" office:value="2.4900056885996">
                <text:p>2.4900056885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3.370403363205">
                <text:p>123.370403363205</text:p>
              </table:table-cell>
              <table:table-cell office:value-type="float" office:value="2.48941214182972">
                <text:p>2.489412141829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3.404495400289">
                <text:p>123.404495400289</text:p>
              </table:table-cell>
              <table:table-cell office:value-type="float" office:value="2.49111456719248">
                <text:p>2.49111456719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3.269261687576">
                <text:p>123.269261687576</text:p>
              </table:table-cell>
              <table:table-cell office:value-type="float" office:value="2.49398054504576">
                <text:p>2.49398054504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.407791573304">
                <text:p>123.407791573304</text:p>
              </table:table-cell>
              <table:table-cell office:value-type="float" office:value="2.49321389350683">
                <text:p>2.49321389350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3.456631045076">
                <text:p>123.456631045076</text:p>
              </table:table-cell>
              <table:table-cell office:value-type="float" office:value="2.49930644059835">
                <text:p>2.49930644059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.439639812339">
                <text:p>123.439639812339</text:p>
              </table:table-cell>
              <table:table-cell office:value-type="float" office:value="2.49233187445852">
                <text:p>2.492331874458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3.57063570687">
                <text:p>123.57063570687</text:p>
              </table:table-cell>
              <table:table-cell office:value-type="float" office:value="2.48336159627457">
                <text:p>2.483361596274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3.583084089207">
                <text:p>123.583084089207</text:p>
              </table:table-cell>
              <table:table-cell office:value-type="float" office:value="2.47562585703674">
                <text:p>2.475625857036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833555650316">
                <text:p>123.833555650316</text:p>
              </table:table-cell>
              <table:table-cell office:value-type="float" office:value="2.48965113517106">
                <text:p>2.48965113517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79902408743">
                <text:p>123.79902408743</text:p>
              </table:table-cell>
              <table:table-cell office:value-type="float" office:value="2.4929908527977">
                <text:p>2.492990852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912385466506">
                <text:p>123.912385466506</text:p>
              </table:table-cell>
              <table:table-cell office:value-type="float" office:value="2.48621637204633">
                <text:p>2.48621637204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997845243375">
                <text:p>123.997845243375</text:p>
              </table:table-cell>
              <table:table-cell office:value-type="float" office:value="2.4959826412906">
                <text:p>2.4959826412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.161521462972">
                <text:p>124.161521462972</text:p>
              </table:table-cell>
              <table:table-cell office:value-type="float" office:value="2.49523644814447">
                <text:p>2.495236448144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.119313166807">
                <text:p>124.119313166807</text:p>
              </table:table-cell>
              <table:table-cell office:value-type="float" office:value="2.48986710278626">
                <text:p>2.48986710278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.226018872859">
                <text:p>124.226018872859</text:p>
              </table:table-cell>
              <table:table-cell office:value-type="float" office:value="2.49351324152424">
                <text:p>2.493513241524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.611026775322">
                <text:p>124.611026775322</text:p>
              </table:table-cell>
              <table:table-cell office:value-type="float" office:value="2.49872569002376">
                <text:p>2.49872569002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722228367681">
                <text:p>124.722228367681</text:p>
              </table:table-cell>
              <table:table-cell office:value-type="float" office:value="2.49344738779454">
                <text:p>2.49344738779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924148414148">
                <text:p>124.924148414148</text:p>
              </table:table-cell>
              <table:table-cell office:value-type="float" office:value="2.49499242056958">
                <text:p>2.49499242056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.14244240065">
                <text:p>125.14244240065</text:p>
              </table:table-cell>
              <table:table-cell office:value-type="float" office:value="2.49636671041836">
                <text:p>2.49636671041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.275927859266">
                <text:p>125.275927859266</text:p>
              </table:table-cell>
              <table:table-cell office:value-type="float" office:value="2.49704299504635">
                <text:p>2.49704299504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.745094635934">
                <text:p>125.745094635934</text:p>
              </table:table-cell>
              <table:table-cell office:value-type="float" office:value="2.50143044355612">
                <text:p>2.50143044355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.92288111777">
                <text:p>125.92288111777</text:p>
              </table:table-cell>
              <table:table-cell office:value-type="float" office:value="2.50447163294091">
                <text:p>2.50447163294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.086851404102">
                <text:p>126.086851404102</text:p>
              </table:table-cell>
              <table:table-cell office:value-type="float" office:value="2.5013096999911">
                <text:p>2.50130969999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6.514659597218">
                <text:p>126.514659597218</text:p>
              </table:table-cell>
              <table:table-cell office:value-type="float" office:value="2.50979655465725">
                <text:p>2.50979655465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6.721324034276">
                <text:p>126.721324034276</text:p>
              </table:table-cell>
              <table:table-cell office:value-type="float" office:value="2.50259568563454">
                <text:p>2.50259568563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7.043123879256">
                <text:p>127.043123879256</text:p>
              </table:table-cell>
              <table:table-cell office:value-type="float" office:value="2.51287415365918">
                <text:p>2.51287415365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583026398499">
                <text:p>127.583026398499</text:p>
              </table:table-cell>
              <table:table-cell office:value-type="float" office:value="2.51814054369856">
                <text:p>2.51814054369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7.958095460975">
                <text:p>127.958095460975</text:p>
              </table:table-cell>
              <table:table-cell office:value-type="float" office:value="2.50994744276613">
                <text:p>2.509947442766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8.331927145976">
                <text:p>128.331927145976</text:p>
              </table:table-cell>
              <table:table-cell office:value-type="float" office:value="2.51052766335851">
                <text:p>2.51052766335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8.865760452496">
                <text:p>128.865760452496</text:p>
              </table:table-cell>
              <table:table-cell office:value-type="float" office:value="2.50567478559986">
                <text:p>2.505674785599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9.224855101486">
                <text:p>129.224855101486</text:p>
              </table:table-cell>
              <table:table-cell office:value-type="float" office:value="2.51360755079423">
                <text:p>2.51360755079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9.819198865191">
                <text:p>129.819198865191</text:p>
              </table:table-cell>
              <table:table-cell office:value-type="float" office:value="2.51236823635712">
                <text:p>2.51236823635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.263089729977">
                <text:p>130.263089729977</text:p>
              </table:table-cell>
              <table:table-cell office:value-type="float" office:value="2.52143100088904">
                <text:p>2.521431000889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0.981938548794">
                <text:p>130.981938548794</text:p>
              </table:table-cell>
              <table:table-cell office:value-type="float" office:value="2.52074858267084">
                <text:p>2.52074858267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653912482691">
                <text:p>131.653912482691</text:p>
              </table:table-cell>
              <table:table-cell office:value-type="float" office:value="2.53180600928251">
                <text:p>2.531806009282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.103111098869">
                <text:p>132.103111098869</text:p>
              </table:table-cell>
              <table:table-cell office:value-type="float" office:value="2.53296152826617">
                <text:p>2.532961528266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.78054799179">
                <text:p>132.78054799179</text:p>
              </table:table-cell>
              <table:table-cell office:value-type="float" office:value="2.53064572583441">
                <text:p>2.530645725834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.321772824246">
                <text:p>133.321772824246</text:p>
              </table:table-cell>
              <table:table-cell office:value-type="float" office:value="2.53315168122089">
                <text:p>2.53315168122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.9379862623">
                <text:p>133.9379862623</text:p>
              </table:table-cell>
              <table:table-cell office:value-type="float" office:value="2.52668210867371">
                <text:p>2.52668210867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4.65433079556">
                <text:p>134.65433079556</text:p>
              </table:table-cell>
              <table:table-cell office:value-type="float" office:value="2.53703759237401">
                <text:p>2.537037592374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5.305155851505">
                <text:p>135.305155851505</text:p>
              </table:table-cell>
              <table:table-cell office:value-type="float" office:value="2.54119395899121">
                <text:p>2.54119395899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.014546005198">
                <text:p>136.014546005198</text:p>
              </table:table-cell>
              <table:table-cell office:value-type="float" office:value="2.53800888697736">
                <text:p>2.53800888697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6.436337553454">
                <text:p>136.436337553454</text:p>
              </table:table-cell>
              <table:table-cell office:value-type="float" office:value="2.54809846586987">
                <text:p>2.548098465869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387723778364">
                <text:p>137.387723778364</text:p>
              </table:table-cell>
              <table:table-cell office:value-type="float" office:value="2.54465347046197">
                <text:p>2.54465347046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847091670445">
                <text:p>137.847091670445</text:p>
              </table:table-cell>
              <table:table-cell office:value-type="float" office:value="2.55053818098591">
                <text:p>2.550538180985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.643303624805">
                <text:p>138.643303624805</text:p>
              </table:table-cell>
              <table:table-cell office:value-type="float" office:value="2.55090128641888">
                <text:p>2.550901286418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.119732238098">
                <text:p>139.119732238098</text:p>
              </table:table-cell>
              <table:table-cell office:value-type="float" office:value="2.55147477176078">
                <text:p>2.551474771760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.624314021592">
                <text:p>139.624314021592</text:p>
              </table:table-cell>
              <table:table-cell office:value-type="float" office:value="2.56245326689717">
                <text:p>2.562453266897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0.139780037647">
                <text:p>140.139780037647</text:p>
              </table:table-cell>
              <table:table-cell office:value-type="float" office:value="2.56587092036078">
                <text:p>2.56587092036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.927756272496">
                <text:p>140.927756272496</text:p>
              </table:table-cell>
              <table:table-cell office:value-type="float" office:value="2.56827284431701">
                <text:p>2.568272844317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.492303624614">
                <text:p>141.492303624614</text:p>
              </table:table-cell>
              <table:table-cell office:value-type="float" office:value="2.57216222297931">
                <text:p>2.572162222979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32118999643">
                <text:p>142.32118999643</text:p>
              </table:table-cell>
              <table:table-cell office:value-type="float" office:value="2.56695133219053">
                <text:p>2.56695133219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2.892408465251">
                <text:p>142.892408465251</text:p>
              </table:table-cell>
              <table:table-cell office:value-type="float" office:value="2.57057285223997">
                <text:p>2.570572852239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.842111476438">
                <text:p>143.842111476438</text:p>
              </table:table-cell>
              <table:table-cell office:value-type="float" office:value="2.57353771328802">
                <text:p>2.573537713288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4.580823545171">
                <text:p>144.580823545171</text:p>
              </table:table-cell>
              <table:table-cell office:value-type="float" office:value="2.58097753583243">
                <text:p>2.580977535832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5.05202475319">
                <text:p>145.05202475319</text:p>
              </table:table-cell>
              <table:table-cell office:value-type="float" office:value="2.57832071712949">
                <text:p>2.578320717129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6.02585066008">
                <text:p>146.02585066008</text:p>
              </table:table-cell>
              <table:table-cell office:value-type="float" office:value="2.59604076288125">
                <text:p>2.59604076288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6.539446310541">
                <text:p>146.539446310541</text:p>
              </table:table-cell>
              <table:table-cell office:value-type="float" office:value="2.58724386886317">
                <text:p>2.58724386886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7.539917571483">
                <text:p>147.539917571483</text:p>
              </table:table-cell>
              <table:table-cell office:value-type="float" office:value="2.58841960651725">
                <text:p>2.588419606517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8.291450279509">
                <text:p>148.291450279509</text:p>
              </table:table-cell>
              <table:table-cell office:value-type="float" office:value="2.58730975306307">
                <text:p>2.587309753063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9.021926591358">
                <text:p>149.021926591358</text:p>
              </table:table-cell>
              <table:table-cell office:value-type="float" office:value="2.59335302118501">
                <text:p>2.593353021185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9.869390967602">
                <text:p>149.869390967602</text:p>
              </table:table-cell>
              <table:table-cell office:value-type="float" office:value="2.59361036388979">
                <text:p>2.59361036388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0.239325321302">
                <text:p>150.239325321302</text:p>
              </table:table-cell>
              <table:table-cell office:value-type="float" office:value="2.59419187928714">
                <text:p>2.59419187928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0.956127202575">
                <text:p>150.956127202575</text:p>
              </table:table-cell>
              <table:table-cell office:value-type="float" office:value="2.5988320036214">
                <text:p>2.5988320036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.205885414557">
                <text:p>151.205885414557</text:p>
              </table:table-cell>
              <table:table-cell office:value-type="float" office:value="2.60816125700025">
                <text:p>2.608161257000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1.504377577019">
                <text:p>151.504377577019</text:p>
              </table:table-cell>
              <table:table-cell office:value-type="float" office:value="2.60326022712991">
                <text:p>2.60326022712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1.997563197572">
                <text:p>151.997563197572</text:p>
              </table:table-cell>
              <table:table-cell office:value-type="float" office:value="2.60482209662504">
                <text:p>2.60482209662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.467315923774">
                <text:p>152.467315923774</text:p>
              </table:table-cell>
              <table:table-cell office:value-type="float" office:value="2.61864668289796">
                <text:p>2.61864668289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.613136213761">
                <text:p>152.613136213761</text:p>
              </table:table-cell>
              <table:table-cell office:value-type="float" office:value="2.61115700580372">
                <text:p>2.611157005803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3.1988841539">
                <text:p>153.1988841539</text:p>
              </table:table-cell>
              <table:table-cell office:value-type="float" office:value="2.60558900113039">
                <text:p>2.605589001130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3.558949022843">
                <text:p>153.558949022843</text:p>
              </table:table-cell>
              <table:table-cell office:value-type="float" office:value="2.61436116424289">
                <text:p>2.61436116424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3.865150856196">
                <text:p>153.865150856196</text:p>
              </table:table-cell>
              <table:table-cell office:value-type="float" office:value="2.60228318207789">
                <text:p>2.60228318207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.159044398958">
                <text:p>154.159044398958</text:p>
              </table:table-cell>
              <table:table-cell office:value-type="float" office:value="2.61738048264833">
                <text:p>2.617380482648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.358809003568">
                <text:p>154.358809003568</text:p>
              </table:table-cell>
              <table:table-cell office:value-type="float" office:value="2.61324985080757">
                <text:p>2.613249850807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4.682811986335">
                <text:p>154.682811986335</text:p>
              </table:table-cell>
              <table:table-cell office:value-type="float" office:value="2.6127511488943">
                <text:p>2.61275114889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.082409631138">
                <text:p>155.082409631138</text:p>
              </table:table-cell>
              <table:table-cell office:value-type="float" office:value="2.61242956755961">
                <text:p>2.612429567559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.391485883236">
                <text:p>155.391485883236</text:p>
              </table:table-cell>
              <table:table-cell office:value-type="float" office:value="2.60987134901169">
                <text:p>2.60987134901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5.474394406282">
                <text:p>155.474394406282</text:p>
              </table:table-cell>
              <table:table-cell office:value-type="float" office:value="2.6101596293844">
                <text:p>2.6101596293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5.768218895897">
                <text:p>155.768218895897</text:p>
              </table:table-cell>
              <table:table-cell office:value-type="float" office:value="2.60884986550728">
                <text:p>2.608849865507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5.881921430934">
                <text:p>155.881921430934</text:p>
              </table:table-cell>
              <table:table-cell office:value-type="float" office:value="2.60600702579674">
                <text:p>2.60600702579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5.759613420809">
                <text:p>155.759613420809</text:p>
              </table:table-cell>
              <table:table-cell office:value-type="float" office:value="2.60214478042156">
                <text:p>2.602144780421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5.808880529962">
                <text:p>155.808880529962</text:p>
              </table:table-cell>
              <table:table-cell office:value-type="float" office:value="2.60369462603985">
                <text:p>2.60369462603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5.882123519665">
                <text:p>155.882123519665</text:p>
              </table:table-cell>
              <table:table-cell office:value-type="float" office:value="2.60455493898796">
                <text:p>2.604554938987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5.798959268026">
                <text:p>155.798959268026</text:p>
              </table:table-cell>
              <table:table-cell office:value-type="float" office:value="2.60389242954406">
                <text:p>2.603892429544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5.800818547272">
                <text:p>155.800818547272</text:p>
              </table:table-cell>
              <table:table-cell office:value-type="float" office:value="2.603559903674">
                <text:p>2.6035599036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.729604122017">
                <text:p>155.729604122017</text:p>
              </table:table-cell>
              <table:table-cell office:value-type="float" office:value="2.60637602167963">
                <text:p>2.60637602167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.587373218395">
                <text:p>155.587373218395</text:p>
              </table:table-cell>
              <table:table-cell office:value-type="float" office:value="2.60509037314578">
                <text:p>2.605090373145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.491698161027">
                <text:p>155.491698161027</text:p>
              </table:table-cell>
              <table:table-cell office:value-type="float" office:value="2.61266019217682">
                <text:p>2.61266019217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5.57808774053">
                <text:p>155.57808774053</text:p>
              </table:table-cell>
              <table:table-cell office:value-type="float" office:value="2.61632867412564">
                <text:p>2.61632867412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5.142464444781">
                <text:p>155.142464444781</text:p>
              </table:table-cell>
              <table:table-cell office:value-type="float" office:value="2.61307048942332">
                <text:p>2.61307048942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5.195236228436">
                <text:p>155.195236228436</text:p>
              </table:table-cell>
              <table:table-cell office:value-type="float" office:value="2.61433017988238">
                <text:p>2.614330179882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.864212089172">
                <text:p>154.864212089172</text:p>
              </table:table-cell>
              <table:table-cell office:value-type="float" office:value="2.60949453387373">
                <text:p>2.609494533873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.441630841558">
                <text:p>154.441630841558</text:p>
              </table:table-cell>
              <table:table-cell office:value-type="float" office:value="2.6176547600264">
                <text:p>2.61765476002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4.552952870529">
                <text:p>154.552952870529</text:p>
              </table:table-cell>
              <table:table-cell office:value-type="float" office:value="2.61991791795832">
                <text:p>2.619917917958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4.215356514843">
                <text:p>154.215356514843</text:p>
              </table:table-cell>
              <table:table-cell office:value-type="float" office:value="2.62553658753097">
                <text:p>2.62553658753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4.24988524469">
                <text:p>154.24988524469</text:p>
              </table:table-cell>
              <table:table-cell office:value-type="float" office:value="2.61440483465576">
                <text:p>2.614404834655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3.800162629953">
                <text:p>153.800162629953</text:p>
              </table:table-cell>
              <table:table-cell office:value-type="float" office:value="2.60828142989668">
                <text:p>2.60828142989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.506328563353">
                <text:p>153.506328563353</text:p>
              </table:table-cell>
              <table:table-cell office:value-type="float" office:value="2.61612067713397">
                <text:p>2.616120677133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.181853664199">
                <text:p>153.181853664199</text:p>
              </table:table-cell>
              <table:table-cell office:value-type="float" office:value="2.60869732027629">
                <text:p>2.608697320276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20450720079">
                <text:p>152.620450720079</text:p>
              </table:table-cell>
              <table:table-cell office:value-type="float" office:value="2.59500052934981">
                <text:p>2.595000529349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.360787671894">
                <text:p>152.360787671894</text:p>
              </table:table-cell>
              <table:table-cell office:value-type="float" office:value="2.59886334120876">
                <text:p>2.598863341208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1.693280645518">
                <text:p>151.693280645518</text:p>
              </table:table-cell>
              <table:table-cell office:value-type="float" office:value="2.59808193533995">
                <text:p>2.598081935339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.256614324796">
                <text:p>151.256614324796</text:p>
              </table:table-cell>
              <table:table-cell office:value-type="float" office:value="2.59250498035187">
                <text:p>2.59250498035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.799132756127">
                <text:p>150.799132756127</text:p>
              </table:table-cell>
              <table:table-cell office:value-type="float" office:value="2.5930568737159">
                <text:p>2.59305687371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.986813673736">
                <text:p>149.986813673736</text:p>
              </table:table-cell>
              <table:table-cell office:value-type="float" office:value="2.58983174478747">
                <text:p>2.589831744787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.338552557603">
                <text:p>149.338552557603</text:p>
              </table:table-cell>
              <table:table-cell office:value-type="float" office:value="2.58403685945421">
                <text:p>2.584036859454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8.474575466644">
                <text:p>148.474575466644</text:p>
              </table:table-cell>
              <table:table-cell office:value-type="float" office:value="2.57526297887206">
                <text:p>2.57526297887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7.725020778472">
                <text:p>147.725020778472</text:p>
              </table:table-cell>
              <table:table-cell office:value-type="float" office:value="2.57899763894826">
                <text:p>2.578997638948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.037264790257">
                <text:p>147.037264790257</text:p>
              </table:table-cell>
              <table:table-cell office:value-type="float" office:value="2.57801466595735">
                <text:p>2.578014665957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.401331858696">
                <text:p>146.401331858696</text:p>
              </table:table-cell>
              <table:table-cell office:value-type="float" office:value="2.56371431434093">
                <text:p>2.563714314340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5.615279064389">
                <text:p>145.615279064389</text:p>
              </table:table-cell>
              <table:table-cell office:value-type="float" office:value="2.578978909106">
                <text:p>2.578978909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4.671014847481">
                <text:p>144.671014847481</text:p>
              </table:table-cell>
              <table:table-cell office:value-type="float" office:value="2.56145179108576">
                <text:p>2.56145179108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.877651457758">
                <text:p>143.877651457758</text:p>
              </table:table-cell>
              <table:table-cell office:value-type="float" office:value="2.56352798746955">
                <text:p>2.563527987469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3.251667721531">
                <text:p>143.251667721531</text:p>
              </table:table-cell>
              <table:table-cell office:value-type="float" office:value="2.56461624965858">
                <text:p>2.56461624965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.247424514471">
                <text:p>142.247424514471</text:p>
              </table:table-cell>
              <table:table-cell office:value-type="float" office:value="2.55938404223031">
                <text:p>2.559384042230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525226277862">
                <text:p>141.525226277862</text:p>
              </table:table-cell>
              <table:table-cell office:value-type="float" office:value="2.55550638234998">
                <text:p>2.555506382349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0.783903628931">
                <text:p>140.783903628931</text:p>
              </table:table-cell>
              <table:table-cell office:value-type="float" office:value="2.54919514916465">
                <text:p>2.549195149164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.720789183285">
                <text:p>139.720789183285</text:p>
              </table:table-cell>
              <table:table-cell office:value-type="float" office:value="2.55009104421342">
                <text:p>2.550091044213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9.024176918981">
                <text:p>139.024176918981</text:p>
              </table:table-cell>
              <table:table-cell office:value-type="float" office:value="2.54203851309788">
                <text:p>2.542038513097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.155853068193">
                <text:p>138.155853068193</text:p>
              </table:table-cell>
              <table:table-cell office:value-type="float" office:value="2.54797770530566">
                <text:p>2.547977705305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7.414450510127">
                <text:p>137.414450510127</text:p>
              </table:table-cell>
              <table:table-cell office:value-type="float" office:value="2.52700873593759">
                <text:p>2.527008735937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6.696612690293">
                <text:p>136.696612690293</text:p>
              </table:table-cell>
              <table:table-cell office:value-type="float" office:value="2.53446263185014">
                <text:p>2.53446263185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5.720481892012">
                <text:p>135.720481892012</text:p>
              </table:table-cell>
              <table:table-cell office:value-type="float" office:value="2.52944103927539">
                <text:p>2.529441039275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4.564996328912">
                <text:p>134.564996328912</text:p>
              </table:table-cell>
              <table:table-cell office:value-type="float" office:value="2.52863112497104">
                <text:p>2.528631124971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4.334292959765">
                <text:p>134.334292959765</text:p>
              </table:table-cell>
              <table:table-cell office:value-type="float" office:value="2.5287645180201">
                <text:p>2.52876451802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.395586028924">
                <text:p>133.395586028924</text:p>
              </table:table-cell>
              <table:table-cell office:value-type="float" office:value="2.51914087459932">
                <text:p>2.51914087459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.54377421818">
                <text:p>132.54377421818</text:p>
              </table:table-cell>
              <table:table-cell office:value-type="float" office:value="2.51519344896252">
                <text:p>2.515193448962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.831318164539">
                <text:p>131.831318164539</text:p>
              </table:table-cell>
              <table:table-cell office:value-type="float" office:value="2.51027594040064">
                <text:p>2.51027594040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.987779617031">
                <text:p>130.987779617031</text:p>
              </table:table-cell>
              <table:table-cell office:value-type="float" office:value="2.50881047722587">
                <text:p>2.508810477225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.428162863701">
                <text:p>130.428162863701</text:p>
              </table:table-cell>
              <table:table-cell office:value-type="float" office:value="2.51241855611544">
                <text:p>2.512418556115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9.660643346391">
                <text:p>129.660643346391</text:p>
              </table:table-cell>
              <table:table-cell office:value-type="float" office:value="2.4990252507603">
                <text:p>2.49902525076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9.083912401972">
                <text:p>129.083912401972</text:p>
              </table:table-cell>
              <table:table-cell office:value-type="float" office:value="2.49580256535521">
                <text:p>2.495802565355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.482108987983">
                <text:p>128.482108987983</text:p>
              </table:table-cell>
              <table:table-cell office:value-type="float" office:value="2.49963300334278">
                <text:p>2.499633003342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7.791658921856">
                <text:p>127.791658921856</text:p>
              </table:table-cell>
              <table:table-cell office:value-type="float" office:value="2.50283369054897">
                <text:p>2.502833690548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.072745405929">
                <text:p>127.072745405929</text:p>
              </table:table-cell>
              <table:table-cell office:value-type="float" office:value="2.49883829350601">
                <text:p>2.498838293506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6.634042539911">
                <text:p>126.634042539911</text:p>
              </table:table-cell>
              <table:table-cell office:value-type="float" office:value="2.49165706087746">
                <text:p>2.49165706087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6.020471805179">
                <text:p>126.020471805179</text:p>
              </table:table-cell>
              <table:table-cell office:value-type="float" office:value="2.49704649360106">
                <text:p>2.497046493601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.322334390164">
                <text:p>125.322334390164</text:p>
              </table:table-cell>
              <table:table-cell office:value-type="float" office:value="2.49302053021391">
                <text:p>2.49302053021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4.718569206835">
                <text:p>124.718569206835</text:p>
              </table:table-cell>
              <table:table-cell office:value-type="float" office:value="2.47953851891807">
                <text:p>2.479538518918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.12783671683">
                <text:p>124.12783671683</text:p>
              </table:table-cell>
              <table:table-cell office:value-type="float" office:value="2.48953722497362">
                <text:p>2.489537224973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3.751247476541">
                <text:p>123.751247476541</text:p>
              </table:table-cell>
              <table:table-cell office:value-type="float" office:value="2.47552010307173">
                <text:p>2.475520103071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2.995576676562">
                <text:p>122.995576676562</text:p>
              </table:table-cell>
              <table:table-cell office:value-type="float" office:value="2.48083884685243">
                <text:p>2.480838846852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2.289509034913">
                <text:p>122.289509034913</text:p>
              </table:table-cell>
              <table:table-cell office:value-type="float" office:value="2.47923758383961">
                <text:p>2.479237583839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1.651732556507">
                <text:p>121.651732556507</text:p>
              </table:table-cell>
              <table:table-cell office:value-type="float" office:value="2.48165504240211">
                <text:p>2.48165504240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0.915237555074">
                <text:p>120.915237555074</text:p>
              </table:table-cell>
              <table:table-cell office:value-type="float" office:value="2.47540243479034">
                <text:p>2.475402434790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0.210743118076">
                <text:p>120.210743118076</text:p>
              </table:table-cell>
              <table:table-cell office:value-type="float" office:value="2.4677116578685">
                <text:p>2.46771165786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9.785935476583">
                <text:p>119.785935476583</text:p>
              </table:table-cell>
              <table:table-cell office:value-type="float" office:value="2.46994436044772">
                <text:p>2.469944360447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9.380425552098">
                <text:p>119.380425552098</text:p>
              </table:table-cell>
              <table:table-cell office:value-type="float" office:value="2.47211602378958">
                <text:p>2.472116023789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8.484192447769">
                <text:p>118.484192447769</text:p>
              </table:table-cell>
              <table:table-cell office:value-type="float" office:value="2.46467942782745">
                <text:p>2.464679427827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8.044255878886">
                <text:p>118.044255878886</text:p>
              </table:table-cell>
              <table:table-cell office:value-type="float" office:value="2.46407268181432">
                <text:p>2.464072681814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.381311025222">
                <text:p>117.381311025222</text:p>
              </table:table-cell>
              <table:table-cell office:value-type="float" office:value="2.46640761523786">
                <text:p>2.466407615237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6.766276261599">
                <text:p>116.766276261599</text:p>
              </table:table-cell>
              <table:table-cell office:value-type="float" office:value="2.46164924588735">
                <text:p>2.461649245887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.131144849261">
                <text:p>116.131144849261</text:p>
              </table:table-cell>
              <table:table-cell office:value-type="float" office:value="2.46142228039154">
                <text:p>2.46142228039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5.585712304765">
                <text:p>115.585712304765</text:p>
              </table:table-cell>
              <table:table-cell office:value-type="float" office:value="2.45649195094523">
                <text:p>2.456491950945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5.079324728641">
                <text:p>115.079324728641</text:p>
              </table:table-cell>
              <table:table-cell office:value-type="float" office:value="2.45461543496654">
                <text:p>2.454615434966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4.553267596346">
                <text:p>114.553267596346</text:p>
              </table:table-cell>
              <table:table-cell office:value-type="float" office:value="2.44785351102053">
                <text:p>2.447853511020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.118019195042">
                <text:p>114.118019195042</text:p>
              </table:table-cell>
              <table:table-cell office:value-type="float" office:value="2.441900184954">
                <text:p>2.4419001849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584371037568">
                <text:p>113.584371037568</text:p>
              </table:table-cell>
              <table:table-cell office:value-type="float" office:value="2.4433810092025">
                <text:p>2.44338100920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3.199972084802">
                <text:p>113.199972084802</text:p>
              </table:table-cell>
              <table:table-cell office:value-type="float" office:value="2.44246968001705">
                <text:p>2.442469680017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2.714964015431">
                <text:p>112.714964015431</text:p>
              </table:table-cell>
              <table:table-cell office:value-type="float" office:value="2.45090450934915">
                <text:p>2.450904509349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2.27110978787">
                <text:p>112.27110978787</text:p>
              </table:table-cell>
              <table:table-cell office:value-type="float" office:value="2.45054000261793">
                <text:p>2.450540002617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2.008786521415">
                <text:p>112.008786521415</text:p>
              </table:table-cell>
              <table:table-cell office:value-type="float" office:value="2.44132749391424">
                <text:p>2.441327493914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1.391252977961">
                <text:p>111.391252977961</text:p>
              </table:table-cell>
              <table:table-cell office:value-type="float" office:value="2.43714780838656">
                <text:p>2.437147808386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.968452201515">
                <text:p>110.968452201515</text:p>
              </table:table-cell>
              <table:table-cell office:value-type="float" office:value="2.43607400762013">
                <text:p>2.436074007620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.692453410339">
                <text:p>110.692453410339</text:p>
              </table:table-cell>
              <table:table-cell office:value-type="float" office:value="2.43825440478534">
                <text:p>2.438254404785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.005891669492">
                <text:p>110.005891669492</text:p>
              </table:table-cell>
              <table:table-cell office:value-type="float" office:value="2.43259208566844">
                <text:p>2.43259208566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.806381718004">
                <text:p>109.806381718004</text:p>
              </table:table-cell>
              <table:table-cell office:value-type="float" office:value="2.43175024469512">
                <text:p>2.43175024469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9.352202593272">
                <text:p>109.352202593272</text:p>
              </table:table-cell>
              <table:table-cell office:value-type="float" office:value="2.43546712257808">
                <text:p>2.435467122578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9.008316196518">
                <text:p>109.008316196518</text:p>
              </table:table-cell>
              <table:table-cell office:value-type="float" office:value="2.43142905791668">
                <text:p>2.431429057916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.52380736502">
                <text:p>108.52380736502</text:p>
              </table:table-cell>
              <table:table-cell office:value-type="float" office:value="2.42424307229141">
                <text:p>2.424243072291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7.926782704758">
                <text:p>107.926782704758</text:p>
              </table:table-cell>
              <table:table-cell office:value-type="float" office:value="2.42608679407603">
                <text:p>2.426086794076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7.735148294324">
                <text:p>107.735148294324</text:p>
              </table:table-cell>
              <table:table-cell office:value-type="float" office:value="2.43100958991792">
                <text:p>2.431009589917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.452311250154">
                <text:p>107.452311250154</text:p>
              </table:table-cell>
              <table:table-cell office:value-type="float" office:value="2.41970435483497">
                <text:p>2.419704354834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6.86124497216">
                <text:p>106.86124497216</text:p>
              </table:table-cell>
              <table:table-cell office:value-type="float" office:value="2.42490995692131">
                <text:p>2.42490995692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6.323778083738">
                <text:p>106.323778083738</text:p>
              </table:table-cell>
              <table:table-cell office:value-type="float" office:value="2.41085226223719">
                <text:p>2.410852262237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6.154899486552">
                <text:p>106.154899486552</text:p>
              </table:table-cell>
              <table:table-cell office:value-type="float" office:value="2.41823880607286">
                <text:p>2.41823880607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60605382742">
                <text:p>105.60605382742</text:p>
              </table:table-cell>
              <table:table-cell office:value-type="float" office:value="2.42276903399917">
                <text:p>2.422769033999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303007611369">
                <text:p>105.303007611369</text:p>
              </table:table-cell>
              <table:table-cell office:value-type="float" office:value="2.40508106420642">
                <text:p>2.405081064206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5.092238238606">
                <text:p>105.092238238606</text:p>
              </table:table-cell>
              <table:table-cell office:value-type="float" office:value="2.41671188153451">
                <text:p>2.416711881534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.72856474716">
                <text:p>104.72856474716</text:p>
              </table:table-cell>
              <table:table-cell office:value-type="float" office:value="2.41538423378321">
                <text:p>2.41538423378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162256887992">
                <text:p>104.162256887992</text:p>
              </table:table-cell>
              <table:table-cell office:value-type="float" office:value="2.40745101395966">
                <text:p>2.407451013959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3.682917185041">
                <text:p>103.682917185041</text:p>
              </table:table-cell>
              <table:table-cell office:value-type="float" office:value="2.39765341119477">
                <text:p>2.397653411194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3.229559376179">
                <text:p>103.229559376179</text:p>
              </table:table-cell>
              <table:table-cell office:value-type="float" office:value="2.40524466860491">
                <text:p>2.405244668604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3.101376382665">
                <text:p>103.101376382665</text:p>
              </table:table-cell>
              <table:table-cell office:value-type="float" office:value="2.40552505617024">
                <text:p>2.405525056170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.730517617697">
                <text:p>102.730517617697</text:p>
              </table:table-cell>
              <table:table-cell office:value-type="float" office:value="2.39361701528301">
                <text:p>2.393617015283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.449067472574">
                <text:p>102.449067472574</text:p>
              </table:table-cell>
              <table:table-cell office:value-type="float" office:value="2.39552747855082">
                <text:p>2.395527478550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.099039353953">
                <text:p>102.099039353953</text:p>
              </table:table-cell>
              <table:table-cell office:value-type="float" office:value="2.39785409637709">
                <text:p>2.397854096377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.666288419515">
                <text:p>101.666288419515</text:p>
              </table:table-cell>
              <table:table-cell office:value-type="float" office:value="2.40432521811719">
                <text:p>2.404325218117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.364059967032">
                <text:p>101.364059967032</text:p>
              </table:table-cell>
              <table:table-cell office:value-type="float" office:value="2.39851958972288">
                <text:p>2.398519589722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.170205228615">
                <text:p>101.170205228615</text:p>
              </table:table-cell>
              <table:table-cell office:value-type="float" office:value="2.39259325322787">
                <text:p>2.392593253227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.735581846734">
                <text:p>100.735581846734</text:p>
              </table:table-cell>
              <table:table-cell office:value-type="float" office:value="2.39846623444604">
                <text:p>2.398466234446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.440767022161">
                <text:p>100.440767022161</text:p>
              </table:table-cell>
              <table:table-cell office:value-type="float" office:value="2.38739009330841">
                <text:p>2.387390093308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.040295181492">
                <text:p>100.040295181492</text:p>
              </table:table-cell>
              <table:table-cell office:value-type="float" office:value="2.40173576280814">
                <text:p>2.401735762808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7168888102712">
                <text:p>99.7168888102712</text:p>
              </table:table-cell>
              <table:table-cell office:value-type="float" office:value="2.38641846244374">
                <text:p>2.386418462443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4161853321682">
                <text:p>99.4161853321682</text:p>
              </table:table-cell>
              <table:table-cell office:value-type="float" office:value="2.38400577961061">
                <text:p>2.384005779610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913690045661">
                <text:p>99.1913690045661</text:p>
              </table:table-cell>
              <table:table-cell office:value-type="float" office:value="2.39171628618543">
                <text:p>2.391716286185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7640552680984">
                <text:p>98.7640552680984</text:p>
              </table:table-cell>
              <table:table-cell office:value-type="float" office:value="2.39326941006901">
                <text:p>2.393269410069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3426500049699">
                <text:p>98.3426500049699</text:p>
              </table:table-cell>
              <table:table-cell office:value-type="float" office:value="2.38375781036421">
                <text:p>2.383757810364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0461383278301">
                <text:p>98.0461383278301</text:p>
              </table:table-cell>
              <table:table-cell office:value-type="float" office:value="2.37378280538705">
                <text:p>2.373782805387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.8074999833858">
                <text:p>97.8074999833858</text:p>
              </table:table-cell>
              <table:table-cell office:value-type="float" office:value="2.3848395341088">
                <text:p>2.3848395341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.4267925572837">
                <text:p>97.4267925572837</text:p>
              </table:table-cell>
              <table:table-cell office:value-type="float" office:value="2.38622068027519">
                <text:p>2.386220680275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.2371981959579">
                <text:p>97.2371981959579</text:p>
              </table:table-cell>
              <table:table-cell office:value-type="float" office:value="2.38587463632372">
                <text:p>2.385874636323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6.9194249363872">
                <text:p>96.9194249363872</text:p>
              </table:table-cell>
              <table:table-cell office:value-type="float" office:value="2.3838251744182">
                <text:p>2.38382517441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6.8012723315143">
                <text:p>96.8012723315143</text:p>
              </table:table-cell>
              <table:table-cell office:value-type="float" office:value="2.38236076984031">
                <text:p>2.38236076984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6.3429004545742">
                <text:p>96.3429004545742</text:p>
              </table:table-cell>
              <table:table-cell office:value-type="float" office:value="2.38265322106794">
                <text:p>2.382653221067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6.0930172801333">
                <text:p>96.0930172801333</text:p>
              </table:table-cell>
              <table:table-cell office:value-type="float" office:value="2.37647336819178">
                <text:p>2.376473368191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5.8696737294959">
                <text:p>95.8696737294959</text:p>
              </table:table-cell>
              <table:table-cell office:value-type="float" office:value="2.37458350768494">
                <text:p>2.37458350768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.6038406759896">
                <text:p>95.6038406759896</text:p>
              </table:table-cell>
              <table:table-cell office:value-type="float" office:value="2.38562715163125">
                <text:p>2.38562715163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5.2308342135046">
                <text:p>95.2308342135046</text:p>
              </table:table-cell>
              <table:table-cell office:value-type="float" office:value="2.36968885169973">
                <text:p>2.369688851699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9753917812399">
                <text:p>94.9753917812399</text:p>
              </table:table-cell>
              <table:table-cell office:value-type="float" office:value="2.365530625242">
                <text:p>2.3655306252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9134295239615">
                <text:p>94.9134295239615</text:p>
              </table:table-cell>
              <table:table-cell office:value-type="float" office:value="2.37506340474967">
                <text:p>2.375063404749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4.7757786884392">
                <text:p>94.7757786884392</text:p>
              </table:table-cell>
              <table:table-cell office:value-type="float" office:value="2.37459458673468">
                <text:p>2.374594586734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.5325349284573">
                <text:p>94.5325349284573</text:p>
              </table:table-cell>
              <table:table-cell office:value-type="float" office:value="2.36701472766925">
                <text:p>2.367014727669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.1704732174581">
                <text:p>94.1704732174581</text:p>
              </table:table-cell>
              <table:table-cell office:value-type="float" office:value="2.37362653739144">
                <text:p>2.37362653739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.0005230623745">
                <text:p>94.0005230623745</text:p>
              </table:table-cell>
              <table:table-cell office:value-type="float" office:value="2.36036235062109">
                <text:p>2.360362350621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.0931603252861">
                <text:p>94.0931603252861</text:p>
              </table:table-cell>
              <table:table-cell office:value-type="float" office:value="2.36866998077403">
                <text:p>2.368669980774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3.8773441997589">
                <text:p>93.8773441997589</text:p>
              </table:table-cell>
              <table:table-cell office:value-type="float" office:value="2.36623803448264">
                <text:p>2.366238034482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3.7425863201992">
                <text:p>93.7425863201992</text:p>
              </table:table-cell>
              <table:table-cell office:value-type="float" office:value="2.35909736954342">
                <text:p>2.359097369543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3.7740207360226">
                <text:p>93.7740207360226</text:p>
              </table:table-cell>
              <table:table-cell office:value-type="float" office:value="2.36588943592947">
                <text:p>2.36588943592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3.7683384730688">
                <text:p>93.7683384730688</text:p>
              </table:table-cell>
              <table:table-cell office:value-type="float" office:value="2.36424162503295">
                <text:p>2.364241625032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3.9217827396819">
                <text:p>93.9217827396819</text:p>
              </table:table-cell>
              <table:table-cell office:value-type="float" office:value="2.3628588767675">
                <text:p>2.36285887676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3.9981697268622">
                <text:p>93.9981697268622</text:p>
              </table:table-cell>
              <table:table-cell office:value-type="float" office:value="2.36478059998723">
                <text:p>2.3647805999872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3.9221838385373">
                <text:p>93.9221838385373</text:p>
              </table:table-cell>
              <table:table-cell office:value-type="float" office:value="2.36962754501643">
                <text:p>2.36962754501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3.8716947593895">
                <text:p>93.8716947593895</text:p>
              </table:table-cell>
              <table:table-cell office:value-type="float" office:value="2.36609563675304">
                <text:p>2.366095636753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3.9086207011901">
                <text:p>93.9086207011901</text:p>
              </table:table-cell>
              <table:table-cell office:value-type="float" office:value="2.36702637854907">
                <text:p>2.367026378549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3.8725577045816">
                <text:p>93.8725577045816</text:p>
              </table:table-cell>
              <table:table-cell office:value-type="float" office:value="2.36087349292351">
                <text:p>2.3608734929235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.9559124962341">
                <text:p>93.9559124962341</text:p>
              </table:table-cell>
              <table:table-cell office:value-type="float" office:value="2.36897104991734">
                <text:p>2.368971049917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3.9186672073236">
                <text:p>93.9186672073236</text:p>
              </table:table-cell>
              <table:table-cell office:value-type="float" office:value="2.3702933315746">
                <text:p>2.3702933315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.0254392438557">
                <text:p>94.0254392438557</text:p>
              </table:table-cell>
              <table:table-cell office:value-type="float" office:value="2.36546663914038">
                <text:p>2.365466639140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.0083691806214">
                <text:p>94.0083691806214</text:p>
              </table:table-cell>
              <table:table-cell office:value-type="float" office:value="2.36354175568087">
                <text:p>2.363541755680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3.9285294093333">
                <text:p>93.9285294093333</text:p>
              </table:table-cell>
              <table:table-cell office:value-type="float" office:value="2.36527518900465">
                <text:p>2.36527518900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.0394247217623">
                <text:p>94.0394247217623</text:p>
              </table:table-cell>
              <table:table-cell office:value-type="float" office:value="2.36881888713569">
                <text:p>2.368818887135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3.9728519360778">
                <text:p>93.9728519360778</text:p>
              </table:table-cell>
              <table:table-cell office:value-type="float" office:value="2.36864536758512">
                <text:p>2.36864536758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.9406786913955">
                <text:p>93.9406786913955</text:p>
              </table:table-cell>
              <table:table-cell office:value-type="float" office:value="2.37084885131806">
                <text:p>2.370848851318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3.8894569001227">
                <text:p>93.8894569001227</text:p>
              </table:table-cell>
              <table:table-cell office:value-type="float" office:value="2.36729546208992">
                <text:p>2.367295462089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.0223524913092">
                <text:p>94.0223524913092</text:p>
              </table:table-cell>
              <table:table-cell office:value-type="float" office:value="2.36464079776756">
                <text:p>2.36464079776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.9355572986077">
                <text:p>93.9355572986077</text:p>
              </table:table-cell>
              <table:table-cell office:value-type="float" office:value="2.36996495326291">
                <text:p>2.369964953262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.0364611041908">
                <text:p>94.0364611041908</text:p>
              </table:table-cell>
              <table:table-cell office:value-type="float" office:value="2.36949609765988">
                <text:p>2.369496097659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.9969948668573">
                <text:p>93.9969948668573</text:p>
              </table:table-cell>
              <table:table-cell office:value-type="float" office:value="2.37000688623762">
                <text:p>2.370006886237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3.8760299544031">
                <text:p>93.8760299544031</text:p>
              </table:table-cell>
              <table:table-cell office:value-type="float" office:value="2.36320401290084">
                <text:p>2.363204012900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.8633008688699">
                <text:p>93.8633008688699</text:p>
              </table:table-cell>
              <table:table-cell office:value-type="float" office:value="2.36738860033313">
                <text:p>2.367388600333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3.7991458383284">
                <text:p>93.7991458383284</text:p>
              </table:table-cell>
              <table:table-cell office:value-type="float" office:value="2.36276634950116">
                <text:p>2.36276634950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3.6745092594565">
                <text:p>93.6745092594565</text:p>
              </table:table-cell>
              <table:table-cell office:value-type="float" office:value="2.37017772244604">
                <text:p>2.370177722446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3.6681591630795">
                <text:p>93.6681591630795</text:p>
              </table:table-cell>
              <table:table-cell office:value-type="float" office:value="2.37153580566773">
                <text:p>2.371535805667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3.3916234466453">
                <text:p>93.3916234466453</text:p>
              </table:table-cell>
              <table:table-cell office:value-type="float" office:value="2.3652925686297">
                <text:p>2.36529256862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3.3089001757067">
                <text:p>93.3089001757067</text:p>
              </table:table-cell>
              <table:table-cell office:value-type="float" office:value="2.37081333639936">
                <text:p>2.370813336399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.1832281260958">
                <text:p>93.1832281260958</text:p>
              </table:table-cell>
              <table:table-cell office:value-type="float" office:value="2.37145071633378">
                <text:p>2.371450716333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3.0337594639709">
                <text:p>93.0337594639709</text:p>
              </table:table-cell>
              <table:table-cell office:value-type="float" office:value="2.36611487715658">
                <text:p>2.366114877156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2.8672925469457">
                <text:p>92.8672925469457</text:p>
              </table:table-cell>
              <table:table-cell office:value-type="float" office:value="2.36111764878199">
                <text:p>2.361117648781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2.6456159027506">
                <text:p>92.6456159027506</text:p>
              </table:table-cell>
              <table:table-cell office:value-type="float" office:value="2.36467076937932">
                <text:p>2.364670769379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.3789919029213">
                <text:p>92.3789919029213</text:p>
              </table:table-cell>
              <table:table-cell office:value-type="float" office:value="2.35940307566358">
                <text:p>2.359403075663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.0003561080064">
                <text:p>92.0003561080064</text:p>
              </table:table-cell>
              <table:table-cell office:value-type="float" office:value="2.35743407533841">
                <text:p>2.357434075338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8206917421123">
                <text:p>91.8206917421123</text:p>
              </table:table-cell>
              <table:table-cell office:value-type="float" office:value="2.3629366945639">
                <text:p>2.36293669456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3854832782538">
                <text:p>91.3854832782538</text:p>
              </table:table-cell>
              <table:table-cell office:value-type="float" office:value="2.35407658020179">
                <text:p>2.354076580201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1349794645284">
                <text:p>91.1349794645284</text:p>
              </table:table-cell>
              <table:table-cell office:value-type="float" office:value="2.34684511999437">
                <text:p>2.346845119994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1.0150207053759">
                <text:p>91.0150207053759</text:p>
              </table:table-cell>
              <table:table-cell office:value-type="float" office:value="2.33988012329858">
                <text:p>2.339880123298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0.6727499748408">
                <text:p>90.6727499748408</text:p>
              </table:table-cell>
              <table:table-cell office:value-type="float" office:value="2.34428814149932">
                <text:p>2.34428814149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0.5691020436882">
                <text:p>90.5691020436882</text:p>
              </table:table-cell>
              <table:table-cell office:value-type="float" office:value="2.35582401642109">
                <text:p>2.355824016421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3212841472042">
                <text:p>90.3212841472042</text:p>
              </table:table-cell>
              <table:table-cell office:value-type="float" office:value="2.35256353868027">
                <text:p>2.35256353868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2020747544091">
                <text:p>90.2020747544091</text:p>
              </table:table-cell>
              <table:table-cell office:value-type="float" office:value="2.34707128036735">
                <text:p>2.347071280367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9.9713467777381">
                <text:p>89.9713467777381</text:p>
              </table:table-cell>
              <table:table-cell office:value-type="float" office:value="2.34344885542481">
                <text:p>2.3434488554248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.7382567526248">
                <text:p>89.7382567526248</text:p>
              </table:table-cell>
              <table:table-cell office:value-type="float" office:value="2.344546315006">
                <text:p>2.344546315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9.472991304639">
                <text:p>89.472991304639</text:p>
              </table:table-cell>
              <table:table-cell office:value-type="float" office:value="2.3408136924245">
                <text:p>2.3408136924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9.3288550525529">
                <text:p>89.3288550525529</text:p>
              </table:table-cell>
              <table:table-cell office:value-type="float" office:value="2.35320507955131">
                <text:p>2.353205079551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9.2317258602567">
                <text:p>89.2317258602567</text:p>
              </table:table-cell>
              <table:table-cell office:value-type="float" office:value="2.35309710688631">
                <text:p>2.353097106886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8.8973037442644">
                <text:p>88.8973037442644</text:p>
              </table:table-cell>
              <table:table-cell office:value-type="float" office:value="2.3475454722055">
                <text:p>2.3475454722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8.7391325740792">
                <text:p>88.7391325740792</text:p>
              </table:table-cell>
              <table:table-cell office:value-type="float" office:value="2.34910912902532">
                <text:p>2.349109129025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8.4691046241568">
                <text:p>88.4691046241568</text:p>
              </table:table-cell>
              <table:table-cell office:value-type="float" office:value="2.33379791671754">
                <text:p>2.333797916717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8.3733591078216">
                <text:p>88.3733591078216</text:p>
              </table:table-cell>
              <table:table-cell office:value-type="float" office:value="2.34601165461299">
                <text:p>2.346011654612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8.2878588312119">
                <text:p>88.2878588312119</text:p>
              </table:table-cell>
              <table:table-cell office:value-type="float" office:value="2.34788207203571">
                <text:p>2.34788207203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9738726497816">
                <text:p>87.9738726497816</text:p>
              </table:table-cell>
              <table:table-cell office:value-type="float" office:value="2.34868554388071">
                <text:p>2.348685543880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7.7244754102297">
                <text:p>87.7244754102297</text:p>
              </table:table-cell>
              <table:table-cell office:value-type="float" office:value="2.34705127082041">
                <text:p>2.347051270820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7.7077285591184">
                <text:p>87.7077285591184</text:p>
              </table:table-cell>
              <table:table-cell office:value-type="float" office:value="2.33741881984093">
                <text:p>2.33741881984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7.6019847320824">
                <text:p>87.6019847320824</text:p>
              </table:table-cell>
              <table:table-cell office:value-type="float" office:value="2.34293564692602">
                <text:p>2.342935646926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.3515504441678">
                <text:p>87.3515504441678</text:p>
              </table:table-cell>
              <table:table-cell office:value-type="float" office:value="2.34379430690062">
                <text:p>2.34379430690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.8835177752375">
                <text:p>86.8835177752375</text:p>
              </table:table-cell>
              <table:table-cell office:value-type="float" office:value="2.33797873752479">
                <text:p>2.337978737524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.8545855323713">
                <text:p>86.8545855323713</text:p>
              </table:table-cell>
              <table:table-cell office:value-type="float" office:value="2.34570840934001">
                <text:p>2.345708409340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.6378498925268">
                <text:p>86.6378498925268</text:p>
              </table:table-cell>
              <table:table-cell office:value-type="float" office:value="2.3424191888799">
                <text:p>2.34241918887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.597962943709">
                <text:p>86.597962943709</text:p>
              </table:table-cell>
              <table:table-cell office:value-type="float" office:value="2.33367678549174">
                <text:p>2.333676785491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6.3090749400085">
                <text:p>86.3090749400085</text:p>
              </table:table-cell>
              <table:table-cell office:value-type="float" office:value="2.34124430244647">
                <text:p>2.341244302446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6.0461983181128">
                <text:p>86.0461983181128</text:p>
              </table:table-cell>
              <table:table-cell office:value-type="float" office:value="2.32983144221213">
                <text:p>2.329831442212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6.1107206449929">
                <text:p>86.1107206449929</text:p>
              </table:table-cell>
              <table:table-cell office:value-type="float" office:value="2.34363696626197">
                <text:p>2.343636966261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.9233777559984">
                <text:p>85.9233777559984</text:p>
              </table:table-cell>
              <table:table-cell office:value-type="float" office:value="2.32480211299114">
                <text:p>2.324802112991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.7133987483871">
                <text:p>85.7133987483871</text:p>
              </table:table-cell>
              <table:table-cell office:value-type="float" office:value="2.32594173446703">
                <text:p>2.325941734467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5.426830679828">
                <text:p>85.426830679828</text:p>
              </table:table-cell>
              <table:table-cell office:value-type="float" office:value="2.33194356809272">
                <text:p>2.331943568092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5.3031920680581">
                <text:p>85.3031920680581</text:p>
              </table:table-cell>
              <table:table-cell office:value-type="float" office:value="2.33204660928815">
                <text:p>2.332046609288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.1371906630704">
                <text:p>85.1371906630704</text:p>
              </table:table-cell>
              <table:table-cell office:value-type="float" office:value="2.33713529391535">
                <text:p>2.337135293915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.9086915280173">
                <text:p>84.9086915280173</text:p>
              </table:table-cell>
              <table:table-cell office:value-type="float" office:value="2.32299844580052">
                <text:p>2.32299844580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.9125046915942">
                <text:p>84.9125046915942</text:p>
              </table:table-cell>
              <table:table-cell office:value-type="float" office:value="2.33008956033599">
                <text:p>2.330089560335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704210314482">
                <text:p>84.704210314482</text:p>
              </table:table-cell>
              <table:table-cell office:value-type="float" office:value="2.32349909401308">
                <text:p>2.323499094013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.554512605774">
                <text:p>84.554512605774</text:p>
              </table:table-cell>
              <table:table-cell office:value-type="float" office:value="2.3237681663489">
                <text:p>2.32376816634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4.2789657091258">
                <text:p>84.2789657091258</text:p>
              </table:table-cell>
              <table:table-cell office:value-type="float" office:value="2.31096504611405">
                <text:p>2.310965046114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2000480106752">
                <text:p>84.2000480106752</text:p>
              </table:table-cell>
              <table:table-cell office:value-type="float" office:value="2.33170467490009">
                <text:p>2.331704674900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3.9833798855464">
                <text:p>83.9833798855464</text:p>
              </table:table-cell>
              <table:table-cell office:value-type="float" office:value="2.31595689673373">
                <text:p>2.315956896733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3.9651290715378">
                <text:p>83.9651290715378</text:p>
              </table:table-cell>
              <table:table-cell office:value-type="float" office:value="2.31281691426439">
                <text:p>2.312816914264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4.0049267364718">
                <text:p>84.0049267364718</text:p>
              </table:table-cell>
              <table:table-cell office:value-type="float" office:value="2.31919806432857">
                <text:p>2.319198064328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3.8010770396181">
                <text:p>83.8010770396181</text:p>
              </table:table-cell>
              <table:table-cell office:value-type="float" office:value="2.32601362383677">
                <text:p>2.326013623836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3.7175458073157">
                <text:p>83.7175458073157</text:p>
              </table:table-cell>
              <table:table-cell office:value-type="float" office:value="2.32459072362909">
                <text:p>2.324590723629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3.6453087327675">
                <text:p>83.6453087327675</text:p>
              </table:table-cell>
              <table:table-cell office:value-type="float" office:value="2.32707473809659">
                <text:p>2.327074738096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.3492891931299">
                <text:p>83.3492891931299</text:p>
              </table:table-cell>
              <table:table-cell office:value-type="float" office:value="2.31258297964015">
                <text:p>2.312582979640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3.339926241868">
                <text:p>83.339926241868</text:p>
              </table:table-cell>
              <table:table-cell office:value-type="float" office:value="2.32851235640076">
                <text:p>2.328512356400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.2625015358054">
                <text:p>83.2625015358054</text:p>
              </table:table-cell>
              <table:table-cell office:value-type="float" office:value="2.3182197396365">
                <text:p>2.31821973963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.1540399138851">
                <text:p>83.1540399138851</text:p>
              </table:table-cell>
              <table:table-cell office:value-type="float" office:value="2.32513450626925">
                <text:p>2.325134506269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.0096749843053">
                <text:p>83.0096749843053</text:p>
              </table:table-cell>
              <table:table-cell office:value-type="float" office:value="2.330225241838">
                <text:p>2.3302252418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3.0415100597286">
                <text:p>83.0415100597286</text:p>
              </table:table-cell>
              <table:table-cell office:value-type="float" office:value="2.32562745368499">
                <text:p>2.325627453684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8584630861568">
                <text:p>82.8584630861568</text:p>
              </table:table-cell>
              <table:table-cell office:value-type="float" office:value="2.32506454147992">
                <text:p>2.325064541479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8076172583175">
                <text:p>82.8076172583175</text:p>
              </table:table-cell>
              <table:table-cell office:value-type="float" office:value="2.32455313176777">
                <text:p>2.324553131767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8060207291717">
                <text:p>82.8060207291717</text:p>
              </table:table-cell>
              <table:table-cell office:value-type="float" office:value="2.31630896502167">
                <text:p>2.316308965021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767723521914">
                <text:p>82.767723521914</text:p>
              </table:table-cell>
              <table:table-cell office:value-type="float" office:value="2.32343324554275">
                <text:p>2.32343324554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578159128186">
                <text:p>82.578159128186</text:p>
              </table:table-cell>
              <table:table-cell office:value-type="float" office:value="2.32269219289665">
                <text:p>2.322692192896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352773292707">
                <text:p>82.352773292707</text:p>
              </table:table-cell>
              <table:table-cell office:value-type="float" office:value="2.32094775172623">
                <text:p>2.320947751726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104259241511">
                <text:p>82.4104259241511</text:p>
              </table:table-cell>
              <table:table-cell office:value-type="float" office:value="2.30704901498072">
                <text:p>2.307049014980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298164501171">
                <text:p>82.4298164501171</text:p>
              </table:table-cell>
              <table:table-cell office:value-type="float" office:value="2.3130364268232">
                <text:p>2.31303642682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007196570516">
                <text:p>82.4007196570516</text:p>
              </table:table-cell>
              <table:table-cell office:value-type="float" office:value="2.31221995112104">
                <text:p>2.31221995112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0354247505308">
                <text:p>82.0354247505308</text:p>
              </table:table-cell>
              <table:table-cell office:value-type="float" office:value="2.32217068578308">
                <text:p>2.322170685783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0935177221685">
                <text:p>82.0935177221685</text:p>
              </table:table-cell>
              <table:table-cell office:value-type="float" office:value="2.30541566012088">
                <text:p>2.305415660120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1.9977529021375">
                <text:p>81.9977529021375</text:p>
              </table:table-cell>
              <table:table-cell office:value-type="float" office:value="2.3100249914473">
                <text:p>2.31002499144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8688533753832">
                <text:p>81.8688533753832</text:p>
              </table:table-cell>
              <table:table-cell office:value-type="float" office:value="2.30274140988326">
                <text:p>2.30274140988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8934809432351">
                <text:p>81.8934809432351</text:p>
              </table:table-cell>
              <table:table-cell office:value-type="float" office:value="2.31260022344134">
                <text:p>2.312600223441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1.8364904917116">
                <text:p>81.8364904917116</text:p>
              </table:table-cell>
              <table:table-cell office:value-type="float" office:value="2.30639735641694">
                <text:p>2.30639735641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1.7936428336579">
                <text:p>81.7936428336579</text:p>
              </table:table-cell>
              <table:table-cell office:value-type="float" office:value="2.30427484168702">
                <text:p>2.304274841687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1.6548570814989">
                <text:p>81.6548570814989</text:p>
              </table:table-cell>
              <table:table-cell office:value-type="float" office:value="2.29763134684775">
                <text:p>2.297631346847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.6158334209729">
                <text:p>81.6158334209729</text:p>
              </table:table-cell>
              <table:table-cell office:value-type="float" office:value="2.30567921361004">
                <text:p>2.305679213610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1.6390141109017">
                <text:p>81.6390141109017</text:p>
              </table:table-cell>
              <table:table-cell office:value-type="float" office:value="2.30633407716636">
                <text:p>2.306334077166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1.5371144081025">
                <text:p>81.5371144081025</text:p>
              </table:table-cell>
              <table:table-cell office:value-type="float" office:value="2.31270251897453">
                <text:p>2.312702518974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1.5152700418762">
                <text:p>81.5152700418762</text:p>
              </table:table-cell>
              <table:table-cell office:value-type="float" office:value="2.32049903291305">
                <text:p>2.320499032913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1.7431726384534">
                <text:p>81.7431726384534</text:p>
              </table:table-cell>
              <table:table-cell office:value-type="float" office:value="2.31482552684373">
                <text:p>2.31482552684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1.4114873098385">
                <text:p>81.4114873098385</text:p>
              </table:table-cell>
              <table:table-cell office:value-type="float" office:value="2.31566884974576">
                <text:p>2.315668849745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.4461426281196">
                <text:p>81.4461426281196</text:p>
              </table:table-cell>
              <table:table-cell office:value-type="float" office:value="2.31105202724318">
                <text:p>2.31105202724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1.2694428244713">
                <text:p>81.2694428244713</text:p>
              </table:table-cell>
              <table:table-cell office:value-type="float" office:value="2.30696704956268">
                <text:p>2.306967049562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.3311491865202">
                <text:p>81.3311491865202</text:p>
              </table:table-cell>
              <table:table-cell office:value-type="float" office:value="2.32850402760171">
                <text:p>2.328504027601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.3092237879566">
                <text:p>81.3092237879566</text:p>
              </table:table-cell>
              <table:table-cell office:value-type="float" office:value="2.31369621613703">
                <text:p>2.313696216137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1.0682348703856">
                <text:p>81.0682348703856</text:p>
              </table:table-cell>
              <table:table-cell office:value-type="float" office:value="2.3087089086365">
                <text:p>2.30870890863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1.1807057126261">
                <text:p>81.1807057126261</text:p>
              </table:table-cell>
              <table:table-cell office:value-type="float" office:value="2.32897423154345">
                <text:p>2.328974231543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1.1296137116405">
                <text:p>81.1296137116405</text:p>
              </table:table-cell>
              <table:table-cell office:value-type="float" office:value="2.32083254098741">
                <text:p>2.320832540987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1.0896671900927">
                <text:p>81.0896671900927</text:p>
              </table:table-cell>
              <table:table-cell office:value-type="float" office:value="2.32254247495932">
                <text:p>2.322542474959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1.1531176788668">
                <text:p>81.1531176788668</text:p>
              </table:table-cell>
              <table:table-cell office:value-type="float" office:value="2.33010133364664">
                <text:p>2.330101333646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1.2519782651475">
                <text:p>81.2519782651475</text:p>
              </table:table-cell>
              <table:table-cell office:value-type="float" office:value="2.32528458043663">
                <text:p>2.325284580436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4602659767325">
                <text:p>81.4602659767325</text:p>
              </table:table-cell>
              <table:table-cell office:value-type="float" office:value="2.31799420010942">
                <text:p>2.317994200109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1.3978925034303">
                <text:p>81.3978925034303</text:p>
              </table:table-cell>
              <table:table-cell office:value-type="float" office:value="2.32092231876814">
                <text:p>2.320922318768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1.4367140054165">
                <text:p>81.4367140054165</text:p>
              </table:table-cell>
              <table:table-cell office:value-type="float" office:value="2.31544991673232">
                <text:p>2.315449916732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1.5663110910381">
                <text:p>81.5663110910381</text:p>
              </table:table-cell>
              <table:table-cell office:value-type="float" office:value="2.31819785184328">
                <text:p>2.318197851843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1.4791040819669">
                <text:p>81.4791040819669</text:p>
              </table:table-cell>
              <table:table-cell office:value-type="float" office:value="2.30920010873217">
                <text:p>2.309200108732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1.6797570086983">
                <text:p>81.6797570086983</text:p>
              </table:table-cell>
              <table:table-cell office:value-type="float" office:value="2.31117705845234">
                <text:p>2.311177058452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1.9902114950315">
                <text:p>81.9902114950315</text:p>
              </table:table-cell>
              <table:table-cell office:value-type="float" office:value="2.30706766013488">
                <text:p>2.307067660134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1.8825416129714">
                <text:p>81.8825416129714</text:p>
              </table:table-cell>
              <table:table-cell office:value-type="float" office:value="2.30953036050145">
                <text:p>2.309530360501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2.0373973868016">
                <text:p>82.0373973868016</text:p>
              </table:table-cell>
              <table:table-cell office:value-type="float" office:value="2.31205951432397">
                <text:p>2.312059514323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2.2901176144499">
                <text:p>82.2901176144499</text:p>
              </table:table-cell>
              <table:table-cell office:value-type="float" office:value="2.31459039234493">
                <text:p>2.314590392344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2.3033332496321">
                <text:p>82.3033332496321</text:p>
              </table:table-cell>
              <table:table-cell office:value-type="float" office:value="2.3049543679716">
                <text:p>2.30495436797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.5046193252232">
                <text:p>82.5046193252232</text:p>
              </table:table-cell>
              <table:table-cell office:value-type="float" office:value="2.31149815330141">
                <text:p>2.311498153301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2.7623413153591">
                <text:p>82.7623413153591</text:p>
              </table:table-cell>
              <table:table-cell office:value-type="float" office:value="2.31780916502852">
                <text:p>2.317809165028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2.8465757530147">
                <text:p>82.8465757530147</text:p>
              </table:table-cell>
              <table:table-cell office:value-type="float" office:value="2.31112267663557">
                <text:p>2.311122676635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3.0592892878334">
                <text:p>83.0592892878334</text:p>
              </table:table-cell>
              <table:table-cell office:value-type="float" office:value="2.31705662223897">
                <text:p>2.317056622238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3.1229338510137">
                <text:p>83.1229338510137</text:p>
              </table:table-cell>
              <table:table-cell office:value-type="float" office:value="2.30364403305484">
                <text:p>2.303644033054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3.5434059636067">
                <text:p>83.5434059636067</text:p>
              </table:table-cell>
              <table:table-cell office:value-type="float" office:value="2.32423972722211">
                <text:p>2.324239727222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3.6133322503056">
                <text:p>83.6133322503056</text:p>
              </table:table-cell>
              <table:table-cell office:value-type="float" office:value="2.31990903467707">
                <text:p>2.319909034677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.6930994347802">
                <text:p>83.6930994347802</text:p>
              </table:table-cell>
              <table:table-cell office:value-type="float" office:value="2.32301655758423">
                <text:p>2.323016557584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0138208868041">
                <text:p>84.0138208868041</text:p>
              </table:table-cell>
              <table:table-cell office:value-type="float" office:value="2.32298745555253">
                <text:p>2.322987455552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.1886147290713">
                <text:p>84.1886147290713</text:p>
              </table:table-cell>
              <table:table-cell office:value-type="float" office:value="2.31809358843882">
                <text:p>2.318093588438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.3202867938672">
                <text:p>84.3202867938672</text:p>
              </table:table-cell>
              <table:table-cell office:value-type="float" office:value="2.32968083601809">
                <text:p>2.329680836018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4.4613171221003">
                <text:p>84.4613171221003</text:p>
              </table:table-cell>
              <table:table-cell office:value-type="float" office:value="2.32825157307753">
                <text:p>2.328251573077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4.7827726663855">
                <text:p>84.7827726663855</text:p>
              </table:table-cell>
              <table:table-cell office:value-type="float" office:value="2.34335341468734">
                <text:p>2.343353414687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4.9032067297814">
                <text:p>84.9032067297814</text:p>
              </table:table-cell>
              <table:table-cell office:value-type="float" office:value="2.33688385381305">
                <text:p>2.336883853813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5.1254731851753">
                <text:p>85.1254731851753</text:p>
              </table:table-cell>
              <table:table-cell office:value-type="float" office:value="2.33769461809086">
                <text:p>2.337694618090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5.3224265536324">
                <text:p>85.3224265536324</text:p>
              </table:table-cell>
              <table:table-cell office:value-type="float" office:value="2.3247668294762">
                <text:p>2.32476682947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5.5351415793532">
                <text:p>85.5351415793532</text:p>
              </table:table-cell>
              <table:table-cell office:value-type="float" office:value="2.33577061026405">
                <text:p>2.3357706102640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.8844995153374">
                <text:p>85.8844995153374</text:p>
              </table:table-cell>
              <table:table-cell office:value-type="float" office:value="2.34269178602638">
                <text:p>2.342691786026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6.3273707522707">
                <text:p>86.3273707522707</text:p>
              </table:table-cell>
              <table:table-cell office:value-type="float" office:value="2.33658824901206">
                <text:p>2.336588249012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6.4434518630532">
                <text:p>86.4434518630532</text:p>
              </table:table-cell>
              <table:table-cell office:value-type="float" office:value="2.32951295865597">
                <text:p>2.329512958655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6.8689072683662">
                <text:p>86.8689072683662</text:p>
              </table:table-cell>
              <table:table-cell office:value-type="float" office:value="2.34952516642854">
                <text:p>2.349525166428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6.9144635661982">
                <text:p>86.9144635661982</text:p>
              </table:table-cell>
              <table:table-cell office:value-type="float" office:value="2.32871583235343">
                <text:p>2.328715832353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7.2517647557916">
                <text:p>87.2517647557916</text:p>
              </table:table-cell>
              <table:table-cell office:value-type="float" office:value="2.33273476915327">
                <text:p>2.332734769153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7.7125674062731">
                <text:p>87.7125674062731</text:p>
              </table:table-cell>
              <table:table-cell office:value-type="float" office:value="2.34589320650741">
                <text:p>2.345893206507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8.0780733781115">
                <text:p>88.0780733781115</text:p>
              </table:table-cell>
              <table:table-cell office:value-type="float" office:value="2.3348842533321">
                <text:p>2.33488425333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8.5122888304217">
                <text:p>88.5122888304217</text:p>
              </table:table-cell>
              <table:table-cell office:value-type="float" office:value="2.35135740223121">
                <text:p>2.351357402231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8.8964163338433">
                <text:p>88.8964163338433</text:p>
              </table:table-cell>
              <table:table-cell office:value-type="float" office:value="2.35575032135092">
                <text:p>2.355750321350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9.1246183722545">
                <text:p>89.1246183722545</text:p>
              </table:table-cell>
              <table:table-cell office:value-type="float" office:value="2.34701061080094">
                <text:p>2.347010610800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9.5710703129085">
                <text:p>89.5710703129085</text:p>
              </table:table-cell>
              <table:table-cell office:value-type="float" office:value="2.35550275913043">
                <text:p>2.355502759130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9.9726872167326">
                <text:p>89.9726872167326</text:p>
              </table:table-cell>
              <table:table-cell office:value-type="float" office:value="2.35711578304667">
                <text:p>2.35711578304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0.2780991437015">
                <text:p>90.2780991437015</text:p>
              </table:table-cell>
              <table:table-cell office:value-type="float" office:value="2.35463577855682">
                <text:p>2.354635778556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0.5867574483158">
                <text:p>90.5867574483158</text:p>
              </table:table-cell>
              <table:table-cell office:value-type="float" office:value="2.36752283227402">
                <text:p>2.367522832274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.104722742567">
                <text:p>91.104722742567</text:p>
              </table:table-cell>
              <table:table-cell office:value-type="float" office:value="2.35703261503244">
                <text:p>2.357032615032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.4916359729128">
                <text:p>91.4916359729128</text:p>
              </table:table-cell>
              <table:table-cell office:value-type="float" office:value="2.36545993495493">
                <text:p>2.365459934954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.8542148025881">
                <text:p>91.8542148025881</text:p>
              </table:table-cell>
              <table:table-cell office:value-type="float" office:value="2.35911704461883">
                <text:p>2.359117044618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2.2534065278893">
                <text:p>92.2534065278893</text:p>
              </table:table-cell>
              <table:table-cell office:value-type="float" office:value="2.37250161211134">
                <text:p>2.372501612111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.62636208985">
                <text:p>92.62636208985</text:p>
              </table:table-cell>
              <table:table-cell office:value-type="float" office:value="2.37114078450044">
                <text:p>2.371140784500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.9465500650777">
                <text:p>92.9465500650777</text:p>
              </table:table-cell>
              <table:table-cell office:value-type="float" office:value="2.37157938553637">
                <text:p>2.371579385536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3.3543247900171">
                <text:p>93.3543247900171</text:p>
              </table:table-cell>
              <table:table-cell office:value-type="float" office:value="2.37120222086984">
                <text:p>2.371202220869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.7980190036016">
                <text:p>93.7980190036016</text:p>
              </table:table-cell>
              <table:table-cell office:value-type="float" office:value="2.37406286430337">
                <text:p>2.374062864303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4.2075038677917">
                <text:p>94.2075038677917</text:p>
              </table:table-cell>
              <table:table-cell office:value-type="float" office:value="2.37758291127775">
                <text:p>2.377582911277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4.6354332002554">
                <text:p>94.6354332002554</text:p>
              </table:table-cell>
              <table:table-cell office:value-type="float" office:value="2.37033438140567">
                <text:p>2.370334381405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4.9776083769222">
                <text:p>94.9776083769222</text:p>
              </table:table-cell>
              <table:table-cell office:value-type="float" office:value="2.37221729720905">
                <text:p>2.372217297209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.4707262882189">
                <text:p>95.4707262882189</text:p>
              </table:table-cell>
              <table:table-cell office:value-type="float" office:value="2.37860570527765">
                <text:p>2.378605705277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6.047936495273">
                <text:p>96.047936495273</text:p>
              </table:table-cell>
              <table:table-cell office:value-type="float" office:value="2.38485848701398">
                <text:p>2.384858487013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6.3912618913146">
                <text:p>96.3912618913146</text:p>
              </table:table-cell>
              <table:table-cell office:value-type="float" office:value="2.38093856230308">
                <text:p>2.38093856230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6.7159034905842">
                <text:p>96.7159034905842</text:p>
              </table:table-cell>
              <table:table-cell office:value-type="float" office:value="2.38968657908855">
                <text:p>2.389686579088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7.3242566783841">
                <text:p>97.3242566783841</text:p>
              </table:table-cell>
              <table:table-cell office:value-type="float" office:value="2.3930586513049">
                <text:p>2.39305865130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7.7001113612467">
                <text:p>97.7001113612467</text:p>
              </table:table-cell>
              <table:table-cell office:value-type="float" office:value="2.39651167470128">
                <text:p>2.396511674701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2799040496072">
                <text:p>98.2799040496072</text:p>
              </table:table-cell>
              <table:table-cell office:value-type="float" office:value="2.38785538284836">
                <text:p>2.3878553828483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6854506246995">
                <text:p>98.6854506246995</text:p>
              </table:table-cell>
              <table:table-cell office:value-type="float" office:value="2.39417801851569">
                <text:p>2.394178018515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1552147393167">
                <text:p>99.1552147393167</text:p>
              </table:table-cell>
              <table:table-cell office:value-type="float" office:value="2.39852653837632">
                <text:p>2.398526538376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4918496812679">
                <text:p>99.4918496812679</text:p>
              </table:table-cell>
              <table:table-cell office:value-type="float" office:value="2.38788080575885">
                <text:p>2.387880805758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0.093964398459">
                <text:p>100.093964398459</text:p>
              </table:table-cell>
              <table:table-cell office:value-type="float" office:value="2.40510447706789">
                <text:p>2.405104477067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0.498065662977">
                <text:p>100.498065662977</text:p>
              </table:table-cell>
              <table:table-cell office:value-type="float" office:value="2.40099166180261">
                <text:p>2.400991661802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.073113264607">
                <text:p>101.073113264607</text:p>
              </table:table-cell>
              <table:table-cell office:value-type="float" office:value="2.40038705106569">
                <text:p>2.400387051065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.489217752429">
                <text:p>101.489217752429</text:p>
              </table:table-cell>
              <table:table-cell office:value-type="float" office:value="2.4089108426605">
                <text:p>2.40891084266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.884584604345">
                <text:p>101.884584604345</text:p>
              </table:table-cell>
              <table:table-cell office:value-type="float" office:value="2.4081412869889">
                <text:p>2.40814128698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.913411419504">
                <text:p>102.913411419504</text:p>
              </table:table-cell>
              <table:table-cell office:value-type="float" office:value="2.4070431676067">
                <text:p>2.40704316760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3.438318876517">
                <text:p>103.438318876517</text:p>
              </table:table-cell>
              <table:table-cell office:value-type="float" office:value="2.41272986546353">
                <text:p>2.412729865463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3.925486984666">
                <text:p>103.925486984666</text:p>
              </table:table-cell>
              <table:table-cell office:value-type="float" office:value="2.41426177684715">
                <text:p>2.414261776847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4.530099076773">
                <text:p>104.530099076773</text:p>
              </table:table-cell>
              <table:table-cell office:value-type="float" office:value="2.42438544011421">
                <text:p>2.424385440114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5.06822493028">
                <text:p>105.06822493028</text:p>
              </table:table-cell>
              <table:table-cell office:value-type="float" office:value="2.42774185899218">
                <text:p>2.427741858992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5.679703907609">
                <text:p>105.679703907609</text:p>
              </table:table-cell>
              <table:table-cell office:value-type="float" office:value="2.42127488793396">
                <text:p>2.421274887933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.270095294961">
                <text:p>106.270095294961</text:p>
              </table:table-cell>
              <table:table-cell office:value-type="float" office:value="2.42274963141206">
                <text:p>2.42274963141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6.740647674632">
                <text:p>106.740647674632</text:p>
              </table:table-cell>
              <table:table-cell office:value-type="float" office:value="2.42279721609855">
                <text:p>2.422797216098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7.267766756841">
                <text:p>107.267766756841</text:p>
              </table:table-cell>
              <table:table-cell office:value-type="float" office:value="2.429136576055">
                <text:p>2.4291365760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7.865970036893">
                <text:p>107.865970036893</text:p>
              </table:table-cell>
              <table:table-cell office:value-type="float" office:value="2.43148674490535">
                <text:p>2.431486744905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8.554395733199">
                <text:p>108.554395733199</text:p>
              </table:table-cell>
              <table:table-cell office:value-type="float" office:value="2.44081166705553">
                <text:p>2.440811667055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9.1659565982">
                <text:p>109.1659565982</text:p>
              </table:table-cell>
              <table:table-cell office:value-type="float" office:value="2.42951209389119">
                <text:p>2.429512093891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9.703001968953">
                <text:p>109.703001968953</text:p>
              </table:table-cell>
              <table:table-cell office:value-type="float" office:value="2.44570754753133">
                <text:p>2.445707547531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0.410397934253">
                <text:p>110.410397934253</text:p>
              </table:table-cell>
              <table:table-cell office:value-type="float" office:value="2.44153704964561">
                <text:p>2.441537049645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0.895216817499">
                <text:p>110.895216817499</text:p>
              </table:table-cell>
              <table:table-cell office:value-type="float" office:value="2.44509461130651">
                <text:p>2.445094611306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.393855256922">
                <text:p>111.393855256922</text:p>
              </table:table-cell>
              <table:table-cell office:value-type="float" office:value="2.44954807628804">
                <text:p>2.449548076288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.911330547894">
                <text:p>111.911330547894</text:p>
              </table:table-cell>
              <table:table-cell office:value-type="float" office:value="2.45205057915346">
                <text:p>2.452050579153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2.581885088144">
                <text:p>112.581885088144</text:p>
              </table:table-cell>
              <table:table-cell office:value-type="float" office:value="2.45149056659482">
                <text:p>2.451490566594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4.011188946524">
                <text:p>114.011188946524</text:p>
              </table:table-cell>
              <table:table-cell office:value-type="float" office:value="2.46169263550542">
                <text:p>2.461692635505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4.275264252593">
                <text:p>114.275264252593</text:p>
              </table:table-cell>
              <table:table-cell office:value-type="float" office:value="2.45597128004512">
                <text:p>2.455971280045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4.998019048156">
                <text:p>114.998019048156</text:p>
              </table:table-cell>
              <table:table-cell office:value-type="float" office:value="2.46751867829129">
                <text:p>2.467518678291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.78352865585">
                <text:p>115.78352865585</text:p>
              </table:table-cell>
              <table:table-cell office:value-type="float" office:value="2.47019792557882">
                <text:p>2.4701979255788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6.42910310571">
                <text:p>116.42910310571</text:p>
              </table:table-cell>
              <table:table-cell office:value-type="float" office:value="2.46829204926189">
                <text:p>2.468292049261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7.056709444611">
                <text:p>117.056709444611</text:p>
              </table:table-cell>
              <table:table-cell office:value-type="float" office:value="2.47437928107857">
                <text:p>2.474379281078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7.603930427516">
                <text:p>117.603930427516</text:p>
              </table:table-cell>
              <table:table-cell office:value-type="float" office:value="2.47710765053391">
                <text:p>2.4771076505339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.234466400454">
                <text:p>118.234466400454</text:p>
              </table:table-cell>
              <table:table-cell office:value-type="float" office:value="2.47832333950431">
                <text:p>2.478323339504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9.081956437573">
                <text:p>119.081956437573</text:p>
              </table:table-cell>
              <table:table-cell office:value-type="float" office:value="2.47070762937275">
                <text:p>2.470707629372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9.863628632709">
                <text:p>119.863628632709</text:p>
              </table:table-cell>
              <table:table-cell office:value-type="float" office:value="2.48532143667457">
                <text:p>2.485321436674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319087845612">
                <text:p>120.319087845612</text:p>
              </table:table-cell>
              <table:table-cell office:value-type="float" office:value="2.48041053488923">
                <text:p>2.480410534889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0.953650709683">
                <text:p>120.953650709683</text:p>
              </table:table-cell>
              <table:table-cell office:value-type="float" office:value="2.48296222264313">
                <text:p>2.482962222643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507088756171">
                <text:p>121.507088756171</text:p>
              </table:table-cell>
              <table:table-cell office:value-type="float" office:value="2.48025306319738">
                <text:p>2.480253063197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2.265309622149">
                <text:p>122.265309622149</text:p>
              </table:table-cell>
              <table:table-cell office:value-type="float" office:value="2.49054693596587">
                <text:p>2.490546935965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2.541594644431">
                <text:p>122.541594644431</text:p>
              </table:table-cell>
              <table:table-cell office:value-type="float" office:value="2.47571407287115">
                <text:p>2.475714072871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3.57455536234">
                <text:p>123.57455536234</text:p>
              </table:table-cell>
              <table:table-cell office:value-type="float" office:value="2.48746213681551">
                <text:p>2.487462136815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3.710104377128">
                <text:p>123.710104377128</text:p>
              </table:table-cell>
              <table:table-cell office:value-type="float" office:value="2.48767198370361">
                <text:p>2.487671983703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4.576941510056">
                <text:p>124.576941510056</text:p>
              </table:table-cell>
              <table:table-cell office:value-type="float" office:value="2.50257449005798">
                <text:p>2.502574490057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5.050077369028">
                <text:p>125.050077369028</text:p>
              </table:table-cell>
              <table:table-cell office:value-type="float" office:value="2.48711249844173">
                <text:p>2.4871124984417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5.566245464297">
                <text:p>125.566245464297</text:p>
              </table:table-cell>
              <table:table-cell office:value-type="float" office:value="2.50133948242721">
                <text:p>2.501339482427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6.201677171898">
                <text:p>126.201677171898</text:p>
              </table:table-cell>
              <table:table-cell office:value-type="float" office:value="2.50358761242686">
                <text:p>2.503587612426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6.62489622898">
                <text:p>126.62489622898</text:p>
              </table:table-cell>
              <table:table-cell office:value-type="float" office:value="2.5036224221323">
                <text:p>2.50362242213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7.207336203538">
                <text:p>127.207336203538</text:p>
              </table:table-cell>
              <table:table-cell office:value-type="float" office:value="2.5029372125356">
                <text:p>2.50293721253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7.86943233236">
                <text:p>127.86943233236</text:p>
              </table:table-cell>
              <table:table-cell office:value-type="float" office:value="2.50869095389518">
                <text:p>2.508690953895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8.277704313727">
                <text:p>128.277704313727</text:p>
              </table:table-cell>
              <table:table-cell office:value-type="float" office:value="2.50898686362979">
                <text:p>2.508986863629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8.975924873598">
                <text:p>128.975924873598</text:p>
              </table:table-cell>
              <table:table-cell office:value-type="float" office:value="2.52216099011111">
                <text:p>2.52216099011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9.347092742744">
                <text:p>129.347092742744</text:p>
              </table:table-cell>
              <table:table-cell office:value-type="float" office:value="2.52748695387804">
                <text:p>2.527486953878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9.912692228281">
                <text:p>129.912692228281</text:p>
              </table:table-cell>
              <table:table-cell office:value-type="float" office:value="2.52174474011306">
                <text:p>2.521744740113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0.323450307303">
                <text:p>130.323450307303</text:p>
              </table:table-cell>
              <table:table-cell office:value-type="float" office:value="2.52733842730602">
                <text:p>2.5273384273060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0.906232185485">
                <text:p>130.906232185485</text:p>
              </table:table-cell>
              <table:table-cell office:value-type="float" office:value="2.53150984958562">
                <text:p>2.531509849585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1.251044033943">
                <text:p>131.251044033943</text:p>
              </table:table-cell>
              <table:table-cell office:value-type="float" office:value="2.51523719101514">
                <text:p>2.515237191015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1.976413119921">
                <text:p>131.976413119921</text:p>
              </table:table-cell>
              <table:table-cell office:value-type="float" office:value="2.5296023754358">
                <text:p>2.529602375435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2.672717410174">
                <text:p>132.672717410174</text:p>
              </table:table-cell>
              <table:table-cell office:value-type="float" office:value="2.53504462278349">
                <text:p>2.535044622783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3.136310554259">
                <text:p>133.136310554259</text:p>
              </table:table-cell>
              <table:table-cell office:value-type="float" office:value="2.54158397874067">
                <text:p>2.541583978740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3.999186180365">
                <text:p>133.999186180365</text:p>
              </table:table-cell>
              <table:table-cell office:value-type="float" office:value="2.54098245495513">
                <text:p>2.540982454955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4.587215072606">
                <text:p>134.587215072606</text:p>
              </table:table-cell>
              <table:table-cell office:value-type="float" office:value="2.54618881340616">
                <text:p>2.546188813406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4.997562918743">
                <text:p>134.997562918743</text:p>
              </table:table-cell>
              <table:table-cell office:value-type="float" office:value="2.53140207823962">
                <text:p>2.531402078239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5.549770195305">
                <text:p>135.549770195305</text:p>
              </table:table-cell>
              <table:table-cell office:value-type="float" office:value="2.53729989355315">
                <text:p>2.537299893553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6.023736899116">
                <text:p>136.023736899116</text:p>
              </table:table-cell>
              <table:table-cell office:value-type="float" office:value="2.54127923977671">
                <text:p>2.5412792397767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6.626522743573">
                <text:p>136.626522743573</text:p>
              </table:table-cell>
              <table:table-cell office:value-type="float" office:value="2.53752837709729">
                <text:p>2.537528377097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7.704642572428">
                <text:p>137.704642572428</text:p>
              </table:table-cell>
              <table:table-cell office:value-type="float" office:value="2.54355230673291">
                <text:p>2.543552306732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8.349231125439">
                <text:p>138.349231125439</text:p>
              </table:table-cell>
              <table:table-cell office:value-type="float" office:value="2.54981015870758">
                <text:p>2.549810158707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8.739481896827">
                <text:p>138.739481896827</text:p>
              </table:table-cell>
              <table:table-cell office:value-type="float" office:value="2.54965174575938">
                <text:p>2.549651745759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.165551261798">
                <text:p>139.165551261798</text:p>
              </table:table-cell>
              <table:table-cell office:value-type="float" office:value="2.55231509887438">
                <text:p>2.552315098874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9.632229263161">
                <text:p>139.632229263161</text:p>
              </table:table-cell>
              <table:table-cell office:value-type="float" office:value="2.54550865383452">
                <text:p>2.545508653834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0.075139139678">
                <text:p>140.075139139678</text:p>
              </table:table-cell>
              <table:table-cell office:value-type="float" office:value="2.55613270142209">
                <text:p>2.556132701422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.319479919931">
                <text:p>140.319479919931</text:p>
              </table:table-cell>
              <table:table-cell office:value-type="float" office:value="2.55210708253029">
                <text:p>2.55210708253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.153963040362">
                <text:p>141.153963040362</text:p>
              </table:table-cell>
              <table:table-cell office:value-type="float" office:value="2.5512993071867">
                <text:p>2.55129930718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.303871373009">
                <text:p>141.303871373009</text:p>
              </table:table-cell>
              <table:table-cell office:value-type="float" office:value="2.55735287728254">
                <text:p>2.557352877282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.74572429883">
                <text:p>141.74572429883</text:p>
              </table:table-cell>
              <table:table-cell office:value-type="float" office:value="2.56703183893748">
                <text:p>2.567031838937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.84971118758">
                <text:p>141.84971118758</text:p>
              </table:table-cell>
              <table:table-cell office:value-type="float" office:value="2.56220111862194">
                <text:p>2.562201118621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.204757743895">
                <text:p>142.204757743895</text:p>
              </table:table-cell>
              <table:table-cell office:value-type="float" office:value="2.56068962654379">
                <text:p>2.560689626543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61068307531">
                <text:p>142.261068307531</text:p>
              </table:table-cell>
              <table:table-cell office:value-type="float" office:value="2.55426039189056">
                <text:p>2.554260391890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539774171983">
                <text:p>142.539774171983</text:p>
              </table:table-cell>
              <table:table-cell office:value-type="float" office:value="2.56589042157711">
                <text:p>2.565890421577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464174619446">
                <text:p>142.464174619446</text:p>
              </table:table-cell>
              <table:table-cell office:value-type="float" office:value="2.56286910989103">
                <text:p>2.562869109891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.801839385913">
                <text:p>142.801839385913</text:p>
              </table:table-cell>
              <table:table-cell office:value-type="float" office:value="2.56686763920957">
                <text:p>2.566867639209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.998873075979">
                <text:p>142.998873075979</text:p>
              </table:table-cell>
              <table:table-cell office:value-type="float" office:value="2.55968032719774">
                <text:p>2.559680327197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.9935344902">
                <text:p>142.9935344902</text:p>
              </table:table-cell>
              <table:table-cell office:value-type="float" office:value="2.56287155406472">
                <text:p>2.562871554064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3.166589314686">
                <text:p>143.166589314686</text:p>
              </table:table-cell>
              <table:table-cell office:value-type="float" office:value="2.56679788783193">
                <text:p>2.566797887831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3.114037847445">
                <text:p>143.114037847445</text:p>
              </table:table-cell>
              <table:table-cell office:value-type="float" office:value="2.56668087242424">
                <text:p>2.566680872424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3.127465232917">
                <text:p>143.127465232917</text:p>
              </table:table-cell>
              <table:table-cell office:value-type="float" office:value="2.56486006684419">
                <text:p>2.564860066844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3.242161202629">
                <text:p>143.242161202629</text:p>
              </table:table-cell>
              <table:table-cell office:value-type="float" office:value="2.57104695733662">
                <text:p>2.571046957336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.031455064961">
                <text:p>143.031455064961</text:p>
              </table:table-cell>
              <table:table-cell office:value-type="float" office:value="2.56026354491424">
                <text:p>2.560263544914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3.040031718397">
                <text:p>143.040031718397</text:p>
              </table:table-cell>
              <table:table-cell office:value-type="float" office:value="2.56123784509255">
                <text:p>2.561237845092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3.088990299743">
                <text:p>143.088990299743</text:p>
              </table:table-cell>
              <table:table-cell office:value-type="float" office:value="2.56211448479879">
                <text:p>2.562114484798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.058349417292">
                <text:p>143.058349417292</text:p>
              </table:table-cell>
              <table:table-cell office:value-type="float" office:value="2.56033480816801">
                <text:p>2.560334808168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.073974747331">
                <text:p>143.073974747331</text:p>
              </table:table-cell>
              <table:table-cell office:value-type="float" office:value="2.5585664564596">
                <text:p>2.558566456459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.169185319328">
                <text:p>143.169185319328</text:p>
              </table:table-cell>
              <table:table-cell office:value-type="float" office:value="2.56519584732872">
                <text:p>2.565195847328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.162000338777">
                <text:p>143.162000338777</text:p>
              </table:table-cell>
              <table:table-cell office:value-type="float" office:value="2.56136956834054">
                <text:p>2.561369568340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126190251819">
                <text:p>143.126190251819</text:p>
              </table:table-cell>
              <table:table-cell office:value-type="float" office:value="2.55950021704413">
                <text:p>2.55950021704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050259087497">
                <text:p>143.050259087497</text:p>
              </table:table-cell>
              <table:table-cell office:value-type="float" office:value="2.56594972927993">
                <text:p>2.565949729279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.137106736863">
                <text:p>143.137106736863</text:p>
              </table:table-cell>
              <table:table-cell office:value-type="float" office:value="2.57123307713389">
                <text:p>2.571233077133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.139224271337">
                <text:p>143.139224271337</text:p>
              </table:table-cell>
              <table:table-cell office:value-type="float" office:value="2.57085636071317">
                <text:p>2.570856360713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.093068011696">
                <text:p>143.093068011696</text:p>
              </table:table-cell>
              <table:table-cell office:value-type="float" office:value="2.56589216622244">
                <text:p>2.565892166222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.039588537579">
                <text:p>143.039588537579</text:p>
              </table:table-cell>
              <table:table-cell office:value-type="float" office:value="2.56493319199959">
                <text:p>2.564933191999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3.085424306601">
                <text:p>143.085424306601</text:p>
              </table:table-cell>
              <table:table-cell office:value-type="float" office:value="2.56740669875135">
                <text:p>2.567406698751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2.5668515227854">
                <text:p>2.566851522785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.047356651565">
                <text:p>143.047356651565</text:p>
              </table:table-cell>
              <table:table-cell office:value-type="float" office:value="2.56548497751001">
                <text:p>2.565484977510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2.56493108063528">
                <text:p>2.564931080635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3.040707247972">
                <text:p>143.040707247972</text:p>
              </table:table-cell>
              <table:table-cell office:value-type="float" office:value="2.56454097981656">
                <text:p>2.564540979816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61724626121">
                <text:p>143.061724626121</text:p>
              </table:table-cell>
              <table:table-cell office:value-type="float" office:value="2.56533012818223">
                <text:p>2.565330128182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.075929090116">
                <text:p>143.075929090116</text:p>
              </table:table-cell>
              <table:table-cell office:value-type="float" office:value="2.56723632442757">
                <text:p>2.567236324427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2.56486932765637">
                <text:p>2.564869327656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.081077435138">
                <text:p>143.081077435138</text:p>
              </table:table-cell>
              <table:table-cell office:value-type="float" office:value="2.56774208726871">
                <text:p>2.567742087268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.029988719149">
                <text:p>143.029988719149</text:p>
              </table:table-cell>
              <table:table-cell office:value-type="float" office:value="2.56641200834692">
                <text:p>2.56641200834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.032099621029">
                <text:p>143.032099621029</text:p>
              </table:table-cell>
              <table:table-cell office:value-type="float" office:value="2.56438665583104">
                <text:p>2.564386655831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3.075180254997">
                <text:p>143.075180254997</text:p>
              </table:table-cell>
              <table:table-cell office:value-type="float" office:value="2.56804982399447">
                <text:p>2.568049823994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3.051339385551">
                <text:p>143.051339385551</text:p>
              </table:table-cell>
              <table:table-cell office:value-type="float" office:value="2.56596910701833">
                <text:p>2.565969107018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3.064003054577">
                <text:p>143.064003054577</text:p>
              </table:table-cell>
              <table:table-cell office:value-type="float" office:value="2.56743566935261">
                <text:p>2.5674356693526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2.56804513143781">
                <text:p>2.5680451314378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3.085424841247">
                <text:p>143.085424841247</text:p>
              </table:table-cell>
              <table:table-cell office:value-type="float" office:value="2.56740670834459">
                <text:p>2.567406708344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2.56769836871884">
                <text:p>2.567698368718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.055732496115">
                <text:p>143.055732496115</text:p>
              </table:table-cell>
              <table:table-cell office:value-type="float" office:value="2.56563519422054">
                <text:p>2.565635194220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3.028822724652">
                <text:p>143.028822724652</text:p>
              </table:table-cell>
              <table:table-cell office:value-type="float" office:value="2.56515258051798">
                <text:p>2.565152580517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.078361326932">
                <text:p>143.078361326932</text:p>
              </table:table-cell>
              <table:table-cell office:value-type="float" office:value="2.56727996647653">
                <text:p>2.567279966476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3.041365688391">
                <text:p>143.041365688391</text:p>
              </table:table-cell>
              <table:table-cell office:value-type="float" office:value="2.56579020482207">
                <text:p>2.565790204822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3.097963821992">
                <text:p>143.097963821992</text:p>
              </table:table-cell>
              <table:table-cell office:value-type="float" office:value="2.56804513143781">
                <text:p>2.568045131437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3.093750642717">
                <text:p>143.093750642717</text:p>
              </table:table-cell>
              <table:table-cell office:value-type="float" office:value="2.56714287745478">
                <text:p>2.567142877454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3.078641327069">
                <text:p>143.078641327069</text:p>
              </table:table-cell>
              <table:table-cell office:value-type="float" office:value="2.56769836871884">
                <text:p>2.567698368718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.093002938648">
                <text:p>143.093002938648</text:p>
              </table:table-cell>
              <table:table-cell office:value-type="float" office:value="2.56754268346664">
                <text:p>2.567542683466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3.079391056155">
                <text:p>143.079391056155</text:p>
              </table:table-cell>
              <table:table-cell office:value-type="float" office:value="2.56729844308739">
                <text:p>2.567298443087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3.098009615787">
                <text:p>143.098009615787</text:p>
              </table:table-cell>
              <table:table-cell office:value-type="float" office:value="2.56639341386159">
                <text:p>2.566393413861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3.089307165141">
                <text:p>143.089307165141</text:p>
              </table:table-cell>
              <table:table-cell office:value-type="float" office:value="2.56747636955866">
                <text:p>2.5674763695586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3.059903571895">
                <text:p>143.059903571895</text:p>
              </table:table-cell>
              <table:table-cell office:value-type="float" office:value="2.56612272625519">
                <text:p>2.566122726255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3.059021288418">
                <text:p>143.059021288418</text:p>
              </table:table-cell>
              <table:table-cell office:value-type="float" office:value="2.56486932765637">
                <text:p>2.5648693276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3.083600429958">
                <text:p>143.083600429958</text:p>
              </table:table-cell>
              <table:table-cell office:value-type="float" office:value="2.56820095732723">
                <text:p>2.568200957327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3.100533569935">
                <text:p>143.100533569935</text:p>
              </table:table-cell>
              <table:table-cell office:value-type="float" office:value="2.5668515227854">
                <text:p>2.56685152278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.038561157472">
                <text:p>143.038561157472</text:p>
              </table:table-cell>
              <table:table-cell office:value-type="float" office:value="2.5649147693981">
                <text:p>2.56491476939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3.062465643508">
                <text:p>143.062465643508</text:p>
              </table:table-cell>
              <table:table-cell office:value-type="float" office:value="2.56493108063528">
                <text:p>2.564931080635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.045534848173">
                <text:p>143.045534848173</text:p>
              </table:table-cell>
              <table:table-cell office:value-type="float" office:value="2.56627787228868">
                <text:p>2.566277872288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3.076676645776">
                <text:p>143.076676645776</text:p>
              </table:table-cell>
              <table:table-cell office:value-type="float" office:value="2.56683656505862">
                <text:p>2.566836565058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3.091038300796">
                <text:p>143.091038300796</text:p>
              </table:table-cell>
              <table:table-cell office:value-type="float" office:value="2.56668120234397">
                <text:p>2.566681202343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.061520630112">
                <text:p>143.061520630112</text:p>
              </table:table-cell>
              <table:table-cell office:value-type="float" office:value="2.56739111960578">
                <text:p>2.567391119605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3.07078424682">
                <text:p>143.07078424682</text:p>
              </table:table-cell>
              <table:table-cell office:value-type="float" office:value="2.56714400960789">
                <text:p>2.567144009607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3.07564757498">
                <text:p>143.07564757498</text:p>
              </table:table-cell>
              <table:table-cell office:value-type="float" office:value="2.56681810323375">
                <text:p>2.566818103233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3.099786949527">
                <text:p>143.099786949527</text:p>
              </table:table-cell>
              <table:table-cell office:value-type="float" office:value="2.56725117052813">
                <text:p>2.567251170528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.08275915707">
                <text:p>143.08275915707</text:p>
              </table:table-cell>
              <table:table-cell office:value-type="float" office:value="2.56818585735888">
                <text:p>2.568185857358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101989311819">
                <text:p>143.101989311819</text:p>
              </table:table-cell>
              <table:table-cell office:value-type="float" office:value="2.56687763501">
                <text:p>2.5668776350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086835040824">
                <text:p>143.086835040824</text:p>
              </table:table-cell>
              <table:table-cell office:value-type="float" office:value="2.56743201180132">
                <text:p>2.5674320118013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2.983825302025">
                <text:p>142.983825302025</text:p>
              </table:table-cell>
              <table:table-cell office:value-type="float" office:value="2.56187470845665">
                <text:p>2.561874708456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2.930612036051">
                <text:p>142.930612036051</text:p>
              </table:table-cell>
              <table:table-cell office:value-type="float" office:value="2.56051031003933">
                <text:p>2.560510310039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010518903331">
                <text:p>143.010518903331</text:p>
              </table:table-cell>
              <table:table-cell office:value-type="float" office:value="2.56482431035815">
                <text:p>2.564824310358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3.229754143474">
                <text:p>143.229754143474</text:p>
              </table:table-cell>
              <table:table-cell office:value-type="float" office:value="2.570824263603">
                <text:p>2.5708242636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3.287505208933">
                <text:p>143.287505208933</text:p>
              </table:table-cell>
              <table:table-cell office:value-type="float" office:value="2.56608043712858">
                <text:p>2.5660804371285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.248531064022">
                <text:p>143.248531064022</text:p>
              </table:table-cell>
              <table:table-cell office:value-type="float" office:value="2.56497118049716">
                <text:p>2.564971180497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3.154985899898">
                <text:p>143.154985899898</text:p>
              </table:table-cell>
              <table:table-cell office:value-type="float" office:value="2.55593155181148">
                <text:p>2.5559315518114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3.25706493224">
                <text:p>143.25706493224</text:p>
              </table:table-cell>
              <table:table-cell office:value-type="float" office:value="2.55166081658713">
                <text:p>2.551660816587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3.261928187499">
                <text:p>143.261928187499</text:p>
              </table:table-cell>
              <table:table-cell office:value-type="float" office:value="2.5635677530972">
                <text:p>2.56356775309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3.134966940297">
                <text:p>143.134966940297</text:p>
              </table:table-cell>
              <table:table-cell office:value-type="float" office:value="2.55679698769993">
                <text:p>2.556796987699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3.262528544627">
                <text:p>143.262528544627</text:p>
              </table:table-cell>
              <table:table-cell office:value-type="float" office:value="2.55744405678192">
                <text:p>2.557444056781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3.436262953271">
                <text:p>143.436262953271</text:p>
              </table:table-cell>
              <table:table-cell office:value-type="float" office:value="2.55769430709017">
                <text:p>2.557694307090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.179461603262">
                <text:p>143.179461603262</text:p>
              </table:table-cell>
              <table:table-cell office:value-type="float" office:value="2.55189830337386">
                <text:p>2.5518983033738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3.250956761203">
                <text:p>143.250956761203</text:p>
              </table:table-cell>
              <table:table-cell office:value-type="float" office:value="2.5613218777009">
                <text:p>2.56132187770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3.095007075719">
                <text:p>143.095007075719</text:p>
              </table:table-cell>
              <table:table-cell office:value-type="float" office:value="2.56058082150355">
                <text:p>2.560580821503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2.655059055051">
                <text:p>142.655059055051</text:p>
              </table:table-cell>
              <table:table-cell office:value-type="float" office:value="2.56009673440927">
                <text:p>2.560096734409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2.506392958351">
                <text:p>142.506392958351</text:p>
              </table:table-cell>
              <table:table-cell office:value-type="float" office:value="2.57532328410154">
                <text:p>2.575323284101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2.384281470955">
                <text:p>142.384281470955</text:p>
              </table:table-cell>
              <table:table-cell office:value-type="float" office:value="2.56060332640834">
                <text:p>2.5606033264083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2.113080879277">
                <text:p>142.113080879277</text:p>
              </table:table-cell>
              <table:table-cell office:value-type="float" office:value="2.5602843732152">
                <text:p>2.56028437321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1.632904319582">
                <text:p>141.632904319582</text:p>
              </table:table-cell>
              <table:table-cell office:value-type="float" office:value="2.55121960540762">
                <text:p>2.551219605407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1.499079756725">
                <text:p>141.499079756725</text:p>
              </table:table-cell>
              <table:table-cell office:value-type="float" office:value="2.55420159174271">
                <text:p>2.554201591742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.106192015092">
                <text:p>141.106192015092</text:p>
              </table:table-cell>
              <table:table-cell office:value-type="float" office:value="2.5541935697867">
                <text:p>2.55419356978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0.821642942411">
                <text:p>140.821642942411</text:p>
              </table:table-cell>
              <table:table-cell office:value-type="float" office:value="2.55406893640479">
                <text:p>2.554068936404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0.350744454741">
                <text:p>140.350744454741</text:p>
              </table:table-cell>
              <table:table-cell office:value-type="float" office:value="2.54469136278276">
                <text:p>2.544691362782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0.142248422808">
                <text:p>140.142248422808</text:p>
              </table:table-cell>
              <table:table-cell office:value-type="float" office:value="2.55608088656625">
                <text:p>2.55608088656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39.645044401869">
                <text:p>139.645044401869</text:p>
              </table:table-cell>
              <table:table-cell office:value-type="float" office:value="2.54998306135637">
                <text:p>2.549983061356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38.949185719097">
                <text:p>138.949185719097</text:p>
              </table:table-cell>
              <table:table-cell office:value-type="float" office:value="2.54279356875242">
                <text:p>2.542793568752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8.401727839648">
                <text:p>138.401727839648</text:p>
              </table:table-cell>
              <table:table-cell office:value-type="float" office:value="2.53916069088521">
                <text:p>2.539160690885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7.665865213567">
                <text:p>137.665865213567</text:p>
              </table:table-cell>
              <table:table-cell office:value-type="float" office:value="2.53807782315078">
                <text:p>2.538077823150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.322834084503">
                <text:p>137.322834084503</text:p>
              </table:table-cell>
              <table:table-cell office:value-type="float" office:value="2.53736574223482">
                <text:p>2.537365742234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6.360970083085">
                <text:p>136.360970083085</text:p>
              </table:table-cell>
              <table:table-cell office:value-type="float" office:value="2.52823955412434">
                <text:p>2.528239554124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5.702821790853">
                <text:p>135.702821790853</text:p>
              </table:table-cell>
              <table:table-cell office:value-type="float" office:value="2.53175143863374">
                <text:p>2.531751438633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5.061415134005">
                <text:p>135.061415134005</text:p>
              </table:table-cell>
              <table:table-cell office:value-type="float" office:value="2.52374103369732">
                <text:p>2.523741033697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4.400911857026">
                <text:p>134.400911857026</text:p>
              </table:table-cell>
              <table:table-cell office:value-type="float" office:value="2.51579489110848">
                <text:p>2.515794891108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3.777150552701">
                <text:p>133.777150552701</text:p>
              </table:table-cell>
              <table:table-cell office:value-type="float" office:value="2.52275039641041">
                <text:p>2.522750396410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1552308928">
                <text:p>133.091552308928</text:p>
              </table:table-cell>
              <table:table-cell office:value-type="float" office:value="2.51654243055643">
                <text:p>2.516542430556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2.536772897185">
                <text:p>132.536772897185</text:p>
              </table:table-cell>
              <table:table-cell office:value-type="float" office:value="2.50336884469724">
                <text:p>2.503368844697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.862153061445">
                <text:p>131.862153061445</text:p>
              </table:table-cell>
              <table:table-cell office:value-type="float" office:value="2.49955996199196">
                <text:p>2.499559961991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.395548334028">
                <text:p>131.395548334028</text:p>
              </table:table-cell>
              <table:table-cell office:value-type="float" office:value="2.49475225156397">
                <text:p>2.494752251563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0.807793716582">
                <text:p>130.807793716582</text:p>
              </table:table-cell>
              <table:table-cell office:value-type="float" office:value="2.50032361054958">
                <text:p>2.500323610549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9.935487146507">
                <text:p>129.935487146507</text:p>
              </table:table-cell>
              <table:table-cell office:value-type="float" office:value="2.48047997594794">
                <text:p>2.480479975947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8.147164946942">
                <text:p>118.147164946942</text:p>
              </table:table-cell>
              <table:table-cell office:value-type="float" office:value="2.65717385216459">
                <text:p>2.657173852164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9.334474536908">
                <text:p>119.334474536908</text:p>
              </table:table-cell>
              <table:table-cell office:value-type="float" office:value="2.61721065962307">
                <text:p>2.617210659623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